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85.89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5pt"/>
    </style:style>
    <style:style style:name="co6" style:family="table-column">
      <style:table-column-properties fo:break-before="auto" style:column-width="200.95pt"/>
    </style:style>
    <style:style style:name="co7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</office:automatic-styles>
  <office:body>
    <office:spreadsheet>
      <table:calculation-settings table:automatic-find-labels="false"/>
      <table:table table:name="ZFSC-2-4-S+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equency [kHz]</text:p>
          </table:table-cell>
          <table:table-cell office:value-type="string" calcext:value-type="string">
            <text:p>Frequency [MHz]</text:p>
          </table:table-cell>
          <table:table-cell office:value-type="string" calcext:value-type="string">
            <text:p>1 to S S21 [dB]</text:p>
          </table:table-cell>
          <table:table-cell office:value-type="string" calcext:value-type="string">
            <text:p>1 to S S12 [dB]</text:p>
          </table:table-cell>
          <table:table-cell office:value-type="string" calcext:value-type="string">
            <text:p>1 to S IL [dB]</text:p>
          </table:table-cell>
          <table:table-cell office:value-type="string" calcext:value-type="string">
            <text:p>2 to S S21 [dB]</text:p>
          </table:table-cell>
          <table:table-cell office:value-type="string" calcext:value-type="string">
            <text:p>2 to S S12 [dB]</text:p>
          </table:table-cell>
          <table:table-cell office:value-type="string" calcext:value-type="string">
            <text:p>2 to S AVG [dB]</text:p>
          </table:table-cell>
          <table:table-cell office:value-type="string" calcext:value-type="string">
            <text:p>IL AVG [dB]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[.A2]/1000000" office:value-type="float" office:value="0.5" calcext:value-type="float">
            <text:p>0.50</text:p>
          </table:table-cell>
          <table:table-cell office:value-type="float" office:value="-3.00408955905146" calcext:value-type="float">
            <text:p>-3.0040895591</text:p>
          </table:table-cell>
          <table:table-cell office:value-type="float" office:value="-3.31741582320365" calcext:value-type="float">
            <text:p>-3.3174158232</text:p>
          </table:table-cell>
          <table:table-cell table:formula="of:=ABS(([.C2]+[.D2])/2)" office:value-type="float" office:value="3.16075269112755" calcext:value-type="float">
            <text:p>3.1607526911</text:p>
          </table:table-cell>
          <table:table-cell office:value-type="float" office:value="-3.11717637396771" calcext:value-type="float">
            <text:p>-3.117176374</text:p>
          </table:table-cell>
          <table:table-cell office:value-type="float" office:value="-3.42187865029135" calcext:value-type="float">
            <text:p>-3.4218786503</text:p>
          </table:table-cell>
          <table:table-cell table:formula="of:=ABS(([.F2]+[.G2])/2)" office:value-type="float" office:value="3.26952751212953" calcext:value-type="float">
            <text:p>3.2695275121</text:p>
          </table:table-cell>
          <table:table-cell table:formula="of:=([.H2]+[.E2])/2" office:value-type="float" office:value="3.21514010162854" calcext:value-type="float">
            <text:p>3.215140101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table:formula="of:=[.A3]/1000000" office:value-type="float" office:value="0.75" calcext:value-type="float">
            <text:p>0.75</text:p>
          </table:table-cell>
          <table:table-cell office:value-type="float" office:value="-3.58577000463839" calcext:value-type="float">
            <text:p>-3.5857700046</text:p>
          </table:table-cell>
          <table:table-cell office:value-type="float" office:value="-3.06599962705845" calcext:value-type="float">
            <text:p>-3.0659996271</text:p>
          </table:table-cell>
          <table:table-cell table:formula="of:=ABS(([.C3]+[.D3])/2)" office:value-type="float" office:value="3.32588481584842" calcext:value-type="float">
            <text:p>3.3258848158</text:p>
          </table:table-cell>
          <table:table-cell office:value-type="float" office:value="-3.55587056395419" calcext:value-type="float">
            <text:p>-3.555870564</text:p>
          </table:table-cell>
          <table:table-cell office:value-type="float" office:value="-3.04885029373262" calcext:value-type="float">
            <text:p>-3.0488502937</text:p>
          </table:table-cell>
          <table:table-cell table:formula="of:=ABS(([.F3]+[.G3])/2)" office:value-type="float" office:value="3.3023604288434" calcext:value-type="float">
            <text:p>3.3023604288</text:p>
          </table:table-cell>
          <table:table-cell table:formula="of:=([.H3]+[.E3])/2" office:value-type="float" office:value="3.31412262234591" calcext:value-type="float">
            <text:p>3.314122622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formula="of:=[.A4]/1000000" office:value-type="float" office:value="1" calcext:value-type="float">
            <text:p>1.00</text:p>
          </table:table-cell>
          <table:table-cell office:value-type="float" office:value="-3.79813102854592" calcext:value-type="float">
            <text:p>-3.7981310285</text:p>
          </table:table-cell>
          <table:table-cell office:value-type="float" office:value="-3.29947265007444" calcext:value-type="float">
            <text:p>-3.2994726501</text:p>
          </table:table-cell>
          <table:table-cell table:formula="of:=ABS(([.C4]+[.D4])/2)" office:value-type="float" office:value="3.54880183931018" calcext:value-type="float">
            <text:p>3.5488018393</text:p>
          </table:table-cell>
          <table:table-cell office:value-type="float" office:value="-3.76470666018245" calcext:value-type="float">
            <text:p>-3.7647066602</text:p>
          </table:table-cell>
          <table:table-cell office:value-type="float" office:value="-3.28117277804999" calcext:value-type="float">
            <text:p>-3.281172778</text:p>
          </table:table-cell>
          <table:table-cell table:formula="of:=ABS(([.F4]+[.G4])/2)" office:value-type="float" office:value="3.52293971911622" calcext:value-type="float">
            <text:p>3.5229397191</text:p>
          </table:table-cell>
          <table:table-cell table:formula="of:=([.H4]+[.E4])/2" office:value-type="float" office:value="3.5358707792132" calcext:value-type="float">
            <text:p>3.535870779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table:formula="of:=[.A5]/1000000" office:value-type="float" office:value="1.25" calcext:value-type="float">
            <text:p>1.25</text:p>
          </table:table-cell>
          <table:table-cell office:value-type="float" office:value="-3.26397219078458" calcext:value-type="float">
            <text:p>-3.2639721908</text:p>
          </table:table-cell>
          <table:table-cell office:value-type="float" office:value="-3.35906802614245" calcext:value-type="float">
            <text:p>-3.3590680261</text:p>
          </table:table-cell>
          <table:table-cell table:formula="of:=ABS(([.C5]+[.D5])/2)" office:value-type="float" office:value="3.31152010846352" calcext:value-type="float">
            <text:p>3.3115201085</text:p>
          </table:table-cell>
          <table:table-cell office:value-type="float" office:value="-3.20245249386496" calcext:value-type="float">
            <text:p>-3.2024524939</text:p>
          </table:table-cell>
          <table:table-cell office:value-type="float" office:value="-3.42081585688487" calcext:value-type="float">
            <text:p>-3.4208158569</text:p>
          </table:table-cell>
          <table:table-cell table:formula="of:=ABS(([.F5]+[.G5])/2)" office:value-type="float" office:value="3.31163417537492" calcext:value-type="float">
            <text:p>3.3116341754</text:p>
          </table:table-cell>
          <table:table-cell table:formula="of:=([.H5]+[.E5])/2" office:value-type="float" office:value="3.31157714191922" calcext:value-type="float">
            <text:p>3.311577141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table:formula="of:=[.A6]/1000000" office:value-type="float" office:value="1.5" calcext:value-type="float">
            <text:p>1.50</text:p>
          </table:table-cell>
          <table:table-cell office:value-type="float" office:value="-3.29049770883071" calcext:value-type="float">
            <text:p>-3.2904977088</text:p>
          </table:table-cell>
          <table:table-cell office:value-type="float" office:value="-3.45418073124402" calcext:value-type="float">
            <text:p>-3.4541807312</text:p>
          </table:table-cell>
          <table:table-cell table:formula="of:=ABS(([.C6]+[.D6])/2)" office:value-type="float" office:value="3.37233922003736" calcext:value-type="float">
            <text:p>3.37233922</text:p>
          </table:table-cell>
          <table:table-cell office:value-type="float" office:value="-3.26507714784869" calcext:value-type="float">
            <text:p>-3.2650771478</text:p>
          </table:table-cell>
          <table:table-cell office:value-type="float" office:value="-3.40760198339269" calcext:value-type="float">
            <text:p>-3.4076019834</text:p>
          </table:table-cell>
          <table:table-cell table:formula="of:=ABS(([.F6]+[.G6])/2)" office:value-type="float" office:value="3.33633956562069" calcext:value-type="float">
            <text:p>3.3363395656</text:p>
          </table:table-cell>
          <table:table-cell table:formula="of:=([.H6]+[.E6])/2" office:value-type="float" office:value="3.35433939282903" calcext:value-type="float">
            <text:p>3.354339392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table:formula="of:=[.A7]/1000000" office:value-type="float" office:value="1.75" calcext:value-type="float">
            <text:p>1.75</text:p>
          </table:table-cell>
          <table:table-cell office:value-type="float" office:value="-3.36552429992492" calcext:value-type="float">
            <text:p>-3.3655242999</text:p>
          </table:table-cell>
          <table:table-cell office:value-type="float" office:value="-3.27349541894479" calcext:value-type="float">
            <text:p>-3.2734954189</text:p>
          </table:table-cell>
          <table:table-cell table:formula="of:=ABS(([.C7]+[.D7])/2)" office:value-type="float" office:value="3.31950985943485" calcext:value-type="float">
            <text:p>3.3195098594</text:p>
          </table:table-cell>
          <table:table-cell office:value-type="float" office:value="-3.46125924784139" calcext:value-type="float">
            <text:p>-3.4612592478</text:p>
          </table:table-cell>
          <table:table-cell office:value-type="float" office:value="-3.31019566375896" calcext:value-type="float">
            <text:p>-3.3101956638</text:p>
          </table:table-cell>
          <table:table-cell table:formula="of:=ABS(([.F7]+[.G7])/2)" office:value-type="float" office:value="3.38572745580017" calcext:value-type="float">
            <text:p>3.3857274558</text:p>
          </table:table-cell>
          <table:table-cell table:formula="of:=([.H7]+[.E7])/2" office:value-type="float" office:value="3.35261865761751" calcext:value-type="float">
            <text:p>3.352618657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table:formula="of:=[.A8]/1000000" office:value-type="float" office:value="2" calcext:value-type="float">
            <text:p>2.00</text:p>
          </table:table-cell>
          <table:table-cell office:value-type="float" office:value="-3.22535108203053" calcext:value-type="float">
            <text:p>-3.225351082</text:p>
          </table:table-cell>
          <table:table-cell office:value-type="float" office:value="-3.16144898602576" calcext:value-type="float">
            <text:p>-3.161448986</text:p>
          </table:table-cell>
          <table:table-cell table:formula="of:=ABS(([.C8]+[.D8])/2)" office:value-type="float" office:value="3.19340003402815" calcext:value-type="float">
            <text:p>3.193400034</text:p>
          </table:table-cell>
          <table:table-cell office:value-type="float" office:value="-3.3343534907289" calcext:value-type="float">
            <text:p>-3.3343534907</text:p>
          </table:table-cell>
          <table:table-cell office:value-type="float" office:value="-3.08232116270543" calcext:value-type="float">
            <text:p>-3.0823211627</text:p>
          </table:table-cell>
          <table:table-cell table:formula="of:=ABS(([.F8]+[.G8])/2)" office:value-type="float" office:value="3.20833732671716" calcext:value-type="float">
            <text:p>3.2083373267</text:p>
          </table:table-cell>
          <table:table-cell table:formula="of:=([.H8]+[.E8])/2" office:value-type="float" office:value="3.20086868037265" calcext:value-type="float">
            <text:p>3.2008686804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table:formula="of:=[.A9]/1000000" office:value-type="float" office:value="2.25" calcext:value-type="float">
            <text:p>2.25</text:p>
          </table:table-cell>
          <table:table-cell office:value-type="float" office:value="-3.24596130828913" calcext:value-type="float">
            <text:p>-3.2459613083</text:p>
          </table:table-cell>
          <table:table-cell office:value-type="float" office:value="-3.00902904242479" calcext:value-type="float">
            <text:p>-3.0090290424</text:p>
          </table:table-cell>
          <table:table-cell table:formula="of:=ABS(([.C9]+[.D9])/2)" office:value-type="float" office:value="3.12749517535696" calcext:value-type="float">
            <text:p>3.1274951754</text:p>
          </table:table-cell>
          <table:table-cell office:value-type="float" office:value="-3.34646275762649" calcext:value-type="float">
            <text:p>-3.3464627576</text:p>
          </table:table-cell>
          <table:table-cell office:value-type="float" office:value="-3.125894853655" calcext:value-type="float">
            <text:p>-3.1258948537</text:p>
          </table:table-cell>
          <table:table-cell table:formula="of:=ABS(([.F9]+[.G9])/2)" office:value-type="float" office:value="3.23617880564074" calcext:value-type="float">
            <text:p>3.2361788056</text:p>
          </table:table-cell>
          <table:table-cell table:formula="of:=([.H9]+[.E9])/2" office:value-type="float" office:value="3.18183699049885" calcext:value-type="float">
            <text:p>3.1818369905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table:formula="of:=[.A10]/1000000" office:value-type="float" office:value="2.5" calcext:value-type="float">
            <text:p>2.50</text:p>
          </table:table-cell>
          <table:table-cell office:value-type="float" office:value="-3.45022929447114" calcext:value-type="float">
            <text:p>-3.4502292945</text:p>
          </table:table-cell>
          <table:table-cell office:value-type="float" office:value="-3.55574403506518" calcext:value-type="float">
            <text:p>-3.5557440351</text:p>
          </table:table-cell>
          <table:table-cell table:formula="of:=ABS(([.C10]+[.D10])/2)" office:value-type="float" office:value="3.50298666476816" calcext:value-type="float">
            <text:p>3.5029866648</text:p>
          </table:table-cell>
          <table:table-cell office:value-type="float" office:value="-3.57531342108256" calcext:value-type="float">
            <text:p>-3.5753134211</text:p>
          </table:table-cell>
          <table:table-cell office:value-type="float" office:value="-3.49945439351099" calcext:value-type="float">
            <text:p>-3.4994543935</text:p>
          </table:table-cell>
          <table:table-cell table:formula="of:=ABS(([.F10]+[.G10])/2)" office:value-type="float" office:value="3.53738390729677" calcext:value-type="float">
            <text:p>3.5373839073</text:p>
          </table:table-cell>
          <table:table-cell table:formula="of:=([.H10]+[.E10])/2" office:value-type="float" office:value="3.52018528603247" calcext:value-type="float">
            <text:p>3.520185286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table:formula="of:=[.A11]/1000000" office:value-type="float" office:value="2.75" calcext:value-type="float">
            <text:p>2.75</text:p>
          </table:table-cell>
          <table:table-cell office:value-type="float" office:value="-3.11939890492142" calcext:value-type="float">
            <text:p>-3.1193989049</text:p>
          </table:table-cell>
          <table:table-cell office:value-type="float" office:value="-3.56631794302489" calcext:value-type="float">
            <text:p>-3.566317943</text:p>
          </table:table-cell>
          <table:table-cell table:formula="of:=ABS(([.C11]+[.D11])/2)" office:value-type="float" office:value="3.34285842397315" calcext:value-type="float">
            <text:p>3.342858424</text:p>
          </table:table-cell>
          <table:table-cell office:value-type="float" office:value="-3.17741469322764" calcext:value-type="float">
            <text:p>-3.1774146932</text:p>
          </table:table-cell>
          <table:table-cell office:value-type="float" office:value="-3.54670173234392" calcext:value-type="float">
            <text:p>-3.5467017323</text:p>
          </table:table-cell>
          <table:table-cell table:formula="of:=ABS(([.F11]+[.G11])/2)" office:value-type="float" office:value="3.36205821278578" calcext:value-type="float">
            <text:p>3.3620582128</text:p>
          </table:table-cell>
          <table:table-cell table:formula="of:=([.H11]+[.E11])/2" office:value-type="float" office:value="3.35245831837947" calcext:value-type="float">
            <text:p>3.3524583184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table:formula="of:=[.A12]/1000000" office:value-type="float" office:value="3" calcext:value-type="float">
            <text:p>3.00</text:p>
          </table:table-cell>
          <table:table-cell office:value-type="float" office:value="-3.26834974660537" calcext:value-type="float">
            <text:p>-3.2683497466</text:p>
          </table:table-cell>
          <table:table-cell office:value-type="float" office:value="-3.60512042435027" calcext:value-type="float">
            <text:p>-3.6051204244</text:p>
          </table:table-cell>
          <table:table-cell table:formula="of:=ABS(([.C12]+[.D12])/2)" office:value-type="float" office:value="3.43673508547782" calcext:value-type="float">
            <text:p>3.4367350855</text:p>
          </table:table-cell>
          <table:table-cell office:value-type="float" office:value="-3.18286641141767" calcext:value-type="float">
            <text:p>-3.1828664114</text:p>
          </table:table-cell>
          <table:table-cell office:value-type="float" office:value="-3.51772762782366" calcext:value-type="float">
            <text:p>-3.5177276278</text:p>
          </table:table-cell>
          <table:table-cell table:formula="of:=ABS(([.F12]+[.G12])/2)" office:value-type="float" office:value="3.35029701962066" calcext:value-type="float">
            <text:p>3.3502970196</text:p>
          </table:table-cell>
          <table:table-cell table:formula="of:=([.H12]+[.E12])/2" office:value-type="float" office:value="3.39351605254924" calcext:value-type="float">
            <text:p>3.3935160525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table:formula="of:=[.A13]/1000000" office:value-type="float" office:value="3.25" calcext:value-type="float">
            <text:p>3.25</text:p>
          </table:table-cell>
          <table:table-cell office:value-type="float" office:value="-3.19702835248386" calcext:value-type="float">
            <text:p>-3.1970283525</text:p>
          </table:table-cell>
          <table:table-cell office:value-type="float" office:value="-3.40189861189383" calcext:value-type="float">
            <text:p>-3.4018986119</text:p>
          </table:table-cell>
          <table:table-cell table:formula="of:=ABS(([.C13]+[.D13])/2)" office:value-type="float" office:value="3.29946348218884" calcext:value-type="float">
            <text:p>3.2994634822</text:p>
          </table:table-cell>
          <table:table-cell office:value-type="float" office:value="-3.22394904529789" calcext:value-type="float">
            <text:p>-3.2239490453</text:p>
          </table:table-cell>
          <table:table-cell office:value-type="float" office:value="-3.4271954151728" calcext:value-type="float">
            <text:p>-3.4271954152</text:p>
          </table:table-cell>
          <table:table-cell table:formula="of:=ABS(([.F13]+[.G13])/2)" office:value-type="float" office:value="3.32557223023534" calcext:value-type="float">
            <text:p>3.3255722302</text:p>
          </table:table-cell>
          <table:table-cell table:formula="of:=([.H13]+[.E13])/2" office:value-type="float" office:value="3.31251785621209" calcext:value-type="float">
            <text:p>3.312517856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table:formula="of:=[.A14]/1000000" office:value-type="float" office:value="3.5" calcext:value-type="float">
            <text:p>3.50</text:p>
          </table:table-cell>
          <table:table-cell office:value-type="float" office:value="-3.44643617741657" calcext:value-type="float">
            <text:p>-3.4464361774</text:p>
          </table:table-cell>
          <table:table-cell office:value-type="float" office:value="-3.4773047545955" calcext:value-type="float">
            <text:p>-3.4773047546</text:p>
          </table:table-cell>
          <table:table-cell table:formula="of:=ABS(([.C14]+[.D14])/2)" office:value-type="float" office:value="3.46187046600603" calcext:value-type="float">
            <text:p>3.461870466</text:p>
          </table:table-cell>
          <table:table-cell office:value-type="float" office:value="-3.3447403937531" calcext:value-type="float">
            <text:p>-3.3447403938</text:p>
          </table:table-cell>
          <table:table-cell office:value-type="float" office:value="-3.51701836577581" calcext:value-type="float">
            <text:p>-3.5170183658</text:p>
          </table:table-cell>
          <table:table-cell table:formula="of:=ABS(([.F14]+[.G14])/2)" office:value-type="float" office:value="3.43087937976445" calcext:value-type="float">
            <text:p>3.4308793798</text:p>
          </table:table-cell>
          <table:table-cell table:formula="of:=([.H14]+[.E14])/2" office:value-type="float" office:value="3.44637492288525" calcext:value-type="float">
            <text:p>3.4463749229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table:formula="of:=[.A15]/1000000" office:value-type="float" office:value="3.75" calcext:value-type="float">
            <text:p>3.75</text:p>
          </table:table-cell>
          <table:table-cell office:value-type="float" office:value="-3.30420964374223" calcext:value-type="float">
            <text:p>-3.3042096437</text:p>
          </table:table-cell>
          <table:table-cell office:value-type="float" office:value="-3.47499805794496" calcext:value-type="float">
            <text:p>-3.4749980579</text:p>
          </table:table-cell>
          <table:table-cell table:formula="of:=ABS(([.C15]+[.D15])/2)" office:value-type="float" office:value="3.38960385084359" calcext:value-type="float">
            <text:p>3.3896038508</text:p>
          </table:table-cell>
          <table:table-cell office:value-type="float" office:value="-3.15987707655884" calcext:value-type="float">
            <text:p>-3.1598770766</text:p>
          </table:table-cell>
          <table:table-cell office:value-type="float" office:value="-3.4013405468619" calcext:value-type="float">
            <text:p>-3.4013405469</text:p>
          </table:table-cell>
          <table:table-cell table:formula="of:=ABS(([.F15]+[.G15])/2)" office:value-type="float" office:value="3.28060881171037" calcext:value-type="float">
            <text:p>3.2806088117</text:p>
          </table:table-cell>
          <table:table-cell table:formula="of:=([.H15]+[.E15])/2" office:value-type="float" office:value="3.33510633127698" calcext:value-type="float">
            <text:p>3.3351063313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table:formula="of:=[.A16]/1000000" office:value-type="float" office:value="4" calcext:value-type="float">
            <text:p>4.00</text:p>
          </table:table-cell>
          <table:table-cell office:value-type="float" office:value="-3.10790769112372" calcext:value-type="float">
            <text:p>-3.1079076911</text:p>
          </table:table-cell>
          <table:table-cell office:value-type="float" office:value="-3.79478897918508" calcext:value-type="float">
            <text:p>-3.7947889792</text:p>
          </table:table-cell>
          <table:table-cell table:formula="of:=ABS(([.C16]+[.D16])/2)" office:value-type="float" office:value="3.4513483351544" calcext:value-type="float">
            <text:p>3.4513483352</text:p>
          </table:table-cell>
          <table:table-cell office:value-type="float" office:value="-3.08110010139732" calcext:value-type="float">
            <text:p>-3.0811001014</text:p>
          </table:table-cell>
          <table:table-cell office:value-type="float" office:value="-3.83503812573756" calcext:value-type="float">
            <text:p>-3.8350381257</text:p>
          </table:table-cell>
          <table:table-cell table:formula="of:=ABS(([.F16]+[.G16])/2)" office:value-type="float" office:value="3.45806911356744" calcext:value-type="float">
            <text:p>3.4580691136</text:p>
          </table:table-cell>
          <table:table-cell table:formula="of:=([.H16]+[.E16])/2" office:value-type="float" office:value="3.45470872436092" calcext:value-type="float">
            <text:p>3.454708724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table:formula="of:=[.A17]/1000000" office:value-type="float" office:value="4.25" calcext:value-type="float">
            <text:p>4.25</text:p>
          </table:table-cell>
          <table:table-cell office:value-type="float" office:value="-3.46483546166011" calcext:value-type="float">
            <text:p>-3.4648354617</text:p>
          </table:table-cell>
          <table:table-cell office:value-type="float" office:value="-2.8057054180144" calcext:value-type="float">
            <text:p>-2.805705418</text:p>
          </table:table-cell>
          <table:table-cell table:formula="of:=ABS(([.C17]+[.D17])/2)" office:value-type="float" office:value="3.13527043983725" calcext:value-type="float">
            <text:p>3.1352704398</text:p>
          </table:table-cell>
          <table:table-cell office:value-type="float" office:value="-3.42017136656805" calcext:value-type="float">
            <text:p>-3.4201713666</text:p>
          </table:table-cell>
          <table:table-cell office:value-type="float" office:value="-2.84199879631483" calcext:value-type="float">
            <text:p>-2.8419987963</text:p>
          </table:table-cell>
          <table:table-cell table:formula="of:=ABS(([.F17]+[.G17])/2)" office:value-type="float" office:value="3.13108508144144" calcext:value-type="float">
            <text:p>3.1310850814</text:p>
          </table:table-cell>
          <table:table-cell table:formula="of:=([.H17]+[.E17])/2" office:value-type="float" office:value="3.13317776063935" calcext:value-type="float">
            <text:p>3.133177760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table:formula="of:=[.A18]/1000000" office:value-type="float" office:value="4.5" calcext:value-type="float">
            <text:p>4.50</text:p>
          </table:table-cell>
          <table:table-cell office:value-type="float" office:value="-3.3800543511032" calcext:value-type="float">
            <text:p>-3.3800543511</text:p>
          </table:table-cell>
          <table:table-cell office:value-type="float" office:value="-3.58583469443621" calcext:value-type="float">
            <text:p>-3.5858346944</text:p>
          </table:table-cell>
          <table:table-cell table:formula="of:=ABS(([.C18]+[.D18])/2)" office:value-type="float" office:value="3.48294452276971" calcext:value-type="float">
            <text:p>3.4829445228</text:p>
          </table:table-cell>
          <table:table-cell office:value-type="float" office:value="-3.24344519283204" calcext:value-type="float">
            <text:p>-3.2434451928</text:p>
          </table:table-cell>
          <table:table-cell office:value-type="float" office:value="-3.52560191306349" calcext:value-type="float">
            <text:p>-3.5256019131</text:p>
          </table:table-cell>
          <table:table-cell table:formula="of:=ABS(([.F18]+[.G18])/2)" office:value-type="float" office:value="3.38452355294776" calcext:value-type="float">
            <text:p>3.3845235529</text:p>
          </table:table-cell>
          <table:table-cell table:formula="of:=([.H18]+[.E18])/2" office:value-type="float" office:value="3.43373403785873" calcext:value-type="float">
            <text:p>3.4337340379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table:formula="of:=[.A19]/1000000" office:value-type="float" office:value="4.75" calcext:value-type="float">
            <text:p>4.75</text:p>
          </table:table-cell>
          <table:table-cell office:value-type="float" office:value="-3.03075037639711" calcext:value-type="float">
            <text:p>-3.0307503764</text:p>
          </table:table-cell>
          <table:table-cell office:value-type="float" office:value="-3.26839307082058" calcext:value-type="float">
            <text:p>-3.2683930708</text:p>
          </table:table-cell>
          <table:table-cell table:formula="of:=ABS(([.C19]+[.D19])/2)" office:value-type="float" office:value="3.14957172360885" calcext:value-type="float">
            <text:p>3.1495717236</text:p>
          </table:table-cell>
          <table:table-cell office:value-type="float" office:value="-3.05665075114559" calcext:value-type="float">
            <text:p>-3.0566507511</text:p>
          </table:table-cell>
          <table:table-cell office:value-type="float" office:value="-3.24456299391572" calcext:value-type="float">
            <text:p>-3.2445629939</text:p>
          </table:table-cell>
          <table:table-cell table:formula="of:=ABS(([.F19]+[.G19])/2)" office:value-type="float" office:value="3.15060687253065" calcext:value-type="float">
            <text:p>3.1506068725</text:p>
          </table:table-cell>
          <table:table-cell table:formula="of:=([.H19]+[.E19])/2" office:value-type="float" office:value="3.15008929806975" calcext:value-type="float">
            <text:p>3.150089298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table:formula="of:=[.A20]/1000000" office:value-type="float" office:value="5" calcext:value-type="float">
            <text:p>5.00</text:p>
          </table:table-cell>
          <table:table-cell office:value-type="float" office:value="-3.12897283165576" calcext:value-type="float">
            <text:p>-3.1289728317</text:p>
          </table:table-cell>
          <table:table-cell office:value-type="float" office:value="-3.01367111346276" calcext:value-type="float">
            <text:p>-3.0136711135</text:p>
          </table:table-cell>
          <table:table-cell table:formula="of:=ABS(([.C20]+[.D20])/2)" office:value-type="float" office:value="3.07132197255926" calcext:value-type="float">
            <text:p>3.0713219726</text:p>
          </table:table-cell>
          <table:table-cell office:value-type="float" office:value="-3.13292276428522" calcext:value-type="float">
            <text:p>-3.1329227643</text:p>
          </table:table-cell>
          <table:table-cell office:value-type="float" office:value="-3.12726537074707" calcext:value-type="float">
            <text:p>-3.1272653707</text:p>
          </table:table-cell>
          <table:table-cell table:formula="of:=ABS(([.F20]+[.G20])/2)" office:value-type="float" office:value="3.13009406751615" calcext:value-type="float">
            <text:p>3.1300940675</text:p>
          </table:table-cell>
          <table:table-cell table:formula="of:=([.H20]+[.E20])/2" office:value-type="float" office:value="3.1007080200377" calcext:value-type="float">
            <text:p>3.10070802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table:formula="of:=[.A21]/1000000" office:value-type="float" office:value="5.25" calcext:value-type="float">
            <text:p>5.25</text:p>
          </table:table-cell>
          <table:table-cell office:value-type="float" office:value="-3.69101451410094" calcext:value-type="float">
            <text:p>-3.6910145141</text:p>
          </table:table-cell>
          <table:table-cell office:value-type="float" office:value="-3.18271974151077" calcext:value-type="float">
            <text:p>-3.1827197415</text:p>
          </table:table-cell>
          <table:table-cell table:formula="of:=ABS(([.C21]+[.D21])/2)" office:value-type="float" office:value="3.43686712780586" calcext:value-type="float">
            <text:p>3.4368671278</text:p>
          </table:table-cell>
          <table:table-cell office:value-type="float" office:value="-3.74658592480722" calcext:value-type="float">
            <text:p>-3.7465859248</text:p>
          </table:table-cell>
          <table:table-cell office:value-type="float" office:value="-3.12130361362895" calcext:value-type="float">
            <text:p>-3.1213036136</text:p>
          </table:table-cell>
          <table:table-cell table:formula="of:=ABS(([.F21]+[.G21])/2)" office:value-type="float" office:value="3.43394476921808" calcext:value-type="float">
            <text:p>3.4339447692</text:p>
          </table:table-cell>
          <table:table-cell table:formula="of:=([.H21]+[.E21])/2" office:value-type="float" office:value="3.43540594851197" calcext:value-type="float">
            <text:p>3.4354059485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table:formula="of:=[.A22]/1000000" office:value-type="float" office:value="5.5" calcext:value-type="float">
            <text:p>5.50</text:p>
          </table:table-cell>
          <table:table-cell office:value-type="float" office:value="-3.5714411346033" calcext:value-type="float">
            <text:p>-3.5714411346</text:p>
          </table:table-cell>
          <table:table-cell office:value-type="float" office:value="-3.41324550521746" calcext:value-type="float">
            <text:p>-3.4132455052</text:p>
          </table:table-cell>
          <table:table-cell table:formula="of:=ABS(([.C22]+[.D22])/2)" office:value-type="float" office:value="3.49234331991038" calcext:value-type="float">
            <text:p>3.4923433199</text:p>
          </table:table-cell>
          <table:table-cell office:value-type="float" office:value="-3.52751549705645" calcext:value-type="float">
            <text:p>-3.5275154971</text:p>
          </table:table-cell>
          <table:table-cell office:value-type="float" office:value="-3.35807769836806" calcext:value-type="float">
            <text:p>-3.3580776984</text:p>
          </table:table-cell>
          <table:table-cell table:formula="of:=ABS(([.F22]+[.G22])/2)" office:value-type="float" office:value="3.44279659771226" calcext:value-type="float">
            <text:p>3.4427965977</text:p>
          </table:table-cell>
          <table:table-cell table:formula="of:=([.H22]+[.E22])/2" office:value-type="float" office:value="3.46756995881132" calcext:value-type="float">
            <text:p>3.4675699588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table:formula="of:=[.A23]/1000000" office:value-type="float" office:value="5.75" calcext:value-type="float">
            <text:p>5.75</text:p>
          </table:table-cell>
          <table:table-cell office:value-type="float" office:value="-3.33666528897387" calcext:value-type="float">
            <text:p>-3.336665289</text:p>
          </table:table-cell>
          <table:table-cell office:value-type="float" office:value="-3.56490875693431" calcext:value-type="float">
            <text:p>-3.5649087569</text:p>
          </table:table-cell>
          <table:table-cell table:formula="of:=ABS(([.C23]+[.D23])/2)" office:value-type="float" office:value="3.45078702295409" calcext:value-type="float">
            <text:p>3.450787023</text:p>
          </table:table-cell>
          <table:table-cell office:value-type="float" office:value="-3.46581269036478" calcext:value-type="float">
            <text:p>-3.4658126904</text:p>
          </table:table-cell>
          <table:table-cell office:value-type="float" office:value="-3.47429240475351" calcext:value-type="float">
            <text:p>-3.4742924048</text:p>
          </table:table-cell>
          <table:table-cell table:formula="of:=ABS(([.F23]+[.G23])/2)" office:value-type="float" office:value="3.47005254755914" calcext:value-type="float">
            <text:p>3.4700525476</text:p>
          </table:table-cell>
          <table:table-cell table:formula="of:=([.H23]+[.E23])/2" office:value-type="float" office:value="3.46041978525662" calcext:value-type="float">
            <text:p>3.4604197853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table:formula="of:=[.A24]/1000000" office:value-type="float" office:value="6" calcext:value-type="float">
            <text:p>6.00</text:p>
          </table:table-cell>
          <table:table-cell office:value-type="float" office:value="-3.13438218469222" calcext:value-type="float">
            <text:p>-3.1343821847</text:p>
          </table:table-cell>
          <table:table-cell office:value-type="float" office:value="-3.74707686107548" calcext:value-type="float">
            <text:p>-3.7470768611</text:p>
          </table:table-cell>
          <table:table-cell table:formula="of:=ABS(([.C24]+[.D24])/2)" office:value-type="float" office:value="3.44072952288385" calcext:value-type="float">
            <text:p>3.4407295229</text:p>
          </table:table-cell>
          <table:table-cell office:value-type="float" office:value="-3.08436187198564" calcext:value-type="float">
            <text:p>-3.084361872</text:p>
          </table:table-cell>
          <table:table-cell office:value-type="float" office:value="-3.59770755297093" calcext:value-type="float">
            <text:p>-3.597707553</text:p>
          </table:table-cell>
          <table:table-cell table:formula="of:=ABS(([.F24]+[.G24])/2)" office:value-type="float" office:value="3.34103471247828" calcext:value-type="float">
            <text:p>3.3410347125</text:p>
          </table:table-cell>
          <table:table-cell table:formula="of:=([.H24]+[.E24])/2" office:value-type="float" office:value="3.39088211768107" calcext:value-type="float">
            <text:p>3.3908821177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table:formula="of:=[.A25]/1000000" office:value-type="float" office:value="6.25" calcext:value-type="float">
            <text:p>6.25</text:p>
          </table:table-cell>
          <table:table-cell office:value-type="float" office:value="-3.52146426431152" calcext:value-type="float">
            <text:p>-3.5214642643</text:p>
          </table:table-cell>
          <table:table-cell office:value-type="float" office:value="-3.28783719574845" calcext:value-type="float">
            <text:p>-3.2878371957</text:p>
          </table:table-cell>
          <table:table-cell table:formula="of:=ABS(([.C25]+[.D25])/2)" office:value-type="float" office:value="3.40465073002998" calcext:value-type="float">
            <text:p>3.40465073</text:p>
          </table:table-cell>
          <table:table-cell office:value-type="float" office:value="-3.53715086823396" calcext:value-type="float">
            <text:p>-3.5371508682</text:p>
          </table:table-cell>
          <table:table-cell office:value-type="float" office:value="-3.17991202888214" calcext:value-type="float">
            <text:p>-3.1799120289</text:p>
          </table:table-cell>
          <table:table-cell table:formula="of:=ABS(([.F25]+[.G25])/2)" office:value-type="float" office:value="3.35853144855805" calcext:value-type="float">
            <text:p>3.3585314486</text:p>
          </table:table-cell>
          <table:table-cell table:formula="of:=([.H25]+[.E25])/2" office:value-type="float" office:value="3.38159108929402" calcext:value-type="float">
            <text:p>3.381591089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table:formula="of:=[.A26]/1000000" office:value-type="float" office:value="6.5" calcext:value-type="float">
            <text:p>6.50</text:p>
          </table:table-cell>
          <table:table-cell office:value-type="float" office:value="-3.14667197913467" calcext:value-type="float">
            <text:p>-3.1466719791</text:p>
          </table:table-cell>
          <table:table-cell office:value-type="float" office:value="-3.52166133101885" calcext:value-type="float">
            <text:p>-3.521661331</text:p>
          </table:table-cell>
          <table:table-cell table:formula="of:=ABS(([.C26]+[.D26])/2)" office:value-type="float" office:value="3.33416665507676" calcext:value-type="float">
            <text:p>3.3341666551</text:p>
          </table:table-cell>
          <table:table-cell office:value-type="float" office:value="-3.11639672775531" calcext:value-type="float">
            <text:p>-3.1163967278</text:p>
          </table:table-cell>
          <table:table-cell office:value-type="float" office:value="-3.53592480586936" calcext:value-type="float">
            <text:p>-3.5359248059</text:p>
          </table:table-cell>
          <table:table-cell table:formula="of:=ABS(([.F26]+[.G26])/2)" office:value-type="float" office:value="3.32616076681234" calcext:value-type="float">
            <text:p>3.3261607668</text:p>
          </table:table-cell>
          <table:table-cell table:formula="of:=([.H26]+[.E26])/2" office:value-type="float" office:value="3.33016371094455" calcext:value-type="float">
            <text:p>3.330163710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table:formula="of:=[.A27]/1000000" office:value-type="float" office:value="6.75" calcext:value-type="float">
            <text:p>6.75</text:p>
          </table:table-cell>
          <table:table-cell office:value-type="float" office:value="-3.11784761221753" calcext:value-type="float">
            <text:p>-3.1178476122</text:p>
          </table:table-cell>
          <table:table-cell office:value-type="float" office:value="-3.42989148410462" calcext:value-type="float">
            <text:p>-3.4298914841</text:p>
          </table:table-cell>
          <table:table-cell table:formula="of:=ABS(([.C27]+[.D27])/2)" office:value-type="float" office:value="3.27386954816108" calcext:value-type="float">
            <text:p>3.2738695482</text:p>
          </table:table-cell>
          <table:table-cell office:value-type="float" office:value="-3.0862284465571" calcext:value-type="float">
            <text:p>-3.0862284466</text:p>
          </table:table-cell>
          <table:table-cell office:value-type="float" office:value="-3.37947605789329" calcext:value-type="float">
            <text:p>-3.3794760579</text:p>
          </table:table-cell>
          <table:table-cell table:formula="of:=ABS(([.F27]+[.G27])/2)" office:value-type="float" office:value="3.23285225222519" calcext:value-type="float">
            <text:p>3.2328522522</text:p>
          </table:table-cell>
          <table:table-cell table:formula="of:=([.H27]+[.E27])/2" office:value-type="float" office:value="3.25336090019313" calcext:value-type="float">
            <text:p>3.253360900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table:formula="of:=[.A28]/1000000" office:value-type="float" office:value="7" calcext:value-type="float">
            <text:p>7.00</text:p>
          </table:table-cell>
          <table:table-cell office:value-type="float" office:value="-3.32222627126078" calcext:value-type="float">
            <text:p>-3.3222262713</text:p>
          </table:table-cell>
          <table:table-cell office:value-type="float" office:value="-3.26002082475578" calcext:value-type="float">
            <text:p>-3.2600208248</text:p>
          </table:table-cell>
          <table:table-cell table:formula="of:=ABS(([.C28]+[.D28])/2)" office:value-type="float" office:value="3.29112354800828" calcext:value-type="float">
            <text:p>3.291123548</text:p>
          </table:table-cell>
          <table:table-cell office:value-type="float" office:value="-3.26968355730469" calcext:value-type="float">
            <text:p>-3.2696835573</text:p>
          </table:table-cell>
          <table:table-cell office:value-type="float" office:value="-3.24803131659264" calcext:value-type="float">
            <text:p>-3.2480313166</text:p>
          </table:table-cell>
          <table:table-cell table:formula="of:=ABS(([.F28]+[.G28])/2)" office:value-type="float" office:value="3.25885743694867" calcext:value-type="float">
            <text:p>3.2588574369</text:p>
          </table:table-cell>
          <table:table-cell table:formula="of:=([.H28]+[.E28])/2" office:value-type="float" office:value="3.27499049247847" calcext:value-type="float">
            <text:p>3.2749904925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table:formula="of:=[.A29]/1000000" office:value-type="float" office:value="7.25" calcext:value-type="float">
            <text:p>7.25</text:p>
          </table:table-cell>
          <table:table-cell office:value-type="float" office:value="-3.48722622572636" calcext:value-type="float">
            <text:p>-3.4872262257</text:p>
          </table:table-cell>
          <table:table-cell office:value-type="float" office:value="-3.43632581948066" calcext:value-type="float">
            <text:p>-3.4363258195</text:p>
          </table:table-cell>
          <table:table-cell table:formula="of:=ABS(([.C29]+[.D29])/2)" office:value-type="float" office:value="3.46177602260351" calcext:value-type="float">
            <text:p>3.4617760226</text:p>
          </table:table-cell>
          <table:table-cell office:value-type="float" office:value="-3.54457874391087" calcext:value-type="float">
            <text:p>-3.5445787439</text:p>
          </table:table-cell>
          <table:table-cell office:value-type="float" office:value="-3.5495295759029" calcext:value-type="float">
            <text:p>-3.5495295759</text:p>
          </table:table-cell>
          <table:table-cell table:formula="of:=ABS(([.F29]+[.G29])/2)" office:value-type="float" office:value="3.54705415990689" calcext:value-type="float">
            <text:p>3.5470541599</text:p>
          </table:table-cell>
          <table:table-cell table:formula="of:=([.H29]+[.E29])/2" office:value-type="float" office:value="3.5044150912552" calcext:value-type="float">
            <text:p>3.504415091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table:formula="of:=[.A30]/1000000" office:value-type="float" office:value="7.5" calcext:value-type="float">
            <text:p>7.50</text:p>
          </table:table-cell>
          <table:table-cell office:value-type="float" office:value="-2.96764422084038" calcext:value-type="float">
            <text:p>-2.9676442208</text:p>
          </table:table-cell>
          <table:table-cell office:value-type="float" office:value="-3.19481461809437" calcext:value-type="float">
            <text:p>-3.1948146181</text:p>
          </table:table-cell>
          <table:table-cell table:formula="of:=ABS(([.C30]+[.D30])/2)" office:value-type="float" office:value="3.08122941946737" calcext:value-type="float">
            <text:p>3.0812294195</text:p>
          </table:table-cell>
          <table:table-cell office:value-type="float" office:value="-3.05936232744885" calcext:value-type="float">
            <text:p>-3.0593623274</text:p>
          </table:table-cell>
          <table:table-cell office:value-type="float" office:value="-3.32460961520736" calcext:value-type="float">
            <text:p>-3.3246096152</text:p>
          </table:table-cell>
          <table:table-cell table:formula="of:=ABS(([.F30]+[.G30])/2)" office:value-type="float" office:value="3.1919859713281" calcext:value-type="float">
            <text:p>3.1919859713</text:p>
          </table:table-cell>
          <table:table-cell table:formula="of:=([.H30]+[.E30])/2" office:value-type="float" office:value="3.13660769539774" calcext:value-type="float">
            <text:p>3.136607695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table:formula="of:=[.A31]/1000000" office:value-type="float" office:value="7.75" calcext:value-type="float">
            <text:p>7.75</text:p>
          </table:table-cell>
          <table:table-cell office:value-type="float" office:value="-3.40934202676991" calcext:value-type="float">
            <text:p>-3.4093420268</text:p>
          </table:table-cell>
          <table:table-cell office:value-type="float" office:value="-3.03912396752819" calcext:value-type="float">
            <text:p>-3.0391239675</text:p>
          </table:table-cell>
          <table:table-cell table:formula="of:=ABS(([.C31]+[.D31])/2)" office:value-type="float" office:value="3.22423299714905" calcext:value-type="float">
            <text:p>3.2242329971</text:p>
          </table:table-cell>
          <table:table-cell office:value-type="float" office:value="-3.3984806828102" calcext:value-type="float">
            <text:p>-3.3984806828</text:p>
          </table:table-cell>
          <table:table-cell office:value-type="float" office:value="-3.08656544007257" calcext:value-type="float">
            <text:p>-3.0865654401</text:p>
          </table:table-cell>
          <table:table-cell table:formula="of:=ABS(([.F31]+[.G31])/2)" office:value-type="float" office:value="3.24252306144139" calcext:value-type="float">
            <text:p>3.2425230614</text:p>
          </table:table-cell>
          <table:table-cell table:formula="of:=([.H31]+[.E31])/2" office:value-type="float" office:value="3.23337802929522" calcext:value-type="float">
            <text:p>3.2333780293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table:formula="of:=[.A32]/1000000" office:value-type="float" office:value="8" calcext:value-type="float">
            <text:p>8.00</text:p>
          </table:table-cell>
          <table:table-cell office:value-type="float" office:value="-3.76550587016352" calcext:value-type="float">
            <text:p>-3.7655058702</text:p>
          </table:table-cell>
          <table:table-cell office:value-type="float" office:value="-3.18284809016794" calcext:value-type="float">
            <text:p>-3.1828480902</text:p>
          </table:table-cell>
          <table:table-cell table:formula="of:=ABS(([.C32]+[.D32])/2)" office:value-type="float" office:value="3.47417698016573" calcext:value-type="float">
            <text:p>3.4741769802</text:p>
          </table:table-cell>
          <table:table-cell office:value-type="float" office:value="-3.7975442967069" calcext:value-type="float">
            <text:p>-3.7975442967</text:p>
          </table:table-cell>
          <table:table-cell office:value-type="float" office:value="-3.34070458164251" calcext:value-type="float">
            <text:p>-3.3407045816</text:p>
          </table:table-cell>
          <table:table-cell table:formula="of:=ABS(([.F32]+[.G32])/2)" office:value-type="float" office:value="3.5691244391747" calcext:value-type="float">
            <text:p>3.5691244392</text:p>
          </table:table-cell>
          <table:table-cell table:formula="of:=([.H32]+[.E32])/2" office:value-type="float" office:value="3.52165070967022" calcext:value-type="float">
            <text:p>3.521650709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table:formula="of:=[.A33]/1000000" office:value-type="float" office:value="8.25" calcext:value-type="float">
            <text:p>8.25</text:p>
          </table:table-cell>
          <table:table-cell office:value-type="float" office:value="-3.23472893191282" calcext:value-type="float">
            <text:p>-3.2347289319</text:p>
          </table:table-cell>
          <table:table-cell office:value-type="float" office:value="-3.2857589416837" calcext:value-type="float">
            <text:p>-3.2857589417</text:p>
          </table:table-cell>
          <table:table-cell table:formula="of:=ABS(([.C33]+[.D33])/2)" office:value-type="float" office:value="3.26024393679826" calcext:value-type="float">
            <text:p>3.2602439368</text:p>
          </table:table-cell>
          <table:table-cell office:value-type="float" office:value="-3.33686019415661" calcext:value-type="float">
            <text:p>-3.3368601942</text:p>
          </table:table-cell>
          <table:table-cell office:value-type="float" office:value="-3.40408788889529" calcext:value-type="float">
            <text:p>-3.4040878889</text:p>
          </table:table-cell>
          <table:table-cell table:formula="of:=ABS(([.F33]+[.G33])/2)" office:value-type="float" office:value="3.37047404152595" calcext:value-type="float">
            <text:p>3.3704740415</text:p>
          </table:table-cell>
          <table:table-cell table:formula="of:=([.H33]+[.E33])/2" office:value-type="float" office:value="3.3153589891621" calcext:value-type="float">
            <text:p>3.315358989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table:formula="of:=[.A34]/1000000" office:value-type="float" office:value="8.5" calcext:value-type="float">
            <text:p>8.50</text:p>
          </table:table-cell>
          <table:table-cell office:value-type="float" office:value="-3.30417348790461" calcext:value-type="float">
            <text:p>-3.3041734879</text:p>
          </table:table-cell>
          <table:table-cell office:value-type="float" office:value="-3.42165677116628" calcext:value-type="float">
            <text:p>-3.4216567712</text:p>
          </table:table-cell>
          <table:table-cell table:formula="of:=ABS(([.C34]+[.D34])/2)" office:value-type="float" office:value="3.36291512953544" calcext:value-type="float">
            <text:p>3.3629151295</text:p>
          </table:table-cell>
          <table:table-cell office:value-type="float" office:value="-3.36397974422972" calcext:value-type="float">
            <text:p>-3.3639797442</text:p>
          </table:table-cell>
          <table:table-cell office:value-type="float" office:value="-3.37994191819745" calcext:value-type="float">
            <text:p>-3.3799419182</text:p>
          </table:table-cell>
          <table:table-cell table:formula="of:=ABS(([.F34]+[.G34])/2)" office:value-type="float" office:value="3.37196083121359" calcext:value-type="float">
            <text:p>3.3719608312</text:p>
          </table:table-cell>
          <table:table-cell table:formula="of:=([.H34]+[.E34])/2" office:value-type="float" office:value="3.36743798037451" calcext:value-type="float">
            <text:p>3.3674379804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table:formula="of:=[.A35]/1000000" office:value-type="float" office:value="8.75" calcext:value-type="float">
            <text:p>8.75</text:p>
          </table:table-cell>
          <table:table-cell office:value-type="float" office:value="-3.32623598086708" calcext:value-type="float">
            <text:p>-3.3262359809</text:p>
          </table:table-cell>
          <table:table-cell office:value-type="float" office:value="-3.41147633186148" calcext:value-type="float">
            <text:p>-3.4114763319</text:p>
          </table:table-cell>
          <table:table-cell table:formula="of:=ABS(([.C35]+[.D35])/2)" office:value-type="float" office:value="3.36885615636428" calcext:value-type="float">
            <text:p>3.3688561564</text:p>
          </table:table-cell>
          <table:table-cell office:value-type="float" office:value="-3.25662383455879" calcext:value-type="float">
            <text:p>-3.2566238346</text:p>
          </table:table-cell>
          <table:table-cell office:value-type="float" office:value="-3.613931178083" calcext:value-type="float">
            <text:p>-3.6139311781</text:p>
          </table:table-cell>
          <table:table-cell table:formula="of:=ABS(([.F35]+[.G35])/2)" office:value-type="float" office:value="3.43527750632089" calcext:value-type="float">
            <text:p>3.4352775063</text:p>
          </table:table-cell>
          <table:table-cell table:formula="of:=([.H35]+[.E35])/2" office:value-type="float" office:value="3.40206683134259" calcext:value-type="float">
            <text:p>3.4020668313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table:formula="of:=[.A36]/1000000" office:value-type="float" office:value="9" calcext:value-type="float">
            <text:p>9.00</text:p>
          </table:table-cell>
          <table:table-cell office:value-type="float" office:value="-3.51361079987268" calcext:value-type="float">
            <text:p>-3.5136107999</text:p>
          </table:table-cell>
          <table:table-cell office:value-type="float" office:value="-3.32024621564793" calcext:value-type="float">
            <text:p>-3.3202462156</text:p>
          </table:table-cell>
          <table:table-cell table:formula="of:=ABS(([.C36]+[.D36])/2)" office:value-type="float" office:value="3.4169285077603" calcext:value-type="float">
            <text:p>3.4169285078</text:p>
          </table:table-cell>
          <table:table-cell office:value-type="float" office:value="-3.4882458910992" calcext:value-type="float">
            <text:p>-3.4882458911</text:p>
          </table:table-cell>
          <table:table-cell office:value-type="float" office:value="-3.30697814090089" calcext:value-type="float">
            <text:p>-3.3069781409</text:p>
          </table:table-cell>
          <table:table-cell table:formula="of:=ABS(([.F36]+[.G36])/2)" office:value-type="float" office:value="3.39761201600004" calcext:value-type="float">
            <text:p>3.397612016</text:p>
          </table:table-cell>
          <table:table-cell table:formula="of:=([.H36]+[.E36])/2" office:value-type="float" office:value="3.40727026188017" calcext:value-type="float">
            <text:p>3.407270261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table:formula="of:=[.A37]/1000000" office:value-type="float" office:value="9.25" calcext:value-type="float">
            <text:p>9.25</text:p>
          </table:table-cell>
          <table:table-cell office:value-type="float" office:value="-3.31212227738762" calcext:value-type="float">
            <text:p>-3.3121222774</text:p>
          </table:table-cell>
          <table:table-cell office:value-type="float" office:value="-3.5960668863256" calcext:value-type="float">
            <text:p>-3.5960668863</text:p>
          </table:table-cell>
          <table:table-cell table:formula="of:=ABS(([.C37]+[.D37])/2)" office:value-type="float" office:value="3.45409458185661" calcext:value-type="float">
            <text:p>3.4540945819</text:p>
          </table:table-cell>
          <table:table-cell office:value-type="float" office:value="-3.21568373104257" calcext:value-type="float">
            <text:p>-3.215683731</text:p>
          </table:table-cell>
          <table:table-cell office:value-type="float" office:value="-3.64774982624188" calcext:value-type="float">
            <text:p>-3.6477498262</text:p>
          </table:table-cell>
          <table:table-cell table:formula="of:=ABS(([.F37]+[.G37])/2)" office:value-type="float" office:value="3.43171677864223" calcext:value-type="float">
            <text:p>3.4317167786</text:p>
          </table:table-cell>
          <table:table-cell table:formula="of:=([.H37]+[.E37])/2" office:value-type="float" office:value="3.44290568024942" calcext:value-type="float">
            <text:p>3.442905680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table:formula="of:=[.A38]/1000000" office:value-type="float" office:value="9.5" calcext:value-type="float">
            <text:p>9.50</text:p>
          </table:table-cell>
          <table:table-cell office:value-type="float" office:value="-3.59333153635153" calcext:value-type="float">
            <text:p>-3.5933315364</text:p>
          </table:table-cell>
          <table:table-cell office:value-type="float" office:value="-3.32721014875329" calcext:value-type="float">
            <text:p>-3.3272101488</text:p>
          </table:table-cell>
          <table:table-cell table:formula="of:=ABS(([.C38]+[.D38])/2)" office:value-type="float" office:value="3.46027084255241" calcext:value-type="float">
            <text:p>3.4602708426</text:p>
          </table:table-cell>
          <table:table-cell office:value-type="float" office:value="-3.51380327149607" calcext:value-type="float">
            <text:p>-3.5138032715</text:p>
          </table:table-cell>
          <table:table-cell office:value-type="float" office:value="-3.43310171113393" calcext:value-type="float">
            <text:p>-3.4331017111</text:p>
          </table:table-cell>
          <table:table-cell table:formula="of:=ABS(([.F38]+[.G38])/2)" office:value-type="float" office:value="3.473452491315" calcext:value-type="float">
            <text:p>3.4734524913</text:p>
          </table:table-cell>
          <table:table-cell table:formula="of:=([.H38]+[.E38])/2" office:value-type="float" office:value="3.46686166693371" calcext:value-type="float">
            <text:p>3.4668616669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table:formula="of:=[.A39]/1000000" office:value-type="float" office:value="9.75" calcext:value-type="float">
            <text:p>9.75</text:p>
          </table:table-cell>
          <table:table-cell office:value-type="float" office:value="-3.4221669410202" calcext:value-type="float">
            <text:p>-3.422166941</text:p>
          </table:table-cell>
          <table:table-cell office:value-type="float" office:value="-3.47635833538047" calcext:value-type="float">
            <text:p>-3.4763583354</text:p>
          </table:table-cell>
          <table:table-cell table:formula="of:=ABS(([.C39]+[.D39])/2)" office:value-type="float" office:value="3.44926263820034" calcext:value-type="float">
            <text:p>3.4492626382</text:p>
          </table:table-cell>
          <table:table-cell office:value-type="float" office:value="-3.45379920634746" calcext:value-type="float">
            <text:p>-3.4537992063</text:p>
          </table:table-cell>
          <table:table-cell office:value-type="float" office:value="-3.46865723746323" calcext:value-type="float">
            <text:p>-3.4686572375</text:p>
          </table:table-cell>
          <table:table-cell table:formula="of:=ABS(([.F39]+[.G39])/2)" office:value-type="float" office:value="3.46122822190534" calcext:value-type="float">
            <text:p>3.4612282219</text:p>
          </table:table-cell>
          <table:table-cell table:formula="of:=([.H39]+[.E39])/2" office:value-type="float" office:value="3.45524543005284" calcext:value-type="float">
            <text:p>3.4552454301</text:p>
          </table:table-cell>
        </table:table-row>
        <table:table-row table:style-name="ro1">
          <table:table-cell table:style-name="ce1" office:value-type="float" office:value="10000000" calcext:value-type="float">
            <text:p>10000000</text:p>
          </table:table-cell>
          <table:table-cell table:style-name="ce3" table:formula="of:=[.A40]/1000000" office:value-type="float" office:value="10" calcext:value-type="float">
            <text:p>10.00</text:p>
          </table:table-cell>
          <table:table-cell table:style-name="ce1" office:value-type="float" office:value="-3.37818266680285" calcext:value-type="float">
            <text:p>-3.3781826668</text:p>
          </table:table-cell>
          <table:table-cell table:style-name="ce1" office:value-type="float" office:value="-3.28499861627093" calcext:value-type="float">
            <text:p>-3.2849986163</text:p>
          </table:table-cell>
          <table:table-cell table:style-name="ce1" table:formula="of:=ABS(([.C40]+[.D40])/2)" office:value-type="float" office:value="3.33159064153689" calcext:value-type="float">
            <text:p>3.3315906415</text:p>
          </table:table-cell>
          <table:table-cell table:style-name="ce1" office:value-type="float" office:value="-3.34569797759032" calcext:value-type="float">
            <text:p>-3.3456979776</text:p>
          </table:table-cell>
          <table:table-cell table:style-name="ce1" office:value-type="float" office:value="-3.3688067609863" calcext:value-type="float">
            <text:p>-3.368806761</text:p>
          </table:table-cell>
          <table:table-cell table:style-name="ce1" table:formula="of:=ABS(([.F40]+[.G40])/2)" office:value-type="float" office:value="3.35725236928831" calcext:value-type="float">
            <text:p>3.3572523693</text:p>
          </table:table-cell>
          <table:table-cell table:style-name="ce1" table:formula="of:=([.H40]+[.E40])/2" office:value-type="float" office:value="3.3444215054126" calcext:value-type="float">
            <text:p>3.3444215054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table:formula="of:=[.A41]/1000000" office:value-type="float" office:value="10.25" calcext:value-type="float">
            <text:p>10.25</text:p>
          </table:table-cell>
          <table:table-cell office:value-type="float" office:value="-3.58873887345043" calcext:value-type="float">
            <text:p>-3.5887388735</text:p>
          </table:table-cell>
          <table:table-cell office:value-type="float" office:value="-3.42786196118348" calcext:value-type="float">
            <text:p>-3.4278619612</text:p>
          </table:table-cell>
          <table:table-cell table:formula="of:=ABS(([.C41]+[.D41])/2)" office:value-type="float" office:value="3.50830041731695" calcext:value-type="float">
            <text:p>3.5083004173</text:p>
          </table:table-cell>
          <table:table-cell office:value-type="float" office:value="-3.52619976048781" calcext:value-type="float">
            <text:p>-3.5261997605</text:p>
          </table:table-cell>
          <table:table-cell office:value-type="float" office:value="-3.3947493321608" calcext:value-type="float">
            <text:p>-3.3947493322</text:p>
          </table:table-cell>
          <table:table-cell table:formula="of:=ABS(([.F41]+[.G41])/2)" office:value-type="float" office:value="3.46047454632431" calcext:value-type="float">
            <text:p>3.4604745463</text:p>
          </table:table-cell>
          <table:table-cell table:formula="of:=([.H41]+[.E41])/2" office:value-type="float" office:value="3.48438748182063" calcext:value-type="float">
            <text:p>3.4843874818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table:formula="of:=[.A42]/1000000" office:value-type="float" office:value="10.5" calcext:value-type="float">
            <text:p>10.50</text:p>
          </table:table-cell>
          <table:table-cell office:value-type="float" office:value="-3.54732242368651" calcext:value-type="float">
            <text:p>-3.5473224237</text:p>
          </table:table-cell>
          <table:table-cell office:value-type="float" office:value="-3.2041542900955" calcext:value-type="float">
            <text:p>-3.2041542901</text:p>
          </table:table-cell>
          <table:table-cell table:formula="of:=ABS(([.C42]+[.D42])/2)" office:value-type="float" office:value="3.375738356891" calcext:value-type="float">
            <text:p>3.3757383569</text:p>
          </table:table-cell>
          <table:table-cell office:value-type="float" office:value="-3.61702792016656" calcext:value-type="float">
            <text:p>-3.6170279202</text:p>
          </table:table-cell>
          <table:table-cell office:value-type="float" office:value="-3.34044658357622" calcext:value-type="float">
            <text:p>-3.3404465836</text:p>
          </table:table-cell>
          <table:table-cell table:formula="of:=ABS(([.F42]+[.G42])/2)" office:value-type="float" office:value="3.47873725187139" calcext:value-type="float">
            <text:p>3.4787372519</text:p>
          </table:table-cell>
          <table:table-cell table:formula="of:=([.H42]+[.E42])/2" office:value-type="float" office:value="3.4272378043812" calcext:value-type="float">
            <text:p>3.4272378044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table:formula="of:=[.A43]/1000000" office:value-type="float" office:value="10.75" calcext:value-type="float">
            <text:p>10.75</text:p>
          </table:table-cell>
          <table:table-cell office:value-type="float" office:value="-3.29185953085179" calcext:value-type="float">
            <text:p>-3.2918595309</text:p>
          </table:table-cell>
          <table:table-cell office:value-type="float" office:value="-3.31722211085607" calcext:value-type="float">
            <text:p>-3.3172221109</text:p>
          </table:table-cell>
          <table:table-cell table:formula="of:=ABS(([.C43]+[.D43])/2)" office:value-type="float" office:value="3.30454082085393" calcext:value-type="float">
            <text:p>3.3045408209</text:p>
          </table:table-cell>
          <table:table-cell office:value-type="float" office:value="-3.37550649466524" calcext:value-type="float">
            <text:p>-3.3755064947</text:p>
          </table:table-cell>
          <table:table-cell office:value-type="float" office:value="-3.39699182820422" calcext:value-type="float">
            <text:p>-3.3969918282</text:p>
          </table:table-cell>
          <table:table-cell table:formula="of:=ABS(([.F43]+[.G43])/2)" office:value-type="float" office:value="3.38624916143473" calcext:value-type="float">
            <text:p>3.3862491614</text:p>
          </table:table-cell>
          <table:table-cell table:formula="of:=([.H43]+[.E43])/2" office:value-type="float" office:value="3.34539499114433" calcext:value-type="float">
            <text:p>3.3453949911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table:formula="of:=[.A44]/1000000" office:value-type="float" office:value="11" calcext:value-type="float">
            <text:p>11.00</text:p>
          </table:table-cell>
          <table:table-cell office:value-type="float" office:value="-3.15753567589439" calcext:value-type="float">
            <text:p>-3.1575356759</text:p>
          </table:table-cell>
          <table:table-cell office:value-type="float" office:value="-3.33102874916197" calcext:value-type="float">
            <text:p>-3.3310287492</text:p>
          </table:table-cell>
          <table:table-cell table:formula="of:=ABS(([.C44]+[.D44])/2)" office:value-type="float" office:value="3.24428221252818" calcext:value-type="float">
            <text:p>3.2442822125</text:p>
          </table:table-cell>
          <table:table-cell office:value-type="float" office:value="-3.29575016756064" calcext:value-type="float">
            <text:p>-3.2957501676</text:p>
          </table:table-cell>
          <table:table-cell office:value-type="float" office:value="-3.33558073828924" calcext:value-type="float">
            <text:p>-3.3355807383</text:p>
          </table:table-cell>
          <table:table-cell table:formula="of:=ABS(([.F44]+[.G44])/2)" office:value-type="float" office:value="3.31566545292494" calcext:value-type="float">
            <text:p>3.3156654529</text:p>
          </table:table-cell>
          <table:table-cell table:formula="of:=([.H44]+[.E44])/2" office:value-type="float" office:value="3.27997383272656" calcext:value-type="float">
            <text:p>3.2799738327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table:formula="of:=[.A45]/1000000" office:value-type="float" office:value="11.25" calcext:value-type="float">
            <text:p>11.25</text:p>
          </table:table-cell>
          <table:table-cell office:value-type="float" office:value="-3.72128924227533" calcext:value-type="float">
            <text:p>-3.7212892423</text:p>
          </table:table-cell>
          <table:table-cell office:value-type="float" office:value="-3.09636308349981" calcext:value-type="float">
            <text:p>-3.0963630835</text:p>
          </table:table-cell>
          <table:table-cell table:formula="of:=ABS(([.C45]+[.D45])/2)" office:value-type="float" office:value="3.40882616288757" calcext:value-type="float">
            <text:p>3.4088261629</text:p>
          </table:table-cell>
          <table:table-cell office:value-type="float" office:value="-3.63658343930926" calcext:value-type="float">
            <text:p>-3.6365834393</text:p>
          </table:table-cell>
          <table:table-cell office:value-type="float" office:value="-3.12055597693569" calcext:value-type="float">
            <text:p>-3.1205559769</text:p>
          </table:table-cell>
          <table:table-cell table:formula="of:=ABS(([.F45]+[.G45])/2)" office:value-type="float" office:value="3.37856970812247" calcext:value-type="float">
            <text:p>3.3785697081</text:p>
          </table:table-cell>
          <table:table-cell table:formula="of:=([.H45]+[.E45])/2" office:value-type="float" office:value="3.39369793550502" calcext:value-type="float">
            <text:p>3.393697935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table:formula="of:=[.A46]/1000000" office:value-type="float" office:value="11.5" calcext:value-type="float">
            <text:p>11.50</text:p>
          </table:table-cell>
          <table:table-cell office:value-type="float" office:value="-3.49032160775946" calcext:value-type="float">
            <text:p>-3.4903216078</text:p>
          </table:table-cell>
          <table:table-cell office:value-type="float" office:value="-3.30327695187821" calcext:value-type="float">
            <text:p>-3.3032769519</text:p>
          </table:table-cell>
          <table:table-cell table:formula="of:=ABS(([.C46]+[.D46])/2)" office:value-type="float" office:value="3.39679927981883" calcext:value-type="float">
            <text:p>3.3967992798</text:p>
          </table:table-cell>
          <table:table-cell office:value-type="float" office:value="-3.50113711698266" calcext:value-type="float">
            <text:p>-3.501137117</text:p>
          </table:table-cell>
          <table:table-cell office:value-type="float" office:value="-3.32362008331677" calcext:value-type="float">
            <text:p>-3.3236200833</text:p>
          </table:table-cell>
          <table:table-cell table:formula="of:=ABS(([.F46]+[.G46])/2)" office:value-type="float" office:value="3.41237860014972" calcext:value-type="float">
            <text:p>3.4123786001</text:p>
          </table:table-cell>
          <table:table-cell table:formula="of:=([.H46]+[.E46])/2" office:value-type="float" office:value="3.40458893998427" calcext:value-type="float">
            <text:p>3.40458894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table:formula="of:=[.A47]/1000000" office:value-type="float" office:value="11.75" calcext:value-type="float">
            <text:p>11.75</text:p>
          </table:table-cell>
          <table:table-cell office:value-type="float" office:value="-3.52797970400356" calcext:value-type="float">
            <text:p>-3.527979704</text:p>
          </table:table-cell>
          <table:table-cell office:value-type="float" office:value="-3.30787585481512" calcext:value-type="float">
            <text:p>-3.3078758548</text:p>
          </table:table-cell>
          <table:table-cell table:formula="of:=ABS(([.C47]+[.D47])/2)" office:value-type="float" office:value="3.41792777940934" calcext:value-type="float">
            <text:p>3.4179277794</text:p>
          </table:table-cell>
          <table:table-cell office:value-type="float" office:value="-3.56478553163714" calcext:value-type="float">
            <text:p>-3.5647855316</text:p>
          </table:table-cell>
          <table:table-cell office:value-type="float" office:value="-3.36105626747016" calcext:value-type="float">
            <text:p>-3.3610562675</text:p>
          </table:table-cell>
          <table:table-cell table:formula="of:=ABS(([.F47]+[.G47])/2)" office:value-type="float" office:value="3.46292089955365" calcext:value-type="float">
            <text:p>3.4629208996</text:p>
          </table:table-cell>
          <table:table-cell table:formula="of:=([.H47]+[.E47])/2" office:value-type="float" office:value="3.44042433948149" calcext:value-type="float">
            <text:p>3.440424339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table:formula="of:=[.A48]/1000000" office:value-type="float" office:value="12" calcext:value-type="float">
            <text:p>12.00</text:p>
          </table:table-cell>
          <table:table-cell office:value-type="float" office:value="-3.39246744670175" calcext:value-type="float">
            <text:p>-3.3924674467</text:p>
          </table:table-cell>
          <table:table-cell office:value-type="float" office:value="-3.64020689568364" calcext:value-type="float">
            <text:p>-3.6402068957</text:p>
          </table:table-cell>
          <table:table-cell table:formula="of:=ABS(([.C48]+[.D48])/2)" office:value-type="float" office:value="3.5163371711927" calcext:value-type="float">
            <text:p>3.5163371712</text:p>
          </table:table-cell>
          <table:table-cell office:value-type="float" office:value="-3.47584989689681" calcext:value-type="float">
            <text:p>-3.4758498969</text:p>
          </table:table-cell>
          <table:table-cell office:value-type="float" office:value="-3.59375494923012" calcext:value-type="float">
            <text:p>-3.5937549492</text:p>
          </table:table-cell>
          <table:table-cell table:formula="of:=ABS(([.F48]+[.G48])/2)" office:value-type="float" office:value="3.53480242306347" calcext:value-type="float">
            <text:p>3.5348024231</text:p>
          </table:table-cell>
          <table:table-cell table:formula="of:=([.H48]+[.E48])/2" office:value-type="float" office:value="3.52556979712808" calcext:value-type="float">
            <text:p>3.5255697971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table:formula="of:=[.A49]/1000000" office:value-type="float" office:value="12.25" calcext:value-type="float">
            <text:p>12.25</text:p>
          </table:table-cell>
          <table:table-cell office:value-type="float" office:value="-3.2970794134468" calcext:value-type="float">
            <text:p>-3.2970794134</text:p>
          </table:table-cell>
          <table:table-cell office:value-type="float" office:value="-3.68960959594426" calcext:value-type="float">
            <text:p>-3.6896095959</text:p>
          </table:table-cell>
          <table:table-cell table:formula="of:=ABS(([.C49]+[.D49])/2)" office:value-type="float" office:value="3.49334450469553" calcext:value-type="float">
            <text:p>3.4933445047</text:p>
          </table:table-cell>
          <table:table-cell office:value-type="float" office:value="-3.3867093030945" calcext:value-type="float">
            <text:p>-3.3867093031</text:p>
          </table:table-cell>
          <table:table-cell office:value-type="float" office:value="-3.81444545338991" calcext:value-type="float">
            <text:p>-3.8144454534</text:p>
          </table:table-cell>
          <table:table-cell table:formula="of:=ABS(([.F49]+[.G49])/2)" office:value-type="float" office:value="3.6005773782422" calcext:value-type="float">
            <text:p>3.6005773782</text:p>
          </table:table-cell>
          <table:table-cell table:formula="of:=([.H49]+[.E49])/2" office:value-type="float" office:value="3.54696094146887" calcext:value-type="float">
            <text:p>3.5469609415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table:formula="of:=[.A50]/1000000" office:value-type="float" office:value="12.5" calcext:value-type="float">
            <text:p>12.50</text:p>
          </table:table-cell>
          <table:table-cell office:value-type="float" office:value="-3.60516263660683" calcext:value-type="float">
            <text:p>-3.6051626366</text:p>
          </table:table-cell>
          <table:table-cell office:value-type="float" office:value="-3.4241678405141" calcext:value-type="float">
            <text:p>-3.4241678405</text:p>
          </table:table-cell>
          <table:table-cell table:formula="of:=ABS(([.C50]+[.D50])/2)" office:value-type="float" office:value="3.51466523856046" calcext:value-type="float">
            <text:p>3.5146652386</text:p>
          </table:table-cell>
          <table:table-cell office:value-type="float" office:value="-3.66321295365912" calcext:value-type="float">
            <text:p>-3.6632129537</text:p>
          </table:table-cell>
          <table:table-cell office:value-type="float" office:value="-3.41693329298468" calcext:value-type="float">
            <text:p>-3.416933293</text:p>
          </table:table-cell>
          <table:table-cell table:formula="of:=ABS(([.F50]+[.G50])/2)" office:value-type="float" office:value="3.5400731233219" calcext:value-type="float">
            <text:p>3.5400731233</text:p>
          </table:table-cell>
          <table:table-cell table:formula="of:=([.H50]+[.E50])/2" office:value-type="float" office:value="3.52736918094118" calcext:value-type="float">
            <text:p>3.5273691809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table:formula="of:=[.A51]/1000000" office:value-type="float" office:value="12.75" calcext:value-type="float">
            <text:p>12.75</text:p>
          </table:table-cell>
          <table:table-cell office:value-type="float" office:value="-3.40507560983639" calcext:value-type="float">
            <text:p>-3.4050756098</text:p>
          </table:table-cell>
          <table:table-cell office:value-type="float" office:value="-3.39937058919162" calcext:value-type="float">
            <text:p>-3.3993705892</text:p>
          </table:table-cell>
          <table:table-cell table:formula="of:=ABS(([.C51]+[.D51])/2)" office:value-type="float" office:value="3.40222309951401" calcext:value-type="float">
            <text:p>3.4022230995</text:p>
          </table:table-cell>
          <table:table-cell office:value-type="float" office:value="-3.46810579843411" calcext:value-type="float">
            <text:p>-3.4681057984</text:p>
          </table:table-cell>
          <table:table-cell office:value-type="float" office:value="-3.37301509802771" calcext:value-type="float">
            <text:p>-3.373015098</text:p>
          </table:table-cell>
          <table:table-cell table:formula="of:=ABS(([.F51]+[.G51])/2)" office:value-type="float" office:value="3.42056044823091" calcext:value-type="float">
            <text:p>3.4205604482</text:p>
          </table:table-cell>
          <table:table-cell table:formula="of:=([.H51]+[.E51])/2" office:value-type="float" office:value="3.41139177387246" calcext:value-type="float">
            <text:p>3.4113917739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table:formula="of:=[.A52]/1000000" office:value-type="float" office:value="13" calcext:value-type="float">
            <text:p>13.00</text:p>
          </table:table-cell>
          <table:table-cell office:value-type="float" office:value="-3.05967686406672" calcext:value-type="float">
            <text:p>-3.0596768641</text:p>
          </table:table-cell>
          <table:table-cell office:value-type="float" office:value="-3.23028221549271" calcext:value-type="float">
            <text:p>-3.2302822155</text:p>
          </table:table-cell>
          <table:table-cell table:formula="of:=ABS(([.C52]+[.D52])/2)" office:value-type="float" office:value="3.14497953977971" calcext:value-type="float">
            <text:p>3.1449795398</text:p>
          </table:table-cell>
          <table:table-cell office:value-type="float" office:value="-3.05363642975902" calcext:value-type="float">
            <text:p>-3.0536364298</text:p>
          </table:table-cell>
          <table:table-cell office:value-type="float" office:value="-3.15878140207482" calcext:value-type="float">
            <text:p>-3.1587814021</text:p>
          </table:table-cell>
          <table:table-cell table:formula="of:=ABS(([.F52]+[.G52])/2)" office:value-type="float" office:value="3.10620891591692" calcext:value-type="float">
            <text:p>3.1062089159</text:p>
          </table:table-cell>
          <table:table-cell table:formula="of:=([.H52]+[.E52])/2" office:value-type="float" office:value="3.12559422784832" calcext:value-type="float">
            <text:p>3.125594227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table:formula="of:=[.A53]/1000000" office:value-type="float" office:value="13.25" calcext:value-type="float">
            <text:p>13.25</text:p>
          </table:table-cell>
          <table:table-cell office:value-type="float" office:value="-3.20382307890383" calcext:value-type="float">
            <text:p>-3.2038230789</text:p>
          </table:table-cell>
          <table:table-cell office:value-type="float" office:value="-3.86747895624943" calcext:value-type="float">
            <text:p>-3.8674789562</text:p>
          </table:table-cell>
          <table:table-cell table:formula="of:=ABS(([.C53]+[.D53])/2)" office:value-type="float" office:value="3.53565101757663" calcext:value-type="float">
            <text:p>3.5356510176</text:p>
          </table:table-cell>
          <table:table-cell office:value-type="float" office:value="-3.31315605253146" calcext:value-type="float">
            <text:p>-3.3131560525</text:p>
          </table:table-cell>
          <table:table-cell office:value-type="float" office:value="-3.95735688064294" calcext:value-type="float">
            <text:p>-3.9573568806</text:p>
          </table:table-cell>
          <table:table-cell table:formula="of:=ABS(([.F53]+[.G53])/2)" office:value-type="float" office:value="3.6352564665872" calcext:value-type="float">
            <text:p>3.6352564666</text:p>
          </table:table-cell>
          <table:table-cell table:formula="of:=([.H53]+[.E53])/2" office:value-type="float" office:value="3.58545374208192" calcext:value-type="float">
            <text:p>3.5854537421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table:formula="of:=[.A54]/1000000" office:value-type="float" office:value="13.5" calcext:value-type="float">
            <text:p>13.50</text:p>
          </table:table-cell>
          <table:table-cell office:value-type="float" office:value="-3.27016117381854" calcext:value-type="float">
            <text:p>-3.2701611738</text:p>
          </table:table-cell>
          <table:table-cell office:value-type="float" office:value="-3.60643188251047" calcext:value-type="float">
            <text:p>-3.6064318825</text:p>
          </table:table-cell>
          <table:table-cell table:formula="of:=ABS(([.C54]+[.D54])/2)" office:value-type="float" office:value="3.4382965281645" calcext:value-type="float">
            <text:p>3.4382965282</text:p>
          </table:table-cell>
          <table:table-cell office:value-type="float" office:value="-3.34079379767669" calcext:value-type="float">
            <text:p>-3.3407937977</text:p>
          </table:table-cell>
          <table:table-cell office:value-type="float" office:value="-3.62230085901147" calcext:value-type="float">
            <text:p>-3.622300859</text:p>
          </table:table-cell>
          <table:table-cell table:formula="of:=ABS(([.F54]+[.G54])/2)" office:value-type="float" office:value="3.48154732834408" calcext:value-type="float">
            <text:p>3.4815473283</text:p>
          </table:table-cell>
          <table:table-cell table:formula="of:=([.H54]+[.E54])/2" office:value-type="float" office:value="3.45992192825429" calcext:value-type="float">
            <text:p>3.4599219283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table:formula="of:=[.A55]/1000000" office:value-type="float" office:value="13.75" calcext:value-type="float">
            <text:p>13.75</text:p>
          </table:table-cell>
          <table:table-cell office:value-type="float" office:value="-3.33203251676784" calcext:value-type="float">
            <text:p>-3.3320325168</text:p>
          </table:table-cell>
          <table:table-cell office:value-type="float" office:value="-3.32732626871738" calcext:value-type="float">
            <text:p>-3.3273262687</text:p>
          </table:table-cell>
          <table:table-cell table:formula="of:=ABS(([.C55]+[.D55])/2)" office:value-type="float" office:value="3.32967939274261" calcext:value-type="float">
            <text:p>3.3296793927</text:p>
          </table:table-cell>
          <table:table-cell office:value-type="float" office:value="-3.38166369546486" calcext:value-type="float">
            <text:p>-3.3816636955</text:p>
          </table:table-cell>
          <table:table-cell office:value-type="float" office:value="-3.28620828120469" calcext:value-type="float">
            <text:p>-3.2862082812</text:p>
          </table:table-cell>
          <table:table-cell table:formula="of:=ABS(([.F55]+[.G55])/2)" office:value-type="float" office:value="3.33393598833478" calcext:value-type="float">
            <text:p>3.3339359883</text:p>
          </table:table-cell>
          <table:table-cell table:formula="of:=([.H55]+[.E55])/2" office:value-type="float" office:value="3.33180769053869" calcext:value-type="float">
            <text:p>3.331807690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table:formula="of:=[.A56]/1000000" office:value-type="float" office:value="14" calcext:value-type="float">
            <text:p>14.00</text:p>
          </table:table-cell>
          <table:table-cell office:value-type="float" office:value="-3.55893478915058" calcext:value-type="float">
            <text:p>-3.5589347892</text:p>
          </table:table-cell>
          <table:table-cell office:value-type="float" office:value="-2.99115379482647" calcext:value-type="float">
            <text:p>-2.9911537948</text:p>
          </table:table-cell>
          <table:table-cell table:formula="of:=ABS(([.C56]+[.D56])/2)" office:value-type="float" office:value="3.27504429198853" calcext:value-type="float">
            <text:p>3.275044292</text:p>
          </table:table-cell>
          <table:table-cell office:value-type="float" office:value="-3.56402885373408" calcext:value-type="float">
            <text:p>-3.5640288537</text:p>
          </table:table-cell>
          <table:table-cell office:value-type="float" office:value="-2.99918861682506" calcext:value-type="float">
            <text:p>-2.9991886168</text:p>
          </table:table-cell>
          <table:table-cell table:formula="of:=ABS(([.F56]+[.G56])/2)" office:value-type="float" office:value="3.28160873527957" calcext:value-type="float">
            <text:p>3.2816087353</text:p>
          </table:table-cell>
          <table:table-cell table:formula="of:=([.H56]+[.E56])/2" office:value-type="float" office:value="3.27832651363405" calcext:value-type="float">
            <text:p>3.2783265136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table:formula="of:=[.A57]/1000000" office:value-type="float" office:value="14.25" calcext:value-type="float">
            <text:p>14.25</text:p>
          </table:table-cell>
          <table:table-cell office:value-type="float" office:value="-2.92530594871996" calcext:value-type="float">
            <text:p>-2.9253059487</text:p>
          </table:table-cell>
          <table:table-cell office:value-type="float" office:value="-3.5525208085204" calcext:value-type="float">
            <text:p>-3.5525208085</text:p>
          </table:table-cell>
          <table:table-cell table:formula="of:=ABS(([.C57]+[.D57])/2)" office:value-type="float" office:value="3.23891337862018" calcext:value-type="float">
            <text:p>3.2389133786</text:p>
          </table:table-cell>
          <table:table-cell office:value-type="float" office:value="-2.96734564541852" calcext:value-type="float">
            <text:p>-2.9673456454</text:p>
          </table:table-cell>
          <table:table-cell office:value-type="float" office:value="-3.59761177216094" calcext:value-type="float">
            <text:p>-3.5976117722</text:p>
          </table:table-cell>
          <table:table-cell table:formula="of:=ABS(([.F57]+[.G57])/2)" office:value-type="float" office:value="3.28247870878973" calcext:value-type="float">
            <text:p>3.2824787088</text:p>
          </table:table-cell>
          <table:table-cell table:formula="of:=([.H57]+[.E57])/2" office:value-type="float" office:value="3.26069604370495" calcext:value-type="float">
            <text:p>3.260696043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table:formula="of:=[.A58]/1000000" office:value-type="float" office:value="14.5" calcext:value-type="float">
            <text:p>14.50</text:p>
          </table:table-cell>
          <table:table-cell office:value-type="float" office:value="-3.55116359083334" calcext:value-type="float">
            <text:p>-3.5511635908</text:p>
          </table:table-cell>
          <table:table-cell office:value-type="float" office:value="-3.54764152721423" calcext:value-type="float">
            <text:p>-3.5476415272</text:p>
          </table:table-cell>
          <table:table-cell table:formula="of:=ABS(([.C58]+[.D58])/2)" office:value-type="float" office:value="3.54940255902379" calcext:value-type="float">
            <text:p>3.549402559</text:p>
          </table:table-cell>
          <table:table-cell office:value-type="float" office:value="-3.5637651177804" calcext:value-type="float">
            <text:p>-3.5637651178</text:p>
          </table:table-cell>
          <table:table-cell office:value-type="float" office:value="-3.6098537391891" calcext:value-type="float">
            <text:p>-3.6098537392</text:p>
          </table:table-cell>
          <table:table-cell table:formula="of:=ABS(([.F58]+[.G58])/2)" office:value-type="float" office:value="3.58680942848475" calcext:value-type="float">
            <text:p>3.5868094285</text:p>
          </table:table-cell>
          <table:table-cell table:formula="of:=([.H58]+[.E58])/2" office:value-type="float" office:value="3.56810599375427" calcext:value-type="float">
            <text:p>3.568105993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table:formula="of:=[.A59]/1000000" office:value-type="float" office:value="14.75" calcext:value-type="float">
            <text:p>14.75</text:p>
          </table:table-cell>
          <table:table-cell office:value-type="float" office:value="-3.61851410879498" calcext:value-type="float">
            <text:p>-3.6185141088</text:p>
          </table:table-cell>
          <table:table-cell office:value-type="float" office:value="-3.1538442397156" calcext:value-type="float">
            <text:p>-3.1538442397</text:p>
          </table:table-cell>
          <table:table-cell table:formula="of:=ABS(([.C59]+[.D59])/2)" office:value-type="float" office:value="3.38617917425529" calcext:value-type="float">
            <text:p>3.3861791743</text:p>
          </table:table-cell>
          <table:table-cell office:value-type="float" office:value="-3.67842330760082" calcext:value-type="float">
            <text:p>-3.6784233076</text:p>
          </table:table-cell>
          <table:table-cell office:value-type="float" office:value="-3.21973635813385" calcext:value-type="float">
            <text:p>-3.2197363581</text:p>
          </table:table-cell>
          <table:table-cell table:formula="of:=ABS(([.F59]+[.G59])/2)" office:value-type="float" office:value="3.44907983286733" calcext:value-type="float">
            <text:p>3.4490798329</text:p>
          </table:table-cell>
          <table:table-cell table:formula="of:=([.H59]+[.E59])/2" office:value-type="float" office:value="3.41762950356131" calcext:value-type="float">
            <text:p>3.417629503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table:formula="of:=[.A60]/1000000" office:value-type="float" office:value="15" calcext:value-type="float">
            <text:p>15.00</text:p>
          </table:table-cell>
          <table:table-cell office:value-type="float" office:value="-3.27243691787544" calcext:value-type="float">
            <text:p>-3.2724369179</text:p>
          </table:table-cell>
          <table:table-cell office:value-type="float" office:value="-3.63628027781264" calcext:value-type="float">
            <text:p>-3.6362802778</text:p>
          </table:table-cell>
          <table:table-cell table:formula="of:=ABS(([.C60]+[.D60])/2)" office:value-type="float" office:value="3.45435859784404" calcext:value-type="float">
            <text:p>3.4543585978</text:p>
          </table:table-cell>
          <table:table-cell office:value-type="float" office:value="-3.37914755710263" calcext:value-type="float">
            <text:p>-3.3791475571</text:p>
          </table:table-cell>
          <table:table-cell office:value-type="float" office:value="-3.63383931390655" calcext:value-type="float">
            <text:p>-3.6338393139</text:p>
          </table:table-cell>
          <table:table-cell table:formula="of:=ABS(([.F60]+[.G60])/2)" office:value-type="float" office:value="3.50649343550459" calcext:value-type="float">
            <text:p>3.5064934355</text:p>
          </table:table-cell>
          <table:table-cell table:formula="of:=([.H60]+[.E60])/2" office:value-type="float" office:value="3.48042601667431" calcext:value-type="float">
            <text:p>3.4804260167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table:formula="of:=[.A61]/1000000" office:value-type="float" office:value="15.25" calcext:value-type="float">
            <text:p>15.25</text:p>
          </table:table-cell>
          <table:table-cell office:value-type="float" office:value="-3.19860088657204" calcext:value-type="float">
            <text:p>-3.1986008866</text:p>
          </table:table-cell>
          <table:table-cell office:value-type="float" office:value="-3.86662882202348" calcext:value-type="float">
            <text:p>-3.866628822</text:p>
          </table:table-cell>
          <table:table-cell table:formula="of:=ABS(([.C61]+[.D61])/2)" office:value-type="float" office:value="3.53261485429776" calcext:value-type="float">
            <text:p>3.5326148543</text:p>
          </table:table-cell>
          <table:table-cell office:value-type="float" office:value="-3.25761628411935" calcext:value-type="float">
            <text:p>-3.2576162841</text:p>
          </table:table-cell>
          <table:table-cell office:value-type="float" office:value="-3.83725106100251" calcext:value-type="float">
            <text:p>-3.837251061</text:p>
          </table:table-cell>
          <table:table-cell table:formula="of:=ABS(([.F61]+[.G61])/2)" office:value-type="float" office:value="3.54743367256093" calcext:value-type="float">
            <text:p>3.5474336726</text:p>
          </table:table-cell>
          <table:table-cell table:formula="of:=([.H61]+[.E61])/2" office:value-type="float" office:value="3.54002426342934" calcext:value-type="float">
            <text:p>3.540024263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table:formula="of:=[.A62]/1000000" office:value-type="float" office:value="15.5" calcext:value-type="float">
            <text:p>15.50</text:p>
          </table:table-cell>
          <table:table-cell office:value-type="float" office:value="-3.28153703306699" calcext:value-type="float">
            <text:p>-3.2815370331</text:p>
          </table:table-cell>
          <table:table-cell office:value-type="float" office:value="-3.57657627821807" calcext:value-type="float">
            <text:p>-3.5765762782</text:p>
          </table:table-cell>
          <table:table-cell table:formula="of:=ABS(([.C62]+[.D62])/2)" office:value-type="float" office:value="3.42905665564253" calcext:value-type="float">
            <text:p>3.4290566556</text:p>
          </table:table-cell>
          <table:table-cell office:value-type="float" office:value="-3.38829271783357" calcext:value-type="float">
            <text:p>-3.3882927178</text:p>
          </table:table-cell>
          <table:table-cell office:value-type="float" office:value="-3.51850015604388" calcext:value-type="float">
            <text:p>-3.518500156</text:p>
          </table:table-cell>
          <table:table-cell table:formula="of:=ABS(([.F62]+[.G62])/2)" office:value-type="float" office:value="3.45339643693872" calcext:value-type="float">
            <text:p>3.4533964369</text:p>
          </table:table-cell>
          <table:table-cell table:formula="of:=([.H62]+[.E62])/2" office:value-type="float" office:value="3.44122654629063" calcext:value-type="float">
            <text:p>3.4412265463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table:formula="of:=[.A63]/1000000" office:value-type="float" office:value="15.75" calcext:value-type="float">
            <text:p>15.75</text:p>
          </table:table-cell>
          <table:table-cell office:value-type="float" office:value="-3.36259256148696" calcext:value-type="float">
            <text:p>-3.3625925615</text:p>
          </table:table-cell>
          <table:table-cell office:value-type="float" office:value="-3.42063959900287" calcext:value-type="float">
            <text:p>-3.420639599</text:p>
          </table:table-cell>
          <table:table-cell table:formula="of:=ABS(([.C63]+[.D63])/2)" office:value-type="float" office:value="3.39161608024491" calcext:value-type="float">
            <text:p>3.3916160802</text:p>
          </table:table-cell>
          <table:table-cell office:value-type="float" office:value="-3.36816340703322" calcext:value-type="float">
            <text:p>-3.368163407</text:p>
          </table:table-cell>
          <table:table-cell office:value-type="float" office:value="-3.37077674825079" calcext:value-type="float">
            <text:p>-3.3707767483</text:p>
          </table:table-cell>
          <table:table-cell table:formula="of:=ABS(([.F63]+[.G63])/2)" office:value-type="float" office:value="3.369470077642" calcext:value-type="float">
            <text:p>3.3694700776</text:p>
          </table:table-cell>
          <table:table-cell table:formula="of:=([.H63]+[.E63])/2" office:value-type="float" office:value="3.38054307894346" calcext:value-type="float">
            <text:p>3.380543078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table:formula="of:=[.A64]/1000000" office:value-type="float" office:value="16" calcext:value-type="float">
            <text:p>16.00</text:p>
          </table:table-cell>
          <table:table-cell office:value-type="float" office:value="-3.41951638833746" calcext:value-type="float">
            <text:p>-3.4195163883</text:p>
          </table:table-cell>
          <table:table-cell office:value-type="float" office:value="-3.12276439218304" calcext:value-type="float">
            <text:p>-3.1227643922</text:p>
          </table:table-cell>
          <table:table-cell table:formula="of:=ABS(([.C64]+[.D64])/2)" office:value-type="float" office:value="3.27114039026025" calcext:value-type="float">
            <text:p>3.2711403903</text:p>
          </table:table-cell>
          <table:table-cell office:value-type="float" office:value="-3.43423291373185" calcext:value-type="float">
            <text:p>-3.4342329137</text:p>
          </table:table-cell>
          <table:table-cell office:value-type="float" office:value="-3.16319226115771" calcext:value-type="float">
            <text:p>-3.1631922612</text:p>
          </table:table-cell>
          <table:table-cell table:formula="of:=ABS(([.F64]+[.G64])/2)" office:value-type="float" office:value="3.29871258744478" calcext:value-type="float">
            <text:p>3.2987125874</text:p>
          </table:table-cell>
          <table:table-cell table:formula="of:=([.H64]+[.E64])/2" office:value-type="float" office:value="3.28492648885251" calcext:value-type="float">
            <text:p>3.2849264889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table:formula="of:=[.A65]/1000000" office:value-type="float" office:value="16.25" calcext:value-type="float">
            <text:p>16.25</text:p>
          </table:table-cell>
          <table:table-cell office:value-type="float" office:value="-3.38287732005278" calcext:value-type="float">
            <text:p>-3.3828773201</text:p>
          </table:table-cell>
          <table:table-cell office:value-type="float" office:value="-2.96084277886264" calcext:value-type="float">
            <text:p>-2.9608427789</text:p>
          </table:table-cell>
          <table:table-cell table:formula="of:=ABS(([.C65]+[.D65])/2)" office:value-type="float" office:value="3.17186004945771" calcext:value-type="float">
            <text:p>3.1718600495</text:p>
          </table:table-cell>
          <table:table-cell office:value-type="float" office:value="-3.46124556450258" calcext:value-type="float">
            <text:p>-3.4612455645</text:p>
          </table:table-cell>
          <table:table-cell office:value-type="float" office:value="-3.07423839133922" calcext:value-type="float">
            <text:p>-3.0742383913</text:p>
          </table:table-cell>
          <table:table-cell table:formula="of:=ABS(([.F65]+[.G65])/2)" office:value-type="float" office:value="3.2677419779209" calcext:value-type="float">
            <text:p>3.2677419779</text:p>
          </table:table-cell>
          <table:table-cell table:formula="of:=([.H65]+[.E65])/2" office:value-type="float" office:value="3.21980101368931" calcext:value-type="float">
            <text:p>3.219801013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table:formula="of:=[.A66]/1000000" office:value-type="float" office:value="16.5" calcext:value-type="float">
            <text:p>16.50</text:p>
          </table:table-cell>
          <table:table-cell office:value-type="float" office:value="-3.39240793680066" calcext:value-type="float">
            <text:p>-3.3924079368</text:p>
          </table:table-cell>
          <table:table-cell office:value-type="float" office:value="-3.03641692470074" calcext:value-type="float">
            <text:p>-3.0364169247</text:p>
          </table:table-cell>
          <table:table-cell table:formula="of:=ABS(([.C66]+[.D66])/2)" office:value-type="float" office:value="3.2144124307507" calcext:value-type="float">
            <text:p>3.2144124308</text:p>
          </table:table-cell>
          <table:table-cell office:value-type="float" office:value="-3.33514687108854" calcext:value-type="float">
            <text:p>-3.3351468711</text:p>
          </table:table-cell>
          <table:table-cell office:value-type="float" office:value="-3.07252139920927" calcext:value-type="float">
            <text:p>-3.0725213992</text:p>
          </table:table-cell>
          <table:table-cell table:formula="of:=ABS(([.F66]+[.G66])/2)" office:value-type="float" office:value="3.2038341351489" calcext:value-type="float">
            <text:p>3.2038341351</text:p>
          </table:table-cell>
          <table:table-cell table:formula="of:=([.H66]+[.E66])/2" office:value-type="float" office:value="3.2091232829498" calcext:value-type="float">
            <text:p>3.2091232829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table:formula="of:=[.A67]/1000000" office:value-type="float" office:value="16.75" calcext:value-type="float">
            <text:p>16.75</text:p>
          </table:table-cell>
          <table:table-cell office:value-type="float" office:value="-3.18442791213924" calcext:value-type="float">
            <text:p>-3.1844279121</text:p>
          </table:table-cell>
          <table:table-cell office:value-type="float" office:value="-3.30538251739259" calcext:value-type="float">
            <text:p>-3.3053825174</text:p>
          </table:table-cell>
          <table:table-cell table:formula="of:=ABS(([.C67]+[.D67])/2)" office:value-type="float" office:value="3.24490521476591" calcext:value-type="float">
            <text:p>3.2449052148</text:p>
          </table:table-cell>
          <table:table-cell office:value-type="float" office:value="-3.3619461637273" calcext:value-type="float">
            <text:p>-3.3619461637</text:p>
          </table:table-cell>
          <table:table-cell office:value-type="float" office:value="-3.281832679896" calcext:value-type="float">
            <text:p>-3.2818326799</text:p>
          </table:table-cell>
          <table:table-cell table:formula="of:=ABS(([.F67]+[.G67])/2)" office:value-type="float" office:value="3.32188942181165" calcext:value-type="float">
            <text:p>3.3218894218</text:p>
          </table:table-cell>
          <table:table-cell table:formula="of:=([.H67]+[.E67])/2" office:value-type="float" office:value="3.28339731828878" calcext:value-type="float">
            <text:p>3.2833973183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table:formula="of:=[.A68]/1000000" office:value-type="float" office:value="17" calcext:value-type="float">
            <text:p>17.00</text:p>
          </table:table-cell>
          <table:table-cell office:value-type="float" office:value="-2.79949990103764" calcext:value-type="float">
            <text:p>-2.799499901</text:p>
          </table:table-cell>
          <table:table-cell office:value-type="float" office:value="-3.11677205114794" calcext:value-type="float">
            <text:p>-3.1167720511</text:p>
          </table:table-cell>
          <table:table-cell table:formula="of:=ABS(([.C68]+[.D68])/2)" office:value-type="float" office:value="2.95813597609279" calcext:value-type="float">
            <text:p>2.9581359761</text:p>
          </table:table-cell>
          <table:table-cell office:value-type="float" office:value="-2.77537606265125" calcext:value-type="float">
            <text:p>-2.7753760627</text:p>
          </table:table-cell>
          <table:table-cell office:value-type="float" office:value="-3.20838770516107" calcext:value-type="float">
            <text:p>-3.2083877052</text:p>
          </table:table-cell>
          <table:table-cell table:formula="of:=ABS(([.F68]+[.G68])/2)" office:value-type="float" office:value="2.99188188390616" calcext:value-type="float">
            <text:p>2.9918818839</text:p>
          </table:table-cell>
          <table:table-cell table:formula="of:=([.H68]+[.E68])/2" office:value-type="float" office:value="2.97500892999947" calcext:value-type="float">
            <text:p>2.97500893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table:formula="of:=[.A69]/1000000" office:value-type="float" office:value="17.25" calcext:value-type="float">
            <text:p>17.25</text:p>
          </table:table-cell>
          <table:table-cell office:value-type="float" office:value="-3.17043745822643" calcext:value-type="float">
            <text:p>-3.1704374582</text:p>
          </table:table-cell>
          <table:table-cell office:value-type="float" office:value="-3.69331971918597" calcext:value-type="float">
            <text:p>-3.6933197192</text:p>
          </table:table-cell>
          <table:table-cell table:formula="of:=ABS(([.C69]+[.D69])/2)" office:value-type="float" office:value="3.4318785887062" calcext:value-type="float">
            <text:p>3.4318785887</text:p>
          </table:table-cell>
          <table:table-cell office:value-type="float" office:value="-3.14110493719315" calcext:value-type="float">
            <text:p>-3.1411049372</text:p>
          </table:table-cell>
          <table:table-cell office:value-type="float" office:value="-3.589706635815" calcext:value-type="float">
            <text:p>-3.5897066358</text:p>
          </table:table-cell>
          <table:table-cell table:formula="of:=ABS(([.F69]+[.G69])/2)" office:value-type="float" office:value="3.36540578650408" calcext:value-type="float">
            <text:p>3.3654057865</text:p>
          </table:table-cell>
          <table:table-cell table:formula="of:=([.H69]+[.E69])/2" office:value-type="float" office:value="3.39864218760514" calcext:value-type="float">
            <text:p>3.3986421876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table:formula="of:=[.A70]/1000000" office:value-type="float" office:value="17.5" calcext:value-type="float">
            <text:p>17.50</text:p>
          </table:table-cell>
          <table:table-cell office:value-type="float" office:value="-3.31275463594793" calcext:value-type="float">
            <text:p>-3.3127546359</text:p>
          </table:table-cell>
          <table:table-cell office:value-type="float" office:value="-3.35026133286108" calcext:value-type="float">
            <text:p>-3.3502613329</text:p>
          </table:table-cell>
          <table:table-cell table:formula="of:=ABS(([.C70]+[.D70])/2)" office:value-type="float" office:value="3.3315079844045" calcext:value-type="float">
            <text:p>3.3315079844</text:p>
          </table:table-cell>
          <table:table-cell office:value-type="float" office:value="-3.3422695771186" calcext:value-type="float">
            <text:p>-3.3422695771</text:p>
          </table:table-cell>
          <table:table-cell office:value-type="float" office:value="-3.41165027362092" calcext:value-type="float">
            <text:p>-3.4116502736</text:p>
          </table:table-cell>
          <table:table-cell table:formula="of:=ABS(([.F70]+[.G70])/2)" office:value-type="float" office:value="3.37695992536976" calcext:value-type="float">
            <text:p>3.3769599254</text:p>
          </table:table-cell>
          <table:table-cell table:formula="of:=([.H70]+[.E70])/2" office:value-type="float" office:value="3.35423395488713" calcext:value-type="float">
            <text:p>3.354233954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table:formula="of:=[.A71]/1000000" office:value-type="float" office:value="17.75" calcext:value-type="float">
            <text:p>17.75</text:p>
          </table:table-cell>
          <table:table-cell office:value-type="float" office:value="-3.51242772093218" calcext:value-type="float">
            <text:p>-3.5124277209</text:p>
          </table:table-cell>
          <table:table-cell office:value-type="float" office:value="-3.58539542980892" calcext:value-type="float">
            <text:p>-3.5853954298</text:p>
          </table:table-cell>
          <table:table-cell table:formula="of:=ABS(([.C71]+[.D71])/2)" office:value-type="float" office:value="3.54891157537055" calcext:value-type="float">
            <text:p>3.5489115754</text:p>
          </table:table-cell>
          <table:table-cell office:value-type="float" office:value="-3.53803700379147" calcext:value-type="float">
            <text:p>-3.5380370038</text:p>
          </table:table-cell>
          <table:table-cell office:value-type="float" office:value="-3.65832525678766" calcext:value-type="float">
            <text:p>-3.6583252568</text:p>
          </table:table-cell>
          <table:table-cell table:formula="of:=ABS(([.F71]+[.G71])/2)" office:value-type="float" office:value="3.59818113028957" calcext:value-type="float">
            <text:p>3.5981811303</text:p>
          </table:table-cell>
          <table:table-cell table:formula="of:=([.H71]+[.E71])/2" office:value-type="float" office:value="3.57354635283006" calcext:value-type="float">
            <text:p>3.573546352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table:formula="of:=[.A72]/1000000" office:value-type="float" office:value="18" calcext:value-type="float">
            <text:p>18.00</text:p>
          </table:table-cell>
          <table:table-cell office:value-type="float" office:value="-3.23861657745774" calcext:value-type="float">
            <text:p>-3.2386165775</text:p>
          </table:table-cell>
          <table:table-cell office:value-type="float" office:value="-3.51575526579294" calcext:value-type="float">
            <text:p>-3.5157552658</text:p>
          </table:table-cell>
          <table:table-cell table:formula="of:=ABS(([.C72]+[.D72])/2)" office:value-type="float" office:value="3.37718592162534" calcext:value-type="float">
            <text:p>3.3771859216</text:p>
          </table:table-cell>
          <table:table-cell office:value-type="float" office:value="-3.39616291836633" calcext:value-type="float">
            <text:p>-3.3961629184</text:p>
          </table:table-cell>
          <table:table-cell office:value-type="float" office:value="-3.62434052348728" calcext:value-type="float">
            <text:p>-3.6243405235</text:p>
          </table:table-cell>
          <table:table-cell table:formula="of:=ABS(([.F72]+[.G72])/2)" office:value-type="float" office:value="3.5102517209268" calcext:value-type="float">
            <text:p>3.5102517209</text:p>
          </table:table-cell>
          <table:table-cell table:formula="of:=([.H72]+[.E72])/2" office:value-type="float" office:value="3.44371882127607" calcext:value-type="float">
            <text:p>3.4437188213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table:formula="of:=[.A73]/1000000" office:value-type="float" office:value="18.25" calcext:value-type="float">
            <text:p>18.25</text:p>
          </table:table-cell>
          <table:table-cell office:value-type="float" office:value="-3.81987979557299" calcext:value-type="float">
            <text:p>-3.8198797956</text:p>
          </table:table-cell>
          <table:table-cell office:value-type="float" office:value="-3.32017231352488" calcext:value-type="float">
            <text:p>-3.3201723135</text:p>
          </table:table-cell>
          <table:table-cell table:formula="of:=ABS(([.C73]+[.D73])/2)" office:value-type="float" office:value="3.57002605454893" calcext:value-type="float">
            <text:p>3.5700260545</text:p>
          </table:table-cell>
          <table:table-cell office:value-type="float" office:value="-3.87261329161341" calcext:value-type="float">
            <text:p>-3.8726132916</text:p>
          </table:table-cell>
          <table:table-cell office:value-type="float" office:value="-3.28454625499308" calcext:value-type="float">
            <text:p>-3.284546255</text:p>
          </table:table-cell>
          <table:table-cell table:formula="of:=ABS(([.F73]+[.G73])/2)" office:value-type="float" office:value="3.57857977330324" calcext:value-type="float">
            <text:p>3.5785797733</text:p>
          </table:table-cell>
          <table:table-cell table:formula="of:=([.H73]+[.E73])/2" office:value-type="float" office:value="3.57430291392609" calcext:value-type="float">
            <text:p>3.5743029139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table:formula="of:=[.A74]/1000000" office:value-type="float" office:value="18.5" calcext:value-type="float">
            <text:p>18.50</text:p>
          </table:table-cell>
          <table:table-cell office:value-type="float" office:value="-2.98408107561763" calcext:value-type="float">
            <text:p>-2.9840810756</text:p>
          </table:table-cell>
          <table:table-cell office:value-type="float" office:value="-3.55939483343273" calcext:value-type="float">
            <text:p>-3.5593948334</text:p>
          </table:table-cell>
          <table:table-cell table:formula="of:=ABS(([.C74]+[.D74])/2)" office:value-type="float" office:value="3.27173795452518" calcext:value-type="float">
            <text:p>3.2717379545</text:p>
          </table:table-cell>
          <table:table-cell office:value-type="float" office:value="-3.01280703523298" calcext:value-type="float">
            <text:p>-3.0128070352</text:p>
          </table:table-cell>
          <table:table-cell office:value-type="float" office:value="-3.66375085079193" calcext:value-type="float">
            <text:p>-3.6637508508</text:p>
          </table:table-cell>
          <table:table-cell table:formula="of:=ABS(([.F74]+[.G74])/2)" office:value-type="float" office:value="3.33827894301245" calcext:value-type="float">
            <text:p>3.338278943</text:p>
          </table:table-cell>
          <table:table-cell table:formula="of:=([.H74]+[.E74])/2" office:value-type="float" office:value="3.30500844876882" calcext:value-type="float">
            <text:p>3.305008448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table:formula="of:=[.A75]/1000000" office:value-type="float" office:value="18.75" calcext:value-type="float">
            <text:p>18.75</text:p>
          </table:table-cell>
          <table:table-cell office:value-type="float" office:value="-3.50719839747122" calcext:value-type="float">
            <text:p>-3.5071983975</text:p>
          </table:table-cell>
          <table:table-cell office:value-type="float" office:value="-2.90763937365365" calcext:value-type="float">
            <text:p>-2.9076393737</text:p>
          </table:table-cell>
          <table:table-cell table:formula="of:=ABS(([.C75]+[.D75])/2)" office:value-type="float" office:value="3.20741888556243" calcext:value-type="float">
            <text:p>3.2074188856</text:p>
          </table:table-cell>
          <table:table-cell office:value-type="float" office:value="-3.44749705661113" calcext:value-type="float">
            <text:p>-3.4474970566</text:p>
          </table:table-cell>
          <table:table-cell office:value-type="float" office:value="-2.88921028877605" calcext:value-type="float">
            <text:p>-2.8892102888</text:p>
          </table:table-cell>
          <table:table-cell table:formula="of:=ABS(([.F75]+[.G75])/2)" office:value-type="float" office:value="3.16835367269359" calcext:value-type="float">
            <text:p>3.1683536727</text:p>
          </table:table-cell>
          <table:table-cell table:formula="of:=([.H75]+[.E75])/2" office:value-type="float" office:value="3.18788627912801" calcext:value-type="float">
            <text:p>3.1878862791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table:formula="of:=[.A76]/1000000" office:value-type="float" office:value="19" calcext:value-type="float">
            <text:p>19.00</text:p>
          </table:table-cell>
          <table:table-cell office:value-type="float" office:value="-3.6184917550714" calcext:value-type="float">
            <text:p>-3.6184917551</text:p>
          </table:table-cell>
          <table:table-cell office:value-type="float" office:value="-3.36494749523735" calcext:value-type="float">
            <text:p>-3.3649474952</text:p>
          </table:table-cell>
          <table:table-cell table:formula="of:=ABS(([.C76]+[.D76])/2)" office:value-type="float" office:value="3.49171962515438" calcext:value-type="float">
            <text:p>3.4917196252</text:p>
          </table:table-cell>
          <table:table-cell office:value-type="float" office:value="-3.46301719188758" calcext:value-type="float">
            <text:p>-3.4630171919</text:p>
          </table:table-cell>
          <table:table-cell office:value-type="float" office:value="-3.31255555644437" calcext:value-type="float">
            <text:p>-3.3125555564</text:p>
          </table:table-cell>
          <table:table-cell table:formula="of:=ABS(([.F76]+[.G76])/2)" office:value-type="float" office:value="3.38778637416597" calcext:value-type="float">
            <text:p>3.3877863742</text:p>
          </table:table-cell>
          <table:table-cell table:formula="of:=([.H76]+[.E76])/2" office:value-type="float" office:value="3.43975299966017" calcext:value-type="float">
            <text:p>3.4397529997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table:formula="of:=[.A77]/1000000" office:value-type="float" office:value="19.25" calcext:value-type="float">
            <text:p>19.25</text:p>
          </table:table-cell>
          <table:table-cell office:value-type="float" office:value="-3.30487336681398" calcext:value-type="float">
            <text:p>-3.3048733668</text:p>
          </table:table-cell>
          <table:table-cell office:value-type="float" office:value="-3.21118975773796" calcext:value-type="float">
            <text:p>-3.2111897577</text:p>
          </table:table-cell>
          <table:table-cell table:formula="of:=ABS(([.C77]+[.D77])/2)" office:value-type="float" office:value="3.25803156227597" calcext:value-type="float">
            <text:p>3.2580315623</text:p>
          </table:table-cell>
          <table:table-cell office:value-type="float" office:value="-3.41128967518987" calcext:value-type="float">
            <text:p>-3.4112896752</text:p>
          </table:table-cell>
          <table:table-cell office:value-type="float" office:value="-3.29610815723803" calcext:value-type="float">
            <text:p>-3.2961081572</text:p>
          </table:table-cell>
          <table:table-cell table:formula="of:=ABS(([.F77]+[.G77])/2)" office:value-type="float" office:value="3.35369891621395" calcext:value-type="float">
            <text:p>3.3536989162</text:p>
          </table:table-cell>
          <table:table-cell table:formula="of:=([.H77]+[.E77])/2" office:value-type="float" office:value="3.30586523924496" calcext:value-type="float">
            <text:p>3.305865239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table:formula="of:=[.A78]/1000000" office:value-type="float" office:value="19.5" calcext:value-type="float">
            <text:p>19.50</text:p>
          </table:table-cell>
          <table:table-cell office:value-type="float" office:value="-3.79864673027238" calcext:value-type="float">
            <text:p>-3.7986467303</text:p>
          </table:table-cell>
          <table:table-cell office:value-type="float" office:value="-3.25116900284385" calcext:value-type="float">
            <text:p>-3.2511690028</text:p>
          </table:table-cell>
          <table:table-cell table:formula="of:=ABS(([.C78]+[.D78])/2)" office:value-type="float" office:value="3.52490786655811" calcext:value-type="float">
            <text:p>3.5249078666</text:p>
          </table:table-cell>
          <table:table-cell office:value-type="float" office:value="-3.69796583074142" calcext:value-type="float">
            <text:p>-3.6979658307</text:p>
          </table:table-cell>
          <table:table-cell office:value-type="float" office:value="-3.22508081987935" calcext:value-type="float">
            <text:p>-3.2250808199</text:p>
          </table:table-cell>
          <table:table-cell table:formula="of:=ABS(([.F78]+[.G78])/2)" office:value-type="float" office:value="3.46152332531038" calcext:value-type="float">
            <text:p>3.4615233253</text:p>
          </table:table-cell>
          <table:table-cell table:formula="of:=([.H78]+[.E78])/2" office:value-type="float" office:value="3.49321559593425" calcext:value-type="float">
            <text:p>3.493215595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table:formula="of:=[.A79]/1000000" office:value-type="float" office:value="19.75" calcext:value-type="float">
            <text:p>19.75</text:p>
          </table:table-cell>
          <table:table-cell office:value-type="float" office:value="-3.60168930558243" calcext:value-type="float">
            <text:p>-3.6016893056</text:p>
          </table:table-cell>
          <table:table-cell office:value-type="float" office:value="-3.60575362566846" calcext:value-type="float">
            <text:p>-3.6057536257</text:p>
          </table:table-cell>
          <table:table-cell table:formula="of:=ABS(([.C79]+[.D79])/2)" office:value-type="float" office:value="3.60372146562544" calcext:value-type="float">
            <text:p>3.6037214656</text:p>
          </table:table-cell>
          <table:table-cell office:value-type="float" office:value="-3.64434562569956" calcext:value-type="float">
            <text:p>-3.6443456257</text:p>
          </table:table-cell>
          <table:table-cell office:value-type="float" office:value="-3.4461850830633" calcext:value-type="float">
            <text:p>-3.4461850831</text:p>
          </table:table-cell>
          <table:table-cell table:formula="of:=ABS(([.F79]+[.G79])/2)" office:value-type="float" office:value="3.54526535438143" calcext:value-type="float">
            <text:p>3.5452653544</text:p>
          </table:table-cell>
          <table:table-cell table:formula="of:=([.H79]+[.E79])/2" office:value-type="float" office:value="3.57449341000344" calcext:value-type="float">
            <text:p>3.57449341</text:p>
          </table:table-cell>
        </table:table-row>
        <table:table-row table:style-name="ro1">
          <table:table-cell table:style-name="ce1" office:value-type="float" office:value="20000000" calcext:value-type="float">
            <text:p>20000000</text:p>
          </table:table-cell>
          <table:table-cell table:style-name="ce3" table:formula="of:=[.A80]/1000000" office:value-type="float" office:value="20" calcext:value-type="float">
            <text:p>20.00</text:p>
          </table:table-cell>
          <table:table-cell table:style-name="ce1" office:value-type="float" office:value="-3.14918770405548" calcext:value-type="float">
            <text:p>-3.1491877041</text:p>
          </table:table-cell>
          <table:table-cell table:style-name="ce1" office:value-type="float" office:value="-3.11077515552031" calcext:value-type="float">
            <text:p>-3.1107751555</text:p>
          </table:table-cell>
          <table:table-cell table:style-name="ce1" table:formula="of:=ABS(([.C80]+[.D80])/2)" office:value-type="float" office:value="3.12998142978789" calcext:value-type="float">
            <text:p>3.1299814298</text:p>
          </table:table-cell>
          <table:table-cell table:style-name="ce1" office:value-type="float" office:value="-3.28687383665262" calcext:value-type="float">
            <text:p>-3.2868738367</text:p>
          </table:table-cell>
          <table:table-cell table:style-name="ce1" office:value-type="float" office:value="-3.25170769928752" calcext:value-type="float">
            <text:p>-3.2517076993</text:p>
          </table:table-cell>
          <table:table-cell table:style-name="ce1" table:formula="of:=ABS(([.F80]+[.G80])/2)" office:value-type="float" office:value="3.26929076797007" calcext:value-type="float">
            <text:p>3.269290768</text:p>
          </table:table-cell>
          <table:table-cell table:style-name="ce1" table:formula="of:=([.H80]+[.E80])/2" office:value-type="float" office:value="3.19963609887898" calcext:value-type="float">
            <text:p>3.1996360989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table:formula="of:=[.A81]/1000000" office:value-type="float" office:value="20.25" calcext:value-type="float">
            <text:p>20.25</text:p>
          </table:table-cell>
          <table:table-cell office:value-type="float" office:value="-3.58556756814954" calcext:value-type="float">
            <text:p>-3.5855675681</text:p>
          </table:table-cell>
          <table:table-cell office:value-type="float" office:value="-3.18574588223064" calcext:value-type="float">
            <text:p>-3.1857458822</text:p>
          </table:table-cell>
          <table:table-cell table:formula="of:=ABS(([.C81]+[.D81])/2)" office:value-type="float" office:value="3.38565672519009" calcext:value-type="float">
            <text:p>3.3856567252</text:p>
          </table:table-cell>
          <table:table-cell office:value-type="float" office:value="-3.64266562929084" calcext:value-type="float">
            <text:p>-3.6426656293</text:p>
          </table:table-cell>
          <table:table-cell office:value-type="float" office:value="-3.21104938051277" calcext:value-type="float">
            <text:p>-3.2110493805</text:p>
          </table:table-cell>
          <table:table-cell table:formula="of:=ABS(([.F81]+[.G81])/2)" office:value-type="float" office:value="3.4268575049018" calcext:value-type="float">
            <text:p>3.4268575049</text:p>
          </table:table-cell>
          <table:table-cell table:formula="of:=([.H81]+[.E81])/2" office:value-type="float" office:value="3.40625711504595" calcext:value-type="float">
            <text:p>3.40625711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table:formula="of:=[.A82]/1000000" office:value-type="float" office:value="20.5" calcext:value-type="float">
            <text:p>20.50</text:p>
          </table:table-cell>
          <table:table-cell office:value-type="float" office:value="-3.52776062440601" calcext:value-type="float">
            <text:p>-3.5277606244</text:p>
          </table:table-cell>
          <table:table-cell office:value-type="float" office:value="-3.45108653116545" calcext:value-type="float">
            <text:p>-3.4510865312</text:p>
          </table:table-cell>
          <table:table-cell table:formula="of:=ABS(([.C82]+[.D82])/2)" office:value-type="float" office:value="3.48942357778573" calcext:value-type="float">
            <text:p>3.4894235778</text:p>
          </table:table-cell>
          <table:table-cell office:value-type="float" office:value="-3.48550011593935" calcext:value-type="float">
            <text:p>-3.4855001159</text:p>
          </table:table-cell>
          <table:table-cell office:value-type="float" office:value="-3.36914549437562" calcext:value-type="float">
            <text:p>-3.3691454944</text:p>
          </table:table-cell>
          <table:table-cell table:formula="of:=ABS(([.F82]+[.G82])/2)" office:value-type="float" office:value="3.42732280515748" calcext:value-type="float">
            <text:p>3.4273228052</text:p>
          </table:table-cell>
          <table:table-cell table:formula="of:=([.H82]+[.E82])/2" office:value-type="float" office:value="3.45837319147161" calcext:value-type="float">
            <text:p>3.4583731915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table:formula="of:=[.A83]/1000000" office:value-type="float" office:value="20.75" calcext:value-type="float">
            <text:p>20.75</text:p>
          </table:table-cell>
          <table:table-cell office:value-type="float" office:value="-3.16298838936879" calcext:value-type="float">
            <text:p>-3.1629883894</text:p>
          </table:table-cell>
          <table:table-cell office:value-type="float" office:value="-3.00615896692533" calcext:value-type="float">
            <text:p>-3.0061589669</text:p>
          </table:table-cell>
          <table:table-cell table:formula="of:=ABS(([.C83]+[.D83])/2)" office:value-type="float" office:value="3.08457367814706" calcext:value-type="float">
            <text:p>3.0845736781</text:p>
          </table:table-cell>
          <table:table-cell office:value-type="float" office:value="-3.27875630865639" calcext:value-type="float">
            <text:p>-3.2787563087</text:p>
          </table:table-cell>
          <table:table-cell office:value-type="float" office:value="-3.07928317699084" calcext:value-type="float">
            <text:p>-3.079283177</text:p>
          </table:table-cell>
          <table:table-cell table:formula="of:=ABS(([.F83]+[.G83])/2)" office:value-type="float" office:value="3.17901974282361" calcext:value-type="float">
            <text:p>3.1790197428</text:p>
          </table:table-cell>
          <table:table-cell table:formula="of:=([.H83]+[.E83])/2" office:value-type="float" office:value="3.13179671048534" calcext:value-type="float">
            <text:p>3.1317967105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table:formula="of:=[.A84]/1000000" office:value-type="float" office:value="21" calcext:value-type="float">
            <text:p>21.00</text:p>
          </table:table-cell>
          <table:table-cell office:value-type="float" office:value="-3.12824993959059" calcext:value-type="float">
            <text:p>-3.1282499396</text:p>
          </table:table-cell>
          <table:table-cell office:value-type="float" office:value="-3.43195423010341" calcext:value-type="float">
            <text:p>-3.4319542301</text:p>
          </table:table-cell>
          <table:table-cell table:formula="of:=ABS(([.C84]+[.D84])/2)" office:value-type="float" office:value="3.280102084847" calcext:value-type="float">
            <text:p>3.2801020848</text:p>
          </table:table-cell>
          <table:table-cell office:value-type="float" office:value="-3.1941492264738" calcext:value-type="float">
            <text:p>-3.1941492265</text:p>
          </table:table-cell>
          <table:table-cell office:value-type="float" office:value="-3.48510593254123" calcext:value-type="float">
            <text:p>-3.4851059325</text:p>
          </table:table-cell>
          <table:table-cell table:formula="of:=ABS(([.F84]+[.G84])/2)" office:value-type="float" office:value="3.33962757950751" calcext:value-type="float">
            <text:p>3.3396275795</text:p>
          </table:table-cell>
          <table:table-cell table:formula="of:=([.H84]+[.E84])/2" office:value-type="float" office:value="3.30986483217726" calcext:value-type="float">
            <text:p>3.3098648322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table:formula="of:=[.A85]/1000000" office:value-type="float" office:value="21.25" calcext:value-type="float">
            <text:p>21.25</text:p>
          </table:table-cell>
          <table:table-cell office:value-type="float" office:value="-3.18272976259243" calcext:value-type="float">
            <text:p>-3.1827297626</text:p>
          </table:table-cell>
          <table:table-cell office:value-type="float" office:value="-3.6384591667824" calcext:value-type="float">
            <text:p>-3.6384591668</text:p>
          </table:table-cell>
          <table:table-cell table:formula="of:=ABS(([.C85]+[.D85])/2)" office:value-type="float" office:value="3.41059446468742" calcext:value-type="float">
            <text:p>3.4105944647</text:p>
          </table:table-cell>
          <table:table-cell office:value-type="float" office:value="-3.2366460818201" calcext:value-type="float">
            <text:p>-3.2366460818</text:p>
          </table:table-cell>
          <table:table-cell office:value-type="float" office:value="-3.58843799542861" calcext:value-type="float">
            <text:p>-3.5884379954</text:p>
          </table:table-cell>
          <table:table-cell table:formula="of:=ABS(([.F85]+[.G85])/2)" office:value-type="float" office:value="3.41254203862435" calcext:value-type="float">
            <text:p>3.4125420386</text:p>
          </table:table-cell>
          <table:table-cell table:formula="of:=([.H85]+[.E85])/2" office:value-type="float" office:value="3.41156825165589" calcext:value-type="float">
            <text:p>3.4115682517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table:formula="of:=[.A86]/1000000" office:value-type="float" office:value="21.5" calcext:value-type="float">
            <text:p>21.50</text:p>
          </table:table-cell>
          <table:table-cell office:value-type="float" office:value="-3.14989398180702" calcext:value-type="float">
            <text:p>-3.1498939818</text:p>
          </table:table-cell>
          <table:table-cell office:value-type="float" office:value="-3.26371210864244" calcext:value-type="float">
            <text:p>-3.2637121086</text:p>
          </table:table-cell>
          <table:table-cell table:formula="of:=ABS(([.C86]+[.D86])/2)" office:value-type="float" office:value="3.20680304522473" calcext:value-type="float">
            <text:p>3.2068030452</text:p>
          </table:table-cell>
          <table:table-cell office:value-type="float" office:value="-3.31895209551793" calcext:value-type="float">
            <text:p>-3.3189520955</text:p>
          </table:table-cell>
          <table:table-cell office:value-type="float" office:value="-3.31188229824905" calcext:value-type="float">
            <text:p>-3.3118822982</text:p>
          </table:table-cell>
          <table:table-cell table:formula="of:=ABS(([.F86]+[.G86])/2)" office:value-type="float" office:value="3.31541719688349" calcext:value-type="float">
            <text:p>3.3154171969</text:p>
          </table:table-cell>
          <table:table-cell table:formula="of:=([.H86]+[.E86])/2" office:value-type="float" office:value="3.26111012105411" calcext:value-type="float">
            <text:p>3.2611101211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table:formula="of:=[.A87]/1000000" office:value-type="float" office:value="21.75" calcext:value-type="float">
            <text:p>21.75</text:p>
          </table:table-cell>
          <table:table-cell office:value-type="float" office:value="-3.30891724247314" calcext:value-type="float">
            <text:p>-3.3089172425</text:p>
          </table:table-cell>
          <table:table-cell office:value-type="float" office:value="-3.58149524375892" calcext:value-type="float">
            <text:p>-3.5814952438</text:p>
          </table:table-cell>
          <table:table-cell table:formula="of:=ABS(([.C87]+[.D87])/2)" office:value-type="float" office:value="3.44520624311603" calcext:value-type="float">
            <text:p>3.4452062431</text:p>
          </table:table-cell>
          <table:table-cell office:value-type="float" office:value="-3.30584404075678" calcext:value-type="float">
            <text:p>-3.3058440408</text:p>
          </table:table-cell>
          <table:table-cell office:value-type="float" office:value="-3.52716525503965" calcext:value-type="float">
            <text:p>-3.527165255</text:p>
          </table:table-cell>
          <table:table-cell table:formula="of:=ABS(([.F87]+[.G87])/2)" office:value-type="float" office:value="3.41650464789821" calcext:value-type="float">
            <text:p>3.4165046479</text:p>
          </table:table-cell>
          <table:table-cell table:formula="of:=([.H87]+[.E87])/2" office:value-type="float" office:value="3.43085544550712" calcext:value-type="float">
            <text:p>3.430855445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table:formula="of:=[.A88]/1000000" office:value-type="float" office:value="22" calcext:value-type="float">
            <text:p>22.00</text:p>
          </table:table-cell>
          <table:table-cell office:value-type="float" office:value="-3.28895316381067" calcext:value-type="float">
            <text:p>-3.2889531638</text:p>
          </table:table-cell>
          <table:table-cell office:value-type="float" office:value="-3.26894048949215" calcext:value-type="float">
            <text:p>-3.2689404895</text:p>
          </table:table-cell>
          <table:table-cell table:formula="of:=ABS(([.C88]+[.D88])/2)" office:value-type="float" office:value="3.27894682665141" calcext:value-type="float">
            <text:p>3.2789468267</text:p>
          </table:table-cell>
          <table:table-cell office:value-type="float" office:value="-3.34260336295852" calcext:value-type="float">
            <text:p>-3.342603363</text:p>
          </table:table-cell>
          <table:table-cell office:value-type="float" office:value="-3.27627163133309" calcext:value-type="float">
            <text:p>-3.2762716313</text:p>
          </table:table-cell>
          <table:table-cell table:formula="of:=ABS(([.F88]+[.G88])/2)" office:value-type="float" office:value="3.30943749714581" calcext:value-type="float">
            <text:p>3.3094374971</text:p>
          </table:table-cell>
          <table:table-cell table:formula="of:=([.H88]+[.E88])/2" office:value-type="float" office:value="3.29419216189861" calcext:value-type="float">
            <text:p>3.2941921619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table:formula="of:=[.A89]/1000000" office:value-type="float" office:value="22.25" calcext:value-type="float">
            <text:p>22.25</text:p>
          </table:table-cell>
          <table:table-cell office:value-type="float" office:value="-3.68640891201897" calcext:value-type="float">
            <text:p>-3.686408912</text:p>
          </table:table-cell>
          <table:table-cell office:value-type="float" office:value="-3.21662777749964" calcext:value-type="float">
            <text:p>-3.2166277775</text:p>
          </table:table-cell>
          <table:table-cell table:formula="of:=ABS(([.C89]+[.D89])/2)" office:value-type="float" office:value="3.4515183447593" calcext:value-type="float">
            <text:p>3.4515183448</text:p>
          </table:table-cell>
          <table:table-cell office:value-type="float" office:value="-3.62808297436492" calcext:value-type="float">
            <text:p>-3.6280829744</text:p>
          </table:table-cell>
          <table:table-cell office:value-type="float" office:value="-3.15506129591518" calcext:value-type="float">
            <text:p>-3.1550612959</text:p>
          </table:table-cell>
          <table:table-cell table:formula="of:=ABS(([.F89]+[.G89])/2)" office:value-type="float" office:value="3.39157213514005" calcext:value-type="float">
            <text:p>3.3915721351</text:p>
          </table:table-cell>
          <table:table-cell table:formula="of:=([.H89]+[.E89])/2" office:value-type="float" office:value="3.42154523994968" calcext:value-type="float">
            <text:p>3.421545239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table:formula="of:=[.A90]/1000000" office:value-type="float" office:value="22.5" calcext:value-type="float">
            <text:p>22.50</text:p>
          </table:table-cell>
          <table:table-cell office:value-type="float" office:value="-3.46998132829733" calcext:value-type="float">
            <text:p>-3.4699813283</text:p>
          </table:table-cell>
          <table:table-cell office:value-type="float" office:value="-3.23350047918165" calcext:value-type="float">
            <text:p>-3.2335004792</text:p>
          </table:table-cell>
          <table:table-cell table:formula="of:=ABS(([.C90]+[.D90])/2)" office:value-type="float" office:value="3.35174090373949" calcext:value-type="float">
            <text:p>3.3517409037</text:p>
          </table:table-cell>
          <table:table-cell office:value-type="float" office:value="-3.49939064748779" calcext:value-type="float">
            <text:p>-3.4993906475</text:p>
          </table:table-cell>
          <table:table-cell office:value-type="float" office:value="-3.23549205083658" calcext:value-type="float">
            <text:p>-3.2354920508</text:p>
          </table:table-cell>
          <table:table-cell table:formula="of:=ABS(([.F90]+[.G90])/2)" office:value-type="float" office:value="3.36744134916218" calcext:value-type="float">
            <text:p>3.3674413492</text:p>
          </table:table-cell>
          <table:table-cell table:formula="of:=([.H90]+[.E90])/2" office:value-type="float" office:value="3.35959112645084" calcext:value-type="float">
            <text:p>3.359591126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table:formula="of:=[.A91]/1000000" office:value-type="float" office:value="22.75" calcext:value-type="float">
            <text:p>22.75</text:p>
          </table:table-cell>
          <table:table-cell office:value-type="float" office:value="-3.2481335672144" calcext:value-type="float">
            <text:p>-3.2481335672</text:p>
          </table:table-cell>
          <table:table-cell office:value-type="float" office:value="-3.64887066874978" calcext:value-type="float">
            <text:p>-3.6488706687</text:p>
          </table:table-cell>
          <table:table-cell table:formula="of:=ABS(([.C91]+[.D91])/2)" office:value-type="float" office:value="3.44850211798209" calcext:value-type="float">
            <text:p>3.448502118</text:p>
          </table:table-cell>
          <table:table-cell office:value-type="float" office:value="-3.3017477531657" calcext:value-type="float">
            <text:p>-3.3017477532</text:p>
          </table:table-cell>
          <table:table-cell office:value-type="float" office:value="-3.61784515730511" calcext:value-type="float">
            <text:p>-3.6178451573</text:p>
          </table:table-cell>
          <table:table-cell table:formula="of:=ABS(([.F91]+[.G91])/2)" office:value-type="float" office:value="3.45979645523541" calcext:value-type="float">
            <text:p>3.4597964552</text:p>
          </table:table-cell>
          <table:table-cell table:formula="of:=([.H91]+[.E91])/2" office:value-type="float" office:value="3.45414928660875" calcext:value-type="float">
            <text:p>3.454149286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table:formula="of:=[.A92]/1000000" office:value-type="float" office:value="23" calcext:value-type="float">
            <text:p>23.00</text:p>
          </table:table-cell>
          <table:table-cell office:value-type="float" office:value="-3.32947599645172" calcext:value-type="float">
            <text:p>-3.3294759965</text:p>
          </table:table-cell>
          <table:table-cell office:value-type="float" office:value="-3.41914197620368" calcext:value-type="float">
            <text:p>-3.4191419762</text:p>
          </table:table-cell>
          <table:table-cell table:formula="of:=ABS(([.C92]+[.D92])/2)" office:value-type="float" office:value="3.3743089863277" calcext:value-type="float">
            <text:p>3.3743089863</text:p>
          </table:table-cell>
          <table:table-cell office:value-type="float" office:value="-3.32863516585064" calcext:value-type="float">
            <text:p>-3.3286351659</text:p>
          </table:table-cell>
          <table:table-cell office:value-type="float" office:value="-3.45802750957443" calcext:value-type="float">
            <text:p>-3.4580275096</text:p>
          </table:table-cell>
          <table:table-cell table:formula="of:=ABS(([.F92]+[.G92])/2)" office:value-type="float" office:value="3.39333133771254" calcext:value-type="float">
            <text:p>3.3933313377</text:p>
          </table:table-cell>
          <table:table-cell table:formula="of:=([.H92]+[.E92])/2" office:value-type="float" office:value="3.38382016202012" calcext:value-type="float">
            <text:p>3.38382016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table:formula="of:=[.A93]/1000000" office:value-type="float" office:value="23.25" calcext:value-type="float">
            <text:p>23.25</text:p>
          </table:table-cell>
          <table:table-cell office:value-type="float" office:value="-3.08721279447962" calcext:value-type="float">
            <text:p>-3.0872127945</text:p>
          </table:table-cell>
          <table:table-cell office:value-type="float" office:value="-3.4145556007992" calcext:value-type="float">
            <text:p>-3.4145556008</text:p>
          </table:table-cell>
          <table:table-cell table:formula="of:=ABS(([.C93]+[.D93])/2)" office:value-type="float" office:value="3.25088419763941" calcext:value-type="float">
            <text:p>3.2508841976</text:p>
          </table:table-cell>
          <table:table-cell office:value-type="float" office:value="-3.04181818014174" calcext:value-type="float">
            <text:p>-3.0418181801</text:p>
          </table:table-cell>
          <table:table-cell office:value-type="float" office:value="-3.39838696552939" calcext:value-type="float">
            <text:p>-3.3983869655</text:p>
          </table:table-cell>
          <table:table-cell table:formula="of:=ABS(([.F93]+[.G93])/2)" office:value-type="float" office:value="3.22010257283556" calcext:value-type="float">
            <text:p>3.2201025728</text:p>
          </table:table-cell>
          <table:table-cell table:formula="of:=([.H93]+[.E93])/2" office:value-type="float" office:value="3.23549338523749" calcext:value-type="float">
            <text:p>3.2354933852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table:formula="of:=[.A94]/1000000" office:value-type="float" office:value="23.5" calcext:value-type="float">
            <text:p>23.50</text:p>
          </table:table-cell>
          <table:table-cell office:value-type="float" office:value="-3.71624020387968" calcext:value-type="float">
            <text:p>-3.7162402039</text:p>
          </table:table-cell>
          <table:table-cell office:value-type="float" office:value="-3.14780742634494" calcext:value-type="float">
            <text:p>-3.1478074263</text:p>
          </table:table-cell>
          <table:table-cell table:formula="of:=ABS(([.C94]+[.D94])/2)" office:value-type="float" office:value="3.43202381511231" calcext:value-type="float">
            <text:p>3.4320238151</text:p>
          </table:table-cell>
          <table:table-cell office:value-type="float" office:value="-3.58466245644978" calcext:value-type="float">
            <text:p>-3.5846624564</text:p>
          </table:table-cell>
          <table:table-cell office:value-type="float" office:value="-3.27041916911856" calcext:value-type="float">
            <text:p>-3.2704191691</text:p>
          </table:table-cell>
          <table:table-cell table:formula="of:=ABS(([.F94]+[.G94])/2)" office:value-type="float" office:value="3.42754081278417" calcext:value-type="float">
            <text:p>3.4275408128</text:p>
          </table:table-cell>
          <table:table-cell table:formula="of:=([.H94]+[.E94])/2" office:value-type="float" office:value="3.42978231394824" calcext:value-type="float">
            <text:p>3.429782313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table:formula="of:=[.A95]/1000000" office:value-type="float" office:value="23.75" calcext:value-type="float">
            <text:p>23.75</text:p>
          </table:table-cell>
          <table:table-cell office:value-type="float" office:value="-3.02381379015851" calcext:value-type="float">
            <text:p>-3.0238137902</text:p>
          </table:table-cell>
          <table:table-cell office:value-type="float" office:value="-3.33058003973563" calcext:value-type="float">
            <text:p>-3.3305800397</text:p>
          </table:table-cell>
          <table:table-cell table:formula="of:=ABS(([.C95]+[.D95])/2)" office:value-type="float" office:value="3.17719691494707" calcext:value-type="float">
            <text:p>3.1771969149</text:p>
          </table:table-cell>
          <table:table-cell office:value-type="float" office:value="-3.05596230742999" calcext:value-type="float">
            <text:p>-3.0559623074</text:p>
          </table:table-cell>
          <table:table-cell office:value-type="float" office:value="-3.41884496844512" calcext:value-type="float">
            <text:p>-3.4188449684</text:p>
          </table:table-cell>
          <table:table-cell table:formula="of:=ABS(([.F95]+[.G95])/2)" office:value-type="float" office:value="3.23740363793755" calcext:value-type="float">
            <text:p>3.2374036379</text:p>
          </table:table-cell>
          <table:table-cell table:formula="of:=([.H95]+[.E95])/2" office:value-type="float" office:value="3.20730027644231" calcext:value-type="float">
            <text:p>3.207300276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table:formula="of:=[.A96]/1000000" office:value-type="float" office:value="24" calcext:value-type="float">
            <text:p>24.00</text:p>
          </table:table-cell>
          <table:table-cell office:value-type="float" office:value="-2.96807046255984" calcext:value-type="float">
            <text:p>-2.9680704626</text:p>
          </table:table-cell>
          <table:table-cell office:value-type="float" office:value="-3.73435498301668" calcext:value-type="float">
            <text:p>-3.734354983</text:p>
          </table:table-cell>
          <table:table-cell table:formula="of:=ABS(([.C96]+[.D96])/2)" office:value-type="float" office:value="3.35121272278826" calcext:value-type="float">
            <text:p>3.3512127228</text:p>
          </table:table-cell>
          <table:table-cell office:value-type="float" office:value="-2.87577385077242" calcext:value-type="float">
            <text:p>-2.8757738508</text:p>
          </table:table-cell>
          <table:table-cell office:value-type="float" office:value="-3.64653221955411" calcext:value-type="float">
            <text:p>-3.6465322196</text:p>
          </table:table-cell>
          <table:table-cell table:formula="of:=ABS(([.F96]+[.G96])/2)" office:value-type="float" office:value="3.26115303516327" calcext:value-type="float">
            <text:p>3.2611530352</text:p>
          </table:table-cell>
          <table:table-cell table:formula="of:=([.H96]+[.E96])/2" office:value-type="float" office:value="3.30618287897576" calcext:value-type="float">
            <text:p>3.306182879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table:formula="of:=[.A97]/1000000" office:value-type="float" office:value="24.25" calcext:value-type="float">
            <text:p>24.25</text:p>
          </table:table-cell>
          <table:table-cell office:value-type="float" office:value="-3.66019597967076" calcext:value-type="float">
            <text:p>-3.6601959797</text:p>
          </table:table-cell>
          <table:table-cell office:value-type="float" office:value="-3.51511678637269" calcext:value-type="float">
            <text:p>-3.5151167864</text:p>
          </table:table-cell>
          <table:table-cell table:formula="of:=ABS(([.C97]+[.D97])/2)" office:value-type="float" office:value="3.58765638302172" calcext:value-type="float">
            <text:p>3.587656383</text:p>
          </table:table-cell>
          <table:table-cell office:value-type="float" office:value="-3.66277863854379" calcext:value-type="float">
            <text:p>-3.6627786385</text:p>
          </table:table-cell>
          <table:table-cell office:value-type="float" office:value="-3.38423730704524" calcext:value-type="float">
            <text:p>-3.384237307</text:p>
          </table:table-cell>
          <table:table-cell table:formula="of:=ABS(([.F97]+[.G97])/2)" office:value-type="float" office:value="3.52350797279451" calcext:value-type="float">
            <text:p>3.5235079728</text:p>
          </table:table-cell>
          <table:table-cell table:formula="of:=([.H97]+[.E97])/2" office:value-type="float" office:value="3.55558217790812" calcext:value-type="float">
            <text:p>3.5555821779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table:formula="of:=[.A98]/1000000" office:value-type="float" office:value="24.5" calcext:value-type="float">
            <text:p>24.50</text:p>
          </table:table-cell>
          <table:table-cell office:value-type="float" office:value="-3.30684417851887" calcext:value-type="float">
            <text:p>-3.3068441785</text:p>
          </table:table-cell>
          <table:table-cell office:value-type="float" office:value="-3.65491028079744" calcext:value-type="float">
            <text:p>-3.6549102808</text:p>
          </table:table-cell>
          <table:table-cell table:formula="of:=ABS(([.C98]+[.D98])/2)" office:value-type="float" office:value="3.48087722965816" calcext:value-type="float">
            <text:p>3.4808772297</text:p>
          </table:table-cell>
          <table:table-cell office:value-type="float" office:value="-3.2693626612802" calcext:value-type="float">
            <text:p>-3.2693626613</text:p>
          </table:table-cell>
          <table:table-cell office:value-type="float" office:value="-3.63880729577909" calcext:value-type="float">
            <text:p>-3.6388072958</text:p>
          </table:table-cell>
          <table:table-cell table:formula="of:=ABS(([.F98]+[.G98])/2)" office:value-type="float" office:value="3.45408497852964" calcext:value-type="float">
            <text:p>3.4540849785</text:p>
          </table:table-cell>
          <table:table-cell table:formula="of:=([.H98]+[.E98])/2" office:value-type="float" office:value="3.4674811040939" calcext:value-type="float">
            <text:p>3.4674811041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table:formula="of:=[.A99]/1000000" office:value-type="float" office:value="24.75" calcext:value-type="float">
            <text:p>24.75</text:p>
          </table:table-cell>
          <table:table-cell office:value-type="float" office:value="-3.24283275052308" calcext:value-type="float">
            <text:p>-3.2428327505</text:p>
          </table:table-cell>
          <table:table-cell office:value-type="float" office:value="-3.37521203785228" calcext:value-type="float">
            <text:p>-3.3752120379</text:p>
          </table:table-cell>
          <table:table-cell table:formula="of:=ABS(([.C99]+[.D99])/2)" office:value-type="float" office:value="3.30902239418768" calcext:value-type="float">
            <text:p>3.3090223942</text:p>
          </table:table-cell>
          <table:table-cell office:value-type="float" office:value="-3.3120324669177" calcext:value-type="float">
            <text:p>-3.3120324669</text:p>
          </table:table-cell>
          <table:table-cell office:value-type="float" office:value="-3.40746992466288" calcext:value-type="float">
            <text:p>-3.4074699247</text:p>
          </table:table-cell>
          <table:table-cell table:formula="of:=ABS(([.F99]+[.G99])/2)" office:value-type="float" office:value="3.35975119579029" calcext:value-type="float">
            <text:p>3.3597511958</text:p>
          </table:table-cell>
          <table:table-cell table:formula="of:=([.H99]+[.E99])/2" office:value-type="float" office:value="3.33438679498899" calcext:value-type="float">
            <text:p>3.33438679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table:formula="of:=[.A100]/1000000" office:value-type="float" office:value="25" calcext:value-type="float">
            <text:p>25.00</text:p>
          </table:table-cell>
          <table:table-cell office:value-type="float" office:value="-3.62999551977344" calcext:value-type="float">
            <text:p>-3.6299955198</text:p>
          </table:table-cell>
          <table:table-cell office:value-type="float" office:value="-3.78167732035534" calcext:value-type="float">
            <text:p>-3.7816773204</text:p>
          </table:table-cell>
          <table:table-cell table:formula="of:=ABS(([.C100]+[.D100])/2)" office:value-type="float" office:value="3.70583642006439" calcext:value-type="float">
            <text:p>3.7058364201</text:p>
          </table:table-cell>
          <table:table-cell office:value-type="float" office:value="-3.58012577155641" calcext:value-type="float">
            <text:p>-3.5801257716</text:p>
          </table:table-cell>
          <table:table-cell office:value-type="float" office:value="-3.75676951072968" calcext:value-type="float">
            <text:p>-3.7567695107</text:p>
          </table:table-cell>
          <table:table-cell table:formula="of:=ABS(([.F100]+[.G100])/2)" office:value-type="float" office:value="3.66844764114304" calcext:value-type="float">
            <text:p>3.6684476411</text:p>
          </table:table-cell>
          <table:table-cell table:formula="of:=([.H100]+[.E100])/2" office:value-type="float" office:value="3.68714203060372" calcext:value-type="float">
            <text:p>3.687142030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table:formula="of:=[.A101]/1000000" office:value-type="float" office:value="25.25" calcext:value-type="float">
            <text:p>25.25</text:p>
          </table:table-cell>
          <table:table-cell office:value-type="float" office:value="-3.31422516126085" calcext:value-type="float">
            <text:p>-3.3142251613</text:p>
          </table:table-cell>
          <table:table-cell office:value-type="float" office:value="-3.58272888152729" calcext:value-type="float">
            <text:p>-3.5827288815</text:p>
          </table:table-cell>
          <table:table-cell table:formula="of:=ABS(([.C101]+[.D101])/2)" office:value-type="float" office:value="3.44847702139407" calcext:value-type="float">
            <text:p>3.4484770214</text:p>
          </table:table-cell>
          <table:table-cell office:value-type="float" office:value="-3.48591826982847" calcext:value-type="float">
            <text:p>-3.4859182698</text:p>
          </table:table-cell>
          <table:table-cell office:value-type="float" office:value="-3.67192752609124" calcext:value-type="float">
            <text:p>-3.6719275261</text:p>
          </table:table-cell>
          <table:table-cell table:formula="of:=ABS(([.F101]+[.G101])/2)" office:value-type="float" office:value="3.57892289795986" calcext:value-type="float">
            <text:p>3.578922898</text:p>
          </table:table-cell>
          <table:table-cell table:formula="of:=([.H101]+[.E101])/2" office:value-type="float" office:value="3.51369995967696" calcext:value-type="float">
            <text:p>3.5136999597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table:formula="of:=[.A102]/1000000" office:value-type="float" office:value="25.5" calcext:value-type="float">
            <text:p>25.50</text:p>
          </table:table-cell>
          <table:table-cell office:value-type="float" office:value="-3.01187637884407" calcext:value-type="float">
            <text:p>-3.0118763788</text:p>
          </table:table-cell>
          <table:table-cell office:value-type="float" office:value="-3.55835135811987" calcext:value-type="float">
            <text:p>-3.5583513581</text:p>
          </table:table-cell>
          <table:table-cell table:formula="of:=ABS(([.C102]+[.D102])/2)" office:value-type="float" office:value="3.28511386848197" calcext:value-type="float">
            <text:p>3.2851138685</text:p>
          </table:table-cell>
          <table:table-cell office:value-type="float" office:value="-3.10508902558211" calcext:value-type="float">
            <text:p>-3.1050890256</text:p>
          </table:table-cell>
          <table:table-cell office:value-type="float" office:value="-3.46214587022853" calcext:value-type="float">
            <text:p>-3.4621458702</text:p>
          </table:table-cell>
          <table:table-cell table:formula="of:=ABS(([.F102]+[.G102])/2)" office:value-type="float" office:value="3.28361744790532" calcext:value-type="float">
            <text:p>3.2836174479</text:p>
          </table:table-cell>
          <table:table-cell table:formula="of:=([.H102]+[.E102])/2" office:value-type="float" office:value="3.28436565819365" calcext:value-type="float">
            <text:p>3.284365658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table:formula="of:=[.A103]/1000000" office:value-type="float" office:value="25.75" calcext:value-type="float">
            <text:p>25.75</text:p>
          </table:table-cell>
          <table:table-cell office:value-type="float" office:value="-3.34338188547283" calcext:value-type="float">
            <text:p>-3.3433818855</text:p>
          </table:table-cell>
          <table:table-cell office:value-type="float" office:value="-3.23445586765131" calcext:value-type="float">
            <text:p>-3.2344558677</text:p>
          </table:table-cell>
          <table:table-cell table:formula="of:=ABS(([.C103]+[.D103])/2)" office:value-type="float" office:value="3.28891887656207" calcext:value-type="float">
            <text:p>3.2889188766</text:p>
          </table:table-cell>
          <table:table-cell office:value-type="float" office:value="-3.38037008639673" calcext:value-type="float">
            <text:p>-3.3803700864</text:p>
          </table:table-cell>
          <table:table-cell office:value-type="float" office:value="-3.30466646311217" calcext:value-type="float">
            <text:p>-3.3046664631</text:p>
          </table:table-cell>
          <table:table-cell table:formula="of:=ABS(([.F103]+[.G103])/2)" office:value-type="float" office:value="3.34251827475445" calcext:value-type="float">
            <text:p>3.3425182748</text:p>
          </table:table-cell>
          <table:table-cell table:formula="of:=([.H103]+[.E103])/2" office:value-type="float" office:value="3.31571857565826" calcext:value-type="float">
            <text:p>3.3157185757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table:formula="of:=[.A104]/1000000" office:value-type="float" office:value="26" calcext:value-type="float">
            <text:p>26.00</text:p>
          </table:table-cell>
          <table:table-cell office:value-type="float" office:value="-3.57399693538257" calcext:value-type="float">
            <text:p>-3.5739969354</text:p>
          </table:table-cell>
          <table:table-cell office:value-type="float" office:value="-3.477603966351" calcext:value-type="float">
            <text:p>-3.4776039664</text:p>
          </table:table-cell>
          <table:table-cell table:formula="of:=ABS(([.C104]+[.D104])/2)" office:value-type="float" office:value="3.52580045086678" calcext:value-type="float">
            <text:p>3.5258004509</text:p>
          </table:table-cell>
          <table:table-cell office:value-type="float" office:value="-3.5502317207627" calcext:value-type="float">
            <text:p>-3.5502317208</text:p>
          </table:table-cell>
          <table:table-cell office:value-type="float" office:value="-3.3578395733063" calcext:value-type="float">
            <text:p>-3.3578395733</text:p>
          </table:table-cell>
          <table:table-cell table:formula="of:=ABS(([.F104]+[.G104])/2)" office:value-type="float" office:value="3.4540356470345" calcext:value-type="float">
            <text:p>3.454035647</text:p>
          </table:table-cell>
          <table:table-cell table:formula="of:=([.H104]+[.E104])/2" office:value-type="float" office:value="3.48991804895064" calcext:value-type="float">
            <text:p>3.489918049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table:formula="of:=[.A105]/1000000" office:value-type="float" office:value="26.25" calcext:value-type="float">
            <text:p>26.25</text:p>
          </table:table-cell>
          <table:table-cell office:value-type="float" office:value="-3.21752245613988" calcext:value-type="float">
            <text:p>-3.2175224561</text:p>
          </table:table-cell>
          <table:table-cell office:value-type="float" office:value="-3.40953344180154" calcext:value-type="float">
            <text:p>-3.4095334418</text:p>
          </table:table-cell>
          <table:table-cell table:formula="of:=ABS(([.C105]+[.D105])/2)" office:value-type="float" office:value="3.31352794897071" calcext:value-type="float">
            <text:p>3.313527949</text:p>
          </table:table-cell>
          <table:table-cell office:value-type="float" office:value="-3.28613356625021" calcext:value-type="float">
            <text:p>-3.2861335663</text:p>
          </table:table-cell>
          <table:table-cell office:value-type="float" office:value="-3.49425384012928" calcext:value-type="float">
            <text:p>-3.4942538401</text:p>
          </table:table-cell>
          <table:table-cell table:formula="of:=ABS(([.F105]+[.G105])/2)" office:value-type="float" office:value="3.39019370318974" calcext:value-type="float">
            <text:p>3.3901937032</text:p>
          </table:table-cell>
          <table:table-cell table:formula="of:=([.H105]+[.E105])/2" office:value-type="float" office:value="3.35186082608023" calcext:value-type="float">
            <text:p>3.351860826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table:formula="of:=[.A106]/1000000" office:value-type="float" office:value="26.5" calcext:value-type="float">
            <text:p>26.50</text:p>
          </table:table-cell>
          <table:table-cell office:value-type="float" office:value="-3.57233414315243" calcext:value-type="float">
            <text:p>-3.5723341432</text:p>
          </table:table-cell>
          <table:table-cell office:value-type="float" office:value="-3.61822383198327" calcext:value-type="float">
            <text:p>-3.618223832</text:p>
          </table:table-cell>
          <table:table-cell table:formula="of:=ABS(([.C106]+[.D106])/2)" office:value-type="float" office:value="3.59527898756785" calcext:value-type="float">
            <text:p>3.5952789876</text:p>
          </table:table-cell>
          <table:table-cell office:value-type="float" office:value="-3.46488895608948" calcext:value-type="float">
            <text:p>-3.4648889561</text:p>
          </table:table-cell>
          <table:table-cell office:value-type="float" office:value="-3.58683258407633" calcext:value-type="float">
            <text:p>-3.5868325841</text:p>
          </table:table-cell>
          <table:table-cell table:formula="of:=ABS(([.F106]+[.G106])/2)" office:value-type="float" office:value="3.5258607700829" calcext:value-type="float">
            <text:p>3.5258607701</text:p>
          </table:table-cell>
          <table:table-cell table:formula="of:=([.H106]+[.E106])/2" office:value-type="float" office:value="3.56056987882538" calcext:value-type="float">
            <text:p>3.5605698788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table:formula="of:=[.A107]/1000000" office:value-type="float" office:value="26.75" calcext:value-type="float">
            <text:p>26.75</text:p>
          </table:table-cell>
          <table:table-cell office:value-type="float" office:value="-3.3386606669989" calcext:value-type="float">
            <text:p>-3.338660667</text:p>
          </table:table-cell>
          <table:table-cell office:value-type="float" office:value="-3.56001644717243" calcext:value-type="float">
            <text:p>-3.5600164472</text:p>
          </table:table-cell>
          <table:table-cell table:formula="of:=ABS(([.C107]+[.D107])/2)" office:value-type="float" office:value="3.44933855708566" calcext:value-type="float">
            <text:p>3.4493385571</text:p>
          </table:table-cell>
          <table:table-cell office:value-type="float" office:value="-3.41199110651623" calcext:value-type="float">
            <text:p>-3.4119911065</text:p>
          </table:table-cell>
          <table:table-cell office:value-type="float" office:value="-3.42191334120787" calcext:value-type="float">
            <text:p>-3.4219133412</text:p>
          </table:table-cell>
          <table:table-cell table:formula="of:=ABS(([.F107]+[.G107])/2)" office:value-type="float" office:value="3.41695222386205" calcext:value-type="float">
            <text:p>3.4169522239</text:p>
          </table:table-cell>
          <table:table-cell table:formula="of:=([.H107]+[.E107])/2" office:value-type="float" office:value="3.43314539047386" calcext:value-type="float">
            <text:p>3.433145390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table:formula="of:=[.A108]/1000000" office:value-type="float" office:value="27" calcext:value-type="float">
            <text:p>27.00</text:p>
          </table:table-cell>
          <table:table-cell office:value-type="float" office:value="-3.50496744794178" calcext:value-type="float">
            <text:p>-3.5049674479</text:p>
          </table:table-cell>
          <table:table-cell office:value-type="float" office:value="-3.25639555373043" calcext:value-type="float">
            <text:p>-3.2563955537</text:p>
          </table:table-cell>
          <table:table-cell table:formula="of:=ABS(([.C108]+[.D108])/2)" office:value-type="float" office:value="3.3806815008361" calcext:value-type="float">
            <text:p>3.3806815008</text:p>
          </table:table-cell>
          <table:table-cell office:value-type="float" office:value="-3.57617071010591" calcext:value-type="float">
            <text:p>-3.5761707101</text:p>
          </table:table-cell>
          <table:table-cell office:value-type="float" office:value="-3.17384586370043" calcext:value-type="float">
            <text:p>-3.1738458637</text:p>
          </table:table-cell>
          <table:table-cell table:formula="of:=ABS(([.F108]+[.G108])/2)" office:value-type="float" office:value="3.37500828690317" calcext:value-type="float">
            <text:p>3.3750082869</text:p>
          </table:table-cell>
          <table:table-cell table:formula="of:=([.H108]+[.E108])/2" office:value-type="float" office:value="3.37784489386964" calcext:value-type="float">
            <text:p>3.3778448939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table:formula="of:=[.A109]/1000000" office:value-type="float" office:value="27.25" calcext:value-type="float">
            <text:p>27.25</text:p>
          </table:table-cell>
          <table:table-cell office:value-type="float" office:value="-3.72745974908266" calcext:value-type="float">
            <text:p>-3.7274597491</text:p>
          </table:table-cell>
          <table:table-cell office:value-type="float" office:value="-3.37404685905059" calcext:value-type="float">
            <text:p>-3.3740468591</text:p>
          </table:table-cell>
          <table:table-cell table:formula="of:=ABS(([.C109]+[.D109])/2)" office:value-type="float" office:value="3.55075330406662" calcext:value-type="float">
            <text:p>3.5507533041</text:p>
          </table:table-cell>
          <table:table-cell office:value-type="float" office:value="-3.71027435809393" calcext:value-type="float">
            <text:p>-3.7102743581</text:p>
          </table:table-cell>
          <table:table-cell office:value-type="float" office:value="-3.33830202878362" calcext:value-type="float">
            <text:p>-3.3383020288</text:p>
          </table:table-cell>
          <table:table-cell table:formula="of:=ABS(([.F109]+[.G109])/2)" office:value-type="float" office:value="3.52428819343877" calcext:value-type="float">
            <text:p>3.5242881934</text:p>
          </table:table-cell>
          <table:table-cell table:formula="of:=([.H109]+[.E109])/2" office:value-type="float" office:value="3.5375207487527" calcext:value-type="float">
            <text:p>3.5375207488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table:formula="of:=[.A110]/1000000" office:value-type="float" office:value="27.5" calcext:value-type="float">
            <text:p>27.50</text:p>
          </table:table-cell>
          <table:table-cell office:value-type="float" office:value="-3.80716589425468" calcext:value-type="float">
            <text:p>-3.8071658943</text:p>
          </table:table-cell>
          <table:table-cell office:value-type="float" office:value="-3.57072403312632" calcext:value-type="float">
            <text:p>-3.5707240331</text:p>
          </table:table-cell>
          <table:table-cell table:formula="of:=ABS(([.C110]+[.D110])/2)" office:value-type="float" office:value="3.6889449636905" calcext:value-type="float">
            <text:p>3.6889449637</text:p>
          </table:table-cell>
          <table:table-cell office:value-type="float" office:value="-3.82723596729338" calcext:value-type="float">
            <text:p>-3.8272359673</text:p>
          </table:table-cell>
          <table:table-cell office:value-type="float" office:value="-3.60858553895111" calcext:value-type="float">
            <text:p>-3.608585539</text:p>
          </table:table-cell>
          <table:table-cell table:formula="of:=ABS(([.F110]+[.G110])/2)" office:value-type="float" office:value="3.71791075312225" calcext:value-type="float">
            <text:p>3.7179107531</text:p>
          </table:table-cell>
          <table:table-cell table:formula="of:=([.H110]+[.E110])/2" office:value-type="float" office:value="3.70342785840637" calcext:value-type="float">
            <text:p>3.7034278584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table:formula="of:=[.A111]/1000000" office:value-type="float" office:value="27.75" calcext:value-type="float">
            <text:p>27.75</text:p>
          </table:table-cell>
          <table:table-cell office:value-type="float" office:value="-3.34617661070442" calcext:value-type="float">
            <text:p>-3.3461766107</text:p>
          </table:table-cell>
          <table:table-cell office:value-type="float" office:value="-3.31105010628053" calcext:value-type="float">
            <text:p>-3.3110501063</text:p>
          </table:table-cell>
          <table:table-cell table:formula="of:=ABS(([.C111]+[.D111])/2)" office:value-type="float" office:value="3.32861335849247" calcext:value-type="float">
            <text:p>3.3286133585</text:p>
          </table:table-cell>
          <table:table-cell office:value-type="float" office:value="-3.4251295203334" calcext:value-type="float">
            <text:p>-3.4251295203</text:p>
          </table:table-cell>
          <table:table-cell office:value-type="float" office:value="-3.44349659153487" calcext:value-type="float">
            <text:p>-3.4434965915</text:p>
          </table:table-cell>
          <table:table-cell table:formula="of:=ABS(([.F111]+[.G111])/2)" office:value-type="float" office:value="3.43431305593413" calcext:value-type="float">
            <text:p>3.4343130559</text:p>
          </table:table-cell>
          <table:table-cell table:formula="of:=([.H111]+[.E111])/2" office:value-type="float" office:value="3.38146320721331" calcext:value-type="float">
            <text:p>3.3814632072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table:formula="of:=[.A112]/1000000" office:value-type="float" office:value="28" calcext:value-type="float">
            <text:p>28.00</text:p>
          </table:table-cell>
          <table:table-cell office:value-type="float" office:value="-3.43480860633999" calcext:value-type="float">
            <text:p>-3.4348086063</text:p>
          </table:table-cell>
          <table:table-cell office:value-type="float" office:value="-3.28288959736172" calcext:value-type="float">
            <text:p>-3.2828895974</text:p>
          </table:table-cell>
          <table:table-cell table:formula="of:=ABS(([.C112]+[.D112])/2)" office:value-type="float" office:value="3.35884910185085" calcext:value-type="float">
            <text:p>3.3588491019</text:p>
          </table:table-cell>
          <table:table-cell office:value-type="float" office:value="-3.54219075122697" calcext:value-type="float">
            <text:p>-3.5421907512</text:p>
          </table:table-cell>
          <table:table-cell office:value-type="float" office:value="-3.22236162438205" calcext:value-type="float">
            <text:p>-3.2223616244</text:p>
          </table:table-cell>
          <table:table-cell table:formula="of:=ABS(([.F112]+[.G112])/2)" office:value-type="float" office:value="3.38227618780451" calcext:value-type="float">
            <text:p>3.3822761878</text:p>
          </table:table-cell>
          <table:table-cell table:formula="of:=([.H112]+[.E112])/2" office:value-type="float" office:value="3.37056264482768" calcext:value-type="float">
            <text:p>3.3705626448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table:formula="of:=[.A113]/1000000" office:value-type="float" office:value="28.25" calcext:value-type="float">
            <text:p>28.25</text:p>
          </table:table-cell>
          <table:table-cell office:value-type="float" office:value="-3.47572346114136" calcext:value-type="float">
            <text:p>-3.4757234611</text:p>
          </table:table-cell>
          <table:table-cell office:value-type="float" office:value="-3.24268830967739" calcext:value-type="float">
            <text:p>-3.2426883097</text:p>
          </table:table-cell>
          <table:table-cell table:formula="of:=ABS(([.C113]+[.D113])/2)" office:value-type="float" office:value="3.35920588540938" calcext:value-type="float">
            <text:p>3.3592058854</text:p>
          </table:table-cell>
          <table:table-cell office:value-type="float" office:value="-3.54805524167842" calcext:value-type="float">
            <text:p>-3.5480552417</text:p>
          </table:table-cell>
          <table:table-cell office:value-type="float" office:value="-3.47897225816232" calcext:value-type="float">
            <text:p>-3.4789722582</text:p>
          </table:table-cell>
          <table:table-cell table:formula="of:=ABS(([.F113]+[.G113])/2)" office:value-type="float" office:value="3.51351374992037" calcext:value-type="float">
            <text:p>3.5135137499</text:p>
          </table:table-cell>
          <table:table-cell table:formula="of:=([.H113]+[.E113])/2" office:value-type="float" office:value="3.43635981766487" calcext:value-type="float">
            <text:p>3.436359817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table:formula="of:=[.A114]/1000000" office:value-type="float" office:value="28.5" calcext:value-type="float">
            <text:p>28.50</text:p>
          </table:table-cell>
          <table:table-cell office:value-type="float" office:value="-3.19465507904229" calcext:value-type="float">
            <text:p>-3.194655079</text:p>
          </table:table-cell>
          <table:table-cell office:value-type="float" office:value="-3.32467773849948" calcext:value-type="float">
            <text:p>-3.3246777385</text:p>
          </table:table-cell>
          <table:table-cell table:formula="of:=ABS(([.C114]+[.D114])/2)" office:value-type="float" office:value="3.25966640877088" calcext:value-type="float">
            <text:p>3.2596664088</text:p>
          </table:table-cell>
          <table:table-cell office:value-type="float" office:value="-3.11766584134846" calcext:value-type="float">
            <text:p>-3.1176658413</text:p>
          </table:table-cell>
          <table:table-cell office:value-type="float" office:value="-3.30374352778753" calcext:value-type="float">
            <text:p>-3.3037435278</text:p>
          </table:table-cell>
          <table:table-cell table:formula="of:=ABS(([.F114]+[.G114])/2)" office:value-type="float" office:value="3.21070468456799" calcext:value-type="float">
            <text:p>3.2107046846</text:p>
          </table:table-cell>
          <table:table-cell table:formula="of:=([.H114]+[.E114])/2" office:value-type="float" office:value="3.23518554666944" calcext:value-type="float">
            <text:p>3.2351855467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table:formula="of:=[.A115]/1000000" office:value-type="float" office:value="28.75" calcext:value-type="float">
            <text:p>28.75</text:p>
          </table:table-cell>
          <table:table-cell office:value-type="float" office:value="-3.24984311668022" calcext:value-type="float">
            <text:p>-3.2498431167</text:p>
          </table:table-cell>
          <table:table-cell office:value-type="float" office:value="-3.42957095471854" calcext:value-type="float">
            <text:p>-3.4295709547</text:p>
          </table:table-cell>
          <table:table-cell table:formula="of:=ABS(([.C115]+[.D115])/2)" office:value-type="float" office:value="3.33970703569938" calcext:value-type="float">
            <text:p>3.3397070357</text:p>
          </table:table-cell>
          <table:table-cell office:value-type="float" office:value="-3.34191746790634" calcext:value-type="float">
            <text:p>-3.3419174679</text:p>
          </table:table-cell>
          <table:table-cell office:value-type="float" office:value="-3.47295310461739" calcext:value-type="float">
            <text:p>-3.4729531046</text:p>
          </table:table-cell>
          <table:table-cell table:formula="of:=ABS(([.F115]+[.G115])/2)" office:value-type="float" office:value="3.40743528626186" calcext:value-type="float">
            <text:p>3.4074352863</text:p>
          </table:table-cell>
          <table:table-cell table:formula="of:=([.H115]+[.E115])/2" office:value-type="float" office:value="3.37357116098062" calcext:value-type="float">
            <text:p>3.373571161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table:formula="of:=[.A116]/1000000" office:value-type="float" office:value="29" calcext:value-type="float">
            <text:p>29.00</text:p>
          </table:table-cell>
          <table:table-cell office:value-type="float" office:value="-3.45993653016344" calcext:value-type="float">
            <text:p>-3.4599365302</text:p>
          </table:table-cell>
          <table:table-cell office:value-type="float" office:value="-3.12424097248842" calcext:value-type="float">
            <text:p>-3.1242409725</text:p>
          </table:table-cell>
          <table:table-cell table:formula="of:=ABS(([.C116]+[.D116])/2)" office:value-type="float" office:value="3.29208875132593" calcext:value-type="float">
            <text:p>3.2920887513</text:p>
          </table:table-cell>
          <table:table-cell office:value-type="float" office:value="-3.6345526456918" calcext:value-type="float">
            <text:p>-3.6345526457</text:p>
          </table:table-cell>
          <table:table-cell office:value-type="float" office:value="-3.20123164209938" calcext:value-type="float">
            <text:p>-3.2012316421</text:p>
          </table:table-cell>
          <table:table-cell table:formula="of:=ABS(([.F116]+[.G116])/2)" office:value-type="float" office:value="3.41789214389559" calcext:value-type="float">
            <text:p>3.4178921439</text:p>
          </table:table-cell>
          <table:table-cell table:formula="of:=([.H116]+[.E116])/2" office:value-type="float" office:value="3.35499044761076" calcext:value-type="float">
            <text:p>3.3549904476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table:formula="of:=[.A117]/1000000" office:value-type="float" office:value="29.25" calcext:value-type="float">
            <text:p>29.25</text:p>
          </table:table-cell>
          <table:table-cell office:value-type="float" office:value="-3.452902060347" calcext:value-type="float">
            <text:p>-3.4529020603</text:p>
          </table:table-cell>
          <table:table-cell office:value-type="float" office:value="-3.55050168236269" calcext:value-type="float">
            <text:p>-3.5505016824</text:p>
          </table:table-cell>
          <table:table-cell table:formula="of:=ABS(([.C117]+[.D117])/2)" office:value-type="float" office:value="3.50170187135484" calcext:value-type="float">
            <text:p>3.5017018714</text:p>
          </table:table-cell>
          <table:table-cell office:value-type="float" office:value="-3.43566704321903" calcext:value-type="float">
            <text:p>-3.4356670432</text:p>
          </table:table-cell>
          <table:table-cell office:value-type="float" office:value="-3.5224668289402" calcext:value-type="float">
            <text:p>-3.5224668289</text:p>
          </table:table-cell>
          <table:table-cell table:formula="of:=ABS(([.F117]+[.G117])/2)" office:value-type="float" office:value="3.47906693607962" calcext:value-type="float">
            <text:p>3.4790669361</text:p>
          </table:table-cell>
          <table:table-cell table:formula="of:=([.H117]+[.E117])/2" office:value-type="float" office:value="3.49038440371723" calcext:value-type="float">
            <text:p>3.4903844037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table:formula="of:=[.A118]/1000000" office:value-type="float" office:value="29.5" calcext:value-type="float">
            <text:p>29.50</text:p>
          </table:table-cell>
          <table:table-cell office:value-type="float" office:value="-3.49158465495161" calcext:value-type="float">
            <text:p>-3.491584655</text:p>
          </table:table-cell>
          <table:table-cell office:value-type="float" office:value="-3.70260821597674" calcext:value-type="float">
            <text:p>-3.702608216</text:p>
          </table:table-cell>
          <table:table-cell table:formula="of:=ABS(([.C118]+[.D118])/2)" office:value-type="float" office:value="3.59709643546417" calcext:value-type="float">
            <text:p>3.5970964355</text:p>
          </table:table-cell>
          <table:table-cell office:value-type="float" office:value="-3.40874128238104" calcext:value-type="float">
            <text:p>-3.4087412824</text:p>
          </table:table-cell>
          <table:table-cell office:value-type="float" office:value="-3.69421964873509" calcext:value-type="float">
            <text:p>-3.6942196487</text:p>
          </table:table-cell>
          <table:table-cell table:formula="of:=ABS(([.F118]+[.G118])/2)" office:value-type="float" office:value="3.55148046555806" calcext:value-type="float">
            <text:p>3.5514804656</text:p>
          </table:table-cell>
          <table:table-cell table:formula="of:=([.H118]+[.E118])/2" office:value-type="float" office:value="3.57428845051112" calcext:value-type="float">
            <text:p>3.574288450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table:formula="of:=[.A119]/1000000" office:value-type="float" office:value="29.75" calcext:value-type="float">
            <text:p>29.75</text:p>
          </table:table-cell>
          <table:table-cell office:value-type="float" office:value="-3.50180482752776" calcext:value-type="float">
            <text:p>-3.5018048275</text:p>
          </table:table-cell>
          <table:table-cell office:value-type="float" office:value="-3.52144100386698" calcext:value-type="float">
            <text:p>-3.5214410039</text:p>
          </table:table-cell>
          <table:table-cell table:formula="of:=ABS(([.C119]+[.D119])/2)" office:value-type="float" office:value="3.51162291569737" calcext:value-type="float">
            <text:p>3.5116229157</text:p>
          </table:table-cell>
          <table:table-cell office:value-type="float" office:value="-3.56426391892488" calcext:value-type="float">
            <text:p>-3.5642639189</text:p>
          </table:table-cell>
          <table:table-cell office:value-type="float" office:value="-3.50520487666965" calcext:value-type="float">
            <text:p>-3.5052048767</text:p>
          </table:table-cell>
          <table:table-cell table:formula="of:=ABS(([.F119]+[.G119])/2)" office:value-type="float" office:value="3.53473439779726" calcext:value-type="float">
            <text:p>3.5347343978</text:p>
          </table:table-cell>
          <table:table-cell table:formula="of:=([.H119]+[.E119])/2" office:value-type="float" office:value="3.52317865674732" calcext:value-type="float">
            <text:p>3.5231786567</text:p>
          </table:table-cell>
        </table:table-row>
        <table:table-row table:style-name="ro1">
          <table:table-cell table:style-name="ce1" office:value-type="float" office:value="30000000" calcext:value-type="float">
            <text:p>30000000</text:p>
          </table:table-cell>
          <table:table-cell table:style-name="ce3" table:formula="of:=[.A120]/1000000" office:value-type="float" office:value="30" calcext:value-type="float">
            <text:p>30.00</text:p>
          </table:table-cell>
          <table:table-cell table:style-name="ce1" office:value-type="float" office:value="-3.60926076045225" calcext:value-type="float">
            <text:p>-3.6092607605</text:p>
          </table:table-cell>
          <table:table-cell table:style-name="ce1" office:value-type="float" office:value="-3.36305908280158" calcext:value-type="float">
            <text:p>-3.3630590828</text:p>
          </table:table-cell>
          <table:table-cell table:style-name="ce1" table:formula="of:=ABS(([.C120]+[.D120])/2)" office:value-type="float" office:value="3.48615992162691" calcext:value-type="float">
            <text:p>3.4861599216</text:p>
          </table:table-cell>
          <table:table-cell table:style-name="ce1" office:value-type="float" office:value="-3.47249996475017" calcext:value-type="float">
            <text:p>-3.4724999648</text:p>
          </table:table-cell>
          <table:table-cell table:style-name="ce1" office:value-type="float" office:value="-3.33478448114675" calcext:value-type="float">
            <text:p>-3.3347844811</text:p>
          </table:table-cell>
          <table:table-cell table:style-name="ce1" table:formula="of:=ABS(([.F120]+[.G120])/2)" office:value-type="float" office:value="3.40364222294846" calcext:value-type="float">
            <text:p>3.4036422229</text:p>
          </table:table-cell>
          <table:table-cell table:style-name="ce1" table:formula="of:=([.H120]+[.E120])/2" office:value-type="float" office:value="3.44490107228769" calcext:value-type="float">
            <text:p>3.4449010723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table:formula="of:=[.A121]/1000000" office:value-type="float" office:value="30.25" calcext:value-type="float">
            <text:p>30.25</text:p>
          </table:table-cell>
          <table:table-cell office:value-type="float" office:value="-3.52451007344723" calcext:value-type="float">
            <text:p>-3.5245100734</text:p>
          </table:table-cell>
          <table:table-cell office:value-type="float" office:value="-3.57238522154332" calcext:value-type="float">
            <text:p>-3.5723852215</text:p>
          </table:table-cell>
          <table:table-cell table:formula="of:=ABS(([.C121]+[.D121])/2)" office:value-type="float" office:value="3.54844764749527" calcext:value-type="float">
            <text:p>3.5484476475</text:p>
          </table:table-cell>
          <table:table-cell office:value-type="float" office:value="-3.37424269052947" calcext:value-type="float">
            <text:p>-3.3742426905</text:p>
          </table:table-cell>
          <table:table-cell office:value-type="float" office:value="-3.50601045009052" calcext:value-type="float">
            <text:p>-3.5060104501</text:p>
          </table:table-cell>
          <table:table-cell table:formula="of:=ABS(([.F121]+[.G121])/2)" office:value-type="float" office:value="3.44012657030999" calcext:value-type="float">
            <text:p>3.4401265703</text:p>
          </table:table-cell>
          <table:table-cell table:formula="of:=([.H121]+[.E121])/2" office:value-type="float" office:value="3.49428710890263" calcext:value-type="float">
            <text:p>3.4942871089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table:formula="of:=[.A122]/1000000" office:value-type="float" office:value="30.5" calcext:value-type="float">
            <text:p>30.50</text:p>
          </table:table-cell>
          <table:table-cell office:value-type="float" office:value="-3.25938492040077" calcext:value-type="float">
            <text:p>-3.2593849204</text:p>
          </table:table-cell>
          <table:table-cell office:value-type="float" office:value="-3.26883158175246" calcext:value-type="float">
            <text:p>-3.2688315818</text:p>
          </table:table-cell>
          <table:table-cell table:formula="of:=ABS(([.C122]+[.D122])/2)" office:value-type="float" office:value="3.26410825107661" calcext:value-type="float">
            <text:p>3.2641082511</text:p>
          </table:table-cell>
          <table:table-cell office:value-type="float" office:value="-3.20739020871274" calcext:value-type="float">
            <text:p>-3.2073902087</text:p>
          </table:table-cell>
          <table:table-cell office:value-type="float" office:value="-3.40325346904904" calcext:value-type="float">
            <text:p>-3.403253469</text:p>
          </table:table-cell>
          <table:table-cell table:formula="of:=ABS(([.F122]+[.G122])/2)" office:value-type="float" office:value="3.30532183888089" calcext:value-type="float">
            <text:p>3.3053218389</text:p>
          </table:table-cell>
          <table:table-cell table:formula="of:=([.H122]+[.E122])/2" office:value-type="float" office:value="3.28471504497875" calcext:value-type="float">
            <text:p>3.284715045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table:formula="of:=[.A123]/1000000" office:value-type="float" office:value="30.75" calcext:value-type="float">
            <text:p>30.75</text:p>
          </table:table-cell>
          <table:table-cell office:value-type="float" office:value="-3.1580763508206" calcext:value-type="float">
            <text:p>-3.1580763508</text:p>
          </table:table-cell>
          <table:table-cell office:value-type="float" office:value="-3.33035622478249" calcext:value-type="float">
            <text:p>-3.3303562248</text:p>
          </table:table-cell>
          <table:table-cell table:formula="of:=ABS(([.C123]+[.D123])/2)" office:value-type="float" office:value="3.24421628780154" calcext:value-type="float">
            <text:p>3.2442162878</text:p>
          </table:table-cell>
          <table:table-cell office:value-type="float" office:value="-3.1888390138184" calcext:value-type="float">
            <text:p>-3.1888390138</text:p>
          </table:table-cell>
          <table:table-cell office:value-type="float" office:value="-3.2893886773092" calcext:value-type="float">
            <text:p>-3.2893886773</text:p>
          </table:table-cell>
          <table:table-cell table:formula="of:=ABS(([.F123]+[.G123])/2)" office:value-type="float" office:value="3.2391138455638" calcext:value-type="float">
            <text:p>3.2391138456</text:p>
          </table:table-cell>
          <table:table-cell table:formula="of:=([.H123]+[.E123])/2" office:value-type="float" office:value="3.24166506668267" calcext:value-type="float">
            <text:p>3.2416650667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table:formula="of:=[.A124]/1000000" office:value-type="float" office:value="31" calcext:value-type="float">
            <text:p>31.00</text:p>
          </table:table-cell>
          <table:table-cell office:value-type="float" office:value="-3.40286581248019" calcext:value-type="float">
            <text:p>-3.4028658125</text:p>
          </table:table-cell>
          <table:table-cell office:value-type="float" office:value="-3.26325182310601" calcext:value-type="float">
            <text:p>-3.2632518231</text:p>
          </table:table-cell>
          <table:table-cell table:formula="of:=ABS(([.C124]+[.D124])/2)" office:value-type="float" office:value="3.3330588177931" calcext:value-type="float">
            <text:p>3.3330588178</text:p>
          </table:table-cell>
          <table:table-cell office:value-type="float" office:value="-3.28497286495309" calcext:value-type="float">
            <text:p>-3.284972865</text:p>
          </table:table-cell>
          <table:table-cell office:value-type="float" office:value="-3.34650521216547" calcext:value-type="float">
            <text:p>-3.3465052122</text:p>
          </table:table-cell>
          <table:table-cell table:formula="of:=ABS(([.F124]+[.G124])/2)" office:value-type="float" office:value="3.31573903855928" calcext:value-type="float">
            <text:p>3.3157390386</text:p>
          </table:table-cell>
          <table:table-cell table:formula="of:=([.H124]+[.E124])/2" office:value-type="float" office:value="3.32439892817619" calcext:value-type="float">
            <text:p>3.3243989282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table:formula="of:=[.A125]/1000000" office:value-type="float" office:value="31.25" calcext:value-type="float">
            <text:p>31.25</text:p>
          </table:table-cell>
          <table:table-cell office:value-type="float" office:value="-3.404433419589" calcext:value-type="float">
            <text:p>-3.4044334196</text:p>
          </table:table-cell>
          <table:table-cell office:value-type="float" office:value="-3.77099279854839" calcext:value-type="float">
            <text:p>-3.7709927985</text:p>
          </table:table-cell>
          <table:table-cell table:formula="of:=ABS(([.C125]+[.D125])/2)" office:value-type="float" office:value="3.58771310906869" calcext:value-type="float">
            <text:p>3.5877131091</text:p>
          </table:table-cell>
          <table:table-cell office:value-type="float" office:value="-3.40192650132779" calcext:value-type="float">
            <text:p>-3.4019265013</text:p>
          </table:table-cell>
          <table:table-cell office:value-type="float" office:value="-3.66782179785837" calcext:value-type="float">
            <text:p>-3.6678217979</text:p>
          </table:table-cell>
          <table:table-cell table:formula="of:=ABS(([.F125]+[.G125])/2)" office:value-type="float" office:value="3.53487414959308" calcext:value-type="float">
            <text:p>3.5348741496</text:p>
          </table:table-cell>
          <table:table-cell table:formula="of:=([.H125]+[.E125])/2" office:value-type="float" office:value="3.56129362933089" calcext:value-type="float">
            <text:p>3.561293629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table:formula="of:=[.A126]/1000000" office:value-type="float" office:value="31.5" calcext:value-type="float">
            <text:p>31.50</text:p>
          </table:table-cell>
          <table:table-cell office:value-type="float" office:value="-3.2279819774085" calcext:value-type="float">
            <text:p>-3.2279819774</text:p>
          </table:table-cell>
          <table:table-cell office:value-type="float" office:value="-3.60826673955333" calcext:value-type="float">
            <text:p>-3.6082667396</text:p>
          </table:table-cell>
          <table:table-cell table:formula="of:=ABS(([.C126]+[.D126])/2)" office:value-type="float" office:value="3.41812435848091" calcext:value-type="float">
            <text:p>3.4181243585</text:p>
          </table:table-cell>
          <table:table-cell office:value-type="float" office:value="-3.26934934312525" calcext:value-type="float">
            <text:p>-3.2693493431</text:p>
          </table:table-cell>
          <table:table-cell office:value-type="float" office:value="-3.58990496045149" calcext:value-type="float">
            <text:p>-3.5899049605</text:p>
          </table:table-cell>
          <table:table-cell table:formula="of:=ABS(([.F126]+[.G126])/2)" office:value-type="float" office:value="3.42962715178837" calcext:value-type="float">
            <text:p>3.4296271518</text:p>
          </table:table-cell>
          <table:table-cell table:formula="of:=([.H126]+[.E126])/2" office:value-type="float" office:value="3.42387575513464" calcext:value-type="float">
            <text:p>3.4238757551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table:formula="of:=[.A127]/1000000" office:value-type="float" office:value="31.75" calcext:value-type="float">
            <text:p>31.75</text:p>
          </table:table-cell>
          <table:table-cell office:value-type="float" office:value="-3.53568746428288" calcext:value-type="float">
            <text:p>-3.5356874643</text:p>
          </table:table-cell>
          <table:table-cell office:value-type="float" office:value="-3.72151537315436" calcext:value-type="float">
            <text:p>-3.7215153732</text:p>
          </table:table-cell>
          <table:table-cell table:formula="of:=ABS(([.C127]+[.D127])/2)" office:value-type="float" office:value="3.62860141871862" calcext:value-type="float">
            <text:p>3.6286014187</text:p>
          </table:table-cell>
          <table:table-cell office:value-type="float" office:value="-3.555242682955" calcext:value-type="float">
            <text:p>-3.555242683</text:p>
          </table:table-cell>
          <table:table-cell office:value-type="float" office:value="-3.70811817021265" calcext:value-type="float">
            <text:p>-3.7081181702</text:p>
          </table:table-cell>
          <table:table-cell table:formula="of:=ABS(([.F127]+[.G127])/2)" office:value-type="float" office:value="3.63168042658382" calcext:value-type="float">
            <text:p>3.6316804266</text:p>
          </table:table-cell>
          <table:table-cell table:formula="of:=([.H127]+[.E127])/2" office:value-type="float" office:value="3.63014092265122" calcext:value-type="float">
            <text:p>3.6301409227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table:formula="of:=[.A128]/1000000" office:value-type="float" office:value="32" calcext:value-type="float">
            <text:p>32.00</text:p>
          </table:table-cell>
          <table:table-cell office:value-type="float" office:value="-3.4913605598568" calcext:value-type="float">
            <text:p>-3.4913605599</text:p>
          </table:table-cell>
          <table:table-cell office:value-type="float" office:value="-3.85812220528114" calcext:value-type="float">
            <text:p>-3.8581222053</text:p>
          </table:table-cell>
          <table:table-cell table:formula="of:=ABS(([.C128]+[.D128])/2)" office:value-type="float" office:value="3.67474138256897" calcext:value-type="float">
            <text:p>3.6747413826</text:p>
          </table:table-cell>
          <table:table-cell office:value-type="float" office:value="-3.61079375905294" calcext:value-type="float">
            <text:p>-3.6107937591</text:p>
          </table:table-cell>
          <table:table-cell office:value-type="float" office:value="-3.85044248285706" calcext:value-type="float">
            <text:p>-3.8504424829</text:p>
          </table:table-cell>
          <table:table-cell table:formula="of:=ABS(([.F128]+[.G128])/2)" office:value-type="float" office:value="3.730618120955" calcext:value-type="float">
            <text:p>3.730618121</text:p>
          </table:table-cell>
          <table:table-cell table:formula="of:=([.H128]+[.E128])/2" office:value-type="float" office:value="3.70267975176198" calcext:value-type="float">
            <text:p>3.7026797518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table:formula="of:=[.A129]/1000000" office:value-type="float" office:value="32.25" calcext:value-type="float">
            <text:p>32.25</text:p>
          </table:table-cell>
          <table:table-cell office:value-type="float" office:value="-3.19967875084606" calcext:value-type="float">
            <text:p>-3.1996787508</text:p>
          </table:table-cell>
          <table:table-cell office:value-type="float" office:value="-3.46206020647381" calcext:value-type="float">
            <text:p>-3.4620602065</text:p>
          </table:table-cell>
          <table:table-cell table:formula="of:=ABS(([.C129]+[.D129])/2)" office:value-type="float" office:value="3.33086947865993" calcext:value-type="float">
            <text:p>3.3308694787</text:p>
          </table:table-cell>
          <table:table-cell office:value-type="float" office:value="-3.14074525533193" calcext:value-type="float">
            <text:p>-3.1407452553</text:p>
          </table:table-cell>
          <table:table-cell office:value-type="float" office:value="-3.53734336143617" calcext:value-type="float">
            <text:p>-3.5373433614</text:p>
          </table:table-cell>
          <table:table-cell table:formula="of:=ABS(([.F129]+[.G129])/2)" office:value-type="float" office:value="3.33904430838405" calcext:value-type="float">
            <text:p>3.3390443084</text:p>
          </table:table-cell>
          <table:table-cell table:formula="of:=([.H129]+[.E129])/2" office:value-type="float" office:value="3.33495689352199" calcext:value-type="float">
            <text:p>3.334956893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table:formula="of:=[.A130]/1000000" office:value-type="float" office:value="32.5" calcext:value-type="float">
            <text:p>32.50</text:p>
          </table:table-cell>
          <table:table-cell office:value-type="float" office:value="-3.42348793322016" calcext:value-type="float">
            <text:p>-3.4234879332</text:p>
          </table:table-cell>
          <table:table-cell office:value-type="float" office:value="-3.13747593333251" calcext:value-type="float">
            <text:p>-3.1374759333</text:p>
          </table:table-cell>
          <table:table-cell table:formula="of:=ABS(([.C130]+[.D130])/2)" office:value-type="float" office:value="3.28048193327634" calcext:value-type="float">
            <text:p>3.2804819333</text:p>
          </table:table-cell>
          <table:table-cell office:value-type="float" office:value="-3.4292039838143" calcext:value-type="float">
            <text:p>-3.4292039838</text:p>
          </table:table-cell>
          <table:table-cell office:value-type="float" office:value="-3.11872711568254" calcext:value-type="float">
            <text:p>-3.1187271157</text:p>
          </table:table-cell>
          <table:table-cell table:formula="of:=ABS(([.F130]+[.G130])/2)" office:value-type="float" office:value="3.27396554974842" calcext:value-type="float">
            <text:p>3.2739655497</text:p>
          </table:table-cell>
          <table:table-cell table:formula="of:=([.H130]+[.E130])/2" office:value-type="float" office:value="3.27722374151238" calcext:value-type="float">
            <text:p>3.2772237415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table:formula="of:=[.A131]/1000000" office:value-type="float" office:value="32.75" calcext:value-type="float">
            <text:p>32.75</text:p>
          </table:table-cell>
          <table:table-cell office:value-type="float" office:value="-3.34698774096207" calcext:value-type="float">
            <text:p>-3.346987741</text:p>
          </table:table-cell>
          <table:table-cell office:value-type="float" office:value="-3.55062295556113" calcext:value-type="float">
            <text:p>-3.5506229556</text:p>
          </table:table-cell>
          <table:table-cell table:formula="of:=ABS(([.C131]+[.D131])/2)" office:value-type="float" office:value="3.4488053482616" calcext:value-type="float">
            <text:p>3.4488053483</text:p>
          </table:table-cell>
          <table:table-cell office:value-type="float" office:value="-3.43125395023757" calcext:value-type="float">
            <text:p>-3.4312539502</text:p>
          </table:table-cell>
          <table:table-cell office:value-type="float" office:value="-3.58510168066757" calcext:value-type="float">
            <text:p>-3.5851016807</text:p>
          </table:table-cell>
          <table:table-cell table:formula="of:=ABS(([.F131]+[.G131])/2)" office:value-type="float" office:value="3.50817781545257" calcext:value-type="float">
            <text:p>3.5081778155</text:p>
          </table:table-cell>
          <table:table-cell table:formula="of:=([.H131]+[.E131])/2" office:value-type="float" office:value="3.47849158185709" calcext:value-type="float">
            <text:p>3.4784915819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table:formula="of:=[.A132]/1000000" office:value-type="float" office:value="33" calcext:value-type="float">
            <text:p>33.00</text:p>
          </table:table-cell>
          <table:table-cell office:value-type="float" office:value="-3.36085333140478" calcext:value-type="float">
            <text:p>-3.3608533314</text:p>
          </table:table-cell>
          <table:table-cell office:value-type="float" office:value="-3.02280190900704" calcext:value-type="float">
            <text:p>-3.022801909</text:p>
          </table:table-cell>
          <table:table-cell table:formula="of:=ABS(([.C132]+[.D132])/2)" office:value-type="float" office:value="3.19182762020591" calcext:value-type="float">
            <text:p>3.1918276202</text:p>
          </table:table-cell>
          <table:table-cell office:value-type="float" office:value="-3.51335628571247" calcext:value-type="float">
            <text:p>-3.5133562857</text:p>
          </table:table-cell>
          <table:table-cell office:value-type="float" office:value="-3.12197006927616" calcext:value-type="float">
            <text:p>-3.1219700693</text:p>
          </table:table-cell>
          <table:table-cell table:formula="of:=ABS(([.F132]+[.G132])/2)" office:value-type="float" office:value="3.31766317749431" calcext:value-type="float">
            <text:p>3.3176631775</text:p>
          </table:table-cell>
          <table:table-cell table:formula="of:=([.H132]+[.E132])/2" office:value-type="float" office:value="3.25474539885011" calcext:value-type="float">
            <text:p>3.254745398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table:formula="of:=[.A133]/1000000" office:value-type="float" office:value="33.25" calcext:value-type="float">
            <text:p>33.25</text:p>
          </table:table-cell>
          <table:table-cell office:value-type="float" office:value="-3.67403948026195" calcext:value-type="float">
            <text:p>-3.6740394803</text:p>
          </table:table-cell>
          <table:table-cell office:value-type="float" office:value="-3.2446759879298" calcext:value-type="float">
            <text:p>-3.2446759879</text:p>
          </table:table-cell>
          <table:table-cell table:formula="of:=ABS(([.C133]+[.D133])/2)" office:value-type="float" office:value="3.45935773409587" calcext:value-type="float">
            <text:p>3.4593577341</text:p>
          </table:table-cell>
          <table:table-cell office:value-type="float" office:value="-3.67032797876863" calcext:value-type="float">
            <text:p>-3.6703279788</text:p>
          </table:table-cell>
          <table:table-cell office:value-type="float" office:value="-3.29952910779831" calcext:value-type="float">
            <text:p>-3.2995291078</text:p>
          </table:table-cell>
          <table:table-cell table:formula="of:=ABS(([.F133]+[.G133])/2)" office:value-type="float" office:value="3.48492854328347" calcext:value-type="float">
            <text:p>3.4849285433</text:p>
          </table:table-cell>
          <table:table-cell table:formula="of:=([.H133]+[.E133])/2" office:value-type="float" office:value="3.47214313868967" calcext:value-type="float">
            <text:p>3.4721431387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table:formula="of:=[.A134]/1000000" office:value-type="float" office:value="33.5" calcext:value-type="float">
            <text:p>33.50</text:p>
          </table:table-cell>
          <table:table-cell office:value-type="float" office:value="-3.38558654088758" calcext:value-type="float">
            <text:p>-3.3855865409</text:p>
          </table:table-cell>
          <table:table-cell office:value-type="float" office:value="-3.2884282967197" calcext:value-type="float">
            <text:p>-3.2884282967</text:p>
          </table:table-cell>
          <table:table-cell table:formula="of:=ABS(([.C134]+[.D134])/2)" office:value-type="float" office:value="3.33700741880364" calcext:value-type="float">
            <text:p>3.3370074188</text:p>
          </table:table-cell>
          <table:table-cell office:value-type="float" office:value="-3.38639338174882" calcext:value-type="float">
            <text:p>-3.3863933817</text:p>
          </table:table-cell>
          <table:table-cell office:value-type="float" office:value="-3.25097252286198" calcext:value-type="float">
            <text:p>-3.2509725229</text:p>
          </table:table-cell>
          <table:table-cell table:formula="of:=ABS(([.F134]+[.G134])/2)" office:value-type="float" office:value="3.3186829523054" calcext:value-type="float">
            <text:p>3.3186829523</text:p>
          </table:table-cell>
          <table:table-cell table:formula="of:=([.H134]+[.E134])/2" office:value-type="float" office:value="3.32784518555452" calcext:value-type="float">
            <text:p>3.3278451856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table:formula="of:=[.A135]/1000000" office:value-type="float" office:value="33.75" calcext:value-type="float">
            <text:p>33.75</text:p>
          </table:table-cell>
          <table:table-cell office:value-type="float" office:value="-3.55481014697181" calcext:value-type="float">
            <text:p>-3.554810147</text:p>
          </table:table-cell>
          <table:table-cell office:value-type="float" office:value="-3.19895031807845" calcext:value-type="float">
            <text:p>-3.1989503181</text:p>
          </table:table-cell>
          <table:table-cell table:formula="of:=ABS(([.C135]+[.D135])/2)" office:value-type="float" office:value="3.37688023252513" calcext:value-type="float">
            <text:p>3.3768802325</text:p>
          </table:table-cell>
          <table:table-cell office:value-type="float" office:value="-3.59637436495206" calcext:value-type="float">
            <text:p>-3.596374365</text:p>
          </table:table-cell>
          <table:table-cell office:value-type="float" office:value="-3.16640869684162" calcext:value-type="float">
            <text:p>-3.1664086968</text:p>
          </table:table-cell>
          <table:table-cell table:formula="of:=ABS(([.F135]+[.G135])/2)" office:value-type="float" office:value="3.38139153089684" calcext:value-type="float">
            <text:p>3.3813915309</text:p>
          </table:table-cell>
          <table:table-cell table:formula="of:=([.H135]+[.E135])/2" office:value-type="float" office:value="3.37913588171098" calcext:value-type="float">
            <text:p>3.379135881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table:formula="of:=[.A136]/1000000" office:value-type="float" office:value="34" calcext:value-type="float">
            <text:p>34.00</text:p>
          </table:table-cell>
          <table:table-cell office:value-type="float" office:value="-3.32007318993243" calcext:value-type="float">
            <text:p>-3.3200731899</text:p>
          </table:table-cell>
          <table:table-cell office:value-type="float" office:value="-3.55954001940035" calcext:value-type="float">
            <text:p>-3.5595400194</text:p>
          </table:table-cell>
          <table:table-cell table:formula="of:=ABS(([.C136]+[.D136])/2)" office:value-type="float" office:value="3.43980660466639" calcext:value-type="float">
            <text:p>3.4398066047</text:p>
          </table:table-cell>
          <table:table-cell office:value-type="float" office:value="-3.37951877770814" calcext:value-type="float">
            <text:p>-3.3795187777</text:p>
          </table:table-cell>
          <table:table-cell office:value-type="float" office:value="-3.52488408013449" calcext:value-type="float">
            <text:p>-3.5248840801</text:p>
          </table:table-cell>
          <table:table-cell table:formula="of:=ABS(([.F136]+[.G136])/2)" office:value-type="float" office:value="3.45220142892131" calcext:value-type="float">
            <text:p>3.4522014289</text:p>
          </table:table-cell>
          <table:table-cell table:formula="of:=([.H136]+[.E136])/2" office:value-type="float" office:value="3.44600401679385" calcext:value-type="float">
            <text:p>3.4460040168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table:formula="of:=[.A137]/1000000" office:value-type="float" office:value="34.25" calcext:value-type="float">
            <text:p>34.25</text:p>
          </table:table-cell>
          <table:table-cell office:value-type="float" office:value="-3.2751240976806" calcext:value-type="float">
            <text:p>-3.2751240977</text:p>
          </table:table-cell>
          <table:table-cell office:value-type="float" office:value="-3.24779315575832" calcext:value-type="float">
            <text:p>-3.2477931558</text:p>
          </table:table-cell>
          <table:table-cell table:formula="of:=ABS(([.C137]+[.D137])/2)" office:value-type="float" office:value="3.26145862671946" calcext:value-type="float">
            <text:p>3.2614586267</text:p>
          </table:table-cell>
          <table:table-cell office:value-type="float" office:value="-3.35491142475451" calcext:value-type="float">
            <text:p>-3.3549114248</text:p>
          </table:table-cell>
          <table:table-cell office:value-type="float" office:value="-3.32126131865546" calcext:value-type="float">
            <text:p>-3.3212613187</text:p>
          </table:table-cell>
          <table:table-cell table:formula="of:=ABS(([.F137]+[.G137])/2)" office:value-type="float" office:value="3.33808637170499" calcext:value-type="float">
            <text:p>3.3380863717</text:p>
          </table:table-cell>
          <table:table-cell table:formula="of:=([.H137]+[.E137])/2" office:value-type="float" office:value="3.29977249921222" calcext:value-type="float">
            <text:p>3.2997724992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table:formula="of:=[.A138]/1000000" office:value-type="float" office:value="34.5" calcext:value-type="float">
            <text:p>34.50</text:p>
          </table:table-cell>
          <table:table-cell office:value-type="float" office:value="-3.35245344935178" calcext:value-type="float">
            <text:p>-3.3524534494</text:p>
          </table:table-cell>
          <table:table-cell office:value-type="float" office:value="-3.53360477459805" calcext:value-type="float">
            <text:p>-3.5336047746</text:p>
          </table:table-cell>
          <table:table-cell table:formula="of:=ABS(([.C138]+[.D138])/2)" office:value-type="float" office:value="3.44302911197491" calcext:value-type="float">
            <text:p>3.443029112</text:p>
          </table:table-cell>
          <table:table-cell office:value-type="float" office:value="-3.37184186503662" calcext:value-type="float">
            <text:p>-3.371841865</text:p>
          </table:table-cell>
          <table:table-cell office:value-type="float" office:value="-3.40076574250401" calcext:value-type="float">
            <text:p>-3.4007657425</text:p>
          </table:table-cell>
          <table:table-cell table:formula="of:=ABS(([.F138]+[.G138])/2)" office:value-type="float" office:value="3.38630380377031" calcext:value-type="float">
            <text:p>3.3863038038</text:p>
          </table:table-cell>
          <table:table-cell table:formula="of:=([.H138]+[.E138])/2" office:value-type="float" office:value="3.41466645787261" calcext:value-type="float">
            <text:p>3.4146664579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table:formula="of:=[.A139]/1000000" office:value-type="float" office:value="34.75" calcext:value-type="float">
            <text:p>34.75</text:p>
          </table:table-cell>
          <table:table-cell office:value-type="float" office:value="-3.49912929710997" calcext:value-type="float">
            <text:p>-3.4991292971</text:p>
          </table:table-cell>
          <table:table-cell office:value-type="float" office:value="-3.44231822916418" calcext:value-type="float">
            <text:p>-3.4423182292</text:p>
          </table:table-cell>
          <table:table-cell table:formula="of:=ABS(([.C139]+[.D139])/2)" office:value-type="float" office:value="3.47072376313707" calcext:value-type="float">
            <text:p>3.4707237631</text:p>
          </table:table-cell>
          <table:table-cell office:value-type="float" office:value="-3.45779064511317" calcext:value-type="float">
            <text:p>-3.4577906451</text:p>
          </table:table-cell>
          <table:table-cell office:value-type="float" office:value="-3.52736837115069" calcext:value-type="float">
            <text:p>-3.5273683712</text:p>
          </table:table-cell>
          <table:table-cell table:formula="of:=ABS(([.F139]+[.G139])/2)" office:value-type="float" office:value="3.49257950813193" calcext:value-type="float">
            <text:p>3.4925795081</text:p>
          </table:table-cell>
          <table:table-cell table:formula="of:=([.H139]+[.E139])/2" office:value-type="float" office:value="3.4816516356345" calcext:value-type="float">
            <text:p>3.4816516356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table:formula="of:=[.A140]/1000000" office:value-type="float" office:value="35" calcext:value-type="float">
            <text:p>35.00</text:p>
          </table:table-cell>
          <table:table-cell office:value-type="float" office:value="-3.40877643203327" calcext:value-type="float">
            <text:p>-3.408776432</text:p>
          </table:table-cell>
          <table:table-cell office:value-type="float" office:value="-3.27627435610335" calcext:value-type="float">
            <text:p>-3.2762743561</text:p>
          </table:table-cell>
          <table:table-cell table:formula="of:=ABS(([.C140]+[.D140])/2)" office:value-type="float" office:value="3.34252539406831" calcext:value-type="float">
            <text:p>3.3425253941</text:p>
          </table:table-cell>
          <table:table-cell office:value-type="float" office:value="-3.44916126407821" calcext:value-type="float">
            <text:p>-3.4491612641</text:p>
          </table:table-cell>
          <table:table-cell office:value-type="float" office:value="-3.26361218996044" calcext:value-type="float">
            <text:p>-3.26361219</text:p>
          </table:table-cell>
          <table:table-cell table:formula="of:=ABS(([.F140]+[.G140])/2)" office:value-type="float" office:value="3.35638672701933" calcext:value-type="float">
            <text:p>3.356386727</text:p>
          </table:table-cell>
          <table:table-cell table:formula="of:=([.H140]+[.E140])/2" office:value-type="float" office:value="3.34945606054382" calcext:value-type="float">
            <text:p>3.3494560605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table:formula="of:=[.A141]/1000000" office:value-type="float" office:value="35.25" calcext:value-type="float">
            <text:p>35.25</text:p>
          </table:table-cell>
          <table:table-cell office:value-type="float" office:value="-3.22766652257815" calcext:value-type="float">
            <text:p>-3.2276665226</text:p>
          </table:table-cell>
          <table:table-cell office:value-type="float" office:value="-3.67870676470352" calcext:value-type="float">
            <text:p>-3.6787067647</text:p>
          </table:table-cell>
          <table:table-cell table:formula="of:=ABS(([.C141]+[.D141])/2)" office:value-type="float" office:value="3.45318664364083" calcext:value-type="float">
            <text:p>3.4531866436</text:p>
          </table:table-cell>
          <table:table-cell office:value-type="float" office:value="-3.14977532397926" calcext:value-type="float">
            <text:p>-3.149775324</text:p>
          </table:table-cell>
          <table:table-cell office:value-type="float" office:value="-3.61399320526043" calcext:value-type="float">
            <text:p>-3.6139932053</text:p>
          </table:table-cell>
          <table:table-cell table:formula="of:=ABS(([.F141]+[.G141])/2)" office:value-type="float" office:value="3.38188426461984" calcext:value-type="float">
            <text:p>3.3818842646</text:p>
          </table:table-cell>
          <table:table-cell table:formula="of:=([.H141]+[.E141])/2" office:value-type="float" office:value="3.41753545413034" calcext:value-type="float">
            <text:p>3.4175354541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table:formula="of:=[.A142]/1000000" office:value-type="float" office:value="35.5" calcext:value-type="float">
            <text:p>35.50</text:p>
          </table:table-cell>
          <table:table-cell office:value-type="float" office:value="-3.55489497497746" calcext:value-type="float">
            <text:p>-3.554894975</text:p>
          </table:table-cell>
          <table:table-cell office:value-type="float" office:value="-3.38523098147328" calcext:value-type="float">
            <text:p>-3.3852309815</text:p>
          </table:table-cell>
          <table:table-cell table:formula="of:=ABS(([.C142]+[.D142])/2)" office:value-type="float" office:value="3.47006297822537" calcext:value-type="float">
            <text:p>3.4700629782</text:p>
          </table:table-cell>
          <table:table-cell office:value-type="float" office:value="-3.52116622919292" calcext:value-type="float">
            <text:p>-3.5211662292</text:p>
          </table:table-cell>
          <table:table-cell office:value-type="float" office:value="-3.40496250376375" calcext:value-type="float">
            <text:p>-3.4049625038</text:p>
          </table:table-cell>
          <table:table-cell table:formula="of:=ABS(([.F142]+[.G142])/2)" office:value-type="float" office:value="3.46306436647833" calcext:value-type="float">
            <text:p>3.4630643665</text:p>
          </table:table-cell>
          <table:table-cell table:formula="of:=([.H142]+[.E142])/2" office:value-type="float" office:value="3.46656367235185" calcext:value-type="float">
            <text:p>3.4665636724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table:formula="of:=[.A143]/1000000" office:value-type="float" office:value="35.75" calcext:value-type="float">
            <text:p>35.75</text:p>
          </table:table-cell>
          <table:table-cell office:value-type="float" office:value="-3.81569058496897" calcext:value-type="float">
            <text:p>-3.815690585</text:p>
          </table:table-cell>
          <table:table-cell office:value-type="float" office:value="-3.19461711610762" calcext:value-type="float">
            <text:p>-3.1946171161</text:p>
          </table:table-cell>
          <table:table-cell table:formula="of:=ABS(([.C143]+[.D143])/2)" office:value-type="float" office:value="3.50515385053829" calcext:value-type="float">
            <text:p>3.5051538505</text:p>
          </table:table-cell>
          <table:table-cell office:value-type="float" office:value="-3.85789708461258" calcext:value-type="float">
            <text:p>-3.8578970846</text:p>
          </table:table-cell>
          <table:table-cell office:value-type="float" office:value="-3.31664099330745" calcext:value-type="float">
            <text:p>-3.3166409933</text:p>
          </table:table-cell>
          <table:table-cell table:formula="of:=ABS(([.F143]+[.G143])/2)" office:value-type="float" office:value="3.58726903896001" calcext:value-type="float">
            <text:p>3.587269039</text:p>
          </table:table-cell>
          <table:table-cell table:formula="of:=([.H143]+[.E143])/2" office:value-type="float" office:value="3.54621144474915" calcext:value-type="float">
            <text:p>3.5462114447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table:formula="of:=[.A144]/1000000" office:value-type="float" office:value="36" calcext:value-type="float">
            <text:p>36.00</text:p>
          </table:table-cell>
          <table:table-cell office:value-type="float" office:value="-3.57347591528871" calcext:value-type="float">
            <text:p>-3.5734759153</text:p>
          </table:table-cell>
          <table:table-cell office:value-type="float" office:value="-3.00520431400158" calcext:value-type="float">
            <text:p>-3.005204314</text:p>
          </table:table-cell>
          <table:table-cell table:formula="of:=ABS(([.C144]+[.D144])/2)" office:value-type="float" office:value="3.28934011464514" calcext:value-type="float">
            <text:p>3.2893401146</text:p>
          </table:table-cell>
          <table:table-cell office:value-type="float" office:value="-3.56351210502774" calcext:value-type="float">
            <text:p>-3.563512105</text:p>
          </table:table-cell>
          <table:table-cell office:value-type="float" office:value="-2.96684554816683" calcext:value-type="float">
            <text:p>-2.9668455482</text:p>
          </table:table-cell>
          <table:table-cell table:formula="of:=ABS(([.F144]+[.G144])/2)" office:value-type="float" office:value="3.26517882659728" calcext:value-type="float">
            <text:p>3.2651788266</text:p>
          </table:table-cell>
          <table:table-cell table:formula="of:=([.H144]+[.E144])/2" office:value-type="float" office:value="3.27725947062121" calcext:value-type="float">
            <text:p>3.2772594706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table:formula="of:=[.A145]/1000000" office:value-type="float" office:value="36.25" calcext:value-type="float">
            <text:p>36.25</text:p>
          </table:table-cell>
          <table:table-cell office:value-type="float" office:value="-3.24586223404557" calcext:value-type="float">
            <text:p>-3.245862234</text:p>
          </table:table-cell>
          <table:table-cell office:value-type="float" office:value="-3.5968875715953" calcext:value-type="float">
            <text:p>-3.5968875716</text:p>
          </table:table-cell>
          <table:table-cell table:formula="of:=ABS(([.C145]+[.D145])/2)" office:value-type="float" office:value="3.42137490282043" calcext:value-type="float">
            <text:p>3.4213749028</text:p>
          </table:table-cell>
          <table:table-cell office:value-type="float" office:value="-3.28127072559753" calcext:value-type="float">
            <text:p>-3.2812707256</text:p>
          </table:table-cell>
          <table:table-cell office:value-type="float" office:value="-3.59799364693538" calcext:value-type="float">
            <text:p>-3.5979936469</text:p>
          </table:table-cell>
          <table:table-cell table:formula="of:=ABS(([.F145]+[.G145])/2)" office:value-type="float" office:value="3.43963218626646" calcext:value-type="float">
            <text:p>3.4396321863</text:p>
          </table:table-cell>
          <table:table-cell table:formula="of:=([.H145]+[.E145])/2" office:value-type="float" office:value="3.43050354454344" calcext:value-type="float">
            <text:p>3.4305035445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table:formula="of:=[.A146]/1000000" office:value-type="float" office:value="36.5" calcext:value-type="float">
            <text:p>36.50</text:p>
          </table:table-cell>
          <table:table-cell office:value-type="float" office:value="-3.7012416532629" calcext:value-type="float">
            <text:p>-3.7012416533</text:p>
          </table:table-cell>
          <table:table-cell office:value-type="float" office:value="-3.26158238215451" calcext:value-type="float">
            <text:p>-3.2615823822</text:p>
          </table:table-cell>
          <table:table-cell table:formula="of:=ABS(([.C146]+[.D146])/2)" office:value-type="float" office:value="3.48141201770871" calcext:value-type="float">
            <text:p>3.4814120177</text:p>
          </table:table-cell>
          <table:table-cell office:value-type="float" office:value="-3.70645724592705" calcext:value-type="float">
            <text:p>-3.7064572459</text:p>
          </table:table-cell>
          <table:table-cell office:value-type="float" office:value="-3.34625672221212" calcext:value-type="float">
            <text:p>-3.3462567222</text:p>
          </table:table-cell>
          <table:table-cell table:formula="of:=ABS(([.F146]+[.G146])/2)" office:value-type="float" office:value="3.52635698406958" calcext:value-type="float">
            <text:p>3.5263569841</text:p>
          </table:table-cell>
          <table:table-cell table:formula="of:=([.H146]+[.E146])/2" office:value-type="float" office:value="3.50388450088914" calcext:value-type="float">
            <text:p>3.503884500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table:formula="of:=[.A147]/1000000" office:value-type="float" office:value="36.75" calcext:value-type="float">
            <text:p>36.75</text:p>
          </table:table-cell>
          <table:table-cell office:value-type="float" office:value="-3.4528434802356" calcext:value-type="float">
            <text:p>-3.4528434802</text:p>
          </table:table-cell>
          <table:table-cell office:value-type="float" office:value="-3.54433396547939" calcext:value-type="float">
            <text:p>-3.5443339655</text:p>
          </table:table-cell>
          <table:table-cell table:formula="of:=ABS(([.C147]+[.D147])/2)" office:value-type="float" office:value="3.49858872285749" calcext:value-type="float">
            <text:p>3.4985887229</text:p>
          </table:table-cell>
          <table:table-cell office:value-type="float" office:value="-3.46678745405981" calcext:value-type="float">
            <text:p>-3.4667874541</text:p>
          </table:table-cell>
          <table:table-cell office:value-type="float" office:value="-3.44881625034327" calcext:value-type="float">
            <text:p>-3.4488162503</text:p>
          </table:table-cell>
          <table:table-cell table:formula="of:=ABS(([.F147]+[.G147])/2)" office:value-type="float" office:value="3.45780185220154" calcext:value-type="float">
            <text:p>3.4578018522</text:p>
          </table:table-cell>
          <table:table-cell table:formula="of:=([.H147]+[.E147])/2" office:value-type="float" office:value="3.47819528752952" calcext:value-type="float">
            <text:p>3.478195287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table:formula="of:=[.A148]/1000000" office:value-type="float" office:value="37" calcext:value-type="float">
            <text:p>37.00</text:p>
          </table:table-cell>
          <table:table-cell office:value-type="float" office:value="-3.3933923758488" calcext:value-type="float">
            <text:p>-3.3933923758</text:p>
          </table:table-cell>
          <table:table-cell office:value-type="float" office:value="-3.02890823018707" calcext:value-type="float">
            <text:p>-3.0289082302</text:p>
          </table:table-cell>
          <table:table-cell table:formula="of:=ABS(([.C148]+[.D148])/2)" office:value-type="float" office:value="3.21115030301794" calcext:value-type="float">
            <text:p>3.211150303</text:p>
          </table:table-cell>
          <table:table-cell office:value-type="float" office:value="-3.52408248090233" calcext:value-type="float">
            <text:p>-3.5240824809</text:p>
          </table:table-cell>
          <table:table-cell office:value-type="float" office:value="-3.05507554965746" calcext:value-type="float">
            <text:p>-3.0550755497</text:p>
          </table:table-cell>
          <table:table-cell table:formula="of:=ABS(([.F148]+[.G148])/2)" office:value-type="float" office:value="3.28957901527989" calcext:value-type="float">
            <text:p>3.2895790153</text:p>
          </table:table-cell>
          <table:table-cell table:formula="of:=([.H148]+[.E148])/2" office:value-type="float" office:value="3.25036465914892" calcext:value-type="float">
            <text:p>3.2503646591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table:formula="of:=[.A149]/1000000" office:value-type="float" office:value="37.25" calcext:value-type="float">
            <text:p>37.25</text:p>
          </table:table-cell>
          <table:table-cell office:value-type="float" office:value="-3.27266857013878" calcext:value-type="float">
            <text:p>-3.2726685701</text:p>
          </table:table-cell>
          <table:table-cell office:value-type="float" office:value="-3.32534399058911" calcext:value-type="float">
            <text:p>-3.3253439906</text:p>
          </table:table-cell>
          <table:table-cell table:formula="of:=ABS(([.C149]+[.D149])/2)" office:value-type="float" office:value="3.29900628036394" calcext:value-type="float">
            <text:p>3.2990062804</text:p>
          </table:table-cell>
          <table:table-cell office:value-type="float" office:value="-3.36513333938431" calcext:value-type="float">
            <text:p>-3.3651333394</text:p>
          </table:table-cell>
          <table:table-cell office:value-type="float" office:value="-3.46160923418097" calcext:value-type="float">
            <text:p>-3.4616092342</text:p>
          </table:table-cell>
          <table:table-cell table:formula="of:=ABS(([.F149]+[.G149])/2)" office:value-type="float" office:value="3.41337128678264" calcext:value-type="float">
            <text:p>3.4133712868</text:p>
          </table:table-cell>
          <table:table-cell table:formula="of:=([.H149]+[.E149])/2" office:value-type="float" office:value="3.35618878357329" calcext:value-type="float">
            <text:p>3.356188783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table:formula="of:=[.A150]/1000000" office:value-type="float" office:value="37.5" calcext:value-type="float">
            <text:p>37.50</text:p>
          </table:table-cell>
          <table:table-cell office:value-type="float" office:value="-3.4705515350027" calcext:value-type="float">
            <text:p>-3.470551535</text:p>
          </table:table-cell>
          <table:table-cell office:value-type="float" office:value="-3.28809422353317" calcext:value-type="float">
            <text:p>-3.2880942235</text:p>
          </table:table-cell>
          <table:table-cell table:formula="of:=ABS(([.C150]+[.D150])/2)" office:value-type="float" office:value="3.37932287926793" calcext:value-type="float">
            <text:p>3.3793228793</text:p>
          </table:table-cell>
          <table:table-cell office:value-type="float" office:value="-3.48476560097422" calcext:value-type="float">
            <text:p>-3.484765601</text:p>
          </table:table-cell>
          <table:table-cell office:value-type="float" office:value="-3.47453367135493" calcext:value-type="float">
            <text:p>-3.4745336714</text:p>
          </table:table-cell>
          <table:table-cell table:formula="of:=ABS(([.F150]+[.G150])/2)" office:value-type="float" office:value="3.47964963616457" calcext:value-type="float">
            <text:p>3.4796496362</text:p>
          </table:table-cell>
          <table:table-cell table:formula="of:=([.H150]+[.E150])/2" office:value-type="float" office:value="3.42948625771626" calcext:value-type="float">
            <text:p>3.4294862577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table:formula="of:=[.A151]/1000000" office:value-type="float" office:value="37.75" calcext:value-type="float">
            <text:p>37.75</text:p>
          </table:table-cell>
          <table:table-cell office:value-type="float" office:value="-3.06153112097153" calcext:value-type="float">
            <text:p>-3.061531121</text:p>
          </table:table-cell>
          <table:table-cell office:value-type="float" office:value="-3.63972306475201" calcext:value-type="float">
            <text:p>-3.6397230648</text:p>
          </table:table-cell>
          <table:table-cell table:formula="of:=ABS(([.C151]+[.D151])/2)" office:value-type="float" office:value="3.35062709286177" calcext:value-type="float">
            <text:p>3.3506270929</text:p>
          </table:table-cell>
          <table:table-cell office:value-type="float" office:value="-2.97790119434657" calcext:value-type="float">
            <text:p>-2.9779011943</text:p>
          </table:table-cell>
          <table:table-cell office:value-type="float" office:value="-3.61176865739064" calcext:value-type="float">
            <text:p>-3.6117686574</text:p>
          </table:table-cell>
          <table:table-cell table:formula="of:=ABS(([.F151]+[.G151])/2)" office:value-type="float" office:value="3.29483492586861" calcext:value-type="float">
            <text:p>3.2948349259</text:p>
          </table:table-cell>
          <table:table-cell table:formula="of:=([.H151]+[.E151])/2" office:value-type="float" office:value="3.32273100936519" calcext:value-type="float">
            <text:p>3.322731009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table:formula="of:=[.A152]/1000000" office:value-type="float" office:value="38" calcext:value-type="float">
            <text:p>38.00</text:p>
          </table:table-cell>
          <table:table-cell office:value-type="float" office:value="-3.61962348572372" calcext:value-type="float">
            <text:p>-3.6196234857</text:p>
          </table:table-cell>
          <table:table-cell office:value-type="float" office:value="-3.26681636776779" calcext:value-type="float">
            <text:p>-3.2668163678</text:p>
          </table:table-cell>
          <table:table-cell table:formula="of:=ABS(([.C152]+[.D152])/2)" office:value-type="float" office:value="3.44321992674575" calcext:value-type="float">
            <text:p>3.4432199267</text:p>
          </table:table-cell>
          <table:table-cell office:value-type="float" office:value="-3.55199596167168" calcext:value-type="float">
            <text:p>-3.5519959617</text:p>
          </table:table-cell>
          <table:table-cell office:value-type="float" office:value="-3.25854412147242" calcext:value-type="float">
            <text:p>-3.2585441215</text:p>
          </table:table-cell>
          <table:table-cell table:formula="of:=ABS(([.F152]+[.G152])/2)" office:value-type="float" office:value="3.40527004157205" calcext:value-type="float">
            <text:p>3.4052700416</text:p>
          </table:table-cell>
          <table:table-cell table:formula="of:=([.H152]+[.E152])/2" office:value-type="float" office:value="3.4242449841589" calcext:value-type="float">
            <text:p>3.4242449842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table:formula="of:=[.A153]/1000000" office:value-type="float" office:value="38.25" calcext:value-type="float">
            <text:p>38.25</text:p>
          </table:table-cell>
          <table:table-cell office:value-type="float" office:value="-3.68229008948694" calcext:value-type="float">
            <text:p>-3.6822900895</text:p>
          </table:table-cell>
          <table:table-cell office:value-type="float" office:value="-3.09484058564339" calcext:value-type="float">
            <text:p>-3.0948405856</text:p>
          </table:table-cell>
          <table:table-cell table:formula="of:=ABS(([.C153]+[.D153])/2)" office:value-type="float" office:value="3.38856533756516" calcext:value-type="float">
            <text:p>3.3885653376</text:p>
          </table:table-cell>
          <table:table-cell office:value-type="float" office:value="-3.6706672976586" calcext:value-type="float">
            <text:p>-3.6706672977</text:p>
          </table:table-cell>
          <table:table-cell office:value-type="float" office:value="-3.09746884247312" calcext:value-type="float">
            <text:p>-3.0974688425</text:p>
          </table:table-cell>
          <table:table-cell table:formula="of:=ABS(([.F153]+[.G153])/2)" office:value-type="float" office:value="3.38406807006586" calcext:value-type="float">
            <text:p>3.3840680701</text:p>
          </table:table-cell>
          <table:table-cell table:formula="of:=([.H153]+[.E153])/2" office:value-type="float" office:value="3.38631670381551" calcext:value-type="float">
            <text:p>3.3863167038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table:formula="of:=[.A154]/1000000" office:value-type="float" office:value="38.5" calcext:value-type="float">
            <text:p>38.50</text:p>
          </table:table-cell>
          <table:table-cell office:value-type="float" office:value="-3.25991989319105" calcext:value-type="float">
            <text:p>-3.2599198932</text:p>
          </table:table-cell>
          <table:table-cell office:value-type="float" office:value="-3.33760338856084" calcext:value-type="float">
            <text:p>-3.3376033886</text:p>
          </table:table-cell>
          <table:table-cell table:formula="of:=ABS(([.C154]+[.D154])/2)" office:value-type="float" office:value="3.29876164087594" calcext:value-type="float">
            <text:p>3.2987616409</text:p>
          </table:table-cell>
          <table:table-cell office:value-type="float" office:value="-3.378909426216" calcext:value-type="float">
            <text:p>-3.3789094262</text:p>
          </table:table-cell>
          <table:table-cell office:value-type="float" office:value="-3.37151212008494" calcext:value-type="float">
            <text:p>-3.3715121201</text:p>
          </table:table-cell>
          <table:table-cell table:formula="of:=ABS(([.F154]+[.G154])/2)" office:value-type="float" office:value="3.37521077315047" calcext:value-type="float">
            <text:p>3.3752107732</text:p>
          </table:table-cell>
          <table:table-cell table:formula="of:=([.H154]+[.E154])/2" office:value-type="float" office:value="3.33698620701321" calcext:value-type="float">
            <text:p>3.336986207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table:formula="of:=[.A155]/1000000" office:value-type="float" office:value="38.75" calcext:value-type="float">
            <text:p>38.75</text:p>
          </table:table-cell>
          <table:table-cell office:value-type="float" office:value="-3.30174417639203" calcext:value-type="float">
            <text:p>-3.3017441764</text:p>
          </table:table-cell>
          <table:table-cell office:value-type="float" office:value="-3.49794855917403" calcext:value-type="float">
            <text:p>-3.4979485592</text:p>
          </table:table-cell>
          <table:table-cell table:formula="of:=ABS(([.C155]+[.D155])/2)" office:value-type="float" office:value="3.39984636778303" calcext:value-type="float">
            <text:p>3.3998463678</text:p>
          </table:table-cell>
          <table:table-cell office:value-type="float" office:value="-3.36633133438579" calcext:value-type="float">
            <text:p>-3.3663313344</text:p>
          </table:table-cell>
          <table:table-cell office:value-type="float" office:value="-3.56097110166664" calcext:value-type="float">
            <text:p>-3.5609711017</text:p>
          </table:table-cell>
          <table:table-cell table:formula="of:=ABS(([.F155]+[.G155])/2)" office:value-type="float" office:value="3.46365121802621" calcext:value-type="float">
            <text:p>3.463651218</text:p>
          </table:table-cell>
          <table:table-cell table:formula="of:=([.H155]+[.E155])/2" office:value-type="float" office:value="3.43174879290462" calcext:value-type="float">
            <text:p>3.4317487929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table:formula="of:=[.A156]/1000000" office:value-type="float" office:value="39" calcext:value-type="float">
            <text:p>39.00</text:p>
          </table:table-cell>
          <table:table-cell office:value-type="float" office:value="-3.53051234146505" calcext:value-type="float">
            <text:p>-3.5305123415</text:p>
          </table:table-cell>
          <table:table-cell office:value-type="float" office:value="-3.17394625536395" calcext:value-type="float">
            <text:p>-3.1739462554</text:p>
          </table:table-cell>
          <table:table-cell table:formula="of:=ABS(([.C156]+[.D156])/2)" office:value-type="float" office:value="3.3522292984145" calcext:value-type="float">
            <text:p>3.3522292984</text:p>
          </table:table-cell>
          <table:table-cell office:value-type="float" office:value="-3.63765097301886" calcext:value-type="float">
            <text:p>-3.637650973</text:p>
          </table:table-cell>
          <table:table-cell office:value-type="float" office:value="-3.32091182943958" calcext:value-type="float">
            <text:p>-3.3209118294</text:p>
          </table:table-cell>
          <table:table-cell table:formula="of:=ABS(([.F156]+[.G156])/2)" office:value-type="float" office:value="3.47928140122922" calcext:value-type="float">
            <text:p>3.4792814012</text:p>
          </table:table-cell>
          <table:table-cell table:formula="of:=([.H156]+[.E156])/2" office:value-type="float" office:value="3.41575534982186" calcext:value-type="float">
            <text:p>3.4157553498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table:formula="of:=[.A157]/1000000" office:value-type="float" office:value="39.25" calcext:value-type="float">
            <text:p>39.25</text:p>
          </table:table-cell>
          <table:table-cell office:value-type="float" office:value="-3.49861666719669" calcext:value-type="float">
            <text:p>-3.4986166672</text:p>
          </table:table-cell>
          <table:table-cell office:value-type="float" office:value="-3.69127220047556" calcext:value-type="float">
            <text:p>-3.6912722005</text:p>
          </table:table-cell>
          <table:table-cell table:formula="of:=ABS(([.C157]+[.D157])/2)" office:value-type="float" office:value="3.59494443383613" calcext:value-type="float">
            <text:p>3.5949444338</text:p>
          </table:table-cell>
          <table:table-cell office:value-type="float" office:value="-3.44415392725717" calcext:value-type="float">
            <text:p>-3.4441539273</text:p>
          </table:table-cell>
          <table:table-cell office:value-type="float" office:value="-3.60092031968793" calcext:value-type="float">
            <text:p>-3.6009203197</text:p>
          </table:table-cell>
          <table:table-cell table:formula="of:=ABS(([.F157]+[.G157])/2)" office:value-type="float" office:value="3.52253712347255" calcext:value-type="float">
            <text:p>3.5225371235</text:p>
          </table:table-cell>
          <table:table-cell table:formula="of:=([.H157]+[.E157])/2" office:value-type="float" office:value="3.55874077865434" calcext:value-type="float">
            <text:p>3.558740778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table:formula="of:=[.A158]/1000000" office:value-type="float" office:value="39.5" calcext:value-type="float">
            <text:p>39.50</text:p>
          </table:table-cell>
          <table:table-cell office:value-type="float" office:value="-3.28077999177056" calcext:value-type="float">
            <text:p>-3.2807799918</text:p>
          </table:table-cell>
          <table:table-cell office:value-type="float" office:value="-3.16368473869014" calcext:value-type="float">
            <text:p>-3.1636847387</text:p>
          </table:table-cell>
          <table:table-cell table:formula="of:=ABS(([.C158]+[.D158])/2)" office:value-type="float" office:value="3.22223236523035" calcext:value-type="float">
            <text:p>3.2222323652</text:p>
          </table:table-cell>
          <table:table-cell office:value-type="float" office:value="-3.298310414088" calcext:value-type="float">
            <text:p>-3.2983104141</text:p>
          </table:table-cell>
          <table:table-cell office:value-type="float" office:value="-3.21068620997701" calcext:value-type="float">
            <text:p>-3.21068621</text:p>
          </table:table-cell>
          <table:table-cell table:formula="of:=ABS(([.F158]+[.G158])/2)" office:value-type="float" office:value="3.2544983120325" calcext:value-type="float">
            <text:p>3.254498312</text:p>
          </table:table-cell>
          <table:table-cell table:formula="of:=([.H158]+[.E158])/2" office:value-type="float" office:value="3.23836533863143" calcext:value-type="float">
            <text:p>3.2383653386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table:formula="of:=[.A159]/1000000" office:value-type="float" office:value="39.75" calcext:value-type="float">
            <text:p>39.75</text:p>
          </table:table-cell>
          <table:table-cell office:value-type="float" office:value="-3.43254510143328" calcext:value-type="float">
            <text:p>-3.4325451014</text:p>
          </table:table-cell>
          <table:table-cell office:value-type="float" office:value="-3.46599747044702" calcext:value-type="float">
            <text:p>-3.4659974704</text:p>
          </table:table-cell>
          <table:table-cell table:formula="of:=ABS(([.C159]+[.D159])/2)" office:value-type="float" office:value="3.44927128594015" calcext:value-type="float">
            <text:p>3.4492712859</text:p>
          </table:table-cell>
          <table:table-cell office:value-type="float" office:value="-3.63170834707064" calcext:value-type="float">
            <text:p>-3.6317083471</text:p>
          </table:table-cell>
          <table:table-cell office:value-type="float" office:value="-3.49102761436686" calcext:value-type="float">
            <text:p>-3.4910276144</text:p>
          </table:table-cell>
          <table:table-cell table:formula="of:=ABS(([.F159]+[.G159])/2)" office:value-type="float" office:value="3.56136798071875" calcext:value-type="float">
            <text:p>3.5613679807</text:p>
          </table:table-cell>
          <table:table-cell table:formula="of:=([.H159]+[.E159])/2" office:value-type="float" office:value="3.50531963332945" calcext:value-type="float">
            <text:p>3.5053196333</text:p>
          </table:table-cell>
        </table:table-row>
        <table:table-row table:style-name="ro1">
          <table:table-cell table:style-name="ce1" office:value-type="float" office:value="40000000" calcext:value-type="float">
            <text:p>40000000</text:p>
          </table:table-cell>
          <table:table-cell table:style-name="ce3" table:formula="of:=[.A160]/1000000" office:value-type="float" office:value="40" calcext:value-type="float">
            <text:p>40.00</text:p>
          </table:table-cell>
          <table:table-cell table:style-name="ce1" office:value-type="float" office:value="-3.15192523378042" calcext:value-type="float">
            <text:p>-3.1519252338</text:p>
          </table:table-cell>
          <table:table-cell table:style-name="ce1" office:value-type="float" office:value="-3.77582478917253" calcext:value-type="float">
            <text:p>-3.7758247892</text:p>
          </table:table-cell>
          <table:table-cell table:style-name="ce1" table:formula="of:=ABS(([.C160]+[.D160])/2)" office:value-type="float" office:value="3.46387501147648" calcext:value-type="float">
            <text:p>3.4638750115</text:p>
          </table:table-cell>
          <table:table-cell table:style-name="ce1" office:value-type="float" office:value="-3.23850391980252" calcext:value-type="float">
            <text:p>-3.2385039198</text:p>
          </table:table-cell>
          <table:table-cell table:style-name="ce1" office:value-type="float" office:value="-3.91648571284581" calcext:value-type="float">
            <text:p>-3.9164857128</text:p>
          </table:table-cell>
          <table:table-cell table:style-name="ce1" table:formula="of:=ABS(([.F160]+[.G160])/2)" office:value-type="float" office:value="3.57749481632417" calcext:value-type="float">
            <text:p>3.5774948163</text:p>
          </table:table-cell>
          <table:table-cell table:style-name="ce1" table:formula="of:=([.H160]+[.E160])/2" office:value-type="float" office:value="3.52068491390032" calcext:value-type="float">
            <text:p>3.5206849139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table:formula="of:=[.A161]/1000000" office:value-type="float" office:value="40.25" calcext:value-type="float">
            <text:p>40.25</text:p>
          </table:table-cell>
          <table:table-cell office:value-type="float" office:value="-3.44876476356973" calcext:value-type="float">
            <text:p>-3.4487647636</text:p>
          </table:table-cell>
          <table:table-cell office:value-type="float" office:value="-3.34909606172741" calcext:value-type="float">
            <text:p>-3.3490960617</text:p>
          </table:table-cell>
          <table:table-cell table:formula="of:=ABS(([.C161]+[.D161])/2)" office:value-type="float" office:value="3.39893041264857" calcext:value-type="float">
            <text:p>3.3989304126</text:p>
          </table:table-cell>
          <table:table-cell office:value-type="float" office:value="-3.43398772020655" calcext:value-type="float">
            <text:p>-3.4339877202</text:p>
          </table:table-cell>
          <table:table-cell office:value-type="float" office:value="-3.42075628402569" calcext:value-type="float">
            <text:p>-3.420756284</text:p>
          </table:table-cell>
          <table:table-cell table:formula="of:=ABS(([.F161]+[.G161])/2)" office:value-type="float" office:value="3.42737200211612" calcext:value-type="float">
            <text:p>3.4273720021</text:p>
          </table:table-cell>
          <table:table-cell table:formula="of:=([.H161]+[.E161])/2" office:value-type="float" office:value="3.41315120738235" calcext:value-type="float">
            <text:p>3.4131512074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table:formula="of:=[.A162]/1000000" office:value-type="float" office:value="40.5" calcext:value-type="float">
            <text:p>40.50</text:p>
          </table:table-cell>
          <table:table-cell office:value-type="float" office:value="-3.49545680964826" calcext:value-type="float">
            <text:p>-3.4954568096</text:p>
          </table:table-cell>
          <table:table-cell office:value-type="float" office:value="-3.22259248344488" calcext:value-type="float">
            <text:p>-3.2225924834</text:p>
          </table:table-cell>
          <table:table-cell table:formula="of:=ABS(([.C162]+[.D162])/2)" office:value-type="float" office:value="3.35902464654657" calcext:value-type="float">
            <text:p>3.3590246465</text:p>
          </table:table-cell>
          <table:table-cell office:value-type="float" office:value="-3.56207783897871" calcext:value-type="float">
            <text:p>-3.562077839</text:p>
          </table:table-cell>
          <table:table-cell office:value-type="float" office:value="-3.16626745658271" calcext:value-type="float">
            <text:p>-3.1662674566</text:p>
          </table:table-cell>
          <table:table-cell table:formula="of:=ABS(([.F162]+[.G162])/2)" office:value-type="float" office:value="3.36417264778071" calcext:value-type="float">
            <text:p>3.3641726478</text:p>
          </table:table-cell>
          <table:table-cell table:formula="of:=([.H162]+[.E162])/2" office:value-type="float" office:value="3.36159864716364" calcext:value-type="float">
            <text:p>3.3615986472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table:formula="of:=[.A163]/1000000" office:value-type="float" office:value="40.75" calcext:value-type="float">
            <text:p>40.75</text:p>
          </table:table-cell>
          <table:table-cell office:value-type="float" office:value="-3.27881927103706" calcext:value-type="float">
            <text:p>-3.278819271</text:p>
          </table:table-cell>
          <table:table-cell office:value-type="float" office:value="-3.57597159724043" calcext:value-type="float">
            <text:p>-3.5759715972</text:p>
          </table:table-cell>
          <table:table-cell table:formula="of:=ABS(([.C163]+[.D163])/2)" office:value-type="float" office:value="3.42739543413875" calcext:value-type="float">
            <text:p>3.4273954341</text:p>
          </table:table-cell>
          <table:table-cell office:value-type="float" office:value="-3.38146494972845" calcext:value-type="float">
            <text:p>-3.3814649497</text:p>
          </table:table-cell>
          <table:table-cell office:value-type="float" office:value="-3.6285759705879" calcext:value-type="float">
            <text:p>-3.6285759706</text:p>
          </table:table-cell>
          <table:table-cell table:formula="of:=ABS(([.F163]+[.G163])/2)" office:value-type="float" office:value="3.50502046015817" calcext:value-type="float">
            <text:p>3.5050204602</text:p>
          </table:table-cell>
          <table:table-cell table:formula="of:=([.H163]+[.E163])/2" office:value-type="float" office:value="3.46620794714846" calcext:value-type="float">
            <text:p>3.466207947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table:formula="of:=[.A164]/1000000" office:value-type="float" office:value="41" calcext:value-type="float">
            <text:p>41.00</text:p>
          </table:table-cell>
          <table:table-cell office:value-type="float" office:value="-3.29394981274407" calcext:value-type="float">
            <text:p>-3.2939498127</text:p>
          </table:table-cell>
          <table:table-cell office:value-type="float" office:value="-3.50974617132083" calcext:value-type="float">
            <text:p>-3.5097461713</text:p>
          </table:table-cell>
          <table:table-cell table:formula="of:=ABS(([.C164]+[.D164])/2)" office:value-type="float" office:value="3.40184799203245" calcext:value-type="float">
            <text:p>3.401847992</text:p>
          </table:table-cell>
          <table:table-cell office:value-type="float" office:value="-3.35743394192045" calcext:value-type="float">
            <text:p>-3.3574339419</text:p>
          </table:table-cell>
          <table:table-cell office:value-type="float" office:value="-3.55866960379143" calcext:value-type="float">
            <text:p>-3.5586696038</text:p>
          </table:table-cell>
          <table:table-cell table:formula="of:=ABS(([.F164]+[.G164])/2)" office:value-type="float" office:value="3.45805177285594" calcext:value-type="float">
            <text:p>3.4580517729</text:p>
          </table:table-cell>
          <table:table-cell table:formula="of:=([.H164]+[.E164])/2" office:value-type="float" office:value="3.4299498824442" calcext:value-type="float">
            <text:p>3.4299498824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table:formula="of:=[.A165]/1000000" office:value-type="float" office:value="41.25" calcext:value-type="float">
            <text:p>41.25</text:p>
          </table:table-cell>
          <table:table-cell office:value-type="float" office:value="-3.78941307955216" calcext:value-type="float">
            <text:p>-3.7894130796</text:p>
          </table:table-cell>
          <table:table-cell office:value-type="float" office:value="-3.35071710763247" calcext:value-type="float">
            <text:p>-3.3507171076</text:p>
          </table:table-cell>
          <table:table-cell table:formula="of:=ABS(([.C165]+[.D165])/2)" office:value-type="float" office:value="3.57006509359231" calcext:value-type="float">
            <text:p>3.5700650936</text:p>
          </table:table-cell>
          <table:table-cell office:value-type="float" office:value="-3.73332804639615" calcext:value-type="float">
            <text:p>-3.7333280464</text:p>
          </table:table-cell>
          <table:table-cell office:value-type="float" office:value="-3.30321548933654" calcext:value-type="float">
            <text:p>-3.3032154893</text:p>
          </table:table-cell>
          <table:table-cell table:formula="of:=ABS(([.F165]+[.G165])/2)" office:value-type="float" office:value="3.51827176786634" calcext:value-type="float">
            <text:p>3.5182717679</text:p>
          </table:table-cell>
          <table:table-cell table:formula="of:=([.H165]+[.E165])/2" office:value-type="float" office:value="3.54416843072933" calcext:value-type="float">
            <text:p>3.5441684307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table:formula="of:=[.A166]/1000000" office:value-type="float" office:value="41.5" calcext:value-type="float">
            <text:p>41.50</text:p>
          </table:table-cell>
          <table:table-cell office:value-type="float" office:value="-3.81677725918515" calcext:value-type="float">
            <text:p>-3.8167772592</text:p>
          </table:table-cell>
          <table:table-cell office:value-type="float" office:value="-3.18860020508685" calcext:value-type="float">
            <text:p>-3.1886002051</text:p>
          </table:table-cell>
          <table:table-cell table:formula="of:=ABS(([.C166]+[.D166])/2)" office:value-type="float" office:value="3.502688732136" calcext:value-type="float">
            <text:p>3.5026887321</text:p>
          </table:table-cell>
          <table:table-cell office:value-type="float" office:value="-3.72737462665356" calcext:value-type="float">
            <text:p>-3.7273746267</text:p>
          </table:table-cell>
          <table:table-cell office:value-type="float" office:value="-3.15429331375901" calcext:value-type="float">
            <text:p>-3.1542933138</text:p>
          </table:table-cell>
          <table:table-cell table:formula="of:=ABS(([.F166]+[.G166])/2)" office:value-type="float" office:value="3.44083397020628" calcext:value-type="float">
            <text:p>3.4408339702</text:p>
          </table:table-cell>
          <table:table-cell table:formula="of:=([.H166]+[.E166])/2" office:value-type="float" office:value="3.47176135117114" calcext:value-type="float">
            <text:p>3.4717613512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table:formula="of:=[.A167]/1000000" office:value-type="float" office:value="41.75" calcext:value-type="float">
            <text:p>41.75</text:p>
          </table:table-cell>
          <table:table-cell office:value-type="float" office:value="-3.28359729510702" calcext:value-type="float">
            <text:p>-3.2835972951</text:p>
          </table:table-cell>
          <table:table-cell office:value-type="float" office:value="-3.48752907618718" calcext:value-type="float">
            <text:p>-3.4875290762</text:p>
          </table:table-cell>
          <table:table-cell table:formula="of:=ABS(([.C167]+[.D167])/2)" office:value-type="float" office:value="3.3855631856471" calcext:value-type="float">
            <text:p>3.3855631856</text:p>
          </table:table-cell>
          <table:table-cell office:value-type="float" office:value="-3.31080916234422" calcext:value-type="float">
            <text:p>-3.3108091623</text:p>
          </table:table-cell>
          <table:table-cell office:value-type="float" office:value="-3.45335273766458" calcext:value-type="float">
            <text:p>-3.4533527377</text:p>
          </table:table-cell>
          <table:table-cell table:formula="of:=ABS(([.F167]+[.G167])/2)" office:value-type="float" office:value="3.3820809500044" calcext:value-type="float">
            <text:p>3.38208095</text:p>
          </table:table-cell>
          <table:table-cell table:formula="of:=([.H167]+[.E167])/2" office:value-type="float" office:value="3.38382206782575" calcext:value-type="float">
            <text:p>3.383822067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table:formula="of:=[.A168]/1000000" office:value-type="float" office:value="42" calcext:value-type="float">
            <text:p>42.00</text:p>
          </table:table-cell>
          <table:table-cell office:value-type="float" office:value="-3.24500272307729" calcext:value-type="float">
            <text:p>-3.2450027231</text:p>
          </table:table-cell>
          <table:table-cell office:value-type="float" office:value="-3.61843034862735" calcext:value-type="float">
            <text:p>-3.6184303486</text:p>
          </table:table-cell>
          <table:table-cell table:formula="of:=ABS(([.C168]+[.D168])/2)" office:value-type="float" office:value="3.43171653585232" calcext:value-type="float">
            <text:p>3.4317165359</text:p>
          </table:table-cell>
          <table:table-cell office:value-type="float" office:value="-3.2913593460393" calcext:value-type="float">
            <text:p>-3.291359346</text:p>
          </table:table-cell>
          <table:table-cell office:value-type="float" office:value="-3.60260339754874" calcext:value-type="float">
            <text:p>-3.6026033975</text:p>
          </table:table-cell>
          <table:table-cell table:formula="of:=ABS(([.F168]+[.G168])/2)" office:value-type="float" office:value="3.44698137179402" calcext:value-type="float">
            <text:p>3.4469813718</text:p>
          </table:table-cell>
          <table:table-cell table:formula="of:=([.H168]+[.E168])/2" office:value-type="float" office:value="3.43934895382317" calcext:value-type="float">
            <text:p>3.4393489538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table:formula="of:=[.A169]/1000000" office:value-type="float" office:value="42.25" calcext:value-type="float">
            <text:p>42.25</text:p>
          </table:table-cell>
          <table:table-cell office:value-type="float" office:value="-3.24191510417562" calcext:value-type="float">
            <text:p>-3.2419151042</text:p>
          </table:table-cell>
          <table:table-cell office:value-type="float" office:value="-3.5136077736829" calcext:value-type="float">
            <text:p>-3.5136077737</text:p>
          </table:table-cell>
          <table:table-cell table:formula="of:=ABS(([.C169]+[.D169])/2)" office:value-type="float" office:value="3.37776143892926" calcext:value-type="float">
            <text:p>3.3777614389</text:p>
          </table:table-cell>
          <table:table-cell office:value-type="float" office:value="-3.39375831133539" calcext:value-type="float">
            <text:p>-3.3937583113</text:p>
          </table:table-cell>
          <table:table-cell office:value-type="float" office:value="-3.56578412532432" calcext:value-type="float">
            <text:p>-3.5657841253</text:p>
          </table:table-cell>
          <table:table-cell table:formula="of:=ABS(([.F169]+[.G169])/2)" office:value-type="float" office:value="3.47977121832985" calcext:value-type="float">
            <text:p>3.4797712183</text:p>
          </table:table-cell>
          <table:table-cell table:formula="of:=([.H169]+[.E169])/2" office:value-type="float" office:value="3.42876632862956" calcext:value-type="float">
            <text:p>3.4287663286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table:formula="of:=[.A170]/1000000" office:value-type="float" office:value="42.5" calcext:value-type="float">
            <text:p>42.50</text:p>
          </table:table-cell>
          <table:table-cell office:value-type="float" office:value="-3.41794623653899" calcext:value-type="float">
            <text:p>-3.4179462365</text:p>
          </table:table-cell>
          <table:table-cell office:value-type="float" office:value="-3.08283133847467" calcext:value-type="float">
            <text:p>-3.0828313385</text:p>
          </table:table-cell>
          <table:table-cell table:formula="of:=ABS(([.C170]+[.D170])/2)" office:value-type="float" office:value="3.25038878750683" calcext:value-type="float">
            <text:p>3.2503887875</text:p>
          </table:table-cell>
          <table:table-cell office:value-type="float" office:value="-3.41593078785237" calcext:value-type="float">
            <text:p>-3.4159307879</text:p>
          </table:table-cell>
          <table:table-cell office:value-type="float" office:value="-3.1267060220994" calcext:value-type="float">
            <text:p>-3.1267060221</text:p>
          </table:table-cell>
          <table:table-cell table:formula="of:=ABS(([.F170]+[.G170])/2)" office:value-type="float" office:value="3.27131840497588" calcext:value-type="float">
            <text:p>3.271318405</text:p>
          </table:table-cell>
          <table:table-cell table:formula="of:=([.H170]+[.E170])/2" office:value-type="float" office:value="3.26085359624136" calcext:value-type="float">
            <text:p>3.2608535962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table:formula="of:=[.A171]/1000000" office:value-type="float" office:value="42.75" calcext:value-type="float">
            <text:p>42.75</text:p>
          </table:table-cell>
          <table:table-cell office:value-type="float" office:value="-3.18896095319718" calcext:value-type="float">
            <text:p>-3.1889609532</text:p>
          </table:table-cell>
          <table:table-cell office:value-type="float" office:value="-3.47631418748442" calcext:value-type="float">
            <text:p>-3.4763141875</text:p>
          </table:table-cell>
          <table:table-cell table:formula="of:=ABS(([.C171]+[.D171])/2)" office:value-type="float" office:value="3.3326375703408" calcext:value-type="float">
            <text:p>3.3326375703</text:p>
          </table:table-cell>
          <table:table-cell office:value-type="float" office:value="-3.15182855802552" calcext:value-type="float">
            <text:p>-3.151828558</text:p>
          </table:table-cell>
          <table:table-cell office:value-type="float" office:value="-3.44622488546677" calcext:value-type="float">
            <text:p>-3.4462248855</text:p>
          </table:table-cell>
          <table:table-cell table:formula="of:=ABS(([.F171]+[.G171])/2)" office:value-type="float" office:value="3.29902672174614" calcext:value-type="float">
            <text:p>3.2990267217</text:p>
          </table:table-cell>
          <table:table-cell table:formula="of:=([.H171]+[.E171])/2" office:value-type="float" office:value="3.31583214604347" calcext:value-type="float">
            <text:p>3.315832146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table:formula="of:=[.A172]/1000000" office:value-type="float" office:value="43" calcext:value-type="float">
            <text:p>43.00</text:p>
          </table:table-cell>
          <table:table-cell office:value-type="float" office:value="-3.59022860283806" calcext:value-type="float">
            <text:p>-3.5902286028</text:p>
          </table:table-cell>
          <table:table-cell office:value-type="float" office:value="-3.12857088593753" calcext:value-type="float">
            <text:p>-3.1285708859</text:p>
          </table:table-cell>
          <table:table-cell table:formula="of:=ABS(([.C172]+[.D172])/2)" office:value-type="float" office:value="3.35939974438779" calcext:value-type="float">
            <text:p>3.3593997444</text:p>
          </table:table-cell>
          <table:table-cell office:value-type="float" office:value="-3.5795405290617" calcext:value-type="float">
            <text:p>-3.5795405291</text:p>
          </table:table-cell>
          <table:table-cell office:value-type="float" office:value="-3.1526124009646" calcext:value-type="float">
            <text:p>-3.152612401</text:p>
          </table:table-cell>
          <table:table-cell table:formula="of:=ABS(([.F172]+[.G172])/2)" office:value-type="float" office:value="3.36607646501315" calcext:value-type="float">
            <text:p>3.366076465</text:p>
          </table:table-cell>
          <table:table-cell table:formula="of:=([.H172]+[.E172])/2" office:value-type="float" office:value="3.36273810470047" calcext:value-type="float">
            <text:p>3.3627381047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table:formula="of:=[.A173]/1000000" office:value-type="float" office:value="43.25" calcext:value-type="float">
            <text:p>43.25</text:p>
          </table:table-cell>
          <table:table-cell office:value-type="float" office:value="-3.03549116340018" calcext:value-type="float">
            <text:p>-3.0354911634</text:p>
          </table:table-cell>
          <table:table-cell office:value-type="float" office:value="-3.34401582868501" calcext:value-type="float">
            <text:p>-3.3440158287</text:p>
          </table:table-cell>
          <table:table-cell table:formula="of:=ABS(([.C173]+[.D173])/2)" office:value-type="float" office:value="3.18975349604259" calcext:value-type="float">
            <text:p>3.189753496</text:p>
          </table:table-cell>
          <table:table-cell office:value-type="float" office:value="-2.97938393104294" calcext:value-type="float">
            <text:p>-2.979383931</text:p>
          </table:table-cell>
          <table:table-cell office:value-type="float" office:value="-3.2979951939041" calcext:value-type="float">
            <text:p>-3.2979951939</text:p>
          </table:table-cell>
          <table:table-cell table:formula="of:=ABS(([.F173]+[.G173])/2)" office:value-type="float" office:value="3.13868956247352" calcext:value-type="float">
            <text:p>3.1386895625</text:p>
          </table:table-cell>
          <table:table-cell table:formula="of:=([.H173]+[.E173])/2" office:value-type="float" office:value="3.16422152925806" calcext:value-type="float">
            <text:p>3.1642215293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table:formula="of:=[.A174]/1000000" office:value-type="float" office:value="43.5" calcext:value-type="float">
            <text:p>43.50</text:p>
          </table:table-cell>
          <table:table-cell office:value-type="float" office:value="-3.03526522495953" calcext:value-type="float">
            <text:p>-3.035265225</text:p>
          </table:table-cell>
          <table:table-cell office:value-type="float" office:value="-3.11186461805385" calcext:value-type="float">
            <text:p>-3.1118646181</text:p>
          </table:table-cell>
          <table:table-cell table:formula="of:=ABS(([.C174]+[.D174])/2)" office:value-type="float" office:value="3.07356492150669" calcext:value-type="float">
            <text:p>3.0735649215</text:p>
          </table:table-cell>
          <table:table-cell office:value-type="float" office:value="-3.10495119450409" calcext:value-type="float">
            <text:p>-3.1049511945</text:p>
          </table:table-cell>
          <table:table-cell office:value-type="float" office:value="-3.18462710849426" calcext:value-type="float">
            <text:p>-3.1846271085</text:p>
          </table:table-cell>
          <table:table-cell table:formula="of:=ABS(([.F174]+[.G174])/2)" office:value-type="float" office:value="3.14478915149918" calcext:value-type="float">
            <text:p>3.1447891515</text:p>
          </table:table-cell>
          <table:table-cell table:formula="of:=([.H174]+[.E174])/2" office:value-type="float" office:value="3.10917703650293" calcext:value-type="float">
            <text:p>3.109177036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table:formula="of:=[.A175]/1000000" office:value-type="float" office:value="43.75" calcext:value-type="float">
            <text:p>43.75</text:p>
          </table:table-cell>
          <table:table-cell office:value-type="float" office:value="-3.73774712999591" calcext:value-type="float">
            <text:p>-3.73774713</text:p>
          </table:table-cell>
          <table:table-cell office:value-type="float" office:value="-3.13837560222216" calcext:value-type="float">
            <text:p>-3.1383756022</text:p>
          </table:table-cell>
          <table:table-cell table:formula="of:=ABS(([.C175]+[.D175])/2)" office:value-type="float" office:value="3.43806136610903" calcext:value-type="float">
            <text:p>3.4380613661</text:p>
          </table:table-cell>
          <table:table-cell office:value-type="float" office:value="-3.74547280395209" calcext:value-type="float">
            <text:p>-3.745472804</text:p>
          </table:table-cell>
          <table:table-cell office:value-type="float" office:value="-3.12430032025457" calcext:value-type="float">
            <text:p>-3.1243003203</text:p>
          </table:table-cell>
          <table:table-cell table:formula="of:=ABS(([.F175]+[.G175])/2)" office:value-type="float" office:value="3.43488656210333" calcext:value-type="float">
            <text:p>3.4348865621</text:p>
          </table:table-cell>
          <table:table-cell table:formula="of:=([.H175]+[.E175])/2" office:value-type="float" office:value="3.43647396410618" calcext:value-type="float">
            <text:p>3.4364739641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table:formula="of:=[.A176]/1000000" office:value-type="float" office:value="44" calcext:value-type="float">
            <text:p>44.00</text:p>
          </table:table-cell>
          <table:table-cell office:value-type="float" office:value="-3.30848185484616" calcext:value-type="float">
            <text:p>-3.3084818548</text:p>
          </table:table-cell>
          <table:table-cell office:value-type="float" office:value="-3.24059181772923" calcext:value-type="float">
            <text:p>-3.2405918177</text:p>
          </table:table-cell>
          <table:table-cell table:formula="of:=ABS(([.C176]+[.D176])/2)" office:value-type="float" office:value="3.27453683628769" calcext:value-type="float">
            <text:p>3.2745368363</text:p>
          </table:table-cell>
          <table:table-cell office:value-type="float" office:value="-3.22626177208093" calcext:value-type="float">
            <text:p>-3.2262617721</text:p>
          </table:table-cell>
          <table:table-cell office:value-type="float" office:value="-3.3958698339513" calcext:value-type="float">
            <text:p>-3.395869834</text:p>
          </table:table-cell>
          <table:table-cell table:formula="of:=ABS(([.F176]+[.G176])/2)" office:value-type="float" office:value="3.31106580301611" calcext:value-type="float">
            <text:p>3.311065803</text:p>
          </table:table-cell>
          <table:table-cell table:formula="of:=([.H176]+[.E176])/2" office:value-type="float" office:value="3.2928013196519" calcext:value-type="float">
            <text:p>3.292801319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table:formula="of:=[.A177]/1000000" office:value-type="float" office:value="44.25" calcext:value-type="float">
            <text:p>44.25</text:p>
          </table:table-cell>
          <table:table-cell office:value-type="float" office:value="-3.30869224532466" calcext:value-type="float">
            <text:p>-3.3086922453</text:p>
          </table:table-cell>
          <table:table-cell office:value-type="float" office:value="-3.28789759004726" calcext:value-type="float">
            <text:p>-3.28789759</text:p>
          </table:table-cell>
          <table:table-cell table:formula="of:=ABS(([.C177]+[.D177])/2)" office:value-type="float" office:value="3.29829491768596" calcext:value-type="float">
            <text:p>3.2982949177</text:p>
          </table:table-cell>
          <table:table-cell office:value-type="float" office:value="-3.28116579946288" calcext:value-type="float">
            <text:p>-3.2811657995</text:p>
          </table:table-cell>
          <table:table-cell office:value-type="float" office:value="-3.35714031485713" calcext:value-type="float">
            <text:p>-3.3571403149</text:p>
          </table:table-cell>
          <table:table-cell table:formula="of:=ABS(([.F177]+[.G177])/2)" office:value-type="float" office:value="3.31915305716" calcext:value-type="float">
            <text:p>3.3191530572</text:p>
          </table:table-cell>
          <table:table-cell table:formula="of:=([.H177]+[.E177])/2" office:value-type="float" office:value="3.30872398742298" calcext:value-type="float">
            <text:p>3.3087239874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table:formula="of:=[.A178]/1000000" office:value-type="float" office:value="44.5" calcext:value-type="float">
            <text:p>44.50</text:p>
          </table:table-cell>
          <table:table-cell office:value-type="float" office:value="-3.61224376168835" calcext:value-type="float">
            <text:p>-3.6122437617</text:p>
          </table:table-cell>
          <table:table-cell office:value-type="float" office:value="-3.90495035213218" calcext:value-type="float">
            <text:p>-3.9049503521</text:p>
          </table:table-cell>
          <table:table-cell table:formula="of:=ABS(([.C178]+[.D178])/2)" office:value-type="float" office:value="3.75859705691026" calcext:value-type="float">
            <text:p>3.7585970569</text:p>
          </table:table-cell>
          <table:table-cell office:value-type="float" office:value="-3.5295550491052" calcext:value-type="float">
            <text:p>-3.5295550491</text:p>
          </table:table-cell>
          <table:table-cell office:value-type="float" office:value="-3.71691432380473" calcext:value-type="float">
            <text:p>-3.7169143238</text:p>
          </table:table-cell>
          <table:table-cell table:formula="of:=ABS(([.F178]+[.G178])/2)" office:value-type="float" office:value="3.62323468645496" calcext:value-type="float">
            <text:p>3.6232346865</text:p>
          </table:table-cell>
          <table:table-cell table:formula="of:=([.H178]+[.E178])/2" office:value-type="float" office:value="3.69091587168261" calcext:value-type="float">
            <text:p>3.690915871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table:formula="of:=[.A179]/1000000" office:value-type="float" office:value="44.75" calcext:value-type="float">
            <text:p>44.75</text:p>
          </table:table-cell>
          <table:table-cell office:value-type="float" office:value="-3.34380100483728" calcext:value-type="float">
            <text:p>-3.3438010048</text:p>
          </table:table-cell>
          <table:table-cell office:value-type="float" office:value="-3.38208586643775" calcext:value-type="float">
            <text:p>-3.3820858664</text:p>
          </table:table-cell>
          <table:table-cell table:formula="of:=ABS(([.C179]+[.D179])/2)" office:value-type="float" office:value="3.36294343563751" calcext:value-type="float">
            <text:p>3.3629434356</text:p>
          </table:table-cell>
          <table:table-cell office:value-type="float" office:value="-3.38436332062289" calcext:value-type="float">
            <text:p>-3.3843633206</text:p>
          </table:table-cell>
          <table:table-cell office:value-type="float" office:value="-3.44457611072599" calcext:value-type="float">
            <text:p>-3.4445761107</text:p>
          </table:table-cell>
          <table:table-cell table:formula="of:=ABS(([.F179]+[.G179])/2)" office:value-type="float" office:value="3.41446971567444" calcext:value-type="float">
            <text:p>3.4144697157</text:p>
          </table:table-cell>
          <table:table-cell table:formula="of:=([.H179]+[.E179])/2" office:value-type="float" office:value="3.38870657565598" calcext:value-type="float">
            <text:p>3.388706575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table:formula="of:=[.A180]/1000000" office:value-type="float" office:value="45" calcext:value-type="float">
            <text:p>45.00</text:p>
          </table:table-cell>
          <table:table-cell office:value-type="float" office:value="-3.34892200105528" calcext:value-type="float">
            <text:p>-3.3489220011</text:p>
          </table:table-cell>
          <table:table-cell office:value-type="float" office:value="-3.50295020182535" calcext:value-type="float">
            <text:p>-3.5029502018</text:p>
          </table:table-cell>
          <table:table-cell table:formula="of:=ABS(([.C180]+[.D180])/2)" office:value-type="float" office:value="3.42593610144031" calcext:value-type="float">
            <text:p>3.4259361014</text:p>
          </table:table-cell>
          <table:table-cell office:value-type="float" office:value="-3.34730563134454" calcext:value-type="float">
            <text:p>-3.3473056313</text:p>
          </table:table-cell>
          <table:table-cell office:value-type="float" office:value="-3.59896753640341" calcext:value-type="float">
            <text:p>-3.5989675364</text:p>
          </table:table-cell>
          <table:table-cell table:formula="of:=ABS(([.F180]+[.G180])/2)" office:value-type="float" office:value="3.47313658387398" calcext:value-type="float">
            <text:p>3.4731365839</text:p>
          </table:table-cell>
          <table:table-cell table:formula="of:=([.H180]+[.E180])/2" office:value-type="float" office:value="3.44953634265714" calcext:value-type="float">
            <text:p>3.4495363427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table:formula="of:=[.A181]/1000000" office:value-type="float" office:value="45.25" calcext:value-type="float">
            <text:p>45.25</text:p>
          </table:table-cell>
          <table:table-cell office:value-type="float" office:value="-3.5480253269708" calcext:value-type="float">
            <text:p>-3.548025327</text:p>
          </table:table-cell>
          <table:table-cell office:value-type="float" office:value="-3.50294703312259" calcext:value-type="float">
            <text:p>-3.5029470331</text:p>
          </table:table-cell>
          <table:table-cell table:formula="of:=ABS(([.C181]+[.D181])/2)" office:value-type="float" office:value="3.52548618004669" calcext:value-type="float">
            <text:p>3.52548618</text:p>
          </table:table-cell>
          <table:table-cell office:value-type="float" office:value="-3.45632562333399" calcext:value-type="float">
            <text:p>-3.4563256233</text:p>
          </table:table-cell>
          <table:table-cell office:value-type="float" office:value="-3.48199245372654" calcext:value-type="float">
            <text:p>-3.4819924537</text:p>
          </table:table-cell>
          <table:table-cell table:formula="of:=ABS(([.F181]+[.G181])/2)" office:value-type="float" office:value="3.46915903853026" calcext:value-type="float">
            <text:p>3.4691590385</text:p>
          </table:table-cell>
          <table:table-cell table:formula="of:=([.H181]+[.E181])/2" office:value-type="float" office:value="3.49732260928848" calcext:value-type="float">
            <text:p>3.497322609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table:formula="of:=[.A182]/1000000" office:value-type="float" office:value="45.5" calcext:value-type="float">
            <text:p>45.50</text:p>
          </table:table-cell>
          <table:table-cell office:value-type="float" office:value="-3.15637601825157" calcext:value-type="float">
            <text:p>-3.1563760183</text:p>
          </table:table-cell>
          <table:table-cell office:value-type="float" office:value="-3.52173825345423" calcext:value-type="float">
            <text:p>-3.5217382535</text:p>
          </table:table-cell>
          <table:table-cell table:formula="of:=ABS(([.C182]+[.D182])/2)" office:value-type="float" office:value="3.3390571358529" calcext:value-type="float">
            <text:p>3.3390571359</text:p>
          </table:table-cell>
          <table:table-cell office:value-type="float" office:value="-3.2454951229178" calcext:value-type="float">
            <text:p>-3.2454951229</text:p>
          </table:table-cell>
          <table:table-cell office:value-type="float" office:value="-3.54808400706102" calcext:value-type="float">
            <text:p>-3.5480840071</text:p>
          </table:table-cell>
          <table:table-cell table:formula="of:=ABS(([.F182]+[.G182])/2)" office:value-type="float" office:value="3.39678956498941" calcext:value-type="float">
            <text:p>3.396789565</text:p>
          </table:table-cell>
          <table:table-cell table:formula="of:=([.H182]+[.E182])/2" office:value-type="float" office:value="3.36792335042115" calcext:value-type="float">
            <text:p>3.3679233504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table:formula="of:=[.A183]/1000000" office:value-type="float" office:value="45.75" calcext:value-type="float">
            <text:p>45.75</text:p>
          </table:table-cell>
          <table:table-cell office:value-type="float" office:value="-3.14091448773329" calcext:value-type="float">
            <text:p>-3.1409144877</text:p>
          </table:table-cell>
          <table:table-cell office:value-type="float" office:value="-3.43770103066127" calcext:value-type="float">
            <text:p>-3.4377010307</text:p>
          </table:table-cell>
          <table:table-cell table:formula="of:=ABS(([.C183]+[.D183])/2)" office:value-type="float" office:value="3.28930775919728" calcext:value-type="float">
            <text:p>3.2893077592</text:p>
          </table:table-cell>
          <table:table-cell office:value-type="float" office:value="-3.20318323577996" calcext:value-type="float">
            <text:p>-3.2031832358</text:p>
          </table:table-cell>
          <table:table-cell office:value-type="float" office:value="-3.44781908284057" calcext:value-type="float">
            <text:p>-3.4478190828</text:p>
          </table:table-cell>
          <table:table-cell table:formula="of:=ABS(([.F183]+[.G183])/2)" office:value-type="float" office:value="3.32550115931026" calcext:value-type="float">
            <text:p>3.3255011593</text:p>
          </table:table-cell>
          <table:table-cell table:formula="of:=([.H183]+[.E183])/2" office:value-type="float" office:value="3.30740445925377" calcext:value-type="float">
            <text:p>3.3074044593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table:formula="of:=[.A184]/1000000" office:value-type="float" office:value="46" calcext:value-type="float">
            <text:p>46.00</text:p>
          </table:table-cell>
          <table:table-cell office:value-type="float" office:value="-3.38068767214855" calcext:value-type="float">
            <text:p>-3.3806876721</text:p>
          </table:table-cell>
          <table:table-cell office:value-type="float" office:value="-3.41639422479362" calcext:value-type="float">
            <text:p>-3.4163942248</text:p>
          </table:table-cell>
          <table:table-cell table:formula="of:=ABS(([.C184]+[.D184])/2)" office:value-type="float" office:value="3.39854094847109" calcext:value-type="float">
            <text:p>3.3985409485</text:p>
          </table:table-cell>
          <table:table-cell office:value-type="float" office:value="-3.38867299181986" calcext:value-type="float">
            <text:p>-3.3886729918</text:p>
          </table:table-cell>
          <table:table-cell office:value-type="float" office:value="-3.46267789609105" calcext:value-type="float">
            <text:p>-3.4626778961</text:p>
          </table:table-cell>
          <table:table-cell table:formula="of:=ABS(([.F184]+[.G184])/2)" office:value-type="float" office:value="3.42567544395545" calcext:value-type="float">
            <text:p>3.425675444</text:p>
          </table:table-cell>
          <table:table-cell table:formula="of:=([.H184]+[.E184])/2" office:value-type="float" office:value="3.41210819621327" calcext:value-type="float">
            <text:p>3.4121081962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table:formula="of:=[.A185]/1000000" office:value-type="float" office:value="46.25" calcext:value-type="float">
            <text:p>46.25</text:p>
          </table:table-cell>
          <table:table-cell office:value-type="float" office:value="-3.23868478546179" calcext:value-type="float">
            <text:p>-3.2386847855</text:p>
          </table:table-cell>
          <table:table-cell office:value-type="float" office:value="-3.4765219154774" calcext:value-type="float">
            <text:p>-3.4765219155</text:p>
          </table:table-cell>
          <table:table-cell table:formula="of:=ABS(([.C185]+[.D185])/2)" office:value-type="float" office:value="3.35760335046959" calcext:value-type="float">
            <text:p>3.3576033505</text:p>
          </table:table-cell>
          <table:table-cell office:value-type="float" office:value="-3.23595214485781" calcext:value-type="float">
            <text:p>-3.2359521449</text:p>
          </table:table-cell>
          <table:table-cell office:value-type="float" office:value="-3.52292452713971" calcext:value-type="float">
            <text:p>-3.5229245271</text:p>
          </table:table-cell>
          <table:table-cell table:formula="of:=ABS(([.F185]+[.G185])/2)" office:value-type="float" office:value="3.37943833599876" calcext:value-type="float">
            <text:p>3.379438336</text:p>
          </table:table-cell>
          <table:table-cell table:formula="of:=([.H185]+[.E185])/2" office:value-type="float" office:value="3.36852084323418" calcext:value-type="float">
            <text:p>3.3685208432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table:formula="of:=[.A186]/1000000" office:value-type="float" office:value="46.5" calcext:value-type="float">
            <text:p>46.50</text:p>
          </table:table-cell>
          <table:table-cell office:value-type="float" office:value="-3.23706528628183" calcext:value-type="float">
            <text:p>-3.2370652863</text:p>
          </table:table-cell>
          <table:table-cell office:value-type="float" office:value="-3.12581430320509" calcext:value-type="float">
            <text:p>-3.1258143032</text:p>
          </table:table-cell>
          <table:table-cell table:formula="of:=ABS(([.C186]+[.D186])/2)" office:value-type="float" office:value="3.18143979474346" calcext:value-type="float">
            <text:p>3.1814397947</text:p>
          </table:table-cell>
          <table:table-cell office:value-type="float" office:value="-3.25341504640781" calcext:value-type="float">
            <text:p>-3.2534150464</text:p>
          </table:table-cell>
          <table:table-cell office:value-type="float" office:value="-3.15732854344242" calcext:value-type="float">
            <text:p>-3.1573285434</text:p>
          </table:table-cell>
          <table:table-cell table:formula="of:=ABS(([.F186]+[.G186])/2)" office:value-type="float" office:value="3.20537179492511" calcext:value-type="float">
            <text:p>3.2053717949</text:p>
          </table:table-cell>
          <table:table-cell table:formula="of:=([.H186]+[.E186])/2" office:value-type="float" office:value="3.19340579483429" calcext:value-type="float">
            <text:p>3.1934057948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table:formula="of:=[.A187]/1000000" office:value-type="float" office:value="46.75" calcext:value-type="float">
            <text:p>46.75</text:p>
          </table:table-cell>
          <table:table-cell office:value-type="float" office:value="-3.48187226784161" calcext:value-type="float">
            <text:p>-3.4818722678</text:p>
          </table:table-cell>
          <table:table-cell office:value-type="float" office:value="-3.22430098706239" calcext:value-type="float">
            <text:p>-3.2243009871</text:p>
          </table:table-cell>
          <table:table-cell table:formula="of:=ABS(([.C187]+[.D187])/2)" office:value-type="float" office:value="3.353086627452" calcext:value-type="float">
            <text:p>3.3530866275</text:p>
          </table:table-cell>
          <table:table-cell office:value-type="float" office:value="-3.50253428829415" calcext:value-type="float">
            <text:p>-3.5025342883</text:p>
          </table:table-cell>
          <table:table-cell office:value-type="float" office:value="-3.16650381725184" calcext:value-type="float">
            <text:p>-3.1665038173</text:p>
          </table:table-cell>
          <table:table-cell table:formula="of:=ABS(([.F187]+[.G187])/2)" office:value-type="float" office:value="3.33451905277299" calcext:value-type="float">
            <text:p>3.3345190528</text:p>
          </table:table-cell>
          <table:table-cell table:formula="of:=([.H187]+[.E187])/2" office:value-type="float" office:value="3.3438028401125" calcext:value-type="float">
            <text:p>3.343802840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table:formula="of:=[.A188]/1000000" office:value-type="float" office:value="47" calcext:value-type="float">
            <text:p>47.00</text:p>
          </table:table-cell>
          <table:table-cell office:value-type="float" office:value="-3.43877462651488" calcext:value-type="float">
            <text:p>-3.4387746265</text:p>
          </table:table-cell>
          <table:table-cell office:value-type="float" office:value="-3.40693365917036" calcext:value-type="float">
            <text:p>-3.4069336592</text:p>
          </table:table-cell>
          <table:table-cell table:formula="of:=ABS(([.C188]+[.D188])/2)" office:value-type="float" office:value="3.42285414284262" calcext:value-type="float">
            <text:p>3.4228541428</text:p>
          </table:table-cell>
          <table:table-cell office:value-type="float" office:value="-3.45101906067872" calcext:value-type="float">
            <text:p>-3.4510190607</text:p>
          </table:table-cell>
          <table:table-cell office:value-type="float" office:value="-3.4418674735113" calcext:value-type="float">
            <text:p>-3.4418674735</text:p>
          </table:table-cell>
          <table:table-cell table:formula="of:=ABS(([.F188]+[.G188])/2)" office:value-type="float" office:value="3.44644326709501" calcext:value-type="float">
            <text:p>3.4464432671</text:p>
          </table:table-cell>
          <table:table-cell table:formula="of:=([.H188]+[.E188])/2" office:value-type="float" office:value="3.43464870496881" calcext:value-type="float">
            <text:p>3.43464870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table:formula="of:=[.A189]/1000000" office:value-type="float" office:value="47.25" calcext:value-type="float">
            <text:p>47.25</text:p>
          </table:table-cell>
          <table:table-cell office:value-type="float" office:value="-3.9143620544986" calcext:value-type="float">
            <text:p>-3.9143620545</text:p>
          </table:table-cell>
          <table:table-cell office:value-type="float" office:value="-3.44588360529611" calcext:value-type="float">
            <text:p>-3.4458836053</text:p>
          </table:table-cell>
          <table:table-cell table:formula="of:=ABS(([.C189]+[.D189])/2)" office:value-type="float" office:value="3.68012282989736" calcext:value-type="float">
            <text:p>3.6801228299</text:p>
          </table:table-cell>
          <table:table-cell office:value-type="float" office:value="-3.92979032165086" calcext:value-type="float">
            <text:p>-3.9297903217</text:p>
          </table:table-cell>
          <table:table-cell office:value-type="float" office:value="-3.54270126380359" calcext:value-type="float">
            <text:p>-3.5427012638</text:p>
          </table:table-cell>
          <table:table-cell table:formula="of:=ABS(([.F189]+[.G189])/2)" office:value-type="float" office:value="3.73624579272722" calcext:value-type="float">
            <text:p>3.7362457927</text:p>
          </table:table-cell>
          <table:table-cell table:formula="of:=([.H189]+[.E189])/2" office:value-type="float" office:value="3.70818431131229" calcext:value-type="float">
            <text:p>3.708184311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table:formula="of:=[.A190]/1000000" office:value-type="float" office:value="47.5" calcext:value-type="float">
            <text:p>47.50</text:p>
          </table:table-cell>
          <table:table-cell office:value-type="float" office:value="-3.36930609038379" calcext:value-type="float">
            <text:p>-3.3693060904</text:p>
          </table:table-cell>
          <table:table-cell office:value-type="float" office:value="-3.52999726184093" calcext:value-type="float">
            <text:p>-3.5299972618</text:p>
          </table:table-cell>
          <table:table-cell table:formula="of:=ABS(([.C190]+[.D190])/2)" office:value-type="float" office:value="3.44965167611236" calcext:value-type="float">
            <text:p>3.4496516761</text:p>
          </table:table-cell>
          <table:table-cell office:value-type="float" office:value="-3.55677202247442" calcext:value-type="float">
            <text:p>-3.5567720225</text:p>
          </table:table-cell>
          <table:table-cell office:value-type="float" office:value="-3.589145678362" calcext:value-type="float">
            <text:p>-3.5891456784</text:p>
          </table:table-cell>
          <table:table-cell table:formula="of:=ABS(([.F190]+[.G190])/2)" office:value-type="float" office:value="3.57295885041821" calcext:value-type="float">
            <text:p>3.5729588504</text:p>
          </table:table-cell>
          <table:table-cell table:formula="of:=([.H190]+[.E190])/2" office:value-type="float" office:value="3.51130526326529" calcext:value-type="float">
            <text:p>3.5113052633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table:formula="of:=[.A191]/1000000" office:value-type="float" office:value="47.75" calcext:value-type="float">
            <text:p>47.75</text:p>
          </table:table-cell>
          <table:table-cell office:value-type="float" office:value="-2.90221889990568" calcext:value-type="float">
            <text:p>-2.9022188999</text:p>
          </table:table-cell>
          <table:table-cell office:value-type="float" office:value="-3.55146899166867" calcext:value-type="float">
            <text:p>-3.5514689917</text:p>
          </table:table-cell>
          <table:table-cell table:formula="of:=ABS(([.C191]+[.D191])/2)" office:value-type="float" office:value="3.22684394578718" calcext:value-type="float">
            <text:p>3.2268439458</text:p>
          </table:table-cell>
          <table:table-cell office:value-type="float" office:value="-3.02201141709834" calcext:value-type="float">
            <text:p>-3.0220114171</text:p>
          </table:table-cell>
          <table:table-cell office:value-type="float" office:value="-3.67268433254765" calcext:value-type="float">
            <text:p>-3.6726843325</text:p>
          </table:table-cell>
          <table:table-cell table:formula="of:=ABS(([.F191]+[.G191])/2)" office:value-type="float" office:value="3.34734787482299" calcext:value-type="float">
            <text:p>3.3473478748</text:p>
          </table:table-cell>
          <table:table-cell table:formula="of:=([.H191]+[.E191])/2" office:value-type="float" office:value="3.28709591030509" calcext:value-type="float">
            <text:p>3.2870959103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table:formula="of:=[.A192]/1000000" office:value-type="float" office:value="48" calcext:value-type="float">
            <text:p>48.00</text:p>
          </table:table-cell>
          <table:table-cell office:value-type="float" office:value="-3.46416861406314" calcext:value-type="float">
            <text:p>-3.4641686141</text:p>
          </table:table-cell>
          <table:table-cell office:value-type="float" office:value="-3.45450383265131" calcext:value-type="float">
            <text:p>-3.4545038327</text:p>
          </table:table-cell>
          <table:table-cell table:formula="of:=ABS(([.C192]+[.D192])/2)" office:value-type="float" office:value="3.45933622335722" calcext:value-type="float">
            <text:p>3.4593362234</text:p>
          </table:table-cell>
          <table:table-cell office:value-type="float" office:value="-3.41883898012205" calcext:value-type="float">
            <text:p>-3.4188389801</text:p>
          </table:table-cell>
          <table:table-cell office:value-type="float" office:value="-3.50476070879203" calcext:value-type="float">
            <text:p>-3.5047607088</text:p>
          </table:table-cell>
          <table:table-cell table:formula="of:=ABS(([.F192]+[.G192])/2)" office:value-type="float" office:value="3.46179984445704" calcext:value-type="float">
            <text:p>3.4617998445</text:p>
          </table:table-cell>
          <table:table-cell table:formula="of:=([.H192]+[.E192])/2" office:value-type="float" office:value="3.46056803390713" calcext:value-type="float">
            <text:p>3.4605680339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table:formula="of:=[.A193]/1000000" office:value-type="float" office:value="48.25" calcext:value-type="float">
            <text:p>48.25</text:p>
          </table:table-cell>
          <table:table-cell office:value-type="float" office:value="-3.60380939784992" calcext:value-type="float">
            <text:p>-3.6038093978</text:p>
          </table:table-cell>
          <table:table-cell office:value-type="float" office:value="-3.29446353145775" calcext:value-type="float">
            <text:p>-3.2944635315</text:p>
          </table:table-cell>
          <table:table-cell table:formula="of:=ABS(([.C193]+[.D193])/2)" office:value-type="float" office:value="3.44913646465384" calcext:value-type="float">
            <text:p>3.4491364647</text:p>
          </table:table-cell>
          <table:table-cell office:value-type="float" office:value="-3.65251040372804" calcext:value-type="float">
            <text:p>-3.6525104037</text:p>
          </table:table-cell>
          <table:table-cell office:value-type="float" office:value="-3.35881442483911" calcext:value-type="float">
            <text:p>-3.3588144248</text:p>
          </table:table-cell>
          <table:table-cell table:formula="of:=ABS(([.F193]+[.G193])/2)" office:value-type="float" office:value="3.50566241428357" calcext:value-type="float">
            <text:p>3.5056624143</text:p>
          </table:table-cell>
          <table:table-cell table:formula="of:=([.H193]+[.E193])/2" office:value-type="float" office:value="3.4773994394687" calcext:value-type="float">
            <text:p>3.477399439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table:formula="of:=[.A194]/1000000" office:value-type="float" office:value="48.5" calcext:value-type="float">
            <text:p>48.50</text:p>
          </table:table-cell>
          <table:table-cell office:value-type="float" office:value="-3.35793217703267" calcext:value-type="float">
            <text:p>-3.357932177</text:p>
          </table:table-cell>
          <table:table-cell office:value-type="float" office:value="-3.76203146214752" calcext:value-type="float">
            <text:p>-3.7620314621</text:p>
          </table:table-cell>
          <table:table-cell table:formula="of:=ABS(([.C194]+[.D194])/2)" office:value-type="float" office:value="3.55998181959009" calcext:value-type="float">
            <text:p>3.5599818196</text:p>
          </table:table-cell>
          <table:table-cell office:value-type="float" office:value="-3.5579222443356" calcext:value-type="float">
            <text:p>-3.5579222443</text:p>
          </table:table-cell>
          <table:table-cell office:value-type="float" office:value="-3.80551518947699" calcext:value-type="float">
            <text:p>-3.8055151895</text:p>
          </table:table-cell>
          <table:table-cell table:formula="of:=ABS(([.F194]+[.G194])/2)" office:value-type="float" office:value="3.6817187169063" calcext:value-type="float">
            <text:p>3.6817187169</text:p>
          </table:table-cell>
          <table:table-cell table:formula="of:=([.H194]+[.E194])/2" office:value-type="float" office:value="3.62085026824819" calcext:value-type="float">
            <text:p>3.6208502682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table:formula="of:=[.A195]/1000000" office:value-type="float" office:value="48.75" calcext:value-type="float">
            <text:p>48.75</text:p>
          </table:table-cell>
          <table:table-cell office:value-type="float" office:value="-3.33715194397414" calcext:value-type="float">
            <text:p>-3.337151944</text:p>
          </table:table-cell>
          <table:table-cell office:value-type="float" office:value="-3.2308192600066" calcext:value-type="float">
            <text:p>-3.23081926</text:p>
          </table:table-cell>
          <table:table-cell table:formula="of:=ABS(([.C195]+[.D195])/2)" office:value-type="float" office:value="3.28398560199037" calcext:value-type="float">
            <text:p>3.283985602</text:p>
          </table:table-cell>
          <table:table-cell office:value-type="float" office:value="-3.31877811032553" calcext:value-type="float">
            <text:p>-3.3187781103</text:p>
          </table:table-cell>
          <table:table-cell office:value-type="float" office:value="-3.24560753278576" calcext:value-type="float">
            <text:p>-3.2456075328</text:p>
          </table:table-cell>
          <table:table-cell table:formula="of:=ABS(([.F195]+[.G195])/2)" office:value-type="float" office:value="3.28219282155564" calcext:value-type="float">
            <text:p>3.2821928216</text:p>
          </table:table-cell>
          <table:table-cell table:formula="of:=([.H195]+[.E195])/2" office:value-type="float" office:value="3.28308921177301" calcext:value-type="float">
            <text:p>3.283089211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table:formula="of:=[.A196]/1000000" office:value-type="float" office:value="49" calcext:value-type="float">
            <text:p>49.00</text:p>
          </table:table-cell>
          <table:table-cell office:value-type="float" office:value="-3.54720466020032" calcext:value-type="float">
            <text:p>-3.5472046602</text:p>
          </table:table-cell>
          <table:table-cell office:value-type="float" office:value="-3.39916333424239" calcext:value-type="float">
            <text:p>-3.3991633342</text:p>
          </table:table-cell>
          <table:table-cell table:formula="of:=ABS(([.C196]+[.D196])/2)" office:value-type="float" office:value="3.47318399722135" calcext:value-type="float">
            <text:p>3.4731839972</text:p>
          </table:table-cell>
          <table:table-cell office:value-type="float" office:value="-3.5817593456856" calcext:value-type="float">
            <text:p>-3.5817593457</text:p>
          </table:table-cell>
          <table:table-cell office:value-type="float" office:value="-3.44746336202213" calcext:value-type="float">
            <text:p>-3.447463362</text:p>
          </table:table-cell>
          <table:table-cell table:formula="of:=ABS(([.F196]+[.G196])/2)" office:value-type="float" office:value="3.51461135385386" calcext:value-type="float">
            <text:p>3.5146113539</text:p>
          </table:table-cell>
          <table:table-cell table:formula="of:=([.H196]+[.E196])/2" office:value-type="float" office:value="3.49389767553761" calcext:value-type="float">
            <text:p>3.4938976755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table:formula="of:=[.A197]/1000000" office:value-type="float" office:value="49.25" calcext:value-type="float">
            <text:p>49.25</text:p>
          </table:table-cell>
          <table:table-cell office:value-type="float" office:value="-3.16848329554708" calcext:value-type="float">
            <text:p>-3.1684832955</text:p>
          </table:table-cell>
          <table:table-cell office:value-type="float" office:value="-3.42666028803639" calcext:value-type="float">
            <text:p>-3.426660288</text:p>
          </table:table-cell>
          <table:table-cell table:formula="of:=ABS(([.C197]+[.D197])/2)" office:value-type="float" office:value="3.29757179179173" calcext:value-type="float">
            <text:p>3.2975717918</text:p>
          </table:table-cell>
          <table:table-cell office:value-type="float" office:value="-3.23051215226047" calcext:value-type="float">
            <text:p>-3.2305121523</text:p>
          </table:table-cell>
          <table:table-cell office:value-type="float" office:value="-3.45211675639209" calcext:value-type="float">
            <text:p>-3.4521167564</text:p>
          </table:table-cell>
          <table:table-cell table:formula="of:=ABS(([.F197]+[.G197])/2)" office:value-type="float" office:value="3.34131445432628" calcext:value-type="float">
            <text:p>3.3413144543</text:p>
          </table:table-cell>
          <table:table-cell table:formula="of:=([.H197]+[.E197])/2" office:value-type="float" office:value="3.31944312305901" calcext:value-type="float">
            <text:p>3.3194431231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table:formula="of:=[.A198]/1000000" office:value-type="float" office:value="49.5" calcext:value-type="float">
            <text:p>49.50</text:p>
          </table:table-cell>
          <table:table-cell office:value-type="float" office:value="-3.66232307737252" calcext:value-type="float">
            <text:p>-3.6623230774</text:p>
          </table:table-cell>
          <table:table-cell office:value-type="float" office:value="-3.50400550311488" calcext:value-type="float">
            <text:p>-3.5040055031</text:p>
          </table:table-cell>
          <table:table-cell table:formula="of:=ABS(([.C198]+[.D198])/2)" office:value-type="float" office:value="3.5831642902437" calcext:value-type="float">
            <text:p>3.5831642902</text:p>
          </table:table-cell>
          <table:table-cell office:value-type="float" office:value="-3.61794964374935" calcext:value-type="float">
            <text:p>-3.6179496437</text:p>
          </table:table-cell>
          <table:table-cell office:value-type="float" office:value="-3.38752999564759" calcext:value-type="float">
            <text:p>-3.3875299956</text:p>
          </table:table-cell>
          <table:table-cell table:formula="of:=ABS(([.F198]+[.G198])/2)" office:value-type="float" office:value="3.50273981969847" calcext:value-type="float">
            <text:p>3.5027398197</text:p>
          </table:table-cell>
          <table:table-cell table:formula="of:=([.H198]+[.E198])/2" office:value-type="float" office:value="3.54295205497109" calcext:value-type="float">
            <text:p>3.542952055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table:formula="of:=[.A199]/1000000" office:value-type="float" office:value="49.75" calcext:value-type="float">
            <text:p>49.75</text:p>
          </table:table-cell>
          <table:table-cell office:value-type="float" office:value="-3.54776291310304" calcext:value-type="float">
            <text:p>-3.5477629131</text:p>
          </table:table-cell>
          <table:table-cell office:value-type="float" office:value="-3.29338381378589" calcext:value-type="float">
            <text:p>-3.2933838138</text:p>
          </table:table-cell>
          <table:table-cell table:formula="of:=ABS(([.C199]+[.D199])/2)" office:value-type="float" office:value="3.42057336344446" calcext:value-type="float">
            <text:p>3.4205733634</text:p>
          </table:table-cell>
          <table:table-cell office:value-type="float" office:value="-3.52538510401851" calcext:value-type="float">
            <text:p>-3.525385104</text:p>
          </table:table-cell>
          <table:table-cell office:value-type="float" office:value="-3.36708363227494" calcext:value-type="float">
            <text:p>-3.3670836323</text:p>
          </table:table-cell>
          <table:table-cell table:formula="of:=ABS(([.F199]+[.G199])/2)" office:value-type="float" office:value="3.44623436814673" calcext:value-type="float">
            <text:p>3.4462343681</text:p>
          </table:table-cell>
          <table:table-cell table:formula="of:=([.H199]+[.E199])/2" office:value-type="float" office:value="3.43340386579559" calcext:value-type="float">
            <text:p>3.433403865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table:formula="of:=[.A200]/1000000" office:value-type="float" office:value="50" calcext:value-type="float">
            <text:p>50.00</text:p>
          </table:table-cell>
          <table:table-cell office:value-type="float" office:value="-3.38706342362422" calcext:value-type="float">
            <text:p>-3.3870634236</text:p>
          </table:table-cell>
          <table:table-cell office:value-type="float" office:value="-3.75237540485449" calcext:value-type="float">
            <text:p>-3.7523754049</text:p>
          </table:table-cell>
          <table:table-cell table:formula="of:=ABS(([.C200]+[.D200])/2)" office:value-type="float" office:value="3.56971941423935" calcext:value-type="float">
            <text:p>3.5697194142</text:p>
          </table:table-cell>
          <table:table-cell office:value-type="float" office:value="-3.34976854460028" calcext:value-type="float">
            <text:p>-3.3497685446</text:p>
          </table:table-cell>
          <table:table-cell office:value-type="float" office:value="-3.68453831918386" calcext:value-type="float">
            <text:p>-3.6845383192</text:p>
          </table:table-cell>
          <table:table-cell table:formula="of:=ABS(([.F200]+[.G200])/2)" office:value-type="float" office:value="3.51715343189207" calcext:value-type="float">
            <text:p>3.5171534319</text:p>
          </table:table-cell>
          <table:table-cell table:formula="of:=([.H200]+[.E200])/2" office:value-type="float" office:value="3.54343642306571" calcext:value-type="float">
            <text:p>3.5434364231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table:formula="of:=[.A201]/1000000" office:value-type="float" office:value="50.25" calcext:value-type="float">
            <text:p>50.25</text:p>
          </table:table-cell>
          <table:table-cell office:value-type="float" office:value="-3.30778017433533" calcext:value-type="float">
            <text:p>-3.3077801743</text:p>
          </table:table-cell>
          <table:table-cell office:value-type="float" office:value="-3.73518772923928" calcext:value-type="float">
            <text:p>-3.7351877292</text:p>
          </table:table-cell>
          <table:table-cell table:formula="of:=ABS(([.C201]+[.D201])/2)" office:value-type="float" office:value="3.5214839517873" calcext:value-type="float">
            <text:p>3.5214839518</text:p>
          </table:table-cell>
          <table:table-cell office:value-type="float" office:value="-3.38211868887532" calcext:value-type="float">
            <text:p>-3.3821186889</text:p>
          </table:table-cell>
          <table:table-cell office:value-type="float" office:value="-3.6610803728677" calcext:value-type="float">
            <text:p>-3.6610803729</text:p>
          </table:table-cell>
          <table:table-cell table:formula="of:=ABS(([.F201]+[.G201])/2)" office:value-type="float" office:value="3.52159953087151" calcext:value-type="float">
            <text:p>3.5215995309</text:p>
          </table:table-cell>
          <table:table-cell table:formula="of:=([.H201]+[.E201])/2" office:value-type="float" office:value="3.52154174132941" calcext:value-type="float">
            <text:p>3.521541741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table:formula="of:=[.A202]/1000000" office:value-type="float" office:value="50.5" calcext:value-type="float">
            <text:p>50.50</text:p>
          </table:table-cell>
          <table:table-cell office:value-type="float" office:value="-3.49336686650095" calcext:value-type="float">
            <text:p>-3.4933668665</text:p>
          </table:table-cell>
          <table:table-cell office:value-type="float" office:value="-3.4611577271143" calcext:value-type="float">
            <text:p>-3.4611577271</text:p>
          </table:table-cell>
          <table:table-cell table:formula="of:=ABS(([.C202]+[.D202])/2)" office:value-type="float" office:value="3.47726229680763" calcext:value-type="float">
            <text:p>3.4772622968</text:p>
          </table:table-cell>
          <table:table-cell office:value-type="float" office:value="-3.47481973605029" calcext:value-type="float">
            <text:p>-3.4748197361</text:p>
          </table:table-cell>
          <table:table-cell office:value-type="float" office:value="-3.49647607936919" calcext:value-type="float">
            <text:p>-3.4964760794</text:p>
          </table:table-cell>
          <table:table-cell table:formula="of:=ABS(([.F202]+[.G202])/2)" office:value-type="float" office:value="3.48564790770974" calcext:value-type="float">
            <text:p>3.4856479077</text:p>
          </table:table-cell>
          <table:table-cell table:formula="of:=([.H202]+[.E202])/2" office:value-type="float" office:value="3.48145510225868" calcext:value-type="float">
            <text:p>3.4814551023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table:formula="of:=[.A203]/1000000" office:value-type="float" office:value="50.75" calcext:value-type="float">
            <text:p>50.75</text:p>
          </table:table-cell>
          <table:table-cell office:value-type="float" office:value="-3.69842934081482" calcext:value-type="float">
            <text:p>-3.6984293408</text:p>
          </table:table-cell>
          <table:table-cell office:value-type="float" office:value="-3.42592131742597" calcext:value-type="float">
            <text:p>-3.4259213174</text:p>
          </table:table-cell>
          <table:table-cell table:formula="of:=ABS(([.C203]+[.D203])/2)" office:value-type="float" office:value="3.56217532912039" calcext:value-type="float">
            <text:p>3.5621753291</text:p>
          </table:table-cell>
          <table:table-cell office:value-type="float" office:value="-3.67967763020445" calcext:value-type="float">
            <text:p>-3.6796776302</text:p>
          </table:table-cell>
          <table:table-cell office:value-type="float" office:value="-3.3557501770648" calcext:value-type="float">
            <text:p>-3.3557501771</text:p>
          </table:table-cell>
          <table:table-cell table:formula="of:=ABS(([.F203]+[.G203])/2)" office:value-type="float" office:value="3.51771390363463" calcext:value-type="float">
            <text:p>3.5177139036</text:p>
          </table:table-cell>
          <table:table-cell table:formula="of:=([.H203]+[.E203])/2" office:value-type="float" office:value="3.53994461637751" calcext:value-type="float">
            <text:p>3.539944616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table:formula="of:=[.A204]/1000000" office:value-type="float" office:value="51" calcext:value-type="float">
            <text:p>51.00</text:p>
          </table:table-cell>
          <table:table-cell office:value-type="float" office:value="-3.37704476927613" calcext:value-type="float">
            <text:p>-3.3770447693</text:p>
          </table:table-cell>
          <table:table-cell office:value-type="float" office:value="-3.45289236273337" calcext:value-type="float">
            <text:p>-3.4528923627</text:p>
          </table:table-cell>
          <table:table-cell table:formula="of:=ABS(([.C204]+[.D204])/2)" office:value-type="float" office:value="3.41496856600475" calcext:value-type="float">
            <text:p>3.414968566</text:p>
          </table:table-cell>
          <table:table-cell office:value-type="float" office:value="-3.3733277782382" calcext:value-type="float">
            <text:p>-3.3733277782</text:p>
          </table:table-cell>
          <table:table-cell office:value-type="float" office:value="-3.44426400689797" calcext:value-type="float">
            <text:p>-3.4442640069</text:p>
          </table:table-cell>
          <table:table-cell table:formula="of:=ABS(([.F204]+[.G204])/2)" office:value-type="float" office:value="3.40879589256808" calcext:value-type="float">
            <text:p>3.4087958926</text:p>
          </table:table-cell>
          <table:table-cell table:formula="of:=([.H204]+[.E204])/2" office:value-type="float" office:value="3.41188222928642" calcext:value-type="float">
            <text:p>3.411882229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table:formula="of:=[.A205]/1000000" office:value-type="float" office:value="51.25" calcext:value-type="float">
            <text:p>51.25</text:p>
          </table:table-cell>
          <table:table-cell office:value-type="float" office:value="-3.47146335351218" calcext:value-type="float">
            <text:p>-3.4714633535</text:p>
          </table:table-cell>
          <table:table-cell office:value-type="float" office:value="-3.84456035875406" calcext:value-type="float">
            <text:p>-3.8445603588</text:p>
          </table:table-cell>
          <table:table-cell table:formula="of:=ABS(([.C205]+[.D205])/2)" office:value-type="float" office:value="3.65801185613312" calcext:value-type="float">
            <text:p>3.6580118561</text:p>
          </table:table-cell>
          <table:table-cell office:value-type="float" office:value="-3.49430182427766" calcext:value-type="float">
            <text:p>-3.4943018243</text:p>
          </table:table-cell>
          <table:table-cell office:value-type="float" office:value="-3.77963964246473" calcext:value-type="float">
            <text:p>-3.7796396425</text:p>
          </table:table-cell>
          <table:table-cell table:formula="of:=ABS(([.F205]+[.G205])/2)" office:value-type="float" office:value="3.63697073337119" calcext:value-type="float">
            <text:p>3.6369707334</text:p>
          </table:table-cell>
          <table:table-cell table:formula="of:=([.H205]+[.E205])/2" office:value-type="float" office:value="3.64749129475216" calcext:value-type="float">
            <text:p>3.647491294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table:formula="of:=[.A206]/1000000" office:value-type="float" office:value="51.5" calcext:value-type="float">
            <text:p>51.50</text:p>
          </table:table-cell>
          <table:table-cell office:value-type="float" office:value="-3.44107692612682" calcext:value-type="float">
            <text:p>-3.4410769261</text:p>
          </table:table-cell>
          <table:table-cell office:value-type="float" office:value="-3.17672336813427" calcext:value-type="float">
            <text:p>-3.1767233681</text:p>
          </table:table-cell>
          <table:table-cell table:formula="of:=ABS(([.C206]+[.D206])/2)" office:value-type="float" office:value="3.30890014713054" calcext:value-type="float">
            <text:p>3.3089001471</text:p>
          </table:table-cell>
          <table:table-cell office:value-type="float" office:value="-3.38711173685573" calcext:value-type="float">
            <text:p>-3.3871117369</text:p>
          </table:table-cell>
          <table:table-cell office:value-type="float" office:value="-3.27590346712007" calcext:value-type="float">
            <text:p>-3.2759034671</text:p>
          </table:table-cell>
          <table:table-cell table:formula="of:=ABS(([.F206]+[.G206])/2)" office:value-type="float" office:value="3.3315076019879" calcext:value-type="float">
            <text:p>3.331507602</text:p>
          </table:table-cell>
          <table:table-cell table:formula="of:=([.H206]+[.E206])/2" office:value-type="float" office:value="3.32020387455922" calcext:value-type="float">
            <text:p>3.3202038746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table:formula="of:=[.A207]/1000000" office:value-type="float" office:value="51.75" calcext:value-type="float">
            <text:p>51.75</text:p>
          </table:table-cell>
          <table:table-cell office:value-type="float" office:value="-3.5646095654094" calcext:value-type="float">
            <text:p>-3.5646095654</text:p>
          </table:table-cell>
          <table:table-cell office:value-type="float" office:value="-3.10138380948984" calcext:value-type="float">
            <text:p>-3.1013838095</text:p>
          </table:table-cell>
          <table:table-cell table:formula="of:=ABS(([.C207]+[.D207])/2)" office:value-type="float" office:value="3.33299668744962" calcext:value-type="float">
            <text:p>3.3329966874</text:p>
          </table:table-cell>
          <table:table-cell office:value-type="float" office:value="-3.71835411317563" calcext:value-type="float">
            <text:p>-3.7183541132</text:p>
          </table:table-cell>
          <table:table-cell office:value-type="float" office:value="-3.01344362915101" calcext:value-type="float">
            <text:p>-3.0134436292</text:p>
          </table:table-cell>
          <table:table-cell table:formula="of:=ABS(([.F207]+[.G207])/2)" office:value-type="float" office:value="3.36589887116332" calcext:value-type="float">
            <text:p>3.3658988712</text:p>
          </table:table-cell>
          <table:table-cell table:formula="of:=([.H207]+[.E207])/2" office:value-type="float" office:value="3.34944777930647" calcext:value-type="float">
            <text:p>3.3494477793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table:formula="of:=[.A208]/1000000" office:value-type="float" office:value="52" calcext:value-type="float">
            <text:p>52.00</text:p>
          </table:table-cell>
          <table:table-cell office:value-type="float" office:value="-3.67396093000741" calcext:value-type="float">
            <text:p>-3.67396093</text:p>
          </table:table-cell>
          <table:table-cell office:value-type="float" office:value="-3.25408413366555" calcext:value-type="float">
            <text:p>-3.2540841337</text:p>
          </table:table-cell>
          <table:table-cell table:formula="of:=ABS(([.C208]+[.D208])/2)" office:value-type="float" office:value="3.46402253183648" calcext:value-type="float">
            <text:p>3.4640225318</text:p>
          </table:table-cell>
          <table:table-cell office:value-type="float" office:value="-3.54200062524155" calcext:value-type="float">
            <text:p>-3.5420006252</text:p>
          </table:table-cell>
          <table:table-cell office:value-type="float" office:value="-3.29335038047662" calcext:value-type="float">
            <text:p>-3.2933503805</text:p>
          </table:table-cell>
          <table:table-cell table:formula="of:=ABS(([.F208]+[.G208])/2)" office:value-type="float" office:value="3.41767550285908" calcext:value-type="float">
            <text:p>3.4176755029</text:p>
          </table:table-cell>
          <table:table-cell table:formula="of:=([.H208]+[.E208])/2" office:value-type="float" office:value="3.44084901734778" calcext:value-type="float">
            <text:p>3.440849017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table:formula="of:=[.A209]/1000000" office:value-type="float" office:value="52.25" calcext:value-type="float">
            <text:p>52.25</text:p>
          </table:table-cell>
          <table:table-cell office:value-type="float" office:value="-3.7541470347055" calcext:value-type="float">
            <text:p>-3.7541470347</text:p>
          </table:table-cell>
          <table:table-cell office:value-type="float" office:value="-3.23355827435354" calcext:value-type="float">
            <text:p>-3.2335582744</text:p>
          </table:table-cell>
          <table:table-cell table:formula="of:=ABS(([.C209]+[.D209])/2)" office:value-type="float" office:value="3.49385265452952" calcext:value-type="float">
            <text:p>3.4938526545</text:p>
          </table:table-cell>
          <table:table-cell office:value-type="float" office:value="-3.69416947464593" calcext:value-type="float">
            <text:p>-3.6941694746</text:p>
          </table:table-cell>
          <table:table-cell office:value-type="float" office:value="-3.33502954157559" calcext:value-type="float">
            <text:p>-3.3350295416</text:p>
          </table:table-cell>
          <table:table-cell table:formula="of:=ABS(([.F209]+[.G209])/2)" office:value-type="float" office:value="3.51459950811076" calcext:value-type="float">
            <text:p>3.5145995081</text:p>
          </table:table-cell>
          <table:table-cell table:formula="of:=([.H209]+[.E209])/2" office:value-type="float" office:value="3.50422608132014" calcext:value-type="float">
            <text:p>3.5042260813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table:formula="of:=[.A210]/1000000" office:value-type="float" office:value="52.5" calcext:value-type="float">
            <text:p>52.50</text:p>
          </table:table-cell>
          <table:table-cell office:value-type="float" office:value="-3.52204672076197" calcext:value-type="float">
            <text:p>-3.5220467208</text:p>
          </table:table-cell>
          <table:table-cell office:value-type="float" office:value="-3.50752208788864" calcext:value-type="float">
            <text:p>-3.5075220879</text:p>
          </table:table-cell>
          <table:table-cell table:formula="of:=ABS(([.C210]+[.D210])/2)" office:value-type="float" office:value="3.51478440432531" calcext:value-type="float">
            <text:p>3.5147844043</text:p>
          </table:table-cell>
          <table:table-cell office:value-type="float" office:value="-3.55336840913317" calcext:value-type="float">
            <text:p>-3.5533684091</text:p>
          </table:table-cell>
          <table:table-cell office:value-type="float" office:value="-3.5259128940933" calcext:value-type="float">
            <text:p>-3.5259128941</text:p>
          </table:table-cell>
          <table:table-cell table:formula="of:=ABS(([.F210]+[.G210])/2)" office:value-type="float" office:value="3.53964065161323" calcext:value-type="float">
            <text:p>3.5396406516</text:p>
          </table:table-cell>
          <table:table-cell table:formula="of:=([.H210]+[.E210])/2" office:value-type="float" office:value="3.52721252796927" calcext:value-type="float">
            <text:p>3.52721252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table:formula="of:=[.A211]/1000000" office:value-type="float" office:value="52.75" calcext:value-type="float">
            <text:p>52.75</text:p>
          </table:table-cell>
          <table:table-cell office:value-type="float" office:value="-2.90740248126303" calcext:value-type="float">
            <text:p>-2.9074024813</text:p>
          </table:table-cell>
          <table:table-cell office:value-type="float" office:value="-3.55104539671287" calcext:value-type="float">
            <text:p>-3.5510453967</text:p>
          </table:table-cell>
          <table:table-cell table:formula="of:=ABS(([.C211]+[.D211])/2)" office:value-type="float" office:value="3.22922393898795" calcext:value-type="float">
            <text:p>3.229223939</text:p>
          </table:table-cell>
          <table:table-cell office:value-type="float" office:value="-2.90457334502472" calcext:value-type="float">
            <text:p>-2.904573345</text:p>
          </table:table-cell>
          <table:table-cell office:value-type="float" office:value="-3.44972933824111" calcext:value-type="float">
            <text:p>-3.4497293382</text:p>
          </table:table-cell>
          <table:table-cell table:formula="of:=ABS(([.F211]+[.G211])/2)" office:value-type="float" office:value="3.17715134163292" calcext:value-type="float">
            <text:p>3.1771513416</text:p>
          </table:table-cell>
          <table:table-cell table:formula="of:=([.H211]+[.E211])/2" office:value-type="float" office:value="3.20318764031043" calcext:value-type="float">
            <text:p>3.203187640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table:formula="of:=[.A212]/1000000" office:value-type="float" office:value="53" calcext:value-type="float">
            <text:p>53.00</text:p>
          </table:table-cell>
          <table:table-cell office:value-type="float" office:value="-3.96058260273848" calcext:value-type="float">
            <text:p>-3.9605826027</text:p>
          </table:table-cell>
          <table:table-cell office:value-type="float" office:value="-3.46036372988328" calcext:value-type="float">
            <text:p>-3.4603637299</text:p>
          </table:table-cell>
          <table:table-cell table:formula="of:=ABS(([.C212]+[.D212])/2)" office:value-type="float" office:value="3.71047316631088" calcext:value-type="float">
            <text:p>3.7104731663</text:p>
          </table:table-cell>
          <table:table-cell office:value-type="float" office:value="-4.02490366251067" calcext:value-type="float">
            <text:p>-4.0249036625</text:p>
          </table:table-cell>
          <table:table-cell office:value-type="float" office:value="-3.46334769154477" calcext:value-type="float">
            <text:p>-3.4633476915</text:p>
          </table:table-cell>
          <table:table-cell table:formula="of:=ABS(([.F212]+[.G212])/2)" office:value-type="float" office:value="3.74412567702772" calcext:value-type="float">
            <text:p>3.744125677</text:p>
          </table:table-cell>
          <table:table-cell table:formula="of:=([.H212]+[.E212])/2" office:value-type="float" office:value="3.7272994216693" calcext:value-type="float">
            <text:p>3.727299421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table:formula="of:=[.A213]/1000000" office:value-type="float" office:value="53.25" calcext:value-type="float">
            <text:p>53.25</text:p>
          </table:table-cell>
          <table:table-cell office:value-type="float" office:value="-3.5926146442164" calcext:value-type="float">
            <text:p>-3.5926146442</text:p>
          </table:table-cell>
          <table:table-cell office:value-type="float" office:value="-3.12520432536707" calcext:value-type="float">
            <text:p>-3.1252043254</text:p>
          </table:table-cell>
          <table:table-cell table:formula="of:=ABS(([.C213]+[.D213])/2)" office:value-type="float" office:value="3.35890948479173" calcext:value-type="float">
            <text:p>3.3589094848</text:p>
          </table:table-cell>
          <table:table-cell office:value-type="float" office:value="-3.63649752715987" calcext:value-type="float">
            <text:p>-3.6364975272</text:p>
          </table:table-cell>
          <table:table-cell office:value-type="float" office:value="-3.11397171251213" calcext:value-type="float">
            <text:p>-3.1139717125</text:p>
          </table:table-cell>
          <table:table-cell table:formula="of:=ABS(([.F213]+[.G213])/2)" office:value-type="float" office:value="3.375234619836" calcext:value-type="float">
            <text:p>3.3752346198</text:p>
          </table:table-cell>
          <table:table-cell table:formula="of:=([.H213]+[.E213])/2" office:value-type="float" office:value="3.36707205231387" calcext:value-type="float">
            <text:p>3.3670720523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table:formula="of:=[.A214]/1000000" office:value-type="float" office:value="53.5" calcext:value-type="float">
            <text:p>53.50</text:p>
          </table:table-cell>
          <table:table-cell office:value-type="float" office:value="-3.22924188083566" calcext:value-type="float">
            <text:p>-3.2292418808</text:p>
          </table:table-cell>
          <table:table-cell office:value-type="float" office:value="-3.44521173502119" calcext:value-type="float">
            <text:p>-3.445211735</text:p>
          </table:table-cell>
          <table:table-cell table:formula="of:=ABS(([.C214]+[.D214])/2)" office:value-type="float" office:value="3.33722680792842" calcext:value-type="float">
            <text:p>3.3372268079</text:p>
          </table:table-cell>
          <table:table-cell office:value-type="float" office:value="-3.30662999468431" calcext:value-type="float">
            <text:p>-3.3066299947</text:p>
          </table:table-cell>
          <table:table-cell office:value-type="float" office:value="-3.42268548343375" calcext:value-type="float">
            <text:p>-3.4226854834</text:p>
          </table:table-cell>
          <table:table-cell table:formula="of:=ABS(([.F214]+[.G214])/2)" office:value-type="float" office:value="3.36465773905903" calcext:value-type="float">
            <text:p>3.3646577391</text:p>
          </table:table-cell>
          <table:table-cell table:formula="of:=([.H214]+[.E214])/2" office:value-type="float" office:value="3.35094227349373" calcext:value-type="float">
            <text:p>3.350942273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table:formula="of:=[.A215]/1000000" office:value-type="float" office:value="53.75" calcext:value-type="float">
            <text:p>53.75</text:p>
          </table:table-cell>
          <table:table-cell office:value-type="float" office:value="-3.01310542997558" calcext:value-type="float">
            <text:p>-3.01310543</text:p>
          </table:table-cell>
          <table:table-cell office:value-type="float" office:value="-3.86459386248053" calcext:value-type="float">
            <text:p>-3.8645938625</text:p>
          </table:table-cell>
          <table:table-cell table:formula="of:=ABS(([.C215]+[.D215])/2)" office:value-type="float" office:value="3.43884964622805" calcext:value-type="float">
            <text:p>3.4388496462</text:p>
          </table:table-cell>
          <table:table-cell office:value-type="float" office:value="-3.09014537207488" calcext:value-type="float">
            <text:p>-3.0901453721</text:p>
          </table:table-cell>
          <table:table-cell office:value-type="float" office:value="-4.00251654570239" calcext:value-type="float">
            <text:p>-4.0025165457</text:p>
          </table:table-cell>
          <table:table-cell table:formula="of:=ABS(([.F215]+[.G215])/2)" office:value-type="float" office:value="3.54633095888863" calcext:value-type="float">
            <text:p>3.5463309589</text:p>
          </table:table-cell>
          <table:table-cell table:formula="of:=([.H215]+[.E215])/2" office:value-type="float" office:value="3.49259030255834" calcext:value-type="float">
            <text:p>3.4925903026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table:formula="of:=[.A216]/1000000" office:value-type="float" office:value="54" calcext:value-type="float">
            <text:p>54.00</text:p>
          </table:table-cell>
          <table:table-cell office:value-type="float" office:value="-3.59484822643331" calcext:value-type="float">
            <text:p>-3.5948482264</text:p>
          </table:table-cell>
          <table:table-cell office:value-type="float" office:value="-3.61125545928817" calcext:value-type="float">
            <text:p>-3.6112554593</text:p>
          </table:table-cell>
          <table:table-cell table:formula="of:=ABS(([.C216]+[.D216])/2)" office:value-type="float" office:value="3.60305184286074" calcext:value-type="float">
            <text:p>3.6030518429</text:p>
          </table:table-cell>
          <table:table-cell office:value-type="float" office:value="-3.59168738162006" calcext:value-type="float">
            <text:p>-3.5916873816</text:p>
          </table:table-cell>
          <table:table-cell office:value-type="float" office:value="-3.55968928531626" calcext:value-type="float">
            <text:p>-3.5596892853</text:p>
          </table:table-cell>
          <table:table-cell table:formula="of:=ABS(([.F216]+[.G216])/2)" office:value-type="float" office:value="3.57568833346816" calcext:value-type="float">
            <text:p>3.5756883335</text:p>
          </table:table-cell>
          <table:table-cell table:formula="of:=([.H216]+[.E216])/2" office:value-type="float" office:value="3.58937008816445" calcext:value-type="float">
            <text:p>3.5893700882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table:formula="of:=[.A217]/1000000" office:value-type="float" office:value="54.25" calcext:value-type="float">
            <text:p>54.25</text:p>
          </table:table-cell>
          <table:table-cell office:value-type="float" office:value="-3.62791906343627" calcext:value-type="float">
            <text:p>-3.6279190634</text:p>
          </table:table-cell>
          <table:table-cell office:value-type="float" office:value="-3.602074664487" calcext:value-type="float">
            <text:p>-3.6020746645</text:p>
          </table:table-cell>
          <table:table-cell table:formula="of:=ABS(([.C217]+[.D217])/2)" office:value-type="float" office:value="3.61499686396164" calcext:value-type="float">
            <text:p>3.614996864</text:p>
          </table:table-cell>
          <table:table-cell office:value-type="float" office:value="-3.60279181576064" calcext:value-type="float">
            <text:p>-3.6027918158</text:p>
          </table:table-cell>
          <table:table-cell office:value-type="float" office:value="-3.58168990650511" calcext:value-type="float">
            <text:p>-3.5816899065</text:p>
          </table:table-cell>
          <table:table-cell table:formula="of:=ABS(([.F217]+[.G217])/2)" office:value-type="float" office:value="3.59224086113287" calcext:value-type="float">
            <text:p>3.5922408611</text:p>
          </table:table-cell>
          <table:table-cell table:formula="of:=([.H217]+[.E217])/2" office:value-type="float" office:value="3.60361886254725" calcext:value-type="float">
            <text:p>3.603618862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table:formula="of:=[.A218]/1000000" office:value-type="float" office:value="54.5" calcext:value-type="float">
            <text:p>54.50</text:p>
          </table:table-cell>
          <table:table-cell office:value-type="float" office:value="-3.31986519411473" calcext:value-type="float">
            <text:p>-3.3198651941</text:p>
          </table:table-cell>
          <table:table-cell office:value-type="float" office:value="-3.42432129620105" calcext:value-type="float">
            <text:p>-3.4243212962</text:p>
          </table:table-cell>
          <table:table-cell table:formula="of:=ABS(([.C218]+[.D218])/2)" office:value-type="float" office:value="3.37209324515789" calcext:value-type="float">
            <text:p>3.3720932452</text:p>
          </table:table-cell>
          <table:table-cell office:value-type="float" office:value="-3.29647640658155" calcext:value-type="float">
            <text:p>-3.2964764066</text:p>
          </table:table-cell>
          <table:table-cell office:value-type="float" office:value="-3.28846779451116" calcext:value-type="float">
            <text:p>-3.2884677945</text:p>
          </table:table-cell>
          <table:table-cell table:formula="of:=ABS(([.F218]+[.G218])/2)" office:value-type="float" office:value="3.29247210054635" calcext:value-type="float">
            <text:p>3.2924721005</text:p>
          </table:table-cell>
          <table:table-cell table:formula="of:=([.H218]+[.E218])/2" office:value-type="float" office:value="3.33228267285212" calcext:value-type="float">
            <text:p>3.3322826729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table:formula="of:=[.A219]/1000000" office:value-type="float" office:value="54.75" calcext:value-type="float">
            <text:p>54.75</text:p>
          </table:table-cell>
          <table:table-cell office:value-type="float" office:value="-3.21747226462277" calcext:value-type="float">
            <text:p>-3.2174722646</text:p>
          </table:table-cell>
          <table:table-cell office:value-type="float" office:value="-3.52455099742282" calcext:value-type="float">
            <text:p>-3.5245509974</text:p>
          </table:table-cell>
          <table:table-cell table:formula="of:=ABS(([.C219]+[.D219])/2)" office:value-type="float" office:value="3.37101163102279" calcext:value-type="float">
            <text:p>3.371011631</text:p>
          </table:table-cell>
          <table:table-cell office:value-type="float" office:value="-3.19748071072366" calcext:value-type="float">
            <text:p>-3.1974807107</text:p>
          </table:table-cell>
          <table:table-cell office:value-type="float" office:value="-3.45019622566809" calcext:value-type="float">
            <text:p>-3.4501962257</text:p>
          </table:table-cell>
          <table:table-cell table:formula="of:=ABS(([.F219]+[.G219])/2)" office:value-type="float" office:value="3.32383846819588" calcext:value-type="float">
            <text:p>3.3238384682</text:p>
          </table:table-cell>
          <table:table-cell table:formula="of:=([.H219]+[.E219])/2" office:value-type="float" office:value="3.34742504960934" calcext:value-type="float">
            <text:p>3.347425049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table:formula="of:=[.A220]/1000000" office:value-type="float" office:value="55" calcext:value-type="float">
            <text:p>55.00</text:p>
          </table:table-cell>
          <table:table-cell office:value-type="float" office:value="-3.59516499984631" calcext:value-type="float">
            <text:p>-3.5951649998</text:p>
          </table:table-cell>
          <table:table-cell office:value-type="float" office:value="-3.36773286996961" calcext:value-type="float">
            <text:p>-3.36773287</text:p>
          </table:table-cell>
          <table:table-cell table:formula="of:=ABS(([.C220]+[.D220])/2)" office:value-type="float" office:value="3.48144893490796" calcext:value-type="float">
            <text:p>3.4814489349</text:p>
          </table:table-cell>
          <table:table-cell office:value-type="float" office:value="-3.5194527867732" calcext:value-type="float">
            <text:p>-3.5194527868</text:p>
          </table:table-cell>
          <table:table-cell office:value-type="float" office:value="-3.30293627022429" calcext:value-type="float">
            <text:p>-3.3029362702</text:p>
          </table:table-cell>
          <table:table-cell table:formula="of:=ABS(([.F220]+[.G220])/2)" office:value-type="float" office:value="3.41119452849875" calcext:value-type="float">
            <text:p>3.4111945285</text:p>
          </table:table-cell>
          <table:table-cell table:formula="of:=([.H220]+[.E220])/2" office:value-type="float" office:value="3.44632173170335" calcext:value-type="float">
            <text:p>3.446321731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table:formula="of:=[.A221]/1000000" office:value-type="float" office:value="55.25" calcext:value-type="float">
            <text:p>55.25</text:p>
          </table:table-cell>
          <table:table-cell office:value-type="float" office:value="-3.78100708456696" calcext:value-type="float">
            <text:p>-3.7810070846</text:p>
          </table:table-cell>
          <table:table-cell office:value-type="float" office:value="-3.39817148076567" calcext:value-type="float">
            <text:p>-3.3981714808</text:p>
          </table:table-cell>
          <table:table-cell table:formula="of:=ABS(([.C221]+[.D221])/2)" office:value-type="float" office:value="3.58958928266631" calcext:value-type="float">
            <text:p>3.5895892827</text:p>
          </table:table-cell>
          <table:table-cell office:value-type="float" office:value="-3.83849311419345" calcext:value-type="float">
            <text:p>-3.8384931142</text:p>
          </table:table-cell>
          <table:table-cell office:value-type="float" office:value="-3.35187979209134" calcext:value-type="float">
            <text:p>-3.3518797921</text:p>
          </table:table-cell>
          <table:table-cell table:formula="of:=ABS(([.F221]+[.G221])/2)" office:value-type="float" office:value="3.59518645314239" calcext:value-type="float">
            <text:p>3.5951864531</text:p>
          </table:table-cell>
          <table:table-cell table:formula="of:=([.H221]+[.E221])/2" office:value-type="float" office:value="3.59238786790435" calcext:value-type="float">
            <text:p>3.5923878679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table:formula="of:=[.A222]/1000000" office:value-type="float" office:value="55.5" calcext:value-type="float">
            <text:p>55.50</text:p>
          </table:table-cell>
          <table:table-cell office:value-type="float" office:value="-3.26035029209808" calcext:value-type="float">
            <text:p>-3.2603502921</text:p>
          </table:table-cell>
          <table:table-cell office:value-type="float" office:value="-3.48579770046613" calcext:value-type="float">
            <text:p>-3.4857977005</text:p>
          </table:table-cell>
          <table:table-cell table:formula="of:=ABS(([.C222]+[.D222])/2)" office:value-type="float" office:value="3.3730739962821" calcext:value-type="float">
            <text:p>3.3730739963</text:p>
          </table:table-cell>
          <table:table-cell office:value-type="float" office:value="-3.25376612728619" calcext:value-type="float">
            <text:p>-3.2537661273</text:p>
          </table:table-cell>
          <table:table-cell office:value-type="float" office:value="-3.61635853330598" calcext:value-type="float">
            <text:p>-3.6163585333</text:p>
          </table:table-cell>
          <table:table-cell table:formula="of:=ABS(([.F222]+[.G222])/2)" office:value-type="float" office:value="3.43506233029608" calcext:value-type="float">
            <text:p>3.4350623303</text:p>
          </table:table-cell>
          <table:table-cell table:formula="of:=([.H222]+[.E222])/2" office:value-type="float" office:value="3.40406816328909" calcext:value-type="float">
            <text:p>3.404068163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table:formula="of:=[.A223]/1000000" office:value-type="float" office:value="55.75" calcext:value-type="float">
            <text:p>55.75</text:p>
          </table:table-cell>
          <table:table-cell office:value-type="float" office:value="-3.58288045492402" calcext:value-type="float">
            <text:p>-3.5828804549</text:p>
          </table:table-cell>
          <table:table-cell office:value-type="float" office:value="-3.26745065032908" calcext:value-type="float">
            <text:p>-3.2674506503</text:p>
          </table:table-cell>
          <table:table-cell table:formula="of:=ABS(([.C223]+[.D223])/2)" office:value-type="float" office:value="3.42516555262655" calcext:value-type="float">
            <text:p>3.4251655526</text:p>
          </table:table-cell>
          <table:table-cell office:value-type="float" office:value="-3.53506350581454" calcext:value-type="float">
            <text:p>-3.5350635058</text:p>
          </table:table-cell>
          <table:table-cell office:value-type="float" office:value="-3.31757736335932" calcext:value-type="float">
            <text:p>-3.3175773634</text:p>
          </table:table-cell>
          <table:table-cell table:formula="of:=ABS(([.F223]+[.G223])/2)" office:value-type="float" office:value="3.42632043458693" calcext:value-type="float">
            <text:p>3.4263204346</text:p>
          </table:table-cell>
          <table:table-cell table:formula="of:=([.H223]+[.E223])/2" office:value-type="float" office:value="3.42574299360674" calcext:value-type="float">
            <text:p>3.4257429936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table:formula="of:=[.A224]/1000000" office:value-type="float" office:value="56" calcext:value-type="float">
            <text:p>56.00</text:p>
          </table:table-cell>
          <table:table-cell office:value-type="float" office:value="-3.32434756805874" calcext:value-type="float">
            <text:p>-3.3243475681</text:p>
          </table:table-cell>
          <table:table-cell office:value-type="float" office:value="-3.49563393718801" calcext:value-type="float">
            <text:p>-3.4956339372</text:p>
          </table:table-cell>
          <table:table-cell table:formula="of:=ABS(([.C224]+[.D224])/2)" office:value-type="float" office:value="3.40999075262337" calcext:value-type="float">
            <text:p>3.4099907526</text:p>
          </table:table-cell>
          <table:table-cell office:value-type="float" office:value="-3.23780326726478" calcext:value-type="float">
            <text:p>-3.2378032673</text:p>
          </table:table-cell>
          <table:table-cell office:value-type="float" office:value="-3.4733636895667" calcext:value-type="float">
            <text:p>-3.4733636896</text:p>
          </table:table-cell>
          <table:table-cell table:formula="of:=ABS(([.F224]+[.G224])/2)" office:value-type="float" office:value="3.35558347841574" calcext:value-type="float">
            <text:p>3.3555834784</text:p>
          </table:table-cell>
          <table:table-cell table:formula="of:=([.H224]+[.E224])/2" office:value-type="float" office:value="3.38278711551956" calcext:value-type="float">
            <text:p>3.3827871155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table:formula="of:=[.A225]/1000000" office:value-type="float" office:value="56.25" calcext:value-type="float">
            <text:p>56.25</text:p>
          </table:table-cell>
          <table:table-cell office:value-type="float" office:value="-3.28995991261326" calcext:value-type="float">
            <text:p>-3.2899599126</text:p>
          </table:table-cell>
          <table:table-cell office:value-type="float" office:value="-3.37502383620741" calcext:value-type="float">
            <text:p>-3.3750238362</text:p>
          </table:table-cell>
          <table:table-cell table:formula="of:=ABS(([.C225]+[.D225])/2)" office:value-type="float" office:value="3.33249187441034" calcext:value-type="float">
            <text:p>3.3324918744</text:p>
          </table:table-cell>
          <table:table-cell office:value-type="float" office:value="-3.30378736888935" calcext:value-type="float">
            <text:p>-3.3037873689</text:p>
          </table:table-cell>
          <table:table-cell office:value-type="float" office:value="-3.45252688821863" calcext:value-type="float">
            <text:p>-3.4525268882</text:p>
          </table:table-cell>
          <table:table-cell table:formula="of:=ABS(([.F225]+[.G225])/2)" office:value-type="float" office:value="3.37815712855399" calcext:value-type="float">
            <text:p>3.3781571286</text:p>
          </table:table-cell>
          <table:table-cell table:formula="of:=([.H225]+[.E225])/2" office:value-type="float" office:value="3.35532450148216" calcext:value-type="float">
            <text:p>3.3553245015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table:formula="of:=[.A226]/1000000" office:value-type="float" office:value="56.5" calcext:value-type="float">
            <text:p>56.50</text:p>
          </table:table-cell>
          <table:table-cell office:value-type="float" office:value="-3.56995723561182" calcext:value-type="float">
            <text:p>-3.5699572356</text:p>
          </table:table-cell>
          <table:table-cell office:value-type="float" office:value="-3.0966105348901" calcext:value-type="float">
            <text:p>-3.0966105349</text:p>
          </table:table-cell>
          <table:table-cell table:formula="of:=ABS(([.C226]+[.D226])/2)" office:value-type="float" office:value="3.33328388525096" calcext:value-type="float">
            <text:p>3.3332838853</text:p>
          </table:table-cell>
          <table:table-cell office:value-type="float" office:value="-3.75713789911099" calcext:value-type="float">
            <text:p>-3.7571378991</text:p>
          </table:table-cell>
          <table:table-cell office:value-type="float" office:value="-3.29737676071186" calcext:value-type="float">
            <text:p>-3.2973767607</text:p>
          </table:table-cell>
          <table:table-cell table:formula="of:=ABS(([.F226]+[.G226])/2)" office:value-type="float" office:value="3.52725732991142" calcext:value-type="float">
            <text:p>3.5272573299</text:p>
          </table:table-cell>
          <table:table-cell table:formula="of:=([.H226]+[.E226])/2" office:value-type="float" office:value="3.43027060758119" calcext:value-type="float">
            <text:p>3.430270607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table:formula="of:=[.A227]/1000000" office:value-type="float" office:value="56.75" calcext:value-type="float">
            <text:p>56.75</text:p>
          </table:table-cell>
          <table:table-cell office:value-type="float" office:value="-3.04521990437045" calcext:value-type="float">
            <text:p>-3.0452199044</text:p>
          </table:table-cell>
          <table:table-cell office:value-type="float" office:value="-3.52541298423415" calcext:value-type="float">
            <text:p>-3.5254129842</text:p>
          </table:table-cell>
          <table:table-cell table:formula="of:=ABS(([.C227]+[.D227])/2)" office:value-type="float" office:value="3.2853164443023" calcext:value-type="float">
            <text:p>3.2853164443</text:p>
          </table:table-cell>
          <table:table-cell office:value-type="float" office:value="-3.00333047562636" calcext:value-type="float">
            <text:p>-3.0033304756</text:p>
          </table:table-cell>
          <table:table-cell office:value-type="float" office:value="-3.52383276259979" calcext:value-type="float">
            <text:p>-3.5238327626</text:p>
          </table:table-cell>
          <table:table-cell table:formula="of:=ABS(([.F227]+[.G227])/2)" office:value-type="float" office:value="3.26358161911307" calcext:value-type="float">
            <text:p>3.2635816191</text:p>
          </table:table-cell>
          <table:table-cell table:formula="of:=([.H227]+[.E227])/2" office:value-type="float" office:value="3.27444903170769" calcext:value-type="float">
            <text:p>3.2744490317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table:formula="of:=[.A228]/1000000" office:value-type="float" office:value="57" calcext:value-type="float">
            <text:p>57.00</text:p>
          </table:table-cell>
          <table:table-cell office:value-type="float" office:value="-3.19329509100437" calcext:value-type="float">
            <text:p>-3.193295091</text:p>
          </table:table-cell>
          <table:table-cell office:value-type="float" office:value="-3.65601442121274" calcext:value-type="float">
            <text:p>-3.6560144212</text:p>
          </table:table-cell>
          <table:table-cell table:formula="of:=ABS(([.C228]+[.D228])/2)" office:value-type="float" office:value="3.42465475610855" calcext:value-type="float">
            <text:p>3.4246547561</text:p>
          </table:table-cell>
          <table:table-cell office:value-type="float" office:value="-3.2029918207714" calcext:value-type="float">
            <text:p>-3.2029918208</text:p>
          </table:table-cell>
          <table:table-cell office:value-type="float" office:value="-3.60166942083809" calcext:value-type="float">
            <text:p>-3.6016694208</text:p>
          </table:table-cell>
          <table:table-cell table:formula="of:=ABS(([.F228]+[.G228])/2)" office:value-type="float" office:value="3.40233062080474" calcext:value-type="float">
            <text:p>3.4023306208</text:p>
          </table:table-cell>
          <table:table-cell table:formula="of:=([.H228]+[.E228])/2" office:value-type="float" office:value="3.41349268845665" calcext:value-type="float">
            <text:p>3.4134926885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table:formula="of:=[.A229]/1000000" office:value-type="float" office:value="57.25" calcext:value-type="float">
            <text:p>57.25</text:p>
          </table:table-cell>
          <table:table-cell office:value-type="float" office:value="-3.61575206118405" calcext:value-type="float">
            <text:p>-3.6157520612</text:p>
          </table:table-cell>
          <table:table-cell office:value-type="float" office:value="-3.3687524444737" calcext:value-type="float">
            <text:p>-3.3687524445</text:p>
          </table:table-cell>
          <table:table-cell table:formula="of:=ABS(([.C229]+[.D229])/2)" office:value-type="float" office:value="3.49225225282887" calcext:value-type="float">
            <text:p>3.4922522528</text:p>
          </table:table-cell>
          <table:table-cell office:value-type="float" office:value="-3.54785078861496" calcext:value-type="float">
            <text:p>-3.5478507886</text:p>
          </table:table-cell>
          <table:table-cell office:value-type="float" office:value="-3.34648271267971" calcext:value-type="float">
            <text:p>-3.3464827127</text:p>
          </table:table-cell>
          <table:table-cell table:formula="of:=ABS(([.F229]+[.G229])/2)" office:value-type="float" office:value="3.44716675064733" calcext:value-type="float">
            <text:p>3.4471667506</text:p>
          </table:table-cell>
          <table:table-cell table:formula="of:=([.H229]+[.E229])/2" office:value-type="float" office:value="3.4697095017381" calcext:value-type="float">
            <text:p>3.469709501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table:formula="of:=[.A230]/1000000" office:value-type="float" office:value="57.5" calcext:value-type="float">
            <text:p>57.50</text:p>
          </table:table-cell>
          <table:table-cell office:value-type="float" office:value="-3.33397694059886" calcext:value-type="float">
            <text:p>-3.3339769406</text:p>
          </table:table-cell>
          <table:table-cell office:value-type="float" office:value="-3.30239875677591" calcext:value-type="float">
            <text:p>-3.3023987568</text:p>
          </table:table-cell>
          <table:table-cell table:formula="of:=ABS(([.C230]+[.D230])/2)" office:value-type="float" office:value="3.31818784868739" calcext:value-type="float">
            <text:p>3.3181878487</text:p>
          </table:table-cell>
          <table:table-cell office:value-type="float" office:value="-3.28076480218575" calcext:value-type="float">
            <text:p>-3.2807648022</text:p>
          </table:table-cell>
          <table:table-cell office:value-type="float" office:value="-3.32592311662501" calcext:value-type="float">
            <text:p>-3.3259231166</text:p>
          </table:table-cell>
          <table:table-cell table:formula="of:=ABS(([.F230]+[.G230])/2)" office:value-type="float" office:value="3.30334395940538" calcext:value-type="float">
            <text:p>3.3033439594</text:p>
          </table:table-cell>
          <table:table-cell table:formula="of:=([.H230]+[.E230])/2" office:value-type="float" office:value="3.31076590404638" calcext:value-type="float">
            <text:p>3.310765904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table:formula="of:=[.A231]/1000000" office:value-type="float" office:value="57.75" calcext:value-type="float">
            <text:p>57.75</text:p>
          </table:table-cell>
          <table:table-cell office:value-type="float" office:value="-3.15669349858303" calcext:value-type="float">
            <text:p>-3.1566934986</text:p>
          </table:table-cell>
          <table:table-cell office:value-type="float" office:value="-3.73413782858738" calcext:value-type="float">
            <text:p>-3.7341378286</text:p>
          </table:table-cell>
          <table:table-cell table:formula="of:=ABS(([.C231]+[.D231])/2)" office:value-type="float" office:value="3.44541566358521" calcext:value-type="float">
            <text:p>3.4454156636</text:p>
          </table:table-cell>
          <table:table-cell office:value-type="float" office:value="-3.16938059930882" calcext:value-type="float">
            <text:p>-3.1693805993</text:p>
          </table:table-cell>
          <table:table-cell office:value-type="float" office:value="-3.80937271857093" calcext:value-type="float">
            <text:p>-3.8093727186</text:p>
          </table:table-cell>
          <table:table-cell table:formula="of:=ABS(([.F231]+[.G231])/2)" office:value-type="float" office:value="3.48937665893988" calcext:value-type="float">
            <text:p>3.4893766589</text:p>
          </table:table-cell>
          <table:table-cell table:formula="of:=([.H231]+[.E231])/2" office:value-type="float" office:value="3.46739616126254" calcext:value-type="float">
            <text:p>3.467396161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table:formula="of:=[.A232]/1000000" office:value-type="float" office:value="58" calcext:value-type="float">
            <text:p>58.00</text:p>
          </table:table-cell>
          <table:table-cell office:value-type="float" office:value="-3.67812001723353" calcext:value-type="float">
            <text:p>-3.6781200172</text:p>
          </table:table-cell>
          <table:table-cell office:value-type="float" office:value="-3.84764959022478" calcext:value-type="float">
            <text:p>-3.8476495902</text:p>
          </table:table-cell>
          <table:table-cell table:formula="of:=ABS(([.C232]+[.D232])/2)" office:value-type="float" office:value="3.76288480372915" calcext:value-type="float">
            <text:p>3.7628848037</text:p>
          </table:table-cell>
          <table:table-cell office:value-type="float" office:value="-3.71923006889014" calcext:value-type="float">
            <text:p>-3.7192300689</text:p>
          </table:table-cell>
          <table:table-cell office:value-type="float" office:value="-3.83672052822996" calcext:value-type="float">
            <text:p>-3.8367205282</text:p>
          </table:table-cell>
          <table:table-cell table:formula="of:=ABS(([.F232]+[.G232])/2)" office:value-type="float" office:value="3.77797529856005" calcext:value-type="float">
            <text:p>3.7779752986</text:p>
          </table:table-cell>
          <table:table-cell table:formula="of:=([.H232]+[.E232])/2" office:value-type="float" office:value="3.7704300511446" calcext:value-type="float">
            <text:p>3.7704300511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table:formula="of:=[.A233]/1000000" office:value-type="float" office:value="58.25" calcext:value-type="float">
            <text:p>58.25</text:p>
          </table:table-cell>
          <table:table-cell office:value-type="float" office:value="-3.61726082093704" calcext:value-type="float">
            <text:p>-3.6172608209</text:p>
          </table:table-cell>
          <table:table-cell office:value-type="float" office:value="-3.15608665648169" calcext:value-type="float">
            <text:p>-3.1560866565</text:p>
          </table:table-cell>
          <table:table-cell table:formula="of:=ABS(([.C233]+[.D233])/2)" office:value-type="float" office:value="3.38667373870936" calcext:value-type="float">
            <text:p>3.3866737387</text:p>
          </table:table-cell>
          <table:table-cell office:value-type="float" office:value="-3.5958925418091" calcext:value-type="float">
            <text:p>-3.5958925418</text:p>
          </table:table-cell>
          <table:table-cell office:value-type="float" office:value="-3.06713751566336" calcext:value-type="float">
            <text:p>-3.0671375157</text:p>
          </table:table-cell>
          <table:table-cell table:formula="of:=ABS(([.F233]+[.G233])/2)" office:value-type="float" office:value="3.33151502873623" calcext:value-type="float">
            <text:p>3.3315150287</text:p>
          </table:table-cell>
          <table:table-cell table:formula="of:=([.H233]+[.E233])/2" office:value-type="float" office:value="3.3590943837228" calcext:value-type="float">
            <text:p>3.359094383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table:formula="of:=[.A234]/1000000" office:value-type="float" office:value="58.5" calcext:value-type="float">
            <text:p>58.50</text:p>
          </table:table-cell>
          <table:table-cell office:value-type="float" office:value="-3.86472947054523" calcext:value-type="float">
            <text:p>-3.8647294705</text:p>
          </table:table-cell>
          <table:table-cell office:value-type="float" office:value="-2.99735721331149" calcext:value-type="float">
            <text:p>-2.9973572133</text:p>
          </table:table-cell>
          <table:table-cell table:formula="of:=ABS(([.C234]+[.D234])/2)" office:value-type="float" office:value="3.43104334192836" calcext:value-type="float">
            <text:p>3.4310433419</text:p>
          </table:table-cell>
          <table:table-cell office:value-type="float" office:value="-3.84611165664423" calcext:value-type="float">
            <text:p>-3.8461116566</text:p>
          </table:table-cell>
          <table:table-cell office:value-type="float" office:value="-2.89665232883094" calcext:value-type="float">
            <text:p>-2.8966523288</text:p>
          </table:table-cell>
          <table:table-cell table:formula="of:=ABS(([.F234]+[.G234])/2)" office:value-type="float" office:value="3.37138199273758" calcext:value-type="float">
            <text:p>3.3713819927</text:p>
          </table:table-cell>
          <table:table-cell table:formula="of:=([.H234]+[.E234])/2" office:value-type="float" office:value="3.40121266733297" calcext:value-type="float">
            <text:p>3.401212667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table:formula="of:=[.A235]/1000000" office:value-type="float" office:value="58.75" calcext:value-type="float">
            <text:p>58.75</text:p>
          </table:table-cell>
          <table:table-cell office:value-type="float" office:value="-3.62872292031999" calcext:value-type="float">
            <text:p>-3.6287229203</text:p>
          </table:table-cell>
          <table:table-cell office:value-type="float" office:value="-3.56033941401104" calcext:value-type="float">
            <text:p>-3.560339414</text:p>
          </table:table-cell>
          <table:table-cell table:formula="of:=ABS(([.C235]+[.D235])/2)" office:value-type="float" office:value="3.59453116716552" calcext:value-type="float">
            <text:p>3.5945311672</text:p>
          </table:table-cell>
          <table:table-cell office:value-type="float" office:value="-3.59901346887744" calcext:value-type="float">
            <text:p>-3.5990134689</text:p>
          </table:table-cell>
          <table:table-cell office:value-type="float" office:value="-3.5364665119812" calcext:value-type="float">
            <text:p>-3.536466512</text:p>
          </table:table-cell>
          <table:table-cell table:formula="of:=ABS(([.F235]+[.G235])/2)" office:value-type="float" office:value="3.56773999042932" calcext:value-type="float">
            <text:p>3.5677399904</text:p>
          </table:table-cell>
          <table:table-cell table:formula="of:=([.H235]+[.E235])/2" office:value-type="float" office:value="3.58113557879742" calcext:value-type="float">
            <text:p>3.5811355788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table:formula="of:=[.A236]/1000000" office:value-type="float" office:value="59" calcext:value-type="float">
            <text:p>59.00</text:p>
          </table:table-cell>
          <table:table-cell office:value-type="float" office:value="-3.41907588626937" calcext:value-type="float">
            <text:p>-3.4190758863</text:p>
          </table:table-cell>
          <table:table-cell office:value-type="float" office:value="-3.58865253090237" calcext:value-type="float">
            <text:p>-3.5886525309</text:p>
          </table:table-cell>
          <table:table-cell table:formula="of:=ABS(([.C236]+[.D236])/2)" office:value-type="float" office:value="3.50386420858587" calcext:value-type="float">
            <text:p>3.5038642086</text:p>
          </table:table-cell>
          <table:table-cell office:value-type="float" office:value="-3.37105983757603" calcext:value-type="float">
            <text:p>-3.3710598376</text:p>
          </table:table-cell>
          <table:table-cell office:value-type="float" office:value="-3.65323568440892" calcext:value-type="float">
            <text:p>-3.6532356844</text:p>
          </table:table-cell>
          <table:table-cell table:formula="of:=ABS(([.F236]+[.G236])/2)" office:value-type="float" office:value="3.51214776099247" calcext:value-type="float">
            <text:p>3.512147761</text:p>
          </table:table-cell>
          <table:table-cell table:formula="of:=([.H236]+[.E236])/2" office:value-type="float" office:value="3.50800598478917" calcext:value-type="float">
            <text:p>3.5080059848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table:formula="of:=[.A237]/1000000" office:value-type="float" office:value="59.25" calcext:value-type="float">
            <text:p>59.25</text:p>
          </table:table-cell>
          <table:table-cell office:value-type="float" office:value="-3.31511861485426" calcext:value-type="float">
            <text:p>-3.3151186149</text:p>
          </table:table-cell>
          <table:table-cell office:value-type="float" office:value="-3.76396635556992" calcext:value-type="float">
            <text:p>-3.7639663556</text:p>
          </table:table-cell>
          <table:table-cell table:formula="of:=ABS(([.C237]+[.D237])/2)" office:value-type="float" office:value="3.53954248521209" calcext:value-type="float">
            <text:p>3.5395424852</text:p>
          </table:table-cell>
          <table:table-cell office:value-type="float" office:value="-3.34814385316144" calcext:value-type="float">
            <text:p>-3.3481438532</text:p>
          </table:table-cell>
          <table:table-cell office:value-type="float" office:value="-3.63103700232549" calcext:value-type="float">
            <text:p>-3.6310370023</text:p>
          </table:table-cell>
          <table:table-cell table:formula="of:=ABS(([.F237]+[.G237])/2)" office:value-type="float" office:value="3.48959042774347" calcext:value-type="float">
            <text:p>3.4895904277</text:p>
          </table:table-cell>
          <table:table-cell table:formula="of:=([.H237]+[.E237])/2" office:value-type="float" office:value="3.51456645647778" calcext:value-type="float">
            <text:p>3.5145664565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table:formula="of:=[.A238]/1000000" office:value-type="float" office:value="59.5" calcext:value-type="float">
            <text:p>59.50</text:p>
          </table:table-cell>
          <table:table-cell office:value-type="float" office:value="-3.4917949378718" calcext:value-type="float">
            <text:p>-3.4917949379</text:p>
          </table:table-cell>
          <table:table-cell office:value-type="float" office:value="-3.33613658582116" calcext:value-type="float">
            <text:p>-3.3361365858</text:p>
          </table:table-cell>
          <table:table-cell table:formula="of:=ABS(([.C238]+[.D238])/2)" office:value-type="float" office:value="3.41396576184648" calcext:value-type="float">
            <text:p>3.4139657618</text:p>
          </table:table-cell>
          <table:table-cell office:value-type="float" office:value="-3.49361986532596" calcext:value-type="float">
            <text:p>-3.4936198653</text:p>
          </table:table-cell>
          <table:table-cell office:value-type="float" office:value="-3.38194199895582" calcext:value-type="float">
            <text:p>-3.381941999</text:p>
          </table:table-cell>
          <table:table-cell table:formula="of:=ABS(([.F238]+[.G238])/2)" office:value-type="float" office:value="3.43778093214089" calcext:value-type="float">
            <text:p>3.4377809321</text:p>
          </table:table-cell>
          <table:table-cell table:formula="of:=([.H238]+[.E238])/2" office:value-type="float" office:value="3.42587334699368" calcext:value-type="float">
            <text:p>3.425873347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table:formula="of:=[.A239]/1000000" office:value-type="float" office:value="59.75" calcext:value-type="float">
            <text:p>59.75</text:p>
          </table:table-cell>
          <table:table-cell office:value-type="float" office:value="-3.4601817648735" calcext:value-type="float">
            <text:p>-3.4601817649</text:p>
          </table:table-cell>
          <table:table-cell office:value-type="float" office:value="-3.7320667008418" calcext:value-type="float">
            <text:p>-3.7320667008</text:p>
          </table:table-cell>
          <table:table-cell table:formula="of:=ABS(([.C239]+[.D239])/2)" office:value-type="float" office:value="3.59612423285765" calcext:value-type="float">
            <text:p>3.5961242329</text:p>
          </table:table-cell>
          <table:table-cell office:value-type="float" office:value="-3.54769931109295" calcext:value-type="float">
            <text:p>-3.5476993111</text:p>
          </table:table-cell>
          <table:table-cell office:value-type="float" office:value="-3.73963315775353" calcext:value-type="float">
            <text:p>-3.7396331578</text:p>
          </table:table-cell>
          <table:table-cell table:formula="of:=ABS(([.F239]+[.G239])/2)" office:value-type="float" office:value="3.64366623442324" calcext:value-type="float">
            <text:p>3.6436662344</text:p>
          </table:table-cell>
          <table:table-cell table:formula="of:=([.H239]+[.E239])/2" office:value-type="float" office:value="3.61989523364045" calcext:value-type="float">
            <text:p>3.6198952336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table:formula="of:=[.A240]/1000000" office:value-type="float" office:value="60" calcext:value-type="float">
            <text:p>60.00</text:p>
          </table:table-cell>
          <table:table-cell office:value-type="float" office:value="-3.13576292173334" calcext:value-type="float">
            <text:p>-3.1357629217</text:p>
          </table:table-cell>
          <table:table-cell office:value-type="float" office:value="-3.48644946150543" calcext:value-type="float">
            <text:p>-3.4864494615</text:p>
          </table:table-cell>
          <table:table-cell table:formula="of:=ABS(([.C240]+[.D240])/2)" office:value-type="float" office:value="3.31110619161938" calcext:value-type="float">
            <text:p>3.3111061916</text:p>
          </table:table-cell>
          <table:table-cell office:value-type="float" office:value="-3.12360607446541" calcext:value-type="float">
            <text:p>-3.1236060745</text:p>
          </table:table-cell>
          <table:table-cell office:value-type="float" office:value="-3.52559957552525" calcext:value-type="float">
            <text:p>-3.5255995755</text:p>
          </table:table-cell>
          <table:table-cell table:formula="of:=ABS(([.F240]+[.G240])/2)" office:value-type="float" office:value="3.32460282499533" calcext:value-type="float">
            <text:p>3.324602825</text:p>
          </table:table-cell>
          <table:table-cell table:formula="of:=([.H240]+[.E240])/2" office:value-type="float" office:value="3.31785450830736" calcext:value-type="float">
            <text:p>3.3178545083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table:formula="of:=[.A241]/1000000" office:value-type="float" office:value="60.25" calcext:value-type="float">
            <text:p>60.25</text:p>
          </table:table-cell>
          <table:table-cell office:value-type="float" office:value="-3.41872701900997" calcext:value-type="float">
            <text:p>-3.418727019</text:p>
          </table:table-cell>
          <table:table-cell office:value-type="float" office:value="-3.33594032326962" calcext:value-type="float">
            <text:p>-3.3359403233</text:p>
          </table:table-cell>
          <table:table-cell table:formula="of:=ABS(([.C241]+[.D241])/2)" office:value-type="float" office:value="3.37733367113979" calcext:value-type="float">
            <text:p>3.3773336711</text:p>
          </table:table-cell>
          <table:table-cell office:value-type="float" office:value="-3.38654497767176" calcext:value-type="float">
            <text:p>-3.3865449777</text:p>
          </table:table-cell>
          <table:table-cell office:value-type="float" office:value="-3.46127788250698" calcext:value-type="float">
            <text:p>-3.4612778825</text:p>
          </table:table-cell>
          <table:table-cell table:formula="of:=ABS(([.F241]+[.G241])/2)" office:value-type="float" office:value="3.42391143008937" calcext:value-type="float">
            <text:p>3.4239114301</text:p>
          </table:table-cell>
          <table:table-cell table:formula="of:=([.H241]+[.E241])/2" office:value-type="float" office:value="3.40062255061458" calcext:value-type="float">
            <text:p>3.4006225506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table:formula="of:=[.A242]/1000000" office:value-type="float" office:value="60.5" calcext:value-type="float">
            <text:p>60.50</text:p>
          </table:table-cell>
          <table:table-cell office:value-type="float" office:value="-3.54734443407212" calcext:value-type="float">
            <text:p>-3.5473444341</text:p>
          </table:table-cell>
          <table:table-cell office:value-type="float" office:value="-3.3362690618269" calcext:value-type="float">
            <text:p>-3.3362690618</text:p>
          </table:table-cell>
          <table:table-cell table:formula="of:=ABS(([.C242]+[.D242])/2)" office:value-type="float" office:value="3.44180674794951" calcext:value-type="float">
            <text:p>3.4418067479</text:p>
          </table:table-cell>
          <table:table-cell office:value-type="float" office:value="-3.45772618240185" calcext:value-type="float">
            <text:p>-3.4577261824</text:p>
          </table:table-cell>
          <table:table-cell office:value-type="float" office:value="-3.33988846379172" calcext:value-type="float">
            <text:p>-3.3398884638</text:p>
          </table:table-cell>
          <table:table-cell table:formula="of:=ABS(([.F242]+[.G242])/2)" office:value-type="float" office:value="3.39880732309678" calcext:value-type="float">
            <text:p>3.3988073231</text:p>
          </table:table-cell>
          <table:table-cell table:formula="of:=([.H242]+[.E242])/2" office:value-type="float" office:value="3.42030703552315" calcext:value-type="float">
            <text:p>3.4203070355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table:formula="of:=[.A243]/1000000" office:value-type="float" office:value="60.75" calcext:value-type="float">
            <text:p>60.75</text:p>
          </table:table-cell>
          <table:table-cell office:value-type="float" office:value="-3.43560933512295" calcext:value-type="float">
            <text:p>-3.4356093351</text:p>
          </table:table-cell>
          <table:table-cell office:value-type="float" office:value="-3.79542359514948" calcext:value-type="float">
            <text:p>-3.7954235951</text:p>
          </table:table-cell>
          <table:table-cell table:formula="of:=ABS(([.C243]+[.D243])/2)" office:value-type="float" office:value="3.61551646513622" calcext:value-type="float">
            <text:p>3.6155164651</text:p>
          </table:table-cell>
          <table:table-cell office:value-type="float" office:value="-3.41693697914108" calcext:value-type="float">
            <text:p>-3.4169369791</text:p>
          </table:table-cell>
          <table:table-cell office:value-type="float" office:value="-3.82134514411327" calcext:value-type="float">
            <text:p>-3.8213451441</text:p>
          </table:table-cell>
          <table:table-cell table:formula="of:=ABS(([.F243]+[.G243])/2)" office:value-type="float" office:value="3.61914106162717" calcext:value-type="float">
            <text:p>3.6191410616</text:p>
          </table:table-cell>
          <table:table-cell table:formula="of:=([.H243]+[.E243])/2" office:value-type="float" office:value="3.6173287633817" calcext:value-type="float">
            <text:p>3.6173287634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table:formula="of:=[.A244]/1000000" office:value-type="float" office:value="61" calcext:value-type="float">
            <text:p>61.00</text:p>
          </table:table-cell>
          <table:table-cell office:value-type="float" office:value="-3.47662449068891" calcext:value-type="float">
            <text:p>-3.4766244907</text:p>
          </table:table-cell>
          <table:table-cell office:value-type="float" office:value="-3.21945359762762" calcext:value-type="float">
            <text:p>-3.2194535976</text:p>
          </table:table-cell>
          <table:table-cell table:formula="of:=ABS(([.C244]+[.D244])/2)" office:value-type="float" office:value="3.34803904415826" calcext:value-type="float">
            <text:p>3.3480390442</text:p>
          </table:table-cell>
          <table:table-cell office:value-type="float" office:value="-3.45458828207427" calcext:value-type="float">
            <text:p>-3.4545882821</text:p>
          </table:table-cell>
          <table:table-cell office:value-type="float" office:value="-3.36245770521848" calcext:value-type="float">
            <text:p>-3.3624577052</text:p>
          </table:table-cell>
          <table:table-cell table:formula="of:=ABS(([.F244]+[.G244])/2)" office:value-type="float" office:value="3.40852299364637" calcext:value-type="float">
            <text:p>3.4085229936</text:p>
          </table:table-cell>
          <table:table-cell table:formula="of:=([.H244]+[.E244])/2" office:value-type="float" office:value="3.37828101890232" calcext:value-type="float">
            <text:p>3.3782810189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table:formula="of:=[.A245]/1000000" office:value-type="float" office:value="61.25" calcext:value-type="float">
            <text:p>61.25</text:p>
          </table:table-cell>
          <table:table-cell office:value-type="float" office:value="-3.32588538107987" calcext:value-type="float">
            <text:p>-3.3258853811</text:p>
          </table:table-cell>
          <table:table-cell office:value-type="float" office:value="-3.31952292023127" calcext:value-type="float">
            <text:p>-3.3195229202</text:p>
          </table:table-cell>
          <table:table-cell table:formula="of:=ABS(([.C245]+[.D245])/2)" office:value-type="float" office:value="3.32270415065557" calcext:value-type="float">
            <text:p>3.3227041507</text:p>
          </table:table-cell>
          <table:table-cell office:value-type="float" office:value="-3.43249462399309" calcext:value-type="float">
            <text:p>-3.432494624</text:p>
          </table:table-cell>
          <table:table-cell office:value-type="float" office:value="-3.45496622662901" calcext:value-type="float">
            <text:p>-3.4549662266</text:p>
          </table:table-cell>
          <table:table-cell table:formula="of:=ABS(([.F245]+[.G245])/2)" office:value-type="float" office:value="3.44373042531105" calcext:value-type="float">
            <text:p>3.4437304253</text:p>
          </table:table-cell>
          <table:table-cell table:formula="of:=([.H245]+[.E245])/2" office:value-type="float" office:value="3.38321728798331" calcext:value-type="float">
            <text:p>3.383217288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table:formula="of:=[.A246]/1000000" office:value-type="float" office:value="61.5" calcext:value-type="float">
            <text:p>61.50</text:p>
          </table:table-cell>
          <table:table-cell office:value-type="float" office:value="-3.81245644802091" calcext:value-type="float">
            <text:p>-3.812456448</text:p>
          </table:table-cell>
          <table:table-cell office:value-type="float" office:value="-3.8513045076094" calcext:value-type="float">
            <text:p>-3.8513045076</text:p>
          </table:table-cell>
          <table:table-cell table:formula="of:=ABS(([.C246]+[.D246])/2)" office:value-type="float" office:value="3.83188047781516" calcext:value-type="float">
            <text:p>3.8318804778</text:p>
          </table:table-cell>
          <table:table-cell office:value-type="float" office:value="-3.75700078317564" calcext:value-type="float">
            <text:p>-3.7570007832</text:p>
          </table:table-cell>
          <table:table-cell office:value-type="float" office:value="-3.74506206890178" calcext:value-type="float">
            <text:p>-3.7450620689</text:p>
          </table:table-cell>
          <table:table-cell table:formula="of:=ABS(([.F246]+[.G246])/2)" office:value-type="float" office:value="3.75103142603871" calcext:value-type="float">
            <text:p>3.751031426</text:p>
          </table:table-cell>
          <table:table-cell table:formula="of:=([.H246]+[.E246])/2" office:value-type="float" office:value="3.79145595192693" calcext:value-type="float">
            <text:p>3.791455951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table:formula="of:=[.A247]/1000000" office:value-type="float" office:value="61.75" calcext:value-type="float">
            <text:p>61.75</text:p>
          </table:table-cell>
          <table:table-cell office:value-type="float" office:value="-3.29969844821855" calcext:value-type="float">
            <text:p>-3.2996984482</text:p>
          </table:table-cell>
          <table:table-cell office:value-type="float" office:value="-3.80580888354965" calcext:value-type="float">
            <text:p>-3.8058088835</text:p>
          </table:table-cell>
          <table:table-cell table:formula="of:=ABS(([.C247]+[.D247])/2)" office:value-type="float" office:value="3.5527536658841" calcext:value-type="float">
            <text:p>3.5527536659</text:p>
          </table:table-cell>
          <table:table-cell office:value-type="float" office:value="-3.23985272519794" calcext:value-type="float">
            <text:p>-3.2398527252</text:p>
          </table:table-cell>
          <table:table-cell office:value-type="float" office:value="-3.7823411466015" calcext:value-type="float">
            <text:p>-3.7823411466</text:p>
          </table:table-cell>
          <table:table-cell table:formula="of:=ABS(([.F247]+[.G247])/2)" office:value-type="float" office:value="3.51109693589972" calcext:value-type="float">
            <text:p>3.5110969359</text:p>
          </table:table-cell>
          <table:table-cell table:formula="of:=([.H247]+[.E247])/2" office:value-type="float" office:value="3.53192530089191" calcext:value-type="float">
            <text:p>3.5319253009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table:formula="of:=[.A248]/1000000" office:value-type="float" office:value="62" calcext:value-type="float">
            <text:p>62.00</text:p>
          </table:table-cell>
          <table:table-cell office:value-type="float" office:value="-3.57252467432134" calcext:value-type="float">
            <text:p>-3.5725246743</text:p>
          </table:table-cell>
          <table:table-cell office:value-type="float" office:value="-3.61440916797667" calcext:value-type="float">
            <text:p>-3.614409168</text:p>
          </table:table-cell>
          <table:table-cell table:formula="of:=ABS(([.C248]+[.D248])/2)" office:value-type="float" office:value="3.59346692114901" calcext:value-type="float">
            <text:p>3.5934669211</text:p>
          </table:table-cell>
          <table:table-cell office:value-type="float" office:value="-3.68507475257412" calcext:value-type="float">
            <text:p>-3.6850747526</text:p>
          </table:table-cell>
          <table:table-cell office:value-type="float" office:value="-3.67972625846944" calcext:value-type="float">
            <text:p>-3.6797262585</text:p>
          </table:table-cell>
          <table:table-cell table:formula="of:=ABS(([.F248]+[.G248])/2)" office:value-type="float" office:value="3.68240050552178" calcext:value-type="float">
            <text:p>3.6824005055</text:p>
          </table:table-cell>
          <table:table-cell table:formula="of:=([.H248]+[.E248])/2" office:value-type="float" office:value="3.63793371333539" calcext:value-type="float">
            <text:p>3.637933713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table:formula="of:=[.A249]/1000000" office:value-type="float" office:value="62.25" calcext:value-type="float">
            <text:p>62.25</text:p>
          </table:table-cell>
          <table:table-cell office:value-type="float" office:value="-3.1865304988313" calcext:value-type="float">
            <text:p>-3.1865304988</text:p>
          </table:table-cell>
          <table:table-cell office:value-type="float" office:value="-3.43036950771074" calcext:value-type="float">
            <text:p>-3.4303695077</text:p>
          </table:table-cell>
          <table:table-cell table:formula="of:=ABS(([.C249]+[.D249])/2)" office:value-type="float" office:value="3.30845000327102" calcext:value-type="float">
            <text:p>3.3084500033</text:p>
          </table:table-cell>
          <table:table-cell office:value-type="float" office:value="-3.24504454466514" calcext:value-type="float">
            <text:p>-3.2450445447</text:p>
          </table:table-cell>
          <table:table-cell office:value-type="float" office:value="-3.35239503734372" calcext:value-type="float">
            <text:p>-3.3523950373</text:p>
          </table:table-cell>
          <table:table-cell table:formula="of:=ABS(([.F249]+[.G249])/2)" office:value-type="float" office:value="3.29871979100443" calcext:value-type="float">
            <text:p>3.298719791</text:p>
          </table:table-cell>
          <table:table-cell table:formula="of:=([.H249]+[.E249])/2" office:value-type="float" office:value="3.30358489713772" calcext:value-type="float">
            <text:p>3.3035848971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table:formula="of:=[.A250]/1000000" office:value-type="float" office:value="62.5" calcext:value-type="float">
            <text:p>62.50</text:p>
          </table:table-cell>
          <table:table-cell office:value-type="float" office:value="-3.48224391883894" calcext:value-type="float">
            <text:p>-3.4822439188</text:p>
          </table:table-cell>
          <table:table-cell office:value-type="float" office:value="-3.02475803386899" calcext:value-type="float">
            <text:p>-3.0247580339</text:p>
          </table:table-cell>
          <table:table-cell table:formula="of:=ABS(([.C250]+[.D250])/2)" office:value-type="float" office:value="3.25350097635396" calcext:value-type="float">
            <text:p>3.2535009764</text:p>
          </table:table-cell>
          <table:table-cell office:value-type="float" office:value="-3.50269886659066" calcext:value-type="float">
            <text:p>-3.5026988666</text:p>
          </table:table-cell>
          <table:table-cell office:value-type="float" office:value="-2.97501304195993" calcext:value-type="float">
            <text:p>-2.975013042</text:p>
          </table:table-cell>
          <table:table-cell table:formula="of:=ABS(([.F250]+[.G250])/2)" office:value-type="float" office:value="3.2388559542753" calcext:value-type="float">
            <text:p>3.2388559543</text:p>
          </table:table-cell>
          <table:table-cell table:formula="of:=([.H250]+[.E250])/2" office:value-type="float" office:value="3.24617846531463" calcext:value-type="float">
            <text:p>3.2461784653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table:formula="of:=[.A251]/1000000" office:value-type="float" office:value="62.75" calcext:value-type="float">
            <text:p>62.75</text:p>
          </table:table-cell>
          <table:table-cell office:value-type="float" office:value="-3.31514852820389" calcext:value-type="float">
            <text:p>-3.3151485282</text:p>
          </table:table-cell>
          <table:table-cell office:value-type="float" office:value="-3.27144822100013" calcext:value-type="float">
            <text:p>-3.271448221</text:p>
          </table:table-cell>
          <table:table-cell table:formula="of:=ABS(([.C251]+[.D251])/2)" office:value-type="float" office:value="3.29329837460201" calcext:value-type="float">
            <text:p>3.2932983746</text:p>
          </table:table-cell>
          <table:table-cell office:value-type="float" office:value="-3.3448964254122" calcext:value-type="float">
            <text:p>-3.3448964254</text:p>
          </table:table-cell>
          <table:table-cell office:value-type="float" office:value="-3.26583572207668" calcext:value-type="float">
            <text:p>-3.2658357221</text:p>
          </table:table-cell>
          <table:table-cell table:formula="of:=ABS(([.F251]+[.G251])/2)" office:value-type="float" office:value="3.30536607374444" calcext:value-type="float">
            <text:p>3.3053660737</text:p>
          </table:table-cell>
          <table:table-cell table:formula="of:=([.H251]+[.E251])/2" office:value-type="float" office:value="3.29933222417322" calcext:value-type="float">
            <text:p>3.2993322242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table:formula="of:=[.A252]/1000000" office:value-type="float" office:value="63" calcext:value-type="float">
            <text:p>63.00</text:p>
          </table:table-cell>
          <table:table-cell office:value-type="float" office:value="-3.67358061002206" calcext:value-type="float">
            <text:p>-3.67358061</text:p>
          </table:table-cell>
          <table:table-cell office:value-type="float" office:value="-3.59580172872095" calcext:value-type="float">
            <text:p>-3.5958017287</text:p>
          </table:table-cell>
          <table:table-cell table:formula="of:=ABS(([.C252]+[.D252])/2)" office:value-type="float" office:value="3.6346911693715" calcext:value-type="float">
            <text:p>3.6346911694</text:p>
          </table:table-cell>
          <table:table-cell office:value-type="float" office:value="-3.7436738633651" calcext:value-type="float">
            <text:p>-3.7436738634</text:p>
          </table:table-cell>
          <table:table-cell office:value-type="float" office:value="-3.65679313607566" calcext:value-type="float">
            <text:p>-3.6567931361</text:p>
          </table:table-cell>
          <table:table-cell table:formula="of:=ABS(([.F252]+[.G252])/2)" office:value-type="float" office:value="3.70023349972038" calcext:value-type="float">
            <text:p>3.7002334997</text:p>
          </table:table-cell>
          <table:table-cell table:formula="of:=([.H252]+[.E252])/2" office:value-type="float" office:value="3.66746233454594" calcext:value-type="float">
            <text:p>3.6674623345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table:formula="of:=[.A253]/1000000" office:value-type="float" office:value="63.25" calcext:value-type="float">
            <text:p>63.25</text:p>
          </table:table-cell>
          <table:table-cell office:value-type="float" office:value="-3.50432686283322" calcext:value-type="float">
            <text:p>-3.5043268628</text:p>
          </table:table-cell>
          <table:table-cell office:value-type="float" office:value="-3.78406738895484" calcext:value-type="float">
            <text:p>-3.784067389</text:p>
          </table:table-cell>
          <table:table-cell table:formula="of:=ABS(([.C253]+[.D253])/2)" office:value-type="float" office:value="3.64419712589403" calcext:value-type="float">
            <text:p>3.6441971259</text:p>
          </table:table-cell>
          <table:table-cell office:value-type="float" office:value="-3.49993586824279" calcext:value-type="float">
            <text:p>-3.4999358682</text:p>
          </table:table-cell>
          <table:table-cell office:value-type="float" office:value="-3.72062265068239" calcext:value-type="float">
            <text:p>-3.7206226507</text:p>
          </table:table-cell>
          <table:table-cell table:formula="of:=ABS(([.F253]+[.G253])/2)" office:value-type="float" office:value="3.61027925946259" calcext:value-type="float">
            <text:p>3.6102792595</text:p>
          </table:table-cell>
          <table:table-cell table:formula="of:=([.H253]+[.E253])/2" office:value-type="float" office:value="3.62723819267831" calcext:value-type="float">
            <text:p>3.627238192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table:formula="of:=[.A254]/1000000" office:value-type="float" office:value="63.5" calcext:value-type="float">
            <text:p>63.50</text:p>
          </table:table-cell>
          <table:table-cell office:value-type="float" office:value="-3.53960025529515" calcext:value-type="float">
            <text:p>-3.5396002553</text:p>
          </table:table-cell>
          <table:table-cell office:value-type="float" office:value="-3.64230466441761" calcext:value-type="float">
            <text:p>-3.6423046644</text:p>
          </table:table-cell>
          <table:table-cell table:formula="of:=ABS(([.C254]+[.D254])/2)" office:value-type="float" office:value="3.59095245985638" calcext:value-type="float">
            <text:p>3.5909524599</text:p>
          </table:table-cell>
          <table:table-cell office:value-type="float" office:value="-3.54016824888626" calcext:value-type="float">
            <text:p>-3.5401682489</text:p>
          </table:table-cell>
          <table:table-cell office:value-type="float" office:value="-3.53336660231849" calcext:value-type="float">
            <text:p>-3.5333666023</text:p>
          </table:table-cell>
          <table:table-cell table:formula="of:=ABS(([.F254]+[.G254])/2)" office:value-type="float" office:value="3.53676742560237" calcext:value-type="float">
            <text:p>3.5367674256</text:p>
          </table:table-cell>
          <table:table-cell table:formula="of:=([.H254]+[.E254])/2" office:value-type="float" office:value="3.56385994272938" calcext:value-type="float">
            <text:p>3.5638599427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table:formula="of:=[.A255]/1000000" office:value-type="float" office:value="63.75" calcext:value-type="float">
            <text:p>63.75</text:p>
          </table:table-cell>
          <table:table-cell office:value-type="float" office:value="-3.38246673162887" calcext:value-type="float">
            <text:p>-3.3824667316</text:p>
          </table:table-cell>
          <table:table-cell office:value-type="float" office:value="-3.2990649676957" calcext:value-type="float">
            <text:p>-3.2990649677</text:p>
          </table:table-cell>
          <table:table-cell table:formula="of:=ABS(([.C255]+[.D255])/2)" office:value-type="float" office:value="3.34076584966228" calcext:value-type="float">
            <text:p>3.3407658497</text:p>
          </table:table-cell>
          <table:table-cell office:value-type="float" office:value="-3.44689191016105" calcext:value-type="float">
            <text:p>-3.4468919102</text:p>
          </table:table-cell>
          <table:table-cell office:value-type="float" office:value="-3.39396372695805" calcext:value-type="float">
            <text:p>-3.393963727</text:p>
          </table:table-cell>
          <table:table-cell table:formula="of:=ABS(([.F255]+[.G255])/2)" office:value-type="float" office:value="3.42042781855955" calcext:value-type="float">
            <text:p>3.4204278186</text:p>
          </table:table-cell>
          <table:table-cell table:formula="of:=([.H255]+[.E255])/2" office:value-type="float" office:value="3.38059683411092" calcext:value-type="float">
            <text:p>3.3805968341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table:formula="of:=[.A256]/1000000" office:value-type="float" office:value="64" calcext:value-type="float">
            <text:p>64.00</text:p>
          </table:table-cell>
          <table:table-cell office:value-type="float" office:value="-3.4780681501031" calcext:value-type="float">
            <text:p>-3.4780681501</text:p>
          </table:table-cell>
          <table:table-cell office:value-type="float" office:value="-2.99719860636055" calcext:value-type="float">
            <text:p>-2.9971986064</text:p>
          </table:table-cell>
          <table:table-cell table:formula="of:=ABS(([.C256]+[.D256])/2)" office:value-type="float" office:value="3.23763337823183" calcext:value-type="float">
            <text:p>3.2376333782</text:p>
          </table:table-cell>
          <table:table-cell office:value-type="float" office:value="-3.48108277895632" calcext:value-type="float">
            <text:p>-3.481082779</text:p>
          </table:table-cell>
          <table:table-cell office:value-type="float" office:value="-2.97559229068539" calcext:value-type="float">
            <text:p>-2.9755922907</text:p>
          </table:table-cell>
          <table:table-cell table:formula="of:=ABS(([.F256]+[.G256])/2)" office:value-type="float" office:value="3.22833753482085" calcext:value-type="float">
            <text:p>3.2283375348</text:p>
          </table:table-cell>
          <table:table-cell table:formula="of:=([.H256]+[.E256])/2" office:value-type="float" office:value="3.23298545652634" calcext:value-type="float">
            <text:p>3.2329854565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table:formula="of:=[.A257]/1000000" office:value-type="float" office:value="64.25" calcext:value-type="float">
            <text:p>64.25</text:p>
          </table:table-cell>
          <table:table-cell office:value-type="float" office:value="-3.59277179667053" calcext:value-type="float">
            <text:p>-3.5927717967</text:p>
          </table:table-cell>
          <table:table-cell office:value-type="float" office:value="-3.69144931616231" calcext:value-type="float">
            <text:p>-3.6914493162</text:p>
          </table:table-cell>
          <table:table-cell table:formula="of:=ABS(([.C257]+[.D257])/2)" office:value-type="float" office:value="3.64211055641642" calcext:value-type="float">
            <text:p>3.6421105564</text:p>
          </table:table-cell>
          <table:table-cell office:value-type="float" office:value="-3.49010704641014" calcext:value-type="float">
            <text:p>-3.4901070464</text:p>
          </table:table-cell>
          <table:table-cell office:value-type="float" office:value="-3.69331422850159" calcext:value-type="float">
            <text:p>-3.6933142285</text:p>
          </table:table-cell>
          <table:table-cell table:formula="of:=ABS(([.F257]+[.G257])/2)" office:value-type="float" office:value="3.59171063745586" calcext:value-type="float">
            <text:p>3.5917106375</text:p>
          </table:table-cell>
          <table:table-cell table:formula="of:=([.H257]+[.E257])/2" office:value-type="float" office:value="3.61691059693614" calcext:value-type="float">
            <text:p>3.6169105969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table:formula="of:=[.A258]/1000000" office:value-type="float" office:value="64.5" calcext:value-type="float">
            <text:p>64.50</text:p>
          </table:table-cell>
          <table:table-cell office:value-type="float" office:value="-3.0666629919721" calcext:value-type="float">
            <text:p>-3.066662992</text:p>
          </table:table-cell>
          <table:table-cell office:value-type="float" office:value="-3.56675282600274" calcext:value-type="float">
            <text:p>-3.566752826</text:p>
          </table:table-cell>
          <table:table-cell table:formula="of:=ABS(([.C258]+[.D258])/2)" office:value-type="float" office:value="3.31670790898742" calcext:value-type="float">
            <text:p>3.316707909</text:p>
          </table:table-cell>
          <table:table-cell office:value-type="float" office:value="-3.15307277132327" calcext:value-type="float">
            <text:p>-3.1530727713</text:p>
          </table:table-cell>
          <table:table-cell office:value-type="float" office:value="-3.55996372456398" calcext:value-type="float">
            <text:p>-3.5599637246</text:p>
          </table:table-cell>
          <table:table-cell table:formula="of:=ABS(([.F258]+[.G258])/2)" office:value-type="float" office:value="3.35651824794362" calcext:value-type="float">
            <text:p>3.3565182479</text:p>
          </table:table-cell>
          <table:table-cell table:formula="of:=([.H258]+[.E258])/2" office:value-type="float" office:value="3.33661307846552" calcext:value-type="float">
            <text:p>3.3366130785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table:formula="of:=[.A259]/1000000" office:value-type="float" office:value="64.75" calcext:value-type="float">
            <text:p>64.75</text:p>
          </table:table-cell>
          <table:table-cell office:value-type="float" office:value="-3.23524092958801" calcext:value-type="float">
            <text:p>-3.2352409296</text:p>
          </table:table-cell>
          <table:table-cell office:value-type="float" office:value="-3.52702761235791" calcext:value-type="float">
            <text:p>-3.5270276124</text:p>
          </table:table-cell>
          <table:table-cell table:formula="of:=ABS(([.C259]+[.D259])/2)" office:value-type="float" office:value="3.38113427097296" calcext:value-type="float">
            <text:p>3.381134271</text:p>
          </table:table-cell>
          <table:table-cell office:value-type="float" office:value="-3.20104458770962" calcext:value-type="float">
            <text:p>-3.2010445877</text:p>
          </table:table-cell>
          <table:table-cell office:value-type="float" office:value="-3.37910152183201" calcext:value-type="float">
            <text:p>-3.3791015218</text:p>
          </table:table-cell>
          <table:table-cell table:formula="of:=ABS(([.F259]+[.G259])/2)" office:value-type="float" office:value="3.29007305477081" calcext:value-type="float">
            <text:p>3.2900730548</text:p>
          </table:table-cell>
          <table:table-cell table:formula="of:=([.H259]+[.E259])/2" office:value-type="float" office:value="3.33560366287189" calcext:value-type="float">
            <text:p>3.3356036629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table:formula="of:=[.A260]/1000000" office:value-type="float" office:value="65" calcext:value-type="float">
            <text:p>65.00</text:p>
          </table:table-cell>
          <table:table-cell office:value-type="float" office:value="-3.25921410744464" calcext:value-type="float">
            <text:p>-3.2592141074</text:p>
          </table:table-cell>
          <table:table-cell office:value-type="float" office:value="-3.54619526464155" calcext:value-type="float">
            <text:p>-3.5461952646</text:p>
          </table:table-cell>
          <table:table-cell table:formula="of:=ABS(([.C260]+[.D260])/2)" office:value-type="float" office:value="3.4027046860431" calcext:value-type="float">
            <text:p>3.402704686</text:p>
          </table:table-cell>
          <table:table-cell office:value-type="float" office:value="-3.19314872975112" calcext:value-type="float">
            <text:p>-3.1931487298</text:p>
          </table:table-cell>
          <table:table-cell office:value-type="float" office:value="-3.49599519020552" calcext:value-type="float">
            <text:p>-3.4959951902</text:p>
          </table:table-cell>
          <table:table-cell table:formula="of:=ABS(([.F260]+[.G260])/2)" office:value-type="float" office:value="3.34457195997832" calcext:value-type="float">
            <text:p>3.34457196</text:p>
          </table:table-cell>
          <table:table-cell table:formula="of:=([.H260]+[.E260])/2" office:value-type="float" office:value="3.37363832301071" calcext:value-type="float">
            <text:p>3.373638323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table:formula="of:=[.A261]/1000000" office:value-type="float" office:value="65.25" calcext:value-type="float">
            <text:p>65.25</text:p>
          </table:table-cell>
          <table:table-cell office:value-type="float" office:value="-3.48673403708338" calcext:value-type="float">
            <text:p>-3.4867340371</text:p>
          </table:table-cell>
          <table:table-cell office:value-type="float" office:value="-3.42980011400063" calcext:value-type="float">
            <text:p>-3.429800114</text:p>
          </table:table-cell>
          <table:table-cell table:formula="of:=ABS(([.C261]+[.D261])/2)" office:value-type="float" office:value="3.458267075542" calcext:value-type="float">
            <text:p>3.4582670755</text:p>
          </table:table-cell>
          <table:table-cell office:value-type="float" office:value="-3.60056959800537" calcext:value-type="float">
            <text:p>-3.600569598</text:p>
          </table:table-cell>
          <table:table-cell office:value-type="float" office:value="-3.37898146437551" calcext:value-type="float">
            <text:p>-3.3789814644</text:p>
          </table:table-cell>
          <table:table-cell table:formula="of:=ABS(([.F261]+[.G261])/2)" office:value-type="float" office:value="3.48977553119044" calcext:value-type="float">
            <text:p>3.4897755312</text:p>
          </table:table-cell>
          <table:table-cell table:formula="of:=([.H261]+[.E261])/2" office:value-type="float" office:value="3.47402130336622" calcext:value-type="float">
            <text:p>3.474021303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table:formula="of:=[.A262]/1000000" office:value-type="float" office:value="65.5" calcext:value-type="float">
            <text:p>65.50</text:p>
          </table:table-cell>
          <table:table-cell office:value-type="float" office:value="-3.55196406593281" calcext:value-type="float">
            <text:p>-3.5519640659</text:p>
          </table:table-cell>
          <table:table-cell office:value-type="float" office:value="-3.49029815383695" calcext:value-type="float">
            <text:p>-3.4902981538</text:p>
          </table:table-cell>
          <table:table-cell table:formula="of:=ABS(([.C262]+[.D262])/2)" office:value-type="float" office:value="3.52113110988488" calcext:value-type="float">
            <text:p>3.5211311099</text:p>
          </table:table-cell>
          <table:table-cell office:value-type="float" office:value="-3.5917170542214" calcext:value-type="float">
            <text:p>-3.5917170542</text:p>
          </table:table-cell>
          <table:table-cell office:value-type="float" office:value="-3.48697148749731" calcext:value-type="float">
            <text:p>-3.4869714875</text:p>
          </table:table-cell>
          <table:table-cell table:formula="of:=ABS(([.F262]+[.G262])/2)" office:value-type="float" office:value="3.53934427085936" calcext:value-type="float">
            <text:p>3.5393442709</text:p>
          </table:table-cell>
          <table:table-cell table:formula="of:=([.H262]+[.E262])/2" office:value-type="float" office:value="3.53023769037212" calcext:value-type="float">
            <text:p>3.5302376904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table:formula="of:=[.A263]/1000000" office:value-type="float" office:value="65.75" calcext:value-type="float">
            <text:p>65.75</text:p>
          </table:table-cell>
          <table:table-cell office:value-type="float" office:value="-3.45875945984091" calcext:value-type="float">
            <text:p>-3.4587594598</text:p>
          </table:table-cell>
          <table:table-cell office:value-type="float" office:value="-3.50522686870265" calcext:value-type="float">
            <text:p>-3.5052268687</text:p>
          </table:table-cell>
          <table:table-cell table:formula="of:=ABS(([.C263]+[.D263])/2)" office:value-type="float" office:value="3.48199316427178" calcext:value-type="float">
            <text:p>3.4819931643</text:p>
          </table:table-cell>
          <table:table-cell office:value-type="float" office:value="-3.43922875759996" calcext:value-type="float">
            <text:p>-3.4392287576</text:p>
          </table:table-cell>
          <table:table-cell office:value-type="float" office:value="-3.53758995605532" calcext:value-type="float">
            <text:p>-3.5375899561</text:p>
          </table:table-cell>
          <table:table-cell table:formula="of:=ABS(([.F263]+[.G263])/2)" office:value-type="float" office:value="3.48840935682764" calcext:value-type="float">
            <text:p>3.4884093568</text:p>
          </table:table-cell>
          <table:table-cell table:formula="of:=([.H263]+[.E263])/2" office:value-type="float" office:value="3.48520126054971" calcext:value-type="float">
            <text:p>3.4852012605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table:formula="of:=[.A264]/1000000" office:value-type="float" office:value="66" calcext:value-type="float">
            <text:p>66.00</text:p>
          </table:table-cell>
          <table:table-cell office:value-type="float" office:value="-3.58999569475172" calcext:value-type="float">
            <text:p>-3.5899956948</text:p>
          </table:table-cell>
          <table:table-cell office:value-type="float" office:value="-3.53307174367539" calcext:value-type="float">
            <text:p>-3.5330717437</text:p>
          </table:table-cell>
          <table:table-cell table:formula="of:=ABS(([.C264]+[.D264])/2)" office:value-type="float" office:value="3.56153371921356" calcext:value-type="float">
            <text:p>3.5615337192</text:p>
          </table:table-cell>
          <table:table-cell office:value-type="float" office:value="-3.59841158230673" calcext:value-type="float">
            <text:p>-3.5984115823</text:p>
          </table:table-cell>
          <table:table-cell office:value-type="float" office:value="-3.50667942849192" calcext:value-type="float">
            <text:p>-3.5066794285</text:p>
          </table:table-cell>
          <table:table-cell table:formula="of:=ABS(([.F264]+[.G264])/2)" office:value-type="float" office:value="3.55254550539933" calcext:value-type="float">
            <text:p>3.5525455054</text:p>
          </table:table-cell>
          <table:table-cell table:formula="of:=([.H264]+[.E264])/2" office:value-type="float" office:value="3.55703961230644" calcext:value-type="float">
            <text:p>3.5570396123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table:formula="of:=[.A265]/1000000" office:value-type="float" office:value="66.25" calcext:value-type="float">
            <text:p>66.25</text:p>
          </table:table-cell>
          <table:table-cell office:value-type="float" office:value="-3.45934099369891" calcext:value-type="float">
            <text:p>-3.4593409937</text:p>
          </table:table-cell>
          <table:table-cell office:value-type="float" office:value="-3.05970704906536" calcext:value-type="float">
            <text:p>-3.0597070491</text:p>
          </table:table-cell>
          <table:table-cell table:formula="of:=ABS(([.C265]+[.D265])/2)" office:value-type="float" office:value="3.25952402138213" calcext:value-type="float">
            <text:p>3.2595240214</text:p>
          </table:table-cell>
          <table:table-cell office:value-type="float" office:value="-3.51811869187226" calcext:value-type="float">
            <text:p>-3.5181186919</text:p>
          </table:table-cell>
          <table:table-cell office:value-type="float" office:value="-3.07103940345068" calcext:value-type="float">
            <text:p>-3.0710394035</text:p>
          </table:table-cell>
          <table:table-cell table:formula="of:=ABS(([.F265]+[.G265])/2)" office:value-type="float" office:value="3.29457904766147" calcext:value-type="float">
            <text:p>3.2945790477</text:p>
          </table:table-cell>
          <table:table-cell table:formula="of:=([.H265]+[.E265])/2" office:value-type="float" office:value="3.2770515345218" calcext:value-type="float">
            <text:p>3.277051534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table:formula="of:=[.A266]/1000000" office:value-type="float" office:value="66.5" calcext:value-type="float">
            <text:p>66.50</text:p>
          </table:table-cell>
          <table:table-cell office:value-type="float" office:value="-3.33493916677206" calcext:value-type="float">
            <text:p>-3.3349391668</text:p>
          </table:table-cell>
          <table:table-cell office:value-type="float" office:value="-3.50358371118849" calcext:value-type="float">
            <text:p>-3.5035837112</text:p>
          </table:table-cell>
          <table:table-cell table:formula="of:=ABS(([.C266]+[.D266])/2)" office:value-type="float" office:value="3.41926143898027" calcext:value-type="float">
            <text:p>3.419261439</text:p>
          </table:table-cell>
          <table:table-cell office:value-type="float" office:value="-3.32912704891501" calcext:value-type="float">
            <text:p>-3.3291270489</text:p>
          </table:table-cell>
          <table:table-cell office:value-type="float" office:value="-3.4713845678159" calcext:value-type="float">
            <text:p>-3.4713845678</text:p>
          </table:table-cell>
          <table:table-cell table:formula="of:=ABS(([.F266]+[.G266])/2)" office:value-type="float" office:value="3.40025580836545" calcext:value-type="float">
            <text:p>3.4002558084</text:p>
          </table:table-cell>
          <table:table-cell table:formula="of:=([.H266]+[.E266])/2" office:value-type="float" office:value="3.40975862367286" calcext:value-type="float">
            <text:p>3.4097586237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table:formula="of:=[.A267]/1000000" office:value-type="float" office:value="66.75" calcext:value-type="float">
            <text:p>66.75</text:p>
          </table:table-cell>
          <table:table-cell office:value-type="float" office:value="-3.17634795244635" calcext:value-type="float">
            <text:p>-3.1763479524</text:p>
          </table:table-cell>
          <table:table-cell office:value-type="float" office:value="-3.87371741565249" calcext:value-type="float">
            <text:p>-3.8737174157</text:p>
          </table:table-cell>
          <table:table-cell table:formula="of:=ABS(([.C267]+[.D267])/2)" office:value-type="float" office:value="3.52503268404942" calcext:value-type="float">
            <text:p>3.525032684</text:p>
          </table:table-cell>
          <table:table-cell office:value-type="float" office:value="-2.97736401313557" calcext:value-type="float">
            <text:p>-2.9773640131</text:p>
          </table:table-cell>
          <table:table-cell office:value-type="float" office:value="-3.96651072119455" calcext:value-type="float">
            <text:p>-3.9665107212</text:p>
          </table:table-cell>
          <table:table-cell table:formula="of:=ABS(([.F267]+[.G267])/2)" office:value-type="float" office:value="3.47193736716506" calcext:value-type="float">
            <text:p>3.4719373672</text:p>
          </table:table-cell>
          <table:table-cell table:formula="of:=([.H267]+[.E267])/2" office:value-type="float" office:value="3.49848502560724" calcext:value-type="float">
            <text:p>3.4984850256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table:formula="of:=[.A268]/1000000" office:value-type="float" office:value="67" calcext:value-type="float">
            <text:p>67.00</text:p>
          </table:table-cell>
          <table:table-cell office:value-type="float" office:value="-3.22286499142833" calcext:value-type="float">
            <text:p>-3.2228649914</text:p>
          </table:table-cell>
          <table:table-cell office:value-type="float" office:value="-3.30089076045525" calcext:value-type="float">
            <text:p>-3.3008907605</text:p>
          </table:table-cell>
          <table:table-cell table:formula="of:=ABS(([.C268]+[.D268])/2)" office:value-type="float" office:value="3.26187787594179" calcext:value-type="float">
            <text:p>3.2618778759</text:p>
          </table:table-cell>
          <table:table-cell office:value-type="float" office:value="-3.31980659416159" calcext:value-type="float">
            <text:p>-3.3198065942</text:p>
          </table:table-cell>
          <table:table-cell office:value-type="float" office:value="-3.36569901950847" calcext:value-type="float">
            <text:p>-3.3656990195</text:p>
          </table:table-cell>
          <table:table-cell table:formula="of:=ABS(([.F268]+[.G268])/2)" office:value-type="float" office:value="3.34275280683503" calcext:value-type="float">
            <text:p>3.3427528068</text:p>
          </table:table-cell>
          <table:table-cell table:formula="of:=([.H268]+[.E268])/2" office:value-type="float" office:value="3.30231534138841" calcext:value-type="float">
            <text:p>3.302315341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table:formula="of:=[.A269]/1000000" office:value-type="float" office:value="67.25" calcext:value-type="float">
            <text:p>67.25</text:p>
          </table:table-cell>
          <table:table-cell office:value-type="float" office:value="-3.65968075081688" calcext:value-type="float">
            <text:p>-3.6596807508</text:p>
          </table:table-cell>
          <table:table-cell office:value-type="float" office:value="-3.67271441208926" calcext:value-type="float">
            <text:p>-3.6727144121</text:p>
          </table:table-cell>
          <table:table-cell table:formula="of:=ABS(([.C269]+[.D269])/2)" office:value-type="float" office:value="3.66619758145307" calcext:value-type="float">
            <text:p>3.6661975815</text:p>
          </table:table-cell>
          <table:table-cell office:value-type="float" office:value="-3.67865152765308" calcext:value-type="float">
            <text:p>-3.6786515277</text:p>
          </table:table-cell>
          <table:table-cell office:value-type="float" office:value="-3.62833503066793" calcext:value-type="float">
            <text:p>-3.6283350307</text:p>
          </table:table-cell>
          <table:table-cell table:formula="of:=ABS(([.F269]+[.G269])/2)" office:value-type="float" office:value="3.6534932791605" calcext:value-type="float">
            <text:p>3.6534932792</text:p>
          </table:table-cell>
          <table:table-cell table:formula="of:=([.H269]+[.E269])/2" office:value-type="float" office:value="3.65984543030679" calcext:value-type="float">
            <text:p>3.6598454303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table:formula="of:=[.A270]/1000000" office:value-type="float" office:value="67.5" calcext:value-type="float">
            <text:p>67.50</text:p>
          </table:table-cell>
          <table:table-cell office:value-type="float" office:value="-3.29918273176415" calcext:value-type="float">
            <text:p>-3.2991827318</text:p>
          </table:table-cell>
          <table:table-cell office:value-type="float" office:value="-3.22181402562693" calcext:value-type="float">
            <text:p>-3.2218140256</text:p>
          </table:table-cell>
          <table:table-cell table:formula="of:=ABS(([.C270]+[.D270])/2)" office:value-type="float" office:value="3.26049837869554" calcext:value-type="float">
            <text:p>3.2604983787</text:p>
          </table:table-cell>
          <table:table-cell office:value-type="float" office:value="-3.28251134780466" calcext:value-type="float">
            <text:p>-3.2825113478</text:p>
          </table:table-cell>
          <table:table-cell office:value-type="float" office:value="-3.16544787331358" calcext:value-type="float">
            <text:p>-3.1654478733</text:p>
          </table:table-cell>
          <table:table-cell table:formula="of:=ABS(([.F270]+[.G270])/2)" office:value-type="float" office:value="3.22397961055912" calcext:value-type="float">
            <text:p>3.2239796106</text:p>
          </table:table-cell>
          <table:table-cell table:formula="of:=([.H270]+[.E270])/2" office:value-type="float" office:value="3.24223899462733" calcext:value-type="float">
            <text:p>3.2422389946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table:formula="of:=[.A271]/1000000" office:value-type="float" office:value="67.75" calcext:value-type="float">
            <text:p>67.75</text:p>
          </table:table-cell>
          <table:table-cell office:value-type="float" office:value="-3.38429661191417" calcext:value-type="float">
            <text:p>-3.3842966119</text:p>
          </table:table-cell>
          <table:table-cell office:value-type="float" office:value="-3.48305290162921" calcext:value-type="float">
            <text:p>-3.4830529016</text:p>
          </table:table-cell>
          <table:table-cell table:formula="of:=ABS(([.C271]+[.D271])/2)" office:value-type="float" office:value="3.43367475677169" calcext:value-type="float">
            <text:p>3.4336747568</text:p>
          </table:table-cell>
          <table:table-cell office:value-type="float" office:value="-3.29011195480475" calcext:value-type="float">
            <text:p>-3.2901119548</text:p>
          </table:table-cell>
          <table:table-cell office:value-type="float" office:value="-3.56137502460698" calcext:value-type="float">
            <text:p>-3.5613750246</text:p>
          </table:table-cell>
          <table:table-cell table:formula="of:=ABS(([.F271]+[.G271])/2)" office:value-type="float" office:value="3.42574348970586" calcext:value-type="float">
            <text:p>3.4257434897</text:p>
          </table:table-cell>
          <table:table-cell table:formula="of:=([.H271]+[.E271])/2" office:value-type="float" office:value="3.42970912323878" calcext:value-type="float">
            <text:p>3.4297091232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table:formula="of:=[.A272]/1000000" office:value-type="float" office:value="68" calcext:value-type="float">
            <text:p>68.00</text:p>
          </table:table-cell>
          <table:table-cell office:value-type="float" office:value="-3.15341699068587" calcext:value-type="float">
            <text:p>-3.1534169907</text:p>
          </table:table-cell>
          <table:table-cell office:value-type="float" office:value="-3.14018949543703" calcext:value-type="float">
            <text:p>-3.1401894954</text:p>
          </table:table-cell>
          <table:table-cell table:formula="of:=ABS(([.C272]+[.D272])/2)" office:value-type="float" office:value="3.14680324306145" calcext:value-type="float">
            <text:p>3.1468032431</text:p>
          </table:table-cell>
          <table:table-cell office:value-type="float" office:value="-3.23735294633051" calcext:value-type="float">
            <text:p>-3.2373529463</text:p>
          </table:table-cell>
          <table:table-cell office:value-type="float" office:value="-3.21301347671323" calcext:value-type="float">
            <text:p>-3.2130134767</text:p>
          </table:table-cell>
          <table:table-cell table:formula="of:=ABS(([.F272]+[.G272])/2)" office:value-type="float" office:value="3.22518321152187" calcext:value-type="float">
            <text:p>3.2251832115</text:p>
          </table:table-cell>
          <table:table-cell table:formula="of:=([.H272]+[.E272])/2" office:value-type="float" office:value="3.18599322729166" calcext:value-type="float">
            <text:p>3.1859932273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table:formula="of:=[.A273]/1000000" office:value-type="float" office:value="68.25" calcext:value-type="float">
            <text:p>68.25</text:p>
          </table:table-cell>
          <table:table-cell office:value-type="float" office:value="-3.62145192578029" calcext:value-type="float">
            <text:p>-3.6214519258</text:p>
          </table:table-cell>
          <table:table-cell office:value-type="float" office:value="-3.41413534793749" calcext:value-type="float">
            <text:p>-3.4141353479</text:p>
          </table:table-cell>
          <table:table-cell table:formula="of:=ABS(([.C273]+[.D273])/2)" office:value-type="float" office:value="3.51779363685889" calcext:value-type="float">
            <text:p>3.5177936369</text:p>
          </table:table-cell>
          <table:table-cell office:value-type="float" office:value="-3.6092946931229" calcext:value-type="float">
            <text:p>-3.6092946931</text:p>
          </table:table-cell>
          <table:table-cell office:value-type="float" office:value="-3.38611832624472" calcext:value-type="float">
            <text:p>-3.3861183262</text:p>
          </table:table-cell>
          <table:table-cell table:formula="of:=ABS(([.F273]+[.G273])/2)" office:value-type="float" office:value="3.49770650968381" calcext:value-type="float">
            <text:p>3.4977065097</text:p>
          </table:table-cell>
          <table:table-cell table:formula="of:=([.H273]+[.E273])/2" office:value-type="float" office:value="3.50775007327135" calcext:value-type="float">
            <text:p>3.5077500733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table:formula="of:=[.A274]/1000000" office:value-type="float" office:value="68.5" calcext:value-type="float">
            <text:p>68.50</text:p>
          </table:table-cell>
          <table:table-cell office:value-type="float" office:value="-3.47725585882706" calcext:value-type="float">
            <text:p>-3.4772558588</text:p>
          </table:table-cell>
          <table:table-cell office:value-type="float" office:value="-3.53219792261444" calcext:value-type="float">
            <text:p>-3.5321979226</text:p>
          </table:table-cell>
          <table:table-cell table:formula="of:=ABS(([.C274]+[.D274])/2)" office:value-type="float" office:value="3.50472689072075" calcext:value-type="float">
            <text:p>3.5047268907</text:p>
          </table:table-cell>
          <table:table-cell office:value-type="float" office:value="-3.52031122743739" calcext:value-type="float">
            <text:p>-3.5203112274</text:p>
          </table:table-cell>
          <table:table-cell office:value-type="float" office:value="-3.62111433779728" calcext:value-type="float">
            <text:p>-3.6211143378</text:p>
          </table:table-cell>
          <table:table-cell table:formula="of:=ABS(([.F274]+[.G274])/2)" office:value-type="float" office:value="3.57071278261733" calcext:value-type="float">
            <text:p>3.5707127826</text:p>
          </table:table-cell>
          <table:table-cell table:formula="of:=([.H274]+[.E274])/2" office:value-type="float" office:value="3.53771983666904" calcext:value-type="float">
            <text:p>3.5377198367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table:formula="of:=[.A275]/1000000" office:value-type="float" office:value="68.75" calcext:value-type="float">
            <text:p>68.75</text:p>
          </table:table-cell>
          <table:table-cell office:value-type="float" office:value="-3.67074717034968" calcext:value-type="float">
            <text:p>-3.6707471703</text:p>
          </table:table-cell>
          <table:table-cell office:value-type="float" office:value="-3.60731681333965" calcext:value-type="float">
            <text:p>-3.6073168133</text:p>
          </table:table-cell>
          <table:table-cell table:formula="of:=ABS(([.C275]+[.D275])/2)" office:value-type="float" office:value="3.63903199184467" calcext:value-type="float">
            <text:p>3.6390319918</text:p>
          </table:table-cell>
          <table:table-cell office:value-type="float" office:value="-3.62679213787901" calcext:value-type="float">
            <text:p>-3.6267921379</text:p>
          </table:table-cell>
          <table:table-cell office:value-type="float" office:value="-3.54764689821541" calcext:value-type="float">
            <text:p>-3.5476468982</text:p>
          </table:table-cell>
          <table:table-cell table:formula="of:=ABS(([.F275]+[.G275])/2)" office:value-type="float" office:value="3.58721951804721" calcext:value-type="float">
            <text:p>3.587219518</text:p>
          </table:table-cell>
          <table:table-cell table:formula="of:=([.H275]+[.E275])/2" office:value-type="float" office:value="3.61312575494594" calcext:value-type="float">
            <text:p>3.613125754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table:formula="of:=[.A276]/1000000" office:value-type="float" office:value="69" calcext:value-type="float">
            <text:p>69.00</text:p>
          </table:table-cell>
          <table:table-cell office:value-type="float" office:value="-3.2842647471342" calcext:value-type="float">
            <text:p>-3.2842647471</text:p>
          </table:table-cell>
          <table:table-cell office:value-type="float" office:value="-2.97320975026971" calcext:value-type="float">
            <text:p>-2.9732097503</text:p>
          </table:table-cell>
          <table:table-cell table:formula="of:=ABS(([.C276]+[.D276])/2)" office:value-type="float" office:value="3.12873724870196" calcext:value-type="float">
            <text:p>3.1287372487</text:p>
          </table:table-cell>
          <table:table-cell office:value-type="float" office:value="-3.33770974623731" calcext:value-type="float">
            <text:p>-3.3377097462</text:p>
          </table:table-cell>
          <table:table-cell office:value-type="float" office:value="-3.1045595891558" calcext:value-type="float">
            <text:p>-3.1045595892</text:p>
          </table:table-cell>
          <table:table-cell table:formula="of:=ABS(([.F276]+[.G276])/2)" office:value-type="float" office:value="3.22113466769655" calcext:value-type="float">
            <text:p>3.2211346677</text:p>
          </table:table-cell>
          <table:table-cell table:formula="of:=([.H276]+[.E276])/2" office:value-type="float" office:value="3.17493595819925" calcext:value-type="float">
            <text:p>3.174935958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table:formula="of:=[.A277]/1000000" office:value-type="float" office:value="69.25" calcext:value-type="float">
            <text:p>69.25</text:p>
          </table:table-cell>
          <table:table-cell office:value-type="float" office:value="-3.43499547354907" calcext:value-type="float">
            <text:p>-3.4349954735</text:p>
          </table:table-cell>
          <table:table-cell office:value-type="float" office:value="-3.52361942257008" calcext:value-type="float">
            <text:p>-3.5236194226</text:p>
          </table:table-cell>
          <table:table-cell table:formula="of:=ABS(([.C277]+[.D277])/2)" office:value-type="float" office:value="3.47930744805957" calcext:value-type="float">
            <text:p>3.4793074481</text:p>
          </table:table-cell>
          <table:table-cell office:value-type="float" office:value="-3.40833702091568" calcext:value-type="float">
            <text:p>-3.4083370209</text:p>
          </table:table-cell>
          <table:table-cell office:value-type="float" office:value="-3.56562797680865" calcext:value-type="float">
            <text:p>-3.5656279768</text:p>
          </table:table-cell>
          <table:table-cell table:formula="of:=ABS(([.F277]+[.G277])/2)" office:value-type="float" office:value="3.48698249886217" calcext:value-type="float">
            <text:p>3.4869824989</text:p>
          </table:table-cell>
          <table:table-cell table:formula="of:=([.H277]+[.E277])/2" office:value-type="float" office:value="3.48314497346087" calcext:value-type="float">
            <text:p>3.483144973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table:formula="of:=[.A278]/1000000" office:value-type="float" office:value="69.5" calcext:value-type="float">
            <text:p>69.50</text:p>
          </table:table-cell>
          <table:table-cell office:value-type="float" office:value="-3.63437483598853" calcext:value-type="float">
            <text:p>-3.634374836</text:p>
          </table:table-cell>
          <table:table-cell office:value-type="float" office:value="-3.65712835757694" calcext:value-type="float">
            <text:p>-3.6571283576</text:p>
          </table:table-cell>
          <table:table-cell table:formula="of:=ABS(([.C278]+[.D278])/2)" office:value-type="float" office:value="3.64575159678273" calcext:value-type="float">
            <text:p>3.6457515968</text:p>
          </table:table-cell>
          <table:table-cell office:value-type="float" office:value="-3.74752446117145" calcext:value-type="float">
            <text:p>-3.7475244612</text:p>
          </table:table-cell>
          <table:table-cell office:value-type="float" office:value="-3.55550822562015" calcext:value-type="float">
            <text:p>-3.5555082256</text:p>
          </table:table-cell>
          <table:table-cell table:formula="of:=ABS(([.F278]+[.G278])/2)" office:value-type="float" office:value="3.6515163433958" calcext:value-type="float">
            <text:p>3.6515163434</text:p>
          </table:table-cell>
          <table:table-cell table:formula="of:=([.H278]+[.E278])/2" office:value-type="float" office:value="3.64863397008927" calcext:value-type="float">
            <text:p>3.6486339701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table:formula="of:=[.A279]/1000000" office:value-type="float" office:value="69.75" calcext:value-type="float">
            <text:p>69.75</text:p>
          </table:table-cell>
          <table:table-cell office:value-type="float" office:value="-3.47826821164591" calcext:value-type="float">
            <text:p>-3.4782682116</text:p>
          </table:table-cell>
          <table:table-cell office:value-type="float" office:value="-2.96270705470129" calcext:value-type="float">
            <text:p>-2.9627070547</text:p>
          </table:table-cell>
          <table:table-cell table:formula="of:=ABS(([.C279]+[.D279])/2)" office:value-type="float" office:value="3.2204876331736" calcext:value-type="float">
            <text:p>3.2204876332</text:p>
          </table:table-cell>
          <table:table-cell office:value-type="float" office:value="-3.53266578378986" calcext:value-type="float">
            <text:p>-3.5326657838</text:p>
          </table:table-cell>
          <table:table-cell office:value-type="float" office:value="-2.96309236451004" calcext:value-type="float">
            <text:p>-2.9630923645</text:p>
          </table:table-cell>
          <table:table-cell table:formula="of:=ABS(([.F279]+[.G279])/2)" office:value-type="float" office:value="3.24787907414995" calcext:value-type="float">
            <text:p>3.2478790741</text:p>
          </table:table-cell>
          <table:table-cell table:formula="of:=([.H279]+[.E279])/2" office:value-type="float" office:value="3.23418335366178" calcext:value-type="float">
            <text:p>3.234183353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table:formula="of:=[.A280]/1000000" office:value-type="float" office:value="70" calcext:value-type="float">
            <text:p>70.00</text:p>
          </table:table-cell>
          <table:table-cell office:value-type="float" office:value="-3.81078736625137" calcext:value-type="float">
            <text:p>-3.8107873663</text:p>
          </table:table-cell>
          <table:table-cell office:value-type="float" office:value="-3.48657571071933" calcext:value-type="float">
            <text:p>-3.4865757107</text:p>
          </table:table-cell>
          <table:table-cell table:formula="of:=ABS(([.C280]+[.D280])/2)" office:value-type="float" office:value="3.64868153848535" calcext:value-type="float">
            <text:p>3.6486815385</text:p>
          </table:table-cell>
          <table:table-cell office:value-type="float" office:value="-3.82345056963557" calcext:value-type="float">
            <text:p>-3.8234505696</text:p>
          </table:table-cell>
          <table:table-cell office:value-type="float" office:value="-3.52203245901776" calcext:value-type="float">
            <text:p>-3.522032459</text:p>
          </table:table-cell>
          <table:table-cell table:formula="of:=ABS(([.F280]+[.G280])/2)" office:value-type="float" office:value="3.67274151432666" calcext:value-type="float">
            <text:p>3.6727415143</text:p>
          </table:table-cell>
          <table:table-cell table:formula="of:=([.H280]+[.E280])/2" office:value-type="float" office:value="3.66071152640601" calcext:value-type="float">
            <text:p>3.6607115264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table:formula="of:=[.A281]/1000000" office:value-type="float" office:value="70.25" calcext:value-type="float">
            <text:p>70.25</text:p>
          </table:table-cell>
          <table:table-cell office:value-type="float" office:value="-3.08109241587865" calcext:value-type="float">
            <text:p>-3.0810924159</text:p>
          </table:table-cell>
          <table:table-cell office:value-type="float" office:value="-3.54755175081806" calcext:value-type="float">
            <text:p>-3.5475517508</text:p>
          </table:table-cell>
          <table:table-cell table:formula="of:=ABS(([.C281]+[.D281])/2)" office:value-type="float" office:value="3.31432208334835" calcext:value-type="float">
            <text:p>3.3143220833</text:p>
          </table:table-cell>
          <table:table-cell office:value-type="float" office:value="-3.07306168275965" calcext:value-type="float">
            <text:p>-3.0730616828</text:p>
          </table:table-cell>
          <table:table-cell office:value-type="float" office:value="-3.55917574045227" calcext:value-type="float">
            <text:p>-3.5591757405</text:p>
          </table:table-cell>
          <table:table-cell table:formula="of:=ABS(([.F281]+[.G281])/2)" office:value-type="float" office:value="3.31611871160596" calcext:value-type="float">
            <text:p>3.3161187116</text:p>
          </table:table-cell>
          <table:table-cell table:formula="of:=([.H281]+[.E281])/2" office:value-type="float" office:value="3.31522039747716" calcext:value-type="float">
            <text:p>3.315220397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table:formula="of:=[.A282]/1000000" office:value-type="float" office:value="70.5" calcext:value-type="float">
            <text:p>70.50</text:p>
          </table:table-cell>
          <table:table-cell office:value-type="float" office:value="-3.24294147747755" calcext:value-type="float">
            <text:p>-3.2429414775</text:p>
          </table:table-cell>
          <table:table-cell office:value-type="float" office:value="-3.23261630720525" calcext:value-type="float">
            <text:p>-3.2326163072</text:p>
          </table:table-cell>
          <table:table-cell table:formula="of:=ABS(([.C282]+[.D282])/2)" office:value-type="float" office:value="3.2377788923414" calcext:value-type="float">
            <text:p>3.2377788923</text:p>
          </table:table-cell>
          <table:table-cell office:value-type="float" office:value="-3.2031469605762" calcext:value-type="float">
            <text:p>-3.2031469606</text:p>
          </table:table-cell>
          <table:table-cell office:value-type="float" office:value="-3.14239753266766" calcext:value-type="float">
            <text:p>-3.1423975327</text:p>
          </table:table-cell>
          <table:table-cell table:formula="of:=ABS(([.F282]+[.G282])/2)" office:value-type="float" office:value="3.17277224662193" calcext:value-type="float">
            <text:p>3.1727722466</text:p>
          </table:table-cell>
          <table:table-cell table:formula="of:=([.H282]+[.E282])/2" office:value-type="float" office:value="3.20527556948166" calcext:value-type="float">
            <text:p>3.205275569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table:formula="of:=[.A283]/1000000" office:value-type="float" office:value="70.75" calcext:value-type="float">
            <text:p>70.75</text:p>
          </table:table-cell>
          <table:table-cell office:value-type="float" office:value="-3.05615169195119" calcext:value-type="float">
            <text:p>-3.056151692</text:p>
          </table:table-cell>
          <table:table-cell office:value-type="float" office:value="-3.60678131920372" calcext:value-type="float">
            <text:p>-3.6067813192</text:p>
          </table:table-cell>
          <table:table-cell table:formula="of:=ABS(([.C283]+[.D283])/2)" office:value-type="float" office:value="3.33146650557746" calcext:value-type="float">
            <text:p>3.3314665056</text:p>
          </table:table-cell>
          <table:table-cell office:value-type="float" office:value="-3.1182924294654" calcext:value-type="float">
            <text:p>-3.1182924295</text:p>
          </table:table-cell>
          <table:table-cell office:value-type="float" office:value="-3.56086301517495" calcext:value-type="float">
            <text:p>-3.5608630152</text:p>
          </table:table-cell>
          <table:table-cell table:formula="of:=ABS(([.F283]+[.G283])/2)" office:value-type="float" office:value="3.33957772232017" calcext:value-type="float">
            <text:p>3.3395777223</text:p>
          </table:table-cell>
          <table:table-cell table:formula="of:=([.H283]+[.E283])/2" office:value-type="float" office:value="3.33552211394881" calcext:value-type="float">
            <text:p>3.3355221139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table:formula="of:=[.A284]/1000000" office:value-type="float" office:value="71" calcext:value-type="float">
            <text:p>71.00</text:p>
          </table:table-cell>
          <table:table-cell office:value-type="float" office:value="-3.30169518841798" calcext:value-type="float">
            <text:p>-3.3016951884</text:p>
          </table:table-cell>
          <table:table-cell office:value-type="float" office:value="-3.57334004351853" calcext:value-type="float">
            <text:p>-3.5733400435</text:p>
          </table:table-cell>
          <table:table-cell table:formula="of:=ABS(([.C284]+[.D284])/2)" office:value-type="float" office:value="3.43751761596825" calcext:value-type="float">
            <text:p>3.437517616</text:p>
          </table:table-cell>
          <table:table-cell office:value-type="float" office:value="-3.38437997747745" calcext:value-type="float">
            <text:p>-3.3843799775</text:p>
          </table:table-cell>
          <table:table-cell office:value-type="float" office:value="-3.52984140326703" calcext:value-type="float">
            <text:p>-3.5298414033</text:p>
          </table:table-cell>
          <table:table-cell table:formula="of:=ABS(([.F284]+[.G284])/2)" office:value-type="float" office:value="3.45711069037224" calcext:value-type="float">
            <text:p>3.4571106904</text:p>
          </table:table-cell>
          <table:table-cell table:formula="of:=([.H284]+[.E284])/2" office:value-type="float" office:value="3.44731415317025" calcext:value-type="float">
            <text:p>3.4473141532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table:formula="of:=[.A285]/1000000" office:value-type="float" office:value="71.25" calcext:value-type="float">
            <text:p>71.25</text:p>
          </table:table-cell>
          <table:table-cell office:value-type="float" office:value="-3.0596532173592" calcext:value-type="float">
            <text:p>-3.0596532174</text:p>
          </table:table-cell>
          <table:table-cell office:value-type="float" office:value="-3.7976847592204" calcext:value-type="float">
            <text:p>-3.7976847592</text:p>
          </table:table-cell>
          <table:table-cell table:formula="of:=ABS(([.C285]+[.D285])/2)" office:value-type="float" office:value="3.4286689882898" calcext:value-type="float">
            <text:p>3.4286689883</text:p>
          </table:table-cell>
          <table:table-cell office:value-type="float" office:value="-3.13465135225077" calcext:value-type="float">
            <text:p>-3.1346513523</text:p>
          </table:table-cell>
          <table:table-cell office:value-type="float" office:value="-3.88783447432231" calcext:value-type="float">
            <text:p>-3.8878344743</text:p>
          </table:table-cell>
          <table:table-cell table:formula="of:=ABS(([.F285]+[.G285])/2)" office:value-type="float" office:value="3.51124291328654" calcext:value-type="float">
            <text:p>3.5112429133</text:p>
          </table:table-cell>
          <table:table-cell table:formula="of:=([.H285]+[.E285])/2" office:value-type="float" office:value="3.46995595078817" calcext:value-type="float">
            <text:p>3.4699559508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table:formula="of:=[.A286]/1000000" office:value-type="float" office:value="71.5" calcext:value-type="float">
            <text:p>71.50</text:p>
          </table:table-cell>
          <table:table-cell office:value-type="float" office:value="-3.59259710796513" calcext:value-type="float">
            <text:p>-3.592597108</text:p>
          </table:table-cell>
          <table:table-cell office:value-type="float" office:value="-3.83312360182887" calcext:value-type="float">
            <text:p>-3.8331236018</text:p>
          </table:table-cell>
          <table:table-cell table:formula="of:=ABS(([.C286]+[.D286])/2)" office:value-type="float" office:value="3.712860354897" calcext:value-type="float">
            <text:p>3.7128603549</text:p>
          </table:table-cell>
          <table:table-cell office:value-type="float" office:value="-3.53780521032893" calcext:value-type="float">
            <text:p>-3.5378052103</text:p>
          </table:table-cell>
          <table:table-cell office:value-type="float" office:value="-3.96380943732998" calcext:value-type="float">
            <text:p>-3.9638094373</text:p>
          </table:table-cell>
          <table:table-cell table:formula="of:=ABS(([.F286]+[.G286])/2)" office:value-type="float" office:value="3.75080732382945" calcext:value-type="float">
            <text:p>3.7508073238</text:p>
          </table:table-cell>
          <table:table-cell table:formula="of:=([.H286]+[.E286])/2" office:value-type="float" office:value="3.73183383936323" calcext:value-type="float">
            <text:p>3.7318338394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table:formula="of:=[.A287]/1000000" office:value-type="float" office:value="71.75" calcext:value-type="float">
            <text:p>71.75</text:p>
          </table:table-cell>
          <table:table-cell office:value-type="float" office:value="-3.8676670241571" calcext:value-type="float">
            <text:p>-3.8676670242</text:p>
          </table:table-cell>
          <table:table-cell office:value-type="float" office:value="-3.76077070006219" calcext:value-type="float">
            <text:p>-3.7607707001</text:p>
          </table:table-cell>
          <table:table-cell table:formula="of:=ABS(([.C287]+[.D287])/2)" office:value-type="float" office:value="3.81421886210965" calcext:value-type="float">
            <text:p>3.8142188621</text:p>
          </table:table-cell>
          <table:table-cell office:value-type="float" office:value="-3.98342222748701" calcext:value-type="float">
            <text:p>-3.9834222275</text:p>
          </table:table-cell>
          <table:table-cell office:value-type="float" office:value="-3.81533243112095" calcext:value-type="float">
            <text:p>-3.8153324311</text:p>
          </table:table-cell>
          <table:table-cell table:formula="of:=ABS(([.F287]+[.G287])/2)" office:value-type="float" office:value="3.89937732930398" calcext:value-type="float">
            <text:p>3.8993773293</text:p>
          </table:table-cell>
          <table:table-cell table:formula="of:=([.H287]+[.E287])/2" office:value-type="float" office:value="3.85679809570681" calcext:value-type="float">
            <text:p>3.8567980957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table:formula="of:=[.A288]/1000000" office:value-type="float" office:value="72" calcext:value-type="float">
            <text:p>72.00</text:p>
          </table:table-cell>
          <table:table-cell office:value-type="float" office:value="-3.42848141302555" calcext:value-type="float">
            <text:p>-3.428481413</text:p>
          </table:table-cell>
          <table:table-cell office:value-type="float" office:value="-3.49947103352473" calcext:value-type="float">
            <text:p>-3.4994710335</text:p>
          </table:table-cell>
          <table:table-cell table:formula="of:=ABS(([.C288]+[.D288])/2)" office:value-type="float" office:value="3.46397622327514" calcext:value-type="float">
            <text:p>3.4639762233</text:p>
          </table:table-cell>
          <table:table-cell office:value-type="float" office:value="-3.44230670950153" calcext:value-type="float">
            <text:p>-3.4423067095</text:p>
          </table:table-cell>
          <table:table-cell office:value-type="float" office:value="-3.4110899554694" calcext:value-type="float">
            <text:p>-3.4110899555</text:p>
          </table:table-cell>
          <table:table-cell table:formula="of:=ABS(([.F288]+[.G288])/2)" office:value-type="float" office:value="3.42669833248546" calcext:value-type="float">
            <text:p>3.4266983325</text:p>
          </table:table-cell>
          <table:table-cell table:formula="of:=([.H288]+[.E288])/2" office:value-type="float" office:value="3.4453372778803" calcext:value-type="float">
            <text:p>3.4453372779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table:formula="of:=[.A289]/1000000" office:value-type="float" office:value="72.25" calcext:value-type="float">
            <text:p>72.25</text:p>
          </table:table-cell>
          <table:table-cell office:value-type="float" office:value="-3.54275218131972" calcext:value-type="float">
            <text:p>-3.5427521813</text:p>
          </table:table-cell>
          <table:table-cell office:value-type="float" office:value="-3.24454792218651" calcext:value-type="float">
            <text:p>-3.2445479222</text:p>
          </table:table-cell>
          <table:table-cell table:formula="of:=ABS(([.C289]+[.D289])/2)" office:value-type="float" office:value="3.39365005175312" calcext:value-type="float">
            <text:p>3.3936500518</text:p>
          </table:table-cell>
          <table:table-cell office:value-type="float" office:value="-3.52029798865858" calcext:value-type="float">
            <text:p>-3.5202979887</text:p>
          </table:table-cell>
          <table:table-cell office:value-type="float" office:value="-3.24133241310985" calcext:value-type="float">
            <text:p>-3.2413324131</text:p>
          </table:table-cell>
          <table:table-cell table:formula="of:=ABS(([.F289]+[.G289])/2)" office:value-type="float" office:value="3.38081520088422" calcext:value-type="float">
            <text:p>3.3808152009</text:p>
          </table:table-cell>
          <table:table-cell table:formula="of:=([.H289]+[.E289])/2" office:value-type="float" office:value="3.38723262631867" calcext:value-type="float">
            <text:p>3.387232626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table:formula="of:=[.A290]/1000000" office:value-type="float" office:value="72.5" calcext:value-type="float">
            <text:p>72.50</text:p>
          </table:table-cell>
          <table:table-cell office:value-type="float" office:value="-3.41801503635164" calcext:value-type="float">
            <text:p>-3.4180150364</text:p>
          </table:table-cell>
          <table:table-cell office:value-type="float" office:value="-3.38485226911615" calcext:value-type="float">
            <text:p>-3.3848522691</text:p>
          </table:table-cell>
          <table:table-cell table:formula="of:=ABS(([.C290]+[.D290])/2)" office:value-type="float" office:value="3.4014336527339" calcext:value-type="float">
            <text:p>3.4014336527</text:p>
          </table:table-cell>
          <table:table-cell office:value-type="float" office:value="-3.37956470229755" calcext:value-type="float">
            <text:p>-3.3795647023</text:p>
          </table:table-cell>
          <table:table-cell office:value-type="float" office:value="-3.27291702883658" calcext:value-type="float">
            <text:p>-3.2729170288</text:p>
          </table:table-cell>
          <table:table-cell table:formula="of:=ABS(([.F290]+[.G290])/2)" office:value-type="float" office:value="3.32624086556706" calcext:value-type="float">
            <text:p>3.3262408656</text:p>
          </table:table-cell>
          <table:table-cell table:formula="of:=([.H290]+[.E290])/2" office:value-type="float" office:value="3.36383725915048" calcext:value-type="float">
            <text:p>3.3638372592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table:formula="of:=[.A291]/1000000" office:value-type="float" office:value="72.75" calcext:value-type="float">
            <text:p>72.75</text:p>
          </table:table-cell>
          <table:table-cell office:value-type="float" office:value="-3.74128862321521" calcext:value-type="float">
            <text:p>-3.7412886232</text:p>
          </table:table-cell>
          <table:table-cell office:value-type="float" office:value="-3.07802726526414" calcext:value-type="float">
            <text:p>-3.0780272653</text:p>
          </table:table-cell>
          <table:table-cell table:formula="of:=ABS(([.C291]+[.D291])/2)" office:value-type="float" office:value="3.40965794423967" calcext:value-type="float">
            <text:p>3.4096579442</text:p>
          </table:table-cell>
          <table:table-cell office:value-type="float" office:value="-3.74967015841321" calcext:value-type="float">
            <text:p>-3.7496701584</text:p>
          </table:table-cell>
          <table:table-cell office:value-type="float" office:value="-3.12340570193729" calcext:value-type="float">
            <text:p>-3.1234057019</text:p>
          </table:table-cell>
          <table:table-cell table:formula="of:=ABS(([.F291]+[.G291])/2)" office:value-type="float" office:value="3.43653793017525" calcext:value-type="float">
            <text:p>3.4365379302</text:p>
          </table:table-cell>
          <table:table-cell table:formula="of:=([.H291]+[.E291])/2" office:value-type="float" office:value="3.42309793720746" calcext:value-type="float">
            <text:p>3.423097937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table:formula="of:=[.A292]/1000000" office:value-type="float" office:value="73" calcext:value-type="float">
            <text:p>73.00</text:p>
          </table:table-cell>
          <table:table-cell office:value-type="float" office:value="-3.23987665286571" calcext:value-type="float">
            <text:p>-3.2398766529</text:p>
          </table:table-cell>
          <table:table-cell office:value-type="float" office:value="-3.65261109024809" calcext:value-type="float">
            <text:p>-3.6526110902</text:p>
          </table:table-cell>
          <table:table-cell table:formula="of:=ABS(([.C292]+[.D292])/2)" office:value-type="float" office:value="3.4462438715569" calcext:value-type="float">
            <text:p>3.4462438716</text:p>
          </table:table-cell>
          <table:table-cell office:value-type="float" office:value="-3.25868070194081" calcext:value-type="float">
            <text:p>-3.2586807019</text:p>
          </table:table-cell>
          <table:table-cell office:value-type="float" office:value="-3.6246236775517" calcext:value-type="float">
            <text:p>-3.6246236776</text:p>
          </table:table-cell>
          <table:table-cell table:formula="of:=ABS(([.F292]+[.G292])/2)" office:value-type="float" office:value="3.44165218974625" calcext:value-type="float">
            <text:p>3.4416521897</text:p>
          </table:table-cell>
          <table:table-cell table:formula="of:=([.H292]+[.E292])/2" office:value-type="float" office:value="3.44394803065158" calcext:value-type="float">
            <text:p>3.4439480307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table:formula="of:=[.A293]/1000000" office:value-type="float" office:value="73.25" calcext:value-type="float">
            <text:p>73.25</text:p>
          </table:table-cell>
          <table:table-cell office:value-type="float" office:value="-3.15433642760418" calcext:value-type="float">
            <text:p>-3.1543364276</text:p>
          </table:table-cell>
          <table:table-cell office:value-type="float" office:value="-3.70475252335896" calcext:value-type="float">
            <text:p>-3.7047525234</text:p>
          </table:table-cell>
          <table:table-cell table:formula="of:=ABS(([.C293]+[.D293])/2)" office:value-type="float" office:value="3.42954447548157" calcext:value-type="float">
            <text:p>3.4295444755</text:p>
          </table:table-cell>
          <table:table-cell office:value-type="float" office:value="-3.06173633972122" calcext:value-type="float">
            <text:p>-3.0617363397</text:p>
          </table:table-cell>
          <table:table-cell office:value-type="float" office:value="-3.62824429571195" calcext:value-type="float">
            <text:p>-3.6282442957</text:p>
          </table:table-cell>
          <table:table-cell table:formula="of:=ABS(([.F293]+[.G293])/2)" office:value-type="float" office:value="3.34499031771658" calcext:value-type="float">
            <text:p>3.3449903177</text:p>
          </table:table-cell>
          <table:table-cell table:formula="of:=([.H293]+[.E293])/2" office:value-type="float" office:value="3.38726739659908" calcext:value-type="float">
            <text:p>3.387267396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table:formula="of:=[.A294]/1000000" office:value-type="float" office:value="73.5" calcext:value-type="float">
            <text:p>73.50</text:p>
          </table:table-cell>
          <table:table-cell office:value-type="float" office:value="-3.64462444604497" calcext:value-type="float">
            <text:p>-3.644624446</text:p>
          </table:table-cell>
          <table:table-cell office:value-type="float" office:value="-3.4126993335055" calcext:value-type="float">
            <text:p>-3.4126993335</text:p>
          </table:table-cell>
          <table:table-cell table:formula="of:=ABS(([.C294]+[.D294])/2)" office:value-type="float" office:value="3.52866188977524" calcext:value-type="float">
            <text:p>3.5286618898</text:p>
          </table:table-cell>
          <table:table-cell office:value-type="float" office:value="-3.69391906318226" calcext:value-type="float">
            <text:p>-3.6939190632</text:p>
          </table:table-cell>
          <table:table-cell office:value-type="float" office:value="-3.43201497876761" calcext:value-type="float">
            <text:p>-3.4320149788</text:p>
          </table:table-cell>
          <table:table-cell table:formula="of:=ABS(([.F294]+[.G294])/2)" office:value-type="float" office:value="3.56296702097494" calcext:value-type="float">
            <text:p>3.562967021</text:p>
          </table:table-cell>
          <table:table-cell table:formula="of:=([.H294]+[.E294])/2" office:value-type="float" office:value="3.54581445537509" calcext:value-type="float">
            <text:p>3.5458144554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table:formula="of:=[.A295]/1000000" office:value-type="float" office:value="73.75" calcext:value-type="float">
            <text:p>73.75</text:p>
          </table:table-cell>
          <table:table-cell office:value-type="float" office:value="-3.38054525665016" calcext:value-type="float">
            <text:p>-3.3805452567</text:p>
          </table:table-cell>
          <table:table-cell office:value-type="float" office:value="-3.043446801421" calcext:value-type="float">
            <text:p>-3.0434468014</text:p>
          </table:table-cell>
          <table:table-cell table:formula="of:=ABS(([.C295]+[.D295])/2)" office:value-type="float" office:value="3.21199602903558" calcext:value-type="float">
            <text:p>3.211996029</text:p>
          </table:table-cell>
          <table:table-cell office:value-type="float" office:value="-3.51990488649757" calcext:value-type="float">
            <text:p>-3.5199048865</text:p>
          </table:table-cell>
          <table:table-cell office:value-type="float" office:value="-3.06379457979911" calcext:value-type="float">
            <text:p>-3.0637945798</text:p>
          </table:table-cell>
          <table:table-cell table:formula="of:=ABS(([.F295]+[.G295])/2)" office:value-type="float" office:value="3.29184973314834" calcext:value-type="float">
            <text:p>3.2918497331</text:p>
          </table:table-cell>
          <table:table-cell table:formula="of:=([.H295]+[.E295])/2" office:value-type="float" office:value="3.25192288109196" calcext:value-type="float">
            <text:p>3.2519228811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table:formula="of:=[.A296]/1000000" office:value-type="float" office:value="74" calcext:value-type="float">
            <text:p>74.00</text:p>
          </table:table-cell>
          <table:table-cell office:value-type="float" office:value="-3.22698732324986" calcext:value-type="float">
            <text:p>-3.2269873232</text:p>
          </table:table-cell>
          <table:table-cell office:value-type="float" office:value="-3.3095181691791" calcext:value-type="float">
            <text:p>-3.3095181692</text:p>
          </table:table-cell>
          <table:table-cell table:formula="of:=ABS(([.C296]+[.D296])/2)" office:value-type="float" office:value="3.26825274621448" calcext:value-type="float">
            <text:p>3.2682527462</text:p>
          </table:table-cell>
          <table:table-cell office:value-type="float" office:value="-3.24888194189366" calcext:value-type="float">
            <text:p>-3.2488819419</text:p>
          </table:table-cell>
          <table:table-cell office:value-type="float" office:value="-3.38806338660004" calcext:value-type="float">
            <text:p>-3.3880633866</text:p>
          </table:table-cell>
          <table:table-cell table:formula="of:=ABS(([.F296]+[.G296])/2)" office:value-type="float" office:value="3.31847266424685" calcext:value-type="float">
            <text:p>3.3184726642</text:p>
          </table:table-cell>
          <table:table-cell table:formula="of:=([.H296]+[.E296])/2" office:value-type="float" office:value="3.29336270523066" calcext:value-type="float">
            <text:p>3.2933627052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table:formula="of:=[.A297]/1000000" office:value-type="float" office:value="74.25" calcext:value-type="float">
            <text:p>74.25</text:p>
          </table:table-cell>
          <table:table-cell office:value-type="float" office:value="-3.29018596424636" calcext:value-type="float">
            <text:p>-3.2901859642</text:p>
          </table:table-cell>
          <table:table-cell office:value-type="float" office:value="-3.53735848938806" calcext:value-type="float">
            <text:p>-3.5373584894</text:p>
          </table:table-cell>
          <table:table-cell table:formula="of:=ABS(([.C297]+[.D297])/2)" office:value-type="float" office:value="3.41377222681721" calcext:value-type="float">
            <text:p>3.4137722268</text:p>
          </table:table-cell>
          <table:table-cell office:value-type="float" office:value="-3.31848956520988" calcext:value-type="float">
            <text:p>-3.3184895652</text:p>
          </table:table-cell>
          <table:table-cell office:value-type="float" office:value="-3.49266863388761" calcext:value-type="float">
            <text:p>-3.4926686339</text:p>
          </table:table-cell>
          <table:table-cell table:formula="of:=ABS(([.F297]+[.G297])/2)" office:value-type="float" office:value="3.40557909954874" calcext:value-type="float">
            <text:p>3.4055790995</text:p>
          </table:table-cell>
          <table:table-cell table:formula="of:=([.H297]+[.E297])/2" office:value-type="float" office:value="3.40967566318298" calcext:value-type="float">
            <text:p>3.409675663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table:formula="of:=[.A298]/1000000" office:value-type="float" office:value="74.5" calcext:value-type="float">
            <text:p>74.50</text:p>
          </table:table-cell>
          <table:table-cell office:value-type="float" office:value="-3.47465768570205" calcext:value-type="float">
            <text:p>-3.4746576857</text:p>
          </table:table-cell>
          <table:table-cell office:value-type="float" office:value="-3.20142647513532" calcext:value-type="float">
            <text:p>-3.2014264751</text:p>
          </table:table-cell>
          <table:table-cell table:formula="of:=ABS(([.C298]+[.D298])/2)" office:value-type="float" office:value="3.33804208041868" calcext:value-type="float">
            <text:p>3.3380420804</text:p>
          </table:table-cell>
          <table:table-cell office:value-type="float" office:value="-3.45353707834673" calcext:value-type="float">
            <text:p>-3.4535370783</text:p>
          </table:table-cell>
          <table:table-cell office:value-type="float" office:value="-3.24695536429273" calcext:value-type="float">
            <text:p>-3.2469553643</text:p>
          </table:table-cell>
          <table:table-cell table:formula="of:=ABS(([.F298]+[.G298])/2)" office:value-type="float" office:value="3.35024622131973" calcext:value-type="float">
            <text:p>3.3502462213</text:p>
          </table:table-cell>
          <table:table-cell table:formula="of:=([.H298]+[.E298])/2" office:value-type="float" office:value="3.34414415086921" calcext:value-type="float">
            <text:p>3.3441441509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table:formula="of:=[.A299]/1000000" office:value-type="float" office:value="74.75" calcext:value-type="float">
            <text:p>74.75</text:p>
          </table:table-cell>
          <table:table-cell office:value-type="float" office:value="-3.55327938198093" calcext:value-type="float">
            <text:p>-3.553279382</text:p>
          </table:table-cell>
          <table:table-cell office:value-type="float" office:value="-3.2452375184559" calcext:value-type="float">
            <text:p>-3.2452375185</text:p>
          </table:table-cell>
          <table:table-cell table:formula="of:=ABS(([.C299]+[.D299])/2)" office:value-type="float" office:value="3.39925845021841" calcext:value-type="float">
            <text:p>3.3992584502</text:p>
          </table:table-cell>
          <table:table-cell office:value-type="float" office:value="-3.55779474087659" calcext:value-type="float">
            <text:p>-3.5577947409</text:p>
          </table:table-cell>
          <table:table-cell office:value-type="float" office:value="-3.32217581849926" calcext:value-type="float">
            <text:p>-3.3221758185</text:p>
          </table:table-cell>
          <table:table-cell table:formula="of:=ABS(([.F299]+[.G299])/2)" office:value-type="float" office:value="3.43998527968792" calcext:value-type="float">
            <text:p>3.4399852797</text:p>
          </table:table-cell>
          <table:table-cell table:formula="of:=([.H299]+[.E299])/2" office:value-type="float" office:value="3.41962186495317" calcext:value-type="float">
            <text:p>3.41962186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table:formula="of:=[.A300]/1000000" office:value-type="float" office:value="75" calcext:value-type="float">
            <text:p>75.00</text:p>
          </table:table-cell>
          <table:table-cell office:value-type="float" office:value="-3.76748203339" calcext:value-type="float">
            <text:p>-3.7674820334</text:p>
          </table:table-cell>
          <table:table-cell office:value-type="float" office:value="-3.2055458057651" calcext:value-type="float">
            <text:p>-3.2055458058</text:p>
          </table:table-cell>
          <table:table-cell table:formula="of:=ABS(([.C300]+[.D300])/2)" office:value-type="float" office:value="3.48651391957755" calcext:value-type="float">
            <text:p>3.4865139196</text:p>
          </table:table-cell>
          <table:table-cell office:value-type="float" office:value="-3.8236117345996" calcext:value-type="float">
            <text:p>-3.8236117346</text:p>
          </table:table-cell>
          <table:table-cell office:value-type="float" office:value="-3.12920709400489" calcext:value-type="float">
            <text:p>-3.129207094</text:p>
          </table:table-cell>
          <table:table-cell table:formula="of:=ABS(([.F300]+[.G300])/2)" office:value-type="float" office:value="3.47640941430225" calcext:value-type="float">
            <text:p>3.4764094143</text:p>
          </table:table-cell>
          <table:table-cell table:formula="of:=([.H300]+[.E300])/2" office:value-type="float" office:value="3.4814616669399" calcext:value-type="float">
            <text:p>3.4814616669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table:formula="of:=[.A301]/1000000" office:value-type="float" office:value="75.25" calcext:value-type="float">
            <text:p>75.25</text:p>
          </table:table-cell>
          <table:table-cell office:value-type="float" office:value="-3.57031646396484" calcext:value-type="float">
            <text:p>-3.570316464</text:p>
          </table:table-cell>
          <table:table-cell office:value-type="float" office:value="-3.14947674864692" calcext:value-type="float">
            <text:p>-3.1494767486</text:p>
          </table:table-cell>
          <table:table-cell table:formula="of:=ABS(([.C301]+[.D301])/2)" office:value-type="float" office:value="3.35989660630588" calcext:value-type="float">
            <text:p>3.3598966063</text:p>
          </table:table-cell>
          <table:table-cell office:value-type="float" office:value="-3.58979600888864" calcext:value-type="float">
            <text:p>-3.5897960089</text:p>
          </table:table-cell>
          <table:table-cell office:value-type="float" office:value="-3.08823937792538" calcext:value-type="float">
            <text:p>-3.0882393779</text:p>
          </table:table-cell>
          <table:table-cell table:formula="of:=ABS(([.F301]+[.G301])/2)" office:value-type="float" office:value="3.33901769340701" calcext:value-type="float">
            <text:p>3.3390176934</text:p>
          </table:table-cell>
          <table:table-cell table:formula="of:=([.H301]+[.E301])/2" office:value-type="float" office:value="3.34945714985645" calcext:value-type="float">
            <text:p>3.349457149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table:formula="of:=[.A302]/1000000" office:value-type="float" office:value="75.5" calcext:value-type="float">
            <text:p>75.50</text:p>
          </table:table-cell>
          <table:table-cell office:value-type="float" office:value="-3.54392003472531" calcext:value-type="float">
            <text:p>-3.5439200347</text:p>
          </table:table-cell>
          <table:table-cell office:value-type="float" office:value="-3.8426386657829" calcext:value-type="float">
            <text:p>-3.8426386658</text:p>
          </table:table-cell>
          <table:table-cell table:formula="of:=ABS(([.C302]+[.D302])/2)" office:value-type="float" office:value="3.69327935025411" calcext:value-type="float">
            <text:p>3.6932793503</text:p>
          </table:table-cell>
          <table:table-cell office:value-type="float" office:value="-3.59866844775221" calcext:value-type="float">
            <text:p>-3.5986684478</text:p>
          </table:table-cell>
          <table:table-cell office:value-type="float" office:value="-3.72184188860044" calcext:value-type="float">
            <text:p>-3.7218418886</text:p>
          </table:table-cell>
          <table:table-cell table:formula="of:=ABS(([.F302]+[.G302])/2)" office:value-type="float" office:value="3.66025516817632" calcext:value-type="float">
            <text:p>3.6602551682</text:p>
          </table:table-cell>
          <table:table-cell table:formula="of:=([.H302]+[.E302])/2" office:value-type="float" office:value="3.67676725921521" calcext:value-type="float">
            <text:p>3.6767672592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table:formula="of:=[.A303]/1000000" office:value-type="float" office:value="75.75" calcext:value-type="float">
            <text:p>75.75</text:p>
          </table:table-cell>
          <table:table-cell office:value-type="float" office:value="-3.11543051519612" calcext:value-type="float">
            <text:p>-3.1154305152</text:p>
          </table:table-cell>
          <table:table-cell office:value-type="float" office:value="-3.23218257157762" calcext:value-type="float">
            <text:p>-3.2321825716</text:p>
          </table:table-cell>
          <table:table-cell table:formula="of:=ABS(([.C303]+[.D303])/2)" office:value-type="float" office:value="3.17380654338687" calcext:value-type="float">
            <text:p>3.1738065434</text:p>
          </table:table-cell>
          <table:table-cell office:value-type="float" office:value="-3.08804321782316" calcext:value-type="float">
            <text:p>-3.0880432178</text:p>
          </table:table-cell>
          <table:table-cell office:value-type="float" office:value="-3.30793138923135" calcext:value-type="float">
            <text:p>-3.3079313892</text:p>
          </table:table-cell>
          <table:table-cell table:formula="of:=ABS(([.F303]+[.G303])/2)" office:value-type="float" office:value="3.19798730352726" calcext:value-type="float">
            <text:p>3.1979873035</text:p>
          </table:table-cell>
          <table:table-cell table:formula="of:=([.H303]+[.E303])/2" office:value-type="float" office:value="3.18589692345706" calcext:value-type="float">
            <text:p>3.1858969235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table:formula="of:=[.A304]/1000000" office:value-type="float" office:value="76" calcext:value-type="float">
            <text:p>76.00</text:p>
          </table:table-cell>
          <table:table-cell office:value-type="float" office:value="-3.41404142081281" calcext:value-type="float">
            <text:p>-3.4140414208</text:p>
          </table:table-cell>
          <table:table-cell office:value-type="float" office:value="-3.6476870462017" calcext:value-type="float">
            <text:p>-3.6476870462</text:p>
          </table:table-cell>
          <table:table-cell table:formula="of:=ABS(([.C304]+[.D304])/2)" office:value-type="float" office:value="3.53086423350725" calcext:value-type="float">
            <text:p>3.5308642335</text:p>
          </table:table-cell>
          <table:table-cell office:value-type="float" office:value="-3.43870786651664" calcext:value-type="float">
            <text:p>-3.4387078665</text:p>
          </table:table-cell>
          <table:table-cell office:value-type="float" office:value="-3.64620588390291" calcext:value-type="float">
            <text:p>-3.6462058839</text:p>
          </table:table-cell>
          <table:table-cell table:formula="of:=ABS(([.F304]+[.G304])/2)" office:value-type="float" office:value="3.54245687520978" calcext:value-type="float">
            <text:p>3.5424568752</text:p>
          </table:table-cell>
          <table:table-cell table:formula="of:=([.H304]+[.E304])/2" office:value-type="float" office:value="3.53666055435851" calcext:value-type="float">
            <text:p>3.5366605544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table:formula="of:=[.A305]/1000000" office:value-type="float" office:value="76.25" calcext:value-type="float">
            <text:p>76.25</text:p>
          </table:table-cell>
          <table:table-cell office:value-type="float" office:value="-3.50470639534557" calcext:value-type="float">
            <text:p>-3.5047063953</text:p>
          </table:table-cell>
          <table:table-cell office:value-type="float" office:value="-3.74960606751173" calcext:value-type="float">
            <text:p>-3.7496060675</text:p>
          </table:table-cell>
          <table:table-cell table:formula="of:=ABS(([.C305]+[.D305])/2)" office:value-type="float" office:value="3.62715623142865" calcext:value-type="float">
            <text:p>3.6271562314</text:p>
          </table:table-cell>
          <table:table-cell office:value-type="float" office:value="-3.44808966765345" calcext:value-type="float">
            <text:p>-3.4480896677</text:p>
          </table:table-cell>
          <table:table-cell office:value-type="float" office:value="-3.71872804651831" calcext:value-type="float">
            <text:p>-3.7187280465</text:p>
          </table:table-cell>
          <table:table-cell table:formula="of:=ABS(([.F305]+[.G305])/2)" office:value-type="float" office:value="3.58340885708588" calcext:value-type="float">
            <text:p>3.5834088571</text:p>
          </table:table-cell>
          <table:table-cell table:formula="of:=([.H305]+[.E305])/2" office:value-type="float" office:value="3.60528254425726" calcext:value-type="float">
            <text:p>3.605282544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table:formula="of:=[.A306]/1000000" office:value-type="float" office:value="76.5" calcext:value-type="float">
            <text:p>76.50</text:p>
          </table:table-cell>
          <table:table-cell office:value-type="float" office:value="-3.1505849275163" calcext:value-type="float">
            <text:p>-3.1505849275</text:p>
          </table:table-cell>
          <table:table-cell office:value-type="float" office:value="-3.22643313967419" calcext:value-type="float">
            <text:p>-3.2264331397</text:p>
          </table:table-cell>
          <table:table-cell table:formula="of:=ABS(([.C306]+[.D306])/2)" office:value-type="float" office:value="3.18850903359524" calcext:value-type="float">
            <text:p>3.1885090336</text:p>
          </table:table-cell>
          <table:table-cell office:value-type="float" office:value="-3.22325944043644" calcext:value-type="float">
            <text:p>-3.2232594404</text:p>
          </table:table-cell>
          <table:table-cell office:value-type="float" office:value="-3.25494434450314" calcext:value-type="float">
            <text:p>-3.2549443445</text:p>
          </table:table-cell>
          <table:table-cell table:formula="of:=ABS(([.F306]+[.G306])/2)" office:value-type="float" office:value="3.23910189246979" calcext:value-type="float">
            <text:p>3.2391018925</text:p>
          </table:table-cell>
          <table:table-cell table:formula="of:=([.H306]+[.E306])/2" office:value-type="float" office:value="3.21380546303252" calcext:value-type="float">
            <text:p>3.213805463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table:formula="of:=[.A307]/1000000" office:value-type="float" office:value="76.75" calcext:value-type="float">
            <text:p>76.75</text:p>
          </table:table-cell>
          <table:table-cell office:value-type="float" office:value="-3.23844288702326" calcext:value-type="float">
            <text:p>-3.238442887</text:p>
          </table:table-cell>
          <table:table-cell office:value-type="float" office:value="-3.22662428715636" calcext:value-type="float">
            <text:p>-3.2266242872</text:p>
          </table:table-cell>
          <table:table-cell table:formula="of:=ABS(([.C307]+[.D307])/2)" office:value-type="float" office:value="3.23253358708981" calcext:value-type="float">
            <text:p>3.2325335871</text:p>
          </table:table-cell>
          <table:table-cell office:value-type="float" office:value="-3.25843144380773" calcext:value-type="float">
            <text:p>-3.2584314438</text:p>
          </table:table-cell>
          <table:table-cell office:value-type="float" office:value="-3.27321084133416" calcext:value-type="float">
            <text:p>-3.2732108413</text:p>
          </table:table-cell>
          <table:table-cell table:formula="of:=ABS(([.F307]+[.G307])/2)" office:value-type="float" office:value="3.26582114257095" calcext:value-type="float">
            <text:p>3.2658211426</text:p>
          </table:table-cell>
          <table:table-cell table:formula="of:=([.H307]+[.E307])/2" office:value-type="float" office:value="3.24917736483038" calcext:value-type="float">
            <text:p>3.249177364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table:formula="of:=[.A308]/1000000" office:value-type="float" office:value="77" calcext:value-type="float">
            <text:p>77.00</text:p>
          </table:table-cell>
          <table:table-cell office:value-type="float" office:value="-3.5174691842227" calcext:value-type="float">
            <text:p>-3.5174691842</text:p>
          </table:table-cell>
          <table:table-cell office:value-type="float" office:value="-3.63703217092089" calcext:value-type="float">
            <text:p>-3.6370321709</text:p>
          </table:table-cell>
          <table:table-cell table:formula="of:=ABS(([.C308]+[.D308])/2)" office:value-type="float" office:value="3.57725067757179" calcext:value-type="float">
            <text:p>3.5772506776</text:p>
          </table:table-cell>
          <table:table-cell office:value-type="float" office:value="-3.5658356458507" calcext:value-type="float">
            <text:p>-3.5658356459</text:p>
          </table:table-cell>
          <table:table-cell office:value-type="float" office:value="-3.60033220429038" calcext:value-type="float">
            <text:p>-3.6003322043</text:p>
          </table:table-cell>
          <table:table-cell table:formula="of:=ABS(([.F308]+[.G308])/2)" office:value-type="float" office:value="3.58308392507054" calcext:value-type="float">
            <text:p>3.5830839251</text:p>
          </table:table-cell>
          <table:table-cell table:formula="of:=([.H308]+[.E308])/2" office:value-type="float" office:value="3.58016730132117" calcext:value-type="float">
            <text:p>3.580167301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table:formula="of:=[.A309]/1000000" office:value-type="float" office:value="77.25" calcext:value-type="float">
            <text:p>77.25</text:p>
          </table:table-cell>
          <table:table-cell office:value-type="float" office:value="-3.65217664780413" calcext:value-type="float">
            <text:p>-3.6521766478</text:p>
          </table:table-cell>
          <table:table-cell office:value-type="float" office:value="-3.43766704812937" calcext:value-type="float">
            <text:p>-3.4376670481</text:p>
          </table:table-cell>
          <table:table-cell table:formula="of:=ABS(([.C309]+[.D309])/2)" office:value-type="float" office:value="3.54492184796675" calcext:value-type="float">
            <text:p>3.544921848</text:p>
          </table:table-cell>
          <table:table-cell office:value-type="float" office:value="-3.73622404059403" calcext:value-type="float">
            <text:p>-3.7362240406</text:p>
          </table:table-cell>
          <table:table-cell office:value-type="float" office:value="-3.51553658290559" calcext:value-type="float">
            <text:p>-3.5155365829</text:p>
          </table:table-cell>
          <table:table-cell table:formula="of:=ABS(([.F309]+[.G309])/2)" office:value-type="float" office:value="3.62588031174981" calcext:value-type="float">
            <text:p>3.6258803117</text:p>
          </table:table-cell>
          <table:table-cell table:formula="of:=([.H309]+[.E309])/2" office:value-type="float" office:value="3.58540107985828" calcext:value-type="float">
            <text:p>3.585401079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table:formula="of:=[.A310]/1000000" office:value-type="float" office:value="77.5" calcext:value-type="float">
            <text:p>77.50</text:p>
          </table:table-cell>
          <table:table-cell office:value-type="float" office:value="-3.49107106695819" calcext:value-type="float">
            <text:p>-3.491071067</text:p>
          </table:table-cell>
          <table:table-cell office:value-type="float" office:value="-3.63317736789784" calcext:value-type="float">
            <text:p>-3.6331773679</text:p>
          </table:table-cell>
          <table:table-cell table:formula="of:=ABS(([.C310]+[.D310])/2)" office:value-type="float" office:value="3.56212421742801" calcext:value-type="float">
            <text:p>3.5621242174</text:p>
          </table:table-cell>
          <table:table-cell office:value-type="float" office:value="-3.51098818170864" calcext:value-type="float">
            <text:p>-3.5109881817</text:p>
          </table:table-cell>
          <table:table-cell office:value-type="float" office:value="-3.53117164525386" calcext:value-type="float">
            <text:p>-3.5311716453</text:p>
          </table:table-cell>
          <table:table-cell table:formula="of:=ABS(([.F310]+[.G310])/2)" office:value-type="float" office:value="3.52107991348125" calcext:value-type="float">
            <text:p>3.5210799135</text:p>
          </table:table-cell>
          <table:table-cell table:formula="of:=([.H310]+[.E310])/2" office:value-type="float" office:value="3.54160206545463" calcext:value-type="float">
            <text:p>3.5416020655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table:formula="of:=[.A311]/1000000" office:value-type="float" office:value="77.75" calcext:value-type="float">
            <text:p>77.75</text:p>
          </table:table-cell>
          <table:table-cell office:value-type="float" office:value="-3.70068398470395" calcext:value-type="float">
            <text:p>-3.7006839847</text:p>
          </table:table-cell>
          <table:table-cell office:value-type="float" office:value="-3.40324522748461" calcext:value-type="float">
            <text:p>-3.4032452275</text:p>
          </table:table-cell>
          <table:table-cell table:formula="of:=ABS(([.C311]+[.D311])/2)" office:value-type="float" office:value="3.55196460609428" calcext:value-type="float">
            <text:p>3.5519646061</text:p>
          </table:table-cell>
          <table:table-cell office:value-type="float" office:value="-3.69543051131735" calcext:value-type="float">
            <text:p>-3.6954305113</text:p>
          </table:table-cell>
          <table:table-cell office:value-type="float" office:value="-3.39420048890171" calcext:value-type="float">
            <text:p>-3.3942004889</text:p>
          </table:table-cell>
          <table:table-cell table:formula="of:=ABS(([.F311]+[.G311])/2)" office:value-type="float" office:value="3.54481550010953" calcext:value-type="float">
            <text:p>3.5448155001</text:p>
          </table:table-cell>
          <table:table-cell table:formula="of:=([.H311]+[.E311])/2" office:value-type="float" office:value="3.5483900531019" calcext:value-type="float">
            <text:p>3.5483900531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table:formula="of:=[.A312]/1000000" office:value-type="float" office:value="78" calcext:value-type="float">
            <text:p>78.00</text:p>
          </table:table-cell>
          <table:table-cell office:value-type="float" office:value="-3.48215866664398" calcext:value-type="float">
            <text:p>-3.4821586666</text:p>
          </table:table-cell>
          <table:table-cell office:value-type="float" office:value="-3.71855850667487" calcext:value-type="float">
            <text:p>-3.7185585067</text:p>
          </table:table-cell>
          <table:table-cell table:formula="of:=ABS(([.C312]+[.D312])/2)" office:value-type="float" office:value="3.60035858665942" calcext:value-type="float">
            <text:p>3.6003585867</text:p>
          </table:table-cell>
          <table:table-cell office:value-type="float" office:value="-3.47251868280495" calcext:value-type="float">
            <text:p>-3.4725186828</text:p>
          </table:table-cell>
          <table:table-cell office:value-type="float" office:value="-3.80639334296536" calcext:value-type="float">
            <text:p>-3.806393343</text:p>
          </table:table-cell>
          <table:table-cell table:formula="of:=ABS(([.F312]+[.G312])/2)" office:value-type="float" office:value="3.63945601288516" calcext:value-type="float">
            <text:p>3.6394560129</text:p>
          </table:table-cell>
          <table:table-cell table:formula="of:=([.H312]+[.E312])/2" office:value-type="float" office:value="3.61990729977229" calcext:value-type="float">
            <text:p>3.619907299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table:formula="of:=[.A313]/1000000" office:value-type="float" office:value="78.25" calcext:value-type="float">
            <text:p>78.25</text:p>
          </table:table-cell>
          <table:table-cell office:value-type="float" office:value="-3.3811365128379" calcext:value-type="float">
            <text:p>-3.3811365128</text:p>
          </table:table-cell>
          <table:table-cell office:value-type="float" office:value="-3.65526298238272" calcext:value-type="float">
            <text:p>-3.6552629824</text:p>
          </table:table-cell>
          <table:table-cell table:formula="of:=ABS(([.C313]+[.D313])/2)" office:value-type="float" office:value="3.51819974761031" calcext:value-type="float">
            <text:p>3.5181997476</text:p>
          </table:table-cell>
          <table:table-cell office:value-type="float" office:value="-3.37319914832193" calcext:value-type="float">
            <text:p>-3.3731991483</text:p>
          </table:table-cell>
          <table:table-cell office:value-type="float" office:value="-3.74972552033869" calcext:value-type="float">
            <text:p>-3.7497255203</text:p>
          </table:table-cell>
          <table:table-cell table:formula="of:=ABS(([.F313]+[.G313])/2)" office:value-type="float" office:value="3.56146233433031" calcext:value-type="float">
            <text:p>3.5614623343</text:p>
          </table:table-cell>
          <table:table-cell table:formula="of:=([.H313]+[.E313])/2" office:value-type="float" office:value="3.53983104097031" calcext:value-type="float">
            <text:p>3.539831041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table:formula="of:=[.A314]/1000000" office:value-type="float" office:value="78.5" calcext:value-type="float">
            <text:p>78.50</text:p>
          </table:table-cell>
          <table:table-cell office:value-type="float" office:value="-3.3466922502322" calcext:value-type="float">
            <text:p>-3.3466922502</text:p>
          </table:table-cell>
          <table:table-cell office:value-type="float" office:value="-3.38568501856698" calcext:value-type="float">
            <text:p>-3.3856850186</text:p>
          </table:table-cell>
          <table:table-cell table:formula="of:=ABS(([.C314]+[.D314])/2)" office:value-type="float" office:value="3.36618863439959" calcext:value-type="float">
            <text:p>3.3661886344</text:p>
          </table:table-cell>
          <table:table-cell office:value-type="float" office:value="-3.3693968655121" calcext:value-type="float">
            <text:p>-3.3693968655</text:p>
          </table:table-cell>
          <table:table-cell office:value-type="float" office:value="-3.29586467527027" calcext:value-type="float">
            <text:p>-3.2958646753</text:p>
          </table:table-cell>
          <table:table-cell table:formula="of:=ABS(([.F314]+[.G314])/2)" office:value-type="float" office:value="3.33263077039118" calcext:value-type="float">
            <text:p>3.3326307704</text:p>
          </table:table-cell>
          <table:table-cell table:formula="of:=([.H314]+[.E314])/2" office:value-type="float" office:value="3.34940970239539" calcext:value-type="float">
            <text:p>3.3494097024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table:formula="of:=[.A315]/1000000" office:value-type="float" office:value="78.75" calcext:value-type="float">
            <text:p>78.75</text:p>
          </table:table-cell>
          <table:table-cell office:value-type="float" office:value="-3.68526532054531" calcext:value-type="float">
            <text:p>-3.6852653205</text:p>
          </table:table-cell>
          <table:table-cell office:value-type="float" office:value="-3.38934886028255" calcext:value-type="float">
            <text:p>-3.3893488603</text:p>
          </table:table-cell>
          <table:table-cell table:formula="of:=ABS(([.C315]+[.D315])/2)" office:value-type="float" office:value="3.53730709041393" calcext:value-type="float">
            <text:p>3.5373070904</text:p>
          </table:table-cell>
          <table:table-cell office:value-type="float" office:value="-3.81158469092773" calcext:value-type="float">
            <text:p>-3.8115846909</text:p>
          </table:table-cell>
          <table:table-cell office:value-type="float" office:value="-3.39842558276062" calcext:value-type="float">
            <text:p>-3.3984255828</text:p>
          </table:table-cell>
          <table:table-cell table:formula="of:=ABS(([.F315]+[.G315])/2)" office:value-type="float" office:value="3.60500513684417" calcext:value-type="float">
            <text:p>3.6050051368</text:p>
          </table:table-cell>
          <table:table-cell table:formula="of:=([.H315]+[.E315])/2" office:value-type="float" office:value="3.57115611362905" calcext:value-type="float">
            <text:p>3.5711561136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table:formula="of:=[.A316]/1000000" office:value-type="float" office:value="79" calcext:value-type="float">
            <text:p>79.00</text:p>
          </table:table-cell>
          <table:table-cell office:value-type="float" office:value="-3.11740830435078" calcext:value-type="float">
            <text:p>-3.1174083044</text:p>
          </table:table-cell>
          <table:table-cell office:value-type="float" office:value="-3.54198771047501" calcext:value-type="float">
            <text:p>-3.5419877105</text:p>
          </table:table-cell>
          <table:table-cell table:formula="of:=ABS(([.C316]+[.D316])/2)" office:value-type="float" office:value="3.32969800741289" calcext:value-type="float">
            <text:p>3.3296980074</text:p>
          </table:table-cell>
          <table:table-cell office:value-type="float" office:value="-3.16914760014623" calcext:value-type="float">
            <text:p>-3.1691476001</text:p>
          </table:table-cell>
          <table:table-cell office:value-type="float" office:value="-3.53325914179036" calcext:value-type="float">
            <text:p>-3.5332591418</text:p>
          </table:table-cell>
          <table:table-cell table:formula="of:=ABS(([.F316]+[.G316])/2)" office:value-type="float" office:value="3.3512033709683" calcext:value-type="float">
            <text:p>3.351203371</text:p>
          </table:table-cell>
          <table:table-cell table:formula="of:=([.H316]+[.E316])/2" office:value-type="float" office:value="3.34045068919059" calcext:value-type="float">
            <text:p>3.3404506892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table:formula="of:=[.A317]/1000000" office:value-type="float" office:value="79.25" calcext:value-type="float">
            <text:p>79.25</text:p>
          </table:table-cell>
          <table:table-cell office:value-type="float" office:value="-3.29799805747447" calcext:value-type="float">
            <text:p>-3.2979980575</text:p>
          </table:table-cell>
          <table:table-cell office:value-type="float" office:value="-3.23208507846713" calcext:value-type="float">
            <text:p>-3.2320850785</text:p>
          </table:table-cell>
          <table:table-cell table:formula="of:=ABS(([.C317]+[.D317])/2)" office:value-type="float" office:value="3.2650415679708" calcext:value-type="float">
            <text:p>3.265041568</text:p>
          </table:table-cell>
          <table:table-cell office:value-type="float" office:value="-3.27296486913956" calcext:value-type="float">
            <text:p>-3.2729648691</text:p>
          </table:table-cell>
          <table:table-cell office:value-type="float" office:value="-3.36747803891653" calcext:value-type="float">
            <text:p>-3.3674780389</text:p>
          </table:table-cell>
          <table:table-cell table:formula="of:=ABS(([.F317]+[.G317])/2)" office:value-type="float" office:value="3.32022145402804" calcext:value-type="float">
            <text:p>3.320221454</text:p>
          </table:table-cell>
          <table:table-cell table:formula="of:=([.H317]+[.E317])/2" office:value-type="float" office:value="3.29263151099942" calcext:value-type="float">
            <text:p>3.29263151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table:formula="of:=[.A318]/1000000" office:value-type="float" office:value="79.5" calcext:value-type="float">
            <text:p>79.50</text:p>
          </table:table-cell>
          <table:table-cell office:value-type="float" office:value="-3.55152155469358" calcext:value-type="float">
            <text:p>-3.5515215547</text:p>
          </table:table-cell>
          <table:table-cell office:value-type="float" office:value="-3.68542407948157" calcext:value-type="float">
            <text:p>-3.6854240795</text:p>
          </table:table-cell>
          <table:table-cell table:formula="of:=ABS(([.C318]+[.D318])/2)" office:value-type="float" office:value="3.61847281708757" calcext:value-type="float">
            <text:p>3.6184728171</text:p>
          </table:table-cell>
          <table:table-cell office:value-type="float" office:value="-3.45770556045322" calcext:value-type="float">
            <text:p>-3.4577055605</text:p>
          </table:table-cell>
          <table:table-cell office:value-type="float" office:value="-3.59015244161915" calcext:value-type="float">
            <text:p>-3.5901524416</text:p>
          </table:table-cell>
          <table:table-cell table:formula="of:=ABS(([.F318]+[.G318])/2)" office:value-type="float" office:value="3.52392900103619" calcext:value-type="float">
            <text:p>3.523929001</text:p>
          </table:table-cell>
          <table:table-cell table:formula="of:=([.H318]+[.E318])/2" office:value-type="float" office:value="3.57120090906188" calcext:value-type="float">
            <text:p>3.5712009091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table:formula="of:=[.A319]/1000000" office:value-type="float" office:value="79.75" calcext:value-type="float">
            <text:p>79.75</text:p>
          </table:table-cell>
          <table:table-cell office:value-type="float" office:value="-3.32474984685115" calcext:value-type="float">
            <text:p>-3.3247498469</text:p>
          </table:table-cell>
          <table:table-cell office:value-type="float" office:value="-3.39689231934442" calcext:value-type="float">
            <text:p>-3.3968923193</text:p>
          </table:table-cell>
          <table:table-cell table:formula="of:=ABS(([.C319]+[.D319])/2)" office:value-type="float" office:value="3.36082108309779" calcext:value-type="float">
            <text:p>3.3608210831</text:p>
          </table:table-cell>
          <table:table-cell office:value-type="float" office:value="-3.35668824532133" calcext:value-type="float">
            <text:p>-3.3566882453</text:p>
          </table:table-cell>
          <table:table-cell office:value-type="float" office:value="-3.46459964930303" calcext:value-type="float">
            <text:p>-3.4645996493</text:p>
          </table:table-cell>
          <table:table-cell table:formula="of:=ABS(([.F319]+[.G319])/2)" office:value-type="float" office:value="3.41064394731218" calcext:value-type="float">
            <text:p>3.4106439473</text:p>
          </table:table-cell>
          <table:table-cell table:formula="of:=([.H319]+[.E319])/2" office:value-type="float" office:value="3.38573251520498" calcext:value-type="float">
            <text:p>3.3857325152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table:formula="of:=[.A320]/1000000" office:value-type="float" office:value="80" calcext:value-type="float">
            <text:p>80.00</text:p>
          </table:table-cell>
          <table:table-cell office:value-type="float" office:value="-3.22408477951664" calcext:value-type="float">
            <text:p>-3.2240847795</text:p>
          </table:table-cell>
          <table:table-cell office:value-type="float" office:value="-3.64237912986169" calcext:value-type="float">
            <text:p>-3.6423791299</text:p>
          </table:table-cell>
          <table:table-cell table:formula="of:=ABS(([.C320]+[.D320])/2)" office:value-type="float" office:value="3.43323195468917" calcext:value-type="float">
            <text:p>3.4332319547</text:p>
          </table:table-cell>
          <table:table-cell office:value-type="float" office:value="-3.21351303197388" calcext:value-type="float">
            <text:p>-3.213513032</text:p>
          </table:table-cell>
          <table:table-cell office:value-type="float" office:value="-3.61631947874633" calcext:value-type="float">
            <text:p>-3.6163194787</text:p>
          </table:table-cell>
          <table:table-cell table:formula="of:=ABS(([.F320]+[.G320])/2)" office:value-type="float" office:value="3.4149162553601" calcext:value-type="float">
            <text:p>3.4149162554</text:p>
          </table:table-cell>
          <table:table-cell table:formula="of:=([.H320]+[.E320])/2" office:value-type="float" office:value="3.42407410502464" calcext:value-type="float">
            <text:p>3.42407410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table:formula="of:=[.A321]/1000000" office:value-type="float" office:value="80.25" calcext:value-type="float">
            <text:p>80.25</text:p>
          </table:table-cell>
          <table:table-cell office:value-type="float" office:value="-3.17364576032513" calcext:value-type="float">
            <text:p>-3.1736457603</text:p>
          </table:table-cell>
          <table:table-cell office:value-type="float" office:value="-3.57789462386746" calcext:value-type="float">
            <text:p>-3.5778946239</text:p>
          </table:table-cell>
          <table:table-cell table:formula="of:=ABS(([.C321]+[.D321])/2)" office:value-type="float" office:value="3.37577019209629" calcext:value-type="float">
            <text:p>3.3757701921</text:p>
          </table:table-cell>
          <table:table-cell office:value-type="float" office:value="-3.29339868148839" calcext:value-type="float">
            <text:p>-3.2933986815</text:p>
          </table:table-cell>
          <table:table-cell office:value-type="float" office:value="-3.64080523392894" calcext:value-type="float">
            <text:p>-3.6408052339</text:p>
          </table:table-cell>
          <table:table-cell table:formula="of:=ABS(([.F321]+[.G321])/2)" office:value-type="float" office:value="3.46710195770866" calcext:value-type="float">
            <text:p>3.4671019577</text:p>
          </table:table-cell>
          <table:table-cell table:formula="of:=([.H321]+[.E321])/2" office:value-type="float" office:value="3.42143607490248" calcext:value-type="float">
            <text:p>3.421436074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table:formula="of:=[.A322]/1000000" office:value-type="float" office:value="80.5" calcext:value-type="float">
            <text:p>80.50</text:p>
          </table:table-cell>
          <table:table-cell office:value-type="float" office:value="-3.37439377010821" calcext:value-type="float">
            <text:p>-3.3743937701</text:p>
          </table:table-cell>
          <table:table-cell office:value-type="float" office:value="-3.41878444918726" calcext:value-type="float">
            <text:p>-3.4187844492</text:p>
          </table:table-cell>
          <table:table-cell table:formula="of:=ABS(([.C322]+[.D322])/2)" office:value-type="float" office:value="3.39658910964773" calcext:value-type="float">
            <text:p>3.3965891096</text:p>
          </table:table-cell>
          <table:table-cell office:value-type="float" office:value="-3.38925832735783" calcext:value-type="float">
            <text:p>-3.3892583274</text:p>
          </table:table-cell>
          <table:table-cell office:value-type="float" office:value="-3.43014105672979" calcext:value-type="float">
            <text:p>-3.4301410567</text:p>
          </table:table-cell>
          <table:table-cell table:formula="of:=ABS(([.F322]+[.G322])/2)" office:value-type="float" office:value="3.40969969204381" calcext:value-type="float">
            <text:p>3.409699692</text:p>
          </table:table-cell>
          <table:table-cell table:formula="of:=([.H322]+[.E322])/2" office:value-type="float" office:value="3.40314440084577" calcext:value-type="float">
            <text:p>3.4031444008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table:formula="of:=[.A323]/1000000" office:value-type="float" office:value="80.75" calcext:value-type="float">
            <text:p>80.75</text:p>
          </table:table-cell>
          <table:table-cell office:value-type="float" office:value="-3.12493542501887" calcext:value-type="float">
            <text:p>-3.124935425</text:p>
          </table:table-cell>
          <table:table-cell office:value-type="float" office:value="-3.53555840593587" calcext:value-type="float">
            <text:p>-3.5355584059</text:p>
          </table:table-cell>
          <table:table-cell table:formula="of:=ABS(([.C323]+[.D323])/2)" office:value-type="float" office:value="3.33024691547737" calcext:value-type="float">
            <text:p>3.3302469155</text:p>
          </table:table-cell>
          <table:table-cell office:value-type="float" office:value="-3.15975677845253" calcext:value-type="float">
            <text:p>-3.1597567785</text:p>
          </table:table-cell>
          <table:table-cell office:value-type="float" office:value="-3.55525942547311" calcext:value-type="float">
            <text:p>-3.5552594255</text:p>
          </table:table-cell>
          <table:table-cell table:formula="of:=ABS(([.F323]+[.G323])/2)" office:value-type="float" office:value="3.35750810196282" calcext:value-type="float">
            <text:p>3.357508102</text:p>
          </table:table-cell>
          <table:table-cell table:formula="of:=([.H323]+[.E323])/2" office:value-type="float" office:value="3.34387750872009" calcext:value-type="float">
            <text:p>3.3438775087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table:formula="of:=[.A324]/1000000" office:value-type="float" office:value="81" calcext:value-type="float">
            <text:p>81.00</text:p>
          </table:table-cell>
          <table:table-cell office:value-type="float" office:value="-3.1968628871638" calcext:value-type="float">
            <text:p>-3.1968628872</text:p>
          </table:table-cell>
          <table:table-cell office:value-type="float" office:value="-3.4626609136932" calcext:value-type="float">
            <text:p>-3.4626609137</text:p>
          </table:table-cell>
          <table:table-cell table:formula="of:=ABS(([.C324]+[.D324])/2)" office:value-type="float" office:value="3.3297619004285" calcext:value-type="float">
            <text:p>3.3297619004</text:p>
          </table:table-cell>
          <table:table-cell office:value-type="float" office:value="-3.22803961935456" calcext:value-type="float">
            <text:p>-3.2280396194</text:p>
          </table:table-cell>
          <table:table-cell office:value-type="float" office:value="-3.43399487596726" calcext:value-type="float">
            <text:p>-3.433994876</text:p>
          </table:table-cell>
          <table:table-cell table:formula="of:=ABS(([.F324]+[.G324])/2)" office:value-type="float" office:value="3.33101724766091" calcext:value-type="float">
            <text:p>3.3310172477</text:p>
          </table:table-cell>
          <table:table-cell table:formula="of:=([.H324]+[.E324])/2" office:value-type="float" office:value="3.3303895740447" calcext:value-type="float">
            <text:p>3.33038957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table:formula="of:=[.A325]/1000000" office:value-type="float" office:value="81.25" calcext:value-type="float">
            <text:p>81.25</text:p>
          </table:table-cell>
          <table:table-cell office:value-type="float" office:value="-3.68891938880872" calcext:value-type="float">
            <text:p>-3.6889193888</text:p>
          </table:table-cell>
          <table:table-cell office:value-type="float" office:value="-3.19864209530186" calcext:value-type="float">
            <text:p>-3.1986420953</text:p>
          </table:table-cell>
          <table:table-cell table:formula="of:=ABS(([.C325]+[.D325])/2)" office:value-type="float" office:value="3.44378074205529" calcext:value-type="float">
            <text:p>3.4437807421</text:p>
          </table:table-cell>
          <table:table-cell office:value-type="float" office:value="-3.79656537611605" calcext:value-type="float">
            <text:p>-3.7965653761</text:p>
          </table:table-cell>
          <table:table-cell office:value-type="float" office:value="-3.41415427423491" calcext:value-type="float">
            <text:p>-3.4141542742</text:p>
          </table:table-cell>
          <table:table-cell table:formula="of:=ABS(([.F325]+[.G325])/2)" office:value-type="float" office:value="3.60535982517548" calcext:value-type="float">
            <text:p>3.6053598252</text:p>
          </table:table-cell>
          <table:table-cell table:formula="of:=([.H325]+[.E325])/2" office:value-type="float" office:value="3.52457028361539" calcext:value-type="float">
            <text:p>3.5245702836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table:formula="of:=[.A326]/1000000" office:value-type="float" office:value="81.5" calcext:value-type="float">
            <text:p>81.50</text:p>
          </table:table-cell>
          <table:table-cell office:value-type="float" office:value="-3.22135872692202" calcext:value-type="float">
            <text:p>-3.2213587269</text:p>
          </table:table-cell>
          <table:table-cell office:value-type="float" office:value="-3.90735892316857" calcext:value-type="float">
            <text:p>-3.9073589232</text:p>
          </table:table-cell>
          <table:table-cell table:formula="of:=ABS(([.C326]+[.D326])/2)" office:value-type="float" office:value="3.56435882504529" calcext:value-type="float">
            <text:p>3.564358825</text:p>
          </table:table-cell>
          <table:table-cell office:value-type="float" office:value="-3.26863347942145" calcext:value-type="float">
            <text:p>-3.2686334794</text:p>
          </table:table-cell>
          <table:table-cell office:value-type="float" office:value="-3.77332799293587" calcext:value-type="float">
            <text:p>-3.7733279929</text:p>
          </table:table-cell>
          <table:table-cell table:formula="of:=ABS(([.F326]+[.G326])/2)" office:value-type="float" office:value="3.52098073617866" calcext:value-type="float">
            <text:p>3.5209807362</text:p>
          </table:table-cell>
          <table:table-cell table:formula="of:=([.H326]+[.E326])/2" office:value-type="float" office:value="3.54266978061198" calcext:value-type="float">
            <text:p>3.5426697806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table:formula="of:=[.A327]/1000000" office:value-type="float" office:value="81.75" calcext:value-type="float">
            <text:p>81.75</text:p>
          </table:table-cell>
          <table:table-cell office:value-type="float" office:value="-3.48760252706658" calcext:value-type="float">
            <text:p>-3.4876025271</text:p>
          </table:table-cell>
          <table:table-cell office:value-type="float" office:value="-3.0761173329287" calcext:value-type="float">
            <text:p>-3.0761173329</text:p>
          </table:table-cell>
          <table:table-cell table:formula="of:=ABS(([.C327]+[.D327])/2)" office:value-type="float" office:value="3.28185992999764" calcext:value-type="float">
            <text:p>3.28185993</text:p>
          </table:table-cell>
          <table:table-cell office:value-type="float" office:value="-3.54953015112584" calcext:value-type="float">
            <text:p>-3.5495301511</text:p>
          </table:table-cell>
          <table:table-cell office:value-type="float" office:value="-3.28312244481799" calcext:value-type="float">
            <text:p>-3.2831224448</text:p>
          </table:table-cell>
          <table:table-cell table:formula="of:=ABS(([.F327]+[.G327])/2)" office:value-type="float" office:value="3.41632629797192" calcext:value-type="float">
            <text:p>3.416326298</text:p>
          </table:table-cell>
          <table:table-cell table:formula="of:=([.H327]+[.E327])/2" office:value-type="float" office:value="3.34909311398478" calcext:value-type="float">
            <text:p>3.349093114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table:formula="of:=[.A328]/1000000" office:value-type="float" office:value="82" calcext:value-type="float">
            <text:p>82.00</text:p>
          </table:table-cell>
          <table:table-cell office:value-type="float" office:value="-3.82078827399762" calcext:value-type="float">
            <text:p>-3.820788274</text:p>
          </table:table-cell>
          <table:table-cell office:value-type="float" office:value="-3.65214628529155" calcext:value-type="float">
            <text:p>-3.6521462853</text:p>
          </table:table-cell>
          <table:table-cell table:formula="of:=ABS(([.C328]+[.D328])/2)" office:value-type="float" office:value="3.73646727964458" calcext:value-type="float">
            <text:p>3.7364672796</text:p>
          </table:table-cell>
          <table:table-cell office:value-type="float" office:value="-3.81651560182" calcext:value-type="float">
            <text:p>-3.8165156018</text:p>
          </table:table-cell>
          <table:table-cell office:value-type="float" office:value="-3.6794004838152" calcext:value-type="float">
            <text:p>-3.6794004838</text:p>
          </table:table-cell>
          <table:table-cell table:formula="of:=ABS(([.F328]+[.G328])/2)" office:value-type="float" office:value="3.7479580428176" calcext:value-type="float">
            <text:p>3.7479580428</text:p>
          </table:table-cell>
          <table:table-cell table:formula="of:=([.H328]+[.E328])/2" office:value-type="float" office:value="3.74221266123109" calcext:value-type="float">
            <text:p>3.7422126612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table:formula="of:=[.A329]/1000000" office:value-type="float" office:value="82.25" calcext:value-type="float">
            <text:p>82.25</text:p>
          </table:table-cell>
          <table:table-cell office:value-type="float" office:value="-3.50892990894821" calcext:value-type="float">
            <text:p>-3.5089299089</text:p>
          </table:table-cell>
          <table:table-cell office:value-type="float" office:value="-3.3630785587062" calcext:value-type="float">
            <text:p>-3.3630785587</text:p>
          </table:table-cell>
          <table:table-cell table:formula="of:=ABS(([.C329]+[.D329])/2)" office:value-type="float" office:value="3.43600423382721" calcext:value-type="float">
            <text:p>3.4360042338</text:p>
          </table:table-cell>
          <table:table-cell office:value-type="float" office:value="-3.53976090189427" calcext:value-type="float">
            <text:p>-3.5397609019</text:p>
          </table:table-cell>
          <table:table-cell office:value-type="float" office:value="-3.34466416249507" calcext:value-type="float">
            <text:p>-3.3446641625</text:p>
          </table:table-cell>
          <table:table-cell table:formula="of:=ABS(([.F329]+[.G329])/2)" office:value-type="float" office:value="3.44221253219467" calcext:value-type="float">
            <text:p>3.4422125322</text:p>
          </table:table-cell>
          <table:table-cell table:formula="of:=([.H329]+[.E329])/2" office:value-type="float" office:value="3.43910838301094" calcext:value-type="float">
            <text:p>3.439108383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table:formula="of:=[.A330]/1000000" office:value-type="float" office:value="82.5" calcext:value-type="float">
            <text:p>82.50</text:p>
          </table:table-cell>
          <table:table-cell office:value-type="float" office:value="-3.56925838171322" calcext:value-type="float">
            <text:p>-3.5692583817</text:p>
          </table:table-cell>
          <table:table-cell office:value-type="float" office:value="-3.13096307461461" calcext:value-type="float">
            <text:p>-3.1309630746</text:p>
          </table:table-cell>
          <table:table-cell table:formula="of:=ABS(([.C330]+[.D330])/2)" office:value-type="float" office:value="3.35011072816391" calcext:value-type="float">
            <text:p>3.3501107282</text:p>
          </table:table-cell>
          <table:table-cell office:value-type="float" office:value="-3.70445487361593" calcext:value-type="float">
            <text:p>-3.7044548736</text:p>
          </table:table-cell>
          <table:table-cell office:value-type="float" office:value="-3.11677959520308" calcext:value-type="float">
            <text:p>-3.1167795952</text:p>
          </table:table-cell>
          <table:table-cell table:formula="of:=ABS(([.F330]+[.G330])/2)" office:value-type="float" office:value="3.4106172344095" calcext:value-type="float">
            <text:p>3.4106172344</text:p>
          </table:table-cell>
          <table:table-cell table:formula="of:=([.H330]+[.E330])/2" office:value-type="float" office:value="3.38036398128671" calcext:value-type="float">
            <text:p>3.3803639813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table:formula="of:=[.A331]/1000000" office:value-type="float" office:value="82.75" calcext:value-type="float">
            <text:p>82.75</text:p>
          </table:table-cell>
          <table:table-cell office:value-type="float" office:value="-3.24207863483089" calcext:value-type="float">
            <text:p>-3.2420786348</text:p>
          </table:table-cell>
          <table:table-cell office:value-type="float" office:value="-3.17905142976748" calcext:value-type="float">
            <text:p>-3.1790514298</text:p>
          </table:table-cell>
          <table:table-cell table:formula="of:=ABS(([.C331]+[.D331])/2)" office:value-type="float" office:value="3.21056503229918" calcext:value-type="float">
            <text:p>3.2105650323</text:p>
          </table:table-cell>
          <table:table-cell office:value-type="float" office:value="-3.22647673959154" calcext:value-type="float">
            <text:p>-3.2264767396</text:p>
          </table:table-cell>
          <table:table-cell office:value-type="float" office:value="-3.26183643350416" calcext:value-type="float">
            <text:p>-3.2618364335</text:p>
          </table:table-cell>
          <table:table-cell table:formula="of:=ABS(([.F331]+[.G331])/2)" office:value-type="float" office:value="3.24415658654785" calcext:value-type="float">
            <text:p>3.2441565865</text:p>
          </table:table-cell>
          <table:table-cell table:formula="of:=([.H331]+[.E331])/2" office:value-type="float" office:value="3.22736080942352" calcext:value-type="float">
            <text:p>3.2273608094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table:formula="of:=[.A332]/1000000" office:value-type="float" office:value="83" calcext:value-type="float">
            <text:p>83.00</text:p>
          </table:table-cell>
          <table:table-cell office:value-type="float" office:value="-3.21937812000308" calcext:value-type="float">
            <text:p>-3.21937812</text:p>
          </table:table-cell>
          <table:table-cell office:value-type="float" office:value="-3.50854210811615" calcext:value-type="float">
            <text:p>-3.5085421081</text:p>
          </table:table-cell>
          <table:table-cell table:formula="of:=ABS(([.C332]+[.D332])/2)" office:value-type="float" office:value="3.36396011405962" calcext:value-type="float">
            <text:p>3.3639601141</text:p>
          </table:table-cell>
          <table:table-cell office:value-type="float" office:value="-3.26748960542121" calcext:value-type="float">
            <text:p>-3.2674896054</text:p>
          </table:table-cell>
          <table:table-cell office:value-type="float" office:value="-3.58761619281812" calcext:value-type="float">
            <text:p>-3.5876161928</text:p>
          </table:table-cell>
          <table:table-cell table:formula="of:=ABS(([.F332]+[.G332])/2)" office:value-type="float" office:value="3.42755289911967" calcext:value-type="float">
            <text:p>3.4275528991</text:p>
          </table:table-cell>
          <table:table-cell table:formula="of:=([.H332]+[.E332])/2" office:value-type="float" office:value="3.39575650658964" calcext:value-type="float">
            <text:p>3.3957565066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table:formula="of:=[.A333]/1000000" office:value-type="float" office:value="83.25" calcext:value-type="float">
            <text:p>83.25</text:p>
          </table:table-cell>
          <table:table-cell office:value-type="float" office:value="-3.2097744855662" calcext:value-type="float">
            <text:p>-3.2097744856</text:p>
          </table:table-cell>
          <table:table-cell office:value-type="float" office:value="-3.50756020489961" calcext:value-type="float">
            <text:p>-3.5075602049</text:p>
          </table:table-cell>
          <table:table-cell table:formula="of:=ABS(([.C333]+[.D333])/2)" office:value-type="float" office:value="3.3586673452329" calcext:value-type="float">
            <text:p>3.3586673452</text:p>
          </table:table-cell>
          <table:table-cell office:value-type="float" office:value="-3.24824479125988" calcext:value-type="float">
            <text:p>-3.2482447913</text:p>
          </table:table-cell>
          <table:table-cell office:value-type="float" office:value="-3.50968317784453" calcext:value-type="float">
            <text:p>-3.5096831778</text:p>
          </table:table-cell>
          <table:table-cell table:formula="of:=ABS(([.F333]+[.G333])/2)" office:value-type="float" office:value="3.3789639845522" calcext:value-type="float">
            <text:p>3.3789639846</text:p>
          </table:table-cell>
          <table:table-cell table:formula="of:=([.H333]+[.E333])/2" office:value-type="float" office:value="3.36881566489255" calcext:value-type="float">
            <text:p>3.368815664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table:formula="of:=[.A334]/1000000" office:value-type="float" office:value="83.5" calcext:value-type="float">
            <text:p>83.50</text:p>
          </table:table-cell>
          <table:table-cell office:value-type="float" office:value="-3.39816893946685" calcext:value-type="float">
            <text:p>-3.3981689395</text:p>
          </table:table-cell>
          <table:table-cell office:value-type="float" office:value="-3.74269020102682" calcext:value-type="float">
            <text:p>-3.742690201</text:p>
          </table:table-cell>
          <table:table-cell table:formula="of:=ABS(([.C334]+[.D334])/2)" office:value-type="float" office:value="3.57042957024684" calcext:value-type="float">
            <text:p>3.5704295702</text:p>
          </table:table-cell>
          <table:table-cell office:value-type="float" office:value="-3.35480933005258" calcext:value-type="float">
            <text:p>-3.3548093301</text:p>
          </table:table-cell>
          <table:table-cell office:value-type="float" office:value="-3.74315131696375" calcext:value-type="float">
            <text:p>-3.743151317</text:p>
          </table:table-cell>
          <table:table-cell table:formula="of:=ABS(([.F334]+[.G334])/2)" office:value-type="float" office:value="3.54898032350816" calcext:value-type="float">
            <text:p>3.5489803235</text:p>
          </table:table-cell>
          <table:table-cell table:formula="of:=([.H334]+[.E334])/2" office:value-type="float" office:value="3.5597049468775" calcext:value-type="float">
            <text:p>3.5597049469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table:formula="of:=[.A335]/1000000" office:value-type="float" office:value="83.75" calcext:value-type="float">
            <text:p>83.75</text:p>
          </table:table-cell>
          <table:table-cell office:value-type="float" office:value="-3.07729009411013" calcext:value-type="float">
            <text:p>-3.0772900941</text:p>
          </table:table-cell>
          <table:table-cell office:value-type="float" office:value="-3.0254756390423" calcext:value-type="float">
            <text:p>-3.025475639</text:p>
          </table:table-cell>
          <table:table-cell table:formula="of:=ABS(([.C335]+[.D335])/2)" office:value-type="float" office:value="3.05138286657621" calcext:value-type="float">
            <text:p>3.0513828666</text:p>
          </table:table-cell>
          <table:table-cell office:value-type="float" office:value="-3.12968777789736" calcext:value-type="float">
            <text:p>-3.1296877779</text:p>
          </table:table-cell>
          <table:table-cell office:value-type="float" office:value="-3.12936374701927" calcext:value-type="float">
            <text:p>-3.129363747</text:p>
          </table:table-cell>
          <table:table-cell table:formula="of:=ABS(([.F335]+[.G335])/2)" office:value-type="float" office:value="3.12952576245832" calcext:value-type="float">
            <text:p>3.1295257625</text:p>
          </table:table-cell>
          <table:table-cell table:formula="of:=([.H335]+[.E335])/2" office:value-type="float" office:value="3.09045431451726" calcext:value-type="float">
            <text:p>3.0904543145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table:formula="of:=[.A336]/1000000" office:value-type="float" office:value="84" calcext:value-type="float">
            <text:p>84.00</text:p>
          </table:table-cell>
          <table:table-cell office:value-type="float" office:value="-3.12566297247982" calcext:value-type="float">
            <text:p>-3.1256629725</text:p>
          </table:table-cell>
          <table:table-cell office:value-type="float" office:value="-3.56862345949346" calcext:value-type="float">
            <text:p>-3.5686234595</text:p>
          </table:table-cell>
          <table:table-cell table:formula="of:=ABS(([.C336]+[.D336])/2)" office:value-type="float" office:value="3.34714321598664" calcext:value-type="float">
            <text:p>3.347143216</text:p>
          </table:table-cell>
          <table:table-cell office:value-type="float" office:value="-3.08570040157637" calcext:value-type="float">
            <text:p>-3.0857004016</text:p>
          </table:table-cell>
          <table:table-cell office:value-type="float" office:value="-3.58823684630371" calcext:value-type="float">
            <text:p>-3.5882368463</text:p>
          </table:table-cell>
          <table:table-cell table:formula="of:=ABS(([.F336]+[.G336])/2)" office:value-type="float" office:value="3.33696862394004" calcext:value-type="float">
            <text:p>3.3369686239</text:p>
          </table:table-cell>
          <table:table-cell table:formula="of:=([.H336]+[.E336])/2" office:value-type="float" office:value="3.34205591996334" calcext:value-type="float">
            <text:p>3.34205592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table:formula="of:=[.A337]/1000000" office:value-type="float" office:value="84.25" calcext:value-type="float">
            <text:p>84.25</text:p>
          </table:table-cell>
          <table:table-cell office:value-type="float" office:value="-3.78636123550436" calcext:value-type="float">
            <text:p>-3.7863612355</text:p>
          </table:table-cell>
          <table:table-cell office:value-type="float" office:value="-3.38480058453217" calcext:value-type="float">
            <text:p>-3.3848005845</text:p>
          </table:table-cell>
          <table:table-cell table:formula="of:=ABS(([.C337]+[.D337])/2)" office:value-type="float" office:value="3.58558091001826" calcext:value-type="float">
            <text:p>3.58558091</text:p>
          </table:table-cell>
          <table:table-cell office:value-type="float" office:value="-3.79859773867876" calcext:value-type="float">
            <text:p>-3.7985977387</text:p>
          </table:table-cell>
          <table:table-cell office:value-type="float" office:value="-3.49265007988791" calcext:value-type="float">
            <text:p>-3.4926500799</text:p>
          </table:table-cell>
          <table:table-cell table:formula="of:=ABS(([.F337]+[.G337])/2)" office:value-type="float" office:value="3.64562390928333" calcext:value-type="float">
            <text:p>3.6456239093</text:p>
          </table:table-cell>
          <table:table-cell table:formula="of:=([.H337]+[.E337])/2" office:value-type="float" office:value="3.6156024096508" calcext:value-type="float">
            <text:p>3.615602409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table:formula="of:=[.A338]/1000000" office:value-type="float" office:value="84.5" calcext:value-type="float">
            <text:p>84.50</text:p>
          </table:table-cell>
          <table:table-cell office:value-type="float" office:value="-3.49425840530219" calcext:value-type="float">
            <text:p>-3.4942584053</text:p>
          </table:table-cell>
          <table:table-cell office:value-type="float" office:value="-3.1395474104632" calcext:value-type="float">
            <text:p>-3.1395474105</text:p>
          </table:table-cell>
          <table:table-cell table:formula="of:=ABS(([.C338]+[.D338])/2)" office:value-type="float" office:value="3.31690290788269" calcext:value-type="float">
            <text:p>3.3169029079</text:p>
          </table:table-cell>
          <table:table-cell office:value-type="float" office:value="-3.52593541114683" calcext:value-type="float">
            <text:p>-3.5259354111</text:p>
          </table:table-cell>
          <table:table-cell office:value-type="float" office:value="-3.13727715232818" calcext:value-type="float">
            <text:p>-3.1372771523</text:p>
          </table:table-cell>
          <table:table-cell table:formula="of:=ABS(([.F338]+[.G338])/2)" office:value-type="float" office:value="3.33160628173751" calcext:value-type="float">
            <text:p>3.3316062817</text:p>
          </table:table-cell>
          <table:table-cell table:formula="of:=([.H338]+[.E338])/2" office:value-type="float" office:value="3.3242545948101" calcext:value-type="float">
            <text:p>3.3242545948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table:formula="of:=[.A339]/1000000" office:value-type="float" office:value="84.75" calcext:value-type="float">
            <text:p>84.75</text:p>
          </table:table-cell>
          <table:table-cell office:value-type="float" office:value="-3.44220423907405" calcext:value-type="float">
            <text:p>-3.4422042391</text:p>
          </table:table-cell>
          <table:table-cell office:value-type="float" office:value="-3.4273871383046" calcext:value-type="float">
            <text:p>-3.4273871383</text:p>
          </table:table-cell>
          <table:table-cell table:formula="of:=ABS(([.C339]+[.D339])/2)" office:value-type="float" office:value="3.43479568868933" calcext:value-type="float">
            <text:p>3.4347956887</text:p>
          </table:table-cell>
          <table:table-cell office:value-type="float" office:value="-3.3389730403078" calcext:value-type="float">
            <text:p>-3.3389730403</text:p>
          </table:table-cell>
          <table:table-cell office:value-type="float" office:value="-3.41234706365599" calcext:value-type="float">
            <text:p>-3.4123470637</text:p>
          </table:table-cell>
          <table:table-cell table:formula="of:=ABS(([.F339]+[.G339])/2)" office:value-type="float" office:value="3.3756600519819" calcext:value-type="float">
            <text:p>3.375660052</text:p>
          </table:table-cell>
          <table:table-cell table:formula="of:=([.H339]+[.E339])/2" office:value-type="float" office:value="3.40522787033561" calcext:value-type="float">
            <text:p>3.405227870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table:formula="of:=[.A340]/1000000" office:value-type="float" office:value="85" calcext:value-type="float">
            <text:p>85.00</text:p>
          </table:table-cell>
          <table:table-cell office:value-type="float" office:value="-3.80624736431375" calcext:value-type="float">
            <text:p>-3.8062473643</text:p>
          </table:table-cell>
          <table:table-cell office:value-type="float" office:value="-3.70191017880754" calcext:value-type="float">
            <text:p>-3.7019101788</text:p>
          </table:table-cell>
          <table:table-cell table:formula="of:=ABS(([.C340]+[.D340])/2)" office:value-type="float" office:value="3.75407877156064" calcext:value-type="float">
            <text:p>3.7540787716</text:p>
          </table:table-cell>
          <table:table-cell office:value-type="float" office:value="-3.76876889688191" calcext:value-type="float">
            <text:p>-3.7687688969</text:p>
          </table:table-cell>
          <table:table-cell office:value-type="float" office:value="-3.767523848779" calcext:value-type="float">
            <text:p>-3.7675238488</text:p>
          </table:table-cell>
          <table:table-cell table:formula="of:=ABS(([.F340]+[.G340])/2)" office:value-type="float" office:value="3.76814637283046" calcext:value-type="float">
            <text:p>3.7681463728</text:p>
          </table:table-cell>
          <table:table-cell table:formula="of:=([.H340]+[.E340])/2" office:value-type="float" office:value="3.76111257219555" calcext:value-type="float">
            <text:p>3.7611125722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table:formula="of:=[.A341]/1000000" office:value-type="float" office:value="85.25" calcext:value-type="float">
            <text:p>85.25</text:p>
          </table:table-cell>
          <table:table-cell office:value-type="float" office:value="-3.18947946037055" calcext:value-type="float">
            <text:p>-3.1894794604</text:p>
          </table:table-cell>
          <table:table-cell office:value-type="float" office:value="-3.49217368277251" calcext:value-type="float">
            <text:p>-3.4921736828</text:p>
          </table:table-cell>
          <table:table-cell table:formula="of:=ABS(([.C341]+[.D341])/2)" office:value-type="float" office:value="3.34082657157153" calcext:value-type="float">
            <text:p>3.3408265716</text:p>
          </table:table-cell>
          <table:table-cell office:value-type="float" office:value="-3.23026239030377" calcext:value-type="float">
            <text:p>-3.2302623903</text:p>
          </table:table-cell>
          <table:table-cell office:value-type="float" office:value="-3.53823903022615" calcext:value-type="float">
            <text:p>-3.5382390302</text:p>
          </table:table-cell>
          <table:table-cell table:formula="of:=ABS(([.F341]+[.G341])/2)" office:value-type="float" office:value="3.38425071026496" calcext:value-type="float">
            <text:p>3.3842507103</text:p>
          </table:table-cell>
          <table:table-cell table:formula="of:=([.H341]+[.E341])/2" office:value-type="float" office:value="3.36253864091824" calcext:value-type="float">
            <text:p>3.3625386409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table:formula="of:=[.A342]/1000000" office:value-type="float" office:value="85.5" calcext:value-type="float">
            <text:p>85.50</text:p>
          </table:table-cell>
          <table:table-cell office:value-type="float" office:value="-3.41893975162695" calcext:value-type="float">
            <text:p>-3.4189397516</text:p>
          </table:table-cell>
          <table:table-cell office:value-type="float" office:value="-3.52062067544721" calcext:value-type="float">
            <text:p>-3.5206206754</text:p>
          </table:table-cell>
          <table:table-cell table:formula="of:=ABS(([.C342]+[.D342])/2)" office:value-type="float" office:value="3.46978021353708" calcext:value-type="float">
            <text:p>3.4697802135</text:p>
          </table:table-cell>
          <table:table-cell office:value-type="float" office:value="-3.36518791596556" calcext:value-type="float">
            <text:p>-3.365187916</text:p>
          </table:table-cell>
          <table:table-cell office:value-type="float" office:value="-3.54162765715802" calcext:value-type="float">
            <text:p>-3.5416276572</text:p>
          </table:table-cell>
          <table:table-cell table:formula="of:=ABS(([.F342]+[.G342])/2)" office:value-type="float" office:value="3.45340778656179" calcext:value-type="float">
            <text:p>3.4534077866</text:p>
          </table:table-cell>
          <table:table-cell table:formula="of:=([.H342]+[.E342])/2" office:value-type="float" office:value="3.46159400004943" calcext:value-type="float">
            <text:p>3.46159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table:formula="of:=[.A343]/1000000" office:value-type="float" office:value="85.75" calcext:value-type="float">
            <text:p>85.75</text:p>
          </table:table-cell>
          <table:table-cell office:value-type="float" office:value="-3.33458600474732" calcext:value-type="float">
            <text:p>-3.3345860047</text:p>
          </table:table-cell>
          <table:table-cell office:value-type="float" office:value="-3.15501764596013" calcext:value-type="float">
            <text:p>-3.155017646</text:p>
          </table:table-cell>
          <table:table-cell table:formula="of:=ABS(([.C343]+[.D343])/2)" office:value-type="float" office:value="3.24480182535372" calcext:value-type="float">
            <text:p>3.2448018254</text:p>
          </table:table-cell>
          <table:table-cell office:value-type="float" office:value="-3.31311324286185" calcext:value-type="float">
            <text:p>-3.3131132429</text:p>
          </table:table-cell>
          <table:table-cell office:value-type="float" office:value="-3.22431871000548" calcext:value-type="float">
            <text:p>-3.22431871</text:p>
          </table:table-cell>
          <table:table-cell table:formula="of:=ABS(([.F343]+[.G343])/2)" office:value-type="float" office:value="3.26871597643366" calcext:value-type="float">
            <text:p>3.2687159764</text:p>
          </table:table-cell>
          <table:table-cell table:formula="of:=([.H343]+[.E343])/2" office:value-type="float" office:value="3.25675890089369" calcext:value-type="float">
            <text:p>3.256758900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table:formula="of:=[.A344]/1000000" office:value-type="float" office:value="86" calcext:value-type="float">
            <text:p>86.00</text:p>
          </table:table-cell>
          <table:table-cell office:value-type="float" office:value="-3.69032847665217" calcext:value-type="float">
            <text:p>-3.6903284767</text:p>
          </table:table-cell>
          <table:table-cell office:value-type="float" office:value="-3.55067200441412" calcext:value-type="float">
            <text:p>-3.5506720044</text:p>
          </table:table-cell>
          <table:table-cell table:formula="of:=ABS(([.C344]+[.D344])/2)" office:value-type="float" office:value="3.62050024053315" calcext:value-type="float">
            <text:p>3.6205002405</text:p>
          </table:table-cell>
          <table:table-cell office:value-type="float" office:value="-3.70618294985944" calcext:value-type="float">
            <text:p>-3.7061829499</text:p>
          </table:table-cell>
          <table:table-cell office:value-type="float" office:value="-3.55688106245716" calcext:value-type="float">
            <text:p>-3.5568810625</text:p>
          </table:table-cell>
          <table:table-cell table:formula="of:=ABS(([.F344]+[.G344])/2)" office:value-type="float" office:value="3.6315320061583" calcext:value-type="float">
            <text:p>3.6315320062</text:p>
          </table:table-cell>
          <table:table-cell table:formula="of:=([.H344]+[.E344])/2" office:value-type="float" office:value="3.62601612334572" calcext:value-type="float">
            <text:p>3.6260161233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table:formula="of:=[.A345]/1000000" office:value-type="float" office:value="86.25" calcext:value-type="float">
            <text:p>86.25</text:p>
          </table:table-cell>
          <table:table-cell office:value-type="float" office:value="-3.37178666088411" calcext:value-type="float">
            <text:p>-3.3717866609</text:p>
          </table:table-cell>
          <table:table-cell office:value-type="float" office:value="-3.59243295269276" calcext:value-type="float">
            <text:p>-3.5924329527</text:p>
          </table:table-cell>
          <table:table-cell table:formula="of:=ABS(([.C345]+[.D345])/2)" office:value-type="float" office:value="3.48210980678843" calcext:value-type="float">
            <text:p>3.4821098068</text:p>
          </table:table-cell>
          <table:table-cell office:value-type="float" office:value="-3.32629281370412" calcext:value-type="float">
            <text:p>-3.3262928137</text:p>
          </table:table-cell>
          <table:table-cell office:value-type="float" office:value="-3.5563906784103" calcext:value-type="float">
            <text:p>-3.5563906784</text:p>
          </table:table-cell>
          <table:table-cell table:formula="of:=ABS(([.F345]+[.G345])/2)" office:value-type="float" office:value="3.44134174605721" calcext:value-type="float">
            <text:p>3.4413417461</text:p>
          </table:table-cell>
          <table:table-cell table:formula="of:=([.H345]+[.E345])/2" office:value-type="float" office:value="3.46172577642282" calcext:value-type="float">
            <text:p>3.461725776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table:formula="of:=[.A346]/1000000" office:value-type="float" office:value="86.5" calcext:value-type="float">
            <text:p>86.50</text:p>
          </table:table-cell>
          <table:table-cell office:value-type="float" office:value="-3.30737043851436" calcext:value-type="float">
            <text:p>-3.3073704385</text:p>
          </table:table-cell>
          <table:table-cell office:value-type="float" office:value="-3.55683435405654" calcext:value-type="float">
            <text:p>-3.5568343541</text:p>
          </table:table-cell>
          <table:table-cell table:formula="of:=ABS(([.C346]+[.D346])/2)" office:value-type="float" office:value="3.43210239628545" calcext:value-type="float">
            <text:p>3.4321023963</text:p>
          </table:table-cell>
          <table:table-cell office:value-type="float" office:value="-3.38419731144248" calcext:value-type="float">
            <text:p>-3.3841973114</text:p>
          </table:table-cell>
          <table:table-cell office:value-type="float" office:value="-3.49552537950144" calcext:value-type="float">
            <text:p>-3.4955253795</text:p>
          </table:table-cell>
          <table:table-cell table:formula="of:=ABS(([.F346]+[.G346])/2)" office:value-type="float" office:value="3.43986134547196" calcext:value-type="float">
            <text:p>3.4398613455</text:p>
          </table:table-cell>
          <table:table-cell table:formula="of:=([.H346]+[.E346])/2" office:value-type="float" office:value="3.4359818708787" calcext:value-type="float">
            <text:p>3.4359818709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table:formula="of:=[.A347]/1000000" office:value-type="float" office:value="86.75" calcext:value-type="float">
            <text:p>86.75</text:p>
          </table:table-cell>
          <table:table-cell office:value-type="float" office:value="-3.0515877174606" calcext:value-type="float">
            <text:p>-3.0515877175</text:p>
          </table:table-cell>
          <table:table-cell office:value-type="float" office:value="-3.4484631464641" calcext:value-type="float">
            <text:p>-3.4484631465</text:p>
          </table:table-cell>
          <table:table-cell table:formula="of:=ABS(([.C347]+[.D347])/2)" office:value-type="float" office:value="3.25002543196235" calcext:value-type="float">
            <text:p>3.250025432</text:p>
          </table:table-cell>
          <table:table-cell office:value-type="float" office:value="-3.16347397740366" calcext:value-type="float">
            <text:p>-3.1634739774</text:p>
          </table:table-cell>
          <table:table-cell office:value-type="float" office:value="-3.45261522763404" calcext:value-type="float">
            <text:p>-3.4526152276</text:p>
          </table:table-cell>
          <table:table-cell table:formula="of:=ABS(([.F347]+[.G347])/2)" office:value-type="float" office:value="3.30804460251885" calcext:value-type="float">
            <text:p>3.3080446025</text:p>
          </table:table-cell>
          <table:table-cell table:formula="of:=([.H347]+[.E347])/2" office:value-type="float" office:value="3.2790350172406" calcext:value-type="float">
            <text:p>3.2790350172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table:formula="of:=[.A348]/1000000" office:value-type="float" office:value="87" calcext:value-type="float">
            <text:p>87.00</text:p>
          </table:table-cell>
          <table:table-cell office:value-type="float" office:value="-3.35414885912785" calcext:value-type="float">
            <text:p>-3.3541488591</text:p>
          </table:table-cell>
          <table:table-cell office:value-type="float" office:value="-3.4181720179623" calcext:value-type="float">
            <text:p>-3.418172018</text:p>
          </table:table-cell>
          <table:table-cell table:formula="of:=ABS(([.C348]+[.D348])/2)" office:value-type="float" office:value="3.38616043854508" calcext:value-type="float">
            <text:p>3.3861604385</text:p>
          </table:table-cell>
          <table:table-cell office:value-type="float" office:value="-3.44671475146507" calcext:value-type="float">
            <text:p>-3.4467147515</text:p>
          </table:table-cell>
          <table:table-cell office:value-type="float" office:value="-3.56088090969463" calcext:value-type="float">
            <text:p>-3.5608809097</text:p>
          </table:table-cell>
          <table:table-cell table:formula="of:=ABS(([.F348]+[.G348])/2)" office:value-type="float" office:value="3.50379783057985" calcext:value-type="float">
            <text:p>3.5037978306</text:p>
          </table:table-cell>
          <table:table-cell table:formula="of:=([.H348]+[.E348])/2" office:value-type="float" office:value="3.44497913456246" calcext:value-type="float">
            <text:p>3.4449791346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table:formula="of:=[.A349]/1000000" office:value-type="float" office:value="87.25" calcext:value-type="float">
            <text:p>87.25</text:p>
          </table:table-cell>
          <table:table-cell office:value-type="float" office:value="-3.40227990741307" calcext:value-type="float">
            <text:p>-3.4022799074</text:p>
          </table:table-cell>
          <table:table-cell office:value-type="float" office:value="-3.13498828506038" calcext:value-type="float">
            <text:p>-3.1349882851</text:p>
          </table:table-cell>
          <table:table-cell table:formula="of:=ABS(([.C349]+[.D349])/2)" office:value-type="float" office:value="3.26863409623672" calcext:value-type="float">
            <text:p>3.2686340962</text:p>
          </table:table-cell>
          <table:table-cell office:value-type="float" office:value="-3.43345528575501" calcext:value-type="float">
            <text:p>-3.4334552858</text:p>
          </table:table-cell>
          <table:table-cell office:value-type="float" office:value="-3.20268595340598" calcext:value-type="float">
            <text:p>-3.2026859534</text:p>
          </table:table-cell>
          <table:table-cell table:formula="of:=ABS(([.F349]+[.G349])/2)" office:value-type="float" office:value="3.31807061958049" calcext:value-type="float">
            <text:p>3.3180706196</text:p>
          </table:table-cell>
          <table:table-cell table:formula="of:=([.H349]+[.E349])/2" office:value-type="float" office:value="3.29335235790861" calcext:value-type="float">
            <text:p>3.2933523579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table:formula="of:=[.A350]/1000000" office:value-type="float" office:value="87.5" calcext:value-type="float">
            <text:p>87.50</text:p>
          </table:table-cell>
          <table:table-cell office:value-type="float" office:value="-3.36863168831454" calcext:value-type="float">
            <text:p>-3.3686316883</text:p>
          </table:table-cell>
          <table:table-cell office:value-type="float" office:value="-3.51303968464473" calcext:value-type="float">
            <text:p>-3.5130396846</text:p>
          </table:table-cell>
          <table:table-cell table:formula="of:=ABS(([.C350]+[.D350])/2)" office:value-type="float" office:value="3.44083568647964" calcext:value-type="float">
            <text:p>3.4408356865</text:p>
          </table:table-cell>
          <table:table-cell office:value-type="float" office:value="-3.48500683137753" calcext:value-type="float">
            <text:p>-3.4850068314</text:p>
          </table:table-cell>
          <table:table-cell office:value-type="float" office:value="-3.5693321693864" calcext:value-type="float">
            <text:p>-3.5693321694</text:p>
          </table:table-cell>
          <table:table-cell table:formula="of:=ABS(([.F350]+[.G350])/2)" office:value-type="float" office:value="3.52716950038196" calcext:value-type="float">
            <text:p>3.5271695004</text:p>
          </table:table-cell>
          <table:table-cell table:formula="of:=([.H350]+[.E350])/2" office:value-type="float" office:value="3.4840025934308" calcext:value-type="float">
            <text:p>3.484002593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table:formula="of:=[.A351]/1000000" office:value-type="float" office:value="87.75" calcext:value-type="float">
            <text:p>87.75</text:p>
          </table:table-cell>
          <table:table-cell office:value-type="float" office:value="-3.48254351193911" calcext:value-type="float">
            <text:p>-3.4825435119</text:p>
          </table:table-cell>
          <table:table-cell office:value-type="float" office:value="-3.78783503016305" calcext:value-type="float">
            <text:p>-3.7878350302</text:p>
          </table:table-cell>
          <table:table-cell table:formula="of:=ABS(([.C351]+[.D351])/2)" office:value-type="float" office:value="3.63518927105108" calcext:value-type="float">
            <text:p>3.6351892711</text:p>
          </table:table-cell>
          <table:table-cell office:value-type="float" office:value="-3.38992660597101" calcext:value-type="float">
            <text:p>-3.389926606</text:p>
          </table:table-cell>
          <table:table-cell office:value-type="float" office:value="-3.78220824037606" calcext:value-type="float">
            <text:p>-3.7822082404</text:p>
          </table:table-cell>
          <table:table-cell table:formula="of:=ABS(([.F351]+[.G351])/2)" office:value-type="float" office:value="3.58606742317354" calcext:value-type="float">
            <text:p>3.5860674232</text:p>
          </table:table-cell>
          <table:table-cell table:formula="of:=([.H351]+[.E351])/2" office:value-type="float" office:value="3.61062834711231" calcext:value-type="float">
            <text:p>3.6106283471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table:formula="of:=[.A352]/1000000" office:value-type="float" office:value="88" calcext:value-type="float">
            <text:p>88.00</text:p>
          </table:table-cell>
          <table:table-cell office:value-type="float" office:value="-3.45121850099427" calcext:value-type="float">
            <text:p>-3.451218501</text:p>
          </table:table-cell>
          <table:table-cell office:value-type="float" office:value="-3.37695346778111" calcext:value-type="float">
            <text:p>-3.3769534678</text:p>
          </table:table-cell>
          <table:table-cell table:formula="of:=ABS(([.C352]+[.D352])/2)" office:value-type="float" office:value="3.41408598438769" calcext:value-type="float">
            <text:p>3.4140859844</text:p>
          </table:table-cell>
          <table:table-cell office:value-type="float" office:value="-3.47895067308596" calcext:value-type="float">
            <text:p>-3.4789506731</text:p>
          </table:table-cell>
          <table:table-cell office:value-type="float" office:value="-3.39883718660702" calcext:value-type="float">
            <text:p>-3.3988371866</text:p>
          </table:table-cell>
          <table:table-cell table:formula="of:=ABS(([.F352]+[.G352])/2)" office:value-type="float" office:value="3.43889392984649" calcext:value-type="float">
            <text:p>3.4388939298</text:p>
          </table:table-cell>
          <table:table-cell table:formula="of:=([.H352]+[.E352])/2" office:value-type="float" office:value="3.42648995711709" calcext:value-type="float">
            <text:p>3.426489957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table:formula="of:=[.A353]/1000000" office:value-type="float" office:value="88.25" calcext:value-type="float">
            <text:p>88.25</text:p>
          </table:table-cell>
          <table:table-cell office:value-type="float" office:value="-3.3871564542033" calcext:value-type="float">
            <text:p>-3.3871564542</text:p>
          </table:table-cell>
          <table:table-cell office:value-type="float" office:value="-3.25475757902222" calcext:value-type="float">
            <text:p>-3.254757579</text:p>
          </table:table-cell>
          <table:table-cell table:formula="of:=ABS(([.C353]+[.D353])/2)" office:value-type="float" office:value="3.32095701661276" calcext:value-type="float">
            <text:p>3.3209570166</text:p>
          </table:table-cell>
          <table:table-cell office:value-type="float" office:value="-3.38078423453702" calcext:value-type="float">
            <text:p>-3.3807842345</text:p>
          </table:table-cell>
          <table:table-cell office:value-type="float" office:value="-3.25860748863913" calcext:value-type="float">
            <text:p>-3.2586074886</text:p>
          </table:table-cell>
          <table:table-cell table:formula="of:=ABS(([.F353]+[.G353])/2)" office:value-type="float" office:value="3.31969586158807" calcext:value-type="float">
            <text:p>3.3196958616</text:p>
          </table:table-cell>
          <table:table-cell table:formula="of:=([.H353]+[.E353])/2" office:value-type="float" office:value="3.32032643910042" calcext:value-type="float">
            <text:p>3.3203264391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table:formula="of:=[.A354]/1000000" office:value-type="float" office:value="88.5" calcext:value-type="float">
            <text:p>88.50</text:p>
          </table:table-cell>
          <table:table-cell office:value-type="float" office:value="-3.31117330100295" calcext:value-type="float">
            <text:p>-3.311173301</text:p>
          </table:table-cell>
          <table:table-cell office:value-type="float" office:value="-3.25265856031078" calcext:value-type="float">
            <text:p>-3.2526585603</text:p>
          </table:table-cell>
          <table:table-cell table:formula="of:=ABS(([.C354]+[.D354])/2)" office:value-type="float" office:value="3.28191593065686" calcext:value-type="float">
            <text:p>3.2819159307</text:p>
          </table:table-cell>
          <table:table-cell office:value-type="float" office:value="-3.27701045780366" calcext:value-type="float">
            <text:p>-3.2770104578</text:p>
          </table:table-cell>
          <table:table-cell office:value-type="float" office:value="-3.27889895386918" calcext:value-type="float">
            <text:p>-3.2788989539</text:p>
          </table:table-cell>
          <table:table-cell table:formula="of:=ABS(([.F354]+[.G354])/2)" office:value-type="float" office:value="3.27795470583642" calcext:value-type="float">
            <text:p>3.2779547058</text:p>
          </table:table-cell>
          <table:table-cell table:formula="of:=([.H354]+[.E354])/2" office:value-type="float" office:value="3.27993531824664" calcext:value-type="float">
            <text:p>3.2799353182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table:formula="of:=[.A355]/1000000" office:value-type="float" office:value="88.75" calcext:value-type="float">
            <text:p>88.75</text:p>
          </table:table-cell>
          <table:table-cell office:value-type="float" office:value="-3.62395465478191" calcext:value-type="float">
            <text:p>-3.6239546548</text:p>
          </table:table-cell>
          <table:table-cell office:value-type="float" office:value="-3.17402022805536" calcext:value-type="float">
            <text:p>-3.1740202281</text:p>
          </table:table-cell>
          <table:table-cell table:formula="of:=ABS(([.C355]+[.D355])/2)" office:value-type="float" office:value="3.39898744141863" calcext:value-type="float">
            <text:p>3.3989874414</text:p>
          </table:table-cell>
          <table:table-cell office:value-type="float" office:value="-3.70335263716108" calcext:value-type="float">
            <text:p>-3.7033526372</text:p>
          </table:table-cell>
          <table:table-cell office:value-type="float" office:value="-3.15112352252598" calcext:value-type="float">
            <text:p>-3.1511235225</text:p>
          </table:table-cell>
          <table:table-cell table:formula="of:=ABS(([.F355]+[.G355])/2)" office:value-type="float" office:value="3.42723807984353" calcext:value-type="float">
            <text:p>3.4272380798</text:p>
          </table:table-cell>
          <table:table-cell table:formula="of:=([.H355]+[.E355])/2" office:value-type="float" office:value="3.41311276063108" calcext:value-type="float">
            <text:p>3.4131127606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table:formula="of:=[.A356]/1000000" office:value-type="float" office:value="89" calcext:value-type="float">
            <text:p>89.00</text:p>
          </table:table-cell>
          <table:table-cell office:value-type="float" office:value="-3.81016037450354" calcext:value-type="float">
            <text:p>-3.8101603745</text:p>
          </table:table-cell>
          <table:table-cell office:value-type="float" office:value="-3.23335036744487" calcext:value-type="float">
            <text:p>-3.2333503674</text:p>
          </table:table-cell>
          <table:table-cell table:formula="of:=ABS(([.C356]+[.D356])/2)" office:value-type="float" office:value="3.5217553709742" calcext:value-type="float">
            <text:p>3.521755371</text:p>
          </table:table-cell>
          <table:table-cell office:value-type="float" office:value="-3.69345377387978" calcext:value-type="float">
            <text:p>-3.6934537739</text:p>
          </table:table-cell>
          <table:table-cell office:value-type="float" office:value="-3.08570040065728" calcext:value-type="float">
            <text:p>-3.0857004007</text:p>
          </table:table-cell>
          <table:table-cell table:formula="of:=ABS(([.F356]+[.G356])/2)" office:value-type="float" office:value="3.38957708726853" calcext:value-type="float">
            <text:p>3.3895770873</text:p>
          </table:table-cell>
          <table:table-cell table:formula="of:=([.H356]+[.E356])/2" office:value-type="float" office:value="3.45566622912137" calcext:value-type="float">
            <text:p>3.4556662291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table:formula="of:=[.A357]/1000000" office:value-type="float" office:value="89.25" calcext:value-type="float">
            <text:p>89.25</text:p>
          </table:table-cell>
          <table:table-cell office:value-type="float" office:value="-3.37597186793972" calcext:value-type="float">
            <text:p>-3.3759718679</text:p>
          </table:table-cell>
          <table:table-cell office:value-type="float" office:value="-3.56174324325895" calcext:value-type="float">
            <text:p>-3.5617432433</text:p>
          </table:table-cell>
          <table:table-cell table:formula="of:=ABS(([.C357]+[.D357])/2)" office:value-type="float" office:value="3.46885755559933" calcext:value-type="float">
            <text:p>3.4688575556</text:p>
          </table:table-cell>
          <table:table-cell office:value-type="float" office:value="-3.44120228098348" calcext:value-type="float">
            <text:p>-3.441202281</text:p>
          </table:table-cell>
          <table:table-cell office:value-type="float" office:value="-3.5211442670259" calcext:value-type="float">
            <text:p>-3.521144267</text:p>
          </table:table-cell>
          <table:table-cell table:formula="of:=ABS(([.F357]+[.G357])/2)" office:value-type="float" office:value="3.48117327400469" calcext:value-type="float">
            <text:p>3.481173274</text:p>
          </table:table-cell>
          <table:table-cell table:formula="of:=([.H357]+[.E357])/2" office:value-type="float" office:value="3.47501541480201" calcext:value-type="float">
            <text:p>3.4750154148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table:formula="of:=[.A358]/1000000" office:value-type="float" office:value="89.5" calcext:value-type="float">
            <text:p>89.50</text:p>
          </table:table-cell>
          <table:table-cell office:value-type="float" office:value="-3.56289715927198" calcext:value-type="float">
            <text:p>-3.5628971593</text:p>
          </table:table-cell>
          <table:table-cell office:value-type="float" office:value="-3.86377295104159" calcext:value-type="float">
            <text:p>-3.863772951</text:p>
          </table:table-cell>
          <table:table-cell table:formula="of:=ABS(([.C358]+[.D358])/2)" office:value-type="float" office:value="3.71333505515678" calcext:value-type="float">
            <text:p>3.7133350552</text:p>
          </table:table-cell>
          <table:table-cell office:value-type="float" office:value="-3.59537763309283" calcext:value-type="float">
            <text:p>-3.5953776331</text:p>
          </table:table-cell>
          <table:table-cell office:value-type="float" office:value="-3.86322036599644" calcext:value-type="float">
            <text:p>-3.863220366</text:p>
          </table:table-cell>
          <table:table-cell table:formula="of:=ABS(([.F358]+[.G358])/2)" office:value-type="float" office:value="3.72929899954463" calcext:value-type="float">
            <text:p>3.7292989995</text:p>
          </table:table-cell>
          <table:table-cell table:formula="of:=([.H358]+[.E358])/2" office:value-type="float" office:value="3.72131702735071" calcext:value-type="float">
            <text:p>3.7213170274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table:formula="of:=[.A359]/1000000" office:value-type="float" office:value="89.75" calcext:value-type="float">
            <text:p>89.75</text:p>
          </table:table-cell>
          <table:table-cell office:value-type="float" office:value="-3.21753629799004" calcext:value-type="float">
            <text:p>-3.217536298</text:p>
          </table:table-cell>
          <table:table-cell office:value-type="float" office:value="-3.31376590901979" calcext:value-type="float">
            <text:p>-3.313765909</text:p>
          </table:table-cell>
          <table:table-cell table:formula="of:=ABS(([.C359]+[.D359])/2)" office:value-type="float" office:value="3.26565110350491" calcext:value-type="float">
            <text:p>3.2656511035</text:p>
          </table:table-cell>
          <table:table-cell office:value-type="float" office:value="-3.31393508895824" calcext:value-type="float">
            <text:p>-3.313935089</text:p>
          </table:table-cell>
          <table:table-cell office:value-type="float" office:value="-3.36758387093875" calcext:value-type="float">
            <text:p>-3.3675838709</text:p>
          </table:table-cell>
          <table:table-cell table:formula="of:=ABS(([.F359]+[.G359])/2)" office:value-type="float" office:value="3.3407594799485" calcext:value-type="float">
            <text:p>3.3407594799</text:p>
          </table:table-cell>
          <table:table-cell table:formula="of:=([.H359]+[.E359])/2" office:value-type="float" office:value="3.30320529172671" calcext:value-type="float">
            <text:p>3.3032052917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table:formula="of:=[.A360]/1000000" office:value-type="float" office:value="90" calcext:value-type="float">
            <text:p>90.00</text:p>
          </table:table-cell>
          <table:table-cell office:value-type="float" office:value="-3.40653132671218" calcext:value-type="float">
            <text:p>-3.4065313267</text:p>
          </table:table-cell>
          <table:table-cell office:value-type="float" office:value="-3.55650447768512" calcext:value-type="float">
            <text:p>-3.5565044777</text:p>
          </table:table-cell>
          <table:table-cell table:formula="of:=ABS(([.C360]+[.D360])/2)" office:value-type="float" office:value="3.48151790219865" calcext:value-type="float">
            <text:p>3.4815179022</text:p>
          </table:table-cell>
          <table:table-cell office:value-type="float" office:value="-3.42610114695591" calcext:value-type="float">
            <text:p>-3.426101147</text:p>
          </table:table-cell>
          <table:table-cell office:value-type="float" office:value="-3.52887986937031" calcext:value-type="float">
            <text:p>-3.5288798694</text:p>
          </table:table-cell>
          <table:table-cell table:formula="of:=ABS(([.F360]+[.G360])/2)" office:value-type="float" office:value="3.47749050816311" calcext:value-type="float">
            <text:p>3.4774905082</text:p>
          </table:table-cell>
          <table:table-cell table:formula="of:=([.H360]+[.E360])/2" office:value-type="float" office:value="3.47950420518088" calcext:value-type="float">
            <text:p>3.4795042052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table:formula="of:=[.A361]/1000000" office:value-type="float" office:value="90.25" calcext:value-type="float">
            <text:p>90.25</text:p>
          </table:table-cell>
          <table:table-cell office:value-type="float" office:value="-3.57893277877525" calcext:value-type="float">
            <text:p>-3.5789327788</text:p>
          </table:table-cell>
          <table:table-cell office:value-type="float" office:value="-3.45396159136585" calcext:value-type="float">
            <text:p>-3.4539615914</text:p>
          </table:table-cell>
          <table:table-cell table:formula="of:=ABS(([.C361]+[.D361])/2)" office:value-type="float" office:value="3.51644718507055" calcext:value-type="float">
            <text:p>3.5164471851</text:p>
          </table:table-cell>
          <table:table-cell office:value-type="float" office:value="-3.5372484067908" calcext:value-type="float">
            <text:p>-3.5372484068</text:p>
          </table:table-cell>
          <table:table-cell office:value-type="float" office:value="-3.5037513390036" calcext:value-type="float">
            <text:p>-3.503751339</text:p>
          </table:table-cell>
          <table:table-cell table:formula="of:=ABS(([.F361]+[.G361])/2)" office:value-type="float" office:value="3.5204998728972" calcext:value-type="float">
            <text:p>3.5204998729</text:p>
          </table:table-cell>
          <table:table-cell table:formula="of:=([.H361]+[.E361])/2" office:value-type="float" office:value="3.51847352898387" calcext:value-type="float">
            <text:p>3.51847352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table:formula="of:=[.A362]/1000000" office:value-type="float" office:value="90.5" calcext:value-type="float">
            <text:p>90.50</text:p>
          </table:table-cell>
          <table:table-cell office:value-type="float" office:value="-3.40387344671439" calcext:value-type="float">
            <text:p>-3.4038734467</text:p>
          </table:table-cell>
          <table:table-cell office:value-type="float" office:value="-3.88576531493617" calcext:value-type="float">
            <text:p>-3.8857653149</text:p>
          </table:table-cell>
          <table:table-cell table:formula="of:=ABS(([.C362]+[.D362])/2)" office:value-type="float" office:value="3.64481938082528" calcext:value-type="float">
            <text:p>3.6448193808</text:p>
          </table:table-cell>
          <table:table-cell office:value-type="float" office:value="-3.45642998811003" calcext:value-type="float">
            <text:p>-3.4564299881</text:p>
          </table:table-cell>
          <table:table-cell office:value-type="float" office:value="-3.90174450390103" calcext:value-type="float">
            <text:p>-3.9017445039</text:p>
          </table:table-cell>
          <table:table-cell table:formula="of:=ABS(([.F362]+[.G362])/2)" office:value-type="float" office:value="3.67908724600553" calcext:value-type="float">
            <text:p>3.679087246</text:p>
          </table:table-cell>
          <table:table-cell table:formula="of:=([.H362]+[.E362])/2" office:value-type="float" office:value="3.66195331341541" calcext:value-type="float">
            <text:p>3.6619533134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table:formula="of:=[.A363]/1000000" office:value-type="float" office:value="90.75" calcext:value-type="float">
            <text:p>90.75</text:p>
          </table:table-cell>
          <table:table-cell office:value-type="float" office:value="-3.66205639760987" calcext:value-type="float">
            <text:p>-3.6620563976</text:p>
          </table:table-cell>
          <table:table-cell office:value-type="float" office:value="-3.42895554261756" calcext:value-type="float">
            <text:p>-3.4289555426</text:p>
          </table:table-cell>
          <table:table-cell table:formula="of:=ABS(([.C363]+[.D363])/2)" office:value-type="float" office:value="3.54550597011371" calcext:value-type="float">
            <text:p>3.5455059701</text:p>
          </table:table-cell>
          <table:table-cell office:value-type="float" office:value="-3.5915310473579" calcext:value-type="float">
            <text:p>-3.5915310474</text:p>
          </table:table-cell>
          <table:table-cell office:value-type="float" office:value="-3.30811818587986" calcext:value-type="float">
            <text:p>-3.3081181859</text:p>
          </table:table-cell>
          <table:table-cell table:formula="of:=ABS(([.F363]+[.G363])/2)" office:value-type="float" office:value="3.44982461661888" calcext:value-type="float">
            <text:p>3.4498246166</text:p>
          </table:table-cell>
          <table:table-cell table:formula="of:=([.H363]+[.E363])/2" office:value-type="float" office:value="3.4976652933663" calcext:value-type="float">
            <text:p>3.497665293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table:formula="of:=[.A364]/1000000" office:value-type="float" office:value="91" calcext:value-type="float">
            <text:p>91.00</text:p>
          </table:table-cell>
          <table:table-cell office:value-type="float" office:value="-3.18992724452064" calcext:value-type="float">
            <text:p>-3.1899272445</text:p>
          </table:table-cell>
          <table:table-cell office:value-type="float" office:value="-3.43382677424581" calcext:value-type="float">
            <text:p>-3.4338267742</text:p>
          </table:table-cell>
          <table:table-cell table:formula="of:=ABS(([.C364]+[.D364])/2)" office:value-type="float" office:value="3.31187700938322" calcext:value-type="float">
            <text:p>3.3118770094</text:p>
          </table:table-cell>
          <table:table-cell office:value-type="float" office:value="-3.16544993827593" calcext:value-type="float">
            <text:p>-3.1654499383</text:p>
          </table:table-cell>
          <table:table-cell office:value-type="float" office:value="-3.33920620087846" calcext:value-type="float">
            <text:p>-3.3392062009</text:p>
          </table:table-cell>
          <table:table-cell table:formula="of:=ABS(([.F364]+[.G364])/2)" office:value-type="float" office:value="3.25232806957719" calcext:value-type="float">
            <text:p>3.2523280696</text:p>
          </table:table-cell>
          <table:table-cell table:formula="of:=([.H364]+[.E364])/2" office:value-type="float" office:value="3.28210253948021" calcext:value-type="float">
            <text:p>3.282102539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table:formula="of:=[.A365]/1000000" office:value-type="float" office:value="91.25" calcext:value-type="float">
            <text:p>91.25</text:p>
          </table:table-cell>
          <table:table-cell office:value-type="float" office:value="-3.34161256088897" calcext:value-type="float">
            <text:p>-3.3416125609</text:p>
          </table:table-cell>
          <table:table-cell office:value-type="float" office:value="-3.53300732861001" calcext:value-type="float">
            <text:p>-3.5330073286</text:p>
          </table:table-cell>
          <table:table-cell table:formula="of:=ABS(([.C365]+[.D365])/2)" office:value-type="float" office:value="3.43730994474949" calcext:value-type="float">
            <text:p>3.4373099447</text:p>
          </table:table-cell>
          <table:table-cell office:value-type="float" office:value="-3.32845894924908" calcext:value-type="float">
            <text:p>-3.3284589492</text:p>
          </table:table-cell>
          <table:table-cell office:value-type="float" office:value="-3.42510297274146" calcext:value-type="float">
            <text:p>-3.4251029727</text:p>
          </table:table-cell>
          <table:table-cell table:formula="of:=ABS(([.F365]+[.G365])/2)" office:value-type="float" office:value="3.37678096099527" calcext:value-type="float">
            <text:p>3.376780961</text:p>
          </table:table-cell>
          <table:table-cell table:formula="of:=([.H365]+[.E365])/2" office:value-type="float" office:value="3.40704545287238" calcext:value-type="float">
            <text:p>3.407045452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table:formula="of:=[.A366]/1000000" office:value-type="float" office:value="91.5" calcext:value-type="float">
            <text:p>91.50</text:p>
          </table:table-cell>
          <table:table-cell office:value-type="float" office:value="-3.52629353560576" calcext:value-type="float">
            <text:p>-3.5262935356</text:p>
          </table:table-cell>
          <table:table-cell office:value-type="float" office:value="-3.40294516917576" calcext:value-type="float">
            <text:p>-3.4029451692</text:p>
          </table:table-cell>
          <table:table-cell table:formula="of:=ABS(([.C366]+[.D366])/2)" office:value-type="float" office:value="3.46461935239076" calcext:value-type="float">
            <text:p>3.4646193524</text:p>
          </table:table-cell>
          <table:table-cell office:value-type="float" office:value="-3.4318692703213" calcext:value-type="float">
            <text:p>-3.4318692703</text:p>
          </table:table-cell>
          <table:table-cell office:value-type="float" office:value="-3.44528792068607" calcext:value-type="float">
            <text:p>-3.4452879207</text:p>
          </table:table-cell>
          <table:table-cell table:formula="of:=ABS(([.F366]+[.G366])/2)" office:value-type="float" office:value="3.43857859550369" calcext:value-type="float">
            <text:p>3.4385785955</text:p>
          </table:table-cell>
          <table:table-cell table:formula="of:=([.H366]+[.E366])/2" office:value-type="float" office:value="3.45159897394722" calcext:value-type="float">
            <text:p>3.4515989739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table:formula="of:=[.A367]/1000000" office:value-type="float" office:value="91.75" calcext:value-type="float">
            <text:p>91.75</text:p>
          </table:table-cell>
          <table:table-cell office:value-type="float" office:value="-3.50074575025359" calcext:value-type="float">
            <text:p>-3.5007457503</text:p>
          </table:table-cell>
          <table:table-cell office:value-type="float" office:value="-3.16814495881238" calcext:value-type="float">
            <text:p>-3.1681449588</text:p>
          </table:table-cell>
          <table:table-cell table:formula="of:=ABS(([.C367]+[.D367])/2)" office:value-type="float" office:value="3.33444535453298" calcext:value-type="float">
            <text:p>3.3344453545</text:p>
          </table:table-cell>
          <table:table-cell office:value-type="float" office:value="-3.53559077767609" calcext:value-type="float">
            <text:p>-3.5355907777</text:p>
          </table:table-cell>
          <table:table-cell office:value-type="float" office:value="-3.17106336638922" calcext:value-type="float">
            <text:p>-3.1710633664</text:p>
          </table:table-cell>
          <table:table-cell table:formula="of:=ABS(([.F367]+[.G367])/2)" office:value-type="float" office:value="3.35332707203265" calcext:value-type="float">
            <text:p>3.353327072</text:p>
          </table:table-cell>
          <table:table-cell table:formula="of:=([.H367]+[.E367])/2" office:value-type="float" office:value="3.34388621328282" calcext:value-type="float">
            <text:p>3.343886213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table:formula="of:=[.A368]/1000000" office:value-type="float" office:value="92" calcext:value-type="float">
            <text:p>92.00</text:p>
          </table:table-cell>
          <table:table-cell office:value-type="float" office:value="-3.32044244677424" calcext:value-type="float">
            <text:p>-3.3204424468</text:p>
          </table:table-cell>
          <table:table-cell office:value-type="float" office:value="-3.35246506486469" calcext:value-type="float">
            <text:p>-3.3524650649</text:p>
          </table:table-cell>
          <table:table-cell table:formula="of:=ABS(([.C368]+[.D368])/2)" office:value-type="float" office:value="3.33645375581947" calcext:value-type="float">
            <text:p>3.3364537558</text:p>
          </table:table-cell>
          <table:table-cell office:value-type="float" office:value="-3.35767271113953" calcext:value-type="float">
            <text:p>-3.3576727111</text:p>
          </table:table-cell>
          <table:table-cell office:value-type="float" office:value="-3.48765486672361" calcext:value-type="float">
            <text:p>-3.4876548667</text:p>
          </table:table-cell>
          <table:table-cell table:formula="of:=ABS(([.F368]+[.G368])/2)" office:value-type="float" office:value="3.42266378893157" calcext:value-type="float">
            <text:p>3.4226637889</text:p>
          </table:table-cell>
          <table:table-cell table:formula="of:=([.H368]+[.E368])/2" office:value-type="float" office:value="3.37955877237552" calcext:value-type="float">
            <text:p>3.3795587724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table:formula="of:=[.A369]/1000000" office:value-type="float" office:value="92.25" calcext:value-type="float">
            <text:p>92.25</text:p>
          </table:table-cell>
          <table:table-cell office:value-type="float" office:value="-3.58779858491119" calcext:value-type="float">
            <text:p>-3.5877985849</text:p>
          </table:table-cell>
          <table:table-cell office:value-type="float" office:value="-3.47987110571101" calcext:value-type="float">
            <text:p>-3.4798711057</text:p>
          </table:table-cell>
          <table:table-cell table:formula="of:=ABS(([.C369]+[.D369])/2)" office:value-type="float" office:value="3.5338348453111" calcext:value-type="float">
            <text:p>3.5338348453</text:p>
          </table:table-cell>
          <table:table-cell office:value-type="float" office:value="-3.59525406243195" calcext:value-type="float">
            <text:p>-3.5952540624</text:p>
          </table:table-cell>
          <table:table-cell office:value-type="float" office:value="-3.51747599184189" calcext:value-type="float">
            <text:p>-3.5174759918</text:p>
          </table:table-cell>
          <table:table-cell table:formula="of:=ABS(([.F369]+[.G369])/2)" office:value-type="float" office:value="3.55636502713692" calcext:value-type="float">
            <text:p>3.5563650271</text:p>
          </table:table-cell>
          <table:table-cell table:formula="of:=([.H369]+[.E369])/2" office:value-type="float" office:value="3.54509993622401" calcext:value-type="float">
            <text:p>3.5450999362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table:formula="of:=[.A370]/1000000" office:value-type="float" office:value="92.5" calcext:value-type="float">
            <text:p>92.50</text:p>
          </table:table-cell>
          <table:table-cell office:value-type="float" office:value="-3.37003798337931" calcext:value-type="float">
            <text:p>-3.3700379834</text:p>
          </table:table-cell>
          <table:table-cell office:value-type="float" office:value="-3.41326781205116" calcext:value-type="float">
            <text:p>-3.4132678121</text:p>
          </table:table-cell>
          <table:table-cell table:formula="of:=ABS(([.C370]+[.D370])/2)" office:value-type="float" office:value="3.39165289771524" calcext:value-type="float">
            <text:p>3.3916528977</text:p>
          </table:table-cell>
          <table:table-cell office:value-type="float" office:value="-3.50298300285374" calcext:value-type="float">
            <text:p>-3.5029830029</text:p>
          </table:table-cell>
          <table:table-cell office:value-type="float" office:value="-3.49050864446589" calcext:value-type="float">
            <text:p>-3.4905086445</text:p>
          </table:table-cell>
          <table:table-cell table:formula="of:=ABS(([.F370]+[.G370])/2)" office:value-type="float" office:value="3.49674582365981" calcext:value-type="float">
            <text:p>3.4967458237</text:p>
          </table:table-cell>
          <table:table-cell table:formula="of:=([.H370]+[.E370])/2" office:value-type="float" office:value="3.44419936068752" calcext:value-type="float">
            <text:p>3.4441993607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table:formula="of:=[.A371]/1000000" office:value-type="float" office:value="92.75" calcext:value-type="float">
            <text:p>92.75</text:p>
          </table:table-cell>
          <table:table-cell office:value-type="float" office:value="-3.00635006826118" calcext:value-type="float">
            <text:p>-3.0063500683</text:p>
          </table:table-cell>
          <table:table-cell office:value-type="float" office:value="-3.50510540247928" calcext:value-type="float">
            <text:p>-3.5051054025</text:p>
          </table:table-cell>
          <table:table-cell table:formula="of:=ABS(([.C371]+[.D371])/2)" office:value-type="float" office:value="3.25572773537023" calcext:value-type="float">
            <text:p>3.2557277354</text:p>
          </table:table-cell>
          <table:table-cell office:value-type="float" office:value="-3.13105902320368" calcext:value-type="float">
            <text:p>-3.1310590232</text:p>
          </table:table-cell>
          <table:table-cell office:value-type="float" office:value="-3.53565912117288" calcext:value-type="float">
            <text:p>-3.5356591212</text:p>
          </table:table-cell>
          <table:table-cell table:formula="of:=ABS(([.F371]+[.G371])/2)" office:value-type="float" office:value="3.33335907218828" calcext:value-type="float">
            <text:p>3.3333590722</text:p>
          </table:table-cell>
          <table:table-cell table:formula="of:=([.H371]+[.E371])/2" office:value-type="float" office:value="3.29454340377925" calcext:value-type="float">
            <text:p>3.2945434038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table:formula="of:=[.A372]/1000000" office:value-type="float" office:value="93" calcext:value-type="float">
            <text:p>93.00</text:p>
          </table:table-cell>
          <table:table-cell office:value-type="float" office:value="-3.27999314133657" calcext:value-type="float">
            <text:p>-3.2799931413</text:p>
          </table:table-cell>
          <table:table-cell office:value-type="float" office:value="-3.35526913985849" calcext:value-type="float">
            <text:p>-3.3552691399</text:p>
          </table:table-cell>
          <table:table-cell table:formula="of:=ABS(([.C372]+[.D372])/2)" office:value-type="float" office:value="3.31763114059753" calcext:value-type="float">
            <text:p>3.3176311406</text:p>
          </table:table-cell>
          <table:table-cell office:value-type="float" office:value="-3.29226736071547" calcext:value-type="float">
            <text:p>-3.2922673607</text:p>
          </table:table-cell>
          <table:table-cell office:value-type="float" office:value="-3.32539981907974" calcext:value-type="float">
            <text:p>-3.3253998191</text:p>
          </table:table-cell>
          <table:table-cell table:formula="of:=ABS(([.F372]+[.G372])/2)" office:value-type="float" office:value="3.3088335898976" calcext:value-type="float">
            <text:p>3.3088335899</text:p>
          </table:table-cell>
          <table:table-cell table:formula="of:=([.H372]+[.E372])/2" office:value-type="float" office:value="3.31323236524757" calcext:value-type="float">
            <text:p>3.3132323652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table:formula="of:=[.A373]/1000000" office:value-type="float" office:value="93.25" calcext:value-type="float">
            <text:p>93.25</text:p>
          </table:table-cell>
          <table:table-cell office:value-type="float" office:value="-3.52088039089103" calcext:value-type="float">
            <text:p>-3.5208803909</text:p>
          </table:table-cell>
          <table:table-cell office:value-type="float" office:value="-3.43816473247995" calcext:value-type="float">
            <text:p>-3.4381647325</text:p>
          </table:table-cell>
          <table:table-cell table:formula="of:=ABS(([.C373]+[.D373])/2)" office:value-type="float" office:value="3.47952256168549" calcext:value-type="float">
            <text:p>3.4795225617</text:p>
          </table:table-cell>
          <table:table-cell office:value-type="float" office:value="-3.48224283033448" calcext:value-type="float">
            <text:p>-3.4822428303</text:p>
          </table:table-cell>
          <table:table-cell office:value-type="float" office:value="-3.44622525026283" calcext:value-type="float">
            <text:p>-3.4462252503</text:p>
          </table:table-cell>
          <table:table-cell table:formula="of:=ABS(([.F373]+[.G373])/2)" office:value-type="float" office:value="3.46423404029866" calcext:value-type="float">
            <text:p>3.4642340403</text:p>
          </table:table-cell>
          <table:table-cell table:formula="of:=([.H373]+[.E373])/2" office:value-type="float" office:value="3.47187830099207" calcext:value-type="float">
            <text:p>3.471878301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table:formula="of:=[.A374]/1000000" office:value-type="float" office:value="93.5" calcext:value-type="float">
            <text:p>93.50</text:p>
          </table:table-cell>
          <table:table-cell office:value-type="float" office:value="-3.5106664355619" calcext:value-type="float">
            <text:p>-3.5106664356</text:p>
          </table:table-cell>
          <table:table-cell office:value-type="float" office:value="-3.18785271284844" calcext:value-type="float">
            <text:p>-3.1878527128</text:p>
          </table:table-cell>
          <table:table-cell table:formula="of:=ABS(([.C374]+[.D374])/2)" office:value-type="float" office:value="3.34925957420517" calcext:value-type="float">
            <text:p>3.3492595742</text:p>
          </table:table-cell>
          <table:table-cell office:value-type="float" office:value="-3.48062792362568" calcext:value-type="float">
            <text:p>-3.4806279236</text:p>
          </table:table-cell>
          <table:table-cell office:value-type="float" office:value="-3.20230861152122" calcext:value-type="float">
            <text:p>-3.2023086115</text:p>
          </table:table-cell>
          <table:table-cell table:formula="of:=ABS(([.F374]+[.G374])/2)" office:value-type="float" office:value="3.34146826757345" calcext:value-type="float">
            <text:p>3.3414682676</text:p>
          </table:table-cell>
          <table:table-cell table:formula="of:=([.H374]+[.E374])/2" office:value-type="float" office:value="3.34536392088931" calcext:value-type="float">
            <text:p>3.3453639209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table:formula="of:=[.A375]/1000000" office:value-type="float" office:value="93.75" calcext:value-type="float">
            <text:p>93.75</text:p>
          </table:table-cell>
          <table:table-cell office:value-type="float" office:value="-3.43408945507565" calcext:value-type="float">
            <text:p>-3.4340894551</text:p>
          </table:table-cell>
          <table:table-cell office:value-type="float" office:value="-3.5683687665479" calcext:value-type="float">
            <text:p>-3.5683687665</text:p>
          </table:table-cell>
          <table:table-cell table:formula="of:=ABS(([.C375]+[.D375])/2)" office:value-type="float" office:value="3.50122911081178" calcext:value-type="float">
            <text:p>3.5012291108</text:p>
          </table:table-cell>
          <table:table-cell office:value-type="float" office:value="-3.42535547212106" calcext:value-type="float">
            <text:p>-3.4253554721</text:p>
          </table:table-cell>
          <table:table-cell office:value-type="float" office:value="-3.60763930027371" calcext:value-type="float">
            <text:p>-3.6076393003</text:p>
          </table:table-cell>
          <table:table-cell table:formula="of:=ABS(([.F375]+[.G375])/2)" office:value-type="float" office:value="3.51649738619739" calcext:value-type="float">
            <text:p>3.5164973862</text:p>
          </table:table-cell>
          <table:table-cell table:formula="of:=([.H375]+[.E375])/2" office:value-type="float" office:value="3.50886324850458" calcext:value-type="float">
            <text:p>3.508863248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table:formula="of:=[.A376]/1000000" office:value-type="float" office:value="94" calcext:value-type="float">
            <text:p>94.00</text:p>
          </table:table-cell>
          <table:table-cell office:value-type="float" office:value="-3.50520788109758" calcext:value-type="float">
            <text:p>-3.5052078811</text:p>
          </table:table-cell>
          <table:table-cell office:value-type="float" office:value="-3.5318575776998" calcext:value-type="float">
            <text:p>-3.5318575777</text:p>
          </table:table-cell>
          <table:table-cell table:formula="of:=ABS(([.C376]+[.D376])/2)" office:value-type="float" office:value="3.51853272939869" calcext:value-type="float">
            <text:p>3.5185327294</text:p>
          </table:table-cell>
          <table:table-cell office:value-type="float" office:value="-3.46194313644262" calcext:value-type="float">
            <text:p>-3.4619431364</text:p>
          </table:table-cell>
          <table:table-cell office:value-type="float" office:value="-3.37980112112706" calcext:value-type="float">
            <text:p>-3.3798011211</text:p>
          </table:table-cell>
          <table:table-cell table:formula="of:=ABS(([.F376]+[.G376])/2)" office:value-type="float" office:value="3.42087212878484" calcext:value-type="float">
            <text:p>3.4208721288</text:p>
          </table:table-cell>
          <table:table-cell table:formula="of:=([.H376]+[.E376])/2" office:value-type="float" office:value="3.46970242909176" calcext:value-type="float">
            <text:p>3.469702429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table:formula="of:=[.A377]/1000000" office:value-type="float" office:value="94.25" calcext:value-type="float">
            <text:p>94.25</text:p>
          </table:table-cell>
          <table:table-cell office:value-type="float" office:value="-3.61665330173258" calcext:value-type="float">
            <text:p>-3.6166533017</text:p>
          </table:table-cell>
          <table:table-cell office:value-type="float" office:value="-3.22903502662453" calcext:value-type="float">
            <text:p>-3.2290350266</text:p>
          </table:table-cell>
          <table:table-cell table:formula="of:=ABS(([.C377]+[.D377])/2)" office:value-type="float" office:value="3.42284416417855" calcext:value-type="float">
            <text:p>3.4228441642</text:p>
          </table:table-cell>
          <table:table-cell office:value-type="float" office:value="-3.63445279827061" calcext:value-type="float">
            <text:p>-3.6344527983</text:p>
          </table:table-cell>
          <table:table-cell office:value-type="float" office:value="-3.3687172263551" calcext:value-type="float">
            <text:p>-3.3687172264</text:p>
          </table:table-cell>
          <table:table-cell table:formula="of:=ABS(([.F377]+[.G377])/2)" office:value-type="float" office:value="3.50158501231286" calcext:value-type="float">
            <text:p>3.5015850123</text:p>
          </table:table-cell>
          <table:table-cell table:formula="of:=([.H377]+[.E377])/2" office:value-type="float" office:value="3.4622145882457" calcext:value-type="float">
            <text:p>3.4622145882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table:formula="of:=[.A378]/1000000" office:value-type="float" office:value="94.5" calcext:value-type="float">
            <text:p>94.50</text:p>
          </table:table-cell>
          <table:table-cell office:value-type="float" office:value="-3.38345824756176" calcext:value-type="float">
            <text:p>-3.3834582476</text:p>
          </table:table-cell>
          <table:table-cell office:value-type="float" office:value="-3.51591039035544" calcext:value-type="float">
            <text:p>-3.5159103904</text:p>
          </table:table-cell>
          <table:table-cell table:formula="of:=ABS(([.C378]+[.D378])/2)" office:value-type="float" office:value="3.4496843189586" calcext:value-type="float">
            <text:p>3.449684319</text:p>
          </table:table-cell>
          <table:table-cell office:value-type="float" office:value="-3.36347265623129" calcext:value-type="float">
            <text:p>-3.3634726562</text:p>
          </table:table-cell>
          <table:table-cell office:value-type="float" office:value="-3.52262686340872" calcext:value-type="float">
            <text:p>-3.5226268634</text:p>
          </table:table-cell>
          <table:table-cell table:formula="of:=ABS(([.F378]+[.G378])/2)" office:value-type="float" office:value="3.44304975982" calcext:value-type="float">
            <text:p>3.4430497598</text:p>
          </table:table-cell>
          <table:table-cell table:formula="of:=([.H378]+[.E378])/2" office:value-type="float" office:value="3.4463670393893" calcext:value-type="float">
            <text:p>3.446367039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table:formula="of:=[.A379]/1000000" office:value-type="float" office:value="94.75" calcext:value-type="float">
            <text:p>94.75</text:p>
          </table:table-cell>
          <table:table-cell office:value-type="float" office:value="-3.35448143616691" calcext:value-type="float">
            <text:p>-3.3544814362</text:p>
          </table:table-cell>
          <table:table-cell office:value-type="float" office:value="-3.49178057936849" calcext:value-type="float">
            <text:p>-3.4917805794</text:p>
          </table:table-cell>
          <table:table-cell table:formula="of:=ABS(([.C379]+[.D379])/2)" office:value-type="float" office:value="3.4231310077677" calcext:value-type="float">
            <text:p>3.4231310078</text:p>
          </table:table-cell>
          <table:table-cell office:value-type="float" office:value="-3.45558681391797" calcext:value-type="float">
            <text:p>-3.4555868139</text:p>
          </table:table-cell>
          <table:table-cell office:value-type="float" office:value="-3.43340237601275" calcext:value-type="float">
            <text:p>-3.433402376</text:p>
          </table:table-cell>
          <table:table-cell table:formula="of:=ABS(([.F379]+[.G379])/2)" office:value-type="float" office:value="3.44449459496536" calcext:value-type="float">
            <text:p>3.444494595</text:p>
          </table:table-cell>
          <table:table-cell table:formula="of:=([.H379]+[.E379])/2" office:value-type="float" office:value="3.43381280136653" calcext:value-type="float">
            <text:p>3.433812801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table:formula="of:=[.A380]/1000000" office:value-type="float" office:value="95" calcext:value-type="float">
            <text:p>95.00</text:p>
          </table:table-cell>
          <table:table-cell office:value-type="float" office:value="-3.57517826316424" calcext:value-type="float">
            <text:p>-3.5751782632</text:p>
          </table:table-cell>
          <table:table-cell office:value-type="float" office:value="-3.50601155085319" calcext:value-type="float">
            <text:p>-3.5060115509</text:p>
          </table:table-cell>
          <table:table-cell table:formula="of:=ABS(([.C380]+[.D380])/2)" office:value-type="float" office:value="3.54059490700871" calcext:value-type="float">
            <text:p>3.540594907</text:p>
          </table:table-cell>
          <table:table-cell office:value-type="float" office:value="-3.59421096136759" calcext:value-type="float">
            <text:p>-3.5942109614</text:p>
          </table:table-cell>
          <table:table-cell office:value-type="float" office:value="-3.4070824613704" calcext:value-type="float">
            <text:p>-3.4070824614</text:p>
          </table:table-cell>
          <table:table-cell table:formula="of:=ABS(([.F380]+[.G380])/2)" office:value-type="float" office:value="3.50064671136899" calcext:value-type="float">
            <text:p>3.5006467114</text:p>
          </table:table-cell>
          <table:table-cell table:formula="of:=([.H380]+[.E380])/2" office:value-type="float" office:value="3.52062080918885" calcext:value-type="float">
            <text:p>3.520620809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table:formula="of:=[.A381]/1000000" office:value-type="float" office:value="95.25" calcext:value-type="float">
            <text:p>95.25</text:p>
          </table:table-cell>
          <table:table-cell office:value-type="float" office:value="-3.50086339459499" calcext:value-type="float">
            <text:p>-3.5008633946</text:p>
          </table:table-cell>
          <table:table-cell office:value-type="float" office:value="-3.73779259698239" calcext:value-type="float">
            <text:p>-3.737792597</text:p>
          </table:table-cell>
          <table:table-cell table:formula="of:=ABS(([.C381]+[.D381])/2)" office:value-type="float" office:value="3.61932799578869" calcext:value-type="float">
            <text:p>3.6193279958</text:p>
          </table:table-cell>
          <table:table-cell office:value-type="float" office:value="-3.52789754603409" calcext:value-type="float">
            <text:p>-3.527897546</text:p>
          </table:table-cell>
          <table:table-cell office:value-type="float" office:value="-3.80700374532502" calcext:value-type="float">
            <text:p>-3.8070037453</text:p>
          </table:table-cell>
          <table:table-cell table:formula="of:=ABS(([.F381]+[.G381])/2)" office:value-type="float" office:value="3.66745064567955" calcext:value-type="float">
            <text:p>3.6674506457</text:p>
          </table:table-cell>
          <table:table-cell table:formula="of:=([.H381]+[.E381])/2" office:value-type="float" office:value="3.64338932073412" calcext:value-type="float">
            <text:p>3.643389320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table:formula="of:=[.A382]/1000000" office:value-type="float" office:value="95.5" calcext:value-type="float">
            <text:p>95.50</text:p>
          </table:table-cell>
          <table:table-cell office:value-type="float" office:value="-3.42450835975012" calcext:value-type="float">
            <text:p>-3.4245083598</text:p>
          </table:table-cell>
          <table:table-cell office:value-type="float" office:value="-3.4363315856204" calcext:value-type="float">
            <text:p>-3.4363315856</text:p>
          </table:table-cell>
          <table:table-cell table:formula="of:=ABS(([.C382]+[.D382])/2)" office:value-type="float" office:value="3.43041997268526" calcext:value-type="float">
            <text:p>3.4304199727</text:p>
          </table:table-cell>
          <table:table-cell office:value-type="float" office:value="-3.43559570208747" calcext:value-type="float">
            <text:p>-3.4355957021</text:p>
          </table:table-cell>
          <table:table-cell office:value-type="float" office:value="-3.41618087697916" calcext:value-type="float">
            <text:p>-3.416180877</text:p>
          </table:table-cell>
          <table:table-cell table:formula="of:=ABS(([.F382]+[.G382])/2)" office:value-type="float" office:value="3.42588828953332" calcext:value-type="float">
            <text:p>3.4258882895</text:p>
          </table:table-cell>
          <table:table-cell table:formula="of:=([.H382]+[.E382])/2" office:value-type="float" office:value="3.42815413110929" calcext:value-type="float">
            <text:p>3.428154131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table:formula="of:=[.A383]/1000000" office:value-type="float" office:value="95.75" calcext:value-type="float">
            <text:p>95.75</text:p>
          </table:table-cell>
          <table:table-cell office:value-type="float" office:value="-3.72791766915642" calcext:value-type="float">
            <text:p>-3.7279176692</text:p>
          </table:table-cell>
          <table:table-cell office:value-type="float" office:value="-3.40418578559783" calcext:value-type="float">
            <text:p>-3.4041857856</text:p>
          </table:table-cell>
          <table:table-cell table:formula="of:=ABS(([.C383]+[.D383])/2)" office:value-type="float" office:value="3.56605172737712" calcext:value-type="float">
            <text:p>3.5660517274</text:p>
          </table:table-cell>
          <table:table-cell office:value-type="float" office:value="-3.77273511167181" calcext:value-type="float">
            <text:p>-3.7727351117</text:p>
          </table:table-cell>
          <table:table-cell office:value-type="float" office:value="-3.49763904246321" calcext:value-type="float">
            <text:p>-3.4976390425</text:p>
          </table:table-cell>
          <table:table-cell table:formula="of:=ABS(([.F383]+[.G383])/2)" office:value-type="float" office:value="3.63518707706751" calcext:value-type="float">
            <text:p>3.6351870771</text:p>
          </table:table-cell>
          <table:table-cell table:formula="of:=([.H383]+[.E383])/2" office:value-type="float" office:value="3.60061940222232" calcext:value-type="float">
            <text:p>3.600619402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table:formula="of:=[.A384]/1000000" office:value-type="float" office:value="96" calcext:value-type="float">
            <text:p>96.00</text:p>
          </table:table-cell>
          <table:table-cell office:value-type="float" office:value="-3.52529634079918" calcext:value-type="float">
            <text:p>-3.5252963408</text:p>
          </table:table-cell>
          <table:table-cell office:value-type="float" office:value="-3.17701296768768" calcext:value-type="float">
            <text:p>-3.1770129677</text:p>
          </table:table-cell>
          <table:table-cell table:formula="of:=ABS(([.C384]+[.D384])/2)" office:value-type="float" office:value="3.35115465424343" calcext:value-type="float">
            <text:p>3.3511546542</text:p>
          </table:table-cell>
          <table:table-cell office:value-type="float" office:value="-3.36682008578102" calcext:value-type="float">
            <text:p>-3.3668200858</text:p>
          </table:table-cell>
          <table:table-cell office:value-type="float" office:value="-3.24417130746544" calcext:value-type="float">
            <text:p>-3.2441713075</text:p>
          </table:table-cell>
          <table:table-cell table:formula="of:=ABS(([.F384]+[.G384])/2)" office:value-type="float" office:value="3.30549569662323" calcext:value-type="float">
            <text:p>3.3054956966</text:p>
          </table:table-cell>
          <table:table-cell table:formula="of:=([.H384]+[.E384])/2" office:value-type="float" office:value="3.32832517543333" calcext:value-type="float">
            <text:p>3.3283251754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table:formula="of:=[.A385]/1000000" office:value-type="float" office:value="96.25" calcext:value-type="float">
            <text:p>96.25</text:p>
          </table:table-cell>
          <table:table-cell office:value-type="float" office:value="-3.67085902288712" calcext:value-type="float">
            <text:p>-3.6708590229</text:p>
          </table:table-cell>
          <table:table-cell office:value-type="float" office:value="-3.59396531990647" calcext:value-type="float">
            <text:p>-3.5939653199</text:p>
          </table:table-cell>
          <table:table-cell table:formula="of:=ABS(([.C385]+[.D385])/2)" office:value-type="float" office:value="3.63241217139679" calcext:value-type="float">
            <text:p>3.6324121714</text:p>
          </table:table-cell>
          <table:table-cell office:value-type="float" office:value="-3.61461045788977" calcext:value-type="float">
            <text:p>-3.6146104579</text:p>
          </table:table-cell>
          <table:table-cell office:value-type="float" office:value="-3.59617703148125" calcext:value-type="float">
            <text:p>-3.5961770315</text:p>
          </table:table-cell>
          <table:table-cell table:formula="of:=ABS(([.F385]+[.G385])/2)" office:value-type="float" office:value="3.60539374468551" calcext:value-type="float">
            <text:p>3.6053937447</text:p>
          </table:table-cell>
          <table:table-cell table:formula="of:=([.H385]+[.E385])/2" office:value-type="float" office:value="3.61890295804115" calcext:value-type="float">
            <text:p>3.618902958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table:formula="of:=[.A386]/1000000" office:value-type="float" office:value="96.5" calcext:value-type="float">
            <text:p>96.50</text:p>
          </table:table-cell>
          <table:table-cell office:value-type="float" office:value="-3.55563032895552" calcext:value-type="float">
            <text:p>-3.555630329</text:p>
          </table:table-cell>
          <table:table-cell office:value-type="float" office:value="-3.187232054342" calcext:value-type="float">
            <text:p>-3.1872320543</text:p>
          </table:table-cell>
          <table:table-cell table:formula="of:=ABS(([.C386]+[.D386])/2)" office:value-type="float" office:value="3.37143119164876" calcext:value-type="float">
            <text:p>3.3714311916</text:p>
          </table:table-cell>
          <table:table-cell office:value-type="float" office:value="-3.5110974222861" calcext:value-type="float">
            <text:p>-3.5110974223</text:p>
          </table:table-cell>
          <table:table-cell office:value-type="float" office:value="-3.26564642333473" calcext:value-type="float">
            <text:p>-3.2656464233</text:p>
          </table:table-cell>
          <table:table-cell table:formula="of:=ABS(([.F386]+[.G386])/2)" office:value-type="float" office:value="3.38837192281041" calcext:value-type="float">
            <text:p>3.3883719228</text:p>
          </table:table-cell>
          <table:table-cell table:formula="of:=([.H386]+[.E386])/2" office:value-type="float" office:value="3.37990155722959" calcext:value-type="float">
            <text:p>3.3799015572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table:formula="of:=[.A387]/1000000" office:value-type="float" office:value="96.75" calcext:value-type="float">
            <text:p>96.75</text:p>
          </table:table-cell>
          <table:table-cell office:value-type="float" office:value="-3.15965873008631" calcext:value-type="float">
            <text:p>-3.1596587301</text:p>
          </table:table-cell>
          <table:table-cell office:value-type="float" office:value="-3.52934340710542" calcext:value-type="float">
            <text:p>-3.5293434071</text:p>
          </table:table-cell>
          <table:table-cell table:formula="of:=ABS(([.C387]+[.D387])/2)" office:value-type="float" office:value="3.34450106859587" calcext:value-type="float">
            <text:p>3.3445010686</text:p>
          </table:table-cell>
          <table:table-cell office:value-type="float" office:value="-3.1989101954135" calcext:value-type="float">
            <text:p>-3.1989101954</text:p>
          </table:table-cell>
          <table:table-cell office:value-type="float" office:value="-3.49597944889353" calcext:value-type="float">
            <text:p>-3.4959794489</text:p>
          </table:table-cell>
          <table:table-cell table:formula="of:=ABS(([.F387]+[.G387])/2)" office:value-type="float" office:value="3.34744482215352" calcext:value-type="float">
            <text:p>3.3474448222</text:p>
          </table:table-cell>
          <table:table-cell table:formula="of:=([.H387]+[.E387])/2" office:value-type="float" office:value="3.34597294537469" calcext:value-type="float">
            <text:p>3.345972945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table:formula="of:=[.A388]/1000000" office:value-type="float" office:value="97" calcext:value-type="float">
            <text:p>97.00</text:p>
          </table:table-cell>
          <table:table-cell office:value-type="float" office:value="-3.39876028023424" calcext:value-type="float">
            <text:p>-3.3987602802</text:p>
          </table:table-cell>
          <table:table-cell office:value-type="float" office:value="-3.34322667700996" calcext:value-type="float">
            <text:p>-3.343226677</text:p>
          </table:table-cell>
          <table:table-cell table:formula="of:=ABS(([.C388]+[.D388])/2)" office:value-type="float" office:value="3.3709934786221" calcext:value-type="float">
            <text:p>3.3709934786</text:p>
          </table:table-cell>
          <table:table-cell office:value-type="float" office:value="-3.38445740850669" calcext:value-type="float">
            <text:p>-3.3844574085</text:p>
          </table:table-cell>
          <table:table-cell office:value-type="float" office:value="-3.33843376767486" calcext:value-type="float">
            <text:p>-3.3384337677</text:p>
          </table:table-cell>
          <table:table-cell table:formula="of:=ABS(([.F388]+[.G388])/2)" office:value-type="float" office:value="3.36144558809077" calcext:value-type="float">
            <text:p>3.3614455881</text:p>
          </table:table-cell>
          <table:table-cell table:formula="of:=([.H388]+[.E388])/2" office:value-type="float" office:value="3.36621953335644" calcext:value-type="float">
            <text:p>3.3662195334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table:formula="of:=[.A389]/1000000" office:value-type="float" office:value="97.25" calcext:value-type="float">
            <text:p>97.25</text:p>
          </table:table-cell>
          <table:table-cell office:value-type="float" office:value="-3.64386281499123" calcext:value-type="float">
            <text:p>-3.643862815</text:p>
          </table:table-cell>
          <table:table-cell office:value-type="float" office:value="-3.64164555787007" calcext:value-type="float">
            <text:p>-3.6416455579</text:p>
          </table:table-cell>
          <table:table-cell table:formula="of:=ABS(([.C389]+[.D389])/2)" office:value-type="float" office:value="3.64275418643065" calcext:value-type="float">
            <text:p>3.6427541864</text:p>
          </table:table-cell>
          <table:table-cell office:value-type="float" office:value="-3.670158470708" calcext:value-type="float">
            <text:p>-3.6701584707</text:p>
          </table:table-cell>
          <table:table-cell office:value-type="float" office:value="-3.74381906490181" calcext:value-type="float">
            <text:p>-3.7438190649</text:p>
          </table:table-cell>
          <table:table-cell table:formula="of:=ABS(([.F389]+[.G389])/2)" office:value-type="float" office:value="3.7069887678049" calcext:value-type="float">
            <text:p>3.7069887678</text:p>
          </table:table-cell>
          <table:table-cell table:formula="of:=([.H389]+[.E389])/2" office:value-type="float" office:value="3.67487147711778" calcext:value-type="float">
            <text:p>3.6748714771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table:formula="of:=[.A390]/1000000" office:value-type="float" office:value="97.5" calcext:value-type="float">
            <text:p>97.50</text:p>
          </table:table-cell>
          <table:table-cell office:value-type="float" office:value="-3.61946644499413" calcext:value-type="float">
            <text:p>-3.619466445</text:p>
          </table:table-cell>
          <table:table-cell office:value-type="float" office:value="-3.51487991220645" calcext:value-type="float">
            <text:p>-3.5148799122</text:p>
          </table:table-cell>
          <table:table-cell table:formula="of:=ABS(([.C390]+[.D390])/2)" office:value-type="float" office:value="3.56717317860029" calcext:value-type="float">
            <text:p>3.5671731786</text:p>
          </table:table-cell>
          <table:table-cell office:value-type="float" office:value="-3.67702119533267" calcext:value-type="float">
            <text:p>-3.6770211953</text:p>
          </table:table-cell>
          <table:table-cell office:value-type="float" office:value="-3.55451652069309" calcext:value-type="float">
            <text:p>-3.5545165207</text:p>
          </table:table-cell>
          <table:table-cell table:formula="of:=ABS(([.F390]+[.G390])/2)" office:value-type="float" office:value="3.61576885801288" calcext:value-type="float">
            <text:p>3.615768858</text:p>
          </table:table-cell>
          <table:table-cell table:formula="of:=([.H390]+[.E390])/2" office:value-type="float" office:value="3.59147101830658" calcext:value-type="float">
            <text:p>3.591471018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table:formula="of:=[.A391]/1000000" office:value-type="float" office:value="97.75" calcext:value-type="float">
            <text:p>97.75</text:p>
          </table:table-cell>
          <table:table-cell office:value-type="float" office:value="-3.45451231272637" calcext:value-type="float">
            <text:p>-3.4545123127</text:p>
          </table:table-cell>
          <table:table-cell office:value-type="float" office:value="-3.65821726576949" calcext:value-type="float">
            <text:p>-3.6582172658</text:p>
          </table:table-cell>
          <table:table-cell table:formula="of:=ABS(([.C391]+[.D391])/2)" office:value-type="float" office:value="3.55636478924793" calcext:value-type="float">
            <text:p>3.5563647892</text:p>
          </table:table-cell>
          <table:table-cell office:value-type="float" office:value="-3.40453055919272" calcext:value-type="float">
            <text:p>-3.4045305592</text:p>
          </table:table-cell>
          <table:table-cell office:value-type="float" office:value="-3.69216218196257" calcext:value-type="float">
            <text:p>-3.692162182</text:p>
          </table:table-cell>
          <table:table-cell table:formula="of:=ABS(([.F391]+[.G391])/2)" office:value-type="float" office:value="3.54834637057764" calcext:value-type="float">
            <text:p>3.5483463706</text:p>
          </table:table-cell>
          <table:table-cell table:formula="of:=([.H391]+[.E391])/2" office:value-type="float" office:value="3.55235557991279" calcext:value-type="float">
            <text:p>3.5523555799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table:formula="of:=[.A392]/1000000" office:value-type="float" office:value="98" calcext:value-type="float">
            <text:p>98.00</text:p>
          </table:table-cell>
          <table:table-cell office:value-type="float" office:value="-3.50703795712847" calcext:value-type="float">
            <text:p>-3.5070379571</text:p>
          </table:table-cell>
          <table:table-cell office:value-type="float" office:value="-3.55884785882823" calcext:value-type="float">
            <text:p>-3.5588478588</text:p>
          </table:table-cell>
          <table:table-cell table:formula="of:=ABS(([.C392]+[.D392])/2)" office:value-type="float" office:value="3.53294290797835" calcext:value-type="float">
            <text:p>3.532942908</text:p>
          </table:table-cell>
          <table:table-cell office:value-type="float" office:value="-3.57435223479706" calcext:value-type="float">
            <text:p>-3.5743522348</text:p>
          </table:table-cell>
          <table:table-cell office:value-type="float" office:value="-3.58409020370936" calcext:value-type="float">
            <text:p>-3.5840902037</text:p>
          </table:table-cell>
          <table:table-cell table:formula="of:=ABS(([.F392]+[.G392])/2)" office:value-type="float" office:value="3.57922121925321" calcext:value-type="float">
            <text:p>3.5792212193</text:p>
          </table:table-cell>
          <table:table-cell table:formula="of:=([.H392]+[.E392])/2" office:value-type="float" office:value="3.55608206361578" calcext:value-type="float">
            <text:p>3.5560820636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table:formula="of:=[.A393]/1000000" office:value-type="float" office:value="98.25" calcext:value-type="float">
            <text:p>98.25</text:p>
          </table:table-cell>
          <table:table-cell office:value-type="float" office:value="-3.17046983990581" calcext:value-type="float">
            <text:p>-3.1704698399</text:p>
          </table:table-cell>
          <table:table-cell office:value-type="float" office:value="-3.30497592346695" calcext:value-type="float">
            <text:p>-3.3049759235</text:p>
          </table:table-cell>
          <table:table-cell table:formula="of:=ABS(([.C393]+[.D393])/2)" office:value-type="float" office:value="3.23772288168638" calcext:value-type="float">
            <text:p>3.2377228817</text:p>
          </table:table-cell>
          <table:table-cell office:value-type="float" office:value="-3.32295821662704" calcext:value-type="float">
            <text:p>-3.3229582166</text:p>
          </table:table-cell>
          <table:table-cell office:value-type="float" office:value="-3.46413808427868" calcext:value-type="float">
            <text:p>-3.4641380843</text:p>
          </table:table-cell>
          <table:table-cell table:formula="of:=ABS(([.F393]+[.G393])/2)" office:value-type="float" office:value="3.39354815045286" calcext:value-type="float">
            <text:p>3.3935481505</text:p>
          </table:table-cell>
          <table:table-cell table:formula="of:=([.H393]+[.E393])/2" office:value-type="float" office:value="3.31563551606962" calcext:value-type="float">
            <text:p>3.3156355161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table:formula="of:=[.A394]/1000000" office:value-type="float" office:value="98.5" calcext:value-type="float">
            <text:p>98.50</text:p>
          </table:table-cell>
          <table:table-cell office:value-type="float" office:value="-3.61602715592023" calcext:value-type="float">
            <text:p>-3.6160271559</text:p>
          </table:table-cell>
          <table:table-cell office:value-type="float" office:value="-3.60999275163598" calcext:value-type="float">
            <text:p>-3.6099927516</text:p>
          </table:table-cell>
          <table:table-cell table:formula="of:=ABS(([.C394]+[.D394])/2)" office:value-type="float" office:value="3.61300995377811" calcext:value-type="float">
            <text:p>3.6130099538</text:p>
          </table:table-cell>
          <table:table-cell office:value-type="float" office:value="-3.65002175894065" calcext:value-type="float">
            <text:p>-3.6500217589</text:p>
          </table:table-cell>
          <table:table-cell office:value-type="float" office:value="-3.51591541734933" calcext:value-type="float">
            <text:p>-3.5159154173</text:p>
          </table:table-cell>
          <table:table-cell table:formula="of:=ABS(([.F394]+[.G394])/2)" office:value-type="float" office:value="3.58296858814499" calcext:value-type="float">
            <text:p>3.5829685881</text:p>
          </table:table-cell>
          <table:table-cell table:formula="of:=([.H394]+[.E394])/2" office:value-type="float" office:value="3.59798927096155" calcext:value-type="float">
            <text:p>3.597989271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table:formula="of:=[.A395]/1000000" office:value-type="float" office:value="98.75" calcext:value-type="float">
            <text:p>98.75</text:p>
          </table:table-cell>
          <table:table-cell office:value-type="float" office:value="-3.40220952551448" calcext:value-type="float">
            <text:p>-3.4022095255</text:p>
          </table:table-cell>
          <table:table-cell office:value-type="float" office:value="-3.38921952927642" calcext:value-type="float">
            <text:p>-3.3892195293</text:p>
          </table:table-cell>
          <table:table-cell table:formula="of:=ABS(([.C395]+[.D395])/2)" office:value-type="float" office:value="3.39571452739545" calcext:value-type="float">
            <text:p>3.3957145274</text:p>
          </table:table-cell>
          <table:table-cell office:value-type="float" office:value="-3.39645268488982" calcext:value-type="float">
            <text:p>-3.3964526849</text:p>
          </table:table-cell>
          <table:table-cell office:value-type="float" office:value="-3.44397087193367" calcext:value-type="float">
            <text:p>-3.4439708719</text:p>
          </table:table-cell>
          <table:table-cell table:formula="of:=ABS(([.F395]+[.G395])/2)" office:value-type="float" office:value="3.42021177841174" calcext:value-type="float">
            <text:p>3.4202117784</text:p>
          </table:table-cell>
          <table:table-cell table:formula="of:=([.H395]+[.E395])/2" office:value-type="float" office:value="3.4079631529036" calcext:value-type="float">
            <text:p>3.407963152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table:formula="of:=[.A396]/1000000" office:value-type="float" office:value="99" calcext:value-type="float">
            <text:p>99.00</text:p>
          </table:table-cell>
          <table:table-cell office:value-type="float" office:value="-3.38244834844796" calcext:value-type="float">
            <text:p>-3.3824483484</text:p>
          </table:table-cell>
          <table:table-cell office:value-type="float" office:value="-3.38639955106826" calcext:value-type="float">
            <text:p>-3.3863995511</text:p>
          </table:table-cell>
          <table:table-cell table:formula="of:=ABS(([.C396]+[.D396])/2)" office:value-type="float" office:value="3.38442394975811" calcext:value-type="float">
            <text:p>3.3844239498</text:p>
          </table:table-cell>
          <table:table-cell office:value-type="float" office:value="-3.44852895534696" calcext:value-type="float">
            <text:p>-3.4485289553</text:p>
          </table:table-cell>
          <table:table-cell office:value-type="float" office:value="-3.40736497440472" calcext:value-type="float">
            <text:p>-3.4073649744</text:p>
          </table:table-cell>
          <table:table-cell table:formula="of:=ABS(([.F396]+[.G396])/2)" office:value-type="float" office:value="3.42794696487584" calcext:value-type="float">
            <text:p>3.4279469649</text:p>
          </table:table-cell>
          <table:table-cell table:formula="of:=([.H396]+[.E396])/2" office:value-type="float" office:value="3.40618545731698" calcext:value-type="float">
            <text:p>3.406185457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table:formula="of:=[.A397]/1000000" office:value-type="float" office:value="99.25" calcext:value-type="float">
            <text:p>99.25</text:p>
          </table:table-cell>
          <table:table-cell office:value-type="float" office:value="-3.69836399639609" calcext:value-type="float">
            <text:p>-3.6983639964</text:p>
          </table:table-cell>
          <table:table-cell office:value-type="float" office:value="-3.49666237979133" calcext:value-type="float">
            <text:p>-3.4966623798</text:p>
          </table:table-cell>
          <table:table-cell table:formula="of:=ABS(([.C397]+[.D397])/2)" office:value-type="float" office:value="3.59751318809371" calcext:value-type="float">
            <text:p>3.5975131881</text:p>
          </table:table-cell>
          <table:table-cell office:value-type="float" office:value="-3.68127484988747" calcext:value-type="float">
            <text:p>-3.6812748499</text:p>
          </table:table-cell>
          <table:table-cell office:value-type="float" office:value="-3.36626356354066" calcext:value-type="float">
            <text:p>-3.3662635635</text:p>
          </table:table-cell>
          <table:table-cell table:formula="of:=ABS(([.F397]+[.G397])/2)" office:value-type="float" office:value="3.52376920671407" calcext:value-type="float">
            <text:p>3.5237692067</text:p>
          </table:table-cell>
          <table:table-cell table:formula="of:=([.H397]+[.E397])/2" office:value-type="float" office:value="3.56064119740389" calcext:value-type="float">
            <text:p>3.560641197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table:formula="of:=[.A398]/1000000" office:value-type="float" office:value="99.5" calcext:value-type="float">
            <text:p>99.50</text:p>
          </table:table-cell>
          <table:table-cell office:value-type="float" office:value="-3.33418247688442" calcext:value-type="float">
            <text:p>-3.3341824769</text:p>
          </table:table-cell>
          <table:table-cell office:value-type="float" office:value="-3.38394432259422" calcext:value-type="float">
            <text:p>-3.3839443226</text:p>
          </table:table-cell>
          <table:table-cell table:formula="of:=ABS(([.C398]+[.D398])/2)" office:value-type="float" office:value="3.35906339973932" calcext:value-type="float">
            <text:p>3.3590633997</text:p>
          </table:table-cell>
          <table:table-cell office:value-type="float" office:value="-3.29185200030108" calcext:value-type="float">
            <text:p>-3.2918520003</text:p>
          </table:table-cell>
          <table:table-cell office:value-type="float" office:value="-3.39855152509913" calcext:value-type="float">
            <text:p>-3.3985515251</text:p>
          </table:table-cell>
          <table:table-cell table:formula="of:=ABS(([.F398]+[.G398])/2)" office:value-type="float" office:value="3.34520176270011" calcext:value-type="float">
            <text:p>3.3452017627</text:p>
          </table:table-cell>
          <table:table-cell table:formula="of:=([.H398]+[.E398])/2" office:value-type="float" office:value="3.35213258121971" calcext:value-type="float">
            <text:p>3.3521325812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table:formula="of:=[.A399]/1000000" office:value-type="float" office:value="99.75" calcext:value-type="float">
            <text:p>99.75</text:p>
          </table:table-cell>
          <table:table-cell office:value-type="float" office:value="-3.62475339762178" calcext:value-type="float">
            <text:p>-3.6247533976</text:p>
          </table:table-cell>
          <table:table-cell office:value-type="float" office:value="-3.62659689518302" calcext:value-type="float">
            <text:p>-3.6265968952</text:p>
          </table:table-cell>
          <table:table-cell table:formula="of:=ABS(([.C399]+[.D399])/2)" office:value-type="float" office:value="3.6256751464024" calcext:value-type="float">
            <text:p>3.6256751464</text:p>
          </table:table-cell>
          <table:table-cell office:value-type="float" office:value="-3.64751206066386" calcext:value-type="float">
            <text:p>-3.6475120607</text:p>
          </table:table-cell>
          <table:table-cell office:value-type="float" office:value="-3.63401801183521" calcext:value-type="float">
            <text:p>-3.6340180118</text:p>
          </table:table-cell>
          <table:table-cell table:formula="of:=ABS(([.F399]+[.G399])/2)" office:value-type="float" office:value="3.64076503624953" calcext:value-type="float">
            <text:p>3.6407650362</text:p>
          </table:table-cell>
          <table:table-cell table:formula="of:=([.H399]+[.E399])/2" office:value-type="float" office:value="3.63322009132597" calcext:value-type="float">
            <text:p>3.6332200913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table:formula="of:=[.A400]/1000000" office:value-type="float" office:value="100" calcext:value-type="float">
            <text:p>100.00</text:p>
          </table:table-cell>
          <table:table-cell office:value-type="float" office:value="-3.61025884666658" calcext:value-type="float">
            <text:p>-3.6102588467</text:p>
          </table:table-cell>
          <table:table-cell office:value-type="float" office:value="-3.5428698010017" calcext:value-type="float">
            <text:p>-3.542869801</text:p>
          </table:table-cell>
          <table:table-cell table:formula="of:=ABS(([.C400]+[.D400])/2)" office:value-type="float" office:value="3.57656432383414" calcext:value-type="float">
            <text:p>3.5765643238</text:p>
          </table:table-cell>
          <table:table-cell office:value-type="float" office:value="-3.54657044291066" calcext:value-type="float">
            <text:p>-3.5465704429</text:p>
          </table:table-cell>
          <table:table-cell office:value-type="float" office:value="-3.45067000902046" calcext:value-type="float">
            <text:p>-3.450670009</text:p>
          </table:table-cell>
          <table:table-cell table:formula="of:=ABS(([.F400]+[.G400])/2)" office:value-type="float" office:value="3.49862022596556" calcext:value-type="float">
            <text:p>3.498620226</text:p>
          </table:table-cell>
          <table:table-cell table:formula="of:=([.H400]+[.E400])/2" office:value-type="float" office:value="3.53759227489985" calcext:value-type="float">
            <text:p>3.537592274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table:formula="of:=[.A401]/1000000" office:value-type="float" office:value="100.25" calcext:value-type="float">
            <text:p>100.25</text:p>
          </table:table-cell>
          <table:table-cell office:value-type="float" office:value="-3.72354899997374" calcext:value-type="float">
            <text:p>-3.723549</text:p>
          </table:table-cell>
          <table:table-cell office:value-type="float" office:value="-3.18879846935587" calcext:value-type="float">
            <text:p>-3.1887984694</text:p>
          </table:table-cell>
          <table:table-cell table:formula="of:=ABS(([.C401]+[.D401])/2)" office:value-type="float" office:value="3.45617373466481" calcext:value-type="float">
            <text:p>3.4561737347</text:p>
          </table:table-cell>
          <table:table-cell office:value-type="float" office:value="-3.70659431984756" calcext:value-type="float">
            <text:p>-3.7065943198</text:p>
          </table:table-cell>
          <table:table-cell office:value-type="float" office:value="-3.21773060461098" calcext:value-type="float">
            <text:p>-3.2177306046</text:p>
          </table:table-cell>
          <table:table-cell table:formula="of:=ABS(([.F401]+[.G401])/2)" office:value-type="float" office:value="3.46216246222927" calcext:value-type="float">
            <text:p>3.4621624622</text:p>
          </table:table-cell>
          <table:table-cell table:formula="of:=([.H401]+[.E401])/2" office:value-type="float" office:value="3.45916809844704" calcext:value-type="float">
            <text:p>3.459168098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table:formula="of:=[.A402]/1000000" office:value-type="float" office:value="100.5" calcext:value-type="float">
            <text:p>100.50</text:p>
          </table:table-cell>
          <table:table-cell office:value-type="float" office:value="-3.62293987621417" calcext:value-type="float">
            <text:p>-3.6229398762</text:p>
          </table:table-cell>
          <table:table-cell office:value-type="float" office:value="-3.26639115361355" calcext:value-type="float">
            <text:p>-3.2663911536</text:p>
          </table:table-cell>
          <table:table-cell table:formula="of:=ABS(([.C402]+[.D402])/2)" office:value-type="float" office:value="3.44466551491386" calcext:value-type="float">
            <text:p>3.4446655149</text:p>
          </table:table-cell>
          <table:table-cell office:value-type="float" office:value="-3.7774702490087" calcext:value-type="float">
            <text:p>-3.777470249</text:p>
          </table:table-cell>
          <table:table-cell office:value-type="float" office:value="-3.3553641522328" calcext:value-type="float">
            <text:p>-3.3553641522</text:p>
          </table:table-cell>
          <table:table-cell table:formula="of:=ABS(([.F402]+[.G402])/2)" office:value-type="float" office:value="3.56641720062075" calcext:value-type="float">
            <text:p>3.5664172006</text:p>
          </table:table-cell>
          <table:table-cell table:formula="of:=([.H402]+[.E402])/2" office:value-type="float" office:value="3.5055413577673" calcext:value-type="float">
            <text:p>3.5055413578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table:formula="of:=[.A403]/1000000" office:value-type="float" office:value="100.75" calcext:value-type="float">
            <text:p>100.75</text:p>
          </table:table-cell>
          <table:table-cell office:value-type="float" office:value="-3.50085236303214" calcext:value-type="float">
            <text:p>-3.500852363</text:p>
          </table:table-cell>
          <table:table-cell office:value-type="float" office:value="-3.34252728686183" calcext:value-type="float">
            <text:p>-3.3425272869</text:p>
          </table:table-cell>
          <table:table-cell table:formula="of:=ABS(([.C403]+[.D403])/2)" office:value-type="float" office:value="3.42168982494699" calcext:value-type="float">
            <text:p>3.4216898249</text:p>
          </table:table-cell>
          <table:table-cell office:value-type="float" office:value="-3.59013519977253" calcext:value-type="float">
            <text:p>-3.5901351998</text:p>
          </table:table-cell>
          <table:table-cell office:value-type="float" office:value="-3.17606331140181" calcext:value-type="float">
            <text:p>-3.1760633114</text:p>
          </table:table-cell>
          <table:table-cell table:formula="of:=ABS(([.F403]+[.G403])/2)" office:value-type="float" office:value="3.38309925558717" calcext:value-type="float">
            <text:p>3.3830992556</text:p>
          </table:table-cell>
          <table:table-cell table:formula="of:=([.H403]+[.E403])/2" office:value-type="float" office:value="3.40239454026708" calcext:value-type="float">
            <text:p>3.402394540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table:formula="of:=[.A404]/1000000" office:value-type="float" office:value="101" calcext:value-type="float">
            <text:p>101.00</text:p>
          </table:table-cell>
          <table:table-cell office:value-type="float" office:value="-3.82315851410718" calcext:value-type="float">
            <text:p>-3.8231585141</text:p>
          </table:table-cell>
          <table:table-cell office:value-type="float" office:value="-3.13004920251612" calcext:value-type="float">
            <text:p>-3.1300492025</text:p>
          </table:table-cell>
          <table:table-cell table:formula="of:=ABS(([.C404]+[.D404])/2)" office:value-type="float" office:value="3.47660385831165" calcext:value-type="float">
            <text:p>3.4766038583</text:p>
          </table:table-cell>
          <table:table-cell office:value-type="float" office:value="-3.87122726440021" calcext:value-type="float">
            <text:p>-3.8712272644</text:p>
          </table:table-cell>
          <table:table-cell office:value-type="float" office:value="-3.31940843938777" calcext:value-type="float">
            <text:p>-3.3194084394</text:p>
          </table:table-cell>
          <table:table-cell table:formula="of:=ABS(([.F404]+[.G404])/2)" office:value-type="float" office:value="3.59531785189399" calcext:value-type="float">
            <text:p>3.5953178519</text:p>
          </table:table-cell>
          <table:table-cell table:formula="of:=([.H404]+[.E404])/2" office:value-type="float" office:value="3.53596085510282" calcext:value-type="float">
            <text:p>3.5359608551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table:formula="of:=[.A405]/1000000" office:value-type="float" office:value="101.25" calcext:value-type="float">
            <text:p>101.25</text:p>
          </table:table-cell>
          <table:table-cell office:value-type="float" office:value="-3.59123211963482" calcext:value-type="float">
            <text:p>-3.5912321196</text:p>
          </table:table-cell>
          <table:table-cell office:value-type="float" office:value="-3.57031176096809" calcext:value-type="float">
            <text:p>-3.570311761</text:p>
          </table:table-cell>
          <table:table-cell table:formula="of:=ABS(([.C405]+[.D405])/2)" office:value-type="float" office:value="3.58077194030145" calcext:value-type="float">
            <text:p>3.5807719403</text:p>
          </table:table-cell>
          <table:table-cell office:value-type="float" office:value="-3.39644979085133" calcext:value-type="float">
            <text:p>-3.3964497909</text:p>
          </table:table-cell>
          <table:table-cell office:value-type="float" office:value="-3.59464359144413" calcext:value-type="float">
            <text:p>-3.5946435914</text:p>
          </table:table-cell>
          <table:table-cell table:formula="of:=ABS(([.F405]+[.G405])/2)" office:value-type="float" office:value="3.49554669114773" calcext:value-type="float">
            <text:p>3.4955466911</text:p>
          </table:table-cell>
          <table:table-cell table:formula="of:=([.H405]+[.E405])/2" office:value-type="float" office:value="3.53815931572459" calcext:value-type="float">
            <text:p>3.5381593157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table:formula="of:=[.A406]/1000000" office:value-type="float" office:value="101.5" calcext:value-type="float">
            <text:p>101.50</text:p>
          </table:table-cell>
          <table:table-cell office:value-type="float" office:value="-3.38207315760083" calcext:value-type="float">
            <text:p>-3.3820731576</text:p>
          </table:table-cell>
          <table:table-cell office:value-type="float" office:value="-3.54578511640972" calcext:value-type="float">
            <text:p>-3.5457851164</text:p>
          </table:table-cell>
          <table:table-cell table:formula="of:=ABS(([.C406]+[.D406])/2)" office:value-type="float" office:value="3.46392913700527" calcext:value-type="float">
            <text:p>3.463929137</text:p>
          </table:table-cell>
          <table:table-cell office:value-type="float" office:value="-3.45222631180307" calcext:value-type="float">
            <text:p>-3.4522263118</text:p>
          </table:table-cell>
          <table:table-cell office:value-type="float" office:value="-3.58570461753822" calcext:value-type="float">
            <text:p>-3.5857046175</text:p>
          </table:table-cell>
          <table:table-cell table:formula="of:=ABS(([.F406]+[.G406])/2)" office:value-type="float" office:value="3.51896546467064" calcext:value-type="float">
            <text:p>3.5189654647</text:p>
          </table:table-cell>
          <table:table-cell table:formula="of:=([.H406]+[.E406])/2" office:value-type="float" office:value="3.49144730083796" calcext:value-type="float">
            <text:p>3.491447300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table:formula="of:=[.A407]/1000000" office:value-type="float" office:value="101.75" calcext:value-type="float">
            <text:p>101.75</text:p>
          </table:table-cell>
          <table:table-cell office:value-type="float" office:value="-3.48943099564596" calcext:value-type="float">
            <text:p>-3.4894309956</text:p>
          </table:table-cell>
          <table:table-cell office:value-type="float" office:value="-3.63962261174701" calcext:value-type="float">
            <text:p>-3.6396226117</text:p>
          </table:table-cell>
          <table:table-cell table:formula="of:=ABS(([.C407]+[.D407])/2)" office:value-type="float" office:value="3.56452680369649" calcext:value-type="float">
            <text:p>3.5645268037</text:p>
          </table:table-cell>
          <table:table-cell office:value-type="float" office:value="-3.56932603424364" calcext:value-type="float">
            <text:p>-3.5693260342</text:p>
          </table:table-cell>
          <table:table-cell office:value-type="float" office:value="-3.66527720069676" calcext:value-type="float">
            <text:p>-3.6652772007</text:p>
          </table:table-cell>
          <table:table-cell table:formula="of:=ABS(([.F407]+[.G407])/2)" office:value-type="float" office:value="3.6173016174702" calcext:value-type="float">
            <text:p>3.6173016175</text:p>
          </table:table-cell>
          <table:table-cell table:formula="of:=([.H407]+[.E407])/2" office:value-type="float" office:value="3.59091421058334" calcext:value-type="float">
            <text:p>3.590914210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table:formula="of:=[.A408]/1000000" office:value-type="float" office:value="102" calcext:value-type="float">
            <text:p>102.00</text:p>
          </table:table-cell>
          <table:table-cell office:value-type="float" office:value="-3.5914805393963" calcext:value-type="float">
            <text:p>-3.5914805394</text:p>
          </table:table-cell>
          <table:table-cell office:value-type="float" office:value="-3.41980141546597" calcext:value-type="float">
            <text:p>-3.4198014155</text:p>
          </table:table-cell>
          <table:table-cell table:formula="of:=ABS(([.C408]+[.D408])/2)" office:value-type="float" office:value="3.50564097743113" calcext:value-type="float">
            <text:p>3.5056409774</text:p>
          </table:table-cell>
          <table:table-cell office:value-type="float" office:value="-3.58356897141522" calcext:value-type="float">
            <text:p>-3.5835689714</text:p>
          </table:table-cell>
          <table:table-cell office:value-type="float" office:value="-3.23846608643157" calcext:value-type="float">
            <text:p>-3.2384660864</text:p>
          </table:table-cell>
          <table:table-cell table:formula="of:=ABS(([.F408]+[.G408])/2)" office:value-type="float" office:value="3.41101752892339" calcext:value-type="float">
            <text:p>3.4110175289</text:p>
          </table:table-cell>
          <table:table-cell table:formula="of:=([.H408]+[.E408])/2" office:value-type="float" office:value="3.45832925317726" calcext:value-type="float">
            <text:p>3.4583292532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table:formula="of:=[.A409]/1000000" office:value-type="float" office:value="102.25" calcext:value-type="float">
            <text:p>102.25</text:p>
          </table:table-cell>
          <table:table-cell office:value-type="float" office:value="-3.42669871013786" calcext:value-type="float">
            <text:p>-3.4266987101</text:p>
          </table:table-cell>
          <table:table-cell office:value-type="float" office:value="-3.44242852989129" calcext:value-type="float">
            <text:p>-3.4424285299</text:p>
          </table:table-cell>
          <table:table-cell table:formula="of:=ABS(([.C409]+[.D409])/2)" office:value-type="float" office:value="3.43456362001457" calcext:value-type="float">
            <text:p>3.43456362</text:p>
          </table:table-cell>
          <table:table-cell office:value-type="float" office:value="-3.31695278755755" calcext:value-type="float">
            <text:p>-3.3169527876</text:p>
          </table:table-cell>
          <table:table-cell office:value-type="float" office:value="-3.45306057181129" calcext:value-type="float">
            <text:p>-3.4530605718</text:p>
          </table:table-cell>
          <table:table-cell table:formula="of:=ABS(([.F409]+[.G409])/2)" office:value-type="float" office:value="3.38500667968442" calcext:value-type="float">
            <text:p>3.3850066797</text:p>
          </table:table-cell>
          <table:table-cell table:formula="of:=([.H409]+[.E409])/2" office:value-type="float" office:value="3.4097851498495" calcext:value-type="float">
            <text:p>3.4097851498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table:formula="of:=[.A410]/1000000" office:value-type="float" office:value="102.5" calcext:value-type="float">
            <text:p>102.50</text:p>
          </table:table-cell>
          <table:table-cell office:value-type="float" office:value="-3.773203841181" calcext:value-type="float">
            <text:p>-3.7732038412</text:p>
          </table:table-cell>
          <table:table-cell office:value-type="float" office:value="-3.38392132874429" calcext:value-type="float">
            <text:p>-3.3839213287</text:p>
          </table:table-cell>
          <table:table-cell table:formula="of:=ABS(([.C410]+[.D410])/2)" office:value-type="float" office:value="3.57856258496265" calcext:value-type="float">
            <text:p>3.578562585</text:p>
          </table:table-cell>
          <table:table-cell office:value-type="float" office:value="-3.75021095178279" calcext:value-type="float">
            <text:p>-3.7502109518</text:p>
          </table:table-cell>
          <table:table-cell office:value-type="float" office:value="-3.3075410598503" calcext:value-type="float">
            <text:p>-3.3075410599</text:p>
          </table:table-cell>
          <table:table-cell table:formula="of:=ABS(([.F410]+[.G410])/2)" office:value-type="float" office:value="3.52887600581654" calcext:value-type="float">
            <text:p>3.5288760058</text:p>
          </table:table-cell>
          <table:table-cell table:formula="of:=([.H410]+[.E410])/2" office:value-type="float" office:value="3.55371929538959" calcext:value-type="float">
            <text:p>3.5537192954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table:formula="of:=[.A411]/1000000" office:value-type="float" office:value="102.75" calcext:value-type="float">
            <text:p>102.75</text:p>
          </table:table-cell>
          <table:table-cell office:value-type="float" office:value="-3.39746850052594" calcext:value-type="float">
            <text:p>-3.3974685005</text:p>
          </table:table-cell>
          <table:table-cell office:value-type="float" office:value="-3.5708427292208" calcext:value-type="float">
            <text:p>-3.5708427292</text:p>
          </table:table-cell>
          <table:table-cell table:formula="of:=ABS(([.C411]+[.D411])/2)" office:value-type="float" office:value="3.48415561487337" calcext:value-type="float">
            <text:p>3.4841556149</text:p>
          </table:table-cell>
          <table:table-cell office:value-type="float" office:value="-3.42334179912175" calcext:value-type="float">
            <text:p>-3.4233417991</text:p>
          </table:table-cell>
          <table:table-cell office:value-type="float" office:value="-3.57360246583889" calcext:value-type="float">
            <text:p>-3.5736024658</text:p>
          </table:table-cell>
          <table:table-cell table:formula="of:=ABS(([.F411]+[.G411])/2)" office:value-type="float" office:value="3.49847213248032" calcext:value-type="float">
            <text:p>3.4984721325</text:p>
          </table:table-cell>
          <table:table-cell table:formula="of:=([.H411]+[.E411])/2" office:value-type="float" office:value="3.49131387367684" calcext:value-type="float">
            <text:p>3.4913138737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table:formula="of:=[.A412]/1000000" office:value-type="float" office:value="103" calcext:value-type="float">
            <text:p>103.00</text:p>
          </table:table-cell>
          <table:table-cell office:value-type="float" office:value="-3.4848718492849" calcext:value-type="float">
            <text:p>-3.4848718493</text:p>
          </table:table-cell>
          <table:table-cell office:value-type="float" office:value="-3.38712244617946" calcext:value-type="float">
            <text:p>-3.3871224462</text:p>
          </table:table-cell>
          <table:table-cell table:formula="of:=ABS(([.C412]+[.D412])/2)" office:value-type="float" office:value="3.43599714773218" calcext:value-type="float">
            <text:p>3.4359971477</text:p>
          </table:table-cell>
          <table:table-cell office:value-type="float" office:value="-3.49585226858136" calcext:value-type="float">
            <text:p>-3.4958522686</text:p>
          </table:table-cell>
          <table:table-cell office:value-type="float" office:value="-3.50229175144417" calcext:value-type="float">
            <text:p>-3.5022917514</text:p>
          </table:table-cell>
          <table:table-cell table:formula="of:=ABS(([.F412]+[.G412])/2)" office:value-type="float" office:value="3.49907201001276" calcext:value-type="float">
            <text:p>3.49907201</text:p>
          </table:table-cell>
          <table:table-cell table:formula="of:=([.H412]+[.E412])/2" office:value-type="float" office:value="3.46753457887247" calcext:value-type="float">
            <text:p>3.4675345789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table:formula="of:=[.A413]/1000000" office:value-type="float" office:value="103.25" calcext:value-type="float">
            <text:p>103.25</text:p>
          </table:table-cell>
          <table:table-cell office:value-type="float" office:value="-3.42858460528538" calcext:value-type="float">
            <text:p>-3.4285846053</text:p>
          </table:table-cell>
          <table:table-cell office:value-type="float" office:value="-3.48184863788455" calcext:value-type="float">
            <text:p>-3.4818486379</text:p>
          </table:table-cell>
          <table:table-cell table:formula="of:=ABS(([.C413]+[.D413])/2)" office:value-type="float" office:value="3.45521662158496" calcext:value-type="float">
            <text:p>3.4552166216</text:p>
          </table:table-cell>
          <table:table-cell office:value-type="float" office:value="-3.37816650851174" calcext:value-type="float">
            <text:p>-3.3781665085</text:p>
          </table:table-cell>
          <table:table-cell office:value-type="float" office:value="-3.38741144586643" calcext:value-type="float">
            <text:p>-3.3874114459</text:p>
          </table:table-cell>
          <table:table-cell table:formula="of:=ABS(([.F413]+[.G413])/2)" office:value-type="float" office:value="3.38278897718908" calcext:value-type="float">
            <text:p>3.3827889772</text:p>
          </table:table-cell>
          <table:table-cell table:formula="of:=([.H413]+[.E413])/2" office:value-type="float" office:value="3.41900279938702" calcext:value-type="float">
            <text:p>3.4190027994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table:formula="of:=[.A414]/1000000" office:value-type="float" office:value="103.5" calcext:value-type="float">
            <text:p>103.50</text:p>
          </table:table-cell>
          <table:table-cell office:value-type="float" office:value="-3.65633729488829" calcext:value-type="float">
            <text:p>-3.6563372949</text:p>
          </table:table-cell>
          <table:table-cell office:value-type="float" office:value="-3.51341119813885" calcext:value-type="float">
            <text:p>-3.5134111981</text:p>
          </table:table-cell>
          <table:table-cell table:formula="of:=ABS(([.C414]+[.D414])/2)" office:value-type="float" office:value="3.58487424651357" calcext:value-type="float">
            <text:p>3.5848742465</text:p>
          </table:table-cell>
          <table:table-cell office:value-type="float" office:value="-3.67814398574951" calcext:value-type="float">
            <text:p>-3.6781439857</text:p>
          </table:table-cell>
          <table:table-cell office:value-type="float" office:value="-3.51542060457595" calcext:value-type="float">
            <text:p>-3.5154206046</text:p>
          </table:table-cell>
          <table:table-cell table:formula="of:=ABS(([.F414]+[.G414])/2)" office:value-type="float" office:value="3.59678229516273" calcext:value-type="float">
            <text:p>3.5967822952</text:p>
          </table:table-cell>
          <table:table-cell table:formula="of:=([.H414]+[.E414])/2" office:value-type="float" office:value="3.59082827083815" calcext:value-type="float">
            <text:p>3.5908282708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table:formula="of:=[.A415]/1000000" office:value-type="float" office:value="103.75" calcext:value-type="float">
            <text:p>103.75</text:p>
          </table:table-cell>
          <table:table-cell office:value-type="float" office:value="-3.52039890911207" calcext:value-type="float">
            <text:p>-3.5203989091</text:p>
          </table:table-cell>
          <table:table-cell office:value-type="float" office:value="-3.45177065088879" calcext:value-type="float">
            <text:p>-3.4517706509</text:p>
          </table:table-cell>
          <table:table-cell table:formula="of:=ABS(([.C415]+[.D415])/2)" office:value-type="float" office:value="3.48608478000043" calcext:value-type="float">
            <text:p>3.48608478</text:p>
          </table:table-cell>
          <table:table-cell office:value-type="float" office:value="-3.52765002473997" calcext:value-type="float">
            <text:p>-3.5276500247</text:p>
          </table:table-cell>
          <table:table-cell office:value-type="float" office:value="-3.5098126710012" calcext:value-type="float">
            <text:p>-3.509812671</text:p>
          </table:table-cell>
          <table:table-cell table:formula="of:=ABS(([.F415]+[.G415])/2)" office:value-type="float" office:value="3.51873134787058" calcext:value-type="float">
            <text:p>3.5187313479</text:p>
          </table:table-cell>
          <table:table-cell table:formula="of:=([.H415]+[.E415])/2" office:value-type="float" office:value="3.50240806393551" calcext:value-type="float">
            <text:p>3.502408063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table:formula="of:=[.A416]/1000000" office:value-type="float" office:value="104" calcext:value-type="float">
            <text:p>104.00</text:p>
          </table:table-cell>
          <table:table-cell office:value-type="float" office:value="-3.36643730814045" calcext:value-type="float">
            <text:p>-3.3664373081</text:p>
          </table:table-cell>
          <table:table-cell office:value-type="float" office:value="-3.37824315855938" calcext:value-type="float">
            <text:p>-3.3782431586</text:p>
          </table:table-cell>
          <table:table-cell table:formula="of:=ABS(([.C416]+[.D416])/2)" office:value-type="float" office:value="3.37234023334991" calcext:value-type="float">
            <text:p>3.3723402333</text:p>
          </table:table-cell>
          <table:table-cell office:value-type="float" office:value="-3.34065136278422" calcext:value-type="float">
            <text:p>-3.3406513628</text:p>
          </table:table-cell>
          <table:table-cell office:value-type="float" office:value="-3.36643520555359" calcext:value-type="float">
            <text:p>-3.3664352056</text:p>
          </table:table-cell>
          <table:table-cell table:formula="of:=ABS(([.F416]+[.G416])/2)" office:value-type="float" office:value="3.3535432841689" calcext:value-type="float">
            <text:p>3.3535432842</text:p>
          </table:table-cell>
          <table:table-cell table:formula="of:=([.H416]+[.E416])/2" office:value-type="float" office:value="3.36294175875941" calcext:value-type="float">
            <text:p>3.3629417588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table:formula="of:=[.A417]/1000000" office:value-type="float" office:value="104.25" calcext:value-type="float">
            <text:p>104.25</text:p>
          </table:table-cell>
          <table:table-cell office:value-type="float" office:value="-3.5503771506018" calcext:value-type="float">
            <text:p>-3.5503771506</text:p>
          </table:table-cell>
          <table:table-cell office:value-type="float" office:value="-3.37177386017541" calcext:value-type="float">
            <text:p>-3.3717738602</text:p>
          </table:table-cell>
          <table:table-cell table:formula="of:=ABS(([.C417]+[.D417])/2)" office:value-type="float" office:value="3.4610755053886" calcext:value-type="float">
            <text:p>3.4610755054</text:p>
          </table:table-cell>
          <table:table-cell office:value-type="float" office:value="-3.53377634331127" calcext:value-type="float">
            <text:p>-3.5337763433</text:p>
          </table:table-cell>
          <table:table-cell office:value-type="float" office:value="-3.26990617786587" calcext:value-type="float">
            <text:p>-3.2699061779</text:p>
          </table:table-cell>
          <table:table-cell table:formula="of:=ABS(([.F417]+[.G417])/2)" office:value-type="float" office:value="3.40184126058857" calcext:value-type="float">
            <text:p>3.4018412606</text:p>
          </table:table-cell>
          <table:table-cell table:formula="of:=([.H417]+[.E417])/2" office:value-type="float" office:value="3.43145838298859" calcext:value-type="float">
            <text:p>3.43145838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table:formula="of:=[.A418]/1000000" office:value-type="float" office:value="104.5" calcext:value-type="float">
            <text:p>104.50</text:p>
          </table:table-cell>
          <table:table-cell office:value-type="float" office:value="-3.51313194420339" calcext:value-type="float">
            <text:p>-3.5131319442</text:p>
          </table:table-cell>
          <table:table-cell office:value-type="float" office:value="-3.18440157318502" calcext:value-type="float">
            <text:p>-3.1844015732</text:p>
          </table:table-cell>
          <table:table-cell table:formula="of:=ABS(([.C418]+[.D418])/2)" office:value-type="float" office:value="3.34876675869421" calcext:value-type="float">
            <text:p>3.3487667587</text:p>
          </table:table-cell>
          <table:table-cell office:value-type="float" office:value="-3.63896190252533" calcext:value-type="float">
            <text:p>-3.6389619025</text:p>
          </table:table-cell>
          <table:table-cell office:value-type="float" office:value="-3.22005911905243" calcext:value-type="float">
            <text:p>-3.2200591191</text:p>
          </table:table-cell>
          <table:table-cell table:formula="of:=ABS(([.F418]+[.G418])/2)" office:value-type="float" office:value="3.42951051078888" calcext:value-type="float">
            <text:p>3.4295105108</text:p>
          </table:table-cell>
          <table:table-cell table:formula="of:=([.H418]+[.E418])/2" office:value-type="float" office:value="3.38913863474154" calcext:value-type="float">
            <text:p>3.3891386347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table:formula="of:=[.A419]/1000000" office:value-type="float" office:value="104.75" calcext:value-type="float">
            <text:p>104.75</text:p>
          </table:table-cell>
          <table:table-cell office:value-type="float" office:value="-3.64685646516224" calcext:value-type="float">
            <text:p>-3.6468564652</text:p>
          </table:table-cell>
          <table:table-cell office:value-type="float" office:value="-3.59383412974624" calcext:value-type="float">
            <text:p>-3.5938341297</text:p>
          </table:table-cell>
          <table:table-cell table:formula="of:=ABS(([.C419]+[.D419])/2)" office:value-type="float" office:value="3.62034529745424" calcext:value-type="float">
            <text:p>3.6203452975</text:p>
          </table:table-cell>
          <table:table-cell office:value-type="float" office:value="-3.57411760028241" calcext:value-type="float">
            <text:p>-3.5741176003</text:p>
          </table:table-cell>
          <table:table-cell office:value-type="float" office:value="-3.54669818724988" calcext:value-type="float">
            <text:p>-3.5466981872</text:p>
          </table:table-cell>
          <table:table-cell table:formula="of:=ABS(([.F419]+[.G419])/2)" office:value-type="float" office:value="3.56040789376614" calcext:value-type="float">
            <text:p>3.5604078938</text:p>
          </table:table-cell>
          <table:table-cell table:formula="of:=([.H419]+[.E419])/2" office:value-type="float" office:value="3.59037659561019" calcext:value-type="float">
            <text:p>3.5903765956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table:formula="of:=[.A420]/1000000" office:value-type="float" office:value="105" calcext:value-type="float">
            <text:p>105.00</text:p>
          </table:table-cell>
          <table:table-cell office:value-type="float" office:value="-3.40265006875091" calcext:value-type="float">
            <text:p>-3.4026500688</text:p>
          </table:table-cell>
          <table:table-cell office:value-type="float" office:value="-3.6354774399977" calcext:value-type="float">
            <text:p>-3.63547744</text:p>
          </table:table-cell>
          <table:table-cell table:formula="of:=ABS(([.C420]+[.D420])/2)" office:value-type="float" office:value="3.5190637543743" calcext:value-type="float">
            <text:p>3.5190637544</text:p>
          </table:table-cell>
          <table:table-cell office:value-type="float" office:value="-3.3942315018673" calcext:value-type="float">
            <text:p>-3.3942315019</text:p>
          </table:table-cell>
          <table:table-cell office:value-type="float" office:value="-3.44305302494628" calcext:value-type="float">
            <text:p>-3.4430530249</text:p>
          </table:table-cell>
          <table:table-cell table:formula="of:=ABS(([.F420]+[.G420])/2)" office:value-type="float" office:value="3.41864226340679" calcext:value-type="float">
            <text:p>3.4186422634</text:p>
          </table:table-cell>
          <table:table-cell table:formula="of:=([.H420]+[.E420])/2" office:value-type="float" office:value="3.46885300889055" calcext:value-type="float">
            <text:p>3.468853008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table:formula="of:=[.A421]/1000000" office:value-type="float" office:value="105.25" calcext:value-type="float">
            <text:p>105.25</text:p>
          </table:table-cell>
          <table:table-cell office:value-type="float" office:value="-3.08742698832925" calcext:value-type="float">
            <text:p>-3.0874269883</text:p>
          </table:table-cell>
          <table:table-cell office:value-type="float" office:value="-3.74102171687847" calcext:value-type="float">
            <text:p>-3.7410217169</text:p>
          </table:table-cell>
          <table:table-cell table:formula="of:=ABS(([.C421]+[.D421])/2)" office:value-type="float" office:value="3.41422435260386" calcext:value-type="float">
            <text:p>3.4142243526</text:p>
          </table:table-cell>
          <table:table-cell office:value-type="float" office:value="-3.12400476166795" calcext:value-type="float">
            <text:p>-3.1240047617</text:p>
          </table:table-cell>
          <table:table-cell office:value-type="float" office:value="-3.70268467234568" calcext:value-type="float">
            <text:p>-3.7026846723</text:p>
          </table:table-cell>
          <table:table-cell table:formula="of:=ABS(([.F421]+[.G421])/2)" office:value-type="float" office:value="3.41334471700682" calcext:value-type="float">
            <text:p>3.413344717</text:p>
          </table:table-cell>
          <table:table-cell table:formula="of:=([.H421]+[.E421])/2" office:value-type="float" office:value="3.41378453480534" calcext:value-type="float">
            <text:p>3.4137845348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table:formula="of:=[.A422]/1000000" office:value-type="float" office:value="105.5" calcext:value-type="float">
            <text:p>105.50</text:p>
          </table:table-cell>
          <table:table-cell office:value-type="float" office:value="-3.34680905202617" calcext:value-type="float">
            <text:p>-3.346809052</text:p>
          </table:table-cell>
          <table:table-cell office:value-type="float" office:value="-3.59542903592907" calcext:value-type="float">
            <text:p>-3.5954290359</text:p>
          </table:table-cell>
          <table:table-cell table:formula="of:=ABS(([.C422]+[.D422])/2)" office:value-type="float" office:value="3.47111904397762" calcext:value-type="float">
            <text:p>3.471119044</text:p>
          </table:table-cell>
          <table:table-cell office:value-type="float" office:value="-3.29758803152883" calcext:value-type="float">
            <text:p>-3.2975880315</text:p>
          </table:table-cell>
          <table:table-cell office:value-type="float" office:value="-3.52986423710316" calcext:value-type="float">
            <text:p>-3.5298642371</text:p>
          </table:table-cell>
          <table:table-cell table:formula="of:=ABS(([.F422]+[.G422])/2)" office:value-type="float" office:value="3.413726134316" calcext:value-type="float">
            <text:p>3.4137261343</text:p>
          </table:table-cell>
          <table:table-cell table:formula="of:=([.H422]+[.E422])/2" office:value-type="float" office:value="3.44242258914681" calcext:value-type="float">
            <text:p>3.442422589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table:formula="of:=[.A423]/1000000" office:value-type="float" office:value="105.75" calcext:value-type="float">
            <text:p>105.75</text:p>
          </table:table-cell>
          <table:table-cell office:value-type="float" office:value="-3.25088970317674" calcext:value-type="float">
            <text:p>-3.2508897032</text:p>
          </table:table-cell>
          <table:table-cell office:value-type="float" office:value="-3.61814327328009" calcext:value-type="float">
            <text:p>-3.6181432733</text:p>
          </table:table-cell>
          <table:table-cell table:formula="of:=ABS(([.C423]+[.D423])/2)" office:value-type="float" office:value="3.43451648822841" calcext:value-type="float">
            <text:p>3.4345164882</text:p>
          </table:table-cell>
          <table:table-cell office:value-type="float" office:value="-3.33106514352226" calcext:value-type="float">
            <text:p>-3.3310651435</text:p>
          </table:table-cell>
          <table:table-cell office:value-type="float" office:value="-3.6162466836252" calcext:value-type="float">
            <text:p>-3.6162466836</text:p>
          </table:table-cell>
          <table:table-cell table:formula="of:=ABS(([.F423]+[.G423])/2)" office:value-type="float" office:value="3.47365591357373" calcext:value-type="float">
            <text:p>3.4736559136</text:p>
          </table:table-cell>
          <table:table-cell table:formula="of:=([.H423]+[.E423])/2" office:value-type="float" office:value="3.45408620090107" calcext:value-type="float">
            <text:p>3.4540862009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table:formula="of:=[.A424]/1000000" office:value-type="float" office:value="106" calcext:value-type="float">
            <text:p>106.00</text:p>
          </table:table-cell>
          <table:table-cell office:value-type="float" office:value="-3.38073396167946" calcext:value-type="float">
            <text:p>-3.3807339617</text:p>
          </table:table-cell>
          <table:table-cell office:value-type="float" office:value="-3.74544132773527" calcext:value-type="float">
            <text:p>-3.7454413277</text:p>
          </table:table-cell>
          <table:table-cell table:formula="of:=ABS(([.C424]+[.D424])/2)" office:value-type="float" office:value="3.56308764470737" calcext:value-type="float">
            <text:p>3.5630876447</text:p>
          </table:table-cell>
          <table:table-cell office:value-type="float" office:value="-3.40302974930604" calcext:value-type="float">
            <text:p>-3.4030297493</text:p>
          </table:table-cell>
          <table:table-cell office:value-type="float" office:value="-3.61407403595686" calcext:value-type="float">
            <text:p>-3.614074036</text:p>
          </table:table-cell>
          <table:table-cell table:formula="of:=ABS(([.F424]+[.G424])/2)" office:value-type="float" office:value="3.50855189263145" calcext:value-type="float">
            <text:p>3.5085518926</text:p>
          </table:table-cell>
          <table:table-cell table:formula="of:=([.H424]+[.E424])/2" office:value-type="float" office:value="3.53581976866941" calcext:value-type="float">
            <text:p>3.535819768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table:formula="of:=[.A425]/1000000" office:value-type="float" office:value="106.25" calcext:value-type="float">
            <text:p>106.25</text:p>
          </table:table-cell>
          <table:table-cell office:value-type="float" office:value="-3.44831706226474" calcext:value-type="float">
            <text:p>-3.4483170623</text:p>
          </table:table-cell>
          <table:table-cell office:value-type="float" office:value="-3.65333923696439" calcext:value-type="float">
            <text:p>-3.653339237</text:p>
          </table:table-cell>
          <table:table-cell table:formula="of:=ABS(([.C425]+[.D425])/2)" office:value-type="float" office:value="3.55082814961457" calcext:value-type="float">
            <text:p>3.5508281496</text:p>
          </table:table-cell>
          <table:table-cell office:value-type="float" office:value="-3.39537367115902" calcext:value-type="float">
            <text:p>-3.3953736712</text:p>
          </table:table-cell>
          <table:table-cell office:value-type="float" office:value="-3.62109141435536" calcext:value-type="float">
            <text:p>-3.6210914144</text:p>
          </table:table-cell>
          <table:table-cell table:formula="of:=ABS(([.F425]+[.G425])/2)" office:value-type="float" office:value="3.50823254275719" calcext:value-type="float">
            <text:p>3.5082325428</text:p>
          </table:table-cell>
          <table:table-cell table:formula="of:=([.H425]+[.E425])/2" office:value-type="float" office:value="3.52953034618588" calcext:value-type="float">
            <text:p>3.529530346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table:formula="of:=[.A426]/1000000" office:value-type="float" office:value="106.5" calcext:value-type="float">
            <text:p>106.50</text:p>
          </table:table-cell>
          <table:table-cell office:value-type="float" office:value="-3.09176895461837" calcext:value-type="float">
            <text:p>-3.0917689546</text:p>
          </table:table-cell>
          <table:table-cell office:value-type="float" office:value="-3.65388882706354" calcext:value-type="float">
            <text:p>-3.6538888271</text:p>
          </table:table-cell>
          <table:table-cell table:formula="of:=ABS(([.C426]+[.D426])/2)" office:value-type="float" office:value="3.37282889084095" calcext:value-type="float">
            <text:p>3.3728288908</text:p>
          </table:table-cell>
          <table:table-cell office:value-type="float" office:value="-3.1670296825915" calcext:value-type="float">
            <text:p>-3.1670296826</text:p>
          </table:table-cell>
          <table:table-cell office:value-type="float" office:value="-3.65839809672343" calcext:value-type="float">
            <text:p>-3.6583980967</text:p>
          </table:table-cell>
          <table:table-cell table:formula="of:=ABS(([.F426]+[.G426])/2)" office:value-type="float" office:value="3.41271388965747" calcext:value-type="float">
            <text:p>3.4127138897</text:p>
          </table:table-cell>
          <table:table-cell table:formula="of:=([.H426]+[.E426])/2" office:value-type="float" office:value="3.39277139024921" calcext:value-type="float">
            <text:p>3.3927713902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table:formula="of:=[.A427]/1000000" office:value-type="float" office:value="106.75" calcext:value-type="float">
            <text:p>106.75</text:p>
          </table:table-cell>
          <table:table-cell office:value-type="float" office:value="-3.35436722864779" calcext:value-type="float">
            <text:p>-3.3543672286</text:p>
          </table:table-cell>
          <table:table-cell office:value-type="float" office:value="-3.61088837824895" calcext:value-type="float">
            <text:p>-3.6108883782</text:p>
          </table:table-cell>
          <table:table-cell table:formula="of:=ABS(([.C427]+[.D427])/2)" office:value-type="float" office:value="3.48262780344837" calcext:value-type="float">
            <text:p>3.4826278034</text:p>
          </table:table-cell>
          <table:table-cell office:value-type="float" office:value="-3.43077983240006" calcext:value-type="float">
            <text:p>-3.4307798324</text:p>
          </table:table-cell>
          <table:table-cell office:value-type="float" office:value="-3.60509060970019" calcext:value-type="float">
            <text:p>-3.6050906097</text:p>
          </table:table-cell>
          <table:table-cell table:formula="of:=ABS(([.F427]+[.G427])/2)" office:value-type="float" office:value="3.51793522105013" calcext:value-type="float">
            <text:p>3.5179352211</text:p>
          </table:table-cell>
          <table:table-cell table:formula="of:=([.H427]+[.E427])/2" office:value-type="float" office:value="3.50028151224925" calcext:value-type="float">
            <text:p>3.5002815122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table:formula="of:=[.A428]/1000000" office:value-type="float" office:value="107" calcext:value-type="float">
            <text:p>107.00</text:p>
          </table:table-cell>
          <table:table-cell office:value-type="float" office:value="-3.35721458838185" calcext:value-type="float">
            <text:p>-3.3572145884</text:p>
          </table:table-cell>
          <table:table-cell office:value-type="float" office:value="-3.36120231563473" calcext:value-type="float">
            <text:p>-3.3612023156</text:p>
          </table:table-cell>
          <table:table-cell table:formula="of:=ABS(([.C428]+[.D428])/2)" office:value-type="float" office:value="3.35920845200829" calcext:value-type="float">
            <text:p>3.359208452</text:p>
          </table:table-cell>
          <table:table-cell office:value-type="float" office:value="-3.28309307406143" calcext:value-type="float">
            <text:p>-3.2830930741</text:p>
          </table:table-cell>
          <table:table-cell office:value-type="float" office:value="-3.32001894197949" calcext:value-type="float">
            <text:p>-3.320018942</text:p>
          </table:table-cell>
          <table:table-cell table:formula="of:=ABS(([.F428]+[.G428])/2)" office:value-type="float" office:value="3.30155600802046" calcext:value-type="float">
            <text:p>3.301556008</text:p>
          </table:table-cell>
          <table:table-cell table:formula="of:=([.H428]+[.E428])/2" office:value-type="float" office:value="3.33038223001437" calcext:value-type="float">
            <text:p>3.33038223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table:formula="of:=[.A429]/1000000" office:value-type="float" office:value="107.25" calcext:value-type="float">
            <text:p>107.25</text:p>
          </table:table-cell>
          <table:table-cell office:value-type="float" office:value="-3.38067084898225" calcext:value-type="float">
            <text:p>-3.380670849</text:p>
          </table:table-cell>
          <table:table-cell office:value-type="float" office:value="-3.20952269315135" calcext:value-type="float">
            <text:p>-3.2095226932</text:p>
          </table:table-cell>
          <table:table-cell table:formula="of:=ABS(([.C429]+[.D429])/2)" office:value-type="float" office:value="3.2950967710668" calcext:value-type="float">
            <text:p>3.2950967711</text:p>
          </table:table-cell>
          <table:table-cell office:value-type="float" office:value="-3.38452653572651" calcext:value-type="float">
            <text:p>-3.3845265357</text:p>
          </table:table-cell>
          <table:table-cell office:value-type="float" office:value="-3.22859198446158" calcext:value-type="float">
            <text:p>-3.2285919845</text:p>
          </table:table-cell>
          <table:table-cell table:formula="of:=ABS(([.F429]+[.G429])/2)" office:value-type="float" office:value="3.30655926009404" calcext:value-type="float">
            <text:p>3.3065592601</text:p>
          </table:table-cell>
          <table:table-cell table:formula="of:=([.H429]+[.E429])/2" office:value-type="float" office:value="3.30082801558042" calcext:value-type="float">
            <text:p>3.3008280156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table:formula="of:=[.A430]/1000000" office:value-type="float" office:value="107.5" calcext:value-type="float">
            <text:p>107.50</text:p>
          </table:table-cell>
          <table:table-cell office:value-type="float" office:value="-3.30047731068983" calcext:value-type="float">
            <text:p>-3.3004773107</text:p>
          </table:table-cell>
          <table:table-cell office:value-type="float" office:value="-3.83700841996362" calcext:value-type="float">
            <text:p>-3.83700842</text:p>
          </table:table-cell>
          <table:table-cell table:formula="of:=ABS(([.C430]+[.D430])/2)" office:value-type="float" office:value="3.56874286532673" calcext:value-type="float">
            <text:p>3.5687428653</text:p>
          </table:table-cell>
          <table:table-cell office:value-type="float" office:value="-3.27418331399192" calcext:value-type="float">
            <text:p>-3.274183314</text:p>
          </table:table-cell>
          <table:table-cell office:value-type="float" office:value="-3.76372298938274" calcext:value-type="float">
            <text:p>-3.7637229894</text:p>
          </table:table-cell>
          <table:table-cell table:formula="of:=ABS(([.F430]+[.G430])/2)" office:value-type="float" office:value="3.51895315168733" calcext:value-type="float">
            <text:p>3.5189531517</text:p>
          </table:table-cell>
          <table:table-cell table:formula="of:=([.H430]+[.E430])/2" office:value-type="float" office:value="3.54384800850703" calcext:value-type="float">
            <text:p>3.5438480085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table:formula="of:=[.A431]/1000000" office:value-type="float" office:value="107.75" calcext:value-type="float">
            <text:p>107.75</text:p>
          </table:table-cell>
          <table:table-cell office:value-type="float" office:value="-3.16635719217801" calcext:value-type="float">
            <text:p>-3.1663571922</text:p>
          </table:table-cell>
          <table:table-cell office:value-type="float" office:value="-3.21669391068773" calcext:value-type="float">
            <text:p>-3.2166939107</text:p>
          </table:table-cell>
          <table:table-cell table:formula="of:=ABS(([.C431]+[.D431])/2)" office:value-type="float" office:value="3.19152555143287" calcext:value-type="float">
            <text:p>3.1915255514</text:p>
          </table:table-cell>
          <table:table-cell office:value-type="float" office:value="-3.12965030965219" calcext:value-type="float">
            <text:p>-3.1296503097</text:p>
          </table:table-cell>
          <table:table-cell office:value-type="float" office:value="-3.30014225727319" calcext:value-type="float">
            <text:p>-3.3001422573</text:p>
          </table:table-cell>
          <table:table-cell table:formula="of:=ABS(([.F431]+[.G431])/2)" office:value-type="float" office:value="3.21489628346269" calcext:value-type="float">
            <text:p>3.2148962835</text:p>
          </table:table-cell>
          <table:table-cell table:formula="of:=([.H431]+[.E431])/2" office:value-type="float" office:value="3.20321091744778" calcext:value-type="float">
            <text:p>3.2032109174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table:formula="of:=[.A432]/1000000" office:value-type="float" office:value="108" calcext:value-type="float">
            <text:p>108.00</text:p>
          </table:table-cell>
          <table:table-cell office:value-type="float" office:value="-3.50181317766048" calcext:value-type="float">
            <text:p>-3.5018131777</text:p>
          </table:table-cell>
          <table:table-cell office:value-type="float" office:value="-3.68912250828134" calcext:value-type="float">
            <text:p>-3.6891225083</text:p>
          </table:table-cell>
          <table:table-cell table:formula="of:=ABS(([.C432]+[.D432])/2)" office:value-type="float" office:value="3.59546784297091" calcext:value-type="float">
            <text:p>3.595467843</text:p>
          </table:table-cell>
          <table:table-cell office:value-type="float" office:value="-3.45720336723977" calcext:value-type="float">
            <text:p>-3.4572033672</text:p>
          </table:table-cell>
          <table:table-cell office:value-type="float" office:value="-3.61547786157842" calcext:value-type="float">
            <text:p>-3.6154778616</text:p>
          </table:table-cell>
          <table:table-cell table:formula="of:=ABS(([.F432]+[.G432])/2)" office:value-type="float" office:value="3.5363406144091" calcext:value-type="float">
            <text:p>3.5363406144</text:p>
          </table:table-cell>
          <table:table-cell table:formula="of:=([.H432]+[.E432])/2" office:value-type="float" office:value="3.56590422869" calcext:value-type="float">
            <text:p>3.565904228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table:formula="of:=[.A433]/1000000" office:value-type="float" office:value="108.25" calcext:value-type="float">
            <text:p>108.25</text:p>
          </table:table-cell>
          <table:table-cell office:value-type="float" office:value="-3.47824777390628" calcext:value-type="float">
            <text:p>-3.4782477739</text:p>
          </table:table-cell>
          <table:table-cell office:value-type="float" office:value="-3.25326506913667" calcext:value-type="float">
            <text:p>-3.2532650691</text:p>
          </table:table-cell>
          <table:table-cell table:formula="of:=ABS(([.C433]+[.D433])/2)" office:value-type="float" office:value="3.36575642152147" calcext:value-type="float">
            <text:p>3.3657564215</text:p>
          </table:table-cell>
          <table:table-cell office:value-type="float" office:value="-3.50914892286463" calcext:value-type="float">
            <text:p>-3.5091489229</text:p>
          </table:table-cell>
          <table:table-cell office:value-type="float" office:value="-3.32355194863399" calcext:value-type="float">
            <text:p>-3.3235519486</text:p>
          </table:table-cell>
          <table:table-cell table:formula="of:=ABS(([.F433]+[.G433])/2)" office:value-type="float" office:value="3.41635043574931" calcext:value-type="float">
            <text:p>3.4163504357</text:p>
          </table:table-cell>
          <table:table-cell table:formula="of:=([.H433]+[.E433])/2" office:value-type="float" office:value="3.39105342863539" calcext:value-type="float">
            <text:p>3.391053428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table:formula="of:=[.A434]/1000000" office:value-type="float" office:value="108.5" calcext:value-type="float">
            <text:p>108.50</text:p>
          </table:table-cell>
          <table:table-cell office:value-type="float" office:value="-3.41676316678786" calcext:value-type="float">
            <text:p>-3.4167631668</text:p>
          </table:table-cell>
          <table:table-cell office:value-type="float" office:value="-3.61123045247262" calcext:value-type="float">
            <text:p>-3.6112304525</text:p>
          </table:table-cell>
          <table:table-cell table:formula="of:=ABS(([.C434]+[.D434])/2)" office:value-type="float" office:value="3.51399680963024" calcext:value-type="float">
            <text:p>3.5139968096</text:p>
          </table:table-cell>
          <table:table-cell office:value-type="float" office:value="-3.47389940330517" calcext:value-type="float">
            <text:p>-3.4738994033</text:p>
          </table:table-cell>
          <table:table-cell office:value-type="float" office:value="-3.73916564172189" calcext:value-type="float">
            <text:p>-3.7391656417</text:p>
          </table:table-cell>
          <table:table-cell table:formula="of:=ABS(([.F434]+[.G434])/2)" office:value-type="float" office:value="3.60653252251353" calcext:value-type="float">
            <text:p>3.6065325225</text:p>
          </table:table-cell>
          <table:table-cell table:formula="of:=([.H434]+[.E434])/2" office:value-type="float" office:value="3.56026466607188" calcext:value-type="float">
            <text:p>3.5602646661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table:formula="of:=[.A435]/1000000" office:value-type="float" office:value="108.75" calcext:value-type="float">
            <text:p>108.75</text:p>
          </table:table-cell>
          <table:table-cell office:value-type="float" office:value="-3.41951216593979" calcext:value-type="float">
            <text:p>-3.4195121659</text:p>
          </table:table-cell>
          <table:table-cell office:value-type="float" office:value="-3.3841009792667" calcext:value-type="float">
            <text:p>-3.3841009793</text:p>
          </table:table-cell>
          <table:table-cell table:formula="of:=ABS(([.C435]+[.D435])/2)" office:value-type="float" office:value="3.40180657260324" calcext:value-type="float">
            <text:p>3.4018065726</text:p>
          </table:table-cell>
          <table:table-cell office:value-type="float" office:value="-3.47362521620803" calcext:value-type="float">
            <text:p>-3.4736252162</text:p>
          </table:table-cell>
          <table:table-cell office:value-type="float" office:value="-3.39334540339094" calcext:value-type="float">
            <text:p>-3.3933454034</text:p>
          </table:table-cell>
          <table:table-cell table:formula="of:=ABS(([.F435]+[.G435])/2)" office:value-type="float" office:value="3.43348530979948" calcext:value-type="float">
            <text:p>3.4334853098</text:p>
          </table:table-cell>
          <table:table-cell table:formula="of:=([.H435]+[.E435])/2" office:value-type="float" office:value="3.41764594120136" calcext:value-type="float">
            <text:p>3.417645941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table:formula="of:=[.A436]/1000000" office:value-type="float" office:value="109" calcext:value-type="float">
            <text:p>109.00</text:p>
          </table:table-cell>
          <table:table-cell office:value-type="float" office:value="-3.52894232279154" calcext:value-type="float">
            <text:p>-3.5289423228</text:p>
          </table:table-cell>
          <table:table-cell office:value-type="float" office:value="-3.68805037211991" calcext:value-type="float">
            <text:p>-3.6880503721</text:p>
          </table:table-cell>
          <table:table-cell table:formula="of:=ABS(([.C436]+[.D436])/2)" office:value-type="float" office:value="3.60849634745573" calcext:value-type="float">
            <text:p>3.6084963475</text:p>
          </table:table-cell>
          <table:table-cell office:value-type="float" office:value="-3.59799892132466" calcext:value-type="float">
            <text:p>-3.5979989213</text:p>
          </table:table-cell>
          <table:table-cell office:value-type="float" office:value="-3.77873992150679" calcext:value-type="float">
            <text:p>-3.7787399215</text:p>
          </table:table-cell>
          <table:table-cell table:formula="of:=ABS(([.F436]+[.G436])/2)" office:value-type="float" office:value="3.68836942141573" calcext:value-type="float">
            <text:p>3.6883694214</text:p>
          </table:table-cell>
          <table:table-cell table:formula="of:=([.H436]+[.E436])/2" office:value-type="float" office:value="3.64843288443573" calcext:value-type="float">
            <text:p>3.6484328844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table:formula="of:=[.A437]/1000000" office:value-type="float" office:value="109.25" calcext:value-type="float">
            <text:p>109.25</text:p>
          </table:table-cell>
          <table:table-cell office:value-type="float" office:value="-3.35122761431519" calcext:value-type="float">
            <text:p>-3.3512276143</text:p>
          </table:table-cell>
          <table:table-cell office:value-type="float" office:value="-3.39125296113497" calcext:value-type="float">
            <text:p>-3.3912529611</text:p>
          </table:table-cell>
          <table:table-cell table:formula="of:=ABS(([.C437]+[.D437])/2)" office:value-type="float" office:value="3.37124028772508" calcext:value-type="float">
            <text:p>3.3712402877</text:p>
          </table:table-cell>
          <table:table-cell office:value-type="float" office:value="-3.22109319076338" calcext:value-type="float">
            <text:p>-3.2210931908</text:p>
          </table:table-cell>
          <table:table-cell office:value-type="float" office:value="-3.41000233890557" calcext:value-type="float">
            <text:p>-3.4100023389</text:p>
          </table:table-cell>
          <table:table-cell table:formula="of:=ABS(([.F437]+[.G437])/2)" office:value-type="float" office:value="3.31554776483447" calcext:value-type="float">
            <text:p>3.3155477648</text:p>
          </table:table-cell>
          <table:table-cell table:formula="of:=([.H437]+[.E437])/2" office:value-type="float" office:value="3.34339402627978" calcext:value-type="float">
            <text:p>3.343394026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table:formula="of:=[.A438]/1000000" office:value-type="float" office:value="109.5" calcext:value-type="float">
            <text:p>109.50</text:p>
          </table:table-cell>
          <table:table-cell office:value-type="float" office:value="-3.47507248972456" calcext:value-type="float">
            <text:p>-3.4750724897</text:p>
          </table:table-cell>
          <table:table-cell office:value-type="float" office:value="-3.58803338861509" calcext:value-type="float">
            <text:p>-3.5880333886</text:p>
          </table:table-cell>
          <table:table-cell table:formula="of:=ABS(([.C438]+[.D438])/2)" office:value-type="float" office:value="3.53155293916982" calcext:value-type="float">
            <text:p>3.5315529392</text:p>
          </table:table-cell>
          <table:table-cell office:value-type="float" office:value="-3.40728436055383" calcext:value-type="float">
            <text:p>-3.4072843606</text:p>
          </table:table-cell>
          <table:table-cell office:value-type="float" office:value="-3.57684824433074" calcext:value-type="float">
            <text:p>-3.5768482443</text:p>
          </table:table-cell>
          <table:table-cell table:formula="of:=ABS(([.F438]+[.G438])/2)" office:value-type="float" office:value="3.49206630244228" calcext:value-type="float">
            <text:p>3.4920663024</text:p>
          </table:table-cell>
          <table:table-cell table:formula="of:=([.H438]+[.E438])/2" office:value-type="float" office:value="3.51180962080605" calcext:value-type="float">
            <text:p>3.5118096208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table:formula="of:=[.A439]/1000000" office:value-type="float" office:value="109.75" calcext:value-type="float">
            <text:p>109.75</text:p>
          </table:table-cell>
          <table:table-cell office:value-type="float" office:value="-3.73335360107291" calcext:value-type="float">
            <text:p>-3.7333536011</text:p>
          </table:table-cell>
          <table:table-cell office:value-type="float" office:value="-3.52284051173043" calcext:value-type="float">
            <text:p>-3.5228405117</text:p>
          </table:table-cell>
          <table:table-cell table:formula="of:=ABS(([.C439]+[.D439])/2)" office:value-type="float" office:value="3.62809705640167" calcext:value-type="float">
            <text:p>3.6280970564</text:p>
          </table:table-cell>
          <table:table-cell office:value-type="float" office:value="-3.7186658155798" calcext:value-type="float">
            <text:p>-3.7186658156</text:p>
          </table:table-cell>
          <table:table-cell office:value-type="float" office:value="-3.54896309833088" calcext:value-type="float">
            <text:p>-3.5489630983</text:p>
          </table:table-cell>
          <table:table-cell table:formula="of:=ABS(([.F439]+[.G439])/2)" office:value-type="float" office:value="3.63381445695534" calcext:value-type="float">
            <text:p>3.633814457</text:p>
          </table:table-cell>
          <table:table-cell table:formula="of:=([.H439]+[.E439])/2" office:value-type="float" office:value="3.6309557566785" calcext:value-type="float">
            <text:p>3.630955756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table:formula="of:=[.A440]/1000000" office:value-type="float" office:value="110" calcext:value-type="float">
            <text:p>110.00</text:p>
          </table:table-cell>
          <table:table-cell office:value-type="float" office:value="-3.47240222004657" calcext:value-type="float">
            <text:p>-3.47240222</text:p>
          </table:table-cell>
          <table:table-cell office:value-type="float" office:value="-3.34274158364777" calcext:value-type="float">
            <text:p>-3.3427415836</text:p>
          </table:table-cell>
          <table:table-cell table:formula="of:=ABS(([.C440]+[.D440])/2)" office:value-type="float" office:value="3.40757190184717" calcext:value-type="float">
            <text:p>3.4075719018</text:p>
          </table:table-cell>
          <table:table-cell office:value-type="float" office:value="-3.43433036792971" calcext:value-type="float">
            <text:p>-3.4343303679</text:p>
          </table:table-cell>
          <table:table-cell office:value-type="float" office:value="-3.4524638264521" calcext:value-type="float">
            <text:p>-3.4524638265</text:p>
          </table:table-cell>
          <table:table-cell table:formula="of:=ABS(([.F440]+[.G440])/2)" office:value-type="float" office:value="3.44339709719091" calcext:value-type="float">
            <text:p>3.4433970972</text:p>
          </table:table-cell>
          <table:table-cell table:formula="of:=([.H440]+[.E440])/2" office:value-type="float" office:value="3.42548449951904" calcext:value-type="float">
            <text:p>3.425484499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table:formula="of:=[.A441]/1000000" office:value-type="float" office:value="110.25" calcext:value-type="float">
            <text:p>110.25</text:p>
          </table:table-cell>
          <table:table-cell office:value-type="float" office:value="-3.24657718034074" calcext:value-type="float">
            <text:p>-3.2465771803</text:p>
          </table:table-cell>
          <table:table-cell office:value-type="float" office:value="-3.74685809010553" calcext:value-type="float">
            <text:p>-3.7468580901</text:p>
          </table:table-cell>
          <table:table-cell table:formula="of:=ABS(([.C441]+[.D441])/2)" office:value-type="float" office:value="3.49671763522313" calcext:value-type="float">
            <text:p>3.4967176352</text:p>
          </table:table-cell>
          <table:table-cell office:value-type="float" office:value="-3.21913200676534" calcext:value-type="float">
            <text:p>-3.2191320068</text:p>
          </table:table-cell>
          <table:table-cell office:value-type="float" office:value="-3.68356372520793" calcext:value-type="float">
            <text:p>-3.6835637252</text:p>
          </table:table-cell>
          <table:table-cell table:formula="of:=ABS(([.F441]+[.G441])/2)" office:value-type="float" office:value="3.45134786598663" calcext:value-type="float">
            <text:p>3.451347866</text:p>
          </table:table-cell>
          <table:table-cell table:formula="of:=([.H441]+[.E441])/2" office:value-type="float" office:value="3.47403275060489" calcext:value-type="float">
            <text:p>3.4740327506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table:formula="of:=[.A442]/1000000" office:value-type="float" office:value="110.5" calcext:value-type="float">
            <text:p>110.50</text:p>
          </table:table-cell>
          <table:table-cell office:value-type="float" office:value="-3.28694414488013" calcext:value-type="float">
            <text:p>-3.2869441449</text:p>
          </table:table-cell>
          <table:table-cell office:value-type="float" office:value="-3.59303605209059" calcext:value-type="float">
            <text:p>-3.5930360521</text:p>
          </table:table-cell>
          <table:table-cell table:formula="of:=ABS(([.C442]+[.D442])/2)" office:value-type="float" office:value="3.43999009848536" calcext:value-type="float">
            <text:p>3.4399900985</text:p>
          </table:table-cell>
          <table:table-cell office:value-type="float" office:value="-3.3309967194036" calcext:value-type="float">
            <text:p>-3.3309967194</text:p>
          </table:table-cell>
          <table:table-cell office:value-type="float" office:value="-3.62361779907219" calcext:value-type="float">
            <text:p>-3.6236177991</text:p>
          </table:table-cell>
          <table:table-cell table:formula="of:=ABS(([.F442]+[.G442])/2)" office:value-type="float" office:value="3.47730725923789" calcext:value-type="float">
            <text:p>3.4773072592</text:p>
          </table:table-cell>
          <table:table-cell table:formula="of:=([.H442]+[.E442])/2" office:value-type="float" office:value="3.45864867886163" calcext:value-type="float">
            <text:p>3.458648678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table:formula="of:=[.A443]/1000000" office:value-type="float" office:value="110.75" calcext:value-type="float">
            <text:p>110.75</text:p>
          </table:table-cell>
          <table:table-cell office:value-type="float" office:value="-2.86808575000169" calcext:value-type="float">
            <text:p>-2.86808575</text:p>
          </table:table-cell>
          <table:table-cell office:value-type="float" office:value="-3.35494631970525" calcext:value-type="float">
            <text:p>-3.3549463197</text:p>
          </table:table-cell>
          <table:table-cell table:formula="of:=ABS(([.C443]+[.D443])/2)" office:value-type="float" office:value="3.11151603485347" calcext:value-type="float">
            <text:p>3.1115160349</text:p>
          </table:table-cell>
          <table:table-cell office:value-type="float" office:value="-2.90459872609301" calcext:value-type="float">
            <text:p>-2.9045987261</text:p>
          </table:table-cell>
          <table:table-cell office:value-type="float" office:value="-3.35636496802973" calcext:value-type="float">
            <text:p>-3.356364968</text:p>
          </table:table-cell>
          <table:table-cell table:formula="of:=ABS(([.F443]+[.G443])/2)" office:value-type="float" office:value="3.13048184706137" calcext:value-type="float">
            <text:p>3.1304818471</text:p>
          </table:table-cell>
          <table:table-cell table:formula="of:=([.H443]+[.E443])/2" office:value-type="float" office:value="3.12099894095742" calcext:value-type="float">
            <text:p>3.12099894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table:formula="of:=[.A444]/1000000" office:value-type="float" office:value="111" calcext:value-type="float">
            <text:p>111.00</text:p>
          </table:table-cell>
          <table:table-cell office:value-type="float" office:value="-3.20092328908419" calcext:value-type="float">
            <text:p>-3.2009232891</text:p>
          </table:table-cell>
          <table:table-cell office:value-type="float" office:value="-3.43579361845636" calcext:value-type="float">
            <text:p>-3.4357936185</text:p>
          </table:table-cell>
          <table:table-cell table:formula="of:=ABS(([.C444]+[.D444])/2)" office:value-type="float" office:value="3.31835845377027" calcext:value-type="float">
            <text:p>3.3183584538</text:p>
          </table:table-cell>
          <table:table-cell office:value-type="float" office:value="-3.29062044959583" calcext:value-type="float">
            <text:p>-3.2906204496</text:p>
          </table:table-cell>
          <table:table-cell office:value-type="float" office:value="-3.49463135006836" calcext:value-type="float">
            <text:p>-3.4946313501</text:p>
          </table:table-cell>
          <table:table-cell table:formula="of:=ABS(([.F444]+[.G444])/2)" office:value-type="float" office:value="3.39262589983209" calcext:value-type="float">
            <text:p>3.3926258998</text:p>
          </table:table-cell>
          <table:table-cell table:formula="of:=([.H444]+[.E444])/2" office:value-type="float" office:value="3.35549217680119" calcext:value-type="float">
            <text:p>3.3554921768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table:formula="of:=[.A445]/1000000" office:value-type="float" office:value="111.25" calcext:value-type="float">
            <text:p>111.25</text:p>
          </table:table-cell>
          <table:table-cell office:value-type="float" office:value="-3.30732439649968" calcext:value-type="float">
            <text:p>-3.3073243965</text:p>
          </table:table-cell>
          <table:table-cell office:value-type="float" office:value="-3.38861423951921" calcext:value-type="float">
            <text:p>-3.3886142395</text:p>
          </table:table-cell>
          <table:table-cell table:formula="of:=ABS(([.C445]+[.D445])/2)" office:value-type="float" office:value="3.34796931800944" calcext:value-type="float">
            <text:p>3.347969318</text:p>
          </table:table-cell>
          <table:table-cell office:value-type="float" office:value="-3.39594186829642" calcext:value-type="float">
            <text:p>-3.3959418683</text:p>
          </table:table-cell>
          <table:table-cell office:value-type="float" office:value="-3.53983445617074" calcext:value-type="float">
            <text:p>-3.5398344562</text:p>
          </table:table-cell>
          <table:table-cell table:formula="of:=ABS(([.F445]+[.G445])/2)" office:value-type="float" office:value="3.46788816223358" calcext:value-type="float">
            <text:p>3.4678881622</text:p>
          </table:table-cell>
          <table:table-cell table:formula="of:=([.H445]+[.E445])/2" office:value-type="float" office:value="3.40792874012151" calcext:value-type="float">
            <text:p>3.4079287401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table:formula="of:=[.A446]/1000000" office:value-type="float" office:value="111.5" calcext:value-type="float">
            <text:p>111.50</text:p>
          </table:table-cell>
          <table:table-cell office:value-type="float" office:value="-3.29462953024233" calcext:value-type="float">
            <text:p>-3.2946295302</text:p>
          </table:table-cell>
          <table:table-cell office:value-type="float" office:value="-3.24298596476537" calcext:value-type="float">
            <text:p>-3.2429859648</text:p>
          </table:table-cell>
          <table:table-cell table:formula="of:=ABS(([.C446]+[.D446])/2)" office:value-type="float" office:value="3.26880774750385" calcext:value-type="float">
            <text:p>3.2688077475</text:p>
          </table:table-cell>
          <table:table-cell office:value-type="float" office:value="-3.30960597118258" calcext:value-type="float">
            <text:p>-3.3096059712</text:p>
          </table:table-cell>
          <table:table-cell office:value-type="float" office:value="-3.34997870709396" calcext:value-type="float">
            <text:p>-3.3499787071</text:p>
          </table:table-cell>
          <table:table-cell table:formula="of:=ABS(([.F446]+[.G446])/2)" office:value-type="float" office:value="3.32979233913827" calcext:value-type="float">
            <text:p>3.3297923391</text:p>
          </table:table-cell>
          <table:table-cell table:formula="of:=([.H446]+[.E446])/2" office:value-type="float" office:value="3.29930004332106" calcext:value-type="float">
            <text:p>3.2993000433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table:formula="of:=[.A447]/1000000" office:value-type="float" office:value="111.75" calcext:value-type="float">
            <text:p>111.75</text:p>
          </table:table-cell>
          <table:table-cell office:value-type="float" office:value="-3.60626277172448" calcext:value-type="float">
            <text:p>-3.6062627717</text:p>
          </table:table-cell>
          <table:table-cell office:value-type="float" office:value="-3.47887477542793" calcext:value-type="float">
            <text:p>-3.4788747754</text:p>
          </table:table-cell>
          <table:table-cell table:formula="of:=ABS(([.C447]+[.D447])/2)" office:value-type="float" office:value="3.5425687735762" calcext:value-type="float">
            <text:p>3.5425687736</text:p>
          </table:table-cell>
          <table:table-cell office:value-type="float" office:value="-3.58304540717622" calcext:value-type="float">
            <text:p>-3.5830454072</text:p>
          </table:table-cell>
          <table:table-cell office:value-type="float" office:value="-3.5105783310559" calcext:value-type="float">
            <text:p>-3.5105783311</text:p>
          </table:table-cell>
          <table:table-cell table:formula="of:=ABS(([.F447]+[.G447])/2)" office:value-type="float" office:value="3.54681186911606" calcext:value-type="float">
            <text:p>3.5468118691</text:p>
          </table:table-cell>
          <table:table-cell table:formula="of:=([.H447]+[.E447])/2" office:value-type="float" office:value="3.54469032134613" calcext:value-type="float">
            <text:p>3.5446903213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table:formula="of:=[.A448]/1000000" office:value-type="float" office:value="112" calcext:value-type="float">
            <text:p>112.00</text:p>
          </table:table-cell>
          <table:table-cell office:value-type="float" office:value="-3.52152786698131" calcext:value-type="float">
            <text:p>-3.521527867</text:p>
          </table:table-cell>
          <table:table-cell office:value-type="float" office:value="-3.2428665670267" calcext:value-type="float">
            <text:p>-3.242866567</text:p>
          </table:table-cell>
          <table:table-cell table:formula="of:=ABS(([.C448]+[.D448])/2)" office:value-type="float" office:value="3.382197217004" calcext:value-type="float">
            <text:p>3.382197217</text:p>
          </table:table-cell>
          <table:table-cell office:value-type="float" office:value="-3.52660033622661" calcext:value-type="float">
            <text:p>-3.5266003362</text:p>
          </table:table-cell>
          <table:table-cell office:value-type="float" office:value="-3.39123655856181" calcext:value-type="float">
            <text:p>-3.3912365586</text:p>
          </table:table-cell>
          <table:table-cell table:formula="of:=ABS(([.F448]+[.G448])/2)" office:value-type="float" office:value="3.45891844739421" calcext:value-type="float">
            <text:p>3.4589184474</text:p>
          </table:table-cell>
          <table:table-cell table:formula="of:=([.H448]+[.E448])/2" office:value-type="float" office:value="3.42055783219911" calcext:value-type="float">
            <text:p>3.420557832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table:formula="of:=[.A449]/1000000" office:value-type="float" office:value="112.25" calcext:value-type="float">
            <text:p>112.25</text:p>
          </table:table-cell>
          <table:table-cell office:value-type="float" office:value="-3.37150610501789" calcext:value-type="float">
            <text:p>-3.371506105</text:p>
          </table:table-cell>
          <table:table-cell office:value-type="float" office:value="-3.56080878608364" calcext:value-type="float">
            <text:p>-3.5608087861</text:p>
          </table:table-cell>
          <table:table-cell table:formula="of:=ABS(([.C449]+[.D449])/2)" office:value-type="float" office:value="3.46615744555076" calcext:value-type="float">
            <text:p>3.4661574456</text:p>
          </table:table-cell>
          <table:table-cell office:value-type="float" office:value="-3.42027843109582" calcext:value-type="float">
            <text:p>-3.4202784311</text:p>
          </table:table-cell>
          <table:table-cell office:value-type="float" office:value="-3.62589012901725" calcext:value-type="float">
            <text:p>-3.625890129</text:p>
          </table:table-cell>
          <table:table-cell table:formula="of:=ABS(([.F449]+[.G449])/2)" office:value-type="float" office:value="3.52308428005654" calcext:value-type="float">
            <text:p>3.5230842801</text:p>
          </table:table-cell>
          <table:table-cell table:formula="of:=([.H449]+[.E449])/2" office:value-type="float" office:value="3.49462086280365" calcext:value-type="float">
            <text:p>3.4946208628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table:formula="of:=[.A450]/1000000" office:value-type="float" office:value="112.5" calcext:value-type="float">
            <text:p>112.50</text:p>
          </table:table-cell>
          <table:table-cell office:value-type="float" office:value="-3.50381017263962" calcext:value-type="float">
            <text:p>-3.5038101726</text:p>
          </table:table-cell>
          <table:table-cell office:value-type="float" office:value="-3.44325638941508" calcext:value-type="float">
            <text:p>-3.4432563894</text:p>
          </table:table-cell>
          <table:table-cell table:formula="of:=ABS(([.C450]+[.D450])/2)" office:value-type="float" office:value="3.47353328102735" calcext:value-type="float">
            <text:p>3.473533281</text:p>
          </table:table-cell>
          <table:table-cell office:value-type="float" office:value="-3.49560575000891" calcext:value-type="float">
            <text:p>-3.49560575</text:p>
          </table:table-cell>
          <table:table-cell office:value-type="float" office:value="-3.45127930825382" calcext:value-type="float">
            <text:p>-3.4512793083</text:p>
          </table:table-cell>
          <table:table-cell table:formula="of:=ABS(([.F450]+[.G450])/2)" office:value-type="float" office:value="3.47344252913136" calcext:value-type="float">
            <text:p>3.4734425291</text:p>
          </table:table-cell>
          <table:table-cell table:formula="of:=([.H450]+[.E450])/2" office:value-type="float" office:value="3.47348790507936" calcext:value-type="float">
            <text:p>3.4734879051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table:formula="of:=[.A451]/1000000" office:value-type="float" office:value="112.75" calcext:value-type="float">
            <text:p>112.75</text:p>
          </table:table-cell>
          <table:table-cell office:value-type="float" office:value="-3.50549700558339" calcext:value-type="float">
            <text:p>-3.5054970056</text:p>
          </table:table-cell>
          <table:table-cell office:value-type="float" office:value="-3.18084208712485" calcext:value-type="float">
            <text:p>-3.1808420871</text:p>
          </table:table-cell>
          <table:table-cell table:formula="of:=ABS(([.C451]+[.D451])/2)" office:value-type="float" office:value="3.34316954635412" calcext:value-type="float">
            <text:p>3.3431695464</text:p>
          </table:table-cell>
          <table:table-cell office:value-type="float" office:value="-3.62113706033153" calcext:value-type="float">
            <text:p>-3.6211370603</text:p>
          </table:table-cell>
          <table:table-cell office:value-type="float" office:value="-3.35001686181297" calcext:value-type="float">
            <text:p>-3.3500168618</text:p>
          </table:table-cell>
          <table:table-cell table:formula="of:=ABS(([.F451]+[.G451])/2)" office:value-type="float" office:value="3.48557696107225" calcext:value-type="float">
            <text:p>3.4855769611</text:p>
          </table:table-cell>
          <table:table-cell table:formula="of:=([.H451]+[.E451])/2" office:value-type="float" office:value="3.41437325371318" calcext:value-type="float">
            <text:p>3.4143732537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table:formula="of:=[.A452]/1000000" office:value-type="float" office:value="113" calcext:value-type="float">
            <text:p>113.00</text:p>
          </table:table-cell>
          <table:table-cell office:value-type="float" office:value="-3.85655170545016" calcext:value-type="float">
            <text:p>-3.8565517055</text:p>
          </table:table-cell>
          <table:table-cell office:value-type="float" office:value="-3.0337092948905" calcext:value-type="float">
            <text:p>-3.0337092949</text:p>
          </table:table-cell>
          <table:table-cell table:formula="of:=ABS(([.C452]+[.D452])/2)" office:value-type="float" office:value="3.44513050017033" calcext:value-type="float">
            <text:p>3.4451305002</text:p>
          </table:table-cell>
          <table:table-cell office:value-type="float" office:value="-3.81432611069231" calcext:value-type="float">
            <text:p>-3.8143261107</text:p>
          </table:table-cell>
          <table:table-cell office:value-type="float" office:value="-3.10840326633339" calcext:value-type="float">
            <text:p>-3.1084032663</text:p>
          </table:table-cell>
          <table:table-cell table:formula="of:=ABS(([.F452]+[.G452])/2)" office:value-type="float" office:value="3.46136468851285" calcext:value-type="float">
            <text:p>3.4613646885</text:p>
          </table:table-cell>
          <table:table-cell table:formula="of:=([.H452]+[.E452])/2" office:value-type="float" office:value="3.45324759434159" calcext:value-type="float">
            <text:p>3.453247594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table:formula="of:=[.A453]/1000000" office:value-type="float" office:value="113.25" calcext:value-type="float">
            <text:p>113.25</text:p>
          </table:table-cell>
          <table:table-cell office:value-type="float" office:value="-3.34062827324314" calcext:value-type="float">
            <text:p>-3.3406282732</text:p>
          </table:table-cell>
          <table:table-cell office:value-type="float" office:value="-3.4464161800776" calcext:value-type="float">
            <text:p>-3.4464161801</text:p>
          </table:table-cell>
          <table:table-cell table:formula="of:=ABS(([.C453]+[.D453])/2)" office:value-type="float" office:value="3.39352222666037" calcext:value-type="float">
            <text:p>3.3935222267</text:p>
          </table:table-cell>
          <table:table-cell office:value-type="float" office:value="-3.44407265602186" calcext:value-type="float">
            <text:p>-3.444072656</text:p>
          </table:table-cell>
          <table:table-cell office:value-type="float" office:value="-3.60870397553991" calcext:value-type="float">
            <text:p>-3.6087039755</text:p>
          </table:table-cell>
          <table:table-cell table:formula="of:=ABS(([.F453]+[.G453])/2)" office:value-type="float" office:value="3.52638831578088" calcext:value-type="float">
            <text:p>3.5263883158</text:p>
          </table:table-cell>
          <table:table-cell table:formula="of:=([.H453]+[.E453])/2" office:value-type="float" office:value="3.45995527122063" calcext:value-type="float">
            <text:p>3.459955271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table:formula="of:=[.A454]/1000000" office:value-type="float" office:value="113.5" calcext:value-type="float">
            <text:p>113.50</text:p>
          </table:table-cell>
          <table:table-cell office:value-type="float" office:value="-3.49862540588605" calcext:value-type="float">
            <text:p>-3.4986254059</text:p>
          </table:table-cell>
          <table:table-cell office:value-type="float" office:value="-3.43584371613101" calcext:value-type="float">
            <text:p>-3.4358437161</text:p>
          </table:table-cell>
          <table:table-cell table:formula="of:=ABS(([.C454]+[.D454])/2)" office:value-type="float" office:value="3.46723456100853" calcext:value-type="float">
            <text:p>3.467234561</text:p>
          </table:table-cell>
          <table:table-cell office:value-type="float" office:value="-3.55812889190464" calcext:value-type="float">
            <text:p>-3.5581288919</text:p>
          </table:table-cell>
          <table:table-cell office:value-type="float" office:value="-3.29699080296355" calcext:value-type="float">
            <text:p>-3.296990803</text:p>
          </table:table-cell>
          <table:table-cell table:formula="of:=ABS(([.F454]+[.G454])/2)" office:value-type="float" office:value="3.42755984743409" calcext:value-type="float">
            <text:p>3.4275598474</text:p>
          </table:table-cell>
          <table:table-cell table:formula="of:=([.H454]+[.E454])/2" office:value-type="float" office:value="3.44739720422131" calcext:value-type="float">
            <text:p>3.4473972042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table:formula="of:=[.A455]/1000000" office:value-type="float" office:value="113.75" calcext:value-type="float">
            <text:p>113.75</text:p>
          </table:table-cell>
          <table:table-cell office:value-type="float" office:value="-3.50634562918116" calcext:value-type="float">
            <text:p>-3.5063456292</text:p>
          </table:table-cell>
          <table:table-cell office:value-type="float" office:value="-3.59649898228394" calcext:value-type="float">
            <text:p>-3.5964989823</text:p>
          </table:table-cell>
          <table:table-cell table:formula="of:=ABS(([.C455]+[.D455])/2)" office:value-type="float" office:value="3.55142230573255" calcext:value-type="float">
            <text:p>3.5514223057</text:p>
          </table:table-cell>
          <table:table-cell office:value-type="float" office:value="-3.37048439208585" calcext:value-type="float">
            <text:p>-3.3704843921</text:p>
          </table:table-cell>
          <table:table-cell office:value-type="float" office:value="-3.52027734803591" calcext:value-type="float">
            <text:p>-3.520277348</text:p>
          </table:table-cell>
          <table:table-cell table:formula="of:=ABS(([.F455]+[.G455])/2)" office:value-type="float" office:value="3.44538087006088" calcext:value-type="float">
            <text:p>3.4453808701</text:p>
          </table:table-cell>
          <table:table-cell table:formula="of:=([.H455]+[.E455])/2" office:value-type="float" office:value="3.49840158789671" calcext:value-type="float">
            <text:p>3.4984015879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table:formula="of:=[.A456]/1000000" office:value-type="float" office:value="114" calcext:value-type="float">
            <text:p>114.00</text:p>
          </table:table-cell>
          <table:table-cell office:value-type="float" office:value="-3.42459947374857" calcext:value-type="float">
            <text:p>-3.4245994737</text:p>
          </table:table-cell>
          <table:table-cell office:value-type="float" office:value="-3.7516483664342" calcext:value-type="float">
            <text:p>-3.7516483664</text:p>
          </table:table-cell>
          <table:table-cell table:formula="of:=ABS(([.C456]+[.D456])/2)" office:value-type="float" office:value="3.58812392009138" calcext:value-type="float">
            <text:p>3.5881239201</text:p>
          </table:table-cell>
          <table:table-cell office:value-type="float" office:value="-3.29186903671686" calcext:value-type="float">
            <text:p>-3.2918690367</text:p>
          </table:table-cell>
          <table:table-cell office:value-type="float" office:value="-3.6370269942685" calcext:value-type="float">
            <text:p>-3.6370269943</text:p>
          </table:table-cell>
          <table:table-cell table:formula="of:=ABS(([.F456]+[.G456])/2)" office:value-type="float" office:value="3.46444801549268" calcext:value-type="float">
            <text:p>3.4644480155</text:p>
          </table:table-cell>
          <table:table-cell table:formula="of:=([.H456]+[.E456])/2" office:value-type="float" office:value="3.52628596779203" calcext:value-type="float">
            <text:p>3.5262859678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table:formula="of:=[.A457]/1000000" office:value-type="float" office:value="114.25" calcext:value-type="float">
            <text:p>114.25</text:p>
          </table:table-cell>
          <table:table-cell office:value-type="float" office:value="-3.18287215711425" calcext:value-type="float">
            <text:p>-3.1828721571</text:p>
          </table:table-cell>
          <table:table-cell office:value-type="float" office:value="-3.34241851040032" calcext:value-type="float">
            <text:p>-3.3424185104</text:p>
          </table:table-cell>
          <table:table-cell table:formula="of:=ABS(([.C457]+[.D457])/2)" office:value-type="float" office:value="3.26264533375728" calcext:value-type="float">
            <text:p>3.2626453338</text:p>
          </table:table-cell>
          <table:table-cell office:value-type="float" office:value="-3.16936627256721" calcext:value-type="float">
            <text:p>-3.1693662726</text:p>
          </table:table-cell>
          <table:table-cell office:value-type="float" office:value="-3.42917090531108" calcext:value-type="float">
            <text:p>-3.4291709053</text:p>
          </table:table-cell>
          <table:table-cell table:formula="of:=ABS(([.F457]+[.G457])/2)" office:value-type="float" office:value="3.29926858893914" calcext:value-type="float">
            <text:p>3.2992685889</text:p>
          </table:table-cell>
          <table:table-cell table:formula="of:=([.H457]+[.E457])/2" office:value-type="float" office:value="3.28095696134821" calcext:value-type="float">
            <text:p>3.280956961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table:formula="of:=[.A458]/1000000" office:value-type="float" office:value="114.5" calcext:value-type="float">
            <text:p>114.50</text:p>
          </table:table-cell>
          <table:table-cell office:value-type="float" office:value="-3.70742119747685" calcext:value-type="float">
            <text:p>-3.7074211975</text:p>
          </table:table-cell>
          <table:table-cell office:value-type="float" office:value="-3.54348210291425" calcext:value-type="float">
            <text:p>-3.5434821029</text:p>
          </table:table-cell>
          <table:table-cell table:formula="of:=ABS(([.C458]+[.D458])/2)" office:value-type="float" office:value="3.62545165019555" calcext:value-type="float">
            <text:p>3.6254516502</text:p>
          </table:table-cell>
          <table:table-cell office:value-type="float" office:value="-3.82574439192797" calcext:value-type="float">
            <text:p>-3.8257443919</text:p>
          </table:table-cell>
          <table:table-cell office:value-type="float" office:value="-3.57949721091613" calcext:value-type="float">
            <text:p>-3.5794972109</text:p>
          </table:table-cell>
          <table:table-cell table:formula="of:=ABS(([.F458]+[.G458])/2)" office:value-type="float" office:value="3.70262080142205" calcext:value-type="float">
            <text:p>3.7026208014</text:p>
          </table:table-cell>
          <table:table-cell table:formula="of:=([.H458]+[.E458])/2" office:value-type="float" office:value="3.6640362258088" calcext:value-type="float">
            <text:p>3.6640362258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table:formula="of:=[.A459]/1000000" office:value-type="float" office:value="114.75" calcext:value-type="float">
            <text:p>114.75</text:p>
          </table:table-cell>
          <table:table-cell office:value-type="float" office:value="-3.43508385916943" calcext:value-type="float">
            <text:p>-3.4350838592</text:p>
          </table:table-cell>
          <table:table-cell office:value-type="float" office:value="-3.29788521260085" calcext:value-type="float">
            <text:p>-3.2978852126</text:p>
          </table:table-cell>
          <table:table-cell table:formula="of:=ABS(([.C459]+[.D459])/2)" office:value-type="float" office:value="3.36648453588514" calcext:value-type="float">
            <text:p>3.3664845359</text:p>
          </table:table-cell>
          <table:table-cell office:value-type="float" office:value="-3.51191788143246" calcext:value-type="float">
            <text:p>-3.5119178814</text:p>
          </table:table-cell>
          <table:table-cell office:value-type="float" office:value="-3.34097531689198" calcext:value-type="float">
            <text:p>-3.3409753169</text:p>
          </table:table-cell>
          <table:table-cell table:formula="of:=ABS(([.F459]+[.G459])/2)" office:value-type="float" office:value="3.42644659916222" calcext:value-type="float">
            <text:p>3.4264465992</text:p>
          </table:table-cell>
          <table:table-cell table:formula="of:=([.H459]+[.E459])/2" office:value-type="float" office:value="3.39646556752368" calcext:value-type="float">
            <text:p>3.3964655675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table:formula="of:=[.A460]/1000000" office:value-type="float" office:value="115" calcext:value-type="float">
            <text:p>115.00</text:p>
          </table:table-cell>
          <table:table-cell office:value-type="float" office:value="-3.13857179728408" calcext:value-type="float">
            <text:p>-3.1385717973</text:p>
          </table:table-cell>
          <table:table-cell office:value-type="float" office:value="-3.62727691981015" calcext:value-type="float">
            <text:p>-3.6272769198</text:p>
          </table:table-cell>
          <table:table-cell table:formula="of:=ABS(([.C460]+[.D460])/2)" office:value-type="float" office:value="3.38292435854711" calcext:value-type="float">
            <text:p>3.3829243585</text:p>
          </table:table-cell>
          <table:table-cell office:value-type="float" office:value="-3.3574733846046" calcext:value-type="float">
            <text:p>-3.3574733846</text:p>
          </table:table-cell>
          <table:table-cell office:value-type="float" office:value="-3.60808524941081" calcext:value-type="float">
            <text:p>-3.6080852494</text:p>
          </table:table-cell>
          <table:table-cell table:formula="of:=ABS(([.F460]+[.G460])/2)" office:value-type="float" office:value="3.48277931700771" calcext:value-type="float">
            <text:p>3.482779317</text:p>
          </table:table-cell>
          <table:table-cell table:formula="of:=([.H460]+[.E460])/2" office:value-type="float" office:value="3.43285183777741" calcext:value-type="float">
            <text:p>3.432851837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table:formula="of:=[.A461]/1000000" office:value-type="float" office:value="115.25" calcext:value-type="float">
            <text:p>115.25</text:p>
          </table:table-cell>
          <table:table-cell office:value-type="float" office:value="-3.37374016084158" calcext:value-type="float">
            <text:p>-3.3737401608</text:p>
          </table:table-cell>
          <table:table-cell office:value-type="float" office:value="-3.44137271628187" calcext:value-type="float">
            <text:p>-3.4413727163</text:p>
          </table:table-cell>
          <table:table-cell table:formula="of:=ABS(([.C461]+[.D461])/2)" office:value-type="float" office:value="3.40755643856173" calcext:value-type="float">
            <text:p>3.4075564386</text:p>
          </table:table-cell>
          <table:table-cell office:value-type="float" office:value="-3.49705514293141" calcext:value-type="float">
            <text:p>-3.4970551429</text:p>
          </table:table-cell>
          <table:table-cell office:value-type="float" office:value="-3.46723965968622" calcext:value-type="float">
            <text:p>-3.4672396597</text:p>
          </table:table-cell>
          <table:table-cell table:formula="of:=ABS(([.F461]+[.G461])/2)" office:value-type="float" office:value="3.48214740130881" calcext:value-type="float">
            <text:p>3.4821474013</text:p>
          </table:table-cell>
          <table:table-cell table:formula="of:=([.H461]+[.E461])/2" office:value-type="float" office:value="3.44485191993527" calcext:value-type="float">
            <text:p>3.4448519199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table:formula="of:=[.A462]/1000000" office:value-type="float" office:value="115.5" calcext:value-type="float">
            <text:p>115.50</text:p>
          </table:table-cell>
          <table:table-cell office:value-type="float" office:value="-3.10266884492679" calcext:value-type="float">
            <text:p>-3.1026688449</text:p>
          </table:table-cell>
          <table:table-cell office:value-type="float" office:value="-3.3690767859457" calcext:value-type="float">
            <text:p>-3.3690767859</text:p>
          </table:table-cell>
          <table:table-cell table:formula="of:=ABS(([.C462]+[.D462])/2)" office:value-type="float" office:value="3.23587281543625" calcext:value-type="float">
            <text:p>3.2358728154</text:p>
          </table:table-cell>
          <table:table-cell office:value-type="float" office:value="-3.22970000748443" calcext:value-type="float">
            <text:p>-3.2297000075</text:p>
          </table:table-cell>
          <table:table-cell office:value-type="float" office:value="-3.39068758909901" calcext:value-type="float">
            <text:p>-3.3906875891</text:p>
          </table:table-cell>
          <table:table-cell table:formula="of:=ABS(([.F462]+[.G462])/2)" office:value-type="float" office:value="3.31019379829172" calcext:value-type="float">
            <text:p>3.3101937983</text:p>
          </table:table-cell>
          <table:table-cell table:formula="of:=([.H462]+[.E462])/2" office:value-type="float" office:value="3.27303330686398" calcext:value-type="float">
            <text:p>3.273033306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table:formula="of:=[.A463]/1000000" office:value-type="float" office:value="115.75" calcext:value-type="float">
            <text:p>115.75</text:p>
          </table:table-cell>
          <table:table-cell office:value-type="float" office:value="-3.17528263327308" calcext:value-type="float">
            <text:p>-3.1752826333</text:p>
          </table:table-cell>
          <table:table-cell office:value-type="float" office:value="-3.48317177972611" calcext:value-type="float">
            <text:p>-3.4831717797</text:p>
          </table:table-cell>
          <table:table-cell table:formula="of:=ABS(([.C463]+[.D463])/2)" office:value-type="float" office:value="3.32922720649959" calcext:value-type="float">
            <text:p>3.3292272065</text:p>
          </table:table-cell>
          <table:table-cell office:value-type="float" office:value="-3.0950752764311" calcext:value-type="float">
            <text:p>-3.0950752764</text:p>
          </table:table-cell>
          <table:table-cell office:value-type="float" office:value="-3.46972780123121" calcext:value-type="float">
            <text:p>-3.4697278012</text:p>
          </table:table-cell>
          <table:table-cell table:formula="of:=ABS(([.F463]+[.G463])/2)" office:value-type="float" office:value="3.28240153883115" calcext:value-type="float">
            <text:p>3.2824015388</text:p>
          </table:table-cell>
          <table:table-cell table:formula="of:=([.H463]+[.E463])/2" office:value-type="float" office:value="3.30581437266537" calcext:value-type="float">
            <text:p>3.305814372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table:formula="of:=[.A464]/1000000" office:value-type="float" office:value="116" calcext:value-type="float">
            <text:p>116.00</text:p>
          </table:table-cell>
          <table:table-cell office:value-type="float" office:value="-3.44218487023127" calcext:value-type="float">
            <text:p>-3.4421848702</text:p>
          </table:table-cell>
          <table:table-cell office:value-type="float" office:value="-3.47852566180028" calcext:value-type="float">
            <text:p>-3.4785256618</text:p>
          </table:table-cell>
          <table:table-cell table:formula="of:=ABS(([.C464]+[.D464])/2)" office:value-type="float" office:value="3.46035526601577" calcext:value-type="float">
            <text:p>3.460355266</text:p>
          </table:table-cell>
          <table:table-cell office:value-type="float" office:value="-3.44293944834535" calcext:value-type="float">
            <text:p>-3.4429394483</text:p>
          </table:table-cell>
          <table:table-cell office:value-type="float" office:value="-3.47126798351267" calcext:value-type="float">
            <text:p>-3.4712679835</text:p>
          </table:table-cell>
          <table:table-cell table:formula="of:=ABS(([.F464]+[.G464])/2)" office:value-type="float" office:value="3.45710371592901" calcext:value-type="float">
            <text:p>3.4571037159</text:p>
          </table:table-cell>
          <table:table-cell table:formula="of:=([.H464]+[.E464])/2" office:value-type="float" office:value="3.45872949097239" calcext:value-type="float">
            <text:p>3.458729491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table:formula="of:=[.A465]/1000000" office:value-type="float" office:value="116.25" calcext:value-type="float">
            <text:p>116.25</text:p>
          </table:table-cell>
          <table:table-cell office:value-type="float" office:value="-3.67564005253567" calcext:value-type="float">
            <text:p>-3.6756400525</text:p>
          </table:table-cell>
          <table:table-cell office:value-type="float" office:value="-3.68158484067539" calcext:value-type="float">
            <text:p>-3.6815848407</text:p>
          </table:table-cell>
          <table:table-cell table:formula="of:=ABS(([.C465]+[.D465])/2)" office:value-type="float" office:value="3.67861244660553" calcext:value-type="float">
            <text:p>3.6786124466</text:p>
          </table:table-cell>
          <table:table-cell office:value-type="float" office:value="-3.62494593995443" calcext:value-type="float">
            <text:p>-3.62494594</text:p>
          </table:table-cell>
          <table:table-cell office:value-type="float" office:value="-3.85527699641979" calcext:value-type="float">
            <text:p>-3.8552769964</text:p>
          </table:table-cell>
          <table:table-cell table:formula="of:=ABS(([.F465]+[.G465])/2)" office:value-type="float" office:value="3.74011146818711" calcext:value-type="float">
            <text:p>3.7401114682</text:p>
          </table:table-cell>
          <table:table-cell table:formula="of:=([.H465]+[.E465])/2" office:value-type="float" office:value="3.70936195739632" calcext:value-type="float">
            <text:p>3.709361957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table:formula="of:=[.A466]/1000000" office:value-type="float" office:value="116.5" calcext:value-type="float">
            <text:p>116.50</text:p>
          </table:table-cell>
          <table:table-cell office:value-type="float" office:value="-3.36405133218769" calcext:value-type="float">
            <text:p>-3.3640513322</text:p>
          </table:table-cell>
          <table:table-cell office:value-type="float" office:value="-3.79965208936967" calcext:value-type="float">
            <text:p>-3.7996520894</text:p>
          </table:table-cell>
          <table:table-cell table:formula="of:=ABS(([.C466]+[.D466])/2)" office:value-type="float" office:value="3.58185171077868" calcext:value-type="float">
            <text:p>3.5818517108</text:p>
          </table:table-cell>
          <table:table-cell office:value-type="float" office:value="-3.3047058528526" calcext:value-type="float">
            <text:p>-3.3047058529</text:p>
          </table:table-cell>
          <table:table-cell office:value-type="float" office:value="-3.81271637625228" calcext:value-type="float">
            <text:p>-3.8127163763</text:p>
          </table:table-cell>
          <table:table-cell table:formula="of:=ABS(([.F466]+[.G466])/2)" office:value-type="float" office:value="3.55871111455244" calcext:value-type="float">
            <text:p>3.5587111146</text:p>
          </table:table-cell>
          <table:table-cell table:formula="of:=([.H466]+[.E466])/2" office:value-type="float" office:value="3.57028141266556" calcext:value-type="float">
            <text:p>3.5702814127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table:formula="of:=[.A467]/1000000" office:value-type="float" office:value="116.75" calcext:value-type="float">
            <text:p>116.75</text:p>
          </table:table-cell>
          <table:table-cell office:value-type="float" office:value="-3.58119503996007" calcext:value-type="float">
            <text:p>-3.58119504</text:p>
          </table:table-cell>
          <table:table-cell office:value-type="float" office:value="-3.41053165377494" calcext:value-type="float">
            <text:p>-3.4105316538</text:p>
          </table:table-cell>
          <table:table-cell table:formula="of:=ABS(([.C467]+[.D467])/2)" office:value-type="float" office:value="3.49586334686751" calcext:value-type="float">
            <text:p>3.4958633469</text:p>
          </table:table-cell>
          <table:table-cell office:value-type="float" office:value="-3.45831334535601" calcext:value-type="float">
            <text:p>-3.4583133454</text:p>
          </table:table-cell>
          <table:table-cell office:value-type="float" office:value="-3.4151039381859" calcext:value-type="float">
            <text:p>-3.4151039382</text:p>
          </table:table-cell>
          <table:table-cell table:formula="of:=ABS(([.F467]+[.G467])/2)" office:value-type="float" office:value="3.43670864177095" calcext:value-type="float">
            <text:p>3.4367086418</text:p>
          </table:table-cell>
          <table:table-cell table:formula="of:=([.H467]+[.E467])/2" office:value-type="float" office:value="3.46628599431923" calcext:value-type="float">
            <text:p>3.4662859943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table:formula="of:=[.A468]/1000000" office:value-type="float" office:value="117" calcext:value-type="float">
            <text:p>117.00</text:p>
          </table:table-cell>
          <table:table-cell office:value-type="float" office:value="-3.41601296191864" calcext:value-type="float">
            <text:p>-3.4160129619</text:p>
          </table:table-cell>
          <table:table-cell office:value-type="float" office:value="-3.18064325165137" calcext:value-type="float">
            <text:p>-3.1806432517</text:p>
          </table:table-cell>
          <table:table-cell table:formula="of:=ABS(([.C468]+[.D468])/2)" office:value-type="float" office:value="3.298328106785" calcext:value-type="float">
            <text:p>3.2983281068</text:p>
          </table:table-cell>
          <table:table-cell office:value-type="float" office:value="-3.35833690366524" calcext:value-type="float">
            <text:p>-3.3583369037</text:p>
          </table:table-cell>
          <table:table-cell office:value-type="float" office:value="-3.22123848881271" calcext:value-type="float">
            <text:p>-3.2212384888</text:p>
          </table:table-cell>
          <table:table-cell table:formula="of:=ABS(([.F468]+[.G468])/2)" office:value-type="float" office:value="3.28978769623897" calcext:value-type="float">
            <text:p>3.2897876962</text:p>
          </table:table-cell>
          <table:table-cell table:formula="of:=([.H468]+[.E468])/2" office:value-type="float" office:value="3.29405790151199" calcext:value-type="float">
            <text:p>3.2940579015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table:formula="of:=[.A469]/1000000" office:value-type="float" office:value="117.25" calcext:value-type="float">
            <text:p>117.25</text:p>
          </table:table-cell>
          <table:table-cell office:value-type="float" office:value="-3.55576671933542" calcext:value-type="float">
            <text:p>-3.5557667193</text:p>
          </table:table-cell>
          <table:table-cell office:value-type="float" office:value="-3.5717562828995" calcext:value-type="float">
            <text:p>-3.5717562829</text:p>
          </table:table-cell>
          <table:table-cell table:formula="of:=ABS(([.C469]+[.D469])/2)" office:value-type="float" office:value="3.56376150111746" calcext:value-type="float">
            <text:p>3.5637615011</text:p>
          </table:table-cell>
          <table:table-cell office:value-type="float" office:value="-3.61513423380977" calcext:value-type="float">
            <text:p>-3.6151342338</text:p>
          </table:table-cell>
          <table:table-cell office:value-type="float" office:value="-3.6825485433865" calcext:value-type="float">
            <text:p>-3.6825485434</text:p>
          </table:table-cell>
          <table:table-cell table:formula="of:=ABS(([.F469]+[.G469])/2)" office:value-type="float" office:value="3.64884138859813" calcext:value-type="float">
            <text:p>3.6488413886</text:p>
          </table:table-cell>
          <table:table-cell table:formula="of:=([.H469]+[.E469])/2" office:value-type="float" office:value="3.6063014448578" calcext:value-type="float">
            <text:p>3.606301444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table:formula="of:=[.A470]/1000000" office:value-type="float" office:value="117.5" calcext:value-type="float">
            <text:p>117.50</text:p>
          </table:table-cell>
          <table:table-cell office:value-type="float" office:value="-3.39735184818762" calcext:value-type="float">
            <text:p>-3.3973518482</text:p>
          </table:table-cell>
          <table:table-cell office:value-type="float" office:value="-3.4208247800696" calcext:value-type="float">
            <text:p>-3.4208247801</text:p>
          </table:table-cell>
          <table:table-cell table:formula="of:=ABS(([.C470]+[.D470])/2)" office:value-type="float" office:value="3.40908831412861" calcext:value-type="float">
            <text:p>3.4090883141</text:p>
          </table:table-cell>
          <table:table-cell office:value-type="float" office:value="-3.34416914310166" calcext:value-type="float">
            <text:p>-3.3441691431</text:p>
          </table:table-cell>
          <table:table-cell office:value-type="float" office:value="-3.35986965861489" calcext:value-type="float">
            <text:p>-3.3598696586</text:p>
          </table:table-cell>
          <table:table-cell table:formula="of:=ABS(([.F470]+[.G470])/2)" office:value-type="float" office:value="3.35201940085827" calcext:value-type="float">
            <text:p>3.3520194009</text:p>
          </table:table-cell>
          <table:table-cell table:formula="of:=([.H470]+[.E470])/2" office:value-type="float" office:value="3.38055385749344" calcext:value-type="float">
            <text:p>3.3805538575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table:formula="of:=[.A471]/1000000" office:value-type="float" office:value="117.75" calcext:value-type="float">
            <text:p>117.75</text:p>
          </table:table-cell>
          <table:table-cell office:value-type="float" office:value="-3.61117936604316" calcext:value-type="float">
            <text:p>-3.611179366</text:p>
          </table:table-cell>
          <table:table-cell office:value-type="float" office:value="-3.31909523781124" calcext:value-type="float">
            <text:p>-3.3190952378</text:p>
          </table:table-cell>
          <table:table-cell table:formula="of:=ABS(([.C471]+[.D471])/2)" office:value-type="float" office:value="3.4651373019272" calcext:value-type="float">
            <text:p>3.4651373019</text:p>
          </table:table-cell>
          <table:table-cell office:value-type="float" office:value="-3.62450829055417" calcext:value-type="float">
            <text:p>-3.6245082906</text:p>
          </table:table-cell>
          <table:table-cell office:value-type="float" office:value="-3.39595426484081" calcext:value-type="float">
            <text:p>-3.3959542648</text:p>
          </table:table-cell>
          <table:table-cell table:formula="of:=ABS(([.F471]+[.G471])/2)" office:value-type="float" office:value="3.51023127769749" calcext:value-type="float">
            <text:p>3.5102312777</text:p>
          </table:table-cell>
          <table:table-cell table:formula="of:=([.H471]+[.E471])/2" office:value-type="float" office:value="3.48768428981234" calcext:value-type="float">
            <text:p>3.487684289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table:formula="of:=[.A472]/1000000" office:value-type="float" office:value="118" calcext:value-type="float">
            <text:p>118.00</text:p>
          </table:table-cell>
          <table:table-cell office:value-type="float" office:value="-3.34633527958655" calcext:value-type="float">
            <text:p>-3.3463352796</text:p>
          </table:table-cell>
          <table:table-cell office:value-type="float" office:value="-3.6742972915154" calcext:value-type="float">
            <text:p>-3.6742972915</text:p>
          </table:table-cell>
          <table:table-cell table:formula="of:=ABS(([.C472]+[.D472])/2)" office:value-type="float" office:value="3.51031628555098" calcext:value-type="float">
            <text:p>3.5103162856</text:p>
          </table:table-cell>
          <table:table-cell office:value-type="float" office:value="-3.24471519942397" calcext:value-type="float">
            <text:p>-3.2447151994</text:p>
          </table:table-cell>
          <table:table-cell office:value-type="float" office:value="-3.70531644757711" calcext:value-type="float">
            <text:p>-3.7053164476</text:p>
          </table:table-cell>
          <table:table-cell table:formula="of:=ABS(([.F472]+[.G472])/2)" office:value-type="float" office:value="3.47501582350054" calcext:value-type="float">
            <text:p>3.4750158235</text:p>
          </table:table-cell>
          <table:table-cell table:formula="of:=([.H472]+[.E472])/2" office:value-type="float" office:value="3.49266605452576" calcext:value-type="float">
            <text:p>3.492666054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table:formula="of:=[.A473]/1000000" office:value-type="float" office:value="118.25" calcext:value-type="float">
            <text:p>118.25</text:p>
          </table:table-cell>
          <table:table-cell office:value-type="float" office:value="-3.53400709053966" calcext:value-type="float">
            <text:p>-3.5340070905</text:p>
          </table:table-cell>
          <table:table-cell office:value-type="float" office:value="-3.22190481579525" calcext:value-type="float">
            <text:p>-3.2219048158</text:p>
          </table:table-cell>
          <table:table-cell table:formula="of:=ABS(([.C473]+[.D473])/2)" office:value-type="float" office:value="3.37795595316746" calcext:value-type="float">
            <text:p>3.3779559532</text:p>
          </table:table-cell>
          <table:table-cell office:value-type="float" office:value="-3.49902960012165" calcext:value-type="float">
            <text:p>-3.4990296001</text:p>
          </table:table-cell>
          <table:table-cell office:value-type="float" office:value="-3.16391109508964" calcext:value-type="float">
            <text:p>-3.1639110951</text:p>
          </table:table-cell>
          <table:table-cell table:formula="of:=ABS(([.F473]+[.G473])/2)" office:value-type="float" office:value="3.33147034760564" calcext:value-type="float">
            <text:p>3.3314703476</text:p>
          </table:table-cell>
          <table:table-cell table:formula="of:=([.H473]+[.E473])/2" office:value-type="float" office:value="3.35471315038655" calcext:value-type="float">
            <text:p>3.3547131504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table:formula="of:=[.A474]/1000000" office:value-type="float" office:value="118.5" calcext:value-type="float">
            <text:p>118.50</text:p>
          </table:table-cell>
          <table:table-cell office:value-type="float" office:value="-3.50891963458463" calcext:value-type="float">
            <text:p>-3.5089196346</text:p>
          </table:table-cell>
          <table:table-cell office:value-type="float" office:value="-3.44889118035222" calcext:value-type="float">
            <text:p>-3.4488911804</text:p>
          </table:table-cell>
          <table:table-cell table:formula="of:=ABS(([.C474]+[.D474])/2)" office:value-type="float" office:value="3.47890540746842" calcext:value-type="float">
            <text:p>3.4789054075</text:p>
          </table:table-cell>
          <table:table-cell office:value-type="float" office:value="-3.57797681257331" calcext:value-type="float">
            <text:p>-3.5779768126</text:p>
          </table:table-cell>
          <table:table-cell office:value-type="float" office:value="-3.54061576629895" calcext:value-type="float">
            <text:p>-3.5406157663</text:p>
          </table:table-cell>
          <table:table-cell table:formula="of:=ABS(([.F474]+[.G474])/2)" office:value-type="float" office:value="3.55929628943613" calcext:value-type="float">
            <text:p>3.5592962894</text:p>
          </table:table-cell>
          <table:table-cell table:formula="of:=([.H474]+[.E474])/2" office:value-type="float" office:value="3.51910084845228" calcext:value-type="float">
            <text:p>3.5191008485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table:formula="of:=[.A475]/1000000" office:value-type="float" office:value="118.75" calcext:value-type="float">
            <text:p>118.75</text:p>
          </table:table-cell>
          <table:table-cell office:value-type="float" office:value="-3.31104033778361" calcext:value-type="float">
            <text:p>-3.3110403378</text:p>
          </table:table-cell>
          <table:table-cell office:value-type="float" office:value="-3.46170300135103" calcext:value-type="float">
            <text:p>-3.4617030014</text:p>
          </table:table-cell>
          <table:table-cell table:formula="of:=ABS(([.C475]+[.D475])/2)" office:value-type="float" office:value="3.38637166956732" calcext:value-type="float">
            <text:p>3.3863716696</text:p>
          </table:table-cell>
          <table:table-cell office:value-type="float" office:value="-3.30664474384437" calcext:value-type="float">
            <text:p>-3.3066447438</text:p>
          </table:table-cell>
          <table:table-cell office:value-type="float" office:value="-3.40096190826457" calcext:value-type="float">
            <text:p>-3.4009619083</text:p>
          </table:table-cell>
          <table:table-cell table:formula="of:=ABS(([.F475]+[.G475])/2)" office:value-type="float" office:value="3.35380332605447" calcext:value-type="float">
            <text:p>3.3538033261</text:p>
          </table:table-cell>
          <table:table-cell table:formula="of:=([.H475]+[.E475])/2" office:value-type="float" office:value="3.37008749781089" calcext:value-type="float">
            <text:p>3.370087497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table:formula="of:=[.A476]/1000000" office:value-type="float" office:value="119" calcext:value-type="float">
            <text:p>119.00</text:p>
          </table:table-cell>
          <table:table-cell office:value-type="float" office:value="-3.49467791117903" calcext:value-type="float">
            <text:p>-3.4946779112</text:p>
          </table:table-cell>
          <table:table-cell office:value-type="float" office:value="-3.90699284910047" calcext:value-type="float">
            <text:p>-3.9069928491</text:p>
          </table:table-cell>
          <table:table-cell table:formula="of:=ABS(([.C476]+[.D476])/2)" office:value-type="float" office:value="3.70083538013975" calcext:value-type="float">
            <text:p>3.7008353801</text:p>
          </table:table-cell>
          <table:table-cell office:value-type="float" office:value="-3.52545338818175" calcext:value-type="float">
            <text:p>-3.5254533882</text:p>
          </table:table-cell>
          <table:table-cell office:value-type="float" office:value="-3.81605097065887" calcext:value-type="float">
            <text:p>-3.8160509707</text:p>
          </table:table-cell>
          <table:table-cell table:formula="of:=ABS(([.F476]+[.G476])/2)" office:value-type="float" office:value="3.67075217942031" calcext:value-type="float">
            <text:p>3.6707521794</text:p>
          </table:table-cell>
          <table:table-cell table:formula="of:=([.H476]+[.E476])/2" office:value-type="float" office:value="3.68579377978003" calcext:value-type="float">
            <text:p>3.6857937798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table:formula="of:=[.A477]/1000000" office:value-type="float" office:value="119.25" calcext:value-type="float">
            <text:p>119.25</text:p>
          </table:table-cell>
          <table:table-cell office:value-type="float" office:value="-3.33220980266185" calcext:value-type="float">
            <text:p>-3.3322098027</text:p>
          </table:table-cell>
          <table:table-cell office:value-type="float" office:value="-3.65202143563034" calcext:value-type="float">
            <text:p>-3.6520214356</text:p>
          </table:table-cell>
          <table:table-cell table:formula="of:=ABS(([.C477]+[.D477])/2)" office:value-type="float" office:value="3.4921156191461" calcext:value-type="float">
            <text:p>3.4921156191</text:p>
          </table:table-cell>
          <table:table-cell office:value-type="float" office:value="-3.41829280819247" calcext:value-type="float">
            <text:p>-3.4182928082</text:p>
          </table:table-cell>
          <table:table-cell office:value-type="float" office:value="-3.48401903767674" calcext:value-type="float">
            <text:p>-3.4840190377</text:p>
          </table:table-cell>
          <table:table-cell table:formula="of:=ABS(([.F477]+[.G477])/2)" office:value-type="float" office:value="3.45115592293461" calcext:value-type="float">
            <text:p>3.4511559229</text:p>
          </table:table-cell>
          <table:table-cell table:formula="of:=([.H477]+[.E477])/2" office:value-type="float" office:value="3.47163577104035" calcext:value-type="float">
            <text:p>3.471635771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table:formula="of:=[.A478]/1000000" office:value-type="float" office:value="119.5" calcext:value-type="float">
            <text:p>119.50</text:p>
          </table:table-cell>
          <table:table-cell office:value-type="float" office:value="-3.45926135836269" calcext:value-type="float">
            <text:p>-3.4592613584</text:p>
          </table:table-cell>
          <table:table-cell office:value-type="float" office:value="-3.54928074814326" calcext:value-type="float">
            <text:p>-3.5492807481</text:p>
          </table:table-cell>
          <table:table-cell table:formula="of:=ABS(([.C478]+[.D478])/2)" office:value-type="float" office:value="3.50427105325297" calcext:value-type="float">
            <text:p>3.5042710533</text:p>
          </table:table-cell>
          <table:table-cell office:value-type="float" office:value="-3.50212550564612" calcext:value-type="float">
            <text:p>-3.5021255056</text:p>
          </table:table-cell>
          <table:table-cell office:value-type="float" office:value="-3.55077968626072" calcext:value-type="float">
            <text:p>-3.5507796863</text:p>
          </table:table-cell>
          <table:table-cell table:formula="of:=ABS(([.F478]+[.G478])/2)" office:value-type="float" office:value="3.52645259595342" calcext:value-type="float">
            <text:p>3.526452596</text:p>
          </table:table-cell>
          <table:table-cell table:formula="of:=([.H478]+[.E478])/2" office:value-type="float" office:value="3.5153618246032" calcext:value-type="float">
            <text:p>3.515361824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table:formula="of:=[.A479]/1000000" office:value-type="float" office:value="119.75" calcext:value-type="float">
            <text:p>119.75</text:p>
          </table:table-cell>
          <table:table-cell office:value-type="float" office:value="-3.23186786491993" calcext:value-type="float">
            <text:p>-3.2318678649</text:p>
          </table:table-cell>
          <table:table-cell office:value-type="float" office:value="-3.59947555319945" calcext:value-type="float">
            <text:p>-3.5994755532</text:p>
          </table:table-cell>
          <table:table-cell table:formula="of:=ABS(([.C479]+[.D479])/2)" office:value-type="float" office:value="3.41567170905969" calcext:value-type="float">
            <text:p>3.4156717091</text:p>
          </table:table-cell>
          <table:table-cell office:value-type="float" office:value="-3.20481788591184" calcext:value-type="float">
            <text:p>-3.2048178859</text:p>
          </table:table-cell>
          <table:table-cell office:value-type="float" office:value="-3.72178121138455" calcext:value-type="float">
            <text:p>-3.7217812114</text:p>
          </table:table-cell>
          <table:table-cell table:formula="of:=ABS(([.F479]+[.G479])/2)" office:value-type="float" office:value="3.46329954864819" calcext:value-type="float">
            <text:p>3.4632995486</text:p>
          </table:table-cell>
          <table:table-cell table:formula="of:=([.H479]+[.E479])/2" office:value-type="float" office:value="3.43948562885394" calcext:value-type="float">
            <text:p>3.4394856289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table:formula="of:=[.A480]/1000000" office:value-type="float" office:value="120" calcext:value-type="float">
            <text:p>120.00</text:p>
          </table:table-cell>
          <table:table-cell office:value-type="float" office:value="-3.41131113793885" calcext:value-type="float">
            <text:p>-3.4113111379</text:p>
          </table:table-cell>
          <table:table-cell office:value-type="float" office:value="-3.44757119410202" calcext:value-type="float">
            <text:p>-3.4475711941</text:p>
          </table:table-cell>
          <table:table-cell table:formula="of:=ABS(([.C480]+[.D480])/2)" office:value-type="float" office:value="3.42944116602044" calcext:value-type="float">
            <text:p>3.429441166</text:p>
          </table:table-cell>
          <table:table-cell office:value-type="float" office:value="-3.52274210812005" calcext:value-type="float">
            <text:p>-3.5227421081</text:p>
          </table:table-cell>
          <table:table-cell office:value-type="float" office:value="-3.49459325202306" calcext:value-type="float">
            <text:p>-3.494593252</text:p>
          </table:table-cell>
          <table:table-cell table:formula="of:=ABS(([.F480]+[.G480])/2)" office:value-type="float" office:value="3.50866768007155" calcext:value-type="float">
            <text:p>3.5086676801</text:p>
          </table:table-cell>
          <table:table-cell table:formula="of:=([.H480]+[.E480])/2" office:value-type="float" office:value="3.46905442304599" calcext:value-type="float">
            <text:p>3.469054423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table:formula="of:=[.A481]/1000000" office:value-type="float" office:value="120.25" calcext:value-type="float">
            <text:p>120.25</text:p>
          </table:table-cell>
          <table:table-cell office:value-type="float" office:value="-3.32520848271973" calcext:value-type="float">
            <text:p>-3.3252084827</text:p>
          </table:table-cell>
          <table:table-cell office:value-type="float" office:value="-3.74045622729347" calcext:value-type="float">
            <text:p>-3.7404562273</text:p>
          </table:table-cell>
          <table:table-cell table:formula="of:=ABS(([.C481]+[.D481])/2)" office:value-type="float" office:value="3.5328323550066" calcext:value-type="float">
            <text:p>3.532832355</text:p>
          </table:table-cell>
          <table:table-cell office:value-type="float" office:value="-3.2526678010802" calcext:value-type="float">
            <text:p>-3.2526678011</text:p>
          </table:table-cell>
          <table:table-cell office:value-type="float" office:value="-3.75896203245435" calcext:value-type="float">
            <text:p>-3.7589620325</text:p>
          </table:table-cell>
          <table:table-cell table:formula="of:=ABS(([.F481]+[.G481])/2)" office:value-type="float" office:value="3.50581491676727" calcext:value-type="float">
            <text:p>3.5058149168</text:p>
          </table:table-cell>
          <table:table-cell table:formula="of:=([.H481]+[.E481])/2" office:value-type="float" office:value="3.51932363588694" calcext:value-type="float">
            <text:p>3.5193236359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table:formula="of:=[.A482]/1000000" office:value-type="float" office:value="120.5" calcext:value-type="float">
            <text:p>120.50</text:p>
          </table:table-cell>
          <table:table-cell office:value-type="float" office:value="-3.44992190625154" calcext:value-type="float">
            <text:p>-3.4499219063</text:p>
          </table:table-cell>
          <table:table-cell office:value-type="float" office:value="-3.79094787329274" calcext:value-type="float">
            <text:p>-3.7909478733</text:p>
          </table:table-cell>
          <table:table-cell table:formula="of:=ABS(([.C482]+[.D482])/2)" office:value-type="float" office:value="3.62043488977214" calcext:value-type="float">
            <text:p>3.6204348898</text:p>
          </table:table-cell>
          <table:table-cell office:value-type="float" office:value="-3.33417948233399" calcext:value-type="float">
            <text:p>-3.3341794823</text:p>
          </table:table-cell>
          <table:table-cell office:value-type="float" office:value="-3.77805219805692" calcext:value-type="float">
            <text:p>-3.7780521981</text:p>
          </table:table-cell>
          <table:table-cell table:formula="of:=ABS(([.F482]+[.G482])/2)" office:value-type="float" office:value="3.55611584019545" calcext:value-type="float">
            <text:p>3.5561158402</text:p>
          </table:table-cell>
          <table:table-cell table:formula="of:=([.H482]+[.E482])/2" office:value-type="float" office:value="3.5882753649838" calcext:value-type="float">
            <text:p>3.588275365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table:formula="of:=[.A483]/1000000" office:value-type="float" office:value="120.75" calcext:value-type="float">
            <text:p>120.75</text:p>
          </table:table-cell>
          <table:table-cell office:value-type="float" office:value="-3.30480573130583" calcext:value-type="float">
            <text:p>-3.3048057313</text:p>
          </table:table-cell>
          <table:table-cell office:value-type="float" office:value="-3.37375710471387" calcext:value-type="float">
            <text:p>-3.3737571047</text:p>
          </table:table-cell>
          <table:table-cell table:formula="of:=ABS(([.C483]+[.D483])/2)" office:value-type="float" office:value="3.33928141800985" calcext:value-type="float">
            <text:p>3.339281418</text:p>
          </table:table-cell>
          <table:table-cell office:value-type="float" office:value="-3.21479460367309" calcext:value-type="float">
            <text:p>-3.2147946037</text:p>
          </table:table-cell>
          <table:table-cell office:value-type="float" office:value="-3.27453368174634" calcext:value-type="float">
            <text:p>-3.2745336817</text:p>
          </table:table-cell>
          <table:table-cell table:formula="of:=ABS(([.F483]+[.G483])/2)" office:value-type="float" office:value="3.24466414270972" calcext:value-type="float">
            <text:p>3.2446641427</text:p>
          </table:table-cell>
          <table:table-cell table:formula="of:=([.H483]+[.E483])/2" office:value-type="float" office:value="3.29197278035978" calcext:value-type="float">
            <text:p>3.2919727804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table:formula="of:=[.A484]/1000000" office:value-type="float" office:value="121" calcext:value-type="float">
            <text:p>121.00</text:p>
          </table:table-cell>
          <table:table-cell office:value-type="float" office:value="-3.20465601291953" calcext:value-type="float">
            <text:p>-3.2046560129</text:p>
          </table:table-cell>
          <table:table-cell office:value-type="float" office:value="-3.80907403419037" calcext:value-type="float">
            <text:p>-3.8090740342</text:p>
          </table:table-cell>
          <table:table-cell table:formula="of:=ABS(([.C484]+[.D484])/2)" office:value-type="float" office:value="3.50686502355495" calcext:value-type="float">
            <text:p>3.5068650236</text:p>
          </table:table-cell>
          <table:table-cell office:value-type="float" office:value="-3.28222925055474" calcext:value-type="float">
            <text:p>-3.2822292506</text:p>
          </table:table-cell>
          <table:table-cell office:value-type="float" office:value="-3.93254097961908" calcext:value-type="float">
            <text:p>-3.9325409796</text:p>
          </table:table-cell>
          <table:table-cell table:formula="of:=ABS(([.F484]+[.G484])/2)" office:value-type="float" office:value="3.60738511508691" calcext:value-type="float">
            <text:p>3.6073851151</text:p>
          </table:table-cell>
          <table:table-cell table:formula="of:=([.H484]+[.E484])/2" office:value-type="float" office:value="3.55712506932093" calcext:value-type="float">
            <text:p>3.5571250693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table:formula="of:=[.A485]/1000000" office:value-type="float" office:value="121.25" calcext:value-type="float">
            <text:p>121.25</text:p>
          </table:table-cell>
          <table:table-cell office:value-type="float" office:value="-3.26467660943083" calcext:value-type="float">
            <text:p>-3.2646766094</text:p>
          </table:table-cell>
          <table:table-cell office:value-type="float" office:value="-3.35592117795378" calcext:value-type="float">
            <text:p>-3.355921178</text:p>
          </table:table-cell>
          <table:table-cell table:formula="of:=ABS(([.C485]+[.D485])/2)" office:value-type="float" office:value="3.3102988936923" calcext:value-type="float">
            <text:p>3.3102988937</text:p>
          </table:table-cell>
          <table:table-cell office:value-type="float" office:value="-3.23324999029197" calcext:value-type="float">
            <text:p>-3.2332499903</text:p>
          </table:table-cell>
          <table:table-cell office:value-type="float" office:value="-3.39815471851924" calcext:value-type="float">
            <text:p>-3.3981547185</text:p>
          </table:table-cell>
          <table:table-cell table:formula="of:=ABS(([.F485]+[.G485])/2)" office:value-type="float" office:value="3.31570235440561" calcext:value-type="float">
            <text:p>3.3157023544</text:p>
          </table:table-cell>
          <table:table-cell table:formula="of:=([.H485]+[.E485])/2" office:value-type="float" office:value="3.31300062404896" calcext:value-type="float">
            <text:p>3.31300062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table:formula="of:=[.A486]/1000000" office:value-type="float" office:value="121.5" calcext:value-type="float">
            <text:p>121.50</text:p>
          </table:table-cell>
          <table:table-cell office:value-type="float" office:value="-3.16088711355174" calcext:value-type="float">
            <text:p>-3.1608871136</text:p>
          </table:table-cell>
          <table:table-cell office:value-type="float" office:value="-3.2027156115812" calcext:value-type="float">
            <text:p>-3.2027156116</text:p>
          </table:table-cell>
          <table:table-cell table:formula="of:=ABS(([.C486]+[.D486])/2)" office:value-type="float" office:value="3.18180136256647" calcext:value-type="float">
            <text:p>3.1818013626</text:p>
          </table:table-cell>
          <table:table-cell office:value-type="float" office:value="-3.10799432848808" calcext:value-type="float">
            <text:p>-3.1079943285</text:p>
          </table:table-cell>
          <table:table-cell office:value-type="float" office:value="-3.18804577577325" calcext:value-type="float">
            <text:p>-3.1880457758</text:p>
          </table:table-cell>
          <table:table-cell table:formula="of:=ABS(([.F486]+[.G486])/2)" office:value-type="float" office:value="3.14802005213066" calcext:value-type="float">
            <text:p>3.1480200521</text:p>
          </table:table-cell>
          <table:table-cell table:formula="of:=([.H486]+[.E486])/2" office:value-type="float" office:value="3.16491070734857" calcext:value-type="float">
            <text:p>3.1649107073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table:formula="of:=[.A487]/1000000" office:value-type="float" office:value="121.75" calcext:value-type="float">
            <text:p>121.75</text:p>
          </table:table-cell>
          <table:table-cell office:value-type="float" office:value="-3.55586858488075" calcext:value-type="float">
            <text:p>-3.5558685849</text:p>
          </table:table-cell>
          <table:table-cell office:value-type="float" office:value="-3.67567599084144" calcext:value-type="float">
            <text:p>-3.6756759908</text:p>
          </table:table-cell>
          <table:table-cell table:formula="of:=ABS(([.C487]+[.D487])/2)" office:value-type="float" office:value="3.61577228786109" calcext:value-type="float">
            <text:p>3.6157722879</text:p>
          </table:table-cell>
          <table:table-cell office:value-type="float" office:value="-3.5096639127979" calcext:value-type="float">
            <text:p>-3.5096639128</text:p>
          </table:table-cell>
          <table:table-cell office:value-type="float" office:value="-3.60593125947844" calcext:value-type="float">
            <text:p>-3.6059312595</text:p>
          </table:table-cell>
          <table:table-cell table:formula="of:=ABS(([.F487]+[.G487])/2)" office:value-type="float" office:value="3.55779758613817" calcext:value-type="float">
            <text:p>3.5577975861</text:p>
          </table:table-cell>
          <table:table-cell table:formula="of:=([.H487]+[.E487])/2" office:value-type="float" office:value="3.58678493699963" calcext:value-type="float">
            <text:p>3.586784937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table:formula="of:=[.A488]/1000000" office:value-type="float" office:value="122" calcext:value-type="float">
            <text:p>122.00</text:p>
          </table:table-cell>
          <table:table-cell office:value-type="float" office:value="-3.55872584924706" calcext:value-type="float">
            <text:p>-3.5587258492</text:p>
          </table:table-cell>
          <table:table-cell office:value-type="float" office:value="-3.5285042479371" calcext:value-type="float">
            <text:p>-3.5285042479</text:p>
          </table:table-cell>
          <table:table-cell table:formula="of:=ABS(([.C488]+[.D488])/2)" office:value-type="float" office:value="3.54361504859208" calcext:value-type="float">
            <text:p>3.5436150486</text:p>
          </table:table-cell>
          <table:table-cell office:value-type="float" office:value="-3.49926216178387" calcext:value-type="float">
            <text:p>-3.4992621618</text:p>
          </table:table-cell>
          <table:table-cell office:value-type="float" office:value="-3.53594440434627" calcext:value-type="float">
            <text:p>-3.5359444043</text:p>
          </table:table-cell>
          <table:table-cell table:formula="of:=ABS(([.F488]+[.G488])/2)" office:value-type="float" office:value="3.51760328306507" calcext:value-type="float">
            <text:p>3.5176032831</text:p>
          </table:table-cell>
          <table:table-cell table:formula="of:=([.H488]+[.E488])/2" office:value-type="float" office:value="3.53060916582857" calcext:value-type="float">
            <text:p>3.530609165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table:formula="of:=[.A489]/1000000" office:value-type="float" office:value="122.25" calcext:value-type="float">
            <text:p>122.25</text:p>
          </table:table-cell>
          <table:table-cell office:value-type="float" office:value="-3.57189122204789" calcext:value-type="float">
            <text:p>-3.571891222</text:p>
          </table:table-cell>
          <table:table-cell office:value-type="float" office:value="-3.52269991183492" calcext:value-type="float">
            <text:p>-3.5226999118</text:p>
          </table:table-cell>
          <table:table-cell table:formula="of:=ABS(([.C489]+[.D489])/2)" office:value-type="float" office:value="3.5472955669414" calcext:value-type="float">
            <text:p>3.5472955669</text:p>
          </table:table-cell>
          <table:table-cell office:value-type="float" office:value="-3.52199949012741" calcext:value-type="float">
            <text:p>-3.5219994901</text:p>
          </table:table-cell>
          <table:table-cell office:value-type="float" office:value="-3.46606056509779" calcext:value-type="float">
            <text:p>-3.4660605651</text:p>
          </table:table-cell>
          <table:table-cell table:formula="of:=ABS(([.F489]+[.G489])/2)" office:value-type="float" office:value="3.4940300276126" calcext:value-type="float">
            <text:p>3.4940300276</text:p>
          </table:table-cell>
          <table:table-cell table:formula="of:=([.H489]+[.E489])/2" office:value-type="float" office:value="3.520662797277" calcext:value-type="float">
            <text:p>3.5206627973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table:formula="of:=[.A490]/1000000" office:value-type="float" office:value="122.5" calcext:value-type="float">
            <text:p>122.50</text:p>
          </table:table-cell>
          <table:table-cell office:value-type="float" office:value="-3.17204610805771" calcext:value-type="float">
            <text:p>-3.1720461081</text:p>
          </table:table-cell>
          <table:table-cell office:value-type="float" office:value="-3.39378357974261" calcext:value-type="float">
            <text:p>-3.3937835797</text:p>
          </table:table-cell>
          <table:table-cell table:formula="of:=ABS(([.C490]+[.D490])/2)" office:value-type="float" office:value="3.28291484390016" calcext:value-type="float">
            <text:p>3.2829148439</text:p>
          </table:table-cell>
          <table:table-cell office:value-type="float" office:value="-3.26706476789161" calcext:value-type="float">
            <text:p>-3.2670647679</text:p>
          </table:table-cell>
          <table:table-cell office:value-type="float" office:value="-3.45696454130521" calcext:value-type="float">
            <text:p>-3.4569645413</text:p>
          </table:table-cell>
          <table:table-cell table:formula="of:=ABS(([.F490]+[.G490])/2)" office:value-type="float" office:value="3.36201465459841" calcext:value-type="float">
            <text:p>3.3620146546</text:p>
          </table:table-cell>
          <table:table-cell table:formula="of:=([.H490]+[.E490])/2" office:value-type="float" office:value="3.32246474924928" calcext:value-type="float">
            <text:p>3.3224647492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table:formula="of:=[.A491]/1000000" office:value-type="float" office:value="122.75" calcext:value-type="float">
            <text:p>122.75</text:p>
          </table:table-cell>
          <table:table-cell office:value-type="float" office:value="-3.16395990344704" calcext:value-type="float">
            <text:p>-3.1639599034</text:p>
          </table:table-cell>
          <table:table-cell office:value-type="float" office:value="-3.69085755612588" calcext:value-type="float">
            <text:p>-3.6908575561</text:p>
          </table:table-cell>
          <table:table-cell table:formula="of:=ABS(([.C491]+[.D491])/2)" office:value-type="float" office:value="3.42740872978646" calcext:value-type="float">
            <text:p>3.4274087298</text:p>
          </table:table-cell>
          <table:table-cell office:value-type="float" office:value="-3.147442775378" calcext:value-type="float">
            <text:p>-3.1474427754</text:p>
          </table:table-cell>
          <table:table-cell office:value-type="float" office:value="-3.56885455495409" calcext:value-type="float">
            <text:p>-3.568854555</text:p>
          </table:table-cell>
          <table:table-cell table:formula="of:=ABS(([.F491]+[.G491])/2)" office:value-type="float" office:value="3.35814866516604" calcext:value-type="float">
            <text:p>3.3581486652</text:p>
          </table:table-cell>
          <table:table-cell table:formula="of:=([.H491]+[.E491])/2" office:value-type="float" office:value="3.39277869747625" calcext:value-type="float">
            <text:p>3.392778697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table:formula="of:=[.A492]/1000000" office:value-type="float" office:value="123" calcext:value-type="float">
            <text:p>123.00</text:p>
          </table:table-cell>
          <table:table-cell office:value-type="float" office:value="-3.44111937615674" calcext:value-type="float">
            <text:p>-3.4411193762</text:p>
          </table:table-cell>
          <table:table-cell office:value-type="float" office:value="-3.22890859790009" calcext:value-type="float">
            <text:p>-3.2289085979</text:p>
          </table:table-cell>
          <table:table-cell table:formula="of:=ABS(([.C492]+[.D492])/2)" office:value-type="float" office:value="3.33501398702841" calcext:value-type="float">
            <text:p>3.335013987</text:p>
          </table:table-cell>
          <table:table-cell office:value-type="float" office:value="-3.37274933784592" calcext:value-type="float">
            <text:p>-3.3727493378</text:p>
          </table:table-cell>
          <table:table-cell office:value-type="float" office:value="-3.17997953560465" calcext:value-type="float">
            <text:p>-3.1799795356</text:p>
          </table:table-cell>
          <table:table-cell table:formula="of:=ABS(([.F492]+[.G492])/2)" office:value-type="float" office:value="3.27636443672528" calcext:value-type="float">
            <text:p>3.2763644367</text:p>
          </table:table-cell>
          <table:table-cell table:formula="of:=([.H492]+[.E492])/2" office:value-type="float" office:value="3.30568921187685" calcext:value-type="float">
            <text:p>3.3056892119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table:formula="of:=[.A493]/1000000" office:value-type="float" office:value="123.25" calcext:value-type="float">
            <text:p>123.25</text:p>
          </table:table-cell>
          <table:table-cell office:value-type="float" office:value="-3.42507782531785" calcext:value-type="float">
            <text:p>-3.4250778253</text:p>
          </table:table-cell>
          <table:table-cell office:value-type="float" office:value="-3.27119003087394" calcext:value-type="float">
            <text:p>-3.2711900309</text:p>
          </table:table-cell>
          <table:table-cell table:formula="of:=ABS(([.C493]+[.D493])/2)" office:value-type="float" office:value="3.34813392809589" calcext:value-type="float">
            <text:p>3.3481339281</text:p>
          </table:table-cell>
          <table:table-cell office:value-type="float" office:value="-3.44549724421062" calcext:value-type="float">
            <text:p>-3.4454972442</text:p>
          </table:table-cell>
          <table:table-cell office:value-type="float" office:value="-3.27519673156771" calcext:value-type="float">
            <text:p>-3.2751967316</text:p>
          </table:table-cell>
          <table:table-cell table:formula="of:=ABS(([.F493]+[.G493])/2)" office:value-type="float" office:value="3.36034698788916" calcext:value-type="float">
            <text:p>3.3603469879</text:p>
          </table:table-cell>
          <table:table-cell table:formula="of:=([.H493]+[.E493])/2" office:value-type="float" office:value="3.35424045799253" calcext:value-type="float">
            <text:p>3.354240458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table:formula="of:=[.A494]/1000000" office:value-type="float" office:value="123.5" calcext:value-type="float">
            <text:p>123.50</text:p>
          </table:table-cell>
          <table:table-cell office:value-type="float" office:value="-3.47736685219428" calcext:value-type="float">
            <text:p>-3.4773668522</text:p>
          </table:table-cell>
          <table:table-cell office:value-type="float" office:value="-3.34002368546837" calcext:value-type="float">
            <text:p>-3.3400236855</text:p>
          </table:table-cell>
          <table:table-cell table:formula="of:=ABS(([.C494]+[.D494])/2)" office:value-type="float" office:value="3.40869526883132" calcext:value-type="float">
            <text:p>3.4086952688</text:p>
          </table:table-cell>
          <table:table-cell office:value-type="float" office:value="-3.47650664750795" calcext:value-type="float">
            <text:p>-3.4765066475</text:p>
          </table:table-cell>
          <table:table-cell office:value-type="float" office:value="-3.41660950178706" calcext:value-type="float">
            <text:p>-3.4166095018</text:p>
          </table:table-cell>
          <table:table-cell table:formula="of:=ABS(([.F494]+[.G494])/2)" office:value-type="float" office:value="3.4465580746475" calcext:value-type="float">
            <text:p>3.4465580746</text:p>
          </table:table-cell>
          <table:table-cell table:formula="of:=([.H494]+[.E494])/2" office:value-type="float" office:value="3.42762667173942" calcext:value-type="float">
            <text:p>3.4276266717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table:formula="of:=[.A495]/1000000" office:value-type="float" office:value="123.75" calcext:value-type="float">
            <text:p>123.75</text:p>
          </table:table-cell>
          <table:table-cell office:value-type="float" office:value="-3.18888970423586" calcext:value-type="float">
            <text:p>-3.1888897042</text:p>
          </table:table-cell>
          <table:table-cell office:value-type="float" office:value="-3.31688974424748" calcext:value-type="float">
            <text:p>-3.3168897442</text:p>
          </table:table-cell>
          <table:table-cell table:formula="of:=ABS(([.C495]+[.D495])/2)" office:value-type="float" office:value="3.25288972424167" calcext:value-type="float">
            <text:p>3.2528897242</text:p>
          </table:table-cell>
          <table:table-cell office:value-type="float" office:value="-3.08725031485255" calcext:value-type="float">
            <text:p>-3.0872503149</text:p>
          </table:table-cell>
          <table:table-cell office:value-type="float" office:value="-3.29148047638659" calcext:value-type="float">
            <text:p>-3.2914804764</text:p>
          </table:table-cell>
          <table:table-cell table:formula="of:=ABS(([.F495]+[.G495])/2)" office:value-type="float" office:value="3.18936539561957" calcext:value-type="float">
            <text:p>3.1893653956</text:p>
          </table:table-cell>
          <table:table-cell table:formula="of:=([.H495]+[.E495])/2" office:value-type="float" office:value="3.22112755993062" calcext:value-type="float">
            <text:p>3.221127559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table:formula="of:=[.A496]/1000000" office:value-type="float" office:value="124" calcext:value-type="float">
            <text:p>124.00</text:p>
          </table:table-cell>
          <table:table-cell office:value-type="float" office:value="-3.01243703617293" calcext:value-type="float">
            <text:p>-3.0124370362</text:p>
          </table:table-cell>
          <table:table-cell office:value-type="float" office:value="-3.53792445439782" calcext:value-type="float">
            <text:p>-3.5379244544</text:p>
          </table:table-cell>
          <table:table-cell table:formula="of:=ABS(([.C496]+[.D496])/2)" office:value-type="float" office:value="3.27518074528537" calcext:value-type="float">
            <text:p>3.2751807453</text:p>
          </table:table-cell>
          <table:table-cell office:value-type="float" office:value="-3.01881123450654" calcext:value-type="float">
            <text:p>-3.0188112345</text:p>
          </table:table-cell>
          <table:table-cell office:value-type="float" office:value="-3.49243716915428" calcext:value-type="float">
            <text:p>-3.4924371692</text:p>
          </table:table-cell>
          <table:table-cell table:formula="of:=ABS(([.F496]+[.G496])/2)" office:value-type="float" office:value="3.25562420183041" calcext:value-type="float">
            <text:p>3.2556242018</text:p>
          </table:table-cell>
          <table:table-cell table:formula="of:=([.H496]+[.E496])/2" office:value-type="float" office:value="3.26540247355789" calcext:value-type="float">
            <text:p>3.2654024736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table:formula="of:=[.A497]/1000000" office:value-type="float" office:value="124.25" calcext:value-type="float">
            <text:p>124.25</text:p>
          </table:table-cell>
          <table:table-cell office:value-type="float" office:value="-3.47444682053228" calcext:value-type="float">
            <text:p>-3.4744468205</text:p>
          </table:table-cell>
          <table:table-cell office:value-type="float" office:value="-3.65786869477226" calcext:value-type="float">
            <text:p>-3.6578686948</text:p>
          </table:table-cell>
          <table:table-cell table:formula="of:=ABS(([.C497]+[.D497])/2)" office:value-type="float" office:value="3.56615775765227" calcext:value-type="float">
            <text:p>3.5661577577</text:p>
          </table:table-cell>
          <table:table-cell office:value-type="float" office:value="-3.44106034343995" calcext:value-type="float">
            <text:p>-3.4410603434</text:p>
          </table:table-cell>
          <table:table-cell office:value-type="float" office:value="-3.61989834643127" calcext:value-type="float">
            <text:p>-3.6198983464</text:p>
          </table:table-cell>
          <table:table-cell table:formula="of:=ABS(([.F497]+[.G497])/2)" office:value-type="float" office:value="3.53047934493561" calcext:value-type="float">
            <text:p>3.5304793449</text:p>
          </table:table-cell>
          <table:table-cell table:formula="of:=([.H497]+[.E497])/2" office:value-type="float" office:value="3.54831855129394" calcext:value-type="float">
            <text:p>3.5483185513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table:formula="of:=[.A498]/1000000" office:value-type="float" office:value="124.5" calcext:value-type="float">
            <text:p>124.50</text:p>
          </table:table-cell>
          <table:table-cell office:value-type="float" office:value="-3.49125578590907" calcext:value-type="float">
            <text:p>-3.4912557859</text:p>
          </table:table-cell>
          <table:table-cell office:value-type="float" office:value="-3.21179300303996" calcext:value-type="float">
            <text:p>-3.211793003</text:p>
          </table:table-cell>
          <table:table-cell table:formula="of:=ABS(([.C498]+[.D498])/2)" office:value-type="float" office:value="3.35152439447451" calcext:value-type="float">
            <text:p>3.3515243945</text:p>
          </table:table-cell>
          <table:table-cell office:value-type="float" office:value="-3.52976541449963" calcext:value-type="float">
            <text:p>-3.5297654145</text:p>
          </table:table-cell>
          <table:table-cell office:value-type="float" office:value="-3.19927073741541" calcext:value-type="float">
            <text:p>-3.1992707374</text:p>
          </table:table-cell>
          <table:table-cell table:formula="of:=ABS(([.F498]+[.G498])/2)" office:value-type="float" office:value="3.36451807595752" calcext:value-type="float">
            <text:p>3.364518076</text:p>
          </table:table-cell>
          <table:table-cell table:formula="of:=([.H498]+[.E498])/2" office:value-type="float" office:value="3.35802123521602" calcext:value-type="float">
            <text:p>3.3580212352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table:formula="of:=[.A499]/1000000" office:value-type="float" office:value="124.75" calcext:value-type="float">
            <text:p>124.75</text:p>
          </table:table-cell>
          <table:table-cell office:value-type="float" office:value="-3.32384107637804" calcext:value-type="float">
            <text:p>-3.3238410764</text:p>
          </table:table-cell>
          <table:table-cell office:value-type="float" office:value="-3.23682891525759" calcext:value-type="float">
            <text:p>-3.2368289153</text:p>
          </table:table-cell>
          <table:table-cell table:formula="of:=ABS(([.C499]+[.D499])/2)" office:value-type="float" office:value="3.28033499581782" calcext:value-type="float">
            <text:p>3.2803349958</text:p>
          </table:table-cell>
          <table:table-cell office:value-type="float" office:value="-3.30401296618686" calcext:value-type="float">
            <text:p>-3.3040129662</text:p>
          </table:table-cell>
          <table:table-cell office:value-type="float" office:value="-3.31150952858261" calcext:value-type="float">
            <text:p>-3.3115095286</text:p>
          </table:table-cell>
          <table:table-cell table:formula="of:=ABS(([.F499]+[.G499])/2)" office:value-type="float" office:value="3.30776124738473" calcext:value-type="float">
            <text:p>3.3077612474</text:p>
          </table:table-cell>
          <table:table-cell table:formula="of:=([.H499]+[.E499])/2" office:value-type="float" office:value="3.29404812160127" calcext:value-type="float">
            <text:p>3.2940481216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table:formula="of:=[.A500]/1000000" office:value-type="float" office:value="125" calcext:value-type="float">
            <text:p>125.00</text:p>
          </table:table-cell>
          <table:table-cell office:value-type="float" office:value="-2.93303955436599" calcext:value-type="float">
            <text:p>-2.9330395544</text:p>
          </table:table-cell>
          <table:table-cell office:value-type="float" office:value="-3.88647435423776" calcext:value-type="float">
            <text:p>-3.8864743542</text:p>
          </table:table-cell>
          <table:table-cell table:formula="of:=ABS(([.C500]+[.D500])/2)" office:value-type="float" office:value="3.40975695430187" calcext:value-type="float">
            <text:p>3.4097569543</text:p>
          </table:table-cell>
          <table:table-cell office:value-type="float" office:value="-2.99279786533465" calcext:value-type="float">
            <text:p>-2.9927978653</text:p>
          </table:table-cell>
          <table:table-cell office:value-type="float" office:value="-3.94686397632204" calcext:value-type="float">
            <text:p>-3.9468639763</text:p>
          </table:table-cell>
          <table:table-cell table:formula="of:=ABS(([.F500]+[.G500])/2)" office:value-type="float" office:value="3.46983092082834" calcext:value-type="float">
            <text:p>3.4698309208</text:p>
          </table:table-cell>
          <table:table-cell table:formula="of:=([.H500]+[.E500])/2" office:value-type="float" office:value="3.43979393756511" calcext:value-type="float">
            <text:p>3.4397939376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table:formula="of:=[.A501]/1000000" office:value-type="float" office:value="125.25" calcext:value-type="float">
            <text:p>125.25</text:p>
          </table:table-cell>
          <table:table-cell office:value-type="float" office:value="-3.30535780912481" calcext:value-type="float">
            <text:p>-3.3053578091</text:p>
          </table:table-cell>
          <table:table-cell office:value-type="float" office:value="-3.30045551621572" calcext:value-type="float">
            <text:p>-3.3004555162</text:p>
          </table:table-cell>
          <table:table-cell table:formula="of:=ABS(([.C501]+[.D501])/2)" office:value-type="float" office:value="3.30290666267026" calcext:value-type="float">
            <text:p>3.3029066627</text:p>
          </table:table-cell>
          <table:table-cell office:value-type="float" office:value="-3.29328896359587" calcext:value-type="float">
            <text:p>-3.2932889636</text:p>
          </table:table-cell>
          <table:table-cell office:value-type="float" office:value="-3.25483419291642" calcext:value-type="float">
            <text:p>-3.2548341929</text:p>
          </table:table-cell>
          <table:table-cell table:formula="of:=ABS(([.F501]+[.G501])/2)" office:value-type="float" office:value="3.27406157825614" calcext:value-type="float">
            <text:p>3.2740615783</text:p>
          </table:table-cell>
          <table:table-cell table:formula="of:=([.H501]+[.E501])/2" office:value-type="float" office:value="3.28848412046321" calcext:value-type="float">
            <text:p>3.2884841205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table:formula="of:=[.A502]/1000000" office:value-type="float" office:value="125.5" calcext:value-type="float">
            <text:p>125.50</text:p>
          </table:table-cell>
          <table:table-cell office:value-type="float" office:value="-3.50123211323292" calcext:value-type="float">
            <text:p>-3.5012321132</text:p>
          </table:table-cell>
          <table:table-cell office:value-type="float" office:value="-2.98529401083319" calcext:value-type="float">
            <text:p>-2.9852940108</text:p>
          </table:table-cell>
          <table:table-cell table:formula="of:=ABS(([.C502]+[.D502])/2)" office:value-type="float" office:value="3.24326306203305" calcext:value-type="float">
            <text:p>3.243263062</text:p>
          </table:table-cell>
          <table:table-cell office:value-type="float" office:value="-3.63317369006575" calcext:value-type="float">
            <text:p>-3.6331736901</text:p>
          </table:table-cell>
          <table:table-cell office:value-type="float" office:value="-3.06052831646772" calcext:value-type="float">
            <text:p>-3.0605283165</text:p>
          </table:table-cell>
          <table:table-cell table:formula="of:=ABS(([.F502]+[.G502])/2)" office:value-type="float" office:value="3.34685100326674" calcext:value-type="float">
            <text:p>3.3468510033</text:p>
          </table:table-cell>
          <table:table-cell table:formula="of:=([.H502]+[.E502])/2" office:value-type="float" office:value="3.2950570326499" calcext:value-type="float">
            <text:p>3.2950570326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table:formula="of:=[.A503]/1000000" office:value-type="float" office:value="125.75" calcext:value-type="float">
            <text:p>125.75</text:p>
          </table:table-cell>
          <table:table-cell office:value-type="float" office:value="-3.32883745935129" calcext:value-type="float">
            <text:p>-3.3288374594</text:p>
          </table:table-cell>
          <table:table-cell office:value-type="float" office:value="-3.1495340586507" calcext:value-type="float">
            <text:p>-3.1495340587</text:p>
          </table:table-cell>
          <table:table-cell table:formula="of:=ABS(([.C503]+[.D503])/2)" office:value-type="float" office:value="3.23918575900099" calcext:value-type="float">
            <text:p>3.239185759</text:p>
          </table:table-cell>
          <table:table-cell office:value-type="float" office:value="-3.33348996641528" calcext:value-type="float">
            <text:p>-3.3334899664</text:p>
          </table:table-cell>
          <table:table-cell office:value-type="float" office:value="-3.24323864262258" calcext:value-type="float">
            <text:p>-3.2432386426</text:p>
          </table:table-cell>
          <table:table-cell table:formula="of:=ABS(([.F503]+[.G503])/2)" office:value-type="float" office:value="3.28836430451893" calcext:value-type="float">
            <text:p>3.2883643045</text:p>
          </table:table-cell>
          <table:table-cell table:formula="of:=([.H503]+[.E503])/2" office:value-type="float" office:value="3.26377503175996" calcext:value-type="float">
            <text:p>3.2637750318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table:formula="of:=[.A504]/1000000" office:value-type="float" office:value="126" calcext:value-type="float">
            <text:p>126.00</text:p>
          </table:table-cell>
          <table:table-cell office:value-type="float" office:value="-3.17552453355183" calcext:value-type="float">
            <text:p>-3.1755245336</text:p>
          </table:table-cell>
          <table:table-cell office:value-type="float" office:value="-3.32040241117426" calcext:value-type="float">
            <text:p>-3.3204024112</text:p>
          </table:table-cell>
          <table:table-cell table:formula="of:=ABS(([.C504]+[.D504])/2)" office:value-type="float" office:value="3.24796347236304" calcext:value-type="float">
            <text:p>3.2479634724</text:p>
          </table:table-cell>
          <table:table-cell office:value-type="float" office:value="-3.2057965168979" calcext:value-type="float">
            <text:p>-3.2057965169</text:p>
          </table:table-cell>
          <table:table-cell office:value-type="float" office:value="-3.41201808646128" calcext:value-type="float">
            <text:p>-3.4120180865</text:p>
          </table:table-cell>
          <table:table-cell table:formula="of:=ABS(([.F504]+[.G504])/2)" office:value-type="float" office:value="3.30890730167959" calcext:value-type="float">
            <text:p>3.3089073017</text:p>
          </table:table-cell>
          <table:table-cell table:formula="of:=([.H504]+[.E504])/2" office:value-type="float" office:value="3.27843538702132" calcext:value-type="float">
            <text:p>3.278435387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table:formula="of:=[.A505]/1000000" office:value-type="float" office:value="126.25" calcext:value-type="float">
            <text:p>126.25</text:p>
          </table:table-cell>
          <table:table-cell office:value-type="float" office:value="-3.36940463679478" calcext:value-type="float">
            <text:p>-3.3694046368</text:p>
          </table:table-cell>
          <table:table-cell office:value-type="float" office:value="-3.49061450101356" calcext:value-type="float">
            <text:p>-3.490614501</text:p>
          </table:table-cell>
          <table:table-cell table:formula="of:=ABS(([.C505]+[.D505])/2)" office:value-type="float" office:value="3.43000956890417" calcext:value-type="float">
            <text:p>3.4300095689</text:p>
          </table:table-cell>
          <table:table-cell office:value-type="float" office:value="-3.39515510530049" calcext:value-type="float">
            <text:p>-3.3951551053</text:p>
          </table:table-cell>
          <table:table-cell office:value-type="float" office:value="-3.50802878101992" calcext:value-type="float">
            <text:p>-3.508028781</text:p>
          </table:table-cell>
          <table:table-cell table:formula="of:=ABS(([.F505]+[.G505])/2)" office:value-type="float" office:value="3.45159194316021" calcext:value-type="float">
            <text:p>3.4515919432</text:p>
          </table:table-cell>
          <table:table-cell table:formula="of:=([.H505]+[.E505])/2" office:value-type="float" office:value="3.44080075603219" calcext:value-type="float">
            <text:p>3.440800756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table:formula="of:=[.A506]/1000000" office:value-type="float" office:value="126.5" calcext:value-type="float">
            <text:p>126.50</text:p>
          </table:table-cell>
          <table:table-cell office:value-type="float" office:value="-3.04857905334127" calcext:value-type="float">
            <text:p>-3.0485790533</text:p>
          </table:table-cell>
          <table:table-cell office:value-type="float" office:value="-3.37500402053322" calcext:value-type="float">
            <text:p>-3.3750040205</text:p>
          </table:table-cell>
          <table:table-cell table:formula="of:=ABS(([.C506]+[.D506])/2)" office:value-type="float" office:value="3.21179153693725" calcext:value-type="float">
            <text:p>3.2117915369</text:p>
          </table:table-cell>
          <table:table-cell office:value-type="float" office:value="-3.15448212289968" calcext:value-type="float">
            <text:p>-3.1544821229</text:p>
          </table:table-cell>
          <table:table-cell office:value-type="float" office:value="-3.49131466886443" calcext:value-type="float">
            <text:p>-3.4913146689</text:p>
          </table:table-cell>
          <table:table-cell table:formula="of:=ABS(([.F506]+[.G506])/2)" office:value-type="float" office:value="3.32289839588205" calcext:value-type="float">
            <text:p>3.3228983959</text:p>
          </table:table-cell>
          <table:table-cell table:formula="of:=([.H506]+[.E506])/2" office:value-type="float" office:value="3.26734496640965" calcext:value-type="float">
            <text:p>3.2673449664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table:formula="of:=[.A507]/1000000" office:value-type="float" office:value="126.75" calcext:value-type="float">
            <text:p>126.75</text:p>
          </table:table-cell>
          <table:table-cell office:value-type="float" office:value="-3.608286292149" calcext:value-type="float">
            <text:p>-3.6082862921</text:p>
          </table:table-cell>
          <table:table-cell office:value-type="float" office:value="-3.54905715286987" calcext:value-type="float">
            <text:p>-3.5490571529</text:p>
          </table:table-cell>
          <table:table-cell table:formula="of:=ABS(([.C507]+[.D507])/2)" office:value-type="float" office:value="3.57867172250943" calcext:value-type="float">
            <text:p>3.5786717225</text:p>
          </table:table-cell>
          <table:table-cell office:value-type="float" office:value="-3.58244190281881" calcext:value-type="float">
            <text:p>-3.5824419028</text:p>
          </table:table-cell>
          <table:table-cell office:value-type="float" office:value="-3.45118228880713" calcext:value-type="float">
            <text:p>-3.4511822888</text:p>
          </table:table-cell>
          <table:table-cell table:formula="of:=ABS(([.F507]+[.G507])/2)" office:value-type="float" office:value="3.51681209581297" calcext:value-type="float">
            <text:p>3.5168120958</text:p>
          </table:table-cell>
          <table:table-cell table:formula="of:=([.H507]+[.E507])/2" office:value-type="float" office:value="3.5477419091612" calcext:value-type="float">
            <text:p>3.5477419092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table:formula="of:=[.A508]/1000000" office:value-type="float" office:value="127" calcext:value-type="float">
            <text:p>127.00</text:p>
          </table:table-cell>
          <table:table-cell office:value-type="float" office:value="-3.48820716244636" calcext:value-type="float">
            <text:p>-3.4882071624</text:p>
          </table:table-cell>
          <table:table-cell office:value-type="float" office:value="-3.54426439725313" calcext:value-type="float">
            <text:p>-3.5442643973</text:p>
          </table:table-cell>
          <table:table-cell table:formula="of:=ABS(([.C508]+[.D508])/2)" office:value-type="float" office:value="3.51623577984974" calcext:value-type="float">
            <text:p>3.5162357798</text:p>
          </table:table-cell>
          <table:table-cell office:value-type="float" office:value="-3.56399279737365" calcext:value-type="float">
            <text:p>-3.5639927974</text:p>
          </table:table-cell>
          <table:table-cell office:value-type="float" office:value="-3.51079497293603" calcext:value-type="float">
            <text:p>-3.5107949729</text:p>
          </table:table-cell>
          <table:table-cell table:formula="of:=ABS(([.F508]+[.G508])/2)" office:value-type="float" office:value="3.53739388515484" calcext:value-type="float">
            <text:p>3.5373938852</text:p>
          </table:table-cell>
          <table:table-cell table:formula="of:=([.H508]+[.E508])/2" office:value-type="float" office:value="3.52681483250229" calcext:value-type="float">
            <text:p>3.5268148325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table:formula="of:=[.A509]/1000000" office:value-type="float" office:value="127.25" calcext:value-type="float">
            <text:p>127.25</text:p>
          </table:table-cell>
          <table:table-cell office:value-type="float" office:value="-3.37613770716514" calcext:value-type="float">
            <text:p>-3.3761377072</text:p>
          </table:table-cell>
          <table:table-cell office:value-type="float" office:value="-3.50128125678473" calcext:value-type="float">
            <text:p>-3.5012812568</text:p>
          </table:table-cell>
          <table:table-cell table:formula="of:=ABS(([.C509]+[.D509])/2)" office:value-type="float" office:value="3.43870948197493" calcext:value-type="float">
            <text:p>3.438709482</text:p>
          </table:table-cell>
          <table:table-cell office:value-type="float" office:value="-3.41167238129601" calcext:value-type="float">
            <text:p>-3.4116723813</text:p>
          </table:table-cell>
          <table:table-cell office:value-type="float" office:value="-3.4365584112823" calcext:value-type="float">
            <text:p>-3.4365584113</text:p>
          </table:table-cell>
          <table:table-cell table:formula="of:=ABS(([.F509]+[.G509])/2)" office:value-type="float" office:value="3.42411539628915" calcext:value-type="float">
            <text:p>3.4241153963</text:p>
          </table:table-cell>
          <table:table-cell table:formula="of:=([.H509]+[.E509])/2" office:value-type="float" office:value="3.43141243913204" calcext:value-type="float">
            <text:p>3.4314124391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table:formula="of:=[.A510]/1000000" office:value-type="float" office:value="127.5" calcext:value-type="float">
            <text:p>127.50</text:p>
          </table:table-cell>
          <table:table-cell office:value-type="float" office:value="-3.77525063587672" calcext:value-type="float">
            <text:p>-3.7752506359</text:p>
          </table:table-cell>
          <table:table-cell office:value-type="float" office:value="-3.34100166048348" calcext:value-type="float">
            <text:p>-3.3410016605</text:p>
          </table:table-cell>
          <table:table-cell table:formula="of:=ABS(([.C510]+[.D510])/2)" office:value-type="float" office:value="3.5581261481801" calcext:value-type="float">
            <text:p>3.5581261482</text:p>
          </table:table-cell>
          <table:table-cell office:value-type="float" office:value="-3.97169459192174" calcext:value-type="float">
            <text:p>-3.9716945919</text:p>
          </table:table-cell>
          <table:table-cell office:value-type="float" office:value="-3.38962604133399" calcext:value-type="float">
            <text:p>-3.3896260413</text:p>
          </table:table-cell>
          <table:table-cell table:formula="of:=ABS(([.F510]+[.G510])/2)" office:value-type="float" office:value="3.68066031662786" calcext:value-type="float">
            <text:p>3.6806603166</text:p>
          </table:table-cell>
          <table:table-cell table:formula="of:=([.H510]+[.E510])/2" office:value-type="float" office:value="3.61939323240398" calcext:value-type="float">
            <text:p>3.6193932324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table:formula="of:=[.A511]/1000000" office:value-type="float" office:value="127.75" calcext:value-type="float">
            <text:p>127.75</text:p>
          </table:table-cell>
          <table:table-cell office:value-type="float" office:value="-3.38091756973483" calcext:value-type="float">
            <text:p>-3.3809175697</text:p>
          </table:table-cell>
          <table:table-cell office:value-type="float" office:value="-3.53865519951143" calcext:value-type="float">
            <text:p>-3.5386551995</text:p>
          </table:table-cell>
          <table:table-cell table:formula="of:=ABS(([.C511]+[.D511])/2)" office:value-type="float" office:value="3.45978638462313" calcext:value-type="float">
            <text:p>3.4597863846</text:p>
          </table:table-cell>
          <table:table-cell office:value-type="float" office:value="-3.44465843035" calcext:value-type="float">
            <text:p>-3.4446584304</text:p>
          </table:table-cell>
          <table:table-cell office:value-type="float" office:value="-3.616988370666" calcext:value-type="float">
            <text:p>-3.6169883707</text:p>
          </table:table-cell>
          <table:table-cell table:formula="of:=ABS(([.F511]+[.G511])/2)" office:value-type="float" office:value="3.530823400508" calcext:value-type="float">
            <text:p>3.5308234005</text:p>
          </table:table-cell>
          <table:table-cell table:formula="of:=([.H511]+[.E511])/2" office:value-type="float" office:value="3.49530489256556" calcext:value-type="float">
            <text:p>3.4953048926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table:formula="of:=[.A512]/1000000" office:value-type="float" office:value="128" calcext:value-type="float">
            <text:p>128.00</text:p>
          </table:table-cell>
          <table:table-cell office:value-type="float" office:value="-3.43631694198651" calcext:value-type="float">
            <text:p>-3.436316942</text:p>
          </table:table-cell>
          <table:table-cell office:value-type="float" office:value="-3.54138748917023" calcext:value-type="float">
            <text:p>-3.5413874892</text:p>
          </table:table-cell>
          <table:table-cell table:formula="of:=ABS(([.C512]+[.D512])/2)" office:value-type="float" office:value="3.48885221557837" calcext:value-type="float">
            <text:p>3.4888522156</text:p>
          </table:table-cell>
          <table:table-cell office:value-type="float" office:value="-3.47026847916089" calcext:value-type="float">
            <text:p>-3.4702684792</text:p>
          </table:table-cell>
          <table:table-cell office:value-type="float" office:value="-3.53237752949937" calcext:value-type="float">
            <text:p>-3.5323775295</text:p>
          </table:table-cell>
          <table:table-cell table:formula="of:=ABS(([.F512]+[.G512])/2)" office:value-type="float" office:value="3.50132300433013" calcext:value-type="float">
            <text:p>3.5013230043</text:p>
          </table:table-cell>
          <table:table-cell table:formula="of:=([.H512]+[.E512])/2" office:value-type="float" office:value="3.49508760995425" calcext:value-type="float">
            <text:p>3.49508761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table:formula="of:=[.A513]/1000000" office:value-type="float" office:value="128.25" calcext:value-type="float">
            <text:p>128.25</text:p>
          </table:table-cell>
          <table:table-cell office:value-type="float" office:value="-3.02105392441893" calcext:value-type="float">
            <text:p>-3.0210539244</text:p>
          </table:table-cell>
          <table:table-cell office:value-type="float" office:value="-3.49057248156515" calcext:value-type="float">
            <text:p>-3.4905724816</text:p>
          </table:table-cell>
          <table:table-cell table:formula="of:=ABS(([.C513]+[.D513])/2)" office:value-type="float" office:value="3.25581320299204" calcext:value-type="float">
            <text:p>3.255813203</text:p>
          </table:table-cell>
          <table:table-cell office:value-type="float" office:value="-3.01249279608903" calcext:value-type="float">
            <text:p>-3.0124927961</text:p>
          </table:table-cell>
          <table:table-cell office:value-type="float" office:value="-3.51403956358562" calcext:value-type="float">
            <text:p>-3.5140395636</text:p>
          </table:table-cell>
          <table:table-cell table:formula="of:=ABS(([.F513]+[.G513])/2)" office:value-type="float" office:value="3.26326617983733" calcext:value-type="float">
            <text:p>3.2632661798</text:p>
          </table:table-cell>
          <table:table-cell table:formula="of:=([.H513]+[.E513])/2" office:value-type="float" office:value="3.25953969141468" calcext:value-type="float">
            <text:p>3.259539691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table:formula="of:=[.A514]/1000000" office:value-type="float" office:value="128.5" calcext:value-type="float">
            <text:p>128.50</text:p>
          </table:table-cell>
          <table:table-cell office:value-type="float" office:value="-3.63883681569208" calcext:value-type="float">
            <text:p>-3.6388368157</text:p>
          </table:table-cell>
          <table:table-cell office:value-type="float" office:value="-3.37823744082604" calcext:value-type="float">
            <text:p>-3.3782374408</text:p>
          </table:table-cell>
          <table:table-cell table:formula="of:=ABS(([.C514]+[.D514])/2)" office:value-type="float" office:value="3.50853712825906" calcext:value-type="float">
            <text:p>3.5085371283</text:p>
          </table:table-cell>
          <table:table-cell office:value-type="float" office:value="-3.64664253804245" calcext:value-type="float">
            <text:p>-3.646642538</text:p>
          </table:table-cell>
          <table:table-cell office:value-type="float" office:value="-3.31175021982558" calcext:value-type="float">
            <text:p>-3.3117502198</text:p>
          </table:table-cell>
          <table:table-cell table:formula="of:=ABS(([.F514]+[.G514])/2)" office:value-type="float" office:value="3.47919637893401" calcext:value-type="float">
            <text:p>3.4791963789</text:p>
          </table:table-cell>
          <table:table-cell table:formula="of:=([.H514]+[.E514])/2" office:value-type="float" office:value="3.49386675359654" calcext:value-type="float">
            <text:p>3.4938667536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table:formula="of:=[.A515]/1000000" office:value-type="float" office:value="128.75" calcext:value-type="float">
            <text:p>128.75</text:p>
          </table:table-cell>
          <table:table-cell office:value-type="float" office:value="-3.28181380037572" calcext:value-type="float">
            <text:p>-3.2818138004</text:p>
          </table:table-cell>
          <table:table-cell office:value-type="float" office:value="-3.32262116936641" calcext:value-type="float">
            <text:p>-3.3226211694</text:p>
          </table:table-cell>
          <table:table-cell table:formula="of:=ABS(([.C515]+[.D515])/2)" office:value-type="float" office:value="3.30221748487106" calcext:value-type="float">
            <text:p>3.3022174849</text:p>
          </table:table-cell>
          <table:table-cell office:value-type="float" office:value="-3.30548154827429" calcext:value-type="float">
            <text:p>-3.3054815483</text:p>
          </table:table-cell>
          <table:table-cell office:value-type="float" office:value="-3.33463502576123" calcext:value-type="float">
            <text:p>-3.3346350258</text:p>
          </table:table-cell>
          <table:table-cell table:formula="of:=ABS(([.F515]+[.G515])/2)" office:value-type="float" office:value="3.32005828701776" calcext:value-type="float">
            <text:p>3.320058287</text:p>
          </table:table-cell>
          <table:table-cell table:formula="of:=([.H515]+[.E515])/2" office:value-type="float" office:value="3.31113788594441" calcext:value-type="float">
            <text:p>3.3111378859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table:formula="of:=[.A516]/1000000" office:value-type="float" office:value="129" calcext:value-type="float">
            <text:p>129.00</text:p>
          </table:table-cell>
          <table:table-cell office:value-type="float" office:value="-3.35468911207494" calcext:value-type="float">
            <text:p>-3.3546891121</text:p>
          </table:table-cell>
          <table:table-cell office:value-type="float" office:value="-3.4731871269657" calcext:value-type="float">
            <text:p>-3.473187127</text:p>
          </table:table-cell>
          <table:table-cell table:formula="of:=ABS(([.C516]+[.D516])/2)" office:value-type="float" office:value="3.41393811952032" calcext:value-type="float">
            <text:p>3.4139381195</text:p>
          </table:table-cell>
          <table:table-cell office:value-type="float" office:value="-3.26425942862869" calcext:value-type="float">
            <text:p>-3.2642594286</text:p>
          </table:table-cell>
          <table:table-cell office:value-type="float" office:value="-3.52597188083924" calcext:value-type="float">
            <text:p>-3.5259718808</text:p>
          </table:table-cell>
          <table:table-cell table:formula="of:=ABS(([.F516]+[.G516])/2)" office:value-type="float" office:value="3.39511565473396" calcext:value-type="float">
            <text:p>3.3951156547</text:p>
          </table:table-cell>
          <table:table-cell table:formula="of:=([.H516]+[.E516])/2" office:value-type="float" office:value="3.40452688712714" calcext:value-type="float">
            <text:p>3.404526887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table:formula="of:=[.A517]/1000000" office:value-type="float" office:value="129.25" calcext:value-type="float">
            <text:p>129.25</text:p>
          </table:table-cell>
          <table:table-cell office:value-type="float" office:value="-3.53421949646203" calcext:value-type="float">
            <text:p>-3.5342194965</text:p>
          </table:table-cell>
          <table:table-cell office:value-type="float" office:value="-2.90789957684906" calcext:value-type="float">
            <text:p>-2.9078995768</text:p>
          </table:table-cell>
          <table:table-cell table:formula="of:=ABS(([.C517]+[.D517])/2)" office:value-type="float" office:value="3.22105953665555" calcext:value-type="float">
            <text:p>3.2210595367</text:p>
          </table:table-cell>
          <table:table-cell office:value-type="float" office:value="-3.54870258007194" calcext:value-type="float">
            <text:p>-3.5487025801</text:p>
          </table:table-cell>
          <table:table-cell office:value-type="float" office:value="-2.91620285199138" calcext:value-type="float">
            <text:p>-2.916202852</text:p>
          </table:table-cell>
          <table:table-cell table:formula="of:=ABS(([.F517]+[.G517])/2)" office:value-type="float" office:value="3.23245271603166" calcext:value-type="float">
            <text:p>3.232452716</text:p>
          </table:table-cell>
          <table:table-cell table:formula="of:=([.H517]+[.E517])/2" office:value-type="float" office:value="3.2267561263436" calcext:value-type="float">
            <text:p>3.2267561263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table:formula="of:=[.A518]/1000000" office:value-type="float" office:value="129.5" calcext:value-type="float">
            <text:p>129.50</text:p>
          </table:table-cell>
          <table:table-cell office:value-type="float" office:value="-3.47881685987857" calcext:value-type="float">
            <text:p>-3.4788168599</text:p>
          </table:table-cell>
          <table:table-cell office:value-type="float" office:value="-3.37590986774314" calcext:value-type="float">
            <text:p>-3.3759098677</text:p>
          </table:table-cell>
          <table:table-cell table:formula="of:=ABS(([.C518]+[.D518])/2)" office:value-type="float" office:value="3.42736336381085" calcext:value-type="float">
            <text:p>3.4273633638</text:p>
          </table:table-cell>
          <table:table-cell office:value-type="float" office:value="-3.42434945249105" calcext:value-type="float">
            <text:p>-3.4243494525</text:p>
          </table:table-cell>
          <table:table-cell office:value-type="float" office:value="-3.45393417212898" calcext:value-type="float">
            <text:p>-3.4539341721</text:p>
          </table:table-cell>
          <table:table-cell table:formula="of:=ABS(([.F518]+[.G518])/2)" office:value-type="float" office:value="3.43914181231001" calcext:value-type="float">
            <text:p>3.4391418123</text:p>
          </table:table-cell>
          <table:table-cell table:formula="of:=([.H518]+[.E518])/2" office:value-type="float" office:value="3.43325258806043" calcext:value-type="float">
            <text:p>3.433252588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table:formula="of:=[.A519]/1000000" office:value-type="float" office:value="129.75" calcext:value-type="float">
            <text:p>129.75</text:p>
          </table:table-cell>
          <table:table-cell office:value-type="float" office:value="-3.43660965998707" calcext:value-type="float">
            <text:p>-3.43660966</text:p>
          </table:table-cell>
          <table:table-cell office:value-type="float" office:value="-3.29935536587692" calcext:value-type="float">
            <text:p>-3.2993553659</text:p>
          </table:table-cell>
          <table:table-cell table:formula="of:=ABS(([.C519]+[.D519])/2)" office:value-type="float" office:value="3.367982512932" calcext:value-type="float">
            <text:p>3.3679825129</text:p>
          </table:table-cell>
          <table:table-cell office:value-type="float" office:value="-3.56964315812112" calcext:value-type="float">
            <text:p>-3.5696431581</text:p>
          </table:table-cell>
          <table:table-cell office:value-type="float" office:value="-3.21659939556466" calcext:value-type="float">
            <text:p>-3.2165993956</text:p>
          </table:table-cell>
          <table:table-cell table:formula="of:=ABS(([.F519]+[.G519])/2)" office:value-type="float" office:value="3.39312127684289" calcext:value-type="float">
            <text:p>3.3931212768</text:p>
          </table:table-cell>
          <table:table-cell table:formula="of:=([.H519]+[.E519])/2" office:value-type="float" office:value="3.38055189488744" calcext:value-type="float">
            <text:p>3.380551894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table:formula="of:=[.A520]/1000000" office:value-type="float" office:value="130" calcext:value-type="float">
            <text:p>130.00</text:p>
          </table:table-cell>
          <table:table-cell office:value-type="float" office:value="-3.19230347122271" calcext:value-type="float">
            <text:p>-3.1923034712</text:p>
          </table:table-cell>
          <table:table-cell office:value-type="float" office:value="-3.62750708978156" calcext:value-type="float">
            <text:p>-3.6275070898</text:p>
          </table:table-cell>
          <table:table-cell table:formula="of:=ABS(([.C520]+[.D520])/2)" office:value-type="float" office:value="3.40990528050213" calcext:value-type="float">
            <text:p>3.4099052805</text:p>
          </table:table-cell>
          <table:table-cell office:value-type="float" office:value="-3.1852503674358" calcext:value-type="float">
            <text:p>-3.1852503674</text:p>
          </table:table-cell>
          <table:table-cell office:value-type="float" office:value="-3.60956541345238" calcext:value-type="float">
            <text:p>-3.6095654135</text:p>
          </table:table-cell>
          <table:table-cell table:formula="of:=ABS(([.F520]+[.G520])/2)" office:value-type="float" office:value="3.39740789044409" calcext:value-type="float">
            <text:p>3.3974078904</text:p>
          </table:table-cell>
          <table:table-cell table:formula="of:=([.H520]+[.E520])/2" office:value-type="float" office:value="3.40365658547311" calcext:value-type="float">
            <text:p>3.403656585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table:formula="of:=[.A521]/1000000" office:value-type="float" office:value="130.25" calcext:value-type="float">
            <text:p>130.25</text:p>
          </table:table-cell>
          <table:table-cell office:value-type="float" office:value="-3.56297213391594" calcext:value-type="float">
            <text:p>-3.5629721339</text:p>
          </table:table-cell>
          <table:table-cell office:value-type="float" office:value="-3.57903267931912" calcext:value-type="float">
            <text:p>-3.5790326793</text:p>
          </table:table-cell>
          <table:table-cell table:formula="of:=ABS(([.C521]+[.D521])/2)" office:value-type="float" office:value="3.57100240661753" calcext:value-type="float">
            <text:p>3.5710024066</text:p>
          </table:table-cell>
          <table:table-cell office:value-type="float" office:value="-3.440570836728" calcext:value-type="float">
            <text:p>-3.4405708367</text:p>
          </table:table-cell>
          <table:table-cell office:value-type="float" office:value="-3.51830786932881" calcext:value-type="float">
            <text:p>-3.5183078693</text:p>
          </table:table-cell>
          <table:table-cell table:formula="of:=ABS(([.F521]+[.G521])/2)" office:value-type="float" office:value="3.4794393530284" calcext:value-type="float">
            <text:p>3.479439353</text:p>
          </table:table-cell>
          <table:table-cell table:formula="of:=([.H521]+[.E521])/2" office:value-type="float" office:value="3.52522087982297" calcext:value-type="float">
            <text:p>3.5252208798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table:formula="of:=[.A522]/1000000" office:value-type="float" office:value="130.5" calcext:value-type="float">
            <text:p>130.50</text:p>
          </table:table-cell>
          <table:table-cell office:value-type="float" office:value="-2.97611112295738" calcext:value-type="float">
            <text:p>-2.976111123</text:p>
          </table:table-cell>
          <table:table-cell office:value-type="float" office:value="-3.91058415048427" calcext:value-type="float">
            <text:p>-3.9105841505</text:p>
          </table:table-cell>
          <table:table-cell table:formula="of:=ABS(([.C522]+[.D522])/2)" office:value-type="float" office:value="3.44334763672082" calcext:value-type="float">
            <text:p>3.4433476367</text:p>
          </table:table-cell>
          <table:table-cell office:value-type="float" office:value="-2.99582949389221" calcext:value-type="float">
            <text:p>-2.9958294939</text:p>
          </table:table-cell>
          <table:table-cell office:value-type="float" office:value="-3.8885568599681" calcext:value-type="float">
            <text:p>-3.88855686</text:p>
          </table:table-cell>
          <table:table-cell table:formula="of:=ABS(([.F522]+[.G522])/2)" office:value-type="float" office:value="3.44219317693015" calcext:value-type="float">
            <text:p>3.4421931769</text:p>
          </table:table-cell>
          <table:table-cell table:formula="of:=([.H522]+[.E522])/2" office:value-type="float" office:value="3.44277040682549" calcext:value-type="float">
            <text:p>3.4427704068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table:formula="of:=[.A523]/1000000" office:value-type="float" office:value="130.75" calcext:value-type="float">
            <text:p>130.75</text:p>
          </table:table-cell>
          <table:table-cell office:value-type="float" office:value="-3.44194317339639" calcext:value-type="float">
            <text:p>-3.4419431734</text:p>
          </table:table-cell>
          <table:table-cell office:value-type="float" office:value="-3.68701280114279" calcext:value-type="float">
            <text:p>-3.6870128011</text:p>
          </table:table-cell>
          <table:table-cell table:formula="of:=ABS(([.C523]+[.D523])/2)" office:value-type="float" office:value="3.56447798726959" calcext:value-type="float">
            <text:p>3.5644779873</text:p>
          </table:table-cell>
          <table:table-cell office:value-type="float" office:value="-3.39385942325051" calcext:value-type="float">
            <text:p>-3.3938594233</text:p>
          </table:table-cell>
          <table:table-cell office:value-type="float" office:value="-3.7246610809219" calcext:value-type="float">
            <text:p>-3.7246610809</text:p>
          </table:table-cell>
          <table:table-cell table:formula="of:=ABS(([.F523]+[.G523])/2)" office:value-type="float" office:value="3.55926025208621" calcext:value-type="float">
            <text:p>3.5592602521</text:p>
          </table:table-cell>
          <table:table-cell table:formula="of:=([.H523]+[.E523])/2" office:value-type="float" office:value="3.5618691196779" calcext:value-type="float">
            <text:p>3.5618691197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table:formula="of:=[.A524]/1000000" office:value-type="float" office:value="131" calcext:value-type="float">
            <text:p>131.00</text:p>
          </table:table-cell>
          <table:table-cell office:value-type="float" office:value="-3.41594141208152" calcext:value-type="float">
            <text:p>-3.4159414121</text:p>
          </table:table-cell>
          <table:table-cell office:value-type="float" office:value="-3.41256802994528" calcext:value-type="float">
            <text:p>-3.4125680299</text:p>
          </table:table-cell>
          <table:table-cell table:formula="of:=ABS(([.C524]+[.D524])/2)" office:value-type="float" office:value="3.4142547210134" calcext:value-type="float">
            <text:p>3.414254721</text:p>
          </table:table-cell>
          <table:table-cell office:value-type="float" office:value="-3.41645265883387" calcext:value-type="float">
            <text:p>-3.4164526588</text:p>
          </table:table-cell>
          <table:table-cell office:value-type="float" office:value="-3.32842336991894" calcext:value-type="float">
            <text:p>-3.3284233699</text:p>
          </table:table-cell>
          <table:table-cell table:formula="of:=ABS(([.F524]+[.G524])/2)" office:value-type="float" office:value="3.3724380143764" calcext:value-type="float">
            <text:p>3.3724380144</text:p>
          </table:table-cell>
          <table:table-cell table:formula="of:=([.H524]+[.E524])/2" office:value-type="float" office:value="3.3933463676949" calcext:value-type="float">
            <text:p>3.3933463677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table:formula="of:=[.A525]/1000000" office:value-type="float" office:value="131.25" calcext:value-type="float">
            <text:p>131.25</text:p>
          </table:table-cell>
          <table:table-cell office:value-type="float" office:value="-3.33936645849327" calcext:value-type="float">
            <text:p>-3.3393664585</text:p>
          </table:table-cell>
          <table:table-cell office:value-type="float" office:value="-3.26593440321868" calcext:value-type="float">
            <text:p>-3.2659344032</text:p>
          </table:table-cell>
          <table:table-cell table:formula="of:=ABS(([.C525]+[.D525])/2)" office:value-type="float" office:value="3.30265043085597" calcext:value-type="float">
            <text:p>3.3026504309</text:p>
          </table:table-cell>
          <table:table-cell office:value-type="float" office:value="-3.39358216054139" calcext:value-type="float">
            <text:p>-3.3935821605</text:p>
          </table:table-cell>
          <table:table-cell office:value-type="float" office:value="-3.1125067107223" calcext:value-type="float">
            <text:p>-3.1125067107</text:p>
          </table:table-cell>
          <table:table-cell table:formula="of:=ABS(([.F525]+[.G525])/2)" office:value-type="float" office:value="3.25304443563184" calcext:value-type="float">
            <text:p>3.2530444356</text:p>
          </table:table-cell>
          <table:table-cell table:formula="of:=([.H525]+[.E525])/2" office:value-type="float" office:value="3.27784743324391" calcext:value-type="float">
            <text:p>3.277847433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table:formula="of:=[.A526]/1000000" office:value-type="float" office:value="131.5" calcext:value-type="float">
            <text:p>131.50</text:p>
          </table:table-cell>
          <table:table-cell office:value-type="float" office:value="-3.87539229715297" calcext:value-type="float">
            <text:p>-3.8753922972</text:p>
          </table:table-cell>
          <table:table-cell office:value-type="float" office:value="-3.11470107893345" calcext:value-type="float">
            <text:p>-3.1147010789</text:p>
          </table:table-cell>
          <table:table-cell table:formula="of:=ABS(([.C526]+[.D526])/2)" office:value-type="float" office:value="3.49504668804321" calcext:value-type="float">
            <text:p>3.495046688</text:p>
          </table:table-cell>
          <table:table-cell office:value-type="float" office:value="-4.0086208724781" calcext:value-type="float">
            <text:p>-4.0086208725</text:p>
          </table:table-cell>
          <table:table-cell office:value-type="float" office:value="-3.20598806959556" calcext:value-type="float">
            <text:p>-3.2059880696</text:p>
          </table:table-cell>
          <table:table-cell table:formula="of:=ABS(([.F526]+[.G526])/2)" office:value-type="float" office:value="3.60730447103683" calcext:value-type="float">
            <text:p>3.607304471</text:p>
          </table:table-cell>
          <table:table-cell table:formula="of:=([.H526]+[.E526])/2" office:value-type="float" office:value="3.55117557954002" calcext:value-type="float">
            <text:p>3.551175579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table:formula="of:=[.A527]/1000000" office:value-type="float" office:value="131.75" calcext:value-type="float">
            <text:p>131.75</text:p>
          </table:table-cell>
          <table:table-cell office:value-type="float" office:value="-3.28168768640698" calcext:value-type="float">
            <text:p>-3.2816876864</text:p>
          </table:table-cell>
          <table:table-cell office:value-type="float" office:value="-3.4570643916943" calcext:value-type="float">
            <text:p>-3.4570643917</text:p>
          </table:table-cell>
          <table:table-cell table:formula="of:=ABS(([.C527]+[.D527])/2)" office:value-type="float" office:value="3.36937603905064" calcext:value-type="float">
            <text:p>3.3693760391</text:p>
          </table:table-cell>
          <table:table-cell office:value-type="float" office:value="-3.31771212881547" calcext:value-type="float">
            <text:p>-3.3177121288</text:p>
          </table:table-cell>
          <table:table-cell office:value-type="float" office:value="-3.45488328629686" calcext:value-type="float">
            <text:p>-3.4548832863</text:p>
          </table:table-cell>
          <table:table-cell table:formula="of:=ABS(([.F527]+[.G527])/2)" office:value-type="float" office:value="3.38629770755616" calcext:value-type="float">
            <text:p>3.3862977076</text:p>
          </table:table-cell>
          <table:table-cell table:formula="of:=([.H527]+[.E527])/2" office:value-type="float" office:value="3.3778368733034" calcext:value-type="float">
            <text:p>3.377836873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table:formula="of:=[.A528]/1000000" office:value-type="float" office:value="132" calcext:value-type="float">
            <text:p>132.00</text:p>
          </table:table-cell>
          <table:table-cell office:value-type="float" office:value="-3.37118375311781" calcext:value-type="float">
            <text:p>-3.3711837531</text:p>
          </table:table-cell>
          <table:table-cell office:value-type="float" office:value="-3.33616105563518" calcext:value-type="float">
            <text:p>-3.3361610556</text:p>
          </table:table-cell>
          <table:table-cell table:formula="of:=ABS(([.C528]+[.D528])/2)" office:value-type="float" office:value="3.3536724043765" calcext:value-type="float">
            <text:p>3.3536724044</text:p>
          </table:table-cell>
          <table:table-cell office:value-type="float" office:value="-3.4246305225439" calcext:value-type="float">
            <text:p>-3.4246305225</text:p>
          </table:table-cell>
          <table:table-cell office:value-type="float" office:value="-3.45957526051172" calcext:value-type="float">
            <text:p>-3.4595752605</text:p>
          </table:table-cell>
          <table:table-cell table:formula="of:=ABS(([.F528]+[.G528])/2)" office:value-type="float" office:value="3.44210289152781" calcext:value-type="float">
            <text:p>3.4421028915</text:p>
          </table:table-cell>
          <table:table-cell table:formula="of:=([.H528]+[.E528])/2" office:value-type="float" office:value="3.39788764795215" calcext:value-type="float">
            <text:p>3.397887648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table:formula="of:=[.A529]/1000000" office:value-type="float" office:value="132.25" calcext:value-type="float">
            <text:p>132.25</text:p>
          </table:table-cell>
          <table:table-cell office:value-type="float" office:value="-3.7829657442324" calcext:value-type="float">
            <text:p>-3.7829657442</text:p>
          </table:table-cell>
          <table:table-cell office:value-type="float" office:value="-3.92999731339592" calcext:value-type="float">
            <text:p>-3.9299973134</text:p>
          </table:table-cell>
          <table:table-cell table:formula="of:=ABS(([.C529]+[.D529])/2)" office:value-type="float" office:value="3.85648152881416" calcext:value-type="float">
            <text:p>3.8564815288</text:p>
          </table:table-cell>
          <table:table-cell office:value-type="float" office:value="-3.72143002162608" calcext:value-type="float">
            <text:p>-3.7214300216</text:p>
          </table:table-cell>
          <table:table-cell office:value-type="float" office:value="-3.93537545056232" calcext:value-type="float">
            <text:p>-3.9353754506</text:p>
          </table:table-cell>
          <table:table-cell table:formula="of:=ABS(([.F529]+[.G529])/2)" office:value-type="float" office:value="3.8284027360942" calcext:value-type="float">
            <text:p>3.8284027361</text:p>
          </table:table-cell>
          <table:table-cell table:formula="of:=([.H529]+[.E529])/2" office:value-type="float" office:value="3.84244213245418" calcext:value-type="float">
            <text:p>3.8424421325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table:formula="of:=[.A530]/1000000" office:value-type="float" office:value="132.5" calcext:value-type="float">
            <text:p>132.50</text:p>
          </table:table-cell>
          <table:table-cell office:value-type="float" office:value="-3.69457528602913" calcext:value-type="float">
            <text:p>-3.694575286</text:p>
          </table:table-cell>
          <table:table-cell office:value-type="float" office:value="-3.69086270598667" calcext:value-type="float">
            <text:p>-3.690862706</text:p>
          </table:table-cell>
          <table:table-cell table:formula="of:=ABS(([.C530]+[.D530])/2)" office:value-type="float" office:value="3.6927189960079" calcext:value-type="float">
            <text:p>3.692718996</text:p>
          </table:table-cell>
          <table:table-cell office:value-type="float" office:value="-3.78024846574599" calcext:value-type="float">
            <text:p>-3.7802484657</text:p>
          </table:table-cell>
          <table:table-cell office:value-type="float" office:value="-3.66940608909818" calcext:value-type="float">
            <text:p>-3.6694060891</text:p>
          </table:table-cell>
          <table:table-cell table:formula="of:=ABS(([.F530]+[.G530])/2)" office:value-type="float" office:value="3.72482727742208" calcext:value-type="float">
            <text:p>3.7248272774</text:p>
          </table:table-cell>
          <table:table-cell table:formula="of:=([.H530]+[.E530])/2" office:value-type="float" office:value="3.70877313671499" calcext:value-type="float">
            <text:p>3.708773136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table:formula="of:=[.A531]/1000000" office:value-type="float" office:value="132.75" calcext:value-type="float">
            <text:p>132.75</text:p>
          </table:table-cell>
          <table:table-cell office:value-type="float" office:value="-3.68425352642567" calcext:value-type="float">
            <text:p>-3.6842535264</text:p>
          </table:table-cell>
          <table:table-cell office:value-type="float" office:value="-3.530634045408" calcext:value-type="float">
            <text:p>-3.5306340454</text:p>
          </table:table-cell>
          <table:table-cell table:formula="of:=ABS(([.C531]+[.D531])/2)" office:value-type="float" office:value="3.60744378591684" calcext:value-type="float">
            <text:p>3.6074437859</text:p>
          </table:table-cell>
          <table:table-cell office:value-type="float" office:value="-3.71076303726757" calcext:value-type="float">
            <text:p>-3.7107630373</text:p>
          </table:table-cell>
          <table:table-cell office:value-type="float" office:value="-3.46556066631179" calcext:value-type="float">
            <text:p>-3.4655606663</text:p>
          </table:table-cell>
          <table:table-cell table:formula="of:=ABS(([.F531]+[.G531])/2)" office:value-type="float" office:value="3.58816185178968" calcext:value-type="float">
            <text:p>3.5881618518</text:p>
          </table:table-cell>
          <table:table-cell table:formula="of:=([.H531]+[.E531])/2" office:value-type="float" office:value="3.59780281885326" calcext:value-type="float">
            <text:p>3.5978028189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table:formula="of:=[.A532]/1000000" office:value-type="float" office:value="133" calcext:value-type="float">
            <text:p>133.00</text:p>
          </table:table-cell>
          <table:table-cell office:value-type="float" office:value="-3.6464911437261" calcext:value-type="float">
            <text:p>-3.6464911437</text:p>
          </table:table-cell>
          <table:table-cell office:value-type="float" office:value="-3.58709255608674" calcext:value-type="float">
            <text:p>-3.5870925561</text:p>
          </table:table-cell>
          <table:table-cell table:formula="of:=ABS(([.C532]+[.D532])/2)" office:value-type="float" office:value="3.61679184990642" calcext:value-type="float">
            <text:p>3.6167918499</text:p>
          </table:table-cell>
          <table:table-cell office:value-type="float" office:value="-3.71638846393923" calcext:value-type="float">
            <text:p>-3.7163884639</text:p>
          </table:table-cell>
          <table:table-cell office:value-type="float" office:value="-3.55755151318426" calcext:value-type="float">
            <text:p>-3.5575515132</text:p>
          </table:table-cell>
          <table:table-cell table:formula="of:=ABS(([.F532]+[.G532])/2)" office:value-type="float" office:value="3.63696998856174" calcext:value-type="float">
            <text:p>3.6369699886</text:p>
          </table:table-cell>
          <table:table-cell table:formula="of:=([.H532]+[.E532])/2" office:value-type="float" office:value="3.62688091923408" calcext:value-type="float">
            <text:p>3.626880919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table:formula="of:=[.A533]/1000000" office:value-type="float" office:value="133.25" calcext:value-type="float">
            <text:p>133.25</text:p>
          </table:table-cell>
          <table:table-cell office:value-type="float" office:value="-3.42492251906346" calcext:value-type="float">
            <text:p>-3.4249225191</text:p>
          </table:table-cell>
          <table:table-cell office:value-type="float" office:value="-3.53031990620696" calcext:value-type="float">
            <text:p>-3.5303199062</text:p>
          </table:table-cell>
          <table:table-cell table:formula="of:=ABS(([.C533]+[.D533])/2)" office:value-type="float" office:value="3.47762121263521" calcext:value-type="float">
            <text:p>3.4776212126</text:p>
          </table:table-cell>
          <table:table-cell office:value-type="float" office:value="-3.52652622855233" calcext:value-type="float">
            <text:p>-3.5265262286</text:p>
          </table:table-cell>
          <table:table-cell office:value-type="float" office:value="-3.53821343259886" calcext:value-type="float">
            <text:p>-3.5382134326</text:p>
          </table:table-cell>
          <table:table-cell table:formula="of:=ABS(([.F533]+[.G533])/2)" office:value-type="float" office:value="3.53236983057559" calcext:value-type="float">
            <text:p>3.5323698306</text:p>
          </table:table-cell>
          <table:table-cell table:formula="of:=([.H533]+[.E533])/2" office:value-type="float" office:value="3.5049955216054" calcext:value-type="float">
            <text:p>3.504995521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table:formula="of:=[.A534]/1000000" office:value-type="float" office:value="133.5" calcext:value-type="float">
            <text:p>133.50</text:p>
          </table:table-cell>
          <table:table-cell office:value-type="float" office:value="-3.69539803914028" calcext:value-type="float">
            <text:p>-3.6953980391</text:p>
          </table:table-cell>
          <table:table-cell office:value-type="float" office:value="-3.62769839880823" calcext:value-type="float">
            <text:p>-3.6276983988</text:p>
          </table:table-cell>
          <table:table-cell table:formula="of:=ABS(([.C534]+[.D534])/2)" office:value-type="float" office:value="3.66154821897425" calcext:value-type="float">
            <text:p>3.661548219</text:p>
          </table:table-cell>
          <table:table-cell office:value-type="float" office:value="-3.61042853748382" calcext:value-type="float">
            <text:p>-3.6104285375</text:p>
          </table:table-cell>
          <table:table-cell office:value-type="float" office:value="-3.57312834782705" calcext:value-type="float">
            <text:p>-3.5731283478</text:p>
          </table:table-cell>
          <table:table-cell table:formula="of:=ABS(([.F534]+[.G534])/2)" office:value-type="float" office:value="3.59177844265543" calcext:value-type="float">
            <text:p>3.5917784427</text:p>
          </table:table-cell>
          <table:table-cell table:formula="of:=([.H534]+[.E534])/2" office:value-type="float" office:value="3.62666333081484" calcext:value-type="float">
            <text:p>3.626663330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table:formula="of:=[.A535]/1000000" office:value-type="float" office:value="133.75" calcext:value-type="float">
            <text:p>133.75</text:p>
          </table:table-cell>
          <table:table-cell office:value-type="float" office:value="-3.24156915570134" calcext:value-type="float">
            <text:p>-3.2415691557</text:p>
          </table:table-cell>
          <table:table-cell office:value-type="float" office:value="-3.4954375392193" calcext:value-type="float">
            <text:p>-3.4954375392</text:p>
          </table:table-cell>
          <table:table-cell table:formula="of:=ABS(([.C535]+[.D535])/2)" office:value-type="float" office:value="3.36850334746032" calcext:value-type="float">
            <text:p>3.3685033475</text:p>
          </table:table-cell>
          <table:table-cell office:value-type="float" office:value="-3.27601397711421" calcext:value-type="float">
            <text:p>-3.2760139771</text:p>
          </table:table-cell>
          <table:table-cell office:value-type="float" office:value="-3.67715203431676" calcext:value-type="float">
            <text:p>-3.6771520343</text:p>
          </table:table-cell>
          <table:table-cell table:formula="of:=ABS(([.F535]+[.G535])/2)" office:value-type="float" office:value="3.47658300571548" calcext:value-type="float">
            <text:p>3.4765830057</text:p>
          </table:table-cell>
          <table:table-cell table:formula="of:=([.H535]+[.E535])/2" office:value-type="float" office:value="3.4225431765879" calcext:value-type="float">
            <text:p>3.4225431766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table:formula="of:=[.A536]/1000000" office:value-type="float" office:value="134" calcext:value-type="float">
            <text:p>134.00</text:p>
          </table:table-cell>
          <table:table-cell office:value-type="float" office:value="-3.43801079373979" calcext:value-type="float">
            <text:p>-3.4380107937</text:p>
          </table:table-cell>
          <table:table-cell office:value-type="float" office:value="-3.45047738725185" calcext:value-type="float">
            <text:p>-3.4504773873</text:p>
          </table:table-cell>
          <table:table-cell table:formula="of:=ABS(([.C536]+[.D536])/2)" office:value-type="float" office:value="3.44424409049582" calcext:value-type="float">
            <text:p>3.4442440905</text:p>
          </table:table-cell>
          <table:table-cell office:value-type="float" office:value="-3.57469732776944" calcext:value-type="float">
            <text:p>-3.5746973278</text:p>
          </table:table-cell>
          <table:table-cell office:value-type="float" office:value="-3.40412231865887" calcext:value-type="float">
            <text:p>-3.4041223187</text:p>
          </table:table-cell>
          <table:table-cell table:formula="of:=ABS(([.F536]+[.G536])/2)" office:value-type="float" office:value="3.48940982321415" calcext:value-type="float">
            <text:p>3.4894098232</text:p>
          </table:table-cell>
          <table:table-cell table:formula="of:=([.H536]+[.E536])/2" office:value-type="float" office:value="3.46682695685499" calcext:value-type="float">
            <text:p>3.4668269569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table:formula="of:=[.A537]/1000000" office:value-type="float" office:value="134.25" calcext:value-type="float">
            <text:p>134.25</text:p>
          </table:table-cell>
          <table:table-cell office:value-type="float" office:value="-3.41379871036293" calcext:value-type="float">
            <text:p>-3.4137987104</text:p>
          </table:table-cell>
          <table:table-cell office:value-type="float" office:value="-3.22666017614207" calcext:value-type="float">
            <text:p>-3.2266601761</text:p>
          </table:table-cell>
          <table:table-cell table:formula="of:=ABS(([.C537]+[.D537])/2)" office:value-type="float" office:value="3.3202294432525" calcext:value-type="float">
            <text:p>3.3202294433</text:p>
          </table:table-cell>
          <table:table-cell office:value-type="float" office:value="-3.46832724061882" calcext:value-type="float">
            <text:p>-3.4683272406</text:p>
          </table:table-cell>
          <table:table-cell office:value-type="float" office:value="-3.10562092270248" calcext:value-type="float">
            <text:p>-3.1056209227</text:p>
          </table:table-cell>
          <table:table-cell table:formula="of:=ABS(([.F537]+[.G537])/2)" office:value-type="float" office:value="3.28697408166065" calcext:value-type="float">
            <text:p>3.2869740817</text:p>
          </table:table-cell>
          <table:table-cell table:formula="of:=([.H537]+[.E537])/2" office:value-type="float" office:value="3.30360176245657" calcext:value-type="float">
            <text:p>3.3036017625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table:formula="of:=[.A538]/1000000" office:value-type="float" office:value="134.5" calcext:value-type="float">
            <text:p>134.50</text:p>
          </table:table-cell>
          <table:table-cell office:value-type="float" office:value="-3.44733293655022" calcext:value-type="float">
            <text:p>-3.4473329366</text:p>
          </table:table-cell>
          <table:table-cell office:value-type="float" office:value="-3.38167261515831" calcext:value-type="float">
            <text:p>-3.3816726152</text:p>
          </table:table-cell>
          <table:table-cell table:formula="of:=ABS(([.C538]+[.D538])/2)" office:value-type="float" office:value="3.41450277585426" calcext:value-type="float">
            <text:p>3.4145027759</text:p>
          </table:table-cell>
          <table:table-cell office:value-type="float" office:value="-3.58051477031374" calcext:value-type="float">
            <text:p>-3.5805147703</text:p>
          </table:table-cell>
          <table:table-cell office:value-type="float" office:value="-3.48854633644051" calcext:value-type="float">
            <text:p>-3.4885463364</text:p>
          </table:table-cell>
          <table:table-cell table:formula="of:=ABS(([.F538]+[.G538])/2)" office:value-type="float" office:value="3.53453055337712" calcext:value-type="float">
            <text:p>3.5345305534</text:p>
          </table:table-cell>
          <table:table-cell table:formula="of:=([.H538]+[.E538])/2" office:value-type="float" office:value="3.47451666461569" calcext:value-type="float">
            <text:p>3.474516664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table:formula="of:=[.A539]/1000000" office:value-type="float" office:value="134.75" calcext:value-type="float">
            <text:p>134.75</text:p>
          </table:table-cell>
          <table:table-cell office:value-type="float" office:value="-3.55642517639727" calcext:value-type="float">
            <text:p>-3.5564251764</text:p>
          </table:table-cell>
          <table:table-cell office:value-type="float" office:value="-3.5212663847092" calcext:value-type="float">
            <text:p>-3.5212663847</text:p>
          </table:table-cell>
          <table:table-cell table:formula="of:=ABS(([.C539]+[.D539])/2)" office:value-type="float" office:value="3.53884578055324" calcext:value-type="float">
            <text:p>3.5388457806</text:p>
          </table:table-cell>
          <table:table-cell office:value-type="float" office:value="-3.5809748914636" calcext:value-type="float">
            <text:p>-3.5809748915</text:p>
          </table:table-cell>
          <table:table-cell office:value-type="float" office:value="-3.51597326425594" calcext:value-type="float">
            <text:p>-3.5159732643</text:p>
          </table:table-cell>
          <table:table-cell table:formula="of:=ABS(([.F539]+[.G539])/2)" office:value-type="float" office:value="3.54847407785977" calcext:value-type="float">
            <text:p>3.5484740779</text:p>
          </table:table-cell>
          <table:table-cell table:formula="of:=([.H539]+[.E539])/2" office:value-type="float" office:value="3.5436599292065" calcext:value-type="float">
            <text:p>3.5436599292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table:formula="of:=[.A540]/1000000" office:value-type="float" office:value="135" calcext:value-type="float">
            <text:p>135.00</text:p>
          </table:table-cell>
          <table:table-cell office:value-type="float" office:value="-3.48727250586926" calcext:value-type="float">
            <text:p>-3.4872725059</text:p>
          </table:table-cell>
          <table:table-cell office:value-type="float" office:value="-3.45655412497783" calcext:value-type="float">
            <text:p>-3.456554125</text:p>
          </table:table-cell>
          <table:table-cell table:formula="of:=ABS(([.C540]+[.D540])/2)" office:value-type="float" office:value="3.47191331542354" calcext:value-type="float">
            <text:p>3.4719133154</text:p>
          </table:table-cell>
          <table:table-cell office:value-type="float" office:value="-3.46493318183211" calcext:value-type="float">
            <text:p>-3.4649331818</text:p>
          </table:table-cell>
          <table:table-cell office:value-type="float" office:value="-3.41607324582377" calcext:value-type="float">
            <text:p>-3.4160732458</text:p>
          </table:table-cell>
          <table:table-cell table:formula="of:=ABS(([.F540]+[.G540])/2)" office:value-type="float" office:value="3.44050321382794" calcext:value-type="float">
            <text:p>3.4405032138</text:p>
          </table:table-cell>
          <table:table-cell table:formula="of:=([.H540]+[.E540])/2" office:value-type="float" office:value="3.45620826462574" calcext:value-type="float">
            <text:p>3.4562082646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table:formula="of:=[.A541]/1000000" office:value-type="float" office:value="135.25" calcext:value-type="float">
            <text:p>135.25</text:p>
          </table:table-cell>
          <table:table-cell office:value-type="float" office:value="-3.40226825664117" calcext:value-type="float">
            <text:p>-3.4022682566</text:p>
          </table:table-cell>
          <table:table-cell office:value-type="float" office:value="-3.4169501383613" calcext:value-type="float">
            <text:p>-3.4169501384</text:p>
          </table:table-cell>
          <table:table-cell table:formula="of:=ABS(([.C541]+[.D541])/2)" office:value-type="float" office:value="3.40960919750123" calcext:value-type="float">
            <text:p>3.4096091975</text:p>
          </table:table-cell>
          <table:table-cell office:value-type="float" office:value="-3.59152357671794" calcext:value-type="float">
            <text:p>-3.5915235767</text:p>
          </table:table-cell>
          <table:table-cell office:value-type="float" office:value="-3.47998384052326" calcext:value-type="float">
            <text:p>-3.4799838405</text:p>
          </table:table-cell>
          <table:table-cell table:formula="of:=ABS(([.F541]+[.G541])/2)" office:value-type="float" office:value="3.5357537086206" calcext:value-type="float">
            <text:p>3.5357537086</text:p>
          </table:table-cell>
          <table:table-cell table:formula="of:=([.H541]+[.E541])/2" office:value-type="float" office:value="3.47268145306092" calcext:value-type="float">
            <text:p>3.4726814531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table:formula="of:=[.A542]/1000000" office:value-type="float" office:value="135.5" calcext:value-type="float">
            <text:p>135.50</text:p>
          </table:table-cell>
          <table:table-cell office:value-type="float" office:value="-3.30633491611538" calcext:value-type="float">
            <text:p>-3.3063349161</text:p>
          </table:table-cell>
          <table:table-cell office:value-type="float" office:value="-3.57766128875796" calcext:value-type="float">
            <text:p>-3.5776612888</text:p>
          </table:table-cell>
          <table:table-cell table:formula="of:=ABS(([.C542]+[.D542])/2)" office:value-type="float" office:value="3.44199810243667" calcext:value-type="float">
            <text:p>3.4419981024</text:p>
          </table:table-cell>
          <table:table-cell office:value-type="float" office:value="-3.33411787977154" calcext:value-type="float">
            <text:p>-3.3341178798</text:p>
          </table:table-cell>
          <table:table-cell office:value-type="float" office:value="-3.57415760508043" calcext:value-type="float">
            <text:p>-3.5741576051</text:p>
          </table:table-cell>
          <table:table-cell table:formula="of:=ABS(([.F542]+[.G542])/2)" office:value-type="float" office:value="3.45413774242598" calcext:value-type="float">
            <text:p>3.4541377424</text:p>
          </table:table-cell>
          <table:table-cell table:formula="of:=([.H542]+[.E542])/2" office:value-type="float" office:value="3.44806792243133" calcext:value-type="float">
            <text:p>3.4480679224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table:formula="of:=[.A543]/1000000" office:value-type="float" office:value="135.75" calcext:value-type="float">
            <text:p>135.75</text:p>
          </table:table-cell>
          <table:table-cell office:value-type="float" office:value="-3.44893871847521" calcext:value-type="float">
            <text:p>-3.4489387185</text:p>
          </table:table-cell>
          <table:table-cell office:value-type="float" office:value="-3.67330973612505" calcext:value-type="float">
            <text:p>-3.6733097361</text:p>
          </table:table-cell>
          <table:table-cell table:formula="of:=ABS(([.C543]+[.D543])/2)" office:value-type="float" office:value="3.56112422730013" calcext:value-type="float">
            <text:p>3.5611242273</text:p>
          </table:table-cell>
          <table:table-cell office:value-type="float" office:value="-3.41647799688679" calcext:value-type="float">
            <text:p>-3.4164779969</text:p>
          </table:table-cell>
          <table:table-cell office:value-type="float" office:value="-3.58195182166843" calcext:value-type="float">
            <text:p>-3.5819518217</text:p>
          </table:table-cell>
          <table:table-cell table:formula="of:=ABS(([.F543]+[.G543])/2)" office:value-type="float" office:value="3.49921490927761" calcext:value-type="float">
            <text:p>3.4992149093</text:p>
          </table:table-cell>
          <table:table-cell table:formula="of:=([.H543]+[.E543])/2" office:value-type="float" office:value="3.53016956828887" calcext:value-type="float">
            <text:p>3.5301695683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table:formula="of:=[.A544]/1000000" office:value-type="float" office:value="136" calcext:value-type="float">
            <text:p>136.00</text:p>
          </table:table-cell>
          <table:table-cell office:value-type="float" office:value="-3.81463521736526" calcext:value-type="float">
            <text:p>-3.8146352174</text:p>
          </table:table-cell>
          <table:table-cell office:value-type="float" office:value="-3.25692805412144" calcext:value-type="float">
            <text:p>-3.2569280541</text:p>
          </table:table-cell>
          <table:table-cell table:formula="of:=ABS(([.C544]+[.D544])/2)" office:value-type="float" office:value="3.53578163574335" calcext:value-type="float">
            <text:p>3.5357816357</text:p>
          </table:table-cell>
          <table:table-cell office:value-type="float" office:value="-3.75702781074326" calcext:value-type="float">
            <text:p>-3.7570278107</text:p>
          </table:table-cell>
          <table:table-cell office:value-type="float" office:value="-3.22171304869665" calcext:value-type="float">
            <text:p>-3.2217130487</text:p>
          </table:table-cell>
          <table:table-cell table:formula="of:=ABS(([.F544]+[.G544])/2)" office:value-type="float" office:value="3.48937042971995" calcext:value-type="float">
            <text:p>3.4893704297</text:p>
          </table:table-cell>
          <table:table-cell table:formula="of:=([.H544]+[.E544])/2" office:value-type="float" office:value="3.51257603273165" calcext:value-type="float">
            <text:p>3.512576032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table:formula="of:=[.A545]/1000000" office:value-type="float" office:value="136.25" calcext:value-type="float">
            <text:p>136.25</text:p>
          </table:table-cell>
          <table:table-cell office:value-type="float" office:value="-3.50498794850521" calcext:value-type="float">
            <text:p>-3.5049879485</text:p>
          </table:table-cell>
          <table:table-cell office:value-type="float" office:value="-3.85786814462803" calcext:value-type="float">
            <text:p>-3.8578681446</text:p>
          </table:table-cell>
          <table:table-cell table:formula="of:=ABS(([.C545]+[.D545])/2)" office:value-type="float" office:value="3.68142804656662" calcext:value-type="float">
            <text:p>3.6814280466</text:p>
          </table:table-cell>
          <table:table-cell office:value-type="float" office:value="-3.58550225533008" calcext:value-type="float">
            <text:p>-3.5855022553</text:p>
          </table:table-cell>
          <table:table-cell office:value-type="float" office:value="-3.83809201476103" calcext:value-type="float">
            <text:p>-3.8380920148</text:p>
          </table:table-cell>
          <table:table-cell table:formula="of:=ABS(([.F545]+[.G545])/2)" office:value-type="float" office:value="3.71179713504555" calcext:value-type="float">
            <text:p>3.711797135</text:p>
          </table:table-cell>
          <table:table-cell table:formula="of:=([.H545]+[.E545])/2" office:value-type="float" office:value="3.69661259080609" calcext:value-type="float">
            <text:p>3.696612590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table:formula="of:=[.A546]/1000000" office:value-type="float" office:value="136.5" calcext:value-type="float">
            <text:p>136.50</text:p>
          </table:table-cell>
          <table:table-cell office:value-type="float" office:value="-3.74219946491218" calcext:value-type="float">
            <text:p>-3.7421994649</text:p>
          </table:table-cell>
          <table:table-cell office:value-type="float" office:value="-3.66771632455252" calcext:value-type="float">
            <text:p>-3.6677163246</text:p>
          </table:table-cell>
          <table:table-cell table:formula="of:=ABS(([.C546]+[.D546])/2)" office:value-type="float" office:value="3.70495789473235" calcext:value-type="float">
            <text:p>3.7049578947</text:p>
          </table:table-cell>
          <table:table-cell office:value-type="float" office:value="-3.81524578190928" calcext:value-type="float">
            <text:p>-3.8152457819</text:p>
          </table:table-cell>
          <table:table-cell office:value-type="float" office:value="-3.69023493079984" calcext:value-type="float">
            <text:p>-3.6902349308</text:p>
          </table:table-cell>
          <table:table-cell table:formula="of:=ABS(([.F546]+[.G546])/2)" office:value-type="float" office:value="3.75274035635456" calcext:value-type="float">
            <text:p>3.7527403564</text:p>
          </table:table-cell>
          <table:table-cell table:formula="of:=([.H546]+[.E546])/2" office:value-type="float" office:value="3.72884912554345" calcext:value-type="float">
            <text:p>3.7288491255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table:formula="of:=[.A547]/1000000" office:value-type="float" office:value="136.75" calcext:value-type="float">
            <text:p>136.75</text:p>
          </table:table-cell>
          <table:table-cell office:value-type="float" office:value="-3.28581315546052" calcext:value-type="float">
            <text:p>-3.2858131555</text:p>
          </table:table-cell>
          <table:table-cell office:value-type="float" office:value="-3.40630416127728" calcext:value-type="float">
            <text:p>-3.4063041613</text:p>
          </table:table-cell>
          <table:table-cell table:formula="of:=ABS(([.C547]+[.D547])/2)" office:value-type="float" office:value="3.3460586583689" calcext:value-type="float">
            <text:p>3.3460586584</text:p>
          </table:table-cell>
          <table:table-cell office:value-type="float" office:value="-3.20158830306246" calcext:value-type="float">
            <text:p>-3.2015883031</text:p>
          </table:table-cell>
          <table:table-cell office:value-type="float" office:value="-3.47030654291112" calcext:value-type="float">
            <text:p>-3.4703065429</text:p>
          </table:table-cell>
          <table:table-cell table:formula="of:=ABS(([.F547]+[.G547])/2)" office:value-type="float" office:value="3.33594742298679" calcext:value-type="float">
            <text:p>3.335947423</text:p>
          </table:table-cell>
          <table:table-cell table:formula="of:=([.H547]+[.E547])/2" office:value-type="float" office:value="3.34100304067784" calcext:value-type="float">
            <text:p>3.3410030407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table:formula="of:=[.A548]/1000000" office:value-type="float" office:value="137" calcext:value-type="float">
            <text:p>137.00</text:p>
          </table:table-cell>
          <table:table-cell office:value-type="float" office:value="-3.58626638792929" calcext:value-type="float">
            <text:p>-3.5862663879</text:p>
          </table:table-cell>
          <table:table-cell office:value-type="float" office:value="-3.52187822773007" calcext:value-type="float">
            <text:p>-3.5218782277</text:p>
          </table:table-cell>
          <table:table-cell table:formula="of:=ABS(([.C548]+[.D548])/2)" office:value-type="float" office:value="3.55407230782968" calcext:value-type="float">
            <text:p>3.5540723078</text:p>
          </table:table-cell>
          <table:table-cell office:value-type="float" office:value="-3.56279445696857" calcext:value-type="float">
            <text:p>-3.562794457</text:p>
          </table:table-cell>
          <table:table-cell office:value-type="float" office:value="-3.50476475666433" calcext:value-type="float">
            <text:p>-3.5047647567</text:p>
          </table:table-cell>
          <table:table-cell table:formula="of:=ABS(([.F548]+[.G548])/2)" office:value-type="float" office:value="3.53377960681645" calcext:value-type="float">
            <text:p>3.5337796068</text:p>
          </table:table-cell>
          <table:table-cell table:formula="of:=([.H548]+[.E548])/2" office:value-type="float" office:value="3.54392595732306" calcext:value-type="float">
            <text:p>3.5439259573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table:formula="of:=[.A549]/1000000" office:value-type="float" office:value="137.25" calcext:value-type="float">
            <text:p>137.25</text:p>
          </table:table-cell>
          <table:table-cell office:value-type="float" office:value="-3.58170212129136" calcext:value-type="float">
            <text:p>-3.5817021213</text:p>
          </table:table-cell>
          <table:table-cell office:value-type="float" office:value="-3.27228381418926" calcext:value-type="float">
            <text:p>-3.2722838142</text:p>
          </table:table-cell>
          <table:table-cell table:formula="of:=ABS(([.C549]+[.D549])/2)" office:value-type="float" office:value="3.42699296774031" calcext:value-type="float">
            <text:p>3.4269929677</text:p>
          </table:table-cell>
          <table:table-cell office:value-type="float" office:value="-3.55421384428053" calcext:value-type="float">
            <text:p>-3.5542138443</text:p>
          </table:table-cell>
          <table:table-cell office:value-type="float" office:value="-3.47209969468679" calcext:value-type="float">
            <text:p>-3.4720996947</text:p>
          </table:table-cell>
          <table:table-cell table:formula="of:=ABS(([.F549]+[.G549])/2)" office:value-type="float" office:value="3.51315676948366" calcext:value-type="float">
            <text:p>3.5131567695</text:p>
          </table:table-cell>
          <table:table-cell table:formula="of:=([.H549]+[.E549])/2" office:value-type="float" office:value="3.47007486861198" calcext:value-type="float">
            <text:p>3.4700748686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table:formula="of:=[.A550]/1000000" office:value-type="float" office:value="137.5" calcext:value-type="float">
            <text:p>137.50</text:p>
          </table:table-cell>
          <table:table-cell office:value-type="float" office:value="-3.33508646085765" calcext:value-type="float">
            <text:p>-3.3350864609</text:p>
          </table:table-cell>
          <table:table-cell office:value-type="float" office:value="-3.64110540573158" calcext:value-type="float">
            <text:p>-3.6411054057</text:p>
          </table:table-cell>
          <table:table-cell table:formula="of:=ABS(([.C550]+[.D550])/2)" office:value-type="float" office:value="3.48809593329461" calcext:value-type="float">
            <text:p>3.4880959333</text:p>
          </table:table-cell>
          <table:table-cell office:value-type="float" office:value="-3.42984804601244" calcext:value-type="float">
            <text:p>-3.429848046</text:p>
          </table:table-cell>
          <table:table-cell office:value-type="float" office:value="-3.63302254346" calcext:value-type="float">
            <text:p>-3.6330225435</text:p>
          </table:table-cell>
          <table:table-cell table:formula="of:=ABS(([.F550]+[.G550])/2)" office:value-type="float" office:value="3.53143529473622" calcext:value-type="float">
            <text:p>3.5314352947</text:p>
          </table:table-cell>
          <table:table-cell table:formula="of:=([.H550]+[.E550])/2" office:value-type="float" office:value="3.50976561401542" calcext:value-type="float">
            <text:p>3.509765614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table:formula="of:=[.A551]/1000000" office:value-type="float" office:value="137.75" calcext:value-type="float">
            <text:p>137.75</text:p>
          </table:table-cell>
          <table:table-cell office:value-type="float" office:value="-3.46035781793725" calcext:value-type="float">
            <text:p>-3.4603578179</text:p>
          </table:table-cell>
          <table:table-cell office:value-type="float" office:value="-3.10703950355344" calcext:value-type="float">
            <text:p>-3.1070395036</text:p>
          </table:table-cell>
          <table:table-cell table:formula="of:=ABS(([.C551]+[.D551])/2)" office:value-type="float" office:value="3.28369866074534" calcext:value-type="float">
            <text:p>3.2836986607</text:p>
          </table:table-cell>
          <table:table-cell office:value-type="float" office:value="-3.44057226533984" calcext:value-type="float">
            <text:p>-3.4405722653</text:p>
          </table:table-cell>
          <table:table-cell office:value-type="float" office:value="-3.28219479811469" calcext:value-type="float">
            <text:p>-3.2821947981</text:p>
          </table:table-cell>
          <table:table-cell table:formula="of:=ABS(([.F551]+[.G551])/2)" office:value-type="float" office:value="3.36138353172726" calcext:value-type="float">
            <text:p>3.3613835317</text:p>
          </table:table-cell>
          <table:table-cell table:formula="of:=([.H551]+[.E551])/2" office:value-type="float" office:value="3.3225410962363" calcext:value-type="float">
            <text:p>3.3225410962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table:formula="of:=[.A552]/1000000" office:value-type="float" office:value="138" calcext:value-type="float">
            <text:p>138.00</text:p>
          </table:table-cell>
          <table:table-cell office:value-type="float" office:value="-3.75404458251038" calcext:value-type="float">
            <text:p>-3.7540445825</text:p>
          </table:table-cell>
          <table:table-cell office:value-type="float" office:value="-3.35509657773277" calcext:value-type="float">
            <text:p>-3.3550965777</text:p>
          </table:table-cell>
          <table:table-cell table:formula="of:=ABS(([.C552]+[.D552])/2)" office:value-type="float" office:value="3.55457058012157" calcext:value-type="float">
            <text:p>3.5545705801</text:p>
          </table:table-cell>
          <table:table-cell office:value-type="float" office:value="-3.81729671819929" calcext:value-type="float">
            <text:p>-3.8172967182</text:p>
          </table:table-cell>
          <table:table-cell office:value-type="float" office:value="-3.33387852766124" calcext:value-type="float">
            <text:p>-3.3338785277</text:p>
          </table:table-cell>
          <table:table-cell table:formula="of:=ABS(([.F552]+[.G552])/2)" office:value-type="float" office:value="3.57558762293027" calcext:value-type="float">
            <text:p>3.5755876229</text:p>
          </table:table-cell>
          <table:table-cell table:formula="of:=([.H552]+[.E552])/2" office:value-type="float" office:value="3.56507910152592" calcext:value-type="float">
            <text:p>3.565079101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table:formula="of:=[.A553]/1000000" office:value-type="float" office:value="138.25" calcext:value-type="float">
            <text:p>138.25</text:p>
          </table:table-cell>
          <table:table-cell office:value-type="float" office:value="-3.65243967302824" calcext:value-type="float">
            <text:p>-3.652439673</text:p>
          </table:table-cell>
          <table:table-cell office:value-type="float" office:value="-3.69506738211157" calcext:value-type="float">
            <text:p>-3.6950673821</text:p>
          </table:table-cell>
          <table:table-cell table:formula="of:=ABS(([.C553]+[.D553])/2)" office:value-type="float" office:value="3.6737535275699" calcext:value-type="float">
            <text:p>3.6737535276</text:p>
          </table:table-cell>
          <table:table-cell office:value-type="float" office:value="-3.67302280426553" calcext:value-type="float">
            <text:p>-3.6730228043</text:p>
          </table:table-cell>
          <table:table-cell office:value-type="float" office:value="-3.54164374922498" calcext:value-type="float">
            <text:p>-3.5416437492</text:p>
          </table:table-cell>
          <table:table-cell table:formula="of:=ABS(([.F553]+[.G553])/2)" office:value-type="float" office:value="3.60733327674525" calcext:value-type="float">
            <text:p>3.6073332767</text:p>
          </table:table-cell>
          <table:table-cell table:formula="of:=([.H553]+[.E553])/2" office:value-type="float" office:value="3.64054340215758" calcext:value-type="float">
            <text:p>3.640543402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table:formula="of:=[.A554]/1000000" office:value-type="float" office:value="138.5" calcext:value-type="float">
            <text:p>138.50</text:p>
          </table:table-cell>
          <table:table-cell office:value-type="float" office:value="-3.5200003387489" calcext:value-type="float">
            <text:p>-3.5200003387</text:p>
          </table:table-cell>
          <table:table-cell office:value-type="float" office:value="-3.15163115987189" calcext:value-type="float">
            <text:p>-3.1516311599</text:p>
          </table:table-cell>
          <table:table-cell table:formula="of:=ABS(([.C554]+[.D554])/2)" office:value-type="float" office:value="3.3358157493104" calcext:value-type="float">
            <text:p>3.3358157493</text:p>
          </table:table-cell>
          <table:table-cell office:value-type="float" office:value="-3.5838689966402" calcext:value-type="float">
            <text:p>-3.5838689966</text:p>
          </table:table-cell>
          <table:table-cell office:value-type="float" office:value="-3.14773780677207" calcext:value-type="float">
            <text:p>-3.1477378068</text:p>
          </table:table-cell>
          <table:table-cell table:formula="of:=ABS(([.F554]+[.G554])/2)" office:value-type="float" office:value="3.36580340170613" calcext:value-type="float">
            <text:p>3.3658034017</text:p>
          </table:table-cell>
          <table:table-cell table:formula="of:=([.H554]+[.E554])/2" office:value-type="float" office:value="3.35080957550826" calcext:value-type="float">
            <text:p>3.3508095755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table:formula="of:=[.A555]/1000000" office:value-type="float" office:value="138.75" calcext:value-type="float">
            <text:p>138.75</text:p>
          </table:table-cell>
          <table:table-cell office:value-type="float" office:value="-3.64590369408268" calcext:value-type="float">
            <text:p>-3.6459036941</text:p>
          </table:table-cell>
          <table:table-cell office:value-type="float" office:value="-3.67455568992037" calcext:value-type="float">
            <text:p>-3.6745556899</text:p>
          </table:table-cell>
          <table:table-cell table:formula="of:=ABS(([.C555]+[.D555])/2)" office:value-type="float" office:value="3.66022969200152" calcext:value-type="float">
            <text:p>3.660229692</text:p>
          </table:table-cell>
          <table:table-cell office:value-type="float" office:value="-3.63629527657552" calcext:value-type="float">
            <text:p>-3.6362952766</text:p>
          </table:table-cell>
          <table:table-cell office:value-type="float" office:value="-3.667062625225" calcext:value-type="float">
            <text:p>-3.6670626252</text:p>
          </table:table-cell>
          <table:table-cell table:formula="of:=ABS(([.F555]+[.G555])/2)" office:value-type="float" office:value="3.65167895090026" calcext:value-type="float">
            <text:p>3.6516789509</text:p>
          </table:table-cell>
          <table:table-cell table:formula="of:=([.H555]+[.E555])/2" office:value-type="float" office:value="3.65595432145089" calcext:value-type="float">
            <text:p>3.6559543215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table:formula="of:=[.A556]/1000000" office:value-type="float" office:value="139" calcext:value-type="float">
            <text:p>139.00</text:p>
          </table:table-cell>
          <table:table-cell office:value-type="float" office:value="-3.48522405461767" calcext:value-type="float">
            <text:p>-3.4852240546</text:p>
          </table:table-cell>
          <table:table-cell office:value-type="float" office:value="-3.19025560151062" calcext:value-type="float">
            <text:p>-3.1902556015</text:p>
          </table:table-cell>
          <table:table-cell table:formula="of:=ABS(([.C556]+[.D556])/2)" office:value-type="float" office:value="3.33773982806415" calcext:value-type="float">
            <text:p>3.3377398281</text:p>
          </table:table-cell>
          <table:table-cell office:value-type="float" office:value="-3.48012012844325" calcext:value-type="float">
            <text:p>-3.4801201284</text:p>
          </table:table-cell>
          <table:table-cell office:value-type="float" office:value="-3.17165575328094" calcext:value-type="float">
            <text:p>-3.1716557533</text:p>
          </table:table-cell>
          <table:table-cell table:formula="of:=ABS(([.F556]+[.G556])/2)" office:value-type="float" office:value="3.3258879408621" calcext:value-type="float">
            <text:p>3.3258879409</text:p>
          </table:table-cell>
          <table:table-cell table:formula="of:=([.H556]+[.E556])/2" office:value-type="float" office:value="3.33181388446312" calcext:value-type="float">
            <text:p>3.3318138845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table:formula="of:=[.A557]/1000000" office:value-type="float" office:value="139.25" calcext:value-type="float">
            <text:p>139.25</text:p>
          </table:table-cell>
          <table:table-cell office:value-type="float" office:value="-3.58993814235584" calcext:value-type="float">
            <text:p>-3.5899381424</text:p>
          </table:table-cell>
          <table:table-cell office:value-type="float" office:value="-3.30585249579146" calcext:value-type="float">
            <text:p>-3.3058524958</text:p>
          </table:table-cell>
          <table:table-cell table:formula="of:=ABS(([.C557]+[.D557])/2)" office:value-type="float" office:value="3.44789531907365" calcext:value-type="float">
            <text:p>3.4478953191</text:p>
          </table:table-cell>
          <table:table-cell office:value-type="float" office:value="-3.60605429605305" calcext:value-type="float">
            <text:p>-3.6060542961</text:p>
          </table:table-cell>
          <table:table-cell office:value-type="float" office:value="-3.39774740475412" calcext:value-type="float">
            <text:p>-3.3977474048</text:p>
          </table:table-cell>
          <table:table-cell table:formula="of:=ABS(([.F557]+[.G557])/2)" office:value-type="float" office:value="3.50190085040358" calcext:value-type="float">
            <text:p>3.5019008504</text:p>
          </table:table-cell>
          <table:table-cell table:formula="of:=([.H557]+[.E557])/2" office:value-type="float" office:value="3.47489808473862" calcext:value-type="float">
            <text:p>3.4748980847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table:formula="of:=[.A558]/1000000" office:value-type="float" office:value="139.5" calcext:value-type="float">
            <text:p>139.50</text:p>
          </table:table-cell>
          <table:table-cell office:value-type="float" office:value="-3.48685883486856" calcext:value-type="float">
            <text:p>-3.4868588349</text:p>
          </table:table-cell>
          <table:table-cell office:value-type="float" office:value="-3.76667916326706" calcext:value-type="float">
            <text:p>-3.7666791633</text:p>
          </table:table-cell>
          <table:table-cell table:formula="of:=ABS(([.C558]+[.D558])/2)" office:value-type="float" office:value="3.62676899906781" calcext:value-type="float">
            <text:p>3.6267689991</text:p>
          </table:table-cell>
          <table:table-cell office:value-type="float" office:value="-3.40536101552521" calcext:value-type="float">
            <text:p>-3.4053610155</text:p>
          </table:table-cell>
          <table:table-cell office:value-type="float" office:value="-3.58009889356486" calcext:value-type="float">
            <text:p>-3.5800988936</text:p>
          </table:table-cell>
          <table:table-cell table:formula="of:=ABS(([.F558]+[.G558])/2)" office:value-type="float" office:value="3.49272995454503" calcext:value-type="float">
            <text:p>3.4927299545</text:p>
          </table:table-cell>
          <table:table-cell table:formula="of:=([.H558]+[.E558])/2" office:value-type="float" office:value="3.55974947680642" calcext:value-type="float">
            <text:p>3.5597494768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table:formula="of:=[.A559]/1000000" office:value-type="float" office:value="139.75" calcext:value-type="float">
            <text:p>139.75</text:p>
          </table:table-cell>
          <table:table-cell office:value-type="float" office:value="-3.37638253502141" calcext:value-type="float">
            <text:p>-3.376382535</text:p>
          </table:table-cell>
          <table:table-cell office:value-type="float" office:value="-3.49785316971587" calcext:value-type="float">
            <text:p>-3.4978531697</text:p>
          </table:table-cell>
          <table:table-cell table:formula="of:=ABS(([.C559]+[.D559])/2)" office:value-type="float" office:value="3.43711785236864" calcext:value-type="float">
            <text:p>3.4371178524</text:p>
          </table:table-cell>
          <table:table-cell office:value-type="float" office:value="-3.35071140778666" calcext:value-type="float">
            <text:p>-3.3507114078</text:p>
          </table:table-cell>
          <table:table-cell office:value-type="float" office:value="-3.57691526464078" calcext:value-type="float">
            <text:p>-3.5769152646</text:p>
          </table:table-cell>
          <table:table-cell table:formula="of:=ABS(([.F559]+[.G559])/2)" office:value-type="float" office:value="3.46381333621372" calcext:value-type="float">
            <text:p>3.4638133362</text:p>
          </table:table-cell>
          <table:table-cell table:formula="of:=([.H559]+[.E559])/2" office:value-type="float" office:value="3.45046559429118" calcext:value-type="float">
            <text:p>3.4504655943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table:formula="of:=[.A560]/1000000" office:value-type="float" office:value="140" calcext:value-type="float">
            <text:p>140.00</text:p>
          </table:table-cell>
          <table:table-cell office:value-type="float" office:value="-3.34767496454826" calcext:value-type="float">
            <text:p>-3.3476749645</text:p>
          </table:table-cell>
          <table:table-cell office:value-type="float" office:value="-3.61756504048019" calcext:value-type="float">
            <text:p>-3.6175650405</text:p>
          </table:table-cell>
          <table:table-cell table:formula="of:=ABS(([.C560]+[.D560])/2)" office:value-type="float" office:value="3.48262000251422" calcext:value-type="float">
            <text:p>3.4826200025</text:p>
          </table:table-cell>
          <table:table-cell office:value-type="float" office:value="-3.30529584933896" calcext:value-type="float">
            <text:p>-3.3052958493</text:p>
          </table:table-cell>
          <table:table-cell office:value-type="float" office:value="-3.58033134744876" calcext:value-type="float">
            <text:p>-3.5803313474</text:p>
          </table:table-cell>
          <table:table-cell table:formula="of:=ABS(([.F560]+[.G560])/2)" office:value-type="float" office:value="3.44281359839386" calcext:value-type="float">
            <text:p>3.4428135984</text:p>
          </table:table-cell>
          <table:table-cell table:formula="of:=([.H560]+[.E560])/2" office:value-type="float" office:value="3.46271680045404" calcext:value-type="float">
            <text:p>3.462716800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table:formula="of:=[.A561]/1000000" office:value-type="float" office:value="140.25" calcext:value-type="float">
            <text:p>140.25</text:p>
          </table:table-cell>
          <table:table-cell office:value-type="float" office:value="-3.0517676926608" calcext:value-type="float">
            <text:p>-3.0517676927</text:p>
          </table:table-cell>
          <table:table-cell office:value-type="float" office:value="-3.72212576776309" calcext:value-type="float">
            <text:p>-3.7221257678</text:p>
          </table:table-cell>
          <table:table-cell table:formula="of:=ABS(([.C561]+[.D561])/2)" office:value-type="float" office:value="3.38694673021195" calcext:value-type="float">
            <text:p>3.3869467302</text:p>
          </table:table-cell>
          <table:table-cell office:value-type="float" office:value="-3.01038754978364" calcext:value-type="float">
            <text:p>-3.0103875498</text:p>
          </table:table-cell>
          <table:table-cell office:value-type="float" office:value="-3.68094456926251" calcext:value-type="float">
            <text:p>-3.6809445693</text:p>
          </table:table-cell>
          <table:table-cell table:formula="of:=ABS(([.F561]+[.G561])/2)" office:value-type="float" office:value="3.34566605952307" calcext:value-type="float">
            <text:p>3.3456660595</text:p>
          </table:table-cell>
          <table:table-cell table:formula="of:=([.H561]+[.E561])/2" office:value-type="float" office:value="3.36630639486751" calcext:value-type="float">
            <text:p>3.3663063949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table:formula="of:=[.A562]/1000000" office:value-type="float" office:value="140.5" calcext:value-type="float">
            <text:p>140.50</text:p>
          </table:table-cell>
          <table:table-cell office:value-type="float" office:value="-3.74783043719612" calcext:value-type="float">
            <text:p>-3.7478304372</text:p>
          </table:table-cell>
          <table:table-cell office:value-type="float" office:value="-3.38283125231723" calcext:value-type="float">
            <text:p>-3.3828312523</text:p>
          </table:table-cell>
          <table:table-cell table:formula="of:=ABS(([.C562]+[.D562])/2)" office:value-type="float" office:value="3.56533084475667" calcext:value-type="float">
            <text:p>3.5653308448</text:p>
          </table:table-cell>
          <table:table-cell office:value-type="float" office:value="-3.72592423340636" calcext:value-type="float">
            <text:p>-3.7259242334</text:p>
          </table:table-cell>
          <table:table-cell office:value-type="float" office:value="-3.50035578716886" calcext:value-type="float">
            <text:p>-3.5003557872</text:p>
          </table:table-cell>
          <table:table-cell table:formula="of:=ABS(([.F562]+[.G562])/2)" office:value-type="float" office:value="3.61314001028761" calcext:value-type="float">
            <text:p>3.6131400103</text:p>
          </table:table-cell>
          <table:table-cell table:formula="of:=([.H562]+[.E562])/2" office:value-type="float" office:value="3.58923542752214" calcext:value-type="float">
            <text:p>3.5892354275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table:formula="of:=[.A563]/1000000" office:value-type="float" office:value="140.75" calcext:value-type="float">
            <text:p>140.75</text:p>
          </table:table-cell>
          <table:table-cell office:value-type="float" office:value="-3.58357217619173" calcext:value-type="float">
            <text:p>-3.5835721762</text:p>
          </table:table-cell>
          <table:table-cell office:value-type="float" office:value="-3.66210758498042" calcext:value-type="float">
            <text:p>-3.662107585</text:p>
          </table:table-cell>
          <table:table-cell table:formula="of:=ABS(([.C563]+[.D563])/2)" office:value-type="float" office:value="3.62283988058607" calcext:value-type="float">
            <text:p>3.6228398806</text:p>
          </table:table-cell>
          <table:table-cell office:value-type="float" office:value="-3.6967143435147" calcext:value-type="float">
            <text:p>-3.6967143435</text:p>
          </table:table-cell>
          <table:table-cell office:value-type="float" office:value="-3.49138538219255" calcext:value-type="float">
            <text:p>-3.4913853822</text:p>
          </table:table-cell>
          <table:table-cell table:formula="of:=ABS(([.F563]+[.G563])/2)" office:value-type="float" office:value="3.59404986285362" calcext:value-type="float">
            <text:p>3.5940498629</text:p>
          </table:table-cell>
          <table:table-cell table:formula="of:=([.H563]+[.E563])/2" office:value-type="float" office:value="3.60844487171985" calcext:value-type="float">
            <text:p>3.6084448717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table:formula="of:=[.A564]/1000000" office:value-type="float" office:value="141" calcext:value-type="float">
            <text:p>141.00</text:p>
          </table:table-cell>
          <table:table-cell office:value-type="float" office:value="-3.39629824556319" calcext:value-type="float">
            <text:p>-3.3962982456</text:p>
          </table:table-cell>
          <table:table-cell office:value-type="float" office:value="-3.17232405356767" calcext:value-type="float">
            <text:p>-3.1723240536</text:p>
          </table:table-cell>
          <table:table-cell table:formula="of:=ABS(([.C564]+[.D564])/2)" office:value-type="float" office:value="3.28431114956543" calcext:value-type="float">
            <text:p>3.2843111496</text:p>
          </table:table-cell>
          <table:table-cell office:value-type="float" office:value="-3.42666121294066" calcext:value-type="float">
            <text:p>-3.4266612129</text:p>
          </table:table-cell>
          <table:table-cell office:value-type="float" office:value="-3.15415504211926" calcext:value-type="float">
            <text:p>-3.1541550421</text:p>
          </table:table-cell>
          <table:table-cell table:formula="of:=ABS(([.F564]+[.G564])/2)" office:value-type="float" office:value="3.29040812752996" calcext:value-type="float">
            <text:p>3.2904081275</text:p>
          </table:table-cell>
          <table:table-cell table:formula="of:=([.H564]+[.E564])/2" office:value-type="float" office:value="3.28735963854769" calcext:value-type="float">
            <text:p>3.2873596385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table:formula="of:=[.A565]/1000000" office:value-type="float" office:value="141.25" calcext:value-type="float">
            <text:p>141.25</text:p>
          </table:table-cell>
          <table:table-cell office:value-type="float" office:value="-3.29275408005341" calcext:value-type="float">
            <text:p>-3.2927540801</text:p>
          </table:table-cell>
          <table:table-cell office:value-type="float" office:value="-3.2841569529458" calcext:value-type="float">
            <text:p>-3.2841569529</text:p>
          </table:table-cell>
          <table:table-cell table:formula="of:=ABS(([.C565]+[.D565])/2)" office:value-type="float" office:value="3.2884555164996" calcext:value-type="float">
            <text:p>3.2884555165</text:p>
          </table:table-cell>
          <table:table-cell office:value-type="float" office:value="-3.3894079630939" calcext:value-type="float">
            <text:p>-3.3894079631</text:p>
          </table:table-cell>
          <table:table-cell office:value-type="float" office:value="-3.2850749195868" calcext:value-type="float">
            <text:p>-3.2850749196</text:p>
          </table:table-cell>
          <table:table-cell table:formula="of:=ABS(([.F565]+[.G565])/2)" office:value-type="float" office:value="3.33724144134035" calcext:value-type="float">
            <text:p>3.3372414413</text:p>
          </table:table-cell>
          <table:table-cell table:formula="of:=([.H565]+[.E565])/2" office:value-type="float" office:value="3.31284847891998" calcext:value-type="float">
            <text:p>3.312848478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table:formula="of:=[.A566]/1000000" office:value-type="float" office:value="141.5" calcext:value-type="float">
            <text:p>141.50</text:p>
          </table:table-cell>
          <table:table-cell office:value-type="float" office:value="-3.21955926239625" calcext:value-type="float">
            <text:p>-3.2195592624</text:p>
          </table:table-cell>
          <table:table-cell office:value-type="float" office:value="-3.39373547566234" calcext:value-type="float">
            <text:p>-3.3937354757</text:p>
          </table:table-cell>
          <table:table-cell table:formula="of:=ABS(([.C566]+[.D566])/2)" office:value-type="float" office:value="3.30664736902929" calcext:value-type="float">
            <text:p>3.306647369</text:p>
          </table:table-cell>
          <table:table-cell office:value-type="float" office:value="-3.21811227865601" calcext:value-type="float">
            <text:p>-3.2181122787</text:p>
          </table:table-cell>
          <table:table-cell office:value-type="float" office:value="-3.41942623444152" calcext:value-type="float">
            <text:p>-3.4194262344</text:p>
          </table:table-cell>
          <table:table-cell table:formula="of:=ABS(([.F566]+[.G566])/2)" office:value-type="float" office:value="3.31876925654876" calcext:value-type="float">
            <text:p>3.3187692565</text:p>
          </table:table-cell>
          <table:table-cell table:formula="of:=([.H566]+[.E566])/2" office:value-type="float" office:value="3.31270831278903" calcext:value-type="float">
            <text:p>3.3127083128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table:formula="of:=[.A567]/1000000" office:value-type="float" office:value="141.75" calcext:value-type="float">
            <text:p>141.75</text:p>
          </table:table-cell>
          <table:table-cell office:value-type="float" office:value="-3.52538964235619" calcext:value-type="float">
            <text:p>-3.5253896424</text:p>
          </table:table-cell>
          <table:table-cell office:value-type="float" office:value="-3.62132475338495" calcext:value-type="float">
            <text:p>-3.6213247534</text:p>
          </table:table-cell>
          <table:table-cell table:formula="of:=ABS(([.C567]+[.D567])/2)" office:value-type="float" office:value="3.57335719787057" calcext:value-type="float">
            <text:p>3.5733571979</text:p>
          </table:table-cell>
          <table:table-cell office:value-type="float" office:value="-3.44153564744294" calcext:value-type="float">
            <text:p>-3.4415356474</text:p>
          </table:table-cell>
          <table:table-cell office:value-type="float" office:value="-3.63916217760784" calcext:value-type="float">
            <text:p>-3.6391621776</text:p>
          </table:table-cell>
          <table:table-cell table:formula="of:=ABS(([.F567]+[.G567])/2)" office:value-type="float" office:value="3.54034891252539" calcext:value-type="float">
            <text:p>3.5403489125</text:p>
          </table:table-cell>
          <table:table-cell table:formula="of:=([.H567]+[.E567])/2" office:value-type="float" office:value="3.55685305519798" calcext:value-type="float">
            <text:p>3.5568530552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table:formula="of:=[.A568]/1000000" office:value-type="float" office:value="142" calcext:value-type="float">
            <text:p>142.00</text:p>
          </table:table-cell>
          <table:table-cell office:value-type="float" office:value="-3.9051793985917" calcext:value-type="float">
            <text:p>-3.9051793986</text:p>
          </table:table-cell>
          <table:table-cell office:value-type="float" office:value="-3.50885367865875" calcext:value-type="float">
            <text:p>-3.5088536787</text:p>
          </table:table-cell>
          <table:table-cell table:formula="of:=ABS(([.C568]+[.D568])/2)" office:value-type="float" office:value="3.70701653862522" calcext:value-type="float">
            <text:p>3.7070165386</text:p>
          </table:table-cell>
          <table:table-cell office:value-type="float" office:value="-3.97845656201856" calcext:value-type="float">
            <text:p>-3.978456562</text:p>
          </table:table-cell>
          <table:table-cell office:value-type="float" office:value="-3.48888561454841" calcext:value-type="float">
            <text:p>-3.4888856145</text:p>
          </table:table-cell>
          <table:table-cell table:formula="of:=ABS(([.F568]+[.G568])/2)" office:value-type="float" office:value="3.73367108828349" calcext:value-type="float">
            <text:p>3.7336710883</text:p>
          </table:table-cell>
          <table:table-cell table:formula="of:=([.H568]+[.E568])/2" office:value-type="float" office:value="3.72034381345436" calcext:value-type="float">
            <text:p>3.720343813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table:formula="of:=[.A569]/1000000" office:value-type="float" office:value="142.25" calcext:value-type="float">
            <text:p>142.25</text:p>
          </table:table-cell>
          <table:table-cell office:value-type="float" office:value="-3.02050839820145" calcext:value-type="float">
            <text:p>-3.0205083982</text:p>
          </table:table-cell>
          <table:table-cell office:value-type="float" office:value="-3.5288681022927" calcext:value-type="float">
            <text:p>-3.5288681023</text:p>
          </table:table-cell>
          <table:table-cell table:formula="of:=ABS(([.C569]+[.D569])/2)" office:value-type="float" office:value="3.27468825024707" calcext:value-type="float">
            <text:p>3.2746882502</text:p>
          </table:table-cell>
          <table:table-cell office:value-type="float" office:value="-3.03845240271283" calcext:value-type="float">
            <text:p>-3.0384524027</text:p>
          </table:table-cell>
          <table:table-cell office:value-type="float" office:value="-3.54857147032784" calcext:value-type="float">
            <text:p>-3.5485714703</text:p>
          </table:table-cell>
          <table:table-cell table:formula="of:=ABS(([.F569]+[.G569])/2)" office:value-type="float" office:value="3.29351193652034" calcext:value-type="float">
            <text:p>3.2935119365</text:p>
          </table:table-cell>
          <table:table-cell table:formula="of:=([.H569]+[.E569])/2" office:value-type="float" office:value="3.2841000933837" calcext:value-type="float">
            <text:p>3.2841000934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table:formula="of:=[.A570]/1000000" office:value-type="float" office:value="142.5" calcext:value-type="float">
            <text:p>142.50</text:p>
          </table:table-cell>
          <table:table-cell office:value-type="float" office:value="-3.63287662067832" calcext:value-type="float">
            <text:p>-3.6328766207</text:p>
          </table:table-cell>
          <table:table-cell office:value-type="float" office:value="-3.12450673120858" calcext:value-type="float">
            <text:p>-3.1245067312</text:p>
          </table:table-cell>
          <table:table-cell table:formula="of:=ABS(([.C570]+[.D570])/2)" office:value-type="float" office:value="3.37869167594345" calcext:value-type="float">
            <text:p>3.3786916759</text:p>
          </table:table-cell>
          <table:table-cell office:value-type="float" office:value="-3.66094015960172" calcext:value-type="float">
            <text:p>-3.6609401596</text:p>
          </table:table-cell>
          <table:table-cell office:value-type="float" office:value="-3.11277643792255" calcext:value-type="float">
            <text:p>-3.1127764379</text:p>
          </table:table-cell>
          <table:table-cell table:formula="of:=ABS(([.F570]+[.G570])/2)" office:value-type="float" office:value="3.38685829876214" calcext:value-type="float">
            <text:p>3.3868582988</text:p>
          </table:table-cell>
          <table:table-cell table:formula="of:=([.H570]+[.E570])/2" office:value-type="float" office:value="3.38277498735279" calcext:value-type="float">
            <text:p>3.3827749874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table:formula="of:=[.A571]/1000000" office:value-type="float" office:value="142.75" calcext:value-type="float">
            <text:p>142.75</text:p>
          </table:table-cell>
          <table:table-cell office:value-type="float" office:value="-3.41916378628001" calcext:value-type="float">
            <text:p>-3.4191637863</text:p>
          </table:table-cell>
          <table:table-cell office:value-type="float" office:value="-3.62724398602728" calcext:value-type="float">
            <text:p>-3.627243986</text:p>
          </table:table-cell>
          <table:table-cell table:formula="of:=ABS(([.C571]+[.D571])/2)" office:value-type="float" office:value="3.52320388615365" calcext:value-type="float">
            <text:p>3.5232038862</text:p>
          </table:table-cell>
          <table:table-cell office:value-type="float" office:value="-3.5102303876288" calcext:value-type="float">
            <text:p>-3.5102303876</text:p>
          </table:table-cell>
          <table:table-cell office:value-type="float" office:value="-3.6538905020145" calcext:value-type="float">
            <text:p>-3.653890502</text:p>
          </table:table-cell>
          <table:table-cell table:formula="of:=ABS(([.F571]+[.G571])/2)" office:value-type="float" office:value="3.58206044482165" calcext:value-type="float">
            <text:p>3.5820604448</text:p>
          </table:table-cell>
          <table:table-cell table:formula="of:=([.H571]+[.E571])/2" office:value-type="float" office:value="3.55263216548765" calcext:value-type="float">
            <text:p>3.5526321655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table:formula="of:=[.A572]/1000000" office:value-type="float" office:value="143" calcext:value-type="float">
            <text:p>143.00</text:p>
          </table:table-cell>
          <table:table-cell office:value-type="float" office:value="-3.70471785422205" calcext:value-type="float">
            <text:p>-3.7047178542</text:p>
          </table:table-cell>
          <table:table-cell office:value-type="float" office:value="-3.75404198194878" calcext:value-type="float">
            <text:p>-3.7540419819</text:p>
          </table:table-cell>
          <table:table-cell table:formula="of:=ABS(([.C572]+[.D572])/2)" office:value-type="float" office:value="3.72937991808541" calcext:value-type="float">
            <text:p>3.7293799181</text:p>
          </table:table-cell>
          <table:table-cell office:value-type="float" office:value="-3.64522340696373" calcext:value-type="float">
            <text:p>-3.645223407</text:p>
          </table:table-cell>
          <table:table-cell office:value-type="float" office:value="-3.79644793007483" calcext:value-type="float">
            <text:p>-3.7964479301</text:p>
          </table:table-cell>
          <table:table-cell table:formula="of:=ABS(([.F572]+[.G572])/2)" office:value-type="float" office:value="3.72083566851928" calcext:value-type="float">
            <text:p>3.7208356685</text:p>
          </table:table-cell>
          <table:table-cell table:formula="of:=([.H572]+[.E572])/2" office:value-type="float" office:value="3.72510779330235" calcext:value-type="float">
            <text:p>3.7251077933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table:formula="of:=[.A573]/1000000" office:value-type="float" office:value="143.25" calcext:value-type="float">
            <text:p>143.25</text:p>
          </table:table-cell>
          <table:table-cell office:value-type="float" office:value="-3.58658856655545" calcext:value-type="float">
            <text:p>-3.5865885666</text:p>
          </table:table-cell>
          <table:table-cell office:value-type="float" office:value="-3.56547834839717" calcext:value-type="float">
            <text:p>-3.5654783484</text:p>
          </table:table-cell>
          <table:table-cell table:formula="of:=ABS(([.C573]+[.D573])/2)" office:value-type="float" office:value="3.57603345747631" calcext:value-type="float">
            <text:p>3.5760334575</text:p>
          </table:table-cell>
          <table:table-cell office:value-type="float" office:value="-3.56413981832458" calcext:value-type="float">
            <text:p>-3.5641398183</text:p>
          </table:table-cell>
          <table:table-cell office:value-type="float" office:value="-3.59816988890398" calcext:value-type="float">
            <text:p>-3.5981698889</text:p>
          </table:table-cell>
          <table:table-cell table:formula="of:=ABS(([.F573]+[.G573])/2)" office:value-type="float" office:value="3.58115485361428" calcext:value-type="float">
            <text:p>3.5811548536</text:p>
          </table:table-cell>
          <table:table-cell table:formula="of:=([.H573]+[.E573])/2" office:value-type="float" office:value="3.5785941555453" calcext:value-type="float">
            <text:p>3.5785941555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table:formula="of:=[.A574]/1000000" office:value-type="float" office:value="143.5" calcext:value-type="float">
            <text:p>143.50</text:p>
          </table:table-cell>
          <table:table-cell office:value-type="float" office:value="-3.13897783359005" calcext:value-type="float">
            <text:p>-3.1389778336</text:p>
          </table:table-cell>
          <table:table-cell office:value-type="float" office:value="-3.40230114704267" calcext:value-type="float">
            <text:p>-3.402301147</text:p>
          </table:table-cell>
          <table:table-cell table:formula="of:=ABS(([.C574]+[.D574])/2)" office:value-type="float" office:value="3.27063949031636" calcext:value-type="float">
            <text:p>3.2706394903</text:p>
          </table:table-cell>
          <table:table-cell office:value-type="float" office:value="-3.20132631093266" calcext:value-type="float">
            <text:p>-3.2013263109</text:p>
          </table:table-cell>
          <table:table-cell office:value-type="float" office:value="-3.42389513369556" calcext:value-type="float">
            <text:p>-3.4238951337</text:p>
          </table:table-cell>
          <table:table-cell table:formula="of:=ABS(([.F574]+[.G574])/2)" office:value-type="float" office:value="3.31261072231411" calcext:value-type="float">
            <text:p>3.3126107223</text:p>
          </table:table-cell>
          <table:table-cell table:formula="of:=([.H574]+[.E574])/2" office:value-type="float" office:value="3.29162510631523" calcext:value-type="float">
            <text:p>3.2916251063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table:formula="of:=[.A575]/1000000" office:value-type="float" office:value="143.75" calcext:value-type="float">
            <text:p>143.75</text:p>
          </table:table-cell>
          <table:table-cell office:value-type="float" office:value="-3.47186564949383" calcext:value-type="float">
            <text:p>-3.4718656495</text:p>
          </table:table-cell>
          <table:table-cell office:value-type="float" office:value="-3.69894386812437" calcext:value-type="float">
            <text:p>-3.6989438681</text:p>
          </table:table-cell>
          <table:table-cell table:formula="of:=ABS(([.C575]+[.D575])/2)" office:value-type="float" office:value="3.5854047588091" calcext:value-type="float">
            <text:p>3.5854047588</text:p>
          </table:table-cell>
          <table:table-cell office:value-type="float" office:value="-3.44199004537827" calcext:value-type="float">
            <text:p>-3.4419900454</text:p>
          </table:table-cell>
          <table:table-cell office:value-type="float" office:value="-3.53565616134706" calcext:value-type="float">
            <text:p>-3.5356561613</text:p>
          </table:table-cell>
          <table:table-cell table:formula="of:=ABS(([.F575]+[.G575])/2)" office:value-type="float" office:value="3.48882310336266" calcext:value-type="float">
            <text:p>3.4888231034</text:p>
          </table:table-cell>
          <table:table-cell table:formula="of:=([.H575]+[.E575])/2" office:value-type="float" office:value="3.53711393108588" calcext:value-type="float">
            <text:p>3.537113931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table:formula="of:=[.A576]/1000000" office:value-type="float" office:value="144" calcext:value-type="float">
            <text:p>144.00</text:p>
          </table:table-cell>
          <table:table-cell office:value-type="float" office:value="-3.42900447253855" calcext:value-type="float">
            <text:p>-3.4290044725</text:p>
          </table:table-cell>
          <table:table-cell office:value-type="float" office:value="-3.29302259745576" calcext:value-type="float">
            <text:p>-3.2930225975</text:p>
          </table:table-cell>
          <table:table-cell table:formula="of:=ABS(([.C576]+[.D576])/2)" office:value-type="float" office:value="3.36101353499715" calcext:value-type="float">
            <text:p>3.361013535</text:p>
          </table:table-cell>
          <table:table-cell office:value-type="float" office:value="-3.4151078126578" calcext:value-type="float">
            <text:p>-3.4151078127</text:p>
          </table:table-cell>
          <table:table-cell office:value-type="float" office:value="-3.29959680039358" calcext:value-type="float">
            <text:p>-3.2995968004</text:p>
          </table:table-cell>
          <table:table-cell table:formula="of:=ABS(([.F576]+[.G576])/2)" office:value-type="float" office:value="3.35735230652569" calcext:value-type="float">
            <text:p>3.3573523065</text:p>
          </table:table-cell>
          <table:table-cell table:formula="of:=([.H576]+[.E576])/2" office:value-type="float" office:value="3.35918292076142" calcext:value-type="float">
            <text:p>3.3591829208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table:formula="of:=[.A577]/1000000" office:value-type="float" office:value="144.25" calcext:value-type="float">
            <text:p>144.25</text:p>
          </table:table-cell>
          <table:table-cell office:value-type="float" office:value="-3.68207353177035" calcext:value-type="float">
            <text:p>-3.6820735318</text:p>
          </table:table-cell>
          <table:table-cell office:value-type="float" office:value="-3.68127192965492" calcext:value-type="float">
            <text:p>-3.6812719297</text:p>
          </table:table-cell>
          <table:table-cell table:formula="of:=ABS(([.C577]+[.D577])/2)" office:value-type="float" office:value="3.68167273071264" calcext:value-type="float">
            <text:p>3.6816727307</text:p>
          </table:table-cell>
          <table:table-cell office:value-type="float" office:value="-3.6670552641211" calcext:value-type="float">
            <text:p>-3.6670552641</text:p>
          </table:table-cell>
          <table:table-cell office:value-type="float" office:value="-3.6603651656531" calcext:value-type="float">
            <text:p>-3.6603651657</text:p>
          </table:table-cell>
          <table:table-cell table:formula="of:=ABS(([.F577]+[.G577])/2)" office:value-type="float" office:value="3.6637102148871" calcext:value-type="float">
            <text:p>3.6637102149</text:p>
          </table:table-cell>
          <table:table-cell table:formula="of:=([.H577]+[.E577])/2" office:value-type="float" office:value="3.67269147279987" calcext:value-type="float">
            <text:p>3.672691472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table:formula="of:=[.A578]/1000000" office:value-type="float" office:value="144.5" calcext:value-type="float">
            <text:p>144.50</text:p>
          </table:table-cell>
          <table:table-cell office:value-type="float" office:value="-3.37279358801801" calcext:value-type="float">
            <text:p>-3.372793588</text:p>
          </table:table-cell>
          <table:table-cell office:value-type="float" office:value="-3.68077132106671" calcext:value-type="float">
            <text:p>-3.6807713211</text:p>
          </table:table-cell>
          <table:table-cell table:formula="of:=ABS(([.C578]+[.D578])/2)" office:value-type="float" office:value="3.52678245454236" calcext:value-type="float">
            <text:p>3.5267824545</text:p>
          </table:table-cell>
          <table:table-cell office:value-type="float" office:value="-3.48963174589074" calcext:value-type="float">
            <text:p>-3.4896317459</text:p>
          </table:table-cell>
          <table:table-cell office:value-type="float" office:value="-3.71601928967591" calcext:value-type="float">
            <text:p>-3.7160192897</text:p>
          </table:table-cell>
          <table:table-cell table:formula="of:=ABS(([.F578]+[.G578])/2)" office:value-type="float" office:value="3.60282551778332" calcext:value-type="float">
            <text:p>3.6028255178</text:p>
          </table:table-cell>
          <table:table-cell table:formula="of:=([.H578]+[.E578])/2" office:value-type="float" office:value="3.56480398616284" calcext:value-type="float">
            <text:p>3.5648039862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table:formula="of:=[.A579]/1000000" office:value-type="float" office:value="144.75" calcext:value-type="float">
            <text:p>144.75</text:p>
          </table:table-cell>
          <table:table-cell office:value-type="float" office:value="-2.92327212653751" calcext:value-type="float">
            <text:p>-2.9232721265</text:p>
          </table:table-cell>
          <table:table-cell office:value-type="float" office:value="-3.40893241795179" calcext:value-type="float">
            <text:p>-3.408932418</text:p>
          </table:table-cell>
          <table:table-cell table:formula="of:=ABS(([.C579]+[.D579])/2)" office:value-type="float" office:value="3.16610227224465" calcext:value-type="float">
            <text:p>3.1661022722</text:p>
          </table:table-cell>
          <table:table-cell office:value-type="float" office:value="-2.98787220397989" calcext:value-type="float">
            <text:p>-2.987872204</text:p>
          </table:table-cell>
          <table:table-cell office:value-type="float" office:value="-3.50090165879974" calcext:value-type="float">
            <text:p>-3.5009016588</text:p>
          </table:table-cell>
          <table:table-cell table:formula="of:=ABS(([.F579]+[.G579])/2)" office:value-type="float" office:value="3.24438693138981" calcext:value-type="float">
            <text:p>3.2443869314</text:p>
          </table:table-cell>
          <table:table-cell table:formula="of:=([.H579]+[.E579])/2" office:value-type="float" office:value="3.20524460181723" calcext:value-type="float">
            <text:p>3.205244601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table:formula="of:=[.A580]/1000000" office:value-type="float" office:value="145" calcext:value-type="float">
            <text:p>145.00</text:p>
          </table:table-cell>
          <table:table-cell office:value-type="float" office:value="-3.21443512012629" calcext:value-type="float">
            <text:p>-3.2144351201</text:p>
          </table:table-cell>
          <table:table-cell office:value-type="float" office:value="-3.41545036857464" calcext:value-type="float">
            <text:p>-3.4154503686</text:p>
          </table:table-cell>
          <table:table-cell table:formula="of:=ABS(([.C580]+[.D580])/2)" office:value-type="float" office:value="3.31494274435046" calcext:value-type="float">
            <text:p>3.3149427444</text:p>
          </table:table-cell>
          <table:table-cell office:value-type="float" office:value="-3.17976323473828" calcext:value-type="float">
            <text:p>-3.1797632347</text:p>
          </table:table-cell>
          <table:table-cell office:value-type="float" office:value="-3.32956536257121" calcext:value-type="float">
            <text:p>-3.3295653626</text:p>
          </table:table-cell>
          <table:table-cell table:formula="of:=ABS(([.F580]+[.G580])/2)" office:value-type="float" office:value="3.25466429865474" calcext:value-type="float">
            <text:p>3.2546642987</text:p>
          </table:table-cell>
          <table:table-cell table:formula="of:=([.H580]+[.E580])/2" office:value-type="float" office:value="3.2848035215026" calcext:value-type="float">
            <text:p>3.2848035215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table:formula="of:=[.A581]/1000000" office:value-type="float" office:value="145.25" calcext:value-type="float">
            <text:p>145.25</text:p>
          </table:table-cell>
          <table:table-cell office:value-type="float" office:value="-3.54156198548615" calcext:value-type="float">
            <text:p>-3.5415619855</text:p>
          </table:table-cell>
          <table:table-cell office:value-type="float" office:value="-3.59822585922152" calcext:value-type="float">
            <text:p>-3.5982258592</text:p>
          </table:table-cell>
          <table:table-cell table:formula="of:=ABS(([.C581]+[.D581])/2)" office:value-type="float" office:value="3.56989392235383" calcext:value-type="float">
            <text:p>3.5698939224</text:p>
          </table:table-cell>
          <table:table-cell office:value-type="float" office:value="-3.51201243834145" calcext:value-type="float">
            <text:p>-3.5120124383</text:p>
          </table:table-cell>
          <table:table-cell office:value-type="float" office:value="-3.58222232558768" calcext:value-type="float">
            <text:p>-3.5822223256</text:p>
          </table:table-cell>
          <table:table-cell table:formula="of:=ABS(([.F581]+[.G581])/2)" office:value-type="float" office:value="3.54711738196456" calcext:value-type="float">
            <text:p>3.547117382</text:p>
          </table:table-cell>
          <table:table-cell table:formula="of:=([.H581]+[.E581])/2" office:value-type="float" office:value="3.5585056521592" calcext:value-type="float">
            <text:p>3.558505652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table:formula="of:=[.A582]/1000000" office:value-type="float" office:value="145.5" calcext:value-type="float">
            <text:p>145.50</text:p>
          </table:table-cell>
          <table:table-cell office:value-type="float" office:value="-3.65026139648995" calcext:value-type="float">
            <text:p>-3.6502613965</text:p>
          </table:table-cell>
          <table:table-cell office:value-type="float" office:value="-3.65618220162894" calcext:value-type="float">
            <text:p>-3.6561822016</text:p>
          </table:table-cell>
          <table:table-cell table:formula="of:=ABS(([.C582]+[.D582])/2)" office:value-type="float" office:value="3.65322179905944" calcext:value-type="float">
            <text:p>3.6532217991</text:p>
          </table:table-cell>
          <table:table-cell office:value-type="float" office:value="-3.69614714602308" calcext:value-type="float">
            <text:p>-3.696147146</text:p>
          </table:table-cell>
          <table:table-cell office:value-type="float" office:value="-3.6190631286616" calcext:value-type="float">
            <text:p>-3.6190631287</text:p>
          </table:table-cell>
          <table:table-cell table:formula="of:=ABS(([.F582]+[.G582])/2)" office:value-type="float" office:value="3.65760513734234" calcext:value-type="float">
            <text:p>3.6576051373</text:p>
          </table:table-cell>
          <table:table-cell table:formula="of:=([.H582]+[.E582])/2" office:value-type="float" office:value="3.65541346820089" calcext:value-type="float">
            <text:p>3.6554134682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table:formula="of:=[.A583]/1000000" office:value-type="float" office:value="145.75" calcext:value-type="float">
            <text:p>145.75</text:p>
          </table:table-cell>
          <table:table-cell office:value-type="float" office:value="-3.3220958584036" calcext:value-type="float">
            <text:p>-3.3220958584</text:p>
          </table:table-cell>
          <table:table-cell office:value-type="float" office:value="-3.76840906413115" calcext:value-type="float">
            <text:p>-3.7684090641</text:p>
          </table:table-cell>
          <table:table-cell table:formula="of:=ABS(([.C583]+[.D583])/2)" office:value-type="float" office:value="3.54525246126737" calcext:value-type="float">
            <text:p>3.5452524613</text:p>
          </table:table-cell>
          <table:table-cell office:value-type="float" office:value="-3.32272390689815" calcext:value-type="float">
            <text:p>-3.3227239069</text:p>
          </table:table-cell>
          <table:table-cell office:value-type="float" office:value="-3.80067518516919" calcext:value-type="float">
            <text:p>-3.8006751852</text:p>
          </table:table-cell>
          <table:table-cell table:formula="of:=ABS(([.F583]+[.G583])/2)" office:value-type="float" office:value="3.56169954603367" calcext:value-type="float">
            <text:p>3.561699546</text:p>
          </table:table-cell>
          <table:table-cell table:formula="of:=([.H583]+[.E583])/2" office:value-type="float" office:value="3.55347600365052" calcext:value-type="float">
            <text:p>3.5534760037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table:formula="of:=[.A584]/1000000" office:value-type="float" office:value="146" calcext:value-type="float">
            <text:p>146.00</text:p>
          </table:table-cell>
          <table:table-cell office:value-type="float" office:value="-3.57561800906972" calcext:value-type="float">
            <text:p>-3.5756180091</text:p>
          </table:table-cell>
          <table:table-cell office:value-type="float" office:value="-3.22813717958552" calcext:value-type="float">
            <text:p>-3.2281371796</text:p>
          </table:table-cell>
          <table:table-cell table:formula="of:=ABS(([.C584]+[.D584])/2)" office:value-type="float" office:value="3.40187759432762" calcext:value-type="float">
            <text:p>3.4018775943</text:p>
          </table:table-cell>
          <table:table-cell office:value-type="float" office:value="-3.59277269205933" calcext:value-type="float">
            <text:p>-3.5927726921</text:p>
          </table:table-cell>
          <table:table-cell office:value-type="float" office:value="-3.29266009662192" calcext:value-type="float">
            <text:p>-3.2926600966</text:p>
          </table:table-cell>
          <table:table-cell table:formula="of:=ABS(([.F584]+[.G584])/2)" office:value-type="float" office:value="3.44271639434062" calcext:value-type="float">
            <text:p>3.4427163943</text:p>
          </table:table-cell>
          <table:table-cell table:formula="of:=([.H584]+[.E584])/2" office:value-type="float" office:value="3.42229699433412" calcext:value-type="float">
            <text:p>3.4222969943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table:formula="of:=[.A585]/1000000" office:value-type="float" office:value="146.25" calcext:value-type="float">
            <text:p>146.25</text:p>
          </table:table-cell>
          <table:table-cell office:value-type="float" office:value="-3.47768676173767" calcext:value-type="float">
            <text:p>-3.4776867617</text:p>
          </table:table-cell>
          <table:table-cell office:value-type="float" office:value="-3.23749023727884" calcext:value-type="float">
            <text:p>-3.2374902373</text:p>
          </table:table-cell>
          <table:table-cell table:formula="of:=ABS(([.C585]+[.D585])/2)" office:value-type="float" office:value="3.35758849950825" calcext:value-type="float">
            <text:p>3.3575884995</text:p>
          </table:table-cell>
          <table:table-cell office:value-type="float" office:value="-3.62916609337338" calcext:value-type="float">
            <text:p>-3.6291660934</text:p>
          </table:table-cell>
          <table:table-cell office:value-type="float" office:value="-3.27199343580999" calcext:value-type="float">
            <text:p>-3.2719934358</text:p>
          </table:table-cell>
          <table:table-cell table:formula="of:=ABS(([.F585]+[.G585])/2)" office:value-type="float" office:value="3.45057976459168" calcext:value-type="float">
            <text:p>3.4505797646</text:p>
          </table:table-cell>
          <table:table-cell table:formula="of:=([.H585]+[.E585])/2" office:value-type="float" office:value="3.40408413204997" calcext:value-type="float">
            <text:p>3.404084132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table:formula="of:=[.A586]/1000000" office:value-type="float" office:value="146.5" calcext:value-type="float">
            <text:p>146.50</text:p>
          </table:table-cell>
          <table:table-cell office:value-type="float" office:value="-3.74654671966684" calcext:value-type="float">
            <text:p>-3.7465467197</text:p>
          </table:table-cell>
          <table:table-cell office:value-type="float" office:value="-3.42908219911266" calcext:value-type="float">
            <text:p>-3.4290821991</text:p>
          </table:table-cell>
          <table:table-cell table:formula="of:=ABS(([.C586]+[.D586])/2)" office:value-type="float" office:value="3.58781445938975" calcext:value-type="float">
            <text:p>3.5878144594</text:p>
          </table:table-cell>
          <table:table-cell office:value-type="float" office:value="-3.63335341828992" calcext:value-type="float">
            <text:p>-3.6333534183</text:p>
          </table:table-cell>
          <table:table-cell office:value-type="float" office:value="-3.29239207393787" calcext:value-type="float">
            <text:p>-3.2923920739</text:p>
          </table:table-cell>
          <table:table-cell table:formula="of:=ABS(([.F586]+[.G586])/2)" office:value-type="float" office:value="3.46287274611389" calcext:value-type="float">
            <text:p>3.4628727461</text:p>
          </table:table-cell>
          <table:table-cell table:formula="of:=([.H586]+[.E586])/2" office:value-type="float" office:value="3.52534360275182" calcext:value-type="float">
            <text:p>3.5253436028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table:formula="of:=[.A587]/1000000" office:value-type="float" office:value="146.75" calcext:value-type="float">
            <text:p>146.75</text:p>
          </table:table-cell>
          <table:table-cell office:value-type="float" office:value="-3.39569883253419" calcext:value-type="float">
            <text:p>-3.3956988325</text:p>
          </table:table-cell>
          <table:table-cell office:value-type="float" office:value="-3.70467375444415" calcext:value-type="float">
            <text:p>-3.7046737544</text:p>
          </table:table-cell>
          <table:table-cell table:formula="of:=ABS(([.C587]+[.D587])/2)" office:value-type="float" office:value="3.55018629348917" calcext:value-type="float">
            <text:p>3.5501862935</text:p>
          </table:table-cell>
          <table:table-cell office:value-type="float" office:value="-3.53848751337233" calcext:value-type="float">
            <text:p>-3.5384875134</text:p>
          </table:table-cell>
          <table:table-cell office:value-type="float" office:value="-3.83488907832151" calcext:value-type="float">
            <text:p>-3.8348890783</text:p>
          </table:table-cell>
          <table:table-cell table:formula="of:=ABS(([.F587]+[.G587])/2)" office:value-type="float" office:value="3.68668829584692" calcext:value-type="float">
            <text:p>3.6866882958</text:p>
          </table:table-cell>
          <table:table-cell table:formula="of:=([.H587]+[.E587])/2" office:value-type="float" office:value="3.61843729466804" calcext:value-type="float">
            <text:p>3.6184372947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table:formula="of:=[.A588]/1000000" office:value-type="float" office:value="147" calcext:value-type="float">
            <text:p>147.00</text:p>
          </table:table-cell>
          <table:table-cell office:value-type="float" office:value="-3.81194763611948" calcext:value-type="float">
            <text:p>-3.8119476361</text:p>
          </table:table-cell>
          <table:table-cell office:value-type="float" office:value="-3.42374228064557" calcext:value-type="float">
            <text:p>-3.4237422806</text:p>
          </table:table-cell>
          <table:table-cell table:formula="of:=ABS(([.C588]+[.D588])/2)" office:value-type="float" office:value="3.61784495838253" calcext:value-type="float">
            <text:p>3.6178449584</text:p>
          </table:table-cell>
          <table:table-cell office:value-type="float" office:value="-3.74241289063211" calcext:value-type="float">
            <text:p>-3.7424128906</text:p>
          </table:table-cell>
          <table:table-cell office:value-type="float" office:value="-3.34988641814286" calcext:value-type="float">
            <text:p>-3.3498864181</text:p>
          </table:table-cell>
          <table:table-cell table:formula="of:=ABS(([.F588]+[.G588])/2)" office:value-type="float" office:value="3.54614965438749" calcext:value-type="float">
            <text:p>3.5461496544</text:p>
          </table:table-cell>
          <table:table-cell table:formula="of:=([.H588]+[.E588])/2" office:value-type="float" office:value="3.58199730638501" calcext:value-type="float">
            <text:p>3.5819973064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table:formula="of:=[.A589]/1000000" office:value-type="float" office:value="147.25" calcext:value-type="float">
            <text:p>147.25</text:p>
          </table:table-cell>
          <table:table-cell office:value-type="float" office:value="-3.59364022678909" calcext:value-type="float">
            <text:p>-3.5936402268</text:p>
          </table:table-cell>
          <table:table-cell office:value-type="float" office:value="-3.48403621132238" calcext:value-type="float">
            <text:p>-3.4840362113</text:p>
          </table:table-cell>
          <table:table-cell table:formula="of:=ABS(([.C589]+[.D589])/2)" office:value-type="float" office:value="3.53883821905573" calcext:value-type="float">
            <text:p>3.5388382191</text:p>
          </table:table-cell>
          <table:table-cell office:value-type="float" office:value="-3.54971384666103" calcext:value-type="float">
            <text:p>-3.5497138467</text:p>
          </table:table-cell>
          <table:table-cell office:value-type="float" office:value="-3.39613825257965" calcext:value-type="float">
            <text:p>-3.3961382526</text:p>
          </table:table-cell>
          <table:table-cell table:formula="of:=ABS(([.F589]+[.G589])/2)" office:value-type="float" office:value="3.47292604962034" calcext:value-type="float">
            <text:p>3.4729260496</text:p>
          </table:table-cell>
          <table:table-cell table:formula="of:=([.H589]+[.E589])/2" office:value-type="float" office:value="3.50588213433804" calcext:value-type="float">
            <text:p>3.505882134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table:formula="of:=[.A590]/1000000" office:value-type="float" office:value="147.5" calcext:value-type="float">
            <text:p>147.50</text:p>
          </table:table-cell>
          <table:table-cell office:value-type="float" office:value="-3.55757225832618" calcext:value-type="float">
            <text:p>-3.5575722583</text:p>
          </table:table-cell>
          <table:table-cell office:value-type="float" office:value="-3.3043053704678" calcext:value-type="float">
            <text:p>-3.3043053705</text:p>
          </table:table-cell>
          <table:table-cell table:formula="of:=ABS(([.C590]+[.D590])/2)" office:value-type="float" office:value="3.43093881439699" calcext:value-type="float">
            <text:p>3.4309388144</text:p>
          </table:table-cell>
          <table:table-cell office:value-type="float" office:value="-3.57720577227374" calcext:value-type="float">
            <text:p>-3.5772057723</text:p>
          </table:table-cell>
          <table:table-cell office:value-type="float" office:value="-3.37256221399603" calcext:value-type="float">
            <text:p>-3.372562214</text:p>
          </table:table-cell>
          <table:table-cell table:formula="of:=ABS(([.F590]+[.G590])/2)" office:value-type="float" office:value="3.47488399313489" calcext:value-type="float">
            <text:p>3.4748839931</text:p>
          </table:table-cell>
          <table:table-cell table:formula="of:=([.H590]+[.E590])/2" office:value-type="float" office:value="3.45291140376594" calcext:value-type="float">
            <text:p>3.4529114038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table:formula="of:=[.A591]/1000000" office:value-type="float" office:value="147.75" calcext:value-type="float">
            <text:p>147.75</text:p>
          </table:table-cell>
          <table:table-cell office:value-type="float" office:value="-3.48888021194174" calcext:value-type="float">
            <text:p>-3.4888802119</text:p>
          </table:table-cell>
          <table:table-cell office:value-type="float" office:value="-3.34105816536838" calcext:value-type="float">
            <text:p>-3.3410581654</text:p>
          </table:table-cell>
          <table:table-cell table:formula="of:=ABS(([.C591]+[.D591])/2)" office:value-type="float" office:value="3.41496918865506" calcext:value-type="float">
            <text:p>3.4149691887</text:p>
          </table:table-cell>
          <table:table-cell office:value-type="float" office:value="-3.4676977476434" calcext:value-type="float">
            <text:p>-3.4676977476</text:p>
          </table:table-cell>
          <table:table-cell office:value-type="float" office:value="-3.26441872615153" calcext:value-type="float">
            <text:p>-3.2644187262</text:p>
          </table:table-cell>
          <table:table-cell table:formula="of:=ABS(([.F591]+[.G591])/2)" office:value-type="float" office:value="3.36605823689746" calcext:value-type="float">
            <text:p>3.3660582369</text:p>
          </table:table-cell>
          <table:table-cell table:formula="of:=([.H591]+[.E591])/2" office:value-type="float" office:value="3.39051371277626" calcext:value-type="float">
            <text:p>3.3905137128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table:formula="of:=[.A592]/1000000" office:value-type="float" office:value="148" calcext:value-type="float">
            <text:p>148.00</text:p>
          </table:table-cell>
          <table:table-cell office:value-type="float" office:value="-3.54058302991649" calcext:value-type="float">
            <text:p>-3.5405830299</text:p>
          </table:table-cell>
          <table:table-cell office:value-type="float" office:value="-3.24223237779564" calcext:value-type="float">
            <text:p>-3.2422323778</text:p>
          </table:table-cell>
          <table:table-cell table:formula="of:=ABS(([.C592]+[.D592])/2)" office:value-type="float" office:value="3.39140770385606" calcext:value-type="float">
            <text:p>3.3914077039</text:p>
          </table:table-cell>
          <table:table-cell office:value-type="float" office:value="-3.57294881719931" calcext:value-type="float">
            <text:p>-3.5729488172</text:p>
          </table:table-cell>
          <table:table-cell office:value-type="float" office:value="-3.2860451208304" calcext:value-type="float">
            <text:p>-3.2860451208</text:p>
          </table:table-cell>
          <table:table-cell table:formula="of:=ABS(([.F592]+[.G592])/2)" office:value-type="float" office:value="3.42949696901486" calcext:value-type="float">
            <text:p>3.429496969</text:p>
          </table:table-cell>
          <table:table-cell table:formula="of:=([.H592]+[.E592])/2" office:value-type="float" office:value="3.41045233643546" calcext:value-type="float">
            <text:p>3.4104523364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table:formula="of:=[.A593]/1000000" office:value-type="float" office:value="148.25" calcext:value-type="float">
            <text:p>148.25</text:p>
          </table:table-cell>
          <table:table-cell office:value-type="float" office:value="-3.65889989127067" calcext:value-type="float">
            <text:p>-3.6588998913</text:p>
          </table:table-cell>
          <table:table-cell office:value-type="float" office:value="-3.4835530636795" calcext:value-type="float">
            <text:p>-3.4835530637</text:p>
          </table:table-cell>
          <table:table-cell table:formula="of:=ABS(([.C593]+[.D593])/2)" office:value-type="float" office:value="3.57122647747508" calcext:value-type="float">
            <text:p>3.5712264775</text:p>
          </table:table-cell>
          <table:table-cell office:value-type="float" office:value="-3.65867022535773" calcext:value-type="float">
            <text:p>-3.6586702254</text:p>
          </table:table-cell>
          <table:table-cell office:value-type="float" office:value="-3.54218701021539" calcext:value-type="float">
            <text:p>-3.5421870102</text:p>
          </table:table-cell>
          <table:table-cell table:formula="of:=ABS(([.F593]+[.G593])/2)" office:value-type="float" office:value="3.60042861778656" calcext:value-type="float">
            <text:p>3.6004286178</text:p>
          </table:table-cell>
          <table:table-cell table:formula="of:=([.H593]+[.E593])/2" office:value-type="float" office:value="3.58582754763082" calcext:value-type="float">
            <text:p>3.5858275476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table:formula="of:=[.A594]/1000000" office:value-type="float" office:value="148.5" calcext:value-type="float">
            <text:p>148.50</text:p>
          </table:table-cell>
          <table:table-cell office:value-type="float" office:value="-3.73335516694361" calcext:value-type="float">
            <text:p>-3.7333551669</text:p>
          </table:table-cell>
          <table:table-cell office:value-type="float" office:value="-3.35716098922291" calcext:value-type="float">
            <text:p>-3.3571609892</text:p>
          </table:table-cell>
          <table:table-cell table:formula="of:=ABS(([.C594]+[.D594])/2)" office:value-type="float" office:value="3.54525807808326" calcext:value-type="float">
            <text:p>3.5452580781</text:p>
          </table:table-cell>
          <table:table-cell office:value-type="float" office:value="-3.69509338195882" calcext:value-type="float">
            <text:p>-3.695093382</text:p>
          </table:table-cell>
          <table:table-cell office:value-type="float" office:value="-3.43291521811319" calcext:value-type="float">
            <text:p>-3.4329152181</text:p>
          </table:table-cell>
          <table:table-cell table:formula="of:=ABS(([.F594]+[.G594])/2)" office:value-type="float" office:value="3.564004300036" calcext:value-type="float">
            <text:p>3.5640043</text:p>
          </table:table-cell>
          <table:table-cell table:formula="of:=([.H594]+[.E594])/2" office:value-type="float" office:value="3.55463118905963" calcext:value-type="float">
            <text:p>3.554631189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table:formula="of:=[.A595]/1000000" office:value-type="float" office:value="148.75" calcext:value-type="float">
            <text:p>148.75</text:p>
          </table:table-cell>
          <table:table-cell office:value-type="float" office:value="-3.66013666062902" calcext:value-type="float">
            <text:p>-3.6601366606</text:p>
          </table:table-cell>
          <table:table-cell office:value-type="float" office:value="-3.25970050177983" calcext:value-type="float">
            <text:p>-3.2597005018</text:p>
          </table:table-cell>
          <table:table-cell table:formula="of:=ABS(([.C595]+[.D595])/2)" office:value-type="float" office:value="3.45991858120442" calcext:value-type="float">
            <text:p>3.4599185812</text:p>
          </table:table-cell>
          <table:table-cell office:value-type="float" office:value="-3.72028290967769" calcext:value-type="float">
            <text:p>-3.7202829097</text:p>
          </table:table-cell>
          <table:table-cell office:value-type="float" office:value="-3.29736588082408" calcext:value-type="float">
            <text:p>-3.2973658808</text:p>
          </table:table-cell>
          <table:table-cell table:formula="of:=ABS(([.F595]+[.G595])/2)" office:value-type="float" office:value="3.50882439525088" calcext:value-type="float">
            <text:p>3.5088243953</text:p>
          </table:table-cell>
          <table:table-cell table:formula="of:=([.H595]+[.E595])/2" office:value-type="float" office:value="3.48437148822765" calcext:value-type="float">
            <text:p>3.4843714882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table:formula="of:=[.A596]/1000000" office:value-type="float" office:value="149" calcext:value-type="float">
            <text:p>149.00</text:p>
          </table:table-cell>
          <table:table-cell office:value-type="float" office:value="-3.37707062593658" calcext:value-type="float">
            <text:p>-3.3770706259</text:p>
          </table:table-cell>
          <table:table-cell office:value-type="float" office:value="-3.67469669876672" calcext:value-type="float">
            <text:p>-3.6746966988</text:p>
          </table:table-cell>
          <table:table-cell table:formula="of:=ABS(([.C596]+[.D596])/2)" office:value-type="float" office:value="3.52588366235165" calcext:value-type="float">
            <text:p>3.5258836624</text:p>
          </table:table-cell>
          <table:table-cell office:value-type="float" office:value="-3.42556708252248" calcext:value-type="float">
            <text:p>-3.4255670825</text:p>
          </table:table-cell>
          <table:table-cell office:value-type="float" office:value="-3.72021109569005" calcext:value-type="float">
            <text:p>-3.7202110957</text:p>
          </table:table-cell>
          <table:table-cell table:formula="of:=ABS(([.F596]+[.G596])/2)" office:value-type="float" office:value="3.57288908910626" calcext:value-type="float">
            <text:p>3.5728890891</text:p>
          </table:table-cell>
          <table:table-cell table:formula="of:=([.H596]+[.E596])/2" office:value-type="float" office:value="3.54938637572896" calcext:value-type="float">
            <text:p>3.549386375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table:formula="of:=[.A597]/1000000" office:value-type="float" office:value="149.25" calcext:value-type="float">
            <text:p>149.25</text:p>
          </table:table-cell>
          <table:table-cell office:value-type="float" office:value="-3.66438597490728" calcext:value-type="float">
            <text:p>-3.6643859749</text:p>
          </table:table-cell>
          <table:table-cell office:value-type="float" office:value="-3.38601919119153" calcext:value-type="float">
            <text:p>-3.3860191912</text:p>
          </table:table-cell>
          <table:table-cell table:formula="of:=ABS(([.C597]+[.D597])/2)" office:value-type="float" office:value="3.5252025830494" calcext:value-type="float">
            <text:p>3.525202583</text:p>
          </table:table-cell>
          <table:table-cell office:value-type="float" office:value="-3.71624693477386" calcext:value-type="float">
            <text:p>-3.7162469348</text:p>
          </table:table-cell>
          <table:table-cell office:value-type="float" office:value="-3.44602857736474" calcext:value-type="float">
            <text:p>-3.4460285774</text:p>
          </table:table-cell>
          <table:table-cell table:formula="of:=ABS(([.F597]+[.G597])/2)" office:value-type="float" office:value="3.5811377560693" calcext:value-type="float">
            <text:p>3.5811377561</text:p>
          </table:table-cell>
          <table:table-cell table:formula="of:=([.H597]+[.E597])/2" office:value-type="float" office:value="3.55317016955935" calcext:value-type="float">
            <text:p>3.5531701696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table:formula="of:=[.A598]/1000000" office:value-type="float" office:value="149.5" calcext:value-type="float">
            <text:p>149.50</text:p>
          </table:table-cell>
          <table:table-cell office:value-type="float" office:value="-3.98830376528342" calcext:value-type="float">
            <text:p>-3.9883037653</text:p>
          </table:table-cell>
          <table:table-cell office:value-type="float" office:value="-3.44819372018818" calcext:value-type="float">
            <text:p>-3.4481937202</text:p>
          </table:table-cell>
          <table:table-cell table:formula="of:=ABS(([.C598]+[.D598])/2)" office:value-type="float" office:value="3.7182487427358" calcext:value-type="float">
            <text:p>3.7182487427</text:p>
          </table:table-cell>
          <table:table-cell office:value-type="float" office:value="-3.99755093197769" calcext:value-type="float">
            <text:p>-3.997550932</text:p>
          </table:table-cell>
          <table:table-cell office:value-type="float" office:value="-3.44988466346277" calcext:value-type="float">
            <text:p>-3.4498846635</text:p>
          </table:table-cell>
          <table:table-cell table:formula="of:=ABS(([.F598]+[.G598])/2)" office:value-type="float" office:value="3.72371779772023" calcext:value-type="float">
            <text:p>3.7237177977</text:p>
          </table:table-cell>
          <table:table-cell table:formula="of:=([.H598]+[.E598])/2" office:value-type="float" office:value="3.72098327022801" calcext:value-type="float">
            <text:p>3.720983270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table:formula="of:=[.A599]/1000000" office:value-type="float" office:value="149.75" calcext:value-type="float">
            <text:p>149.75</text:p>
          </table:table-cell>
          <table:table-cell office:value-type="float" office:value="-3.73342980649033" calcext:value-type="float">
            <text:p>-3.7334298065</text:p>
          </table:table-cell>
          <table:table-cell office:value-type="float" office:value="-3.87409511868627" calcext:value-type="float">
            <text:p>-3.8740951187</text:p>
          </table:table-cell>
          <table:table-cell table:formula="of:=ABS(([.C599]+[.D599])/2)" office:value-type="float" office:value="3.8037624625883" calcext:value-type="float">
            <text:p>3.8037624626</text:p>
          </table:table-cell>
          <table:table-cell office:value-type="float" office:value="-3.70547206934687" calcext:value-type="float">
            <text:p>-3.7054720693</text:p>
          </table:table-cell>
          <table:table-cell office:value-type="float" office:value="-3.85148649980668" calcext:value-type="float">
            <text:p>-3.8514864998</text:p>
          </table:table-cell>
          <table:table-cell table:formula="of:=ABS(([.F599]+[.G599])/2)" office:value-type="float" office:value="3.77847928457677" calcext:value-type="float">
            <text:p>3.7784792846</text:p>
          </table:table-cell>
          <table:table-cell table:formula="of:=([.H599]+[.E599])/2" office:value-type="float" office:value="3.79112087358254" calcext:value-type="float">
            <text:p>3.7911208736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table:formula="of:=[.A600]/1000000" office:value-type="float" office:value="150" calcext:value-type="float">
            <text:p>150.00</text:p>
          </table:table-cell>
          <table:table-cell office:value-type="float" office:value="-3.50861765249213" calcext:value-type="float">
            <text:p>-3.5086176525</text:p>
          </table:table-cell>
          <table:table-cell office:value-type="float" office:value="-3.39922576819339" calcext:value-type="float">
            <text:p>-3.3992257682</text:p>
          </table:table-cell>
          <table:table-cell table:formula="of:=ABS(([.C600]+[.D600])/2)" office:value-type="float" office:value="3.45392171034276" calcext:value-type="float">
            <text:p>3.4539217103</text:p>
          </table:table-cell>
          <table:table-cell office:value-type="float" office:value="-3.48063841282562" calcext:value-type="float">
            <text:p>-3.4806384128</text:p>
          </table:table-cell>
          <table:table-cell office:value-type="float" office:value="-3.43644170762937" calcext:value-type="float">
            <text:p>-3.4364417076</text:p>
          </table:table-cell>
          <table:table-cell table:formula="of:=ABS(([.F600]+[.G600])/2)" office:value-type="float" office:value="3.4585400602275" calcext:value-type="float">
            <text:p>3.4585400602</text:p>
          </table:table-cell>
          <table:table-cell table:formula="of:=([.H600]+[.E600])/2" office:value-type="float" office:value="3.45623088528513" calcext:value-type="float">
            <text:p>3.4562308853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table:formula="of:=[.A601]/1000000" office:value-type="float" office:value="150.25" calcext:value-type="float">
            <text:p>150.25</text:p>
          </table:table-cell>
          <table:table-cell office:value-type="float" office:value="-3.49749698529067" calcext:value-type="float">
            <text:p>-3.4974969853</text:p>
          </table:table-cell>
          <table:table-cell office:value-type="float" office:value="-3.60923884318656" calcext:value-type="float">
            <text:p>-3.6092388432</text:p>
          </table:table-cell>
          <table:table-cell table:formula="of:=ABS(([.C601]+[.D601])/2)" office:value-type="float" office:value="3.55336791423862" calcext:value-type="float">
            <text:p>3.5533679142</text:p>
          </table:table-cell>
          <table:table-cell office:value-type="float" office:value="-3.57931538935474" calcext:value-type="float">
            <text:p>-3.5793153894</text:p>
          </table:table-cell>
          <table:table-cell office:value-type="float" office:value="-3.52171933889811" calcext:value-type="float">
            <text:p>-3.5217193389</text:p>
          </table:table-cell>
          <table:table-cell table:formula="of:=ABS(([.F601]+[.G601])/2)" office:value-type="float" office:value="3.55051736412643" calcext:value-type="float">
            <text:p>3.5505173641</text:p>
          </table:table-cell>
          <table:table-cell table:formula="of:=([.H601]+[.E601])/2" office:value-type="float" office:value="3.55194263918252" calcext:value-type="float">
            <text:p>3.551942639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table:formula="of:=[.A602]/1000000" office:value-type="float" office:value="150.5" calcext:value-type="float">
            <text:p>150.50</text:p>
          </table:table-cell>
          <table:table-cell office:value-type="float" office:value="-3.57851826084086" calcext:value-type="float">
            <text:p>-3.5785182608</text:p>
          </table:table-cell>
          <table:table-cell office:value-type="float" office:value="-3.75912406484095" calcext:value-type="float">
            <text:p>-3.7591240648</text:p>
          </table:table-cell>
          <table:table-cell table:formula="of:=ABS(([.C602]+[.D602])/2)" office:value-type="float" office:value="3.6688211628409" calcext:value-type="float">
            <text:p>3.6688211628</text:p>
          </table:table-cell>
          <table:table-cell office:value-type="float" office:value="-3.67468119113595" calcext:value-type="float">
            <text:p>-3.6746811911</text:p>
          </table:table-cell>
          <table:table-cell office:value-type="float" office:value="-3.61438006126637" calcext:value-type="float">
            <text:p>-3.6143800613</text:p>
          </table:table-cell>
          <table:table-cell table:formula="of:=ABS(([.F602]+[.G602])/2)" office:value-type="float" office:value="3.64453062620116" calcext:value-type="float">
            <text:p>3.6445306262</text:p>
          </table:table-cell>
          <table:table-cell table:formula="of:=([.H602]+[.E602])/2" office:value-type="float" office:value="3.65667589452103" calcext:value-type="float">
            <text:p>3.6566758945</text:p>
          </table:table-cell>
        </table:table-row>
        <table:table-row table:style-name="ro1" table:number-rows-repeated="10479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ZFSC-2-4-S+_1toS_S21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04 July 2020 12:01:14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84394961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.00408955905146" calcext:value-type="float">
            <text:p>-3.0040895591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58577000463839" calcext:value-type="float">
            <text:p>-3.585770004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79813102854592" calcext:value-type="float">
            <text:p>-3.7981310285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26397219078458" calcext:value-type="float">
            <text:p>-3.263972190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29049770883071" calcext:value-type="float">
            <text:p>-3.290497708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36552429992492" calcext:value-type="float">
            <text:p>-3.365524299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22535108203053" calcext:value-type="float">
            <text:p>-3.225351082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24596130828913" calcext:value-type="float">
            <text:p>-3.245961308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45022929447114" calcext:value-type="float">
            <text:p>-3.450229294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3.11939890492142" calcext:value-type="float">
            <text:p>-3.1193989049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3.26834974660537" calcext:value-type="float">
            <text:p>-3.2683497466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19702835248386" calcext:value-type="float">
            <text:p>-3.1970283525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3.44643617741657" calcext:value-type="float">
            <text:p>-3.4464361774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3.30420964374223" calcext:value-type="float">
            <text:p>-3.3042096437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3.10790769112372" calcext:value-type="float">
            <text:p>-3.1079076911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3.46483546166011" calcext:value-type="float">
            <text:p>-3.4648354617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3.3800543511032" calcext:value-type="float">
            <text:p>-3.380054351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3.03075037639711" calcext:value-type="float">
            <text:p>-3.0307503764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3.12897283165576" calcext:value-type="float">
            <text:p>-3.128972831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3.69101451410094" calcext:value-type="float">
            <text:p>-3.691014514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3.5714411346033" calcext:value-type="float">
            <text:p>-3.5714411346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3.33666528897387" calcext:value-type="float">
            <text:p>-3.33666528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3.13438218469222" calcext:value-type="float">
            <text:p>-3.1343821847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52146426431152" calcext:value-type="float">
            <text:p>-3.5214642643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3.14667197913467" calcext:value-type="float">
            <text:p>-3.146671979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3.11784761221753" calcext:value-type="float">
            <text:p>-3.1178476122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.32222627126078" calcext:value-type="float">
            <text:p>-3.322226271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3.48722622572636" calcext:value-type="float">
            <text:p>-3.4872262257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2.96764422084038" calcext:value-type="float">
            <text:p>-2.967644220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3.40934202676991" calcext:value-type="float">
            <text:p>-3.409342026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3.76550587016352" calcext:value-type="float">
            <text:p>-3.765505870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23472893191282" calcext:value-type="float">
            <text:p>-3.234728931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30417348790461" calcext:value-type="float">
            <text:p>-3.3041734879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32623598086708" calcext:value-type="float">
            <text:p>-3.326235980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51361079987268" calcext:value-type="float">
            <text:p>-3.513610799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31212227738762" calcext:value-type="float">
            <text:p>-3.3121222774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59333153635153" calcext:value-type="float">
            <text:p>-3.5933315364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.4221669410202" calcext:value-type="float">
            <text:p>-3.422166941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37818266680285" calcext:value-type="float">
            <text:p>-3.3781826668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.58873887345043" calcext:value-type="float">
            <text:p>-3.588738873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3.54732242368651" calcext:value-type="float">
            <text:p>-3.5473224237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.29185953085179" calcext:value-type="float">
            <text:p>-3.291859530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3.15753567589439" calcext:value-type="float">
            <text:p>-3.1575356759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72128924227533" calcext:value-type="float">
            <text:p>-3.721289242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.49032160775946" calcext:value-type="float">
            <text:p>-3.4903216078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.52797970400356" calcext:value-type="float">
            <text:p>-3.527979704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.39246744670175" calcext:value-type="float">
            <text:p>-3.392467446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.2970794134468" calcext:value-type="float">
            <text:p>-3.297079413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3.60516263660683" calcext:value-type="float">
            <text:p>-3.6051626366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.40507560983639" calcext:value-type="float">
            <text:p>-3.405075609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05967686406672" calcext:value-type="float">
            <text:p>-3.059676864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.20382307890383" calcext:value-type="float">
            <text:p>-3.2038230789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.27016117381854" calcext:value-type="float">
            <text:p>-3.2701611738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.33203251676784" calcext:value-type="float">
            <text:p>-3.3320325168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3.55893478915058" calcext:value-type="float">
            <text:p>-3.5589347892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.92530594871996" calcext:value-type="float">
            <text:p>-2.9253059487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3.55116359083334" calcext:value-type="float">
            <text:p>-3.551163590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3.61851410879498" calcext:value-type="float">
            <text:p>-3.6185141088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3.27243691787544" calcext:value-type="float">
            <text:p>-3.272436917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3.19860088657204" calcext:value-type="float">
            <text:p>-3.1986008866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3.28153703306699" calcext:value-type="float">
            <text:p>-3.2815370331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3.36259256148696" calcext:value-type="float">
            <text:p>-3.362592561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41951638833746" calcext:value-type="float">
            <text:p>-3.4195163883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3.38287732005278" calcext:value-type="float">
            <text:p>-3.3828773201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3.39240793680066" calcext:value-type="float">
            <text:p>-3.3924079368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18442791213924" calcext:value-type="float">
            <text:p>-3.1844279121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2.79949990103764" calcext:value-type="float">
            <text:p>-2.79949990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3.17043745822643" calcext:value-type="float">
            <text:p>-3.170437458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31275463594793" calcext:value-type="float">
            <text:p>-3.312754635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3.51242772093218" calcext:value-type="float">
            <text:p>-3.512427720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23861657745774" calcext:value-type="float">
            <text:p>-3.238616577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3.81987979557299" calcext:value-type="float">
            <text:p>-3.819879795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2.98408107561763" calcext:value-type="float">
            <text:p>-2.9840810756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3.50719839747122" calcext:value-type="float">
            <text:p>-3.5071983975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6184917550714" calcext:value-type="float">
            <text:p>-3.6184917551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30487336681398" calcext:value-type="float">
            <text:p>-3.3048733668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79864673027238" calcext:value-type="float">
            <text:p>-3.7986467303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60168930558243" calcext:value-type="float">
            <text:p>-3.6016893056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3.14918770405548" calcext:value-type="float">
            <text:p>-3.1491877041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58556756814954" calcext:value-type="float">
            <text:p>-3.5855675681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3.52776062440601" calcext:value-type="float">
            <text:p>-3.527760624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16298838936879" calcext:value-type="float">
            <text:p>-3.1629883894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12824993959059" calcext:value-type="float">
            <text:p>-3.1282499396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3.18272976259243" calcext:value-type="float">
            <text:p>-3.1827297626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14989398180702" calcext:value-type="float">
            <text:p>-3.1498939818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30891724247314" calcext:value-type="float">
            <text:p>-3.308917242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28895316381067" calcext:value-type="float">
            <text:p>-3.2889531638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3.68640891201897" calcext:value-type="float">
            <text:p>-3.686408912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46998132829733" calcext:value-type="float">
            <text:p>-3.4699813283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2481335672144" calcext:value-type="float">
            <text:p>-3.2481335672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3.32947599645172" calcext:value-type="float">
            <text:p>-3.3294759965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3.08721279447962" calcext:value-type="float">
            <text:p>-3.087212794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3.71624020387968" calcext:value-type="float">
            <text:p>-3.7162402039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3.02381379015851" calcext:value-type="float">
            <text:p>-3.0238137902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2.96807046255984" calcext:value-type="float">
            <text:p>-2.968070462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3.66019597967076" calcext:value-type="float">
            <text:p>-3.6601959797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3.30684417851887" calcext:value-type="float">
            <text:p>-3.3068441785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3.24283275052308" calcext:value-type="float">
            <text:p>-3.2428327505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3.62999551977344" calcext:value-type="float">
            <text:p>-3.6299955198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31422516126085" calcext:value-type="float">
            <text:p>-3.3142251613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01187637884407" calcext:value-type="float">
            <text:p>-3.0118763788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.34338188547283" calcext:value-type="float">
            <text:p>-3.3433818855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3.57399693538257" calcext:value-type="float">
            <text:p>-3.573996935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3.21752245613988" calcext:value-type="float">
            <text:p>-3.217522456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3.57233414315243" calcext:value-type="float">
            <text:p>-3.572334143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3.3386606669989" calcext:value-type="float">
            <text:p>-3.338660667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3.50496744794178" calcext:value-type="float">
            <text:p>-3.5049674479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3.72745974908266" calcext:value-type="float">
            <text:p>-3.727459749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3.80716589425468" calcext:value-type="float">
            <text:p>-3.807165894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3.34617661070442" calcext:value-type="float">
            <text:p>-3.3461766107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3.43480860633999" calcext:value-type="float">
            <text:p>-3.4348086063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.47572346114136" calcext:value-type="float">
            <text:p>-3.4757234611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3.19465507904229" calcext:value-type="float">
            <text:p>-3.194655079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3.24984311668022" calcext:value-type="float">
            <text:p>-3.249843116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3.45993653016344" calcext:value-type="float">
            <text:p>-3.4599365302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3.452902060347" calcext:value-type="float">
            <text:p>-3.4529020603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3.49158465495161" calcext:value-type="float">
            <text:p>-3.491584655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3.50180482752776" calcext:value-type="float">
            <text:p>-3.5018048275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3.60926076045225" calcext:value-type="float">
            <text:p>-3.6092607605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3.52451007344723" calcext:value-type="float">
            <text:p>-3.5245100734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3.25938492040077" calcext:value-type="float">
            <text:p>-3.2593849204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3.1580763508206" calcext:value-type="float">
            <text:p>-3.158076350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3.40286581248019" calcext:value-type="float">
            <text:p>-3.402865812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404433419589" calcext:value-type="float">
            <text:p>-3.4044334196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.2279819774085" calcext:value-type="float">
            <text:p>-3.2279819774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53568746428288" calcext:value-type="float">
            <text:p>-3.535687464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.4913605598568" calcext:value-type="float">
            <text:p>-3.491360559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.19967875084606" calcext:value-type="float">
            <text:p>-3.1996787508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.42348793322016" calcext:value-type="float">
            <text:p>-3.4234879332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3.34698774096207" calcext:value-type="float">
            <text:p>-3.346987741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3.36085333140478" calcext:value-type="float">
            <text:p>-3.3608533314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.67403948026195" calcext:value-type="float">
            <text:p>-3.6740394803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3.38558654088758" calcext:value-type="float">
            <text:p>-3.385586540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.55481014697181" calcext:value-type="float">
            <text:p>-3.554810147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.32007318993243" calcext:value-type="float">
            <text:p>-3.3200731899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3.2751240976806" calcext:value-type="float">
            <text:p>-3.275124097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3.35245344935178" calcext:value-type="float">
            <text:p>-3.3524534494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.49912929710997" calcext:value-type="float">
            <text:p>-3.499129297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3.40877643203327" calcext:value-type="float">
            <text:p>-3.408776432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3.22766652257815" calcext:value-type="float">
            <text:p>-3.2276665226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3.55489497497746" calcext:value-type="float">
            <text:p>-3.55489497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.81569058496897" calcext:value-type="float">
            <text:p>-3.815690585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3.57347591528871" calcext:value-type="float">
            <text:p>-3.5734759153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3.24586223404557" calcext:value-type="float">
            <text:p>-3.245862234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3.7012416532629" calcext:value-type="float">
            <text:p>-3.7012416533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.4528434802356" calcext:value-type="float">
            <text:p>-3.4528434802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3.3933923758488" calcext:value-type="float">
            <text:p>-3.3933923758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3.27266857013878" calcext:value-type="float">
            <text:p>-3.2726685701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.4705515350027" calcext:value-type="float">
            <text:p>-3.47055153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.06153112097153" calcext:value-type="float">
            <text:p>-3.061531121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.61962348572372" calcext:value-type="float">
            <text:p>-3.6196234857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3.68229008948694" calcext:value-type="float">
            <text:p>-3.682290089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3.25991989319105" calcext:value-type="float">
            <text:p>-3.259919893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3.30174417639203" calcext:value-type="float">
            <text:p>-3.301744176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3.53051234146505" calcext:value-type="float">
            <text:p>-3.5305123415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3.49861666719669" calcext:value-type="float">
            <text:p>-3.4986166672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.28077999177056" calcext:value-type="float">
            <text:p>-3.2807799918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3.43254510143328" calcext:value-type="float">
            <text:p>-3.432545101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3.15192523378042" calcext:value-type="float">
            <text:p>-3.151925233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3.44876476356973" calcext:value-type="float">
            <text:p>-3.4487647636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3.49545680964826" calcext:value-type="float">
            <text:p>-3.495456809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3.27881927103706" calcext:value-type="float">
            <text:p>-3.278819271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3.29394981274407" calcext:value-type="float">
            <text:p>-3.2939498127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3.78941307955216" calcext:value-type="float">
            <text:p>-3.7894130796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3.81677725918515" calcext:value-type="float">
            <text:p>-3.8167772592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3.28359729510702" calcext:value-type="float">
            <text:p>-3.2835972951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3.24500272307729" calcext:value-type="float">
            <text:p>-3.2450027231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3.24191510417562" calcext:value-type="float">
            <text:p>-3.2419151042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3.41794623653899" calcext:value-type="float">
            <text:p>-3.417946236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3.18896095319718" calcext:value-type="float">
            <text:p>-3.1889609532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3.59022860283806" calcext:value-type="float">
            <text:p>-3.5902286028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3.03549116340018" calcext:value-type="float">
            <text:p>-3.0354911634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3.03526522495953" calcext:value-type="float">
            <text:p>-3.03526522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3.73774712999591" calcext:value-type="float">
            <text:p>-3.7377471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3.30848185484616" calcext:value-type="float">
            <text:p>-3.3084818548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3.30869224532466" calcext:value-type="float">
            <text:p>-3.3086922453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3.61224376168835" calcext:value-type="float">
            <text:p>-3.6122437617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34380100483728" calcext:value-type="float">
            <text:p>-3.3438010048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3.34892200105528" calcext:value-type="float">
            <text:p>-3.3489220011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3.5480253269708" calcext:value-type="float">
            <text:p>-3.54802532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3.15637601825157" calcext:value-type="float">
            <text:p>-3.1563760183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3.14091448773329" calcext:value-type="float">
            <text:p>-3.140914487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38068767214855" calcext:value-type="float">
            <text:p>-3.380687672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3.23868478546179" calcext:value-type="float">
            <text:p>-3.238684785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3.23706528628183" calcext:value-type="float">
            <text:p>-3.2370652863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3.48187226784161" calcext:value-type="float">
            <text:p>-3.4818722678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3.43877462651488" calcext:value-type="float">
            <text:p>-3.438774626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3.9143620544986" calcext:value-type="float">
            <text:p>-3.9143620545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3.36930609038379" calcext:value-type="float">
            <text:p>-3.369306090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2.90221889990568" calcext:value-type="float">
            <text:p>-2.9022188999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3.46416861406314" calcext:value-type="float">
            <text:p>-3.464168614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3.60380939784992" calcext:value-type="float">
            <text:p>-3.603809397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3.35793217703267" calcext:value-type="float">
            <text:p>-3.357932177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3.33715194397414" calcext:value-type="float">
            <text:p>-3.337151944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3.54720466020032" calcext:value-type="float">
            <text:p>-3.547204660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16848329554708" calcext:value-type="float">
            <text:p>-3.1684832955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66232307737252" calcext:value-type="float">
            <text:p>-3.6623230774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3.54776291310304" calcext:value-type="float">
            <text:p>-3.5477629131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3.38706342362422" calcext:value-type="float">
            <text:p>-3.387063423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3.30778017433533" calcext:value-type="float">
            <text:p>-3.3077801743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3.49336686650095" calcext:value-type="float">
            <text:p>-3.4933668665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69842934081482" calcext:value-type="float">
            <text:p>-3.6984293408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37704476927613" calcext:value-type="float">
            <text:p>-3.3770447693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3.47146335351218" calcext:value-type="float">
            <text:p>-3.471463353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3.44107692612682" calcext:value-type="float">
            <text:p>-3.441076926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3.5646095654094" calcext:value-type="float">
            <text:p>-3.5646095654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67396093000741" calcext:value-type="float">
            <text:p>-3.67396093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7541470347055" calcext:value-type="float">
            <text:p>-3.7541470347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52204672076197" calcext:value-type="float">
            <text:p>-3.5220467208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2.90740248126303" calcext:value-type="float">
            <text:p>-2.9074024813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3.96058260273848" calcext:value-type="float">
            <text:p>-3.9605826027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3.5926146442164" calcext:value-type="float">
            <text:p>-3.592614644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3.22924188083566" calcext:value-type="float">
            <text:p>-3.2292418808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3.01310542997558" calcext:value-type="float">
            <text:p>-3.01310543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3.59484822643331" calcext:value-type="float">
            <text:p>-3.5948482264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3.62791906343627" calcext:value-type="float">
            <text:p>-3.6279190634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3.31986519411473" calcext:value-type="float">
            <text:p>-3.3198651941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3.21747226462277" calcext:value-type="float">
            <text:p>-3.2174722646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3.59516499984631" calcext:value-type="float">
            <text:p>-3.595164999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3.78100708456696" calcext:value-type="float">
            <text:p>-3.7810070846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3.26035029209808" calcext:value-type="float">
            <text:p>-3.2603502921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3.58288045492402" calcext:value-type="float">
            <text:p>-3.5828804549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32434756805874" calcext:value-type="float">
            <text:p>-3.3243475681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28995991261326" calcext:value-type="float">
            <text:p>-3.2899599126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3.56995723561182" calcext:value-type="float">
            <text:p>-3.5699572356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3.04521990437045" calcext:value-type="float">
            <text:p>-3.0452199044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3.19329509100437" calcext:value-type="float">
            <text:p>-3.193295091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3.61575206118405" calcext:value-type="float">
            <text:p>-3.6157520612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3.33397694059886" calcext:value-type="float">
            <text:p>-3.333976940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15669349858303" calcext:value-type="float">
            <text:p>-3.156693498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3.67812001723353" calcext:value-type="float">
            <text:p>-3.678120017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3.61726082093704" calcext:value-type="float">
            <text:p>-3.6172608209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86472947054523" calcext:value-type="float">
            <text:p>-3.8647294705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62872292031999" calcext:value-type="float">
            <text:p>-3.6287229203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3.41907588626937" calcext:value-type="float">
            <text:p>-3.4190758863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31511861485426" calcext:value-type="float">
            <text:p>-3.3151186149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3.4917949378718" calcext:value-type="float">
            <text:p>-3.491794937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3.4601817648735" calcext:value-type="float">
            <text:p>-3.4601817649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3.13576292173334" calcext:value-type="float">
            <text:p>-3.1357629217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41872701900997" calcext:value-type="float">
            <text:p>-3.418727019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54734443407212" calcext:value-type="float">
            <text:p>-3.5473444341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3.43560933512295" calcext:value-type="float">
            <text:p>-3.435609335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3.47662449068891" calcext:value-type="float">
            <text:p>-3.4766244907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32588538107987" calcext:value-type="float">
            <text:p>-3.3258853811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81245644802091" calcext:value-type="float">
            <text:p>-3.812456448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29969844821855" calcext:value-type="float">
            <text:p>-3.299698448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3.57252467432134" calcext:value-type="float">
            <text:p>-3.5725246743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1865304988313" calcext:value-type="float">
            <text:p>-3.1865304988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48224391883894" calcext:value-type="float">
            <text:p>-3.4822439188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31514852820389" calcext:value-type="float">
            <text:p>-3.3151485282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3.67358061002206" calcext:value-type="float">
            <text:p>-3.6735806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50432686283322" calcext:value-type="float">
            <text:p>-3.5043268628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53960025529515" calcext:value-type="float">
            <text:p>-3.539600255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3.38246673162887" calcext:value-type="float">
            <text:p>-3.3824667316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4780681501031" calcext:value-type="float">
            <text:p>-3.4780681501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59277179667053" calcext:value-type="float">
            <text:p>-3.5927717967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0666629919721" calcext:value-type="float">
            <text:p>-3.066662992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23524092958801" calcext:value-type="float">
            <text:p>-3.2352409296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25921410744464" calcext:value-type="float">
            <text:p>-3.2592141074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3.48673403708338" calcext:value-type="float">
            <text:p>-3.4867340371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3.55196406593281" calcext:value-type="float">
            <text:p>-3.5519640659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45875945984091" calcext:value-type="float">
            <text:p>-3.4587594598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3.58999569475172" calcext:value-type="float">
            <text:p>-3.5899956948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45934099369891" calcext:value-type="float">
            <text:p>-3.4593409937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3.33493916677206" calcext:value-type="float">
            <text:p>-3.334939166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3.17634795244635" calcext:value-type="float">
            <text:p>-3.1763479524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.22286499142833" calcext:value-type="float">
            <text:p>-3.2228649914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.65968075081688" calcext:value-type="float">
            <text:p>-3.6596807508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29918273176415" calcext:value-type="float">
            <text:p>-3.299182731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.38429661191417" calcext:value-type="float">
            <text:p>-3.3842966119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15341699068587" calcext:value-type="float">
            <text:p>-3.153416990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.62145192578029" calcext:value-type="float">
            <text:p>-3.6214519258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.47725585882706" calcext:value-type="float">
            <text:p>-3.477255858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.67074717034968" calcext:value-type="float">
            <text:p>-3.670747170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2842647471342" calcext:value-type="float">
            <text:p>-3.2842647471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.43499547354907" calcext:value-type="float">
            <text:p>-3.4349954735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.63437483598853" calcext:value-type="float">
            <text:p>-3.63437483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.47826821164591" calcext:value-type="float">
            <text:p>-3.4782682116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.81078736625137" calcext:value-type="float">
            <text:p>-3.8107873663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3.08109241587865" calcext:value-type="float">
            <text:p>-3.0810924159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.24294147747755" calcext:value-type="float">
            <text:p>-3.2429414775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.05615169195119" calcext:value-type="float">
            <text:p>-3.05615169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3.30169518841798" calcext:value-type="float">
            <text:p>-3.3016951884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3.0596532173592" calcext:value-type="float">
            <text:p>-3.0596532174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3.59259710796513" calcext:value-type="float">
            <text:p>-3.59259710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3.8676670241571" calcext:value-type="float">
            <text:p>-3.8676670242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3.42848141302555" calcext:value-type="float">
            <text:p>-3.428481413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3.54275218131972" calcext:value-type="float">
            <text:p>-3.5427521813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3.41801503635164" calcext:value-type="float">
            <text:p>-3.4180150364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3.74128862321521" calcext:value-type="float">
            <text:p>-3.7412886232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3.23987665286571" calcext:value-type="float">
            <text:p>-3.239876652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3.15433642760418" calcext:value-type="float">
            <text:p>-3.1543364276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3.64462444604497" calcext:value-type="float">
            <text:p>-3.644624446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3.38054525665016" calcext:value-type="float">
            <text:p>-3.3805452567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3.22698732324986" calcext:value-type="float">
            <text:p>-3.2269873232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3.29018596424636" calcext:value-type="float">
            <text:p>-3.290185964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3.47465768570205" calcext:value-type="float">
            <text:p>-3.4746576857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3.55327938198093" calcext:value-type="float">
            <text:p>-3.553279382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3.76748203339" calcext:value-type="float">
            <text:p>-3.7674820334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3.57031646396484" calcext:value-type="float">
            <text:p>-3.570316464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3.54392003472531" calcext:value-type="float">
            <text:p>-3.5439200347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3.11543051519612" calcext:value-type="float">
            <text:p>-3.115430515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3.41404142081281" calcext:value-type="float">
            <text:p>-3.4140414208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3.50470639534557" calcext:value-type="float">
            <text:p>-3.5047063953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3.1505849275163" calcext:value-type="float">
            <text:p>-3.150584927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3.23844288702326" calcext:value-type="float">
            <text:p>-3.238442887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3.5174691842227" calcext:value-type="float">
            <text:p>-3.5174691842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3.65217664780413" calcext:value-type="float">
            <text:p>-3.6521766478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3.49107106695819" calcext:value-type="float">
            <text:p>-3.49107106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3.70068398470395" calcext:value-type="float">
            <text:p>-3.7006839847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3.48215866664398" calcext:value-type="float">
            <text:p>-3.4821586666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3.3811365128379" calcext:value-type="float">
            <text:p>-3.3811365128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3.3466922502322" calcext:value-type="float">
            <text:p>-3.3466922502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3.68526532054531" calcext:value-type="float">
            <text:p>-3.6852653205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3.11740830435078" calcext:value-type="float">
            <text:p>-3.1174083044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3.29799805747447" calcext:value-type="float">
            <text:p>-3.2979980575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3.55152155469358" calcext:value-type="float">
            <text:p>-3.5515215547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3.32474984685115" calcext:value-type="float">
            <text:p>-3.3247498469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3.22408477951664" calcext:value-type="float">
            <text:p>-3.2240847795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3.17364576032513" calcext:value-type="float">
            <text:p>-3.1736457603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3.37439377010821" calcext:value-type="float">
            <text:p>-3.3743937701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3.12493542501887" calcext:value-type="float">
            <text:p>-3.12493542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3.1968628871638" calcext:value-type="float">
            <text:p>-3.1968628872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.68891938880872" calcext:value-type="float">
            <text:p>-3.6889193888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3.22135872692202" calcext:value-type="float">
            <text:p>-3.221358726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3.48760252706658" calcext:value-type="float">
            <text:p>-3.487602527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3.82078827399762" calcext:value-type="float">
            <text:p>-3.820788274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3.50892990894821" calcext:value-type="float">
            <text:p>-3.508929908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3.56925838171322" calcext:value-type="float">
            <text:p>-3.5692583817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3.24207863483089" calcext:value-type="float">
            <text:p>-3.242078634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3.21937812000308" calcext:value-type="float">
            <text:p>-3.21937812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3.2097744855662" calcext:value-type="float">
            <text:p>-3.2097744856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3.39816893946685" calcext:value-type="float">
            <text:p>-3.3981689395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3.07729009411013" calcext:value-type="float">
            <text:p>-3.0772900941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3.12566297247982" calcext:value-type="float">
            <text:p>-3.125662972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3.78636123550436" calcext:value-type="float">
            <text:p>-3.786361235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3.49425840530219" calcext:value-type="float">
            <text:p>-3.4942584053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3.44220423907405" calcext:value-type="float">
            <text:p>-3.4422042391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3.80624736431375" calcext:value-type="float">
            <text:p>-3.8062473643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3.18947946037055" calcext:value-type="float">
            <text:p>-3.1894794604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3.41893975162695" calcext:value-type="float">
            <text:p>-3.418939751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3.33458600474732" calcext:value-type="float">
            <text:p>-3.3345860047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3.69032847665217" calcext:value-type="float">
            <text:p>-3.6903284767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3.37178666088411" calcext:value-type="float">
            <text:p>-3.3717866609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3.30737043851436" calcext:value-type="float">
            <text:p>-3.307370438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3.0515877174606" calcext:value-type="float">
            <text:p>-3.051587717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3.35414885912785" calcext:value-type="float">
            <text:p>-3.3541488591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3.40227990741307" calcext:value-type="float">
            <text:p>-3.402279907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3.36863168831454" calcext:value-type="float">
            <text:p>-3.3686316883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3.48254351193911" calcext:value-type="float">
            <text:p>-3.4825435119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3.45121850099427" calcext:value-type="float">
            <text:p>-3.45121850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3.3871564542033" calcext:value-type="float">
            <text:p>-3.3871564542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3.31117330100295" calcext:value-type="float">
            <text:p>-3.311173301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.62395465478191" calcext:value-type="float">
            <text:p>-3.6239546548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3.81016037450354" calcext:value-type="float">
            <text:p>-3.8101603745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3.37597186793972" calcext:value-type="float">
            <text:p>-3.3759718679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3.56289715927198" calcext:value-type="float">
            <text:p>-3.5628971593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3.21753629799004" calcext:value-type="float">
            <text:p>-3.217536298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3.40653132671218" calcext:value-type="float">
            <text:p>-3.4065313267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3.57893277877525" calcext:value-type="float">
            <text:p>-3.578932778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3.40387344671439" calcext:value-type="float">
            <text:p>-3.4038734467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3.66205639760987" calcext:value-type="float">
            <text:p>-3.662056397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3.18992724452064" calcext:value-type="float">
            <text:p>-3.1899272445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3.34161256088897" calcext:value-type="float">
            <text:p>-3.3416125609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3.52629353560576" calcext:value-type="float">
            <text:p>-3.5262935356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3.50074575025359" calcext:value-type="float">
            <text:p>-3.5007457503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3.32044244677424" calcext:value-type="float">
            <text:p>-3.3204424468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3.58779858491119" calcext:value-type="float">
            <text:p>-3.5877985849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3.37003798337931" calcext:value-type="float">
            <text:p>-3.3700379834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3.00635006826118" calcext:value-type="float">
            <text:p>-3.0063500683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3.27999314133657" calcext:value-type="float">
            <text:p>-3.2799931413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3.52088039089103" calcext:value-type="float">
            <text:p>-3.5208803909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3.5106664355619" calcext:value-type="float">
            <text:p>-3.510666435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3.43408945507565" calcext:value-type="float">
            <text:p>-3.4340894551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3.50520788109758" calcext:value-type="float">
            <text:p>-3.505207881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3.61665330173258" calcext:value-type="float">
            <text:p>-3.6166533017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3.38345824756176" calcext:value-type="float">
            <text:p>-3.3834582476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35448143616691" calcext:value-type="float">
            <text:p>-3.3544814362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3.57517826316424" calcext:value-type="float">
            <text:p>-3.5751782632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3.50086339459499" calcext:value-type="float">
            <text:p>-3.5008633946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3.42450835975012" calcext:value-type="float">
            <text:p>-3.4245083598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3.72791766915642" calcext:value-type="float">
            <text:p>-3.7279176692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3.52529634079918" calcext:value-type="float">
            <text:p>-3.525296340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3.67085902288712" calcext:value-type="float">
            <text:p>-3.670859022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3.55563032895552" calcext:value-type="float">
            <text:p>-3.555630329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3.15965873008631" calcext:value-type="float">
            <text:p>-3.159658730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3.39876028023424" calcext:value-type="float">
            <text:p>-3.3987602802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64386281499123" calcext:value-type="float">
            <text:p>-3.643862815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61946644499413" calcext:value-type="float">
            <text:p>-3.619466445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45451231272637" calcext:value-type="float">
            <text:p>-3.4545123127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50703795712847" calcext:value-type="float">
            <text:p>-3.5070379571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17046983990581" calcext:value-type="float">
            <text:p>-3.1704698399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3.61602715592023" calcext:value-type="float">
            <text:p>-3.616027155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3.40220952551448" calcext:value-type="float">
            <text:p>-3.4022095255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38244834844796" calcext:value-type="float">
            <text:p>-3.382448348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69836399639609" calcext:value-type="float">
            <text:p>-3.6983639964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33418247688442" calcext:value-type="float">
            <text:p>-3.3341824769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3.62475339762178" calcext:value-type="float">
            <text:p>-3.6247533976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61025884666658" calcext:value-type="float">
            <text:p>-3.6102588467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3.72354899997374" calcext:value-type="float">
            <text:p>-3.723549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3.62293987621417" calcext:value-type="float">
            <text:p>-3.622939876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50085236303214" calcext:value-type="float">
            <text:p>-3.500852363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3.82315851410718" calcext:value-type="float">
            <text:p>-3.8231585141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59123211963482" calcext:value-type="float">
            <text:p>-3.5912321196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38207315760083" calcext:value-type="float">
            <text:p>-3.3820731576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3.48943099564596" calcext:value-type="float">
            <text:p>-3.4894309956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3.5914805393963" calcext:value-type="float">
            <text:p>-3.591480539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42669871013786" calcext:value-type="float">
            <text:p>-3.4266987101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3.773203841181" calcext:value-type="float">
            <text:p>-3.7732038412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3.39746850052594" calcext:value-type="float">
            <text:p>-3.3974685005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3.4848718492849" calcext:value-type="float">
            <text:p>-3.4848718493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3.42858460528538" calcext:value-type="float">
            <text:p>-3.4285846053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3.65633729488829" calcext:value-type="float">
            <text:p>-3.6563372949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52039890911207" calcext:value-type="float">
            <text:p>-3.520398909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3.36643730814045" calcext:value-type="float">
            <text:p>-3.3664373081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5503771506018" calcext:value-type="float">
            <text:p>-3.5503771506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51313194420339" calcext:value-type="float">
            <text:p>-3.513131944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64685646516224" calcext:value-type="float">
            <text:p>-3.646856465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40265006875091" calcext:value-type="float">
            <text:p>-3.4026500688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3.08742698832925" calcext:value-type="float">
            <text:p>-3.087426988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34680905202617" calcext:value-type="float">
            <text:p>-3.346809052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25088970317674" calcext:value-type="float">
            <text:p>-3.2508897032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3.38073396167946" calcext:value-type="float">
            <text:p>-3.380733961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3.44831706226474" calcext:value-type="float">
            <text:p>-3.4483170623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09176895461837" calcext:value-type="float">
            <text:p>-3.0917689546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3.35436722864779" calcext:value-type="float">
            <text:p>-3.3543672286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3.35721458838185" calcext:value-type="float">
            <text:p>-3.3572145884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38067084898225" calcext:value-type="float">
            <text:p>-3.380670849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3.30047731068983" calcext:value-type="float">
            <text:p>-3.3004773107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16635719217801" calcext:value-type="float">
            <text:p>-3.1663571922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3.50181317766048" calcext:value-type="float">
            <text:p>-3.5018131777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3.47824777390628" calcext:value-type="float">
            <text:p>-3.478247773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3.41676316678786" calcext:value-type="float">
            <text:p>-3.4167631668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41951216593979" calcext:value-type="float">
            <text:p>-3.4195121659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3.52894232279154" calcext:value-type="float">
            <text:p>-3.5289423228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3.35122761431519" calcext:value-type="float">
            <text:p>-3.3512276143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3.47507248972456" calcext:value-type="float">
            <text:p>-3.4750724897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3.73335360107291" calcext:value-type="float">
            <text:p>-3.7333536011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47240222004657" calcext:value-type="float">
            <text:p>-3.47240222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3.24657718034074" calcext:value-type="float">
            <text:p>-3.2465771803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3.28694414488013" calcext:value-type="float">
            <text:p>-3.2869441449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2.86808575000169" calcext:value-type="float">
            <text:p>-2.86808575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3.20092328908419" calcext:value-type="float">
            <text:p>-3.200923289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3.30732439649968" calcext:value-type="float">
            <text:p>-3.307324396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3.29462953024233" calcext:value-type="float">
            <text:p>-3.294629530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60626277172448" calcext:value-type="float">
            <text:p>-3.6062627717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52152786698131" calcext:value-type="float">
            <text:p>-3.52152786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3.37150610501789" calcext:value-type="float">
            <text:p>-3.371506105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3.50381017263962" calcext:value-type="float">
            <text:p>-3.5038101726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3.50549700558339" calcext:value-type="float">
            <text:p>-3.5054970056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3.85655170545016" calcext:value-type="float">
            <text:p>-3.8565517055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3.34062827324314" calcext:value-type="float">
            <text:p>-3.3406282732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3.49862540588605" calcext:value-type="float">
            <text:p>-3.498625405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3.50634562918116" calcext:value-type="float">
            <text:p>-3.5063456292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3.42459947374857" calcext:value-type="float">
            <text:p>-3.4245994737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3.18287215711425" calcext:value-type="float">
            <text:p>-3.1828721571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3.70742119747685" calcext:value-type="float">
            <text:p>-3.7074211975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3.43508385916943" calcext:value-type="float">
            <text:p>-3.4350838592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3.13857179728408" calcext:value-type="float">
            <text:p>-3.1385717973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3.37374016084158" calcext:value-type="float">
            <text:p>-3.3737401608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3.10266884492679" calcext:value-type="float">
            <text:p>-3.102668844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3.17528263327308" calcext:value-type="float">
            <text:p>-3.1752826333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3.44218487023127" calcext:value-type="float">
            <text:p>-3.4421848702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3.67564005253567" calcext:value-type="float">
            <text:p>-3.6756400525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3.36405133218769" calcext:value-type="float">
            <text:p>-3.3640513322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3.58119503996007" calcext:value-type="float">
            <text:p>-3.5811950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3.41601296191864" calcext:value-type="float">
            <text:p>-3.4160129619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3.55576671933542" calcext:value-type="float">
            <text:p>-3.5557667193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3.39735184818762" calcext:value-type="float">
            <text:p>-3.3973518482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3.61117936604316" calcext:value-type="float">
            <text:p>-3.61117936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3.34633527958655" calcext:value-type="float">
            <text:p>-3.346335279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3.53400709053966" calcext:value-type="float">
            <text:p>-3.5340070905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3.50891963458463" calcext:value-type="float">
            <text:p>-3.5089196346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3.31104033778361" calcext:value-type="float">
            <text:p>-3.311040337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3.49467791117903" calcext:value-type="float">
            <text:p>-3.494677911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3.33220980266185" calcext:value-type="float">
            <text:p>-3.3322098027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3.45926135836269" calcext:value-type="float">
            <text:p>-3.4592613584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3.23186786491993" calcext:value-type="float">
            <text:p>-3.2318678649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41131113793885" calcext:value-type="float">
            <text:p>-3.4113111379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32520848271973" calcext:value-type="float">
            <text:p>-3.3252084827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3.44992190625154" calcext:value-type="float">
            <text:p>-3.449921906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30480573130583" calcext:value-type="float">
            <text:p>-3.3048057313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20465601291953" calcext:value-type="float">
            <text:p>-3.2046560129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26467660943083" calcext:value-type="float">
            <text:p>-3.2646766094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6088711355174" calcext:value-type="float">
            <text:p>-3.1608871136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55586858488075" calcext:value-type="float">
            <text:p>-3.5558685849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5872584924706" calcext:value-type="float">
            <text:p>-3.5587258492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57189122204789" calcext:value-type="float">
            <text:p>-3.571891222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17204610805771" calcext:value-type="float">
            <text:p>-3.1720461081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16395990344704" calcext:value-type="float">
            <text:p>-3.163959903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44111937615674" calcext:value-type="float">
            <text:p>-3.4411193762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42507782531785" calcext:value-type="float">
            <text:p>-3.4250778253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47736685219428" calcext:value-type="float">
            <text:p>-3.4773668522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18888970423586" calcext:value-type="float">
            <text:p>-3.188889704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01243703617293" calcext:value-type="float">
            <text:p>-3.012437036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3.47444682053228" calcext:value-type="float">
            <text:p>-3.4744468205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3.49125578590907" calcext:value-type="float">
            <text:p>-3.4912557859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3.32384107637804" calcext:value-type="float">
            <text:p>-3.3238410764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2.93303955436599" calcext:value-type="float">
            <text:p>-2.9330395544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3.30535780912481" calcext:value-type="float">
            <text:p>-3.3053578091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3.50123211323292" calcext:value-type="float">
            <text:p>-3.5012321132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3.32883745935129" calcext:value-type="float">
            <text:p>-3.328837459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3.17552453355183" calcext:value-type="float">
            <text:p>-3.1755245336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3.36940463679478" calcext:value-type="float">
            <text:p>-3.3694046368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3.04857905334127" calcext:value-type="float">
            <text:p>-3.0485790533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3.608286292149" calcext:value-type="float">
            <text:p>-3.6082862921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3.48820716244636" calcext:value-type="float">
            <text:p>-3.488207162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3.37613770716514" calcext:value-type="float">
            <text:p>-3.3761377072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77525063587672" calcext:value-type="float">
            <text:p>-3.775250635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3.38091756973483" calcext:value-type="float">
            <text:p>-3.380917569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3.43631694198651" calcext:value-type="float">
            <text:p>-3.43631694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3.02105392441893" calcext:value-type="float">
            <text:p>-3.0210539244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63883681569208" calcext:value-type="float">
            <text:p>-3.6388368157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3.28181380037572" calcext:value-type="float">
            <text:p>-3.281813800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35468911207494" calcext:value-type="float">
            <text:p>-3.3546891121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3.53421949646203" calcext:value-type="float">
            <text:p>-3.5342194965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47881685987857" calcext:value-type="float">
            <text:p>-3.4788168599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3.43660965998707" calcext:value-type="float">
            <text:p>-3.4366096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19230347122271" calcext:value-type="float">
            <text:p>-3.1923034712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3.56297213391594" calcext:value-type="float">
            <text:p>-3.5629721339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2.97611112295738" calcext:value-type="float">
            <text:p>-2.976111123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3.44194317339639" calcext:value-type="float">
            <text:p>-3.4419431734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3.41594141208152" calcext:value-type="float">
            <text:p>-3.4159414121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3.33936645849327" calcext:value-type="float">
            <text:p>-3.339366458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3.87539229715297" calcext:value-type="float">
            <text:p>-3.8753922972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3.28168768640698" calcext:value-type="float">
            <text:p>-3.2816876864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3.37118375311781" calcext:value-type="float">
            <text:p>-3.3711837531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3.7829657442324" calcext:value-type="float">
            <text:p>-3.7829657442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3.69457528602913" calcext:value-type="float">
            <text:p>-3.69457528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3.68425352642567" calcext:value-type="float">
            <text:p>-3.684253526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3.6464911437261" calcext:value-type="float">
            <text:p>-3.6464911437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3.42492251906346" calcext:value-type="float">
            <text:p>-3.4249225191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3.69539803914028" calcext:value-type="float">
            <text:p>-3.6953980391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3.24156915570134" calcext:value-type="float">
            <text:p>-3.2415691557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3.43801079373979" calcext:value-type="float">
            <text:p>-3.438010793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3.41379871036293" calcext:value-type="float">
            <text:p>-3.4137987104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3.44733293655022" calcext:value-type="float">
            <text:p>-3.4473329366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3.55642517639727" calcext:value-type="float">
            <text:p>-3.5564251764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3.48727250586926" calcext:value-type="float">
            <text:p>-3.4872725059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3.40226825664117" calcext:value-type="float">
            <text:p>-3.4022682566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3.30633491611538" calcext:value-type="float">
            <text:p>-3.306334916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3.44893871847521" calcext:value-type="float">
            <text:p>-3.4489387185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3.81463521736526" calcext:value-type="float">
            <text:p>-3.8146352174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3.50498794850521" calcext:value-type="float">
            <text:p>-3.5049879485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3.74219946491218" calcext:value-type="float">
            <text:p>-3.7421994649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3.28581315546052" calcext:value-type="float">
            <text:p>-3.2858131555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3.58626638792929" calcext:value-type="float">
            <text:p>-3.5862663879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3.58170212129136" calcext:value-type="float">
            <text:p>-3.581702121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3.33508646085765" calcext:value-type="float">
            <text:p>-3.3350864609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3.46035781793725" calcext:value-type="float">
            <text:p>-3.4603578179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3.75404458251038" calcext:value-type="float">
            <text:p>-3.7540445825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3.65243967302824" calcext:value-type="float">
            <text:p>-3.65243967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3.5200003387489" calcext:value-type="float">
            <text:p>-3.5200003387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3.64590369408268" calcext:value-type="float">
            <text:p>-3.6459036941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3.48522405461767" calcext:value-type="float">
            <text:p>-3.4852240546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3.58993814235584" calcext:value-type="float">
            <text:p>-3.5899381424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3.48685883486856" calcext:value-type="float">
            <text:p>-3.4868588349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3.37638253502141" calcext:value-type="float">
            <text:p>-3.376382535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3.34767496454826" calcext:value-type="float">
            <text:p>-3.347674964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3.0517676926608" calcext:value-type="float">
            <text:p>-3.0517676927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3.74783043719612" calcext:value-type="float">
            <text:p>-3.747830437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3.58357217619173" calcext:value-type="float">
            <text:p>-3.583572176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3.39629824556319" calcext:value-type="float">
            <text:p>-3.396298245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3.29275408005341" calcext:value-type="float">
            <text:p>-3.292754080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3.21955926239625" calcext:value-type="float">
            <text:p>-3.219559262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3.52538964235619" calcext:value-type="float">
            <text:p>-3.525389642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3.9051793985917" calcext:value-type="float">
            <text:p>-3.9051793986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3.02050839820145" calcext:value-type="float">
            <text:p>-3.0205083982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3.63287662067832" calcext:value-type="float">
            <text:p>-3.6328766207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3.41916378628001" calcext:value-type="float">
            <text:p>-3.4191637863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3.70471785422205" calcext:value-type="float">
            <text:p>-3.7047178542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3.58658856655545" calcext:value-type="float">
            <text:p>-3.5865885666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3.13897783359005" calcext:value-type="float">
            <text:p>-3.1389778336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3.47186564949383" calcext:value-type="float">
            <text:p>-3.4718656495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3.42900447253855" calcext:value-type="float">
            <text:p>-3.429004472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3.68207353177035" calcext:value-type="float">
            <text:p>-3.6820735318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3.37279358801801" calcext:value-type="float">
            <text:p>-3.372793588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2.92327212653751" calcext:value-type="float">
            <text:p>-2.9232721265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3.21443512012629" calcext:value-type="float">
            <text:p>-3.2144351201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3.54156198548615" calcext:value-type="float">
            <text:p>-3.5415619855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3.65026139648995" calcext:value-type="float">
            <text:p>-3.6502613965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3.3220958584036" calcext:value-type="float">
            <text:p>-3.3220958584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3.57561800906972" calcext:value-type="float">
            <text:p>-3.5756180091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3.47768676173767" calcext:value-type="float">
            <text:p>-3.4776867617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3.74654671966684" calcext:value-type="float">
            <text:p>-3.7465467197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3.39569883253419" calcext:value-type="float">
            <text:p>-3.3956988325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3.81194763611948" calcext:value-type="float">
            <text:p>-3.811947636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3.59364022678909" calcext:value-type="float">
            <text:p>-3.5936402268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3.55757225832618" calcext:value-type="float">
            <text:p>-3.5575722583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3.48888021194174" calcext:value-type="float">
            <text:p>-3.4888802119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3.54058302991649" calcext:value-type="float">
            <text:p>-3.5405830299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3.65889989127067" calcext:value-type="float">
            <text:p>-3.6588998913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3.73335516694361" calcext:value-type="float">
            <text:p>-3.7333551669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3.66013666062902" calcext:value-type="float">
            <text:p>-3.6601366606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3.37707062593658" calcext:value-type="float">
            <text:p>-3.3770706259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3.66438597490728" calcext:value-type="float">
            <text:p>-3.6643859749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3.98830376528342" calcext:value-type="float">
            <text:p>-3.9883037653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3.73342980649033" calcext:value-type="float">
            <text:p>-3.7334298065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3.50861765249213" calcext:value-type="float">
            <text:p>-3.5086176525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3.49749698529067" calcext:value-type="float">
            <text:p>-3.4974969853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3.57851826084086" calcext:value-type="float">
            <text:p>-3.578518260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ZFSC-2-4-S+_1toS_S1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04 July 2020 12:01:40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705529801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.31741582320365" calcext:value-type="float">
            <text:p>-3.3174158232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06599962705845" calcext:value-type="float">
            <text:p>-3.0659996271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29947265007444" calcext:value-type="float">
            <text:p>-3.2994726501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35906802614245" calcext:value-type="float">
            <text:p>-3.3590680261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45418073124402" calcext:value-type="float">
            <text:p>-3.4541807312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27349541894479" calcext:value-type="float">
            <text:p>-3.2734954189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16144898602576" calcext:value-type="float">
            <text:p>-3.161448986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00902904242479" calcext:value-type="float">
            <text:p>-3.0090290424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55574403506518" calcext:value-type="float">
            <text:p>-3.555744035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3.56631794302489" calcext:value-type="float">
            <text:p>-3.56631794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3.60512042435027" calcext:value-type="float">
            <text:p>-3.605120424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40189861189383" calcext:value-type="float">
            <text:p>-3.4018986119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3.4773047545955" calcext:value-type="float">
            <text:p>-3.4773047546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3.47499805794496" calcext:value-type="float">
            <text:p>-3.474998057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3.79478897918508" calcext:value-type="float">
            <text:p>-3.7947889792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2.8057054180144" calcext:value-type="float">
            <text:p>-2.805705418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3.58583469443621" calcext:value-type="float">
            <text:p>-3.5858346944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3.26839307082058" calcext:value-type="float">
            <text:p>-3.2683930708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3.01367111346276" calcext:value-type="float">
            <text:p>-3.0136711135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3.18271974151077" calcext:value-type="float">
            <text:p>-3.1827197415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3.41324550521746" calcext:value-type="float">
            <text:p>-3.4132455052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3.56490875693431" calcext:value-type="float">
            <text:p>-3.5649087569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3.74707686107548" calcext:value-type="float">
            <text:p>-3.747076861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28783719574845" calcext:value-type="float">
            <text:p>-3.2878371957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3.52166133101885" calcext:value-type="float">
            <text:p>-3.521661331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3.42989148410462" calcext:value-type="float">
            <text:p>-3.4298914841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.26002082475578" calcext:value-type="float">
            <text:p>-3.2600208248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3.43632581948066" calcext:value-type="float">
            <text:p>-3.4363258195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3.19481461809437" calcext:value-type="float">
            <text:p>-3.1948146181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3.03912396752819" calcext:value-type="float">
            <text:p>-3.0391239675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3.18284809016794" calcext:value-type="float">
            <text:p>-3.1828480902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2857589416837" calcext:value-type="float">
            <text:p>-3.2857589417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42165677116628" calcext:value-type="float">
            <text:p>-3.421656771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41147633186148" calcext:value-type="float">
            <text:p>-3.411476331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32024621564793" calcext:value-type="float">
            <text:p>-3.3202462156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5960668863256" calcext:value-type="float">
            <text:p>-3.596066886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32721014875329" calcext:value-type="float">
            <text:p>-3.327210148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.47635833538047" calcext:value-type="float">
            <text:p>-3.4763583354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28499861627093" calcext:value-type="float">
            <text:p>-3.2849986163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.42786196118348" calcext:value-type="float">
            <text:p>-3.427861961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3.2041542900955" calcext:value-type="float">
            <text:p>-3.2041542901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.31722211085607" calcext:value-type="float">
            <text:p>-3.3172221109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3.33102874916197" calcext:value-type="float">
            <text:p>-3.3310287492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09636308349981" calcext:value-type="float">
            <text:p>-3.096363083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.30327695187821" calcext:value-type="float">
            <text:p>-3.3032769519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.30787585481512" calcext:value-type="float">
            <text:p>-3.3078758548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.64020689568364" calcext:value-type="float">
            <text:p>-3.6402068957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.68960959594426" calcext:value-type="float">
            <text:p>-3.6896095959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3.4241678405141" calcext:value-type="float">
            <text:p>-3.4241678405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.39937058919162" calcext:value-type="float">
            <text:p>-3.3993705892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23028221549271" calcext:value-type="float">
            <text:p>-3.2302822155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.86747895624943" calcext:value-type="float">
            <text:p>-3.8674789562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.60643188251047" calcext:value-type="float">
            <text:p>-3.6064318825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.32732626871738" calcext:value-type="float">
            <text:p>-3.3273262687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.99115379482647" calcext:value-type="float">
            <text:p>-2.991153794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3.5525208085204" calcext:value-type="float">
            <text:p>-3.5525208085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3.54764152721423" calcext:value-type="float">
            <text:p>-3.5476415272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3.1538442397156" calcext:value-type="float">
            <text:p>-3.153844239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3.63628027781264" calcext:value-type="float">
            <text:p>-3.6362802778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3.86662882202348" calcext:value-type="float">
            <text:p>-3.866628822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3.57657627821807" calcext:value-type="float">
            <text:p>-3.5765762782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3.42063959900287" calcext:value-type="float">
            <text:p>-3.420639599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12276439218304" calcext:value-type="float">
            <text:p>-3.122764392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2.96084277886264" calcext:value-type="float">
            <text:p>-2.9608427789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3.03641692470074" calcext:value-type="float">
            <text:p>-3.0364169247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30538251739259" calcext:value-type="float">
            <text:p>-3.3053825174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3.11677205114794" calcext:value-type="float">
            <text:p>-3.1167720511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3.69331971918597" calcext:value-type="float">
            <text:p>-3.693319719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35026133286108" calcext:value-type="float">
            <text:p>-3.3502613329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3.58539542980892" calcext:value-type="float">
            <text:p>-3.585395429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51575526579294" calcext:value-type="float">
            <text:p>-3.5157552658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3.32017231352488" calcext:value-type="float">
            <text:p>-3.3201723135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3.55939483343273" calcext:value-type="float">
            <text:p>-3.5593948334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.90763937365365" calcext:value-type="float">
            <text:p>-2.9076393737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36494749523735" calcext:value-type="float">
            <text:p>-3.3649474952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21118975773796" calcext:value-type="float">
            <text:p>-3.2111897577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25116900284385" calcext:value-type="float">
            <text:p>-3.2511690028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60575362566846" calcext:value-type="float">
            <text:p>-3.605753625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3.11077515552031" calcext:value-type="float">
            <text:p>-3.1107751555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18574588223064" calcext:value-type="float">
            <text:p>-3.1857458822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3.45108653116545" calcext:value-type="float">
            <text:p>-3.4510865312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00615896692533" calcext:value-type="float">
            <text:p>-3.0061589669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43195423010341" calcext:value-type="float">
            <text:p>-3.4319542301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3.6384591667824" calcext:value-type="float">
            <text:p>-3.638459166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26371210864244" calcext:value-type="float">
            <text:p>-3.2637121086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58149524375892" calcext:value-type="float">
            <text:p>-3.581495243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26894048949215" calcext:value-type="float">
            <text:p>-3.2689404895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3.21662777749964" calcext:value-type="float">
            <text:p>-3.2166277775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23350047918165" calcext:value-type="float">
            <text:p>-3.2335004792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64887066874978" calcext:value-type="float">
            <text:p>-3.6488706687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3.41914197620368" calcext:value-type="float">
            <text:p>-3.4191419762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3.4145556007992" calcext:value-type="float">
            <text:p>-3.4145556008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3.14780742634494" calcext:value-type="float">
            <text:p>-3.1478074263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3.33058003973563" calcext:value-type="float">
            <text:p>-3.3305800397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3.73435498301668" calcext:value-type="float">
            <text:p>-3.734354983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3.51511678637269" calcext:value-type="float">
            <text:p>-3.5151167864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3.65491028079744" calcext:value-type="float">
            <text:p>-3.654910280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3.37521203785228" calcext:value-type="float">
            <text:p>-3.375212037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3.78167732035534" calcext:value-type="float">
            <text:p>-3.7816773204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58272888152729" calcext:value-type="float">
            <text:p>-3.5827288815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55835135811987" calcext:value-type="float">
            <text:p>-3.5583513581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.23445586765131" calcext:value-type="float">
            <text:p>-3.2344558677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3.477603966351" calcext:value-type="float">
            <text:p>-3.4776039664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3.40953344180154" calcext:value-type="float">
            <text:p>-3.4095334418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3.61822383198327" calcext:value-type="float">
            <text:p>-3.618223832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3.56001644717243" calcext:value-type="float">
            <text:p>-3.560016447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3.25639555373043" calcext:value-type="float">
            <text:p>-3.256395553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3.37404685905059" calcext:value-type="float">
            <text:p>-3.374046859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3.57072403312632" calcext:value-type="float">
            <text:p>-3.5707240331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3.31105010628053" calcext:value-type="float">
            <text:p>-3.311050106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3.28288959736172" calcext:value-type="float">
            <text:p>-3.282889597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.24268830967739" calcext:value-type="float">
            <text:p>-3.242688309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3.32467773849948" calcext:value-type="float">
            <text:p>-3.3246777385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3.42957095471854" calcext:value-type="float">
            <text:p>-3.4295709547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3.12424097248842" calcext:value-type="float">
            <text:p>-3.1242409725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3.55050168236269" calcext:value-type="float">
            <text:p>-3.5505016824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3.70260821597674" calcext:value-type="float">
            <text:p>-3.702608216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3.52144100386698" calcext:value-type="float">
            <text:p>-3.521441003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3.36305908280158" calcext:value-type="float">
            <text:p>-3.3630590828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3.57238522154332" calcext:value-type="float">
            <text:p>-3.572385221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3.26883158175246" calcext:value-type="float">
            <text:p>-3.2688315818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3.33035622478249" calcext:value-type="float">
            <text:p>-3.330356224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3.26325182310601" calcext:value-type="float">
            <text:p>-3.2632518231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77099279854839" calcext:value-type="float">
            <text:p>-3.7709927985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.60826673955333" calcext:value-type="float">
            <text:p>-3.6082667396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72151537315436" calcext:value-type="float">
            <text:p>-3.721515373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.85812220528114" calcext:value-type="float">
            <text:p>-3.8581222053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.46206020647381" calcext:value-type="float">
            <text:p>-3.4620602065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.13747593333251" calcext:value-type="float">
            <text:p>-3.1374759333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3.55062295556113" calcext:value-type="float">
            <text:p>-3.5506229556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3.02280190900704" calcext:value-type="float">
            <text:p>-3.022801909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.2446759879298" calcext:value-type="float">
            <text:p>-3.2446759879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3.2884282967197" calcext:value-type="float">
            <text:p>-3.2884282967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.19895031807845" calcext:value-type="float">
            <text:p>-3.1989503181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.55954001940035" calcext:value-type="float">
            <text:p>-3.5595400194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3.24779315575832" calcext:value-type="float">
            <text:p>-3.247793155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3.53360477459805" calcext:value-type="float">
            <text:p>-3.5336047746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.44231822916418" calcext:value-type="float">
            <text:p>-3.442318229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3.27627435610335" calcext:value-type="float">
            <text:p>-3.276274356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3.67870676470352" calcext:value-type="float">
            <text:p>-3.6787067647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3.38523098147328" calcext:value-type="float">
            <text:p>-3.3852309815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.19461711610762" calcext:value-type="float">
            <text:p>-3.194617116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3.00520431400158" calcext:value-type="float">
            <text:p>-3.005204314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3.5968875715953" calcext:value-type="float">
            <text:p>-3.596887571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3.26158238215451" calcext:value-type="float">
            <text:p>-3.261582382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.54433396547939" calcext:value-type="float">
            <text:p>-3.5443339655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3.02890823018707" calcext:value-type="float">
            <text:p>-3.0289082302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3.32534399058911" calcext:value-type="float">
            <text:p>-3.3253439906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.28809422353317" calcext:value-type="float">
            <text:p>-3.2880942235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.63972306475201" calcext:value-type="float">
            <text:p>-3.6397230648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.26681636776779" calcext:value-type="float">
            <text:p>-3.2668163678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3.09484058564339" calcext:value-type="float">
            <text:p>-3.0948405856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3.33760338856084" calcext:value-type="float">
            <text:p>-3.3376033886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3.49794855917403" calcext:value-type="float">
            <text:p>-3.4979485592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3.17394625536395" calcext:value-type="float">
            <text:p>-3.173946255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3.69127220047556" calcext:value-type="float">
            <text:p>-3.6912722005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.16368473869014" calcext:value-type="float">
            <text:p>-3.1636847387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3.46599747044702" calcext:value-type="float">
            <text:p>-3.465997470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3.77582478917253" calcext:value-type="float">
            <text:p>-3.7758247892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3.34909606172741" calcext:value-type="float">
            <text:p>-3.3490960617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3.22259248344488" calcext:value-type="float">
            <text:p>-3.2225924834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3.57597159724043" calcext:value-type="float">
            <text:p>-3.5759715972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3.50974617132083" calcext:value-type="float">
            <text:p>-3.5097461713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3.35071710763247" calcext:value-type="float">
            <text:p>-3.3507171076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3.18860020508685" calcext:value-type="float">
            <text:p>-3.1886002051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3.48752907618718" calcext:value-type="float">
            <text:p>-3.4875290762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3.61843034862735" calcext:value-type="float">
            <text:p>-3.618430348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3.5136077736829" calcext:value-type="float">
            <text:p>-3.5136077737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3.08283133847467" calcext:value-type="float">
            <text:p>-3.0828313385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3.47631418748442" calcext:value-type="float">
            <text:p>-3.476314187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3.12857088593753" calcext:value-type="float">
            <text:p>-3.1285708859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3.34401582868501" calcext:value-type="float">
            <text:p>-3.3440158287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3.11186461805385" calcext:value-type="float">
            <text:p>-3.1118646181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3.13837560222216" calcext:value-type="float">
            <text:p>-3.1383756022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3.24059181772923" calcext:value-type="float">
            <text:p>-3.2405918177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3.28789759004726" calcext:value-type="float">
            <text:p>-3.2878975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3.90495035213218" calcext:value-type="float">
            <text:p>-3.904950352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38208586643775" calcext:value-type="float">
            <text:p>-3.3820858664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3.50295020182535" calcext:value-type="float">
            <text:p>-3.5029502018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3.50294703312259" calcext:value-type="float">
            <text:p>-3.5029470331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3.52173825345423" calcext:value-type="float">
            <text:p>-3.5217382535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3.43770103066127" calcext:value-type="float">
            <text:p>-3.4377010307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41639422479362" calcext:value-type="float">
            <text:p>-3.416394224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3.4765219154774" calcext:value-type="float">
            <text:p>-3.4765219155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3.12581430320509" calcext:value-type="float">
            <text:p>-3.1258143032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3.22430098706239" calcext:value-type="float">
            <text:p>-3.2243009871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3.40693365917036" calcext:value-type="float">
            <text:p>-3.4069336592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3.44588360529611" calcext:value-type="float">
            <text:p>-3.4458836053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3.52999726184093" calcext:value-type="float">
            <text:p>-3.5299972618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3.55146899166867" calcext:value-type="float">
            <text:p>-3.5514689917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3.45450383265131" calcext:value-type="float">
            <text:p>-3.4545038327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3.29446353145775" calcext:value-type="float">
            <text:p>-3.2944635315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3.76203146214752" calcext:value-type="float">
            <text:p>-3.7620314621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3.2308192600066" calcext:value-type="float">
            <text:p>-3.23081926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3.39916333424239" calcext:value-type="float">
            <text:p>-3.399163334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42666028803639" calcext:value-type="float">
            <text:p>-3.426660288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50400550311488" calcext:value-type="float">
            <text:p>-3.5040055031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3.29338381378589" calcext:value-type="float">
            <text:p>-3.2933838138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3.75237540485449" calcext:value-type="float">
            <text:p>-3.7523754049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3.73518772923928" calcext:value-type="float">
            <text:p>-3.7351877292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3.4611577271143" calcext:value-type="float">
            <text:p>-3.4611577271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42592131742597" calcext:value-type="float">
            <text:p>-3.4259213174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45289236273337" calcext:value-type="float">
            <text:p>-3.4528923627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3.84456035875406" calcext:value-type="float">
            <text:p>-3.8445603588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3.17672336813427" calcext:value-type="float">
            <text:p>-3.176723368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3.10138380948984" calcext:value-type="float">
            <text:p>-3.1013838095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25408413366555" calcext:value-type="float">
            <text:p>-3.2540841337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23355827435354" calcext:value-type="float">
            <text:p>-3.2335582744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50752208788864" calcext:value-type="float">
            <text:p>-3.5075220879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3.55104539671287" calcext:value-type="float">
            <text:p>-3.5510453967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3.46036372988328" calcext:value-type="float">
            <text:p>-3.4603637299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3.12520432536707" calcext:value-type="float">
            <text:p>-3.1252043254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3.44521173502119" calcext:value-type="float">
            <text:p>-3.445211735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3.86459386248053" calcext:value-type="float">
            <text:p>-3.8645938625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3.61125545928817" calcext:value-type="float">
            <text:p>-3.6112554593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3.602074664487" calcext:value-type="float">
            <text:p>-3.602074664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3.42432129620105" calcext:value-type="float">
            <text:p>-3.4243212962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3.52455099742282" calcext:value-type="float">
            <text:p>-3.5245509974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3.36773286996961" calcext:value-type="float">
            <text:p>-3.36773287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3.39817148076567" calcext:value-type="float">
            <text:p>-3.3981714808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3.48579770046613" calcext:value-type="float">
            <text:p>-3.4857977005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3.26745065032908" calcext:value-type="float">
            <text:p>-3.2674506503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49563393718801" calcext:value-type="float">
            <text:p>-3.4956339372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37502383620741" calcext:value-type="float">
            <text:p>-3.3750238362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3.0966105348901" calcext:value-type="float">
            <text:p>-3.0966105349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3.52541298423415" calcext:value-type="float">
            <text:p>-3.5254129842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3.65601442121274" calcext:value-type="float">
            <text:p>-3.6560144212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3.3687524444737" calcext:value-type="float">
            <text:p>-3.3687524445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3.30239875677591" calcext:value-type="float">
            <text:p>-3.3023987568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73413782858738" calcext:value-type="float">
            <text:p>-3.734137828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3.84764959022478" calcext:value-type="float">
            <text:p>-3.847649590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3.15608665648169" calcext:value-type="float">
            <text:p>-3.1560866565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2.99735721331149" calcext:value-type="float">
            <text:p>-2.9973572133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56033941401104" calcext:value-type="float">
            <text:p>-3.560339414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3.58865253090237" calcext:value-type="float">
            <text:p>-3.5886525309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76396635556992" calcext:value-type="float">
            <text:p>-3.7639663556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3.33613658582116" calcext:value-type="float">
            <text:p>-3.3361365858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3.7320667008418" calcext:value-type="float">
            <text:p>-3.732066700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3.48644946150543" calcext:value-type="float">
            <text:p>-3.486449461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33594032326962" calcext:value-type="float">
            <text:p>-3.3359403233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3362690618269" calcext:value-type="float">
            <text:p>-3.336269061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3.79542359514948" calcext:value-type="float">
            <text:p>-3.795423595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3.21945359762762" calcext:value-type="float">
            <text:p>-3.2194535976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31952292023127" calcext:value-type="float">
            <text:p>-3.3195229202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8513045076094" calcext:value-type="float">
            <text:p>-3.8513045076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80580888354965" calcext:value-type="float">
            <text:p>-3.8058088835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3.61440916797667" calcext:value-type="float">
            <text:p>-3.614409168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43036950771074" calcext:value-type="float">
            <text:p>-3.430369507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02475803386899" calcext:value-type="float">
            <text:p>-3.0247580339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27144822100013" calcext:value-type="float">
            <text:p>-3.27144822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3.59580172872095" calcext:value-type="float">
            <text:p>-3.5958017287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78406738895484" calcext:value-type="float">
            <text:p>-3.784067389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64230466441761" calcext:value-type="float">
            <text:p>-3.6423046644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3.2990649676957" calcext:value-type="float">
            <text:p>-3.299064967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2.99719860636055" calcext:value-type="float">
            <text:p>-2.9971986064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69144931616231" calcext:value-type="float">
            <text:p>-3.6914493162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56675282600274" calcext:value-type="float">
            <text:p>-3.56675282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52702761235791" calcext:value-type="float">
            <text:p>-3.5270276124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54619526464155" calcext:value-type="float">
            <text:p>-3.5461952646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3.42980011400063" calcext:value-type="float">
            <text:p>-3.42980011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3.49029815383695" calcext:value-type="float">
            <text:p>-3.4902981538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50522686870265" calcext:value-type="float">
            <text:p>-3.5052268687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3.53307174367539" calcext:value-type="float">
            <text:p>-3.5330717437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05970704906536" calcext:value-type="float">
            <text:p>-3.0597070491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3.50358371118849" calcext:value-type="float">
            <text:p>-3.5035837112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3.87371741565249" calcext:value-type="float">
            <text:p>-3.8737174157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.30089076045525" calcext:value-type="float">
            <text:p>-3.300890760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.67271441208926" calcext:value-type="float">
            <text:p>-3.6727144121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22181402562693" calcext:value-type="float">
            <text:p>-3.2218140256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.48305290162921" calcext:value-type="float">
            <text:p>-3.483052901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14018949543703" calcext:value-type="float">
            <text:p>-3.1401894954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.41413534793749" calcext:value-type="float">
            <text:p>-3.4141353479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.53219792261444" calcext:value-type="float">
            <text:p>-3.5321979226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.60731681333965" calcext:value-type="float">
            <text:p>-3.6073168133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2.97320975026971" calcext:value-type="float">
            <text:p>-2.9732097503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.52361942257008" calcext:value-type="float">
            <text:p>-3.5236194226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.65712835757694" calcext:value-type="float">
            <text:p>-3.657128357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2.96270705470129" calcext:value-type="float">
            <text:p>-2.9627070547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.48657571071933" calcext:value-type="float">
            <text:p>-3.4865757107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3.54755175081806" calcext:value-type="float">
            <text:p>-3.547551750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.23261630720525" calcext:value-type="float">
            <text:p>-3.2326163072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.60678131920372" calcext:value-type="float">
            <text:p>-3.606781319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3.57334004351853" calcext:value-type="float">
            <text:p>-3.573340043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3.7976847592204" calcext:value-type="float">
            <text:p>-3.7976847592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3.83312360182887" calcext:value-type="float">
            <text:p>-3.8331236018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3.76077070006219" calcext:value-type="float">
            <text:p>-3.760770700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3.49947103352473" calcext:value-type="float">
            <text:p>-3.499471033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3.24454792218651" calcext:value-type="float">
            <text:p>-3.2445479222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3.38485226911615" calcext:value-type="float">
            <text:p>-3.3848522691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3.07802726526414" calcext:value-type="float">
            <text:p>-3.0780272653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3.65261109024809" calcext:value-type="float">
            <text:p>-3.6526110902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3.70475252335896" calcext:value-type="float">
            <text:p>-3.7047525234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3.4126993335055" calcext:value-type="float">
            <text:p>-3.4126993335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3.043446801421" calcext:value-type="float">
            <text:p>-3.0434468014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3.3095181691791" calcext:value-type="float">
            <text:p>-3.3095181692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3.53735848938806" calcext:value-type="float">
            <text:p>-3.5373584894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3.20142647513532" calcext:value-type="float">
            <text:p>-3.2014264751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3.2452375184559" calcext:value-type="float">
            <text:p>-3.245237518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3.2055458057651" calcext:value-type="float">
            <text:p>-3.2055458058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3.14947674864692" calcext:value-type="float">
            <text:p>-3.1494767486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3.8426386657829" calcext:value-type="float">
            <text:p>-3.842638665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3.23218257157762" calcext:value-type="float">
            <text:p>-3.2321825716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3.6476870462017" calcext:value-type="float">
            <text:p>-3.6476870462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3.74960606751173" calcext:value-type="float">
            <text:p>-3.749606067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3.22643313967419" calcext:value-type="float">
            <text:p>-3.2264331397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3.22662428715636" calcext:value-type="float">
            <text:p>-3.2266242872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3.63703217092089" calcext:value-type="float">
            <text:p>-3.637032170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3.43766704812937" calcext:value-type="float">
            <text:p>-3.4376670481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3.63317736789784" calcext:value-type="float">
            <text:p>-3.6331773679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3.40324522748461" calcext:value-type="float">
            <text:p>-3.4032452275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3.71855850667487" calcext:value-type="float">
            <text:p>-3.7185585067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3.65526298238272" calcext:value-type="float">
            <text:p>-3.6552629824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3.38568501856698" calcext:value-type="float">
            <text:p>-3.3856850186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3.38934886028255" calcext:value-type="float">
            <text:p>-3.3893488603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3.54198771047501" calcext:value-type="float">
            <text:p>-3.5419877105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3.23208507846713" calcext:value-type="float">
            <text:p>-3.2320850785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3.68542407948157" calcext:value-type="float">
            <text:p>-3.685424079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3.39689231934442" calcext:value-type="float">
            <text:p>-3.396892319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3.64237912986169" calcext:value-type="float">
            <text:p>-3.6423791299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3.57789462386746" calcext:value-type="float">
            <text:p>-3.577894623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3.41878444918726" calcext:value-type="float">
            <text:p>-3.4187844492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3.53555840593587" calcext:value-type="float">
            <text:p>-3.5355584059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3.4626609136932" calcext:value-type="float">
            <text:p>-3.4626609137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.19864209530186" calcext:value-type="float">
            <text:p>-3.1986420953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3.90735892316857" calcext:value-type="float">
            <text:p>-3.9073589232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3.0761173329287" calcext:value-type="float">
            <text:p>-3.0761173329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3.65214628529155" calcext:value-type="float">
            <text:p>-3.6521462853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3.3630785587062" calcext:value-type="float">
            <text:p>-3.3630785587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3.13096307461461" calcext:value-type="float">
            <text:p>-3.130963074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3.17905142976748" calcext:value-type="float">
            <text:p>-3.1790514298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3.50854210811615" calcext:value-type="float">
            <text:p>-3.5085421081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3.50756020489961" calcext:value-type="float">
            <text:p>-3.5075602049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3.74269020102682" calcext:value-type="float">
            <text:p>-3.74269020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3.0254756390423" calcext:value-type="float">
            <text:p>-3.02547563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3.56862345949346" calcext:value-type="float">
            <text:p>-3.5686234595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3.38480058453217" calcext:value-type="float">
            <text:p>-3.3848005845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3.1395474104632" calcext:value-type="float">
            <text:p>-3.1395474105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3.4273871383046" calcext:value-type="float">
            <text:p>-3.427387138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3.70191017880754" calcext:value-type="float">
            <text:p>-3.701910178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3.49217368277251" calcext:value-type="float">
            <text:p>-3.4921736828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3.52062067544721" calcext:value-type="float">
            <text:p>-3.5206206754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3.15501764596013" calcext:value-type="float">
            <text:p>-3.155017646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3.55067200441412" calcext:value-type="float">
            <text:p>-3.5506720044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3.59243295269276" calcext:value-type="float">
            <text:p>-3.592432952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3.55683435405654" calcext:value-type="float">
            <text:p>-3.5568343541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3.4484631464641" calcext:value-type="float">
            <text:p>-3.4484631465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3.4181720179623" calcext:value-type="float">
            <text:p>-3.418172018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3.13498828506038" calcext:value-type="float">
            <text:p>-3.1349882851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3.51303968464473" calcext:value-type="float">
            <text:p>-3.5130396846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3.78783503016305" calcext:value-type="float">
            <text:p>-3.7878350302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3.37695346778111" calcext:value-type="float">
            <text:p>-3.3769534678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3.25475757902222" calcext:value-type="float">
            <text:p>-3.254757579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3.25265856031078" calcext:value-type="float">
            <text:p>-3.2526585603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.17402022805536" calcext:value-type="float">
            <text:p>-3.1740202281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3.23335036744487" calcext:value-type="float">
            <text:p>-3.2333503674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3.56174324325895" calcext:value-type="float">
            <text:p>-3.5617432433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3.86377295104159" calcext:value-type="float">
            <text:p>-3.86377295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3.31376590901979" calcext:value-type="float">
            <text:p>-3.31376590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3.55650447768512" calcext:value-type="float">
            <text:p>-3.5565044777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3.45396159136585" calcext:value-type="float">
            <text:p>-3.4539615914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3.88576531493617" calcext:value-type="float">
            <text:p>-3.885765314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3.42895554261756" calcext:value-type="float">
            <text:p>-3.4289555426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3.43382677424581" calcext:value-type="float">
            <text:p>-3.4338267742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3.53300732861001" calcext:value-type="float">
            <text:p>-3.5330073286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3.40294516917576" calcext:value-type="float">
            <text:p>-3.4029451692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3.16814495881238" calcext:value-type="float">
            <text:p>-3.1681449588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3.35246506486469" calcext:value-type="float">
            <text:p>-3.3524650649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3.47987110571101" calcext:value-type="float">
            <text:p>-3.4798711057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3.41326781205116" calcext:value-type="float">
            <text:p>-3.4132678121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3.50510540247928" calcext:value-type="float">
            <text:p>-3.5051054025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3.35526913985849" calcext:value-type="float">
            <text:p>-3.3552691399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3.43816473247995" calcext:value-type="float">
            <text:p>-3.4381647325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3.18785271284844" calcext:value-type="float">
            <text:p>-3.1878527128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3.5683687665479" calcext:value-type="float">
            <text:p>-3.5683687665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3.5318575776998" calcext:value-type="float">
            <text:p>-3.5318575777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3.22903502662453" calcext:value-type="float">
            <text:p>-3.2290350266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3.51591039035544" calcext:value-type="float">
            <text:p>-3.515910390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49178057936849" calcext:value-type="float">
            <text:p>-3.4917805794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3.50601155085319" calcext:value-type="float">
            <text:p>-3.5060115509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3.73779259698239" calcext:value-type="float">
            <text:p>-3.737792597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3.4363315856204" calcext:value-type="float">
            <text:p>-3.4363315856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3.40418578559783" calcext:value-type="float">
            <text:p>-3.4041857856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3.17701296768768" calcext:value-type="float">
            <text:p>-3.1770129677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3.59396531990647" calcext:value-type="float">
            <text:p>-3.593965319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3.187232054342" calcext:value-type="float">
            <text:p>-3.187232054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3.52934340710542" calcext:value-type="float">
            <text:p>-3.5293434071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3.34322667700996" calcext:value-type="float">
            <text:p>-3.34322667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64164555787007" calcext:value-type="float">
            <text:p>-3.641645557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51487991220645" calcext:value-type="float">
            <text:p>-3.5148799122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65821726576949" calcext:value-type="float">
            <text:p>-3.6582172658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55884785882823" calcext:value-type="float">
            <text:p>-3.558847858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30497592346695" calcext:value-type="float">
            <text:p>-3.3049759235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3.60999275163598" calcext:value-type="float">
            <text:p>-3.6099927516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3.38921952927642" calcext:value-type="float">
            <text:p>-3.3892195293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38639955106826" calcext:value-type="float">
            <text:p>-3.3863995511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49666237979133" calcext:value-type="float">
            <text:p>-3.4966623798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38394432259422" calcext:value-type="float">
            <text:p>-3.3839443226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3.62659689518302" calcext:value-type="float">
            <text:p>-3.6265968952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5428698010017" calcext:value-type="float">
            <text:p>-3.542869801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3.18879846935587" calcext:value-type="float">
            <text:p>-3.1887984694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3.26639115361355" calcext:value-type="float">
            <text:p>-3.2663911536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34252728686183" calcext:value-type="float">
            <text:p>-3.3425272869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3.13004920251612" calcext:value-type="float">
            <text:p>-3.1300492025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57031176096809" calcext:value-type="float">
            <text:p>-3.570311761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54578511640972" calcext:value-type="float">
            <text:p>-3.5457851164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3.63962261174701" calcext:value-type="float">
            <text:p>-3.639622611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3.41980141546597" calcext:value-type="float">
            <text:p>-3.4198014155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44242852989129" calcext:value-type="float">
            <text:p>-3.4424285299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3.38392132874429" calcext:value-type="float">
            <text:p>-3.3839213287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3.5708427292208" calcext:value-type="float">
            <text:p>-3.5708427292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3.38712244617946" calcext:value-type="float">
            <text:p>-3.3871224462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3.48184863788455" calcext:value-type="float">
            <text:p>-3.4818486379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3.51341119813885" calcext:value-type="float">
            <text:p>-3.5134111981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45177065088879" calcext:value-type="float">
            <text:p>-3.4517706509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3.37824315855938" calcext:value-type="float">
            <text:p>-3.378243158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37177386017541" calcext:value-type="float">
            <text:p>-3.3717738602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18440157318502" calcext:value-type="float">
            <text:p>-3.1844015732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59383412974624" calcext:value-type="float">
            <text:p>-3.5938341297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6354774399977" calcext:value-type="float">
            <text:p>-3.63547744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3.74102171687847" calcext:value-type="float">
            <text:p>-3.7410217169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59542903592907" calcext:value-type="float">
            <text:p>-3.5954290359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61814327328009" calcext:value-type="float">
            <text:p>-3.6181432733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3.74544132773527" calcext:value-type="float">
            <text:p>-3.7454413277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3.65333923696439" calcext:value-type="float">
            <text:p>-3.653339237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65388882706354" calcext:value-type="float">
            <text:p>-3.6538888271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3.61088837824895" calcext:value-type="float">
            <text:p>-3.6108883782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3.36120231563473" calcext:value-type="float">
            <text:p>-3.3612023156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20952269315135" calcext:value-type="float">
            <text:p>-3.2095226932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3.83700841996362" calcext:value-type="float">
            <text:p>-3.83700842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21669391068773" calcext:value-type="float">
            <text:p>-3.216693910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3.68912250828134" calcext:value-type="float">
            <text:p>-3.6891225083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3.25326506913667" calcext:value-type="float">
            <text:p>-3.2532650691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3.61123045247262" calcext:value-type="float">
            <text:p>-3.6112304525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3841009792667" calcext:value-type="float">
            <text:p>-3.3841009793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3.68805037211991" calcext:value-type="float">
            <text:p>-3.6880503721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3.39125296113497" calcext:value-type="float">
            <text:p>-3.3912529611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3.58803338861509" calcext:value-type="float">
            <text:p>-3.588033388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3.52284051173043" calcext:value-type="float">
            <text:p>-3.5228405117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34274158364777" calcext:value-type="float">
            <text:p>-3.3427415836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3.74685809010553" calcext:value-type="float">
            <text:p>-3.7468580901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3.59303605209059" calcext:value-type="float">
            <text:p>-3.593036052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3.35494631970525" calcext:value-type="float">
            <text:p>-3.3549463197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3.43579361845636" calcext:value-type="float">
            <text:p>-3.4357936185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3.38861423951921" calcext:value-type="float">
            <text:p>-3.3886142395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3.24298596476537" calcext:value-type="float">
            <text:p>-3.2429859648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47887477542793" calcext:value-type="float">
            <text:p>-3.4788747754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2428665670267" calcext:value-type="float">
            <text:p>-3.242866567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3.56080878608364" calcext:value-type="float">
            <text:p>-3.560808786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3.44325638941508" calcext:value-type="float">
            <text:p>-3.4432563894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3.18084208712485" calcext:value-type="float">
            <text:p>-3.1808420871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3.0337092948905" calcext:value-type="float">
            <text:p>-3.0337092949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3.4464161800776" calcext:value-type="float">
            <text:p>-3.4464161801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3.43584371613101" calcext:value-type="float">
            <text:p>-3.4358437161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3.59649898228394" calcext:value-type="float">
            <text:p>-3.5964989823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3.7516483664342" calcext:value-type="float">
            <text:p>-3.7516483664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3.34241851040032" calcext:value-type="float">
            <text:p>-3.3424185104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3.54348210291425" calcext:value-type="float">
            <text:p>-3.543482102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3.29788521260085" calcext:value-type="float">
            <text:p>-3.2978852126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3.62727691981015" calcext:value-type="float">
            <text:p>-3.6272769198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3.44137271628187" calcext:value-type="float">
            <text:p>-3.4413727163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3.3690767859457" calcext:value-type="float">
            <text:p>-3.3690767859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3.48317177972611" calcext:value-type="float">
            <text:p>-3.4831717797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3.47852566180028" calcext:value-type="float">
            <text:p>-3.4785256618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3.68158484067539" calcext:value-type="float">
            <text:p>-3.6815848407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3.79965208936967" calcext:value-type="float">
            <text:p>-3.7996520894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3.41053165377494" calcext:value-type="float">
            <text:p>-3.4105316538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3.18064325165137" calcext:value-type="float">
            <text:p>-3.180643251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3.5717562828995" calcext:value-type="float">
            <text:p>-3.5717562829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3.4208247800696" calcext:value-type="float">
            <text:p>-3.420824780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3.31909523781124" calcext:value-type="float">
            <text:p>-3.319095237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3.6742972915154" calcext:value-type="float">
            <text:p>-3.6742972915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3.22190481579525" calcext:value-type="float">
            <text:p>-3.2219048158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3.44889118035222" calcext:value-type="float">
            <text:p>-3.4488911804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3.46170300135103" calcext:value-type="float">
            <text:p>-3.4617030014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3.90699284910047" calcext:value-type="float">
            <text:p>-3.9069928491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3.65202143563034" calcext:value-type="float">
            <text:p>-3.6520214356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3.54928074814326" calcext:value-type="float">
            <text:p>-3.5492807481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3.59947555319945" calcext:value-type="float">
            <text:p>-3.5994755532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44757119410202" calcext:value-type="float">
            <text:p>-3.4475711941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74045622729347" calcext:value-type="float">
            <text:p>-3.7404562273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3.79094787329274" calcext:value-type="float">
            <text:p>-3.790947873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37375710471387" calcext:value-type="float">
            <text:p>-3.373757104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80907403419037" calcext:value-type="float">
            <text:p>-3.8090740342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35592117795378" calcext:value-type="float">
            <text:p>-3.355921178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2027156115812" calcext:value-type="float">
            <text:p>-3.2027156116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67567599084144" calcext:value-type="float">
            <text:p>-3.675675990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285042479371" calcext:value-type="float">
            <text:p>-3.5285042479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52269991183492" calcext:value-type="float">
            <text:p>-3.5226999118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39378357974261" calcext:value-type="float">
            <text:p>-3.3937835797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69085755612588" calcext:value-type="float">
            <text:p>-3.6908575561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22890859790009" calcext:value-type="float">
            <text:p>-3.2289085979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27119003087394" calcext:value-type="float">
            <text:p>-3.2711900309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34002368546837" calcext:value-type="float">
            <text:p>-3.340023685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31688974424748" calcext:value-type="float">
            <text:p>-3.3168897442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53792445439782" calcext:value-type="float">
            <text:p>-3.5379244544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3.65786869477226" calcext:value-type="float">
            <text:p>-3.6578686948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3.21179300303996" calcext:value-type="float">
            <text:p>-3.211793003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3.23682891525759" calcext:value-type="float">
            <text:p>-3.2368289153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3.88647435423776" calcext:value-type="float">
            <text:p>-3.8864743542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3.30045551621572" calcext:value-type="float">
            <text:p>-3.3004555162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2.98529401083319" calcext:value-type="float">
            <text:p>-2.9852940108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3.1495340586507" calcext:value-type="float">
            <text:p>-3.1495340587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3.32040241117426" calcext:value-type="float">
            <text:p>-3.3204024112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3.49061450101356" calcext:value-type="float">
            <text:p>-3.49061450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3.37500402053322" calcext:value-type="float">
            <text:p>-3.3750040205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3.54905715286987" calcext:value-type="float">
            <text:p>-3.5490571529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3.54426439725313" calcext:value-type="float">
            <text:p>-3.5442643973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3.50128125678473" calcext:value-type="float">
            <text:p>-3.5012812568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34100166048348" calcext:value-type="float">
            <text:p>-3.3410016605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3.53865519951143" calcext:value-type="float">
            <text:p>-3.5386551995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3.54138748917023" calcext:value-type="float">
            <text:p>-3.541387489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3.49057248156515" calcext:value-type="float">
            <text:p>-3.490572481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37823744082604" calcext:value-type="float">
            <text:p>-3.378237440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3.32262116936641" calcext:value-type="float">
            <text:p>-3.3226211694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4731871269657" calcext:value-type="float">
            <text:p>-3.473187127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2.90789957684906" calcext:value-type="float">
            <text:p>-2.9078995768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37590986774314" calcext:value-type="float">
            <text:p>-3.3759098677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3.29935536587692" calcext:value-type="float">
            <text:p>-3.2993553659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62750708978156" calcext:value-type="float">
            <text:p>-3.6275070898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3.57903267931912" calcext:value-type="float">
            <text:p>-3.579032679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3.91058415048427" calcext:value-type="float">
            <text:p>-3.9105841505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3.68701280114279" calcext:value-type="float">
            <text:p>-3.6870128011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3.41256802994528" calcext:value-type="float">
            <text:p>-3.412568029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3.26593440321868" calcext:value-type="float">
            <text:p>-3.2659344032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3.11470107893345" calcext:value-type="float">
            <text:p>-3.1147010789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3.4570643916943" calcext:value-type="float">
            <text:p>-3.4570643917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3.33616105563518" calcext:value-type="float">
            <text:p>-3.3361610556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3.92999731339592" calcext:value-type="float">
            <text:p>-3.9299973134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3.69086270598667" calcext:value-type="float">
            <text:p>-3.690862706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3.530634045408" calcext:value-type="float">
            <text:p>-3.5306340454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3.58709255608674" calcext:value-type="float">
            <text:p>-3.5870925561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3.53031990620696" calcext:value-type="float">
            <text:p>-3.5303199062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3.62769839880823" calcext:value-type="float">
            <text:p>-3.627698398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3.4954375392193" calcext:value-type="float">
            <text:p>-3.4954375392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3.45047738725185" calcext:value-type="float">
            <text:p>-3.4504773873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3.22666017614207" calcext:value-type="float">
            <text:p>-3.2266601761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3.38167261515831" calcext:value-type="float">
            <text:p>-3.3816726152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3.5212663847092" calcext:value-type="float">
            <text:p>-3.5212663847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3.45655412497783" calcext:value-type="float">
            <text:p>-3.456554125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3.4169501383613" calcext:value-type="float">
            <text:p>-3.4169501384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3.57766128875796" calcext:value-type="float">
            <text:p>-3.577661288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3.67330973612505" calcext:value-type="float">
            <text:p>-3.6733097361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3.25692805412144" calcext:value-type="float">
            <text:p>-3.2569280541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3.85786814462803" calcext:value-type="float">
            <text:p>-3.8578681446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3.66771632455252" calcext:value-type="float">
            <text:p>-3.6677163246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3.40630416127728" calcext:value-type="float">
            <text:p>-3.4063041613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3.52187822773007" calcext:value-type="float">
            <text:p>-3.521878227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3.27228381418926" calcext:value-type="float">
            <text:p>-3.2722838142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3.64110540573158" calcext:value-type="float">
            <text:p>-3.6411054057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3.10703950355344" calcext:value-type="float">
            <text:p>-3.1070395036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3.35509657773277" calcext:value-type="float">
            <text:p>-3.355096577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3.69506738211157" calcext:value-type="float">
            <text:p>-3.6950673821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3.15163115987189" calcext:value-type="float">
            <text:p>-3.1516311599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3.67455568992037" calcext:value-type="float">
            <text:p>-3.6745556899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3.19025560151062" calcext:value-type="float">
            <text:p>-3.1902556015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3.30585249579146" calcext:value-type="float">
            <text:p>-3.305852495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3.76667916326706" calcext:value-type="float">
            <text:p>-3.7666791633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3.49785316971587" calcext:value-type="float">
            <text:p>-3.4978531697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3.61756504048019" calcext:value-type="float">
            <text:p>-3.6175650405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3.72212576776309" calcext:value-type="float">
            <text:p>-3.722125767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3.38283125231723" calcext:value-type="float">
            <text:p>-3.3828312523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3.66210758498042" calcext:value-type="float">
            <text:p>-3.66210758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3.17232405356767" calcext:value-type="float">
            <text:p>-3.1723240536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3.2841569529458" calcext:value-type="float">
            <text:p>-3.2841569529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3.39373547566234" calcext:value-type="float">
            <text:p>-3.393735475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3.62132475338495" calcext:value-type="float">
            <text:p>-3.621324753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3.50885367865875" calcext:value-type="float">
            <text:p>-3.5088536787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3.5288681022927" calcext:value-type="float">
            <text:p>-3.528868102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3.12450673120858" calcext:value-type="float">
            <text:p>-3.1245067312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3.62724398602728" calcext:value-type="float">
            <text:p>-3.62724398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3.75404198194878" calcext:value-type="float">
            <text:p>-3.7540419819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3.56547834839717" calcext:value-type="float">
            <text:p>-3.5654783484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3.40230114704267" calcext:value-type="float">
            <text:p>-3.40230114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3.69894386812437" calcext:value-type="float">
            <text:p>-3.6989438681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3.29302259745576" calcext:value-type="float">
            <text:p>-3.2930225975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3.68127192965492" calcext:value-type="float">
            <text:p>-3.681271929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3.68077132106671" calcext:value-type="float">
            <text:p>-3.6807713211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3.40893241795179" calcext:value-type="float">
            <text:p>-3.40893241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3.41545036857464" calcext:value-type="float">
            <text:p>-3.415450368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3.59822585922152" calcext:value-type="float">
            <text:p>-3.5982258592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3.65618220162894" calcext:value-type="float">
            <text:p>-3.656182201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3.76840906413115" calcext:value-type="float">
            <text:p>-3.7684090641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3.22813717958552" calcext:value-type="float">
            <text:p>-3.228137179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3.23749023727884" calcext:value-type="float">
            <text:p>-3.2374902373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3.42908219911266" calcext:value-type="float">
            <text:p>-3.4290821991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3.70467375444415" calcext:value-type="float">
            <text:p>-3.704673754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3.42374228064557" calcext:value-type="float">
            <text:p>-3.423742280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3.48403621132238" calcext:value-type="float">
            <text:p>-3.4840362113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3.3043053704678" calcext:value-type="float">
            <text:p>-3.3043053705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3.34105816536838" calcext:value-type="float">
            <text:p>-3.3410581654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3.24223237779564" calcext:value-type="float">
            <text:p>-3.242232377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3.4835530636795" calcext:value-type="float">
            <text:p>-3.4835530637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3.35716098922291" calcext:value-type="float">
            <text:p>-3.357160989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3.25970050177983" calcext:value-type="float">
            <text:p>-3.2597005018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3.67469669876672" calcext:value-type="float">
            <text:p>-3.6746966988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3.38601919119153" calcext:value-type="float">
            <text:p>-3.3860191912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3.44819372018818" calcext:value-type="float">
            <text:p>-3.448193720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3.87409511868627" calcext:value-type="float">
            <text:p>-3.8740951187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3.39922576819339" calcext:value-type="float">
            <text:p>-3.3992257682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3.60923884318656" calcext:value-type="float">
            <text:p>-3.6092388432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3.75912406484095" calcext:value-type="float">
            <text:p>-3.7591240648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ZFSC-2-4-S+_2toS_S21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04 July 2020 12:07:17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0352969728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21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.11717637396771" calcext:value-type="float">
            <text:p>-3.117176374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55587056395419" calcext:value-type="float">
            <text:p>-3.555870564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76470666018245" calcext:value-type="float">
            <text:p>-3.7647066602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20245249386496" calcext:value-type="float">
            <text:p>-3.202452493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26507714784869" calcext:value-type="float">
            <text:p>-3.2650771478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46125924784139" calcext:value-type="float">
            <text:p>-3.461259247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3343534907289" calcext:value-type="float">
            <text:p>-3.334353490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34646275762649" calcext:value-type="float">
            <text:p>-3.3464627576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57531342108256" calcext:value-type="float">
            <text:p>-3.5753134211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3.17741469322764" calcext:value-type="float">
            <text:p>-3.1774146932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3.18286641141767" calcext:value-type="float">
            <text:p>-3.1828664114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22394904529789" calcext:value-type="float">
            <text:p>-3.223949045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3.3447403937531" calcext:value-type="float">
            <text:p>-3.344740393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3.15987707655884" calcext:value-type="float">
            <text:p>-3.159877076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3.08110010139732" calcext:value-type="float">
            <text:p>-3.0811001014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3.42017136656805" calcext:value-type="float">
            <text:p>-3.4201713666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3.24344519283204" calcext:value-type="float">
            <text:p>-3.2434451928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3.05665075114559" calcext:value-type="float">
            <text:p>-3.056650751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3.13292276428522" calcext:value-type="float">
            <text:p>-3.1329227643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3.74658592480722" calcext:value-type="float">
            <text:p>-3.7465859248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3.52751549705645" calcext:value-type="float">
            <text:p>-3.527515497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3.46581269036478" calcext:value-type="float">
            <text:p>-3.4658126904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3.08436187198564" calcext:value-type="float">
            <text:p>-3.084361872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53715086823396" calcext:value-type="float">
            <text:p>-3.537150868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3.11639672775531" calcext:value-type="float">
            <text:p>-3.1163967278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3.0862284465571" calcext:value-type="float">
            <text:p>-3.0862284466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.26968355730469" calcext:value-type="float">
            <text:p>-3.269683557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3.54457874391087" calcext:value-type="float">
            <text:p>-3.544578743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3.05936232744885" calcext:value-type="float">
            <text:p>-3.0593623274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3.3984806828102" calcext:value-type="float">
            <text:p>-3.3984806828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3.7975442967069" calcext:value-type="float">
            <text:p>-3.7975442967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33686019415661" calcext:value-type="float">
            <text:p>-3.3368601942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36397974422972" calcext:value-type="float">
            <text:p>-3.363979744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25662383455879" calcext:value-type="float">
            <text:p>-3.256623834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4882458910992" calcext:value-type="float">
            <text:p>-3.4882458911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21568373104257" calcext:value-type="float">
            <text:p>-3.215683731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51380327149607" calcext:value-type="float">
            <text:p>-3.5138032715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.45379920634746" calcext:value-type="float">
            <text:p>-3.453799206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34569797759032" calcext:value-type="float">
            <text:p>-3.3456979776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.52619976048781" calcext:value-type="float">
            <text:p>-3.5261997605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3.61702792016656" calcext:value-type="float">
            <text:p>-3.6170279202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.37550649466524" calcext:value-type="float">
            <text:p>-3.3755064947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3.29575016756064" calcext:value-type="float">
            <text:p>-3.2957501676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63658343930926" calcext:value-type="float">
            <text:p>-3.6365834393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.50113711698266" calcext:value-type="float">
            <text:p>-3.501137117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.56478553163714" calcext:value-type="float">
            <text:p>-3.564785531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.47584989689681" calcext:value-type="float">
            <text:p>-3.4758498969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.3867093030945" calcext:value-type="float">
            <text:p>-3.3867093031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3.66321295365912" calcext:value-type="float">
            <text:p>-3.6632129537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.46810579843411" calcext:value-type="float">
            <text:p>-3.4681057984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05363642975902" calcext:value-type="float">
            <text:p>-3.0536364298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.31315605253146" calcext:value-type="float">
            <text:p>-3.3131560525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.34079379767669" calcext:value-type="float">
            <text:p>-3.3407937977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.38166369546486" calcext:value-type="float">
            <text:p>-3.3816636955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3.56402885373408" calcext:value-type="float">
            <text:p>-3.5640288537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2.96734564541852" calcext:value-type="float">
            <text:p>-2.9673456454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3.5637651177804" calcext:value-type="float">
            <text:p>-3.5637651178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3.67842330760082" calcext:value-type="float">
            <text:p>-3.6784233076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3.37914755710263" calcext:value-type="float">
            <text:p>-3.3791475571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3.25761628411935" calcext:value-type="float">
            <text:p>-3.257616284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3.38829271783357" calcext:value-type="float">
            <text:p>-3.3882927178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3.36816340703322" calcext:value-type="float">
            <text:p>-3.368163407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43423291373185" calcext:value-type="float">
            <text:p>-3.4342329137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3.46124556450258" calcext:value-type="float">
            <text:p>-3.4612455645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3.33514687108854" calcext:value-type="float">
            <text:p>-3.3351468711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3619461637273" calcext:value-type="float">
            <text:p>-3.3619461637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2.77537606265125" calcext:value-type="float">
            <text:p>-2.7753760627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3.14110493719315" calcext:value-type="float">
            <text:p>-3.1411049372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3422695771186" calcext:value-type="float">
            <text:p>-3.3422695771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3.53803700379147" calcext:value-type="float">
            <text:p>-3.538037003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39616291836633" calcext:value-type="float">
            <text:p>-3.3961629184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3.87261329161341" calcext:value-type="float">
            <text:p>-3.872613291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3.01280703523298" calcext:value-type="float">
            <text:p>-3.0128070352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3.44749705661113" calcext:value-type="float">
            <text:p>-3.4474970566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46301719188758" calcext:value-type="float">
            <text:p>-3.4630171919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41128967518987" calcext:value-type="float">
            <text:p>-3.411289675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69796583074142" calcext:value-type="float">
            <text:p>-3.6979658307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64434562569956" calcext:value-type="float">
            <text:p>-3.6443456257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3.28687383665262" calcext:value-type="float">
            <text:p>-3.2868738367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64266562929084" calcext:value-type="float">
            <text:p>-3.642665629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3.48550011593935" calcext:value-type="float">
            <text:p>-3.4855001159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27875630865639" calcext:value-type="float">
            <text:p>-3.278756308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1941492264738" calcext:value-type="float">
            <text:p>-3.194149226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3.2366460818201" calcext:value-type="float">
            <text:p>-3.2366460818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31895209551793" calcext:value-type="float">
            <text:p>-3.3189520955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30584404075678" calcext:value-type="float">
            <text:p>-3.3058440408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34260336295852" calcext:value-type="float">
            <text:p>-3.34260336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3.62808297436492" calcext:value-type="float">
            <text:p>-3.6280829744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49939064748779" calcext:value-type="float">
            <text:p>-3.4993906475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3017477531657" calcext:value-type="float">
            <text:p>-3.3017477532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3.32863516585064" calcext:value-type="float">
            <text:p>-3.3286351659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3.04181818014174" calcext:value-type="float">
            <text:p>-3.0418181801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3.58466245644978" calcext:value-type="float">
            <text:p>-3.5846624564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3.05596230742999" calcext:value-type="float">
            <text:p>-3.055962307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2.87577385077242" calcext:value-type="float">
            <text:p>-2.8757738508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3.66277863854379" calcext:value-type="float">
            <text:p>-3.6627786385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3.2693626612802" calcext:value-type="float">
            <text:p>-3.2693626613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3.3120324669177" calcext:value-type="float">
            <text:p>-3.312032466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3.58012577155641" calcext:value-type="float">
            <text:p>-3.5801257716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48591826982847" calcext:value-type="float">
            <text:p>-3.4859182698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10508902558211" calcext:value-type="float">
            <text:p>-3.1050890256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.38037008639673" calcext:value-type="float">
            <text:p>-3.3803700864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3.5502317207627" calcext:value-type="float">
            <text:p>-3.5502317208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3.28613356625021" calcext:value-type="float">
            <text:p>-3.2861335663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3.46488895608948" calcext:value-type="float">
            <text:p>-3.464888956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3.41199110651623" calcext:value-type="float">
            <text:p>-3.4119911065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3.57617071010591" calcext:value-type="float">
            <text:p>-3.5761707101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3.71027435809393" calcext:value-type="float">
            <text:p>-3.7102743581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3.82723596729338" calcext:value-type="float">
            <text:p>-3.8272359673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3.4251295203334" calcext:value-type="float">
            <text:p>-3.4251295203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3.54219075122697" calcext:value-type="float">
            <text:p>-3.5421907512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.54805524167842" calcext:value-type="float">
            <text:p>-3.5480552417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3.11766584134846" calcext:value-type="float">
            <text:p>-3.1176658413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3.34191746790634" calcext:value-type="float">
            <text:p>-3.3419174679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3.6345526456918" calcext:value-type="float">
            <text:p>-3.6345526457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3.43566704321903" calcext:value-type="float">
            <text:p>-3.4356670432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3.40874128238104" calcext:value-type="float">
            <text:p>-3.4087412824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3.56426391892488" calcext:value-type="float">
            <text:p>-3.564263918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3.47249996475017" calcext:value-type="float">
            <text:p>-3.4724999648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3.37424269052947" calcext:value-type="float">
            <text:p>-3.3742426905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3.20739020871274" calcext:value-type="float">
            <text:p>-3.2073902087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3.1888390138184" calcext:value-type="float">
            <text:p>-3.1888390138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3.28497286495309" calcext:value-type="float">
            <text:p>-3.284972865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40192650132779" calcext:value-type="float">
            <text:p>-3.4019265013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.26934934312525" calcext:value-type="float">
            <text:p>-3.2693493431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555242682955" calcext:value-type="float">
            <text:p>-3.55524268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.61079375905294" calcext:value-type="float">
            <text:p>-3.6107937591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.14074525533193" calcext:value-type="float">
            <text:p>-3.1407452553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.4292039838143" calcext:value-type="float">
            <text:p>-3.4292039838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3.43125395023757" calcext:value-type="float">
            <text:p>-3.431253950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3.51335628571247" calcext:value-type="float">
            <text:p>-3.5133562857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.67032797876863" calcext:value-type="float">
            <text:p>-3.670327978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3.38639338174882" calcext:value-type="float">
            <text:p>-3.3863933817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.59637436495206" calcext:value-type="float">
            <text:p>-3.596374365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.37951877770814" calcext:value-type="float">
            <text:p>-3.3795187777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3.35491142475451" calcext:value-type="float">
            <text:p>-3.3549114248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3.37184186503662" calcext:value-type="float">
            <text:p>-3.37184186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.45779064511317" calcext:value-type="float">
            <text:p>-3.4577906451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3.44916126407821" calcext:value-type="float">
            <text:p>-3.4491612641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3.14977532397926" calcext:value-type="float">
            <text:p>-3.149775324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3.52116622919292" calcext:value-type="float">
            <text:p>-3.5211662292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.85789708461258" calcext:value-type="float">
            <text:p>-3.8578970846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3.56351210502774" calcext:value-type="float">
            <text:p>-3.563512105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3.28127072559753" calcext:value-type="float">
            <text:p>-3.2812707256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3.70645724592705" calcext:value-type="float">
            <text:p>-3.7064572459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.46678745405981" calcext:value-type="float">
            <text:p>-3.4667874541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3.52408248090233" calcext:value-type="float">
            <text:p>-3.5240824809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3.36513333938431" calcext:value-type="float">
            <text:p>-3.3651333394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.48476560097422" calcext:value-type="float">
            <text:p>-3.484765601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2.97790119434657" calcext:value-type="float">
            <text:p>-2.977901194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.55199596167168" calcext:value-type="float">
            <text:p>-3.5519959617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3.6706672976586" calcext:value-type="float">
            <text:p>-3.6706672977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3.378909426216" calcext:value-type="float">
            <text:p>-3.3789094262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3.36633133438579" calcext:value-type="float">
            <text:p>-3.3663313344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3.63765097301886" calcext:value-type="float">
            <text:p>-3.637650973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3.44415392725717" calcext:value-type="float">
            <text:p>-3.4441539273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.298310414088" calcext:value-type="float">
            <text:p>-3.2983104141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3.63170834707064" calcext:value-type="float">
            <text:p>-3.6317083471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3.23850391980252" calcext:value-type="float">
            <text:p>-3.238503919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3.43398772020655" calcext:value-type="float">
            <text:p>-3.4339877202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3.56207783897871" calcext:value-type="float">
            <text:p>-3.562077839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3.38146494972845" calcext:value-type="float">
            <text:p>-3.3814649497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3.35743394192045" calcext:value-type="float">
            <text:p>-3.3574339419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3.73332804639615" calcext:value-type="float">
            <text:p>-3.7333280464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3.72737462665356" calcext:value-type="float">
            <text:p>-3.7273746267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3.31080916234422" calcext:value-type="float">
            <text:p>-3.3108091623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3.2913593460393" calcext:value-type="float">
            <text:p>-3.291359346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3.39375831133539" calcext:value-type="float">
            <text:p>-3.393758311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3.41593078785237" calcext:value-type="float">
            <text:p>-3.4159307879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3.15182855802552" calcext:value-type="float">
            <text:p>-3.151828558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3.5795405290617" calcext:value-type="float">
            <text:p>-3.579540529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2.97938393104294" calcext:value-type="float">
            <text:p>-2.979383931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3.10495119450409" calcext:value-type="float">
            <text:p>-3.104951194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3.74547280395209" calcext:value-type="float">
            <text:p>-3.745472804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3.22626177208093" calcext:value-type="float">
            <text:p>-3.2262617721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3.28116579946288" calcext:value-type="float">
            <text:p>-3.2811657995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3.5295550491052" calcext:value-type="float">
            <text:p>-3.5295550491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38436332062289" calcext:value-type="float">
            <text:p>-3.3843633206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3.34730563134454" calcext:value-type="float">
            <text:p>-3.3473056313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3.45632562333399" calcext:value-type="float">
            <text:p>-3.4563256233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3.2454951229178" calcext:value-type="float">
            <text:p>-3.2454951229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3.20318323577996" calcext:value-type="float">
            <text:p>-3.203183235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38867299181986" calcext:value-type="float">
            <text:p>-3.3886729918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3.23595214485781" calcext:value-type="float">
            <text:p>-3.2359521449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3.25341504640781" calcext:value-type="float">
            <text:p>-3.253415046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3.50253428829415" calcext:value-type="float">
            <text:p>-3.502534288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3.45101906067872" calcext:value-type="float">
            <text:p>-3.4510190607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3.92979032165086" calcext:value-type="float">
            <text:p>-3.9297903217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3.55677202247442" calcext:value-type="float">
            <text:p>-3.5567720225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3.02201141709834" calcext:value-type="float">
            <text:p>-3.0220114171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3.41883898012205" calcext:value-type="float">
            <text:p>-3.4188389801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3.65251040372804" calcext:value-type="float">
            <text:p>-3.6525104037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3.5579222443356" calcext:value-type="float">
            <text:p>-3.5579222443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3.31877811032553" calcext:value-type="float">
            <text:p>-3.3187781103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3.5817593456856" calcext:value-type="float">
            <text:p>-3.5817593457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23051215226047" calcext:value-type="float">
            <text:p>-3.2305121523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61794964374935" calcext:value-type="float">
            <text:p>-3.6179496437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3.52538510401851" calcext:value-type="float">
            <text:p>-3.525385104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3.34976854460028" calcext:value-type="float">
            <text:p>-3.3497685446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3.38211868887532" calcext:value-type="float">
            <text:p>-3.382118688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3.47481973605029" calcext:value-type="float">
            <text:p>-3.4748197361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67967763020445" calcext:value-type="float">
            <text:p>-3.6796776302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3733277782382" calcext:value-type="float">
            <text:p>-3.3733277782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3.49430182427766" calcext:value-type="float">
            <text:p>-3.4943018243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3.38711173685573" calcext:value-type="float">
            <text:p>-3.3871117369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3.71835411317563" calcext:value-type="float">
            <text:p>-3.7183541132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54200062524155" calcext:value-type="float">
            <text:p>-3.5420006252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69416947464593" calcext:value-type="float">
            <text:p>-3.694169474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55336840913317" calcext:value-type="float">
            <text:p>-3.553368409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2.90457334502472" calcext:value-type="float">
            <text:p>-2.904573345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4.02490366251067" calcext:value-type="float">
            <text:p>-4.0249036625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3.63649752715987" calcext:value-type="float">
            <text:p>-3.6364975272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3.30662999468431" calcext:value-type="float">
            <text:p>-3.3066299947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3.09014537207488" calcext:value-type="float">
            <text:p>-3.0901453721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3.59168738162006" calcext:value-type="float">
            <text:p>-3.5916873816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3.60279181576064" calcext:value-type="float">
            <text:p>-3.6027918158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3.29647640658155" calcext:value-type="float">
            <text:p>-3.2964764066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3.19748071072366" calcext:value-type="float">
            <text:p>-3.197480710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3.5194527867732" calcext:value-type="float">
            <text:p>-3.5194527868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3.83849311419345" calcext:value-type="float">
            <text:p>-3.8384931142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3.25376612728619" calcext:value-type="float">
            <text:p>-3.253766127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3.53506350581454" calcext:value-type="float">
            <text:p>-3.5350635058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23780326726478" calcext:value-type="float">
            <text:p>-3.2378032673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30378736888935" calcext:value-type="float">
            <text:p>-3.3037873689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3.75713789911099" calcext:value-type="float">
            <text:p>-3.7571378991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3.00333047562636" calcext:value-type="float">
            <text:p>-3.003330475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3.2029918207714" calcext:value-type="float">
            <text:p>-3.202991820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3.54785078861496" calcext:value-type="float">
            <text:p>-3.5478507886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3.28076480218575" calcext:value-type="float">
            <text:p>-3.2807648022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16938059930882" calcext:value-type="float">
            <text:p>-3.1693805993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3.71923006889014" calcext:value-type="float">
            <text:p>-3.7192300689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3.5958925418091" calcext:value-type="float">
            <text:p>-3.5958925418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3.84611165664423" calcext:value-type="float">
            <text:p>-3.8461116566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59901346887744" calcext:value-type="float">
            <text:p>-3.5990134689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3.37105983757603" calcext:value-type="float">
            <text:p>-3.3710598376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34814385316144" calcext:value-type="float">
            <text:p>-3.3481438532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3.49361986532596" calcext:value-type="float">
            <text:p>-3.4936198653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3.54769931109295" calcext:value-type="float">
            <text:p>-3.5476993111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3.12360607446541" calcext:value-type="float">
            <text:p>-3.123606074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38654497767176" calcext:value-type="float">
            <text:p>-3.3865449777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45772618240185" calcext:value-type="float">
            <text:p>-3.4577261824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3.41693697914108" calcext:value-type="float">
            <text:p>-3.416936979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3.45458828207427" calcext:value-type="float">
            <text:p>-3.4545882821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43249462399309" calcext:value-type="float">
            <text:p>-3.432494624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75700078317564" calcext:value-type="float">
            <text:p>-3.7570007832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23985272519794" calcext:value-type="float">
            <text:p>-3.2398527252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3.68507475257412" calcext:value-type="float">
            <text:p>-3.6850747526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24504454466514" calcext:value-type="float">
            <text:p>-3.2450445447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3.50269886659066" calcext:value-type="float">
            <text:p>-3.5026988666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3448964254122" calcext:value-type="float">
            <text:p>-3.3448964254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3.7436738633651" calcext:value-type="float">
            <text:p>-3.7436738634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49993586824279" calcext:value-type="float">
            <text:p>-3.4999358682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54016824888626" calcext:value-type="float">
            <text:p>-3.5401682489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3.44689191016105" calcext:value-type="float">
            <text:p>-3.4468919102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3.48108277895632" calcext:value-type="float">
            <text:p>-3.481082779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49010704641014" calcext:value-type="float">
            <text:p>-3.4901070464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15307277132327" calcext:value-type="float">
            <text:p>-3.1530727713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20104458770962" calcext:value-type="float">
            <text:p>-3.2010445877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19314872975112" calcext:value-type="float">
            <text:p>-3.1931487298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3.60056959800537" calcext:value-type="float">
            <text:p>-3.600569598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3.5917170542214" calcext:value-type="float">
            <text:p>-3.5917170542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43922875759996" calcext:value-type="float">
            <text:p>-3.4392287576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3.59841158230673" calcext:value-type="float">
            <text:p>-3.5984115823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51811869187226" calcext:value-type="float">
            <text:p>-3.5181186919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3.32912704891501" calcext:value-type="float">
            <text:p>-3.3291270489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2.97736401313557" calcext:value-type="float">
            <text:p>-2.9773640131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.31980659416159" calcext:value-type="float">
            <text:p>-3.3198065942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.67865152765308" calcext:value-type="float">
            <text:p>-3.678651527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28251134780466" calcext:value-type="float">
            <text:p>-3.2825113478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.29011195480475" calcext:value-type="float">
            <text:p>-3.2901119548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23735294633051" calcext:value-type="float">
            <text:p>-3.2373529463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.6092946931229" calcext:value-type="float">
            <text:p>-3.6092946931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.52031122743739" calcext:value-type="float">
            <text:p>-3.5203112274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.62679213787901" calcext:value-type="float">
            <text:p>-3.6267921379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33770974623731" calcext:value-type="float">
            <text:p>-3.337709746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.40833702091568" calcext:value-type="float">
            <text:p>-3.4083370209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.74752446117145" calcext:value-type="float">
            <text:p>-3.7475244612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3.53266578378986" calcext:value-type="float">
            <text:p>-3.5326657838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.82345056963557" calcext:value-type="float">
            <text:p>-3.8234505696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3.07306168275965" calcext:value-type="float">
            <text:p>-3.0730616828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.2031469605762" calcext:value-type="float">
            <text:p>-3.2031469606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.1182924294654" calcext:value-type="float">
            <text:p>-3.1182924295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3.38437997747745" calcext:value-type="float">
            <text:p>-3.3843799775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3.13465135225077" calcext:value-type="float">
            <text:p>-3.1346513523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3.53780521032893" calcext:value-type="float">
            <text:p>-3.537805210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3.98342222748701" calcext:value-type="float">
            <text:p>-3.9834222275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3.44230670950153" calcext:value-type="float">
            <text:p>-3.442306709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3.52029798865858" calcext:value-type="float">
            <text:p>-3.5202979887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3.37956470229755" calcext:value-type="float">
            <text:p>-3.3795647023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3.74967015841321" calcext:value-type="float">
            <text:p>-3.7496701584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3.25868070194081" calcext:value-type="float">
            <text:p>-3.2586807019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3.06173633972122" calcext:value-type="float">
            <text:p>-3.061736339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3.69391906318226" calcext:value-type="float">
            <text:p>-3.6939190632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3.51990488649757" calcext:value-type="float">
            <text:p>-3.5199048865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3.24888194189366" calcext:value-type="float">
            <text:p>-3.2488819419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3.31848956520988" calcext:value-type="float">
            <text:p>-3.3184895652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3.45353707834673" calcext:value-type="float">
            <text:p>-3.453537078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3.55779474087659" calcext:value-type="float">
            <text:p>-3.5577947409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3.8236117345996" calcext:value-type="float">
            <text:p>-3.8236117346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3.58979600888864" calcext:value-type="float">
            <text:p>-3.589796008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3.59866844775221" calcext:value-type="float">
            <text:p>-3.5986684478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3.08804321782316" calcext:value-type="float">
            <text:p>-3.0880432178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3.43870786651664" calcext:value-type="float">
            <text:p>-3.4387078665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3.44808966765345" calcext:value-type="float">
            <text:p>-3.4480896677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3.22325944043644" calcext:value-type="float">
            <text:p>-3.2232594404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3.25843144380773" calcext:value-type="float">
            <text:p>-3.2584314438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3.5658356458507" calcext:value-type="float">
            <text:p>-3.5658356459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3.73622404059403" calcext:value-type="float">
            <text:p>-3.7362240406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3.51098818170864" calcext:value-type="float">
            <text:p>-3.5109881817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3.69543051131735" calcext:value-type="float">
            <text:p>-3.6954305113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3.47251868280495" calcext:value-type="float">
            <text:p>-3.4725186828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3.37319914832193" calcext:value-type="float">
            <text:p>-3.373199148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3.3693968655121" calcext:value-type="float">
            <text:p>-3.3693968655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3.81158469092773" calcext:value-type="float">
            <text:p>-3.8115846909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3.16914760014623" calcext:value-type="float">
            <text:p>-3.1691476001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3.27296486913956" calcext:value-type="float">
            <text:p>-3.2729648691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3.45770556045322" calcext:value-type="float">
            <text:p>-3.4577055605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3.35668824532133" calcext:value-type="float">
            <text:p>-3.356688245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3.21351303197388" calcext:value-type="float">
            <text:p>-3.213513032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3.29339868148839" calcext:value-type="float">
            <text:p>-3.2933986815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3.38925832735783" calcext:value-type="float">
            <text:p>-3.3892583274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3.15975677845253" calcext:value-type="float">
            <text:p>-3.159756778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3.22803961935456" calcext:value-type="float">
            <text:p>-3.2280396194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.79656537611605" calcext:value-type="float">
            <text:p>-3.7965653761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3.26863347942145" calcext:value-type="float">
            <text:p>-3.2686334794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3.54953015112584" calcext:value-type="float">
            <text:p>-3.5495301511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3.81651560182" calcext:value-type="float">
            <text:p>-3.8165156018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3.53976090189427" calcext:value-type="float">
            <text:p>-3.5397609019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3.70445487361593" calcext:value-type="float">
            <text:p>-3.7044548736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3.22647673959154" calcext:value-type="float">
            <text:p>-3.2264767396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3.26748960542121" calcext:value-type="float">
            <text:p>-3.2674896054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3.24824479125988" calcext:value-type="float">
            <text:p>-3.2482447913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3.35480933005258" calcext:value-type="float">
            <text:p>-3.3548093301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3.12968777789736" calcext:value-type="float">
            <text:p>-3.1296877779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3.08570040157637" calcext:value-type="float">
            <text:p>-3.0857004016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3.79859773867876" calcext:value-type="float">
            <text:p>-3.7985977387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3.52593541114683" calcext:value-type="float">
            <text:p>-3.5259354111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3.3389730403078" calcext:value-type="float">
            <text:p>-3.3389730403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3.76876889688191" calcext:value-type="float">
            <text:p>-3.7687688969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3.23026239030377" calcext:value-type="float">
            <text:p>-3.2302623903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3.36518791596556" calcext:value-type="float">
            <text:p>-3.365187916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3.31311324286185" calcext:value-type="float">
            <text:p>-3.3131132429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3.70618294985944" calcext:value-type="float">
            <text:p>-3.7061829499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3.32629281370412" calcext:value-type="float">
            <text:p>-3.3262928137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3.38419731144248" calcext:value-type="float">
            <text:p>-3.3841973114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3.16347397740366" calcext:value-type="float">
            <text:p>-3.1634739774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3.44671475146507" calcext:value-type="float">
            <text:p>-3.4467147515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3.43345528575501" calcext:value-type="float">
            <text:p>-3.4334552858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3.48500683137753" calcext:value-type="float">
            <text:p>-3.485006831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3.38992660597101" calcext:value-type="float">
            <text:p>-3.389926606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3.47895067308596" calcext:value-type="float">
            <text:p>-3.4789506731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3.38078423453702" calcext:value-type="float">
            <text:p>-3.3807842345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3.27701045780366" calcext:value-type="float">
            <text:p>-3.2770104578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.70335263716108" calcext:value-type="float">
            <text:p>-3.7033526372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3.69345377387978" calcext:value-type="float">
            <text:p>-3.6934537739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3.44120228098348" calcext:value-type="float">
            <text:p>-3.441202281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3.59537763309283" calcext:value-type="float">
            <text:p>-3.5953776331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3.31393508895824" calcext:value-type="float">
            <text:p>-3.31393508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3.42610114695591" calcext:value-type="float">
            <text:p>-3.426101147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3.5372484067908" calcext:value-type="float">
            <text:p>-3.5372484068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3.45642998811003" calcext:value-type="float">
            <text:p>-3.4564299881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3.5915310473579" calcext:value-type="float">
            <text:p>-3.5915310474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3.16544993827593" calcext:value-type="float">
            <text:p>-3.1654499383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3.32845894924908" calcext:value-type="float">
            <text:p>-3.3284589492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3.4318692703213" calcext:value-type="float">
            <text:p>-3.4318692703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3.53559077767609" calcext:value-type="float">
            <text:p>-3.5355907777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3.35767271113953" calcext:value-type="float">
            <text:p>-3.3576727111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3.59525406243195" calcext:value-type="float">
            <text:p>-3.5952540624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3.50298300285374" calcext:value-type="float">
            <text:p>-3.5029830029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3.13105902320368" calcext:value-type="float">
            <text:p>-3.1310590232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3.29226736071547" calcext:value-type="float">
            <text:p>-3.2922673607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3.48224283033448" calcext:value-type="float">
            <text:p>-3.4822428303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3.48062792362568" calcext:value-type="float">
            <text:p>-3.4806279236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3.42535547212106" calcext:value-type="float">
            <text:p>-3.4253554721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3.46194313644262" calcext:value-type="float">
            <text:p>-3.4619431364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3.63445279827061" calcext:value-type="float">
            <text:p>-3.6344527983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3.36347265623129" calcext:value-type="float">
            <text:p>-3.3634726562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45558681391797" calcext:value-type="float">
            <text:p>-3.4555868139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3.59421096136759" calcext:value-type="float">
            <text:p>-3.594210961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3.52789754603409" calcext:value-type="float">
            <text:p>-3.527897546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3.43559570208747" calcext:value-type="float">
            <text:p>-3.4355957021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3.77273511167181" calcext:value-type="float">
            <text:p>-3.7727351117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3.36682008578102" calcext:value-type="float">
            <text:p>-3.3668200858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3.61461045788977" calcext:value-type="float">
            <text:p>-3.6146104579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3.5110974222861" calcext:value-type="float">
            <text:p>-3.511097422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3.1989101954135" calcext:value-type="float">
            <text:p>-3.1989101954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3.38445740850669" calcext:value-type="float">
            <text:p>-3.3844574085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670158470708" calcext:value-type="float">
            <text:p>-3.6701584707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67702119533267" calcext:value-type="float">
            <text:p>-3.6770211953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40453055919272" calcext:value-type="float">
            <text:p>-3.404530559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57435223479706" calcext:value-type="float">
            <text:p>-3.5743522348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32295821662704" calcext:value-type="float">
            <text:p>-3.3229582166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3.65002175894065" calcext:value-type="float">
            <text:p>-3.6500217589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3.39645268488982" calcext:value-type="float">
            <text:p>-3.396452684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44852895534696" calcext:value-type="float">
            <text:p>-3.4485289553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68127484988747" calcext:value-type="float">
            <text:p>-3.6812748499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29185200030108" calcext:value-type="float">
            <text:p>-3.2918520003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3.64751206066386" calcext:value-type="float">
            <text:p>-3.647512060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54657044291066" calcext:value-type="float">
            <text:p>-3.546570442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3.70659431984756" calcext:value-type="float">
            <text:p>-3.7065943198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3.7774702490087" calcext:value-type="float">
            <text:p>-3.777470249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59013519977253" calcext:value-type="float">
            <text:p>-3.5901351998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3.87122726440021" calcext:value-type="float">
            <text:p>-3.871227264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39644979085133" calcext:value-type="float">
            <text:p>-3.3964497909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45222631180307" calcext:value-type="float">
            <text:p>-3.4522263118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3.56932603424364" calcext:value-type="float">
            <text:p>-3.5693260342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3.58356897141522" calcext:value-type="float">
            <text:p>-3.583568971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31695278755755" calcext:value-type="float">
            <text:p>-3.3169527876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3.75021095178279" calcext:value-type="float">
            <text:p>-3.7502109518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3.42334179912175" calcext:value-type="float">
            <text:p>-3.4233417991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3.49585226858136" calcext:value-type="float">
            <text:p>-3.4958522686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3.37816650851174" calcext:value-type="float">
            <text:p>-3.3781665085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3.67814398574951" calcext:value-type="float">
            <text:p>-3.6781439857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52765002473997" calcext:value-type="float">
            <text:p>-3.5276500247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3.34065136278422" calcext:value-type="float">
            <text:p>-3.3406513628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53377634331127" calcext:value-type="float">
            <text:p>-3.5337763433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63896190252533" calcext:value-type="float">
            <text:p>-3.6389619025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57411760028241" calcext:value-type="float">
            <text:p>-3.5741176003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3942315018673" calcext:value-type="float">
            <text:p>-3.394231501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3.12400476166795" calcext:value-type="float">
            <text:p>-3.1240047617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29758803152883" calcext:value-type="float">
            <text:p>-3.2975880315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33106514352226" calcext:value-type="float">
            <text:p>-3.3310651435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3.40302974930604" calcext:value-type="float">
            <text:p>-3.4030297493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3.39537367115902" calcext:value-type="float">
            <text:p>-3.3953736712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1670296825915" calcext:value-type="float">
            <text:p>-3.1670296826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3.43077983240006" calcext:value-type="float">
            <text:p>-3.4307798324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3.28309307406143" calcext:value-type="float">
            <text:p>-3.2830930741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38452653572651" calcext:value-type="float">
            <text:p>-3.3845265357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3.27418331399192" calcext:value-type="float">
            <text:p>-3.27418331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12965030965219" calcext:value-type="float">
            <text:p>-3.1296503097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3.45720336723977" calcext:value-type="float">
            <text:p>-3.4572033672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3.50914892286463" calcext:value-type="float">
            <text:p>-3.5091489229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3.47389940330517" calcext:value-type="float">
            <text:p>-3.4738994033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47362521620803" calcext:value-type="float">
            <text:p>-3.4736252162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3.59799892132466" calcext:value-type="float">
            <text:p>-3.5979989213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3.22109319076338" calcext:value-type="float">
            <text:p>-3.2210931908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3.40728436055383" calcext:value-type="float">
            <text:p>-3.4072843606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3.7186658155798" calcext:value-type="float">
            <text:p>-3.7186658156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43433036792971" calcext:value-type="float">
            <text:p>-3.4343303679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3.21913200676534" calcext:value-type="float">
            <text:p>-3.2191320068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3.3309967194036" calcext:value-type="float">
            <text:p>-3.3309967194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2.90459872609301" calcext:value-type="float">
            <text:p>-2.9045987261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3.29062044959583" calcext:value-type="float">
            <text:p>-3.2906204496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3.39594186829642" calcext:value-type="float">
            <text:p>-3.3959418683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3.30960597118258" calcext:value-type="float">
            <text:p>-3.3096059712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58304540717622" calcext:value-type="float">
            <text:p>-3.5830454072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52660033622661" calcext:value-type="float">
            <text:p>-3.5266003362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3.42027843109582" calcext:value-type="float">
            <text:p>-3.4202784311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3.49560575000891" calcext:value-type="float">
            <text:p>-3.49560575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3.62113706033153" calcext:value-type="float">
            <text:p>-3.6211370603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3.81432611069231" calcext:value-type="float">
            <text:p>-3.8143261107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3.44407265602186" calcext:value-type="float">
            <text:p>-3.444072656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3.55812889190464" calcext:value-type="float">
            <text:p>-3.5581288919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3.37048439208585" calcext:value-type="float">
            <text:p>-3.3704843921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3.29186903671686" calcext:value-type="float">
            <text:p>-3.2918690367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3.16936627256721" calcext:value-type="float">
            <text:p>-3.1693662726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3.82574439192797" calcext:value-type="float">
            <text:p>-3.825744391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3.51191788143246" calcext:value-type="float">
            <text:p>-3.5119178814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3.3574733846046" calcext:value-type="float">
            <text:p>-3.3574733846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3.49705514293141" calcext:value-type="float">
            <text:p>-3.4970551429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3.22970000748443" calcext:value-type="float">
            <text:p>-3.2297000075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3.0950752764311" calcext:value-type="float">
            <text:p>-3.0950752764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3.44293944834535" calcext:value-type="float">
            <text:p>-3.4429394483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3.62494593995443" calcext:value-type="float">
            <text:p>-3.6249459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3.3047058528526" calcext:value-type="float">
            <text:p>-3.3047058529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3.45831334535601" calcext:value-type="float">
            <text:p>-3.4583133454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3.35833690366524" calcext:value-type="float">
            <text:p>-3.3583369037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3.61513423380977" calcext:value-type="float">
            <text:p>-3.6151342338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3.34416914310166" calcext:value-type="float">
            <text:p>-3.3441691431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3.62450829055417" calcext:value-type="float">
            <text:p>-3.6245082906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3.24471519942397" calcext:value-type="float">
            <text:p>-3.2447151994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3.49902960012165" calcext:value-type="float">
            <text:p>-3.499029600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3.57797681257331" calcext:value-type="float">
            <text:p>-3.5779768126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3.30664474384437" calcext:value-type="float">
            <text:p>-3.3066447438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3.52545338818175" calcext:value-type="float">
            <text:p>-3.5254533882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3.41829280819247" calcext:value-type="float">
            <text:p>-3.4182928082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3.50212550564612" calcext:value-type="float">
            <text:p>-3.5021255056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3.20481788591184" calcext:value-type="float">
            <text:p>-3.2048178859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52274210812005" calcext:value-type="float">
            <text:p>-3.5227421081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2526678010802" calcext:value-type="float">
            <text:p>-3.2526678011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3.33417948233399" calcext:value-type="float">
            <text:p>-3.3341794823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21479460367309" calcext:value-type="float">
            <text:p>-3.214794603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28222925055474" calcext:value-type="float">
            <text:p>-3.282229250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23324999029197" calcext:value-type="float">
            <text:p>-3.2332499903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0799432848808" calcext:value-type="float">
            <text:p>-3.1079943285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5096639127979" calcext:value-type="float">
            <text:p>-3.5096639128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49926216178387" calcext:value-type="float">
            <text:p>-3.4992621618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52199949012741" calcext:value-type="float">
            <text:p>-3.521999490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26706476789161" calcext:value-type="float">
            <text:p>-3.2670647679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147442775378" calcext:value-type="float">
            <text:p>-3.1474427754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37274933784592" calcext:value-type="float">
            <text:p>-3.3727493378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44549724421062" calcext:value-type="float">
            <text:p>-3.4454972442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47650664750795" calcext:value-type="float">
            <text:p>-3.4765066475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08725031485255" calcext:value-type="float">
            <text:p>-3.0872503149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01881123450654" calcext:value-type="float">
            <text:p>-3.0188112345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3.44106034343995" calcext:value-type="float">
            <text:p>-3.441060343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3.52976541449963" calcext:value-type="float">
            <text:p>-3.5297654145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3.30401296618686" calcext:value-type="float">
            <text:p>-3.3040129662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2.99279786533465" calcext:value-type="float">
            <text:p>-2.992797865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3.29328896359587" calcext:value-type="float">
            <text:p>-3.2932889636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3.63317369006575" calcext:value-type="float">
            <text:p>-3.6331736901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3.33348996641528" calcext:value-type="float">
            <text:p>-3.3334899664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3.2057965168979" calcext:value-type="float">
            <text:p>-3.2057965169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3.39515510530049" calcext:value-type="float">
            <text:p>-3.3951551053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3.15448212289968" calcext:value-type="float">
            <text:p>-3.154482122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3.58244190281881" calcext:value-type="float">
            <text:p>-3.5824419028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3.56399279737365" calcext:value-type="float">
            <text:p>-3.5639927974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3.41167238129601" calcext:value-type="float">
            <text:p>-3.4116723813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97169459192174" calcext:value-type="float">
            <text:p>-3.9716945919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3.44465843035" calcext:value-type="float">
            <text:p>-3.4446584304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3.47026847916089" calcext:value-type="float">
            <text:p>-3.4702684792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3.01249279608903" calcext:value-type="float">
            <text:p>-3.0124927961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64664253804245" calcext:value-type="float">
            <text:p>-3.64664253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3.30548154827429" calcext:value-type="float">
            <text:p>-3.3054815483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26425942862869" calcext:value-type="float">
            <text:p>-3.2642594286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3.54870258007194" calcext:value-type="float">
            <text:p>-3.5487025801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42434945249105" calcext:value-type="float">
            <text:p>-3.4243494525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3.56964315812112" calcext:value-type="float">
            <text:p>-3.5696431581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1852503674358" calcext:value-type="float">
            <text:p>-3.1852503674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3.440570836728" calcext:value-type="float">
            <text:p>-3.4405708367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2.99582949389221" calcext:value-type="float">
            <text:p>-2.9958294939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3.39385942325051" calcext:value-type="float">
            <text:p>-3.3938594233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3.41645265883387" calcext:value-type="float">
            <text:p>-3.4164526588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3.39358216054139" calcext:value-type="float">
            <text:p>-3.3935821605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4.0086208724781" calcext:value-type="float">
            <text:p>-4.0086208725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3.31771212881547" calcext:value-type="float">
            <text:p>-3.3177121288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3.4246305225439" calcext:value-type="float">
            <text:p>-3.424630522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3.72143002162608" calcext:value-type="float">
            <text:p>-3.721430021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3.78024846574599" calcext:value-type="float">
            <text:p>-3.7802484657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3.71076303726757" calcext:value-type="float">
            <text:p>-3.7107630373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3.71638846393923" calcext:value-type="float">
            <text:p>-3.7163884639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3.52652622855233" calcext:value-type="float">
            <text:p>-3.526526228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3.61042853748382" calcext:value-type="float">
            <text:p>-3.6104285375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3.27601397711421" calcext:value-type="float">
            <text:p>-3.2760139771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3.57469732776944" calcext:value-type="float">
            <text:p>-3.5746973278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3.46832724061882" calcext:value-type="float">
            <text:p>-3.4683272406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3.58051477031374" calcext:value-type="float">
            <text:p>-3.5805147703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3.5809748914636" calcext:value-type="float">
            <text:p>-3.5809748915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3.46493318183211" calcext:value-type="float">
            <text:p>-3.4649331818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3.59152357671794" calcext:value-type="float">
            <text:p>-3.5915235767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3.33411787977154" calcext:value-type="float">
            <text:p>-3.3341178798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3.41647799688679" calcext:value-type="float">
            <text:p>-3.4164779969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3.75702781074326" calcext:value-type="float">
            <text:p>-3.757027810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3.58550225533008" calcext:value-type="float">
            <text:p>-3.5855022553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3.81524578190928" calcext:value-type="float">
            <text:p>-3.8152457819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3.20158830306246" calcext:value-type="float">
            <text:p>-3.2015883031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3.56279445696857" calcext:value-type="float">
            <text:p>-3.56279445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3.55421384428053" calcext:value-type="float">
            <text:p>-3.5542138443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3.42984804601244" calcext:value-type="float">
            <text:p>-3.429848046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3.44057226533984" calcext:value-type="float">
            <text:p>-3.4405722653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3.81729671819929" calcext:value-type="float">
            <text:p>-3.8172967182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3.67302280426553" calcext:value-type="float">
            <text:p>-3.6730228043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3.5838689966402" calcext:value-type="float">
            <text:p>-3.5838689966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3.63629527657552" calcext:value-type="float">
            <text:p>-3.6362952766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3.48012012844325" calcext:value-type="float">
            <text:p>-3.4801201284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3.60605429605305" calcext:value-type="float">
            <text:p>-3.6060542961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3.40536101552521" calcext:value-type="float">
            <text:p>-3.4053610155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3.35071140778666" calcext:value-type="float">
            <text:p>-3.3507114078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3.30529584933896" calcext:value-type="float">
            <text:p>-3.3052958493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3.01038754978364" calcext:value-type="float">
            <text:p>-3.0103875498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3.72592423340636" calcext:value-type="float">
            <text:p>-3.7259242334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3.6967143435147" calcext:value-type="float">
            <text:p>-3.6967143435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3.42666121294066" calcext:value-type="float">
            <text:p>-3.4266612129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3.3894079630939" calcext:value-type="float">
            <text:p>-3.3894079631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3.21811227865601" calcext:value-type="float">
            <text:p>-3.2181122787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3.44153564744294" calcext:value-type="float">
            <text:p>-3.4415356474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3.97845656201856" calcext:value-type="float">
            <text:p>-3.978456562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3.03845240271283" calcext:value-type="float">
            <text:p>-3.0384524027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3.66094015960172" calcext:value-type="float">
            <text:p>-3.6609401596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3.5102303876288" calcext:value-type="float">
            <text:p>-3.5102303876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3.64522340696373" calcext:value-type="float">
            <text:p>-3.645223407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3.56413981832458" calcext:value-type="float">
            <text:p>-3.5641398183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3.20132631093266" calcext:value-type="float">
            <text:p>-3.2013263109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3.44199004537827" calcext:value-type="float">
            <text:p>-3.4419900454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3.4151078126578" calcext:value-type="float">
            <text:p>-3.4151078127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3.6670552641211" calcext:value-type="float">
            <text:p>-3.6670552641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3.48963174589074" calcext:value-type="float">
            <text:p>-3.4896317459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2.98787220397989" calcext:value-type="float">
            <text:p>-2.987872204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3.17976323473828" calcext:value-type="float">
            <text:p>-3.1797632347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3.51201243834145" calcext:value-type="float">
            <text:p>-3.5120124383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3.69614714602308" calcext:value-type="float">
            <text:p>-3.696147146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3.32272390689815" calcext:value-type="float">
            <text:p>-3.3227239069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3.59277269205933" calcext:value-type="float">
            <text:p>-3.5927726921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3.62916609337338" calcext:value-type="float">
            <text:p>-3.6291660934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3.63335341828992" calcext:value-type="float">
            <text:p>-3.6333534183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3.53848751337233" calcext:value-type="float">
            <text:p>-3.5384875134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3.74241289063211" calcext:value-type="float">
            <text:p>-3.7424128906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3.54971384666103" calcext:value-type="float">
            <text:p>-3.5497138467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3.57720577227374" calcext:value-type="float">
            <text:p>-3.5772057723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3.4676977476434" calcext:value-type="float">
            <text:p>-3.4676977476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3.57294881719931" calcext:value-type="float">
            <text:p>-3.5729488172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3.65867022535773" calcext:value-type="float">
            <text:p>-3.6586702254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3.69509338195882" calcext:value-type="float">
            <text:p>-3.695093382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3.72028290967769" calcext:value-type="float">
            <text:p>-3.7202829097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3.42556708252248" calcext:value-type="float">
            <text:p>-3.4255670825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3.71624693477386" calcext:value-type="float">
            <text:p>-3.7162469348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3.99755093197769" calcext:value-type="float">
            <text:p>-3.997550932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3.70547206934687" calcext:value-type="float">
            <text:p>-3.7054720693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3.48063841282562" calcext:value-type="float">
            <text:p>-3.4806384128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3.57931538935474" calcext:value-type="float">
            <text:p>-3.5793153894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3.67468119113595" calcext:value-type="float">
            <text:p>-3.6746811911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table table:name="ZFSC-2-4-S+_2toS_S12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! FILETYPE CSV</text:p>
          </table:table-cell>
          <table:table-cell/>
        </table:table-row>
        <table:table-row table:style-name="ro1">
          <table:table-cell office:value-type="string" calcext:value-type="string">
            <text:p>! VERSION 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TIMESTAMP Saturday</text:p>
          </table:table-cell>
          <table:table-cell office:value-type="string" calcext:value-type="string">
            <text:p><text:s/>04 July 2020 12:07:48</text:p>
          </table:table-cell>
        </table:table-row>
        <table:table-row table:style-name="ro1">
          <table:table-cell office:value-type="string" calcext:value-type="string">
            <text:p>! TIMEZONE </text:p>
          </table:table-cell>
          <table:table-cell/>
        </table:table-row>
        <table:table-row table:style-name="ro1">
          <table:table-cell office:value-type="string" calcext:value-type="string">
            <text:p>! NAME Keysight Technologies</text:p>
          </table:table-cell>
          <table:table-cell/>
        </table:table-row>
        <table:table-row table:style-name="ro1">
          <table:table-cell office:value-type="string" calcext:value-type="string">
            <text:p>! MODEL N9926A</text:p>
          </table:table-cell>
          <table:table-cell/>
        </table:table-row>
        <table:table-row table:style-name="ro1">
          <table:table-cell office:value-type="string" calcext:value-type="string">
            <text:p>! SERIAL MY57271140</text:p>
          </table:table-cell>
          <table:table-cell/>
        </table:table-row>
        <table:table-row table:style-name="ro1">
          <table:table-cell office:value-type="string" calcext:value-type="string">
            <text:p>! FIRMWARE_VERSION A.10.18</text:p>
          </table:table-cell>
          <table:table-cell/>
        </table:table-row>
        <table:table-row table:style-name="ro1">
          <table:table-cell office:value-type="string" calcext:value-type="string">
            <text:p>! V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! Media</text:p>
          </table:table-cell>
          <table:table-cell office:value-type="string" calcext:value-type="string">
            <text:p><text:s/>Coax</text:p>
          </table:table-cell>
        </table:table-row>
        <table:table-row table:style-name="ro1">
          <table:table-cell office:value-type="string" calcext:value-type="string">
            <text:p>! IF_BW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! Output_Power_Mode</text:p>
          </table:table-cell>
          <table:table-cell office:value-type="string" calcext:value-type="string">
            <text:p><text:s/>MAN</text:p>
          </table:table-cell>
        </table:table-row>
        <table:table-row table:style-name="ro1">
          <table:table-cell office:value-type="string" calcext:value-type="string">
            <text:p>! Output_Power_Level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office:value-type="string" calcext:value-type="string">
            <text:p>! GPS_LATITUDE </text:p>
          </table:table-cell>
          <table:table-cell/>
        </table:table-row>
        <table:table-row table:style-name="ro1">
          <table:table-cell office:value-type="string" calcext:value-type="string">
            <text:p>! GPS_LONGITUDE </text:p>
          </table:table-cell>
          <table:table-cell/>
        </table:table-row>
        <table:table-row table:style-name="ro1">
          <table:table-cell office:value-type="string" calcext:value-type="string">
            <text:p>! GPS_TIMESTAMP 0001-01-01 00:00:00Z</text:p>
          </table:table-cell>
          <table:table-cell/>
        </table:table-row>
        <table:table-row table:style-name="ro1">
          <table:table-cell office:value-type="string" calcext:value-type="string">
            <text:p>! GPS_SECS_SINCE_LAST_READ 0</text:p>
          </table:table-cell>
          <table:table-cell/>
        </table:table-row>
        <table:table-row table:style-name="ro1">
          <table:table-cell office:value-type="string" calcext:value-type="string">
            <text:p>! CHECKSUM 1281472363</text:p>
          </table:table-cell>
          <table:table-cell/>
        </table:table-row>
        <table:table-row table:style-name="ro1">
          <table:table-cell office:value-type="string" calcext:value-type="string">
            <text:p>! CORRECTION1 ON U</text:p>
          </table:table-cell>
          <table:table-cell/>
        </table:table-row>
        <table:table-row table:style-name="ro1">
          <table:table-cell office:value-type="string" calcext:value-type="string">
            <text:p>! DATA Freq</text:p>
          </table:table-cell>
          <table:table-cell office:value-type="string" calcext:value-type="string">
            <text:p>S12</text:p>
          </table:table-cell>
        </table:table-row>
        <table:table-row table:style-name="ro1">
          <table:table-cell office:value-type="string" calcext:value-type="string">
            <text:p>! FREQ UNIT Hz</text:p>
          </table:table-cell>
          <table:table-cell/>
        </table:table-row>
        <table:table-row table:style-name="ro1">
          <table:table-cell office:value-type="string" calcext:value-type="string">
            <text:p>! DATA UNIT dB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-3.42187865029135" calcext:value-type="float">
            <text:p>-3.4218786503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-3.04885029373262" calcext:value-type="float">
            <text:p>-3.048850293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-3.28117277804999" calcext:value-type="float">
            <text:p>-3.281172778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-3.42081585688487" calcext:value-type="float">
            <text:p>-3.4208158569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-3.40760198339269" calcext:value-type="float">
            <text:p>-3.4076019834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-3.31019566375896" calcext:value-type="float">
            <text:p>-3.310195663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-3.08232116270543" calcext:value-type="float">
            <text:p>-3.0823211627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-3.125894853655" calcext:value-type="float">
            <text:p>-3.1258948537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-3.49945439351099" calcext:value-type="float">
            <text:p>-3.4994543935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-3.54670173234392" calcext:value-type="float">
            <text:p>-3.5467017323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-3.51772762782366" calcext:value-type="float">
            <text:p>-3.5177276278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-3.4271954151728" calcext:value-type="float">
            <text:p>-3.4271954152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-3.51701836577581" calcext:value-type="float">
            <text:p>-3.5170183658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-3.4013405468619" calcext:value-type="float">
            <text:p>-3.401340546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-3.83503812573756" calcext:value-type="float">
            <text:p>-3.8350381257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-2.84199879631483" calcext:value-type="float">
            <text:p>-2.8419987963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-3.52560191306349" calcext:value-type="float">
            <text:p>-3.5256019131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-3.24456299391572" calcext:value-type="float">
            <text:p>-3.2445629939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-3.12726537074707" calcext:value-type="float">
            <text:p>-3.1272653707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-3.12130361362895" calcext:value-type="float">
            <text:p>-3.1213036136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-3.35807769836806" calcext:value-type="float">
            <text:p>-3.3580776984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-3.47429240475351" calcext:value-type="float">
            <text:p>-3.474292404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-3.59770755297093" calcext:value-type="float">
            <text:p>-3.597707553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-3.17991202888214" calcext:value-type="float">
            <text:p>-3.1799120289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-3.53592480586936" calcext:value-type="float">
            <text:p>-3.5359248059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-3.37947605789329" calcext:value-type="float">
            <text:p>-3.3794760579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-3.24803131659264" calcext:value-type="float">
            <text:p>-3.2480313166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-3.5495295759029" calcext:value-type="float">
            <text:p>-3.5495295759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-3.32460961520736" calcext:value-type="float">
            <text:p>-3.3246096152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-3.08656544007257" calcext:value-type="float">
            <text:p>-3.086565440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-3.34070458164251" calcext:value-type="float">
            <text:p>-3.3407045816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-3.40408788889529" calcext:value-type="float">
            <text:p>-3.404087888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-3.37994191819745" calcext:value-type="float">
            <text:p>-3.3799419182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-3.613931178083" calcext:value-type="float">
            <text:p>-3.6139311781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-3.30697814090089" calcext:value-type="float">
            <text:p>-3.3069781409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-3.64774982624188" calcext:value-type="float">
            <text:p>-3.6477498262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-3.43310171113393" calcext:value-type="float">
            <text:p>-3.4331017111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-3.46865723746323" calcext:value-type="float">
            <text:p>-3.468657237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-3.3688067609863" calcext:value-type="float">
            <text:p>-3.368806761</text:p>
          </table:table-cell>
        </table:table-row>
        <table:table-row table:style-name="ro1">
          <table:table-cell office:value-type="float" office:value="10250000" calcext:value-type="float">
            <text:p>10250000</text:p>
          </table:table-cell>
          <table:table-cell office:value-type="float" office:value="-3.3947493321608" calcext:value-type="float">
            <text:p>-3.394749332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-3.34044658357622" calcext:value-type="float">
            <text:p>-3.3404465836</text:p>
          </table:table-cell>
        </table:table-row>
        <table:table-row table:style-name="ro1">
          <table:table-cell office:value-type="float" office:value="10750000" calcext:value-type="float">
            <text:p>10750000</text:p>
          </table:table-cell>
          <table:table-cell office:value-type="float" office:value="-3.39699182820422" calcext:value-type="float">
            <text:p>-3.3969918282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-3.33558073828924" calcext:value-type="float">
            <text:p>-3.3355807383</text:p>
          </table:table-cell>
        </table:table-row>
        <table:table-row table:style-name="ro1">
          <table:table-cell office:value-type="float" office:value="11250000" calcext:value-type="float">
            <text:p>11250000</text:p>
          </table:table-cell>
          <table:table-cell office:value-type="float" office:value="-3.12055597693569" calcext:value-type="float">
            <text:p>-3.1205559769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-3.32362008331677" calcext:value-type="float">
            <text:p>-3.3236200833</text:p>
          </table:table-cell>
        </table:table-row>
        <table:table-row table:style-name="ro1">
          <table:table-cell office:value-type="float" office:value="11750000" calcext:value-type="float">
            <text:p>11750000</text:p>
          </table:table-cell>
          <table:table-cell office:value-type="float" office:value="-3.36105626747016" calcext:value-type="float">
            <text:p>-3.3610562675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-3.59375494923012" calcext:value-type="float">
            <text:p>-3.5937549492</text:p>
          </table:table-cell>
        </table:table-row>
        <table:table-row table:style-name="ro1">
          <table:table-cell office:value-type="float" office:value="12250000" calcext:value-type="float">
            <text:p>12250000</text:p>
          </table:table-cell>
          <table:table-cell office:value-type="float" office:value="-3.81444545338991" calcext:value-type="float">
            <text:p>-3.8144454534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-3.41693329298468" calcext:value-type="float">
            <text:p>-3.416933293</text:p>
          </table:table-cell>
        </table:table-row>
        <table:table-row table:style-name="ro1">
          <table:table-cell office:value-type="float" office:value="12750000" calcext:value-type="float">
            <text:p>12750000</text:p>
          </table:table-cell>
          <table:table-cell office:value-type="float" office:value="-3.37301509802771" calcext:value-type="float">
            <text:p>-3.373015098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-3.15878140207482" calcext:value-type="float">
            <text:p>-3.1587814021</text:p>
          </table:table-cell>
        </table:table-row>
        <table:table-row table:style-name="ro1">
          <table:table-cell office:value-type="float" office:value="13250000" calcext:value-type="float">
            <text:p>13250000</text:p>
          </table:table-cell>
          <table:table-cell office:value-type="float" office:value="-3.95735688064294" calcext:value-type="float">
            <text:p>-3.957356880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-3.62230085901147" calcext:value-type="float">
            <text:p>-3.622300859</text:p>
          </table:table-cell>
        </table:table-row>
        <table:table-row table:style-name="ro1">
          <table:table-cell office:value-type="float" office:value="13750000" calcext:value-type="float">
            <text:p>13750000</text:p>
          </table:table-cell>
          <table:table-cell office:value-type="float" office:value="-3.28620828120469" calcext:value-type="float">
            <text:p>-3.2862082812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-2.99918861682506" calcext:value-type="float">
            <text:p>-2.9991886168</text:p>
          </table:table-cell>
        </table:table-row>
        <table:table-row table:style-name="ro1">
          <table:table-cell office:value-type="float" office:value="14250000" calcext:value-type="float">
            <text:p>14250000</text:p>
          </table:table-cell>
          <table:table-cell office:value-type="float" office:value="-3.59761177216094" calcext:value-type="float">
            <text:p>-3.5976117722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-3.6098537391891" calcext:value-type="float">
            <text:p>-3.6098537392</text:p>
          </table:table-cell>
        </table:table-row>
        <table:table-row table:style-name="ro1">
          <table:table-cell office:value-type="float" office:value="14750000" calcext:value-type="float">
            <text:p>14750000</text:p>
          </table:table-cell>
          <table:table-cell office:value-type="float" office:value="-3.21973635813385" calcext:value-type="float">
            <text:p>-3.2197363581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-3.63383931390655" calcext:value-type="float">
            <text:p>-3.6338393139</text:p>
          </table:table-cell>
        </table:table-row>
        <table:table-row table:style-name="ro1">
          <table:table-cell office:value-type="float" office:value="15250000" calcext:value-type="float">
            <text:p>15250000</text:p>
          </table:table-cell>
          <table:table-cell office:value-type="float" office:value="-3.83725106100251" calcext:value-type="float">
            <text:p>-3.837251061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-3.51850015604388" calcext:value-type="float">
            <text:p>-3.518500156</text:p>
          </table:table-cell>
        </table:table-row>
        <table:table-row table:style-name="ro1">
          <table:table-cell office:value-type="float" office:value="15750000" calcext:value-type="float">
            <text:p>15750000</text:p>
          </table:table-cell>
          <table:table-cell office:value-type="float" office:value="-3.37077674825079" calcext:value-type="float">
            <text:p>-3.370776748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-3.16319226115771" calcext:value-type="float">
            <text:p>-3.1631922612</text:p>
          </table:table-cell>
        </table:table-row>
        <table:table-row table:style-name="ro1">
          <table:table-cell office:value-type="float" office:value="16250000" calcext:value-type="float">
            <text:p>16250000</text:p>
          </table:table-cell>
          <table:table-cell office:value-type="float" office:value="-3.07423839133922" calcext:value-type="float">
            <text:p>-3.0742383913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-3.07252139920927" calcext:value-type="float">
            <text:p>-3.0725213992</text:p>
          </table:table-cell>
        </table:table-row>
        <table:table-row table:style-name="ro1">
          <table:table-cell office:value-type="float" office:value="16750000" calcext:value-type="float">
            <text:p>16750000</text:p>
          </table:table-cell>
          <table:table-cell office:value-type="float" office:value="-3.281832679896" calcext:value-type="float">
            <text:p>-3.2818326799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-3.20838770516107" calcext:value-type="float">
            <text:p>-3.2083877052</text:p>
          </table:table-cell>
        </table:table-row>
        <table:table-row table:style-name="ro1">
          <table:table-cell office:value-type="float" office:value="17250000" calcext:value-type="float">
            <text:p>17250000</text:p>
          </table:table-cell>
          <table:table-cell office:value-type="float" office:value="-3.589706635815" calcext:value-type="float">
            <text:p>-3.5897066358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-3.41165027362092" calcext:value-type="float">
            <text:p>-3.4116502736</text:p>
          </table:table-cell>
        </table:table-row>
        <table:table-row table:style-name="ro1">
          <table:table-cell office:value-type="float" office:value="17750000" calcext:value-type="float">
            <text:p>17750000</text:p>
          </table:table-cell>
          <table:table-cell office:value-type="float" office:value="-3.65832525678766" calcext:value-type="float">
            <text:p>-3.6583252568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-3.62434052348728" calcext:value-type="float">
            <text:p>-3.6243405235</text:p>
          </table:table-cell>
        </table:table-row>
        <table:table-row table:style-name="ro1">
          <table:table-cell office:value-type="float" office:value="18250000" calcext:value-type="float">
            <text:p>18250000</text:p>
          </table:table-cell>
          <table:table-cell office:value-type="float" office:value="-3.28454625499308" calcext:value-type="float">
            <text:p>-3.284546255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-3.66375085079193" calcext:value-type="float">
            <text:p>-3.6637508508</text:p>
          </table:table-cell>
        </table:table-row>
        <table:table-row table:style-name="ro1">
          <table:table-cell office:value-type="float" office:value="18750000" calcext:value-type="float">
            <text:p>18750000</text:p>
          </table:table-cell>
          <table:table-cell office:value-type="float" office:value="-2.88921028877605" calcext:value-type="float">
            <text:p>-2.8892102888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-3.31255555644437" calcext:value-type="float">
            <text:p>-3.3125555564</text:p>
          </table:table-cell>
        </table:table-row>
        <table:table-row table:style-name="ro1">
          <table:table-cell office:value-type="float" office:value="19250000" calcext:value-type="float">
            <text:p>19250000</text:p>
          </table:table-cell>
          <table:table-cell office:value-type="float" office:value="-3.29610815723803" calcext:value-type="float">
            <text:p>-3.2961081572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-3.22508081987935" calcext:value-type="float">
            <text:p>-3.2250808199</text:p>
          </table:table-cell>
        </table:table-row>
        <table:table-row table:style-name="ro1">
          <table:table-cell office:value-type="float" office:value="19750000" calcext:value-type="float">
            <text:p>19750000</text:p>
          </table:table-cell>
          <table:table-cell office:value-type="float" office:value="-3.4461850830633" calcext:value-type="float">
            <text:p>-3.4461850831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-3.25170769928752" calcext:value-type="float">
            <text:p>-3.2517076993</text:p>
          </table:table-cell>
        </table:table-row>
        <table:table-row table:style-name="ro1">
          <table:table-cell office:value-type="float" office:value="20250000" calcext:value-type="float">
            <text:p>20250000</text:p>
          </table:table-cell>
          <table:table-cell office:value-type="float" office:value="-3.21104938051277" calcext:value-type="float">
            <text:p>-3.2110493805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-3.36914549437562" calcext:value-type="float">
            <text:p>-3.3691454944</text:p>
          </table:table-cell>
        </table:table-row>
        <table:table-row table:style-name="ro1">
          <table:table-cell office:value-type="float" office:value="20750000" calcext:value-type="float">
            <text:p>20750000</text:p>
          </table:table-cell>
          <table:table-cell office:value-type="float" office:value="-3.07928317699084" calcext:value-type="float">
            <text:p>-3.079283177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-3.48510593254123" calcext:value-type="float">
            <text:p>-3.4851059325</text:p>
          </table:table-cell>
        </table:table-row>
        <table:table-row table:style-name="ro1">
          <table:table-cell office:value-type="float" office:value="21250000" calcext:value-type="float">
            <text:p>21250000</text:p>
          </table:table-cell>
          <table:table-cell office:value-type="float" office:value="-3.58843799542861" calcext:value-type="float">
            <text:p>-3.5884379954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-3.31188229824905" calcext:value-type="float">
            <text:p>-3.3118822982</text:p>
          </table:table-cell>
        </table:table-row>
        <table:table-row table:style-name="ro1">
          <table:table-cell office:value-type="float" office:value="21750000" calcext:value-type="float">
            <text:p>21750000</text:p>
          </table:table-cell>
          <table:table-cell office:value-type="float" office:value="-3.52716525503965" calcext:value-type="float">
            <text:p>-3.527165255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-3.27627163133309" calcext:value-type="float">
            <text:p>-3.2762716313</text:p>
          </table:table-cell>
        </table:table-row>
        <table:table-row table:style-name="ro1">
          <table:table-cell office:value-type="float" office:value="22250000" calcext:value-type="float">
            <text:p>22250000</text:p>
          </table:table-cell>
          <table:table-cell office:value-type="float" office:value="-3.15506129591518" calcext:value-type="float">
            <text:p>-3.155061295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-3.23549205083658" calcext:value-type="float">
            <text:p>-3.2354920508</text:p>
          </table:table-cell>
        </table:table-row>
        <table:table-row table:style-name="ro1">
          <table:table-cell office:value-type="float" office:value="22750000" calcext:value-type="float">
            <text:p>22750000</text:p>
          </table:table-cell>
          <table:table-cell office:value-type="float" office:value="-3.61784515730511" calcext:value-type="float">
            <text:p>-3.6178451573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-3.45802750957443" calcext:value-type="float">
            <text:p>-3.4580275096</text:p>
          </table:table-cell>
        </table:table-row>
        <table:table-row table:style-name="ro1">
          <table:table-cell office:value-type="float" office:value="23250000" calcext:value-type="float">
            <text:p>23250000</text:p>
          </table:table-cell>
          <table:table-cell office:value-type="float" office:value="-3.39838696552939" calcext:value-type="float">
            <text:p>-3.3983869655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-3.27041916911856" calcext:value-type="float">
            <text:p>-3.2704191691</text:p>
          </table:table-cell>
        </table:table-row>
        <table:table-row table:style-name="ro1">
          <table:table-cell office:value-type="float" office:value="23750000" calcext:value-type="float">
            <text:p>23750000</text:p>
          </table:table-cell>
          <table:table-cell office:value-type="float" office:value="-3.41884496844512" calcext:value-type="float">
            <text:p>-3.4188449684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-3.64653221955411" calcext:value-type="float">
            <text:p>-3.6465322196</text:p>
          </table:table-cell>
        </table:table-row>
        <table:table-row table:style-name="ro1">
          <table:table-cell office:value-type="float" office:value="24250000" calcext:value-type="float">
            <text:p>24250000</text:p>
          </table:table-cell>
          <table:table-cell office:value-type="float" office:value="-3.38423730704524" calcext:value-type="float">
            <text:p>-3.384237307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-3.63880729577909" calcext:value-type="float">
            <text:p>-3.6388072958</text:p>
          </table:table-cell>
        </table:table-row>
        <table:table-row table:style-name="ro1">
          <table:table-cell office:value-type="float" office:value="24750000" calcext:value-type="float">
            <text:p>24750000</text:p>
          </table:table-cell>
          <table:table-cell office:value-type="float" office:value="-3.40746992466288" calcext:value-type="float">
            <text:p>-3.4074699247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-3.75676951072968" calcext:value-type="float">
            <text:p>-3.7567695107</text:p>
          </table:table-cell>
        </table:table-row>
        <table:table-row table:style-name="ro1">
          <table:table-cell office:value-type="float" office:value="25250000" calcext:value-type="float">
            <text:p>25250000</text:p>
          </table:table-cell>
          <table:table-cell office:value-type="float" office:value="-3.67192752609124" calcext:value-type="float">
            <text:p>-3.6719275261</text:p>
          </table:table-cell>
        </table:table-row>
        <table:table-row table:style-name="ro1">
          <table:table-cell office:value-type="float" office:value="25500000" calcext:value-type="float">
            <text:p>25500000</text:p>
          </table:table-cell>
          <table:table-cell office:value-type="float" office:value="-3.46214587022853" calcext:value-type="float">
            <text:p>-3.4621458702</text:p>
          </table:table-cell>
        </table:table-row>
        <table:table-row table:style-name="ro1">
          <table:table-cell office:value-type="float" office:value="25750000" calcext:value-type="float">
            <text:p>25750000</text:p>
          </table:table-cell>
          <table:table-cell office:value-type="float" office:value="-3.30466646311217" calcext:value-type="float">
            <text:p>-3.3046664631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-3.3578395733063" calcext:value-type="float">
            <text:p>-3.3578395733</text:p>
          </table:table-cell>
        </table:table-row>
        <table:table-row table:style-name="ro1">
          <table:table-cell office:value-type="float" office:value="26250000" calcext:value-type="float">
            <text:p>26250000</text:p>
          </table:table-cell>
          <table:table-cell office:value-type="float" office:value="-3.49425384012928" calcext:value-type="float">
            <text:p>-3.4942538401</text:p>
          </table:table-cell>
        </table:table-row>
        <table:table-row table:style-name="ro1">
          <table:table-cell office:value-type="float" office:value="26500000" calcext:value-type="float">
            <text:p>26500000</text:p>
          </table:table-cell>
          <table:table-cell office:value-type="float" office:value="-3.58683258407633" calcext:value-type="float">
            <text:p>-3.5868325841</text:p>
          </table:table-cell>
        </table:table-row>
        <table:table-row table:style-name="ro1">
          <table:table-cell office:value-type="float" office:value="26750000" calcext:value-type="float">
            <text:p>26750000</text:p>
          </table:table-cell>
          <table:table-cell office:value-type="float" office:value="-3.42191334120787" calcext:value-type="float">
            <text:p>-3.421913341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-3.17384586370043" calcext:value-type="float">
            <text:p>-3.1738458637</text:p>
          </table:table-cell>
        </table:table-row>
        <table:table-row table:style-name="ro1">
          <table:table-cell office:value-type="float" office:value="27250000" calcext:value-type="float">
            <text:p>27250000</text:p>
          </table:table-cell>
          <table:table-cell office:value-type="float" office:value="-3.33830202878362" calcext:value-type="float">
            <text:p>-3.3383020288</text:p>
          </table:table-cell>
        </table:table-row>
        <table:table-row table:style-name="ro1">
          <table:table-cell office:value-type="float" office:value="27500000" calcext:value-type="float">
            <text:p>27500000</text:p>
          </table:table-cell>
          <table:table-cell office:value-type="float" office:value="-3.60858553895111" calcext:value-type="float">
            <text:p>-3.608585539</text:p>
          </table:table-cell>
        </table:table-row>
        <table:table-row table:style-name="ro1">
          <table:table-cell office:value-type="float" office:value="27750000" calcext:value-type="float">
            <text:p>27750000</text:p>
          </table:table-cell>
          <table:table-cell office:value-type="float" office:value="-3.44349659153487" calcext:value-type="float">
            <text:p>-3.4434965915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-3.22236162438205" calcext:value-type="float">
            <text:p>-3.2223616244</text:p>
          </table:table-cell>
        </table:table-row>
        <table:table-row table:style-name="ro1">
          <table:table-cell office:value-type="float" office:value="28250000" calcext:value-type="float">
            <text:p>28250000</text:p>
          </table:table-cell>
          <table:table-cell office:value-type="float" office:value="-3.47897225816232" calcext:value-type="float">
            <text:p>-3.4789722582</text:p>
          </table:table-cell>
        </table:table-row>
        <table:table-row table:style-name="ro1">
          <table:table-cell office:value-type="float" office:value="28500000" calcext:value-type="float">
            <text:p>28500000</text:p>
          </table:table-cell>
          <table:table-cell office:value-type="float" office:value="-3.30374352778753" calcext:value-type="float">
            <text:p>-3.3037435278</text:p>
          </table:table-cell>
        </table:table-row>
        <table:table-row table:style-name="ro1">
          <table:table-cell office:value-type="float" office:value="28750000" calcext:value-type="float">
            <text:p>28750000</text:p>
          </table:table-cell>
          <table:table-cell office:value-type="float" office:value="-3.47295310461739" calcext:value-type="float">
            <text:p>-3.472953104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-3.20123164209938" calcext:value-type="float">
            <text:p>-3.2012316421</text:p>
          </table:table-cell>
        </table:table-row>
        <table:table-row table:style-name="ro1">
          <table:table-cell office:value-type="float" office:value="29250000" calcext:value-type="float">
            <text:p>29250000</text:p>
          </table:table-cell>
          <table:table-cell office:value-type="float" office:value="-3.5224668289402" calcext:value-type="float">
            <text:p>-3.5224668289</text:p>
          </table:table-cell>
        </table:table-row>
        <table:table-row table:style-name="ro1">
          <table:table-cell office:value-type="float" office:value="29500000" calcext:value-type="float">
            <text:p>29500000</text:p>
          </table:table-cell>
          <table:table-cell office:value-type="float" office:value="-3.69421964873509" calcext:value-type="float">
            <text:p>-3.6942196487</text:p>
          </table:table-cell>
        </table:table-row>
        <table:table-row table:style-name="ro1">
          <table:table-cell office:value-type="float" office:value="29750000" calcext:value-type="float">
            <text:p>29750000</text:p>
          </table:table-cell>
          <table:table-cell office:value-type="float" office:value="-3.50520487666965" calcext:value-type="float">
            <text:p>-3.5052048767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-3.33478448114675" calcext:value-type="float">
            <text:p>-3.3347844811</text:p>
          </table:table-cell>
        </table:table-row>
        <table:table-row table:style-name="ro1">
          <table:table-cell office:value-type="float" office:value="30250000" calcext:value-type="float">
            <text:p>30250000</text:p>
          </table:table-cell>
          <table:table-cell office:value-type="float" office:value="-3.50601045009052" calcext:value-type="float">
            <text:p>-3.5060104501</text:p>
          </table:table-cell>
        </table:table-row>
        <table:table-row table:style-name="ro1">
          <table:table-cell office:value-type="float" office:value="30500000" calcext:value-type="float">
            <text:p>30500000</text:p>
          </table:table-cell>
          <table:table-cell office:value-type="float" office:value="-3.40325346904904" calcext:value-type="float">
            <text:p>-3.403253469</text:p>
          </table:table-cell>
        </table:table-row>
        <table:table-row table:style-name="ro1">
          <table:table-cell office:value-type="float" office:value="30750000" calcext:value-type="float">
            <text:p>30750000</text:p>
          </table:table-cell>
          <table:table-cell office:value-type="float" office:value="-3.2893886773092" calcext:value-type="float">
            <text:p>-3.2893886773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-3.34650521216547" calcext:value-type="float">
            <text:p>-3.3465052122</text:p>
          </table:table-cell>
        </table:table-row>
        <table:table-row table:style-name="ro1">
          <table:table-cell office:value-type="float" office:value="31250000" calcext:value-type="float">
            <text:p>31250000</text:p>
          </table:table-cell>
          <table:table-cell office:value-type="float" office:value="-3.66782179785837" calcext:value-type="float">
            <text:p>-3.6678217979</text:p>
          </table:table-cell>
        </table:table-row>
        <table:table-row table:style-name="ro1">
          <table:table-cell office:value-type="float" office:value="31500000" calcext:value-type="float">
            <text:p>31500000</text:p>
          </table:table-cell>
          <table:table-cell office:value-type="float" office:value="-3.58990496045149" calcext:value-type="float">
            <text:p>-3.5899049605</text:p>
          </table:table-cell>
        </table:table-row>
        <table:table-row table:style-name="ro1">
          <table:table-cell office:value-type="float" office:value="31750000" calcext:value-type="float">
            <text:p>31750000</text:p>
          </table:table-cell>
          <table:table-cell office:value-type="float" office:value="-3.70811817021265" calcext:value-type="float">
            <text:p>-3.7081181702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-3.85044248285706" calcext:value-type="float">
            <text:p>-3.8504424829</text:p>
          </table:table-cell>
        </table:table-row>
        <table:table-row table:style-name="ro1">
          <table:table-cell office:value-type="float" office:value="32250000" calcext:value-type="float">
            <text:p>32250000</text:p>
          </table:table-cell>
          <table:table-cell office:value-type="float" office:value="-3.53734336143617" calcext:value-type="float">
            <text:p>-3.5373433614</text:p>
          </table:table-cell>
        </table:table-row>
        <table:table-row table:style-name="ro1">
          <table:table-cell office:value-type="float" office:value="32500000" calcext:value-type="float">
            <text:p>32500000</text:p>
          </table:table-cell>
          <table:table-cell office:value-type="float" office:value="-3.11872711568254" calcext:value-type="float">
            <text:p>-3.1187271157</text:p>
          </table:table-cell>
        </table:table-row>
        <table:table-row table:style-name="ro1">
          <table:table-cell office:value-type="float" office:value="32750000" calcext:value-type="float">
            <text:p>32750000</text:p>
          </table:table-cell>
          <table:table-cell office:value-type="float" office:value="-3.58510168066757" calcext:value-type="float">
            <text:p>-3.5851016807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-3.12197006927616" calcext:value-type="float">
            <text:p>-3.1219700693</text:p>
          </table:table-cell>
        </table:table-row>
        <table:table-row table:style-name="ro1">
          <table:table-cell office:value-type="float" office:value="33250000" calcext:value-type="float">
            <text:p>33250000</text:p>
          </table:table-cell>
          <table:table-cell office:value-type="float" office:value="-3.29952910779831" calcext:value-type="float">
            <text:p>-3.2995291078</text:p>
          </table:table-cell>
        </table:table-row>
        <table:table-row table:style-name="ro1">
          <table:table-cell office:value-type="float" office:value="33500000" calcext:value-type="float">
            <text:p>33500000</text:p>
          </table:table-cell>
          <table:table-cell office:value-type="float" office:value="-3.25097252286198" calcext:value-type="float">
            <text:p>-3.2509725229</text:p>
          </table:table-cell>
        </table:table-row>
        <table:table-row table:style-name="ro1">
          <table:table-cell office:value-type="float" office:value="33750000" calcext:value-type="float">
            <text:p>33750000</text:p>
          </table:table-cell>
          <table:table-cell office:value-type="float" office:value="-3.16640869684162" calcext:value-type="float">
            <text:p>-3.1664086968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-3.52488408013449" calcext:value-type="float">
            <text:p>-3.5248840801</text:p>
          </table:table-cell>
        </table:table-row>
        <table:table-row table:style-name="ro1">
          <table:table-cell office:value-type="float" office:value="34250000" calcext:value-type="float">
            <text:p>34250000</text:p>
          </table:table-cell>
          <table:table-cell office:value-type="float" office:value="-3.32126131865546" calcext:value-type="float">
            <text:p>-3.3212613187</text:p>
          </table:table-cell>
        </table:table-row>
        <table:table-row table:style-name="ro1">
          <table:table-cell office:value-type="float" office:value="34500000" calcext:value-type="float">
            <text:p>34500000</text:p>
          </table:table-cell>
          <table:table-cell office:value-type="float" office:value="-3.40076574250401" calcext:value-type="float">
            <text:p>-3.4007657425</text:p>
          </table:table-cell>
        </table:table-row>
        <table:table-row table:style-name="ro1">
          <table:table-cell office:value-type="float" office:value="34750000" calcext:value-type="float">
            <text:p>34750000</text:p>
          </table:table-cell>
          <table:table-cell office:value-type="float" office:value="-3.52736837115069" calcext:value-type="float">
            <text:p>-3.5273683712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-3.26361218996044" calcext:value-type="float">
            <text:p>-3.26361219</text:p>
          </table:table-cell>
        </table:table-row>
        <table:table-row table:style-name="ro1">
          <table:table-cell office:value-type="float" office:value="35250000" calcext:value-type="float">
            <text:p>35250000</text:p>
          </table:table-cell>
          <table:table-cell office:value-type="float" office:value="-3.61399320526043" calcext:value-type="float">
            <text:p>-3.6139932053</text:p>
          </table:table-cell>
        </table:table-row>
        <table:table-row table:style-name="ro1">
          <table:table-cell office:value-type="float" office:value="35500000" calcext:value-type="float">
            <text:p>35500000</text:p>
          </table:table-cell>
          <table:table-cell office:value-type="float" office:value="-3.40496250376375" calcext:value-type="float">
            <text:p>-3.4049625038</text:p>
          </table:table-cell>
        </table:table-row>
        <table:table-row table:style-name="ro1">
          <table:table-cell office:value-type="float" office:value="35750000" calcext:value-type="float">
            <text:p>35750000</text:p>
          </table:table-cell>
          <table:table-cell office:value-type="float" office:value="-3.31664099330745" calcext:value-type="float">
            <text:p>-3.3166409933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-2.96684554816683" calcext:value-type="float">
            <text:p>-2.9668455482</text:p>
          </table:table-cell>
        </table:table-row>
        <table:table-row table:style-name="ro1">
          <table:table-cell office:value-type="float" office:value="36250000" calcext:value-type="float">
            <text:p>36250000</text:p>
          </table:table-cell>
          <table:table-cell office:value-type="float" office:value="-3.59799364693538" calcext:value-type="float">
            <text:p>-3.5979936469</text:p>
          </table:table-cell>
        </table:table-row>
        <table:table-row table:style-name="ro1">
          <table:table-cell office:value-type="float" office:value="36500000" calcext:value-type="float">
            <text:p>36500000</text:p>
          </table:table-cell>
          <table:table-cell office:value-type="float" office:value="-3.34625672221212" calcext:value-type="float">
            <text:p>-3.3462567222</text:p>
          </table:table-cell>
        </table:table-row>
        <table:table-row table:style-name="ro1">
          <table:table-cell office:value-type="float" office:value="36750000" calcext:value-type="float">
            <text:p>36750000</text:p>
          </table:table-cell>
          <table:table-cell office:value-type="float" office:value="-3.44881625034327" calcext:value-type="float">
            <text:p>-3.448816250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-3.05507554965746" calcext:value-type="float">
            <text:p>-3.0550755497</text:p>
          </table:table-cell>
        </table:table-row>
        <table:table-row table:style-name="ro1">
          <table:table-cell office:value-type="float" office:value="37250000" calcext:value-type="float">
            <text:p>37250000</text:p>
          </table:table-cell>
          <table:table-cell office:value-type="float" office:value="-3.46160923418097" calcext:value-type="float">
            <text:p>-3.4616092342</text:p>
          </table:table-cell>
        </table:table-row>
        <table:table-row table:style-name="ro1">
          <table:table-cell office:value-type="float" office:value="37500000" calcext:value-type="float">
            <text:p>37500000</text:p>
          </table:table-cell>
          <table:table-cell office:value-type="float" office:value="-3.47453367135493" calcext:value-type="float">
            <text:p>-3.4745336714</text:p>
          </table:table-cell>
        </table:table-row>
        <table:table-row table:style-name="ro1">
          <table:table-cell office:value-type="float" office:value="37750000" calcext:value-type="float">
            <text:p>37750000</text:p>
          </table:table-cell>
          <table:table-cell office:value-type="float" office:value="-3.61176865739064" calcext:value-type="float">
            <text:p>-3.6117686574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-3.25854412147242" calcext:value-type="float">
            <text:p>-3.2585441215</text:p>
          </table:table-cell>
        </table:table-row>
        <table:table-row table:style-name="ro1">
          <table:table-cell office:value-type="float" office:value="38250000" calcext:value-type="float">
            <text:p>38250000</text:p>
          </table:table-cell>
          <table:table-cell office:value-type="float" office:value="-3.09746884247312" calcext:value-type="float">
            <text:p>-3.0974688425</text:p>
          </table:table-cell>
        </table:table-row>
        <table:table-row table:style-name="ro1">
          <table:table-cell office:value-type="float" office:value="38500000" calcext:value-type="float">
            <text:p>38500000</text:p>
          </table:table-cell>
          <table:table-cell office:value-type="float" office:value="-3.37151212008494" calcext:value-type="float">
            <text:p>-3.3715121201</text:p>
          </table:table-cell>
        </table:table-row>
        <table:table-row table:style-name="ro1">
          <table:table-cell office:value-type="float" office:value="38750000" calcext:value-type="float">
            <text:p>38750000</text:p>
          </table:table-cell>
          <table:table-cell office:value-type="float" office:value="-3.56097110166664" calcext:value-type="float">
            <text:p>-3.5609711017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-3.32091182943958" calcext:value-type="float">
            <text:p>-3.3209118294</text:p>
          </table:table-cell>
        </table:table-row>
        <table:table-row table:style-name="ro1">
          <table:table-cell office:value-type="float" office:value="39250000" calcext:value-type="float">
            <text:p>39250000</text:p>
          </table:table-cell>
          <table:table-cell office:value-type="float" office:value="-3.60092031968793" calcext:value-type="float">
            <text:p>-3.6009203197</text:p>
          </table:table-cell>
        </table:table-row>
        <table:table-row table:style-name="ro1">
          <table:table-cell office:value-type="float" office:value="39500000" calcext:value-type="float">
            <text:p>39500000</text:p>
          </table:table-cell>
          <table:table-cell office:value-type="float" office:value="-3.21068620997701" calcext:value-type="float">
            <text:p>-3.21068621</text:p>
          </table:table-cell>
        </table:table-row>
        <table:table-row table:style-name="ro1">
          <table:table-cell office:value-type="float" office:value="39750000" calcext:value-type="float">
            <text:p>39750000</text:p>
          </table:table-cell>
          <table:table-cell office:value-type="float" office:value="-3.49102761436686" calcext:value-type="float">
            <text:p>-3.4910276144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-3.91648571284581" calcext:value-type="float">
            <text:p>-3.9164857128</text:p>
          </table:table-cell>
        </table:table-row>
        <table:table-row table:style-name="ro1">
          <table:table-cell office:value-type="float" office:value="40250000" calcext:value-type="float">
            <text:p>40250000</text:p>
          </table:table-cell>
          <table:table-cell office:value-type="float" office:value="-3.42075628402569" calcext:value-type="float">
            <text:p>-3.420756284</text:p>
          </table:table-cell>
        </table:table-row>
        <table:table-row table:style-name="ro1">
          <table:table-cell office:value-type="float" office:value="40500000" calcext:value-type="float">
            <text:p>40500000</text:p>
          </table:table-cell>
          <table:table-cell office:value-type="float" office:value="-3.16626745658271" calcext:value-type="float">
            <text:p>-3.1662674566</text:p>
          </table:table-cell>
        </table:table-row>
        <table:table-row table:style-name="ro1">
          <table:table-cell office:value-type="float" office:value="40750000" calcext:value-type="float">
            <text:p>40750000</text:p>
          </table:table-cell>
          <table:table-cell office:value-type="float" office:value="-3.6285759705879" calcext:value-type="float">
            <text:p>-3.6285759706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-3.55866960379143" calcext:value-type="float">
            <text:p>-3.5586696038</text:p>
          </table:table-cell>
        </table:table-row>
        <table:table-row table:style-name="ro1">
          <table:table-cell office:value-type="float" office:value="41250000" calcext:value-type="float">
            <text:p>41250000</text:p>
          </table:table-cell>
          <table:table-cell office:value-type="float" office:value="-3.30321548933654" calcext:value-type="float">
            <text:p>-3.3032154893</text:p>
          </table:table-cell>
        </table:table-row>
        <table:table-row table:style-name="ro1">
          <table:table-cell office:value-type="float" office:value="41500000" calcext:value-type="float">
            <text:p>41500000</text:p>
          </table:table-cell>
          <table:table-cell office:value-type="float" office:value="-3.15429331375901" calcext:value-type="float">
            <text:p>-3.1542933138</text:p>
          </table:table-cell>
        </table:table-row>
        <table:table-row table:style-name="ro1">
          <table:table-cell office:value-type="float" office:value="41750000" calcext:value-type="float">
            <text:p>41750000</text:p>
          </table:table-cell>
          <table:table-cell office:value-type="float" office:value="-3.45335273766458" calcext:value-type="float">
            <text:p>-3.4533527377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-3.60260339754874" calcext:value-type="float">
            <text:p>-3.6026033975</text:p>
          </table:table-cell>
        </table:table-row>
        <table:table-row table:style-name="ro1">
          <table:table-cell office:value-type="float" office:value="42250000" calcext:value-type="float">
            <text:p>42250000</text:p>
          </table:table-cell>
          <table:table-cell office:value-type="float" office:value="-3.56578412532432" calcext:value-type="float">
            <text:p>-3.5657841253</text:p>
          </table:table-cell>
        </table:table-row>
        <table:table-row table:style-name="ro1">
          <table:table-cell office:value-type="float" office:value="42500000" calcext:value-type="float">
            <text:p>42500000</text:p>
          </table:table-cell>
          <table:table-cell office:value-type="float" office:value="-3.1267060220994" calcext:value-type="float">
            <text:p>-3.1267060221</text:p>
          </table:table-cell>
        </table:table-row>
        <table:table-row table:style-name="ro1">
          <table:table-cell office:value-type="float" office:value="42750000" calcext:value-type="float">
            <text:p>42750000</text:p>
          </table:table-cell>
          <table:table-cell office:value-type="float" office:value="-3.44622488546677" calcext:value-type="float">
            <text:p>-3.4462248855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-3.1526124009646" calcext:value-type="float">
            <text:p>-3.152612401</text:p>
          </table:table-cell>
        </table:table-row>
        <table:table-row table:style-name="ro1">
          <table:table-cell office:value-type="float" office:value="43250000" calcext:value-type="float">
            <text:p>43250000</text:p>
          </table:table-cell>
          <table:table-cell office:value-type="float" office:value="-3.2979951939041" calcext:value-type="float">
            <text:p>-3.2979951939</text:p>
          </table:table-cell>
        </table:table-row>
        <table:table-row table:style-name="ro1">
          <table:table-cell office:value-type="float" office:value="43500000" calcext:value-type="float">
            <text:p>43500000</text:p>
          </table:table-cell>
          <table:table-cell office:value-type="float" office:value="-3.18462710849426" calcext:value-type="float">
            <text:p>-3.1846271085</text:p>
          </table:table-cell>
        </table:table-row>
        <table:table-row table:style-name="ro1">
          <table:table-cell office:value-type="float" office:value="43750000" calcext:value-type="float">
            <text:p>43750000</text:p>
          </table:table-cell>
          <table:table-cell office:value-type="float" office:value="-3.12430032025457" calcext:value-type="float">
            <text:p>-3.1243003203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-3.3958698339513" calcext:value-type="float">
            <text:p>-3.395869834</text:p>
          </table:table-cell>
        </table:table-row>
        <table:table-row table:style-name="ro1">
          <table:table-cell office:value-type="float" office:value="44250000" calcext:value-type="float">
            <text:p>44250000</text:p>
          </table:table-cell>
          <table:table-cell office:value-type="float" office:value="-3.35714031485713" calcext:value-type="float">
            <text:p>-3.3571403149</text:p>
          </table:table-cell>
        </table:table-row>
        <table:table-row table:style-name="ro1">
          <table:table-cell office:value-type="float" office:value="44500000" calcext:value-type="float">
            <text:p>44500000</text:p>
          </table:table-cell>
          <table:table-cell office:value-type="float" office:value="-3.71691432380473" calcext:value-type="float">
            <text:p>-3.7169143238</text:p>
          </table:table-cell>
        </table:table-row>
        <table:table-row table:style-name="ro1">
          <table:table-cell office:value-type="float" office:value="44750000" calcext:value-type="float">
            <text:p>44750000</text:p>
          </table:table-cell>
          <table:table-cell office:value-type="float" office:value="-3.44457611072599" calcext:value-type="float">
            <text:p>-3.4445761107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-3.59896753640341" calcext:value-type="float">
            <text:p>-3.5989675364</text:p>
          </table:table-cell>
        </table:table-row>
        <table:table-row table:style-name="ro1">
          <table:table-cell office:value-type="float" office:value="45250000" calcext:value-type="float">
            <text:p>45250000</text:p>
          </table:table-cell>
          <table:table-cell office:value-type="float" office:value="-3.48199245372654" calcext:value-type="float">
            <text:p>-3.4819924537</text:p>
          </table:table-cell>
        </table:table-row>
        <table:table-row table:style-name="ro1">
          <table:table-cell office:value-type="float" office:value="45500000" calcext:value-type="float">
            <text:p>45500000</text:p>
          </table:table-cell>
          <table:table-cell office:value-type="float" office:value="-3.54808400706102" calcext:value-type="float">
            <text:p>-3.5480840071</text:p>
          </table:table-cell>
        </table:table-row>
        <table:table-row table:style-name="ro1">
          <table:table-cell office:value-type="float" office:value="45750000" calcext:value-type="float">
            <text:p>45750000</text:p>
          </table:table-cell>
          <table:table-cell office:value-type="float" office:value="-3.44781908284057" calcext:value-type="float">
            <text:p>-3.4478190828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-3.46267789609105" calcext:value-type="float">
            <text:p>-3.4626778961</text:p>
          </table:table-cell>
        </table:table-row>
        <table:table-row table:style-name="ro1">
          <table:table-cell office:value-type="float" office:value="46250000" calcext:value-type="float">
            <text:p>46250000</text:p>
          </table:table-cell>
          <table:table-cell office:value-type="float" office:value="-3.52292452713971" calcext:value-type="float">
            <text:p>-3.5229245271</text:p>
          </table:table-cell>
        </table:table-row>
        <table:table-row table:style-name="ro1">
          <table:table-cell office:value-type="float" office:value="46500000" calcext:value-type="float">
            <text:p>46500000</text:p>
          </table:table-cell>
          <table:table-cell office:value-type="float" office:value="-3.15732854344242" calcext:value-type="float">
            <text:p>-3.1573285434</text:p>
          </table:table-cell>
        </table:table-row>
        <table:table-row table:style-name="ro1">
          <table:table-cell office:value-type="float" office:value="46750000" calcext:value-type="float">
            <text:p>46750000</text:p>
          </table:table-cell>
          <table:table-cell office:value-type="float" office:value="-3.16650381725184" calcext:value-type="float">
            <text:p>-3.1665038173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-3.4418674735113" calcext:value-type="float">
            <text:p>-3.4418674735</text:p>
          </table:table-cell>
        </table:table-row>
        <table:table-row table:style-name="ro1">
          <table:table-cell office:value-type="float" office:value="47250000" calcext:value-type="float">
            <text:p>47250000</text:p>
          </table:table-cell>
          <table:table-cell office:value-type="float" office:value="-3.54270126380359" calcext:value-type="float">
            <text:p>-3.5427012638</text:p>
          </table:table-cell>
        </table:table-row>
        <table:table-row table:style-name="ro1">
          <table:table-cell office:value-type="float" office:value="47500000" calcext:value-type="float">
            <text:p>47500000</text:p>
          </table:table-cell>
          <table:table-cell office:value-type="float" office:value="-3.589145678362" calcext:value-type="float">
            <text:p>-3.5891456784</text:p>
          </table:table-cell>
        </table:table-row>
        <table:table-row table:style-name="ro1">
          <table:table-cell office:value-type="float" office:value="47750000" calcext:value-type="float">
            <text:p>47750000</text:p>
          </table:table-cell>
          <table:table-cell office:value-type="float" office:value="-3.67268433254765" calcext:value-type="float">
            <text:p>-3.6726843325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-3.50476070879203" calcext:value-type="float">
            <text:p>-3.5047607088</text:p>
          </table:table-cell>
        </table:table-row>
        <table:table-row table:style-name="ro1">
          <table:table-cell office:value-type="float" office:value="48250000" calcext:value-type="float">
            <text:p>48250000</text:p>
          </table:table-cell>
          <table:table-cell office:value-type="float" office:value="-3.35881442483911" calcext:value-type="float">
            <text:p>-3.3588144248</text:p>
          </table:table-cell>
        </table:table-row>
        <table:table-row table:style-name="ro1">
          <table:table-cell office:value-type="float" office:value="48500000" calcext:value-type="float">
            <text:p>48500000</text:p>
          </table:table-cell>
          <table:table-cell office:value-type="float" office:value="-3.80551518947699" calcext:value-type="float">
            <text:p>-3.8055151895</text:p>
          </table:table-cell>
        </table:table-row>
        <table:table-row table:style-name="ro1">
          <table:table-cell office:value-type="float" office:value="48750000" calcext:value-type="float">
            <text:p>48750000</text:p>
          </table:table-cell>
          <table:table-cell office:value-type="float" office:value="-3.24560753278576" calcext:value-type="float">
            <text:p>-3.245607532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-3.44746336202213" calcext:value-type="float">
            <text:p>-3.447463362</text:p>
          </table:table-cell>
        </table:table-row>
        <table:table-row table:style-name="ro1">
          <table:table-cell office:value-type="float" office:value="49250000" calcext:value-type="float">
            <text:p>49250000</text:p>
          </table:table-cell>
          <table:table-cell office:value-type="float" office:value="-3.45211675639209" calcext:value-type="float">
            <text:p>-3.4521167564</text:p>
          </table:table-cell>
        </table:table-row>
        <table:table-row table:style-name="ro1">
          <table:table-cell office:value-type="float" office:value="49500000" calcext:value-type="float">
            <text:p>49500000</text:p>
          </table:table-cell>
          <table:table-cell office:value-type="float" office:value="-3.38752999564759" calcext:value-type="float">
            <text:p>-3.3875299956</text:p>
          </table:table-cell>
        </table:table-row>
        <table:table-row table:style-name="ro1">
          <table:table-cell office:value-type="float" office:value="49750000" calcext:value-type="float">
            <text:p>49750000</text:p>
          </table:table-cell>
          <table:table-cell office:value-type="float" office:value="-3.36708363227494" calcext:value-type="float">
            <text:p>-3.3670836323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-3.68453831918386" calcext:value-type="float">
            <text:p>-3.6845383192</text:p>
          </table:table-cell>
        </table:table-row>
        <table:table-row table:style-name="ro1">
          <table:table-cell office:value-type="float" office:value="50250000" calcext:value-type="float">
            <text:p>50250000</text:p>
          </table:table-cell>
          <table:table-cell office:value-type="float" office:value="-3.6610803728677" calcext:value-type="float">
            <text:p>-3.6610803729</text:p>
          </table:table-cell>
        </table:table-row>
        <table:table-row table:style-name="ro1">
          <table:table-cell office:value-type="float" office:value="50500000" calcext:value-type="float">
            <text:p>50500000</text:p>
          </table:table-cell>
          <table:table-cell office:value-type="float" office:value="-3.49647607936919" calcext:value-type="float">
            <text:p>-3.4964760794</text:p>
          </table:table-cell>
        </table:table-row>
        <table:table-row table:style-name="ro1">
          <table:table-cell office:value-type="float" office:value="50750000" calcext:value-type="float">
            <text:p>50750000</text:p>
          </table:table-cell>
          <table:table-cell office:value-type="float" office:value="-3.3557501770648" calcext:value-type="float">
            <text:p>-3.3557501771</text:p>
          </table:table-cell>
        </table:table-row>
        <table:table-row table:style-name="ro1">
          <table:table-cell office:value-type="float" office:value="51000000" calcext:value-type="float">
            <text:p>51000000</text:p>
          </table:table-cell>
          <table:table-cell office:value-type="float" office:value="-3.44426400689797" calcext:value-type="float">
            <text:p>-3.4442640069</text:p>
          </table:table-cell>
        </table:table-row>
        <table:table-row table:style-name="ro1">
          <table:table-cell office:value-type="float" office:value="51250000" calcext:value-type="float">
            <text:p>51250000</text:p>
          </table:table-cell>
          <table:table-cell office:value-type="float" office:value="-3.77963964246473" calcext:value-type="float">
            <text:p>-3.7796396425</text:p>
          </table:table-cell>
        </table:table-row>
        <table:table-row table:style-name="ro1">
          <table:table-cell office:value-type="float" office:value="51500000" calcext:value-type="float">
            <text:p>51500000</text:p>
          </table:table-cell>
          <table:table-cell office:value-type="float" office:value="-3.27590346712007" calcext:value-type="float">
            <text:p>-3.2759034671</text:p>
          </table:table-cell>
        </table:table-row>
        <table:table-row table:style-name="ro1">
          <table:table-cell office:value-type="float" office:value="51750000" calcext:value-type="float">
            <text:p>51750000</text:p>
          </table:table-cell>
          <table:table-cell office:value-type="float" office:value="-3.01344362915101" calcext:value-type="float">
            <text:p>-3.0134436292</text:p>
          </table:table-cell>
        </table:table-row>
        <table:table-row table:style-name="ro1">
          <table:table-cell office:value-type="float" office:value="52000000" calcext:value-type="float">
            <text:p>52000000</text:p>
          </table:table-cell>
          <table:table-cell office:value-type="float" office:value="-3.29335038047662" calcext:value-type="float">
            <text:p>-3.2933503805</text:p>
          </table:table-cell>
        </table:table-row>
        <table:table-row table:style-name="ro1">
          <table:table-cell office:value-type="float" office:value="52250000" calcext:value-type="float">
            <text:p>52250000</text:p>
          </table:table-cell>
          <table:table-cell office:value-type="float" office:value="-3.33502954157559" calcext:value-type="float">
            <text:p>-3.3350295416</text:p>
          </table:table-cell>
        </table:table-row>
        <table:table-row table:style-name="ro1">
          <table:table-cell office:value-type="float" office:value="52500000" calcext:value-type="float">
            <text:p>52500000</text:p>
          </table:table-cell>
          <table:table-cell office:value-type="float" office:value="-3.5259128940933" calcext:value-type="float">
            <text:p>-3.5259128941</text:p>
          </table:table-cell>
        </table:table-row>
        <table:table-row table:style-name="ro1">
          <table:table-cell office:value-type="float" office:value="52750000" calcext:value-type="float">
            <text:p>52750000</text:p>
          </table:table-cell>
          <table:table-cell office:value-type="float" office:value="-3.44972933824111" calcext:value-type="float">
            <text:p>-3.4497293382</text:p>
          </table:table-cell>
        </table:table-row>
        <table:table-row table:style-name="ro1">
          <table:table-cell office:value-type="float" office:value="53000000" calcext:value-type="float">
            <text:p>53000000</text:p>
          </table:table-cell>
          <table:table-cell office:value-type="float" office:value="-3.46334769154477" calcext:value-type="float">
            <text:p>-3.4633476915</text:p>
          </table:table-cell>
        </table:table-row>
        <table:table-row table:style-name="ro1">
          <table:table-cell office:value-type="float" office:value="53250000" calcext:value-type="float">
            <text:p>53250000</text:p>
          </table:table-cell>
          <table:table-cell office:value-type="float" office:value="-3.11397171251213" calcext:value-type="float">
            <text:p>-3.1139717125</text:p>
          </table:table-cell>
        </table:table-row>
        <table:table-row table:style-name="ro1">
          <table:table-cell office:value-type="float" office:value="53500000" calcext:value-type="float">
            <text:p>53500000</text:p>
          </table:table-cell>
          <table:table-cell office:value-type="float" office:value="-3.42268548343375" calcext:value-type="float">
            <text:p>-3.4226854834</text:p>
          </table:table-cell>
        </table:table-row>
        <table:table-row table:style-name="ro1">
          <table:table-cell office:value-type="float" office:value="53750000" calcext:value-type="float">
            <text:p>53750000</text:p>
          </table:table-cell>
          <table:table-cell office:value-type="float" office:value="-4.00251654570239" calcext:value-type="float">
            <text:p>-4.0025165457</text:p>
          </table:table-cell>
        </table:table-row>
        <table:table-row table:style-name="ro1">
          <table:table-cell office:value-type="float" office:value="54000000" calcext:value-type="float">
            <text:p>54000000</text:p>
          </table:table-cell>
          <table:table-cell office:value-type="float" office:value="-3.55968928531626" calcext:value-type="float">
            <text:p>-3.5596892853</text:p>
          </table:table-cell>
        </table:table-row>
        <table:table-row table:style-name="ro1">
          <table:table-cell office:value-type="float" office:value="54250000" calcext:value-type="float">
            <text:p>54250000</text:p>
          </table:table-cell>
          <table:table-cell office:value-type="float" office:value="-3.58168990650511" calcext:value-type="float">
            <text:p>-3.5816899065</text:p>
          </table:table-cell>
        </table:table-row>
        <table:table-row table:style-name="ro1">
          <table:table-cell office:value-type="float" office:value="54500000" calcext:value-type="float">
            <text:p>54500000</text:p>
          </table:table-cell>
          <table:table-cell office:value-type="float" office:value="-3.28846779451116" calcext:value-type="float">
            <text:p>-3.2884677945</text:p>
          </table:table-cell>
        </table:table-row>
        <table:table-row table:style-name="ro1">
          <table:table-cell office:value-type="float" office:value="54750000" calcext:value-type="float">
            <text:p>54750000</text:p>
          </table:table-cell>
          <table:table-cell office:value-type="float" office:value="-3.45019622566809" calcext:value-type="float">
            <text:p>-3.4501962257</text:p>
          </table:table-cell>
        </table:table-row>
        <table:table-row table:style-name="ro1">
          <table:table-cell office:value-type="float" office:value="55000000" calcext:value-type="float">
            <text:p>55000000</text:p>
          </table:table-cell>
          <table:table-cell office:value-type="float" office:value="-3.30293627022429" calcext:value-type="float">
            <text:p>-3.3029362702</text:p>
          </table:table-cell>
        </table:table-row>
        <table:table-row table:style-name="ro1">
          <table:table-cell office:value-type="float" office:value="55250000" calcext:value-type="float">
            <text:p>55250000</text:p>
          </table:table-cell>
          <table:table-cell office:value-type="float" office:value="-3.35187979209134" calcext:value-type="float">
            <text:p>-3.3518797921</text:p>
          </table:table-cell>
        </table:table-row>
        <table:table-row table:style-name="ro1">
          <table:table-cell office:value-type="float" office:value="55500000" calcext:value-type="float">
            <text:p>55500000</text:p>
          </table:table-cell>
          <table:table-cell office:value-type="float" office:value="-3.61635853330598" calcext:value-type="float">
            <text:p>-3.6163585333</text:p>
          </table:table-cell>
        </table:table-row>
        <table:table-row table:style-name="ro1">
          <table:table-cell office:value-type="float" office:value="55750000" calcext:value-type="float">
            <text:p>55750000</text:p>
          </table:table-cell>
          <table:table-cell office:value-type="float" office:value="-3.31757736335932" calcext:value-type="float">
            <text:p>-3.3175773634</text:p>
          </table:table-cell>
        </table:table-row>
        <table:table-row table:style-name="ro1">
          <table:table-cell office:value-type="float" office:value="56000000" calcext:value-type="float">
            <text:p>56000000</text:p>
          </table:table-cell>
          <table:table-cell office:value-type="float" office:value="-3.4733636895667" calcext:value-type="float">
            <text:p>-3.4733636896</text:p>
          </table:table-cell>
        </table:table-row>
        <table:table-row table:style-name="ro1">
          <table:table-cell office:value-type="float" office:value="56250000" calcext:value-type="float">
            <text:p>56250000</text:p>
          </table:table-cell>
          <table:table-cell office:value-type="float" office:value="-3.45252688821863" calcext:value-type="float">
            <text:p>-3.4525268882</text:p>
          </table:table-cell>
        </table:table-row>
        <table:table-row table:style-name="ro1">
          <table:table-cell office:value-type="float" office:value="56500000" calcext:value-type="float">
            <text:p>56500000</text:p>
          </table:table-cell>
          <table:table-cell office:value-type="float" office:value="-3.29737676071186" calcext:value-type="float">
            <text:p>-3.2973767607</text:p>
          </table:table-cell>
        </table:table-row>
        <table:table-row table:style-name="ro1">
          <table:table-cell office:value-type="float" office:value="56750000" calcext:value-type="float">
            <text:p>56750000</text:p>
          </table:table-cell>
          <table:table-cell office:value-type="float" office:value="-3.52383276259979" calcext:value-type="float">
            <text:p>-3.5238327626</text:p>
          </table:table-cell>
        </table:table-row>
        <table:table-row table:style-name="ro1">
          <table:table-cell office:value-type="float" office:value="57000000" calcext:value-type="float">
            <text:p>57000000</text:p>
          </table:table-cell>
          <table:table-cell office:value-type="float" office:value="-3.60166942083809" calcext:value-type="float">
            <text:p>-3.6016694208</text:p>
          </table:table-cell>
        </table:table-row>
        <table:table-row table:style-name="ro1">
          <table:table-cell office:value-type="float" office:value="57250000" calcext:value-type="float">
            <text:p>57250000</text:p>
          </table:table-cell>
          <table:table-cell office:value-type="float" office:value="-3.34648271267971" calcext:value-type="float">
            <text:p>-3.3464827127</text:p>
          </table:table-cell>
        </table:table-row>
        <table:table-row table:style-name="ro1">
          <table:table-cell office:value-type="float" office:value="57500000" calcext:value-type="float">
            <text:p>57500000</text:p>
          </table:table-cell>
          <table:table-cell office:value-type="float" office:value="-3.32592311662501" calcext:value-type="float">
            <text:p>-3.3259231166</text:p>
          </table:table-cell>
        </table:table-row>
        <table:table-row table:style-name="ro1">
          <table:table-cell office:value-type="float" office:value="57750000" calcext:value-type="float">
            <text:p>57750000</text:p>
          </table:table-cell>
          <table:table-cell office:value-type="float" office:value="-3.80937271857093" calcext:value-type="float">
            <text:p>-3.8093727186</text:p>
          </table:table-cell>
        </table:table-row>
        <table:table-row table:style-name="ro1">
          <table:table-cell office:value-type="float" office:value="58000000" calcext:value-type="float">
            <text:p>58000000</text:p>
          </table:table-cell>
          <table:table-cell office:value-type="float" office:value="-3.83672052822996" calcext:value-type="float">
            <text:p>-3.8367205282</text:p>
          </table:table-cell>
        </table:table-row>
        <table:table-row table:style-name="ro1">
          <table:table-cell office:value-type="float" office:value="58250000" calcext:value-type="float">
            <text:p>58250000</text:p>
          </table:table-cell>
          <table:table-cell office:value-type="float" office:value="-3.06713751566336" calcext:value-type="float">
            <text:p>-3.0671375157</text:p>
          </table:table-cell>
        </table:table-row>
        <table:table-row table:style-name="ro1">
          <table:table-cell office:value-type="float" office:value="58500000" calcext:value-type="float">
            <text:p>58500000</text:p>
          </table:table-cell>
          <table:table-cell office:value-type="float" office:value="-2.89665232883094" calcext:value-type="float">
            <text:p>-2.8966523288</text:p>
          </table:table-cell>
        </table:table-row>
        <table:table-row table:style-name="ro1">
          <table:table-cell office:value-type="float" office:value="58750000" calcext:value-type="float">
            <text:p>58750000</text:p>
          </table:table-cell>
          <table:table-cell office:value-type="float" office:value="-3.5364665119812" calcext:value-type="float">
            <text:p>-3.536466512</text:p>
          </table:table-cell>
        </table:table-row>
        <table:table-row table:style-name="ro1">
          <table:table-cell office:value-type="float" office:value="59000000" calcext:value-type="float">
            <text:p>59000000</text:p>
          </table:table-cell>
          <table:table-cell office:value-type="float" office:value="-3.65323568440892" calcext:value-type="float">
            <text:p>-3.6532356844</text:p>
          </table:table-cell>
        </table:table-row>
        <table:table-row table:style-name="ro1">
          <table:table-cell office:value-type="float" office:value="59250000" calcext:value-type="float">
            <text:p>59250000</text:p>
          </table:table-cell>
          <table:table-cell office:value-type="float" office:value="-3.63103700232549" calcext:value-type="float">
            <text:p>-3.6310370023</text:p>
          </table:table-cell>
        </table:table-row>
        <table:table-row table:style-name="ro1">
          <table:table-cell office:value-type="float" office:value="59500000" calcext:value-type="float">
            <text:p>59500000</text:p>
          </table:table-cell>
          <table:table-cell office:value-type="float" office:value="-3.38194199895582" calcext:value-type="float">
            <text:p>-3.381941999</text:p>
          </table:table-cell>
        </table:table-row>
        <table:table-row table:style-name="ro1">
          <table:table-cell office:value-type="float" office:value="59750000" calcext:value-type="float">
            <text:p>59750000</text:p>
          </table:table-cell>
          <table:table-cell office:value-type="float" office:value="-3.73963315775353" calcext:value-type="float">
            <text:p>-3.7396331578</text:p>
          </table:table-cell>
        </table:table-row>
        <table:table-row table:style-name="ro1">
          <table:table-cell office:value-type="float" office:value="60000000" calcext:value-type="float">
            <text:p>60000000</text:p>
          </table:table-cell>
          <table:table-cell office:value-type="float" office:value="-3.52559957552525" calcext:value-type="float">
            <text:p>-3.5255995755</text:p>
          </table:table-cell>
        </table:table-row>
        <table:table-row table:style-name="ro1">
          <table:table-cell office:value-type="float" office:value="60250000" calcext:value-type="float">
            <text:p>60250000</text:p>
          </table:table-cell>
          <table:table-cell office:value-type="float" office:value="-3.46127788250698" calcext:value-type="float">
            <text:p>-3.4612778825</text:p>
          </table:table-cell>
        </table:table-row>
        <table:table-row table:style-name="ro1">
          <table:table-cell office:value-type="float" office:value="60500000" calcext:value-type="float">
            <text:p>60500000</text:p>
          </table:table-cell>
          <table:table-cell office:value-type="float" office:value="-3.33988846379172" calcext:value-type="float">
            <text:p>-3.3398884638</text:p>
          </table:table-cell>
        </table:table-row>
        <table:table-row table:style-name="ro1">
          <table:table-cell office:value-type="float" office:value="60750000" calcext:value-type="float">
            <text:p>60750000</text:p>
          </table:table-cell>
          <table:table-cell office:value-type="float" office:value="-3.82134514411327" calcext:value-type="float">
            <text:p>-3.8213451441</text:p>
          </table:table-cell>
        </table:table-row>
        <table:table-row table:style-name="ro1">
          <table:table-cell office:value-type="float" office:value="61000000" calcext:value-type="float">
            <text:p>61000000</text:p>
          </table:table-cell>
          <table:table-cell office:value-type="float" office:value="-3.36245770521848" calcext:value-type="float">
            <text:p>-3.3624577052</text:p>
          </table:table-cell>
        </table:table-row>
        <table:table-row table:style-name="ro1">
          <table:table-cell office:value-type="float" office:value="61250000" calcext:value-type="float">
            <text:p>61250000</text:p>
          </table:table-cell>
          <table:table-cell office:value-type="float" office:value="-3.45496622662901" calcext:value-type="float">
            <text:p>-3.4549662266</text:p>
          </table:table-cell>
        </table:table-row>
        <table:table-row table:style-name="ro1">
          <table:table-cell office:value-type="float" office:value="61500000" calcext:value-type="float">
            <text:p>61500000</text:p>
          </table:table-cell>
          <table:table-cell office:value-type="float" office:value="-3.74506206890178" calcext:value-type="float">
            <text:p>-3.7450620689</text:p>
          </table:table-cell>
        </table:table-row>
        <table:table-row table:style-name="ro1">
          <table:table-cell office:value-type="float" office:value="61750000" calcext:value-type="float">
            <text:p>61750000</text:p>
          </table:table-cell>
          <table:table-cell office:value-type="float" office:value="-3.7823411466015" calcext:value-type="float">
            <text:p>-3.7823411466</text:p>
          </table:table-cell>
        </table:table-row>
        <table:table-row table:style-name="ro1">
          <table:table-cell office:value-type="float" office:value="62000000" calcext:value-type="float">
            <text:p>62000000</text:p>
          </table:table-cell>
          <table:table-cell office:value-type="float" office:value="-3.67972625846944" calcext:value-type="float">
            <text:p>-3.6797262585</text:p>
          </table:table-cell>
        </table:table-row>
        <table:table-row table:style-name="ro1">
          <table:table-cell office:value-type="float" office:value="62250000" calcext:value-type="float">
            <text:p>62250000</text:p>
          </table:table-cell>
          <table:table-cell office:value-type="float" office:value="-3.35239503734372" calcext:value-type="float">
            <text:p>-3.3523950373</text:p>
          </table:table-cell>
        </table:table-row>
        <table:table-row table:style-name="ro1">
          <table:table-cell office:value-type="float" office:value="62500000" calcext:value-type="float">
            <text:p>62500000</text:p>
          </table:table-cell>
          <table:table-cell office:value-type="float" office:value="-2.97501304195993" calcext:value-type="float">
            <text:p>-2.975013042</text:p>
          </table:table-cell>
        </table:table-row>
        <table:table-row table:style-name="ro1">
          <table:table-cell office:value-type="float" office:value="62750000" calcext:value-type="float">
            <text:p>62750000</text:p>
          </table:table-cell>
          <table:table-cell office:value-type="float" office:value="-3.26583572207668" calcext:value-type="float">
            <text:p>-3.2658357221</text:p>
          </table:table-cell>
        </table:table-row>
        <table:table-row table:style-name="ro1">
          <table:table-cell office:value-type="float" office:value="63000000" calcext:value-type="float">
            <text:p>63000000</text:p>
          </table:table-cell>
          <table:table-cell office:value-type="float" office:value="-3.65679313607566" calcext:value-type="float">
            <text:p>-3.6567931361</text:p>
          </table:table-cell>
        </table:table-row>
        <table:table-row table:style-name="ro1">
          <table:table-cell office:value-type="float" office:value="63250000" calcext:value-type="float">
            <text:p>63250000</text:p>
          </table:table-cell>
          <table:table-cell office:value-type="float" office:value="-3.72062265068239" calcext:value-type="float">
            <text:p>-3.7206226507</text:p>
          </table:table-cell>
        </table:table-row>
        <table:table-row table:style-name="ro1">
          <table:table-cell office:value-type="float" office:value="63500000" calcext:value-type="float">
            <text:p>63500000</text:p>
          </table:table-cell>
          <table:table-cell office:value-type="float" office:value="-3.53336660231849" calcext:value-type="float">
            <text:p>-3.5333666023</text:p>
          </table:table-cell>
        </table:table-row>
        <table:table-row table:style-name="ro1">
          <table:table-cell office:value-type="float" office:value="63750000" calcext:value-type="float">
            <text:p>63750000</text:p>
          </table:table-cell>
          <table:table-cell office:value-type="float" office:value="-3.39396372695805" calcext:value-type="float">
            <text:p>-3.393963727</text:p>
          </table:table-cell>
        </table:table-row>
        <table:table-row table:style-name="ro1">
          <table:table-cell office:value-type="float" office:value="64000000" calcext:value-type="float">
            <text:p>64000000</text:p>
          </table:table-cell>
          <table:table-cell office:value-type="float" office:value="-2.97559229068539" calcext:value-type="float">
            <text:p>-2.9755922907</text:p>
          </table:table-cell>
        </table:table-row>
        <table:table-row table:style-name="ro1">
          <table:table-cell office:value-type="float" office:value="64250000" calcext:value-type="float">
            <text:p>64250000</text:p>
          </table:table-cell>
          <table:table-cell office:value-type="float" office:value="-3.69331422850159" calcext:value-type="float">
            <text:p>-3.6933142285</text:p>
          </table:table-cell>
        </table:table-row>
        <table:table-row table:style-name="ro1">
          <table:table-cell office:value-type="float" office:value="64500000" calcext:value-type="float">
            <text:p>64500000</text:p>
          </table:table-cell>
          <table:table-cell office:value-type="float" office:value="-3.55996372456398" calcext:value-type="float">
            <text:p>-3.5599637246</text:p>
          </table:table-cell>
        </table:table-row>
        <table:table-row table:style-name="ro1">
          <table:table-cell office:value-type="float" office:value="64750000" calcext:value-type="float">
            <text:p>64750000</text:p>
          </table:table-cell>
          <table:table-cell office:value-type="float" office:value="-3.37910152183201" calcext:value-type="float">
            <text:p>-3.3791015218</text:p>
          </table:table-cell>
        </table:table-row>
        <table:table-row table:style-name="ro1">
          <table:table-cell office:value-type="float" office:value="65000000" calcext:value-type="float">
            <text:p>65000000</text:p>
          </table:table-cell>
          <table:table-cell office:value-type="float" office:value="-3.49599519020552" calcext:value-type="float">
            <text:p>-3.4959951902</text:p>
          </table:table-cell>
        </table:table-row>
        <table:table-row table:style-name="ro1">
          <table:table-cell office:value-type="float" office:value="65250000" calcext:value-type="float">
            <text:p>65250000</text:p>
          </table:table-cell>
          <table:table-cell office:value-type="float" office:value="-3.37898146437551" calcext:value-type="float">
            <text:p>-3.3789814644</text:p>
          </table:table-cell>
        </table:table-row>
        <table:table-row table:style-name="ro1">
          <table:table-cell office:value-type="float" office:value="65500000" calcext:value-type="float">
            <text:p>65500000</text:p>
          </table:table-cell>
          <table:table-cell office:value-type="float" office:value="-3.48697148749731" calcext:value-type="float">
            <text:p>-3.4869714875</text:p>
          </table:table-cell>
        </table:table-row>
        <table:table-row table:style-name="ro1">
          <table:table-cell office:value-type="float" office:value="65750000" calcext:value-type="float">
            <text:p>65750000</text:p>
          </table:table-cell>
          <table:table-cell office:value-type="float" office:value="-3.53758995605532" calcext:value-type="float">
            <text:p>-3.5375899561</text:p>
          </table:table-cell>
        </table:table-row>
        <table:table-row table:style-name="ro1">
          <table:table-cell office:value-type="float" office:value="66000000" calcext:value-type="float">
            <text:p>66000000</text:p>
          </table:table-cell>
          <table:table-cell office:value-type="float" office:value="-3.50667942849192" calcext:value-type="float">
            <text:p>-3.5066794285</text:p>
          </table:table-cell>
        </table:table-row>
        <table:table-row table:style-name="ro1">
          <table:table-cell office:value-type="float" office:value="66250000" calcext:value-type="float">
            <text:p>66250000</text:p>
          </table:table-cell>
          <table:table-cell office:value-type="float" office:value="-3.07103940345068" calcext:value-type="float">
            <text:p>-3.0710394035</text:p>
          </table:table-cell>
        </table:table-row>
        <table:table-row table:style-name="ro1">
          <table:table-cell office:value-type="float" office:value="66500000" calcext:value-type="float">
            <text:p>66500000</text:p>
          </table:table-cell>
          <table:table-cell office:value-type="float" office:value="-3.4713845678159" calcext:value-type="float">
            <text:p>-3.4713845678</text:p>
          </table:table-cell>
        </table:table-row>
        <table:table-row table:style-name="ro1">
          <table:table-cell office:value-type="float" office:value="66750000" calcext:value-type="float">
            <text:p>66750000</text:p>
          </table:table-cell>
          <table:table-cell office:value-type="float" office:value="-3.96651072119455" calcext:value-type="float">
            <text:p>-3.9665107212</text:p>
          </table:table-cell>
        </table:table-row>
        <table:table-row table:style-name="ro1">
          <table:table-cell office:value-type="float" office:value="67000000" calcext:value-type="float">
            <text:p>67000000</text:p>
          </table:table-cell>
          <table:table-cell office:value-type="float" office:value="-3.36569901950847" calcext:value-type="float">
            <text:p>-3.3656990195</text:p>
          </table:table-cell>
        </table:table-row>
        <table:table-row table:style-name="ro1">
          <table:table-cell office:value-type="float" office:value="67250000" calcext:value-type="float">
            <text:p>67250000</text:p>
          </table:table-cell>
          <table:table-cell office:value-type="float" office:value="-3.62833503066793" calcext:value-type="float">
            <text:p>-3.6283350307</text:p>
          </table:table-cell>
        </table:table-row>
        <table:table-row table:style-name="ro1">
          <table:table-cell office:value-type="float" office:value="67500000" calcext:value-type="float">
            <text:p>67500000</text:p>
          </table:table-cell>
          <table:table-cell office:value-type="float" office:value="-3.16544787331358" calcext:value-type="float">
            <text:p>-3.1654478733</text:p>
          </table:table-cell>
        </table:table-row>
        <table:table-row table:style-name="ro1">
          <table:table-cell office:value-type="float" office:value="67750000" calcext:value-type="float">
            <text:p>67750000</text:p>
          </table:table-cell>
          <table:table-cell office:value-type="float" office:value="-3.56137502460698" calcext:value-type="float">
            <text:p>-3.5613750246</text:p>
          </table:table-cell>
        </table:table-row>
        <table:table-row table:style-name="ro1">
          <table:table-cell office:value-type="float" office:value="68000000" calcext:value-type="float">
            <text:p>68000000</text:p>
          </table:table-cell>
          <table:table-cell office:value-type="float" office:value="-3.21301347671323" calcext:value-type="float">
            <text:p>-3.2130134767</text:p>
          </table:table-cell>
        </table:table-row>
        <table:table-row table:style-name="ro1">
          <table:table-cell office:value-type="float" office:value="68250000" calcext:value-type="float">
            <text:p>68250000</text:p>
          </table:table-cell>
          <table:table-cell office:value-type="float" office:value="-3.38611832624472" calcext:value-type="float">
            <text:p>-3.3861183262</text:p>
          </table:table-cell>
        </table:table-row>
        <table:table-row table:style-name="ro1">
          <table:table-cell office:value-type="float" office:value="68500000" calcext:value-type="float">
            <text:p>68500000</text:p>
          </table:table-cell>
          <table:table-cell office:value-type="float" office:value="-3.62111433779728" calcext:value-type="float">
            <text:p>-3.6211143378</text:p>
          </table:table-cell>
        </table:table-row>
        <table:table-row table:style-name="ro1">
          <table:table-cell office:value-type="float" office:value="68750000" calcext:value-type="float">
            <text:p>68750000</text:p>
          </table:table-cell>
          <table:table-cell office:value-type="float" office:value="-3.54764689821541" calcext:value-type="float">
            <text:p>-3.5476468982</text:p>
          </table:table-cell>
        </table:table-row>
        <table:table-row table:style-name="ro1">
          <table:table-cell office:value-type="float" office:value="69000000" calcext:value-type="float">
            <text:p>69000000</text:p>
          </table:table-cell>
          <table:table-cell office:value-type="float" office:value="-3.1045595891558" calcext:value-type="float">
            <text:p>-3.1045595892</text:p>
          </table:table-cell>
        </table:table-row>
        <table:table-row table:style-name="ro1">
          <table:table-cell office:value-type="float" office:value="69250000" calcext:value-type="float">
            <text:p>69250000</text:p>
          </table:table-cell>
          <table:table-cell office:value-type="float" office:value="-3.56562797680865" calcext:value-type="float">
            <text:p>-3.5656279768</text:p>
          </table:table-cell>
        </table:table-row>
        <table:table-row table:style-name="ro1">
          <table:table-cell office:value-type="float" office:value="69500000" calcext:value-type="float">
            <text:p>69500000</text:p>
          </table:table-cell>
          <table:table-cell office:value-type="float" office:value="-3.55550822562015" calcext:value-type="float">
            <text:p>-3.5555082256</text:p>
          </table:table-cell>
        </table:table-row>
        <table:table-row table:style-name="ro1">
          <table:table-cell office:value-type="float" office:value="69750000" calcext:value-type="float">
            <text:p>69750000</text:p>
          </table:table-cell>
          <table:table-cell office:value-type="float" office:value="-2.96309236451004" calcext:value-type="float">
            <text:p>-2.9630923645</text:p>
          </table:table-cell>
        </table:table-row>
        <table:table-row table:style-name="ro1">
          <table:table-cell office:value-type="float" office:value="70000000" calcext:value-type="float">
            <text:p>70000000</text:p>
          </table:table-cell>
          <table:table-cell office:value-type="float" office:value="-3.52203245901776" calcext:value-type="float">
            <text:p>-3.522032459</text:p>
          </table:table-cell>
        </table:table-row>
        <table:table-row table:style-name="ro1">
          <table:table-cell office:value-type="float" office:value="70250000" calcext:value-type="float">
            <text:p>70250000</text:p>
          </table:table-cell>
          <table:table-cell office:value-type="float" office:value="-3.55917574045227" calcext:value-type="float">
            <text:p>-3.5591757405</text:p>
          </table:table-cell>
        </table:table-row>
        <table:table-row table:style-name="ro1">
          <table:table-cell office:value-type="float" office:value="70500000" calcext:value-type="float">
            <text:p>70500000</text:p>
          </table:table-cell>
          <table:table-cell office:value-type="float" office:value="-3.14239753266766" calcext:value-type="float">
            <text:p>-3.1423975327</text:p>
          </table:table-cell>
        </table:table-row>
        <table:table-row table:style-name="ro1">
          <table:table-cell office:value-type="float" office:value="70750000" calcext:value-type="float">
            <text:p>70750000</text:p>
          </table:table-cell>
          <table:table-cell office:value-type="float" office:value="-3.56086301517495" calcext:value-type="float">
            <text:p>-3.5608630152</text:p>
          </table:table-cell>
        </table:table-row>
        <table:table-row table:style-name="ro1">
          <table:table-cell office:value-type="float" office:value="71000000" calcext:value-type="float">
            <text:p>71000000</text:p>
          </table:table-cell>
          <table:table-cell office:value-type="float" office:value="-3.52984140326703" calcext:value-type="float">
            <text:p>-3.5298414033</text:p>
          </table:table-cell>
        </table:table-row>
        <table:table-row table:style-name="ro1">
          <table:table-cell office:value-type="float" office:value="71250000" calcext:value-type="float">
            <text:p>71250000</text:p>
          </table:table-cell>
          <table:table-cell office:value-type="float" office:value="-3.88783447432231" calcext:value-type="float">
            <text:p>-3.8878344743</text:p>
          </table:table-cell>
        </table:table-row>
        <table:table-row table:style-name="ro1">
          <table:table-cell office:value-type="float" office:value="71500000" calcext:value-type="float">
            <text:p>71500000</text:p>
          </table:table-cell>
          <table:table-cell office:value-type="float" office:value="-3.96380943732998" calcext:value-type="float">
            <text:p>-3.9638094373</text:p>
          </table:table-cell>
        </table:table-row>
        <table:table-row table:style-name="ro1">
          <table:table-cell office:value-type="float" office:value="71750000" calcext:value-type="float">
            <text:p>71750000</text:p>
          </table:table-cell>
          <table:table-cell office:value-type="float" office:value="-3.81533243112095" calcext:value-type="float">
            <text:p>-3.8153324311</text:p>
          </table:table-cell>
        </table:table-row>
        <table:table-row table:style-name="ro1">
          <table:table-cell office:value-type="float" office:value="72000000" calcext:value-type="float">
            <text:p>72000000</text:p>
          </table:table-cell>
          <table:table-cell office:value-type="float" office:value="-3.4110899554694" calcext:value-type="float">
            <text:p>-3.4110899555</text:p>
          </table:table-cell>
        </table:table-row>
        <table:table-row table:style-name="ro1">
          <table:table-cell office:value-type="float" office:value="72250000" calcext:value-type="float">
            <text:p>72250000</text:p>
          </table:table-cell>
          <table:table-cell office:value-type="float" office:value="-3.24133241310985" calcext:value-type="float">
            <text:p>-3.2413324131</text:p>
          </table:table-cell>
        </table:table-row>
        <table:table-row table:style-name="ro1">
          <table:table-cell office:value-type="float" office:value="72500000" calcext:value-type="float">
            <text:p>72500000</text:p>
          </table:table-cell>
          <table:table-cell office:value-type="float" office:value="-3.27291702883658" calcext:value-type="float">
            <text:p>-3.2729170288</text:p>
          </table:table-cell>
        </table:table-row>
        <table:table-row table:style-name="ro1">
          <table:table-cell office:value-type="float" office:value="72750000" calcext:value-type="float">
            <text:p>72750000</text:p>
          </table:table-cell>
          <table:table-cell office:value-type="float" office:value="-3.12340570193729" calcext:value-type="float">
            <text:p>-3.1234057019</text:p>
          </table:table-cell>
        </table:table-row>
        <table:table-row table:style-name="ro1">
          <table:table-cell office:value-type="float" office:value="73000000" calcext:value-type="float">
            <text:p>73000000</text:p>
          </table:table-cell>
          <table:table-cell office:value-type="float" office:value="-3.6246236775517" calcext:value-type="float">
            <text:p>-3.6246236776</text:p>
          </table:table-cell>
        </table:table-row>
        <table:table-row table:style-name="ro1">
          <table:table-cell office:value-type="float" office:value="73250000" calcext:value-type="float">
            <text:p>73250000</text:p>
          </table:table-cell>
          <table:table-cell office:value-type="float" office:value="-3.62824429571195" calcext:value-type="float">
            <text:p>-3.6282442957</text:p>
          </table:table-cell>
        </table:table-row>
        <table:table-row table:style-name="ro1">
          <table:table-cell office:value-type="float" office:value="73500000" calcext:value-type="float">
            <text:p>73500000</text:p>
          </table:table-cell>
          <table:table-cell office:value-type="float" office:value="-3.43201497876761" calcext:value-type="float">
            <text:p>-3.4320149788</text:p>
          </table:table-cell>
        </table:table-row>
        <table:table-row table:style-name="ro1">
          <table:table-cell office:value-type="float" office:value="73750000" calcext:value-type="float">
            <text:p>73750000</text:p>
          </table:table-cell>
          <table:table-cell office:value-type="float" office:value="-3.06379457979911" calcext:value-type="float">
            <text:p>-3.0637945798</text:p>
          </table:table-cell>
        </table:table-row>
        <table:table-row table:style-name="ro1">
          <table:table-cell office:value-type="float" office:value="74000000" calcext:value-type="float">
            <text:p>74000000</text:p>
          </table:table-cell>
          <table:table-cell office:value-type="float" office:value="-3.38806338660004" calcext:value-type="float">
            <text:p>-3.3880633866</text:p>
          </table:table-cell>
        </table:table-row>
        <table:table-row table:style-name="ro1">
          <table:table-cell office:value-type="float" office:value="74250000" calcext:value-type="float">
            <text:p>74250000</text:p>
          </table:table-cell>
          <table:table-cell office:value-type="float" office:value="-3.49266863388761" calcext:value-type="float">
            <text:p>-3.4926686339</text:p>
          </table:table-cell>
        </table:table-row>
        <table:table-row table:style-name="ro1">
          <table:table-cell office:value-type="float" office:value="74500000" calcext:value-type="float">
            <text:p>74500000</text:p>
          </table:table-cell>
          <table:table-cell office:value-type="float" office:value="-3.24695536429273" calcext:value-type="float">
            <text:p>-3.2469553643</text:p>
          </table:table-cell>
        </table:table-row>
        <table:table-row table:style-name="ro1">
          <table:table-cell office:value-type="float" office:value="74750000" calcext:value-type="float">
            <text:p>74750000</text:p>
          </table:table-cell>
          <table:table-cell office:value-type="float" office:value="-3.32217581849926" calcext:value-type="float">
            <text:p>-3.3221758185</text:p>
          </table:table-cell>
        </table:table-row>
        <table:table-row table:style-name="ro1">
          <table:table-cell office:value-type="float" office:value="75000000" calcext:value-type="float">
            <text:p>75000000</text:p>
          </table:table-cell>
          <table:table-cell office:value-type="float" office:value="-3.12920709400489" calcext:value-type="float">
            <text:p>-3.129207094</text:p>
          </table:table-cell>
        </table:table-row>
        <table:table-row table:style-name="ro1">
          <table:table-cell office:value-type="float" office:value="75250000" calcext:value-type="float">
            <text:p>75250000</text:p>
          </table:table-cell>
          <table:table-cell office:value-type="float" office:value="-3.08823937792538" calcext:value-type="float">
            <text:p>-3.0882393779</text:p>
          </table:table-cell>
        </table:table-row>
        <table:table-row table:style-name="ro1">
          <table:table-cell office:value-type="float" office:value="75500000" calcext:value-type="float">
            <text:p>75500000</text:p>
          </table:table-cell>
          <table:table-cell office:value-type="float" office:value="-3.72184188860044" calcext:value-type="float">
            <text:p>-3.7218418886</text:p>
          </table:table-cell>
        </table:table-row>
        <table:table-row table:style-name="ro1">
          <table:table-cell office:value-type="float" office:value="75750000" calcext:value-type="float">
            <text:p>75750000</text:p>
          </table:table-cell>
          <table:table-cell office:value-type="float" office:value="-3.30793138923135" calcext:value-type="float">
            <text:p>-3.3079313892</text:p>
          </table:table-cell>
        </table:table-row>
        <table:table-row table:style-name="ro1">
          <table:table-cell office:value-type="float" office:value="76000000" calcext:value-type="float">
            <text:p>76000000</text:p>
          </table:table-cell>
          <table:table-cell office:value-type="float" office:value="-3.64620588390291" calcext:value-type="float">
            <text:p>-3.6462058839</text:p>
          </table:table-cell>
        </table:table-row>
        <table:table-row table:style-name="ro1">
          <table:table-cell office:value-type="float" office:value="76250000" calcext:value-type="float">
            <text:p>76250000</text:p>
          </table:table-cell>
          <table:table-cell office:value-type="float" office:value="-3.71872804651831" calcext:value-type="float">
            <text:p>-3.7187280465</text:p>
          </table:table-cell>
        </table:table-row>
        <table:table-row table:style-name="ro1">
          <table:table-cell office:value-type="float" office:value="76500000" calcext:value-type="float">
            <text:p>76500000</text:p>
          </table:table-cell>
          <table:table-cell office:value-type="float" office:value="-3.25494434450314" calcext:value-type="float">
            <text:p>-3.2549443445</text:p>
          </table:table-cell>
        </table:table-row>
        <table:table-row table:style-name="ro1">
          <table:table-cell office:value-type="float" office:value="76750000" calcext:value-type="float">
            <text:p>76750000</text:p>
          </table:table-cell>
          <table:table-cell office:value-type="float" office:value="-3.27321084133416" calcext:value-type="float">
            <text:p>-3.2732108413</text:p>
          </table:table-cell>
        </table:table-row>
        <table:table-row table:style-name="ro1">
          <table:table-cell office:value-type="float" office:value="77000000" calcext:value-type="float">
            <text:p>77000000</text:p>
          </table:table-cell>
          <table:table-cell office:value-type="float" office:value="-3.60033220429038" calcext:value-type="float">
            <text:p>-3.6003322043</text:p>
          </table:table-cell>
        </table:table-row>
        <table:table-row table:style-name="ro1">
          <table:table-cell office:value-type="float" office:value="77250000" calcext:value-type="float">
            <text:p>77250000</text:p>
          </table:table-cell>
          <table:table-cell office:value-type="float" office:value="-3.51553658290559" calcext:value-type="float">
            <text:p>-3.5155365829</text:p>
          </table:table-cell>
        </table:table-row>
        <table:table-row table:style-name="ro1">
          <table:table-cell office:value-type="float" office:value="77500000" calcext:value-type="float">
            <text:p>77500000</text:p>
          </table:table-cell>
          <table:table-cell office:value-type="float" office:value="-3.53117164525386" calcext:value-type="float">
            <text:p>-3.5311716453</text:p>
          </table:table-cell>
        </table:table-row>
        <table:table-row table:style-name="ro1">
          <table:table-cell office:value-type="float" office:value="77750000" calcext:value-type="float">
            <text:p>77750000</text:p>
          </table:table-cell>
          <table:table-cell office:value-type="float" office:value="-3.39420048890171" calcext:value-type="float">
            <text:p>-3.3942004889</text:p>
          </table:table-cell>
        </table:table-row>
        <table:table-row table:style-name="ro1">
          <table:table-cell office:value-type="float" office:value="78000000" calcext:value-type="float">
            <text:p>78000000</text:p>
          </table:table-cell>
          <table:table-cell office:value-type="float" office:value="-3.80639334296536" calcext:value-type="float">
            <text:p>-3.806393343</text:p>
          </table:table-cell>
        </table:table-row>
        <table:table-row table:style-name="ro1">
          <table:table-cell office:value-type="float" office:value="78250000" calcext:value-type="float">
            <text:p>78250000</text:p>
          </table:table-cell>
          <table:table-cell office:value-type="float" office:value="-3.74972552033869" calcext:value-type="float">
            <text:p>-3.7497255203</text:p>
          </table:table-cell>
        </table:table-row>
        <table:table-row table:style-name="ro1">
          <table:table-cell office:value-type="float" office:value="78500000" calcext:value-type="float">
            <text:p>78500000</text:p>
          </table:table-cell>
          <table:table-cell office:value-type="float" office:value="-3.29586467527027" calcext:value-type="float">
            <text:p>-3.2958646753</text:p>
          </table:table-cell>
        </table:table-row>
        <table:table-row table:style-name="ro1">
          <table:table-cell office:value-type="float" office:value="78750000" calcext:value-type="float">
            <text:p>78750000</text:p>
          </table:table-cell>
          <table:table-cell office:value-type="float" office:value="-3.39842558276062" calcext:value-type="float">
            <text:p>-3.3984255828</text:p>
          </table:table-cell>
        </table:table-row>
        <table:table-row table:style-name="ro1">
          <table:table-cell office:value-type="float" office:value="79000000" calcext:value-type="float">
            <text:p>79000000</text:p>
          </table:table-cell>
          <table:table-cell office:value-type="float" office:value="-3.53325914179036" calcext:value-type="float">
            <text:p>-3.5332591418</text:p>
          </table:table-cell>
        </table:table-row>
        <table:table-row table:style-name="ro1">
          <table:table-cell office:value-type="float" office:value="79250000" calcext:value-type="float">
            <text:p>79250000</text:p>
          </table:table-cell>
          <table:table-cell office:value-type="float" office:value="-3.36747803891653" calcext:value-type="float">
            <text:p>-3.3674780389</text:p>
          </table:table-cell>
        </table:table-row>
        <table:table-row table:style-name="ro1">
          <table:table-cell office:value-type="float" office:value="79500000" calcext:value-type="float">
            <text:p>79500000</text:p>
          </table:table-cell>
          <table:table-cell office:value-type="float" office:value="-3.59015244161915" calcext:value-type="float">
            <text:p>-3.5901524416</text:p>
          </table:table-cell>
        </table:table-row>
        <table:table-row table:style-name="ro1">
          <table:table-cell office:value-type="float" office:value="79750000" calcext:value-type="float">
            <text:p>79750000</text:p>
          </table:table-cell>
          <table:table-cell office:value-type="float" office:value="-3.46459964930303" calcext:value-type="float">
            <text:p>-3.4645996493</text:p>
          </table:table-cell>
        </table:table-row>
        <table:table-row table:style-name="ro1">
          <table:table-cell office:value-type="float" office:value="80000000" calcext:value-type="float">
            <text:p>80000000</text:p>
          </table:table-cell>
          <table:table-cell office:value-type="float" office:value="-3.61631947874633" calcext:value-type="float">
            <text:p>-3.6163194787</text:p>
          </table:table-cell>
        </table:table-row>
        <table:table-row table:style-name="ro1">
          <table:table-cell office:value-type="float" office:value="80250000" calcext:value-type="float">
            <text:p>80250000</text:p>
          </table:table-cell>
          <table:table-cell office:value-type="float" office:value="-3.64080523392894" calcext:value-type="float">
            <text:p>-3.6408052339</text:p>
          </table:table-cell>
        </table:table-row>
        <table:table-row table:style-name="ro1">
          <table:table-cell office:value-type="float" office:value="80500000" calcext:value-type="float">
            <text:p>80500000</text:p>
          </table:table-cell>
          <table:table-cell office:value-type="float" office:value="-3.43014105672979" calcext:value-type="float">
            <text:p>-3.4301410567</text:p>
          </table:table-cell>
        </table:table-row>
        <table:table-row table:style-name="ro1">
          <table:table-cell office:value-type="float" office:value="80750000" calcext:value-type="float">
            <text:p>80750000</text:p>
          </table:table-cell>
          <table:table-cell office:value-type="float" office:value="-3.55525942547311" calcext:value-type="float">
            <text:p>-3.5552594255</text:p>
          </table:table-cell>
        </table:table-row>
        <table:table-row table:style-name="ro1">
          <table:table-cell office:value-type="float" office:value="81000000" calcext:value-type="float">
            <text:p>81000000</text:p>
          </table:table-cell>
          <table:table-cell office:value-type="float" office:value="-3.43399487596726" calcext:value-type="float">
            <text:p>-3.433994876</text:p>
          </table:table-cell>
        </table:table-row>
        <table:table-row table:style-name="ro1">
          <table:table-cell office:value-type="float" office:value="81250000" calcext:value-type="float">
            <text:p>81250000</text:p>
          </table:table-cell>
          <table:table-cell office:value-type="float" office:value="-3.41415427423491" calcext:value-type="float">
            <text:p>-3.4141542742</text:p>
          </table:table-cell>
        </table:table-row>
        <table:table-row table:style-name="ro1">
          <table:table-cell office:value-type="float" office:value="81500000" calcext:value-type="float">
            <text:p>81500000</text:p>
          </table:table-cell>
          <table:table-cell office:value-type="float" office:value="-3.77332799293587" calcext:value-type="float">
            <text:p>-3.7733279929</text:p>
          </table:table-cell>
        </table:table-row>
        <table:table-row table:style-name="ro1">
          <table:table-cell office:value-type="float" office:value="81750000" calcext:value-type="float">
            <text:p>81750000</text:p>
          </table:table-cell>
          <table:table-cell office:value-type="float" office:value="-3.28312244481799" calcext:value-type="float">
            <text:p>-3.2831224448</text:p>
          </table:table-cell>
        </table:table-row>
        <table:table-row table:style-name="ro1">
          <table:table-cell office:value-type="float" office:value="82000000" calcext:value-type="float">
            <text:p>82000000</text:p>
          </table:table-cell>
          <table:table-cell office:value-type="float" office:value="-3.6794004838152" calcext:value-type="float">
            <text:p>-3.6794004838</text:p>
          </table:table-cell>
        </table:table-row>
        <table:table-row table:style-name="ro1">
          <table:table-cell office:value-type="float" office:value="82250000" calcext:value-type="float">
            <text:p>82250000</text:p>
          </table:table-cell>
          <table:table-cell office:value-type="float" office:value="-3.34466416249507" calcext:value-type="float">
            <text:p>-3.3446641625</text:p>
          </table:table-cell>
        </table:table-row>
        <table:table-row table:style-name="ro1">
          <table:table-cell office:value-type="float" office:value="82500000" calcext:value-type="float">
            <text:p>82500000</text:p>
          </table:table-cell>
          <table:table-cell office:value-type="float" office:value="-3.11677959520308" calcext:value-type="float">
            <text:p>-3.1167795952</text:p>
          </table:table-cell>
        </table:table-row>
        <table:table-row table:style-name="ro1">
          <table:table-cell office:value-type="float" office:value="82750000" calcext:value-type="float">
            <text:p>82750000</text:p>
          </table:table-cell>
          <table:table-cell office:value-type="float" office:value="-3.26183643350416" calcext:value-type="float">
            <text:p>-3.2618364335</text:p>
          </table:table-cell>
        </table:table-row>
        <table:table-row table:style-name="ro1">
          <table:table-cell office:value-type="float" office:value="83000000" calcext:value-type="float">
            <text:p>83000000</text:p>
          </table:table-cell>
          <table:table-cell office:value-type="float" office:value="-3.58761619281812" calcext:value-type="float">
            <text:p>-3.5876161928</text:p>
          </table:table-cell>
        </table:table-row>
        <table:table-row table:style-name="ro1">
          <table:table-cell office:value-type="float" office:value="83250000" calcext:value-type="float">
            <text:p>83250000</text:p>
          </table:table-cell>
          <table:table-cell office:value-type="float" office:value="-3.50968317784453" calcext:value-type="float">
            <text:p>-3.5096831778</text:p>
          </table:table-cell>
        </table:table-row>
        <table:table-row table:style-name="ro1">
          <table:table-cell office:value-type="float" office:value="83500000" calcext:value-type="float">
            <text:p>83500000</text:p>
          </table:table-cell>
          <table:table-cell office:value-type="float" office:value="-3.74315131696375" calcext:value-type="float">
            <text:p>-3.743151317</text:p>
          </table:table-cell>
        </table:table-row>
        <table:table-row table:style-name="ro1">
          <table:table-cell office:value-type="float" office:value="83750000" calcext:value-type="float">
            <text:p>83750000</text:p>
          </table:table-cell>
          <table:table-cell office:value-type="float" office:value="-3.12936374701927" calcext:value-type="float">
            <text:p>-3.129363747</text:p>
          </table:table-cell>
        </table:table-row>
        <table:table-row table:style-name="ro1">
          <table:table-cell office:value-type="float" office:value="84000000" calcext:value-type="float">
            <text:p>84000000</text:p>
          </table:table-cell>
          <table:table-cell office:value-type="float" office:value="-3.58823684630371" calcext:value-type="float">
            <text:p>-3.5882368463</text:p>
          </table:table-cell>
        </table:table-row>
        <table:table-row table:style-name="ro1">
          <table:table-cell office:value-type="float" office:value="84250000" calcext:value-type="float">
            <text:p>84250000</text:p>
          </table:table-cell>
          <table:table-cell office:value-type="float" office:value="-3.49265007988791" calcext:value-type="float">
            <text:p>-3.4926500799</text:p>
          </table:table-cell>
        </table:table-row>
        <table:table-row table:style-name="ro1">
          <table:table-cell office:value-type="float" office:value="84500000" calcext:value-type="float">
            <text:p>84500000</text:p>
          </table:table-cell>
          <table:table-cell office:value-type="float" office:value="-3.13727715232818" calcext:value-type="float">
            <text:p>-3.1372771523</text:p>
          </table:table-cell>
        </table:table-row>
        <table:table-row table:style-name="ro1">
          <table:table-cell office:value-type="float" office:value="84750000" calcext:value-type="float">
            <text:p>84750000</text:p>
          </table:table-cell>
          <table:table-cell office:value-type="float" office:value="-3.41234706365599" calcext:value-type="float">
            <text:p>-3.4123470637</text:p>
          </table:table-cell>
        </table:table-row>
        <table:table-row table:style-name="ro1">
          <table:table-cell office:value-type="float" office:value="85000000" calcext:value-type="float">
            <text:p>85000000</text:p>
          </table:table-cell>
          <table:table-cell office:value-type="float" office:value="-3.767523848779" calcext:value-type="float">
            <text:p>-3.7675238488</text:p>
          </table:table-cell>
        </table:table-row>
        <table:table-row table:style-name="ro1">
          <table:table-cell office:value-type="float" office:value="85250000" calcext:value-type="float">
            <text:p>85250000</text:p>
          </table:table-cell>
          <table:table-cell office:value-type="float" office:value="-3.53823903022615" calcext:value-type="float">
            <text:p>-3.5382390302</text:p>
          </table:table-cell>
        </table:table-row>
        <table:table-row table:style-name="ro1">
          <table:table-cell office:value-type="float" office:value="85500000" calcext:value-type="float">
            <text:p>85500000</text:p>
          </table:table-cell>
          <table:table-cell office:value-type="float" office:value="-3.54162765715802" calcext:value-type="float">
            <text:p>-3.5416276572</text:p>
          </table:table-cell>
        </table:table-row>
        <table:table-row table:style-name="ro1">
          <table:table-cell office:value-type="float" office:value="85750000" calcext:value-type="float">
            <text:p>85750000</text:p>
          </table:table-cell>
          <table:table-cell office:value-type="float" office:value="-3.22431871000548" calcext:value-type="float">
            <text:p>-3.22431871</text:p>
          </table:table-cell>
        </table:table-row>
        <table:table-row table:style-name="ro1">
          <table:table-cell office:value-type="float" office:value="86000000" calcext:value-type="float">
            <text:p>86000000</text:p>
          </table:table-cell>
          <table:table-cell office:value-type="float" office:value="-3.55688106245716" calcext:value-type="float">
            <text:p>-3.5568810625</text:p>
          </table:table-cell>
        </table:table-row>
        <table:table-row table:style-name="ro1">
          <table:table-cell office:value-type="float" office:value="86250000" calcext:value-type="float">
            <text:p>86250000</text:p>
          </table:table-cell>
          <table:table-cell office:value-type="float" office:value="-3.5563906784103" calcext:value-type="float">
            <text:p>-3.5563906784</text:p>
          </table:table-cell>
        </table:table-row>
        <table:table-row table:style-name="ro1">
          <table:table-cell office:value-type="float" office:value="86500000" calcext:value-type="float">
            <text:p>86500000</text:p>
          </table:table-cell>
          <table:table-cell office:value-type="float" office:value="-3.49552537950144" calcext:value-type="float">
            <text:p>-3.4955253795</text:p>
          </table:table-cell>
        </table:table-row>
        <table:table-row table:style-name="ro1">
          <table:table-cell office:value-type="float" office:value="86750000" calcext:value-type="float">
            <text:p>86750000</text:p>
          </table:table-cell>
          <table:table-cell office:value-type="float" office:value="-3.45261522763404" calcext:value-type="float">
            <text:p>-3.4526152276</text:p>
          </table:table-cell>
        </table:table-row>
        <table:table-row table:style-name="ro1">
          <table:table-cell office:value-type="float" office:value="87000000" calcext:value-type="float">
            <text:p>87000000</text:p>
          </table:table-cell>
          <table:table-cell office:value-type="float" office:value="-3.56088090969463" calcext:value-type="float">
            <text:p>-3.5608809097</text:p>
          </table:table-cell>
        </table:table-row>
        <table:table-row table:style-name="ro1">
          <table:table-cell office:value-type="float" office:value="87250000" calcext:value-type="float">
            <text:p>87250000</text:p>
          </table:table-cell>
          <table:table-cell office:value-type="float" office:value="-3.20268595340598" calcext:value-type="float">
            <text:p>-3.2026859534</text:p>
          </table:table-cell>
        </table:table-row>
        <table:table-row table:style-name="ro1">
          <table:table-cell office:value-type="float" office:value="87500000" calcext:value-type="float">
            <text:p>87500000</text:p>
          </table:table-cell>
          <table:table-cell office:value-type="float" office:value="-3.5693321693864" calcext:value-type="float">
            <text:p>-3.5693321694</text:p>
          </table:table-cell>
        </table:table-row>
        <table:table-row table:style-name="ro1">
          <table:table-cell office:value-type="float" office:value="87750000" calcext:value-type="float">
            <text:p>87750000</text:p>
          </table:table-cell>
          <table:table-cell office:value-type="float" office:value="-3.78220824037606" calcext:value-type="float">
            <text:p>-3.7822082404</text:p>
          </table:table-cell>
        </table:table-row>
        <table:table-row table:style-name="ro1">
          <table:table-cell office:value-type="float" office:value="88000000" calcext:value-type="float">
            <text:p>88000000</text:p>
          </table:table-cell>
          <table:table-cell office:value-type="float" office:value="-3.39883718660702" calcext:value-type="float">
            <text:p>-3.3988371866</text:p>
          </table:table-cell>
        </table:table-row>
        <table:table-row table:style-name="ro1">
          <table:table-cell office:value-type="float" office:value="88250000" calcext:value-type="float">
            <text:p>88250000</text:p>
          </table:table-cell>
          <table:table-cell office:value-type="float" office:value="-3.25860748863913" calcext:value-type="float">
            <text:p>-3.2586074886</text:p>
          </table:table-cell>
        </table:table-row>
        <table:table-row table:style-name="ro1">
          <table:table-cell office:value-type="float" office:value="88500000" calcext:value-type="float">
            <text:p>88500000</text:p>
          </table:table-cell>
          <table:table-cell office:value-type="float" office:value="-3.27889895386918" calcext:value-type="float">
            <text:p>-3.2788989539</text:p>
          </table:table-cell>
        </table:table-row>
        <table:table-row table:style-name="ro1">
          <table:table-cell office:value-type="float" office:value="88750000" calcext:value-type="float">
            <text:p>88750000</text:p>
          </table:table-cell>
          <table:table-cell office:value-type="float" office:value="-3.15112352252598" calcext:value-type="float">
            <text:p>-3.1511235225</text:p>
          </table:table-cell>
        </table:table-row>
        <table:table-row table:style-name="ro1">
          <table:table-cell office:value-type="float" office:value="89000000" calcext:value-type="float">
            <text:p>89000000</text:p>
          </table:table-cell>
          <table:table-cell office:value-type="float" office:value="-3.08570040065728" calcext:value-type="float">
            <text:p>-3.0857004007</text:p>
          </table:table-cell>
        </table:table-row>
        <table:table-row table:style-name="ro1">
          <table:table-cell office:value-type="float" office:value="89250000" calcext:value-type="float">
            <text:p>89250000</text:p>
          </table:table-cell>
          <table:table-cell office:value-type="float" office:value="-3.5211442670259" calcext:value-type="float">
            <text:p>-3.521144267</text:p>
          </table:table-cell>
        </table:table-row>
        <table:table-row table:style-name="ro1">
          <table:table-cell office:value-type="float" office:value="89500000" calcext:value-type="float">
            <text:p>89500000</text:p>
          </table:table-cell>
          <table:table-cell office:value-type="float" office:value="-3.86322036599644" calcext:value-type="float">
            <text:p>-3.863220366</text:p>
          </table:table-cell>
        </table:table-row>
        <table:table-row table:style-name="ro1">
          <table:table-cell office:value-type="float" office:value="89750000" calcext:value-type="float">
            <text:p>89750000</text:p>
          </table:table-cell>
          <table:table-cell office:value-type="float" office:value="-3.36758387093875" calcext:value-type="float">
            <text:p>-3.3675838709</text:p>
          </table:table-cell>
        </table:table-row>
        <table:table-row table:style-name="ro1">
          <table:table-cell office:value-type="float" office:value="90000000" calcext:value-type="float">
            <text:p>90000000</text:p>
          </table:table-cell>
          <table:table-cell office:value-type="float" office:value="-3.52887986937031" calcext:value-type="float">
            <text:p>-3.5288798694</text:p>
          </table:table-cell>
        </table:table-row>
        <table:table-row table:style-name="ro1">
          <table:table-cell office:value-type="float" office:value="90250000" calcext:value-type="float">
            <text:p>90250000</text:p>
          </table:table-cell>
          <table:table-cell office:value-type="float" office:value="-3.5037513390036" calcext:value-type="float">
            <text:p>-3.503751339</text:p>
          </table:table-cell>
        </table:table-row>
        <table:table-row table:style-name="ro1">
          <table:table-cell office:value-type="float" office:value="90500000" calcext:value-type="float">
            <text:p>90500000</text:p>
          </table:table-cell>
          <table:table-cell office:value-type="float" office:value="-3.90174450390103" calcext:value-type="float">
            <text:p>-3.9017445039</text:p>
          </table:table-cell>
        </table:table-row>
        <table:table-row table:style-name="ro1">
          <table:table-cell office:value-type="float" office:value="90750000" calcext:value-type="float">
            <text:p>90750000</text:p>
          </table:table-cell>
          <table:table-cell office:value-type="float" office:value="-3.30811818587986" calcext:value-type="float">
            <text:p>-3.3081181859</text:p>
          </table:table-cell>
        </table:table-row>
        <table:table-row table:style-name="ro1">
          <table:table-cell office:value-type="float" office:value="91000000" calcext:value-type="float">
            <text:p>91000000</text:p>
          </table:table-cell>
          <table:table-cell office:value-type="float" office:value="-3.33920620087846" calcext:value-type="float">
            <text:p>-3.3392062009</text:p>
          </table:table-cell>
        </table:table-row>
        <table:table-row table:style-name="ro1">
          <table:table-cell office:value-type="float" office:value="91250000" calcext:value-type="float">
            <text:p>91250000</text:p>
          </table:table-cell>
          <table:table-cell office:value-type="float" office:value="-3.42510297274146" calcext:value-type="float">
            <text:p>-3.4251029727</text:p>
          </table:table-cell>
        </table:table-row>
        <table:table-row table:style-name="ro1">
          <table:table-cell office:value-type="float" office:value="91500000" calcext:value-type="float">
            <text:p>91500000</text:p>
          </table:table-cell>
          <table:table-cell office:value-type="float" office:value="-3.44528792068607" calcext:value-type="float">
            <text:p>-3.4452879207</text:p>
          </table:table-cell>
        </table:table-row>
        <table:table-row table:style-name="ro1">
          <table:table-cell office:value-type="float" office:value="91750000" calcext:value-type="float">
            <text:p>91750000</text:p>
          </table:table-cell>
          <table:table-cell office:value-type="float" office:value="-3.17106336638922" calcext:value-type="float">
            <text:p>-3.1710633664</text:p>
          </table:table-cell>
        </table:table-row>
        <table:table-row table:style-name="ro1">
          <table:table-cell office:value-type="float" office:value="92000000" calcext:value-type="float">
            <text:p>92000000</text:p>
          </table:table-cell>
          <table:table-cell office:value-type="float" office:value="-3.48765486672361" calcext:value-type="float">
            <text:p>-3.4876548667</text:p>
          </table:table-cell>
        </table:table-row>
        <table:table-row table:style-name="ro1">
          <table:table-cell office:value-type="float" office:value="92250000" calcext:value-type="float">
            <text:p>92250000</text:p>
          </table:table-cell>
          <table:table-cell office:value-type="float" office:value="-3.51747599184189" calcext:value-type="float">
            <text:p>-3.5174759918</text:p>
          </table:table-cell>
        </table:table-row>
        <table:table-row table:style-name="ro1">
          <table:table-cell office:value-type="float" office:value="92500000" calcext:value-type="float">
            <text:p>92500000</text:p>
          </table:table-cell>
          <table:table-cell office:value-type="float" office:value="-3.49050864446589" calcext:value-type="float">
            <text:p>-3.4905086445</text:p>
          </table:table-cell>
        </table:table-row>
        <table:table-row table:style-name="ro1">
          <table:table-cell office:value-type="float" office:value="92750000" calcext:value-type="float">
            <text:p>92750000</text:p>
          </table:table-cell>
          <table:table-cell office:value-type="float" office:value="-3.53565912117288" calcext:value-type="float">
            <text:p>-3.5356591212</text:p>
          </table:table-cell>
        </table:table-row>
        <table:table-row table:style-name="ro1">
          <table:table-cell office:value-type="float" office:value="93000000" calcext:value-type="float">
            <text:p>93000000</text:p>
          </table:table-cell>
          <table:table-cell office:value-type="float" office:value="-3.32539981907974" calcext:value-type="float">
            <text:p>-3.3253998191</text:p>
          </table:table-cell>
        </table:table-row>
        <table:table-row table:style-name="ro1">
          <table:table-cell office:value-type="float" office:value="93250000" calcext:value-type="float">
            <text:p>93250000</text:p>
          </table:table-cell>
          <table:table-cell office:value-type="float" office:value="-3.44622525026283" calcext:value-type="float">
            <text:p>-3.4462252503</text:p>
          </table:table-cell>
        </table:table-row>
        <table:table-row table:style-name="ro1">
          <table:table-cell office:value-type="float" office:value="93500000" calcext:value-type="float">
            <text:p>93500000</text:p>
          </table:table-cell>
          <table:table-cell office:value-type="float" office:value="-3.20230861152122" calcext:value-type="float">
            <text:p>-3.2023086115</text:p>
          </table:table-cell>
        </table:table-row>
        <table:table-row table:style-name="ro1">
          <table:table-cell office:value-type="float" office:value="93750000" calcext:value-type="float">
            <text:p>93750000</text:p>
          </table:table-cell>
          <table:table-cell office:value-type="float" office:value="-3.60763930027371" calcext:value-type="float">
            <text:p>-3.6076393003</text:p>
          </table:table-cell>
        </table:table-row>
        <table:table-row table:style-name="ro1">
          <table:table-cell office:value-type="float" office:value="94000000" calcext:value-type="float">
            <text:p>94000000</text:p>
          </table:table-cell>
          <table:table-cell office:value-type="float" office:value="-3.37980112112706" calcext:value-type="float">
            <text:p>-3.3798011211</text:p>
          </table:table-cell>
        </table:table-row>
        <table:table-row table:style-name="ro1">
          <table:table-cell office:value-type="float" office:value="94250000" calcext:value-type="float">
            <text:p>94250000</text:p>
          </table:table-cell>
          <table:table-cell office:value-type="float" office:value="-3.3687172263551" calcext:value-type="float">
            <text:p>-3.3687172264</text:p>
          </table:table-cell>
        </table:table-row>
        <table:table-row table:style-name="ro1">
          <table:table-cell office:value-type="float" office:value="94500000" calcext:value-type="float">
            <text:p>94500000</text:p>
          </table:table-cell>
          <table:table-cell office:value-type="float" office:value="-3.52262686340872" calcext:value-type="float">
            <text:p>-3.5226268634</text:p>
          </table:table-cell>
        </table:table-row>
        <table:table-row table:style-name="ro1">
          <table:table-cell office:value-type="float" office:value="94750000" calcext:value-type="float">
            <text:p>94750000</text:p>
          </table:table-cell>
          <table:table-cell office:value-type="float" office:value="-3.43340237601275" calcext:value-type="float">
            <text:p>-3.433402376</text:p>
          </table:table-cell>
        </table:table-row>
        <table:table-row table:style-name="ro1">
          <table:table-cell office:value-type="float" office:value="95000000" calcext:value-type="float">
            <text:p>95000000</text:p>
          </table:table-cell>
          <table:table-cell office:value-type="float" office:value="-3.4070824613704" calcext:value-type="float">
            <text:p>-3.4070824614</text:p>
          </table:table-cell>
        </table:table-row>
        <table:table-row table:style-name="ro1">
          <table:table-cell office:value-type="float" office:value="95250000" calcext:value-type="float">
            <text:p>95250000</text:p>
          </table:table-cell>
          <table:table-cell office:value-type="float" office:value="-3.80700374532502" calcext:value-type="float">
            <text:p>-3.8070037453</text:p>
          </table:table-cell>
        </table:table-row>
        <table:table-row table:style-name="ro1">
          <table:table-cell office:value-type="float" office:value="95500000" calcext:value-type="float">
            <text:p>95500000</text:p>
          </table:table-cell>
          <table:table-cell office:value-type="float" office:value="-3.41618087697916" calcext:value-type="float">
            <text:p>-3.416180877</text:p>
          </table:table-cell>
        </table:table-row>
        <table:table-row table:style-name="ro1">
          <table:table-cell office:value-type="float" office:value="95750000" calcext:value-type="float">
            <text:p>95750000</text:p>
          </table:table-cell>
          <table:table-cell office:value-type="float" office:value="-3.49763904246321" calcext:value-type="float">
            <text:p>-3.4976390425</text:p>
          </table:table-cell>
        </table:table-row>
        <table:table-row table:style-name="ro1">
          <table:table-cell office:value-type="float" office:value="96000000" calcext:value-type="float">
            <text:p>96000000</text:p>
          </table:table-cell>
          <table:table-cell office:value-type="float" office:value="-3.24417130746544" calcext:value-type="float">
            <text:p>-3.2441713075</text:p>
          </table:table-cell>
        </table:table-row>
        <table:table-row table:style-name="ro1">
          <table:table-cell office:value-type="float" office:value="96250000" calcext:value-type="float">
            <text:p>96250000</text:p>
          </table:table-cell>
          <table:table-cell office:value-type="float" office:value="-3.59617703148125" calcext:value-type="float">
            <text:p>-3.5961770315</text:p>
          </table:table-cell>
        </table:table-row>
        <table:table-row table:style-name="ro1">
          <table:table-cell office:value-type="float" office:value="96500000" calcext:value-type="float">
            <text:p>96500000</text:p>
          </table:table-cell>
          <table:table-cell office:value-type="float" office:value="-3.26564642333473" calcext:value-type="float">
            <text:p>-3.2656464233</text:p>
          </table:table-cell>
        </table:table-row>
        <table:table-row table:style-name="ro1">
          <table:table-cell office:value-type="float" office:value="96750000" calcext:value-type="float">
            <text:p>96750000</text:p>
          </table:table-cell>
          <table:table-cell office:value-type="float" office:value="-3.49597944889353" calcext:value-type="float">
            <text:p>-3.4959794489</text:p>
          </table:table-cell>
        </table:table-row>
        <table:table-row table:style-name="ro1">
          <table:table-cell office:value-type="float" office:value="97000000" calcext:value-type="float">
            <text:p>97000000</text:p>
          </table:table-cell>
          <table:table-cell office:value-type="float" office:value="-3.33843376767486" calcext:value-type="float">
            <text:p>-3.3384337677</text:p>
          </table:table-cell>
        </table:table-row>
        <table:table-row table:style-name="ro1">
          <table:table-cell office:value-type="float" office:value="97250000" calcext:value-type="float">
            <text:p>97250000</text:p>
          </table:table-cell>
          <table:table-cell office:value-type="float" office:value="-3.74381906490181" calcext:value-type="float">
            <text:p>-3.7438190649</text:p>
          </table:table-cell>
        </table:table-row>
        <table:table-row table:style-name="ro1">
          <table:table-cell office:value-type="float" office:value="97500000" calcext:value-type="float">
            <text:p>97500000</text:p>
          </table:table-cell>
          <table:table-cell office:value-type="float" office:value="-3.55451652069309" calcext:value-type="float">
            <text:p>-3.5545165207</text:p>
          </table:table-cell>
        </table:table-row>
        <table:table-row table:style-name="ro1">
          <table:table-cell office:value-type="float" office:value="97750000" calcext:value-type="float">
            <text:p>97750000</text:p>
          </table:table-cell>
          <table:table-cell office:value-type="float" office:value="-3.69216218196257" calcext:value-type="float">
            <text:p>-3.692162182</text:p>
          </table:table-cell>
        </table:table-row>
        <table:table-row table:style-name="ro1">
          <table:table-cell office:value-type="float" office:value="98000000" calcext:value-type="float">
            <text:p>98000000</text:p>
          </table:table-cell>
          <table:table-cell office:value-type="float" office:value="-3.58409020370936" calcext:value-type="float">
            <text:p>-3.5840902037</text:p>
          </table:table-cell>
        </table:table-row>
        <table:table-row table:style-name="ro1">
          <table:table-cell office:value-type="float" office:value="98250000" calcext:value-type="float">
            <text:p>98250000</text:p>
          </table:table-cell>
          <table:table-cell office:value-type="float" office:value="-3.46413808427868" calcext:value-type="float">
            <text:p>-3.4641380843</text:p>
          </table:table-cell>
        </table:table-row>
        <table:table-row table:style-name="ro1">
          <table:table-cell office:value-type="float" office:value="98500000" calcext:value-type="float">
            <text:p>98500000</text:p>
          </table:table-cell>
          <table:table-cell office:value-type="float" office:value="-3.51591541734933" calcext:value-type="float">
            <text:p>-3.5159154173</text:p>
          </table:table-cell>
        </table:table-row>
        <table:table-row table:style-name="ro1">
          <table:table-cell office:value-type="float" office:value="98750000" calcext:value-type="float">
            <text:p>98750000</text:p>
          </table:table-cell>
          <table:table-cell office:value-type="float" office:value="-3.44397087193367" calcext:value-type="float">
            <text:p>-3.4439708719</text:p>
          </table:table-cell>
        </table:table-row>
        <table:table-row table:style-name="ro1">
          <table:table-cell office:value-type="float" office:value="99000000" calcext:value-type="float">
            <text:p>99000000</text:p>
          </table:table-cell>
          <table:table-cell office:value-type="float" office:value="-3.40736497440472" calcext:value-type="float">
            <text:p>-3.4073649744</text:p>
          </table:table-cell>
        </table:table-row>
        <table:table-row table:style-name="ro1">
          <table:table-cell office:value-type="float" office:value="99250000" calcext:value-type="float">
            <text:p>99250000</text:p>
          </table:table-cell>
          <table:table-cell office:value-type="float" office:value="-3.36626356354066" calcext:value-type="float">
            <text:p>-3.3662635635</text:p>
          </table:table-cell>
        </table:table-row>
        <table:table-row table:style-name="ro1">
          <table:table-cell office:value-type="float" office:value="99500000" calcext:value-type="float">
            <text:p>99500000</text:p>
          </table:table-cell>
          <table:table-cell office:value-type="float" office:value="-3.39855152509913" calcext:value-type="float">
            <text:p>-3.3985515251</text:p>
          </table:table-cell>
        </table:table-row>
        <table:table-row table:style-name="ro1">
          <table:table-cell office:value-type="float" office:value="99750000" calcext:value-type="float">
            <text:p>99750000</text:p>
          </table:table-cell>
          <table:table-cell office:value-type="float" office:value="-3.63401801183521" calcext:value-type="float">
            <text:p>-3.6340180118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-3.45067000902046" calcext:value-type="float">
            <text:p>-3.450670009</text:p>
          </table:table-cell>
        </table:table-row>
        <table:table-row table:style-name="ro1">
          <table:table-cell office:value-type="float" office:value="100250000" calcext:value-type="float">
            <text:p>100250000</text:p>
          </table:table-cell>
          <table:table-cell office:value-type="float" office:value="-3.21773060461098" calcext:value-type="float">
            <text:p>-3.2177306046</text:p>
          </table:table-cell>
        </table:table-row>
        <table:table-row table:style-name="ro1">
          <table:table-cell office:value-type="float" office:value="100500000" calcext:value-type="float">
            <text:p>100500000</text:p>
          </table:table-cell>
          <table:table-cell office:value-type="float" office:value="-3.3553641522328" calcext:value-type="float">
            <text:p>-3.3553641522</text:p>
          </table:table-cell>
        </table:table-row>
        <table:table-row table:style-name="ro1">
          <table:table-cell office:value-type="float" office:value="100750000" calcext:value-type="float">
            <text:p>100750000</text:p>
          </table:table-cell>
          <table:table-cell office:value-type="float" office:value="-3.17606331140181" calcext:value-type="float">
            <text:p>-3.1760633114</text:p>
          </table:table-cell>
        </table:table-row>
        <table:table-row table:style-name="ro1">
          <table:table-cell office:value-type="float" office:value="101000000" calcext:value-type="float">
            <text:p>101000000</text:p>
          </table:table-cell>
          <table:table-cell office:value-type="float" office:value="-3.31940843938777" calcext:value-type="float">
            <text:p>-3.3194084394</text:p>
          </table:table-cell>
        </table:table-row>
        <table:table-row table:style-name="ro1">
          <table:table-cell office:value-type="float" office:value="101250000" calcext:value-type="float">
            <text:p>101250000</text:p>
          </table:table-cell>
          <table:table-cell office:value-type="float" office:value="-3.59464359144413" calcext:value-type="float">
            <text:p>-3.5946435914</text:p>
          </table:table-cell>
        </table:table-row>
        <table:table-row table:style-name="ro1">
          <table:table-cell office:value-type="float" office:value="101500000" calcext:value-type="float">
            <text:p>101500000</text:p>
          </table:table-cell>
          <table:table-cell office:value-type="float" office:value="-3.58570461753822" calcext:value-type="float">
            <text:p>-3.5857046175</text:p>
          </table:table-cell>
        </table:table-row>
        <table:table-row table:style-name="ro1">
          <table:table-cell office:value-type="float" office:value="101750000" calcext:value-type="float">
            <text:p>101750000</text:p>
          </table:table-cell>
          <table:table-cell office:value-type="float" office:value="-3.66527720069676" calcext:value-type="float">
            <text:p>-3.6652772007</text:p>
          </table:table-cell>
        </table:table-row>
        <table:table-row table:style-name="ro1">
          <table:table-cell office:value-type="float" office:value="102000000" calcext:value-type="float">
            <text:p>102000000</text:p>
          </table:table-cell>
          <table:table-cell office:value-type="float" office:value="-3.23846608643157" calcext:value-type="float">
            <text:p>-3.2384660864</text:p>
          </table:table-cell>
        </table:table-row>
        <table:table-row table:style-name="ro1">
          <table:table-cell office:value-type="float" office:value="102250000" calcext:value-type="float">
            <text:p>102250000</text:p>
          </table:table-cell>
          <table:table-cell office:value-type="float" office:value="-3.45306057181129" calcext:value-type="float">
            <text:p>-3.4530605718</text:p>
          </table:table-cell>
        </table:table-row>
        <table:table-row table:style-name="ro1">
          <table:table-cell office:value-type="float" office:value="102500000" calcext:value-type="float">
            <text:p>102500000</text:p>
          </table:table-cell>
          <table:table-cell office:value-type="float" office:value="-3.3075410598503" calcext:value-type="float">
            <text:p>-3.3075410599</text:p>
          </table:table-cell>
        </table:table-row>
        <table:table-row table:style-name="ro1">
          <table:table-cell office:value-type="float" office:value="102750000" calcext:value-type="float">
            <text:p>102750000</text:p>
          </table:table-cell>
          <table:table-cell office:value-type="float" office:value="-3.57360246583889" calcext:value-type="float">
            <text:p>-3.5736024658</text:p>
          </table:table-cell>
        </table:table-row>
        <table:table-row table:style-name="ro1">
          <table:table-cell office:value-type="float" office:value="103000000" calcext:value-type="float">
            <text:p>103000000</text:p>
          </table:table-cell>
          <table:table-cell office:value-type="float" office:value="-3.50229175144417" calcext:value-type="float">
            <text:p>-3.5022917514</text:p>
          </table:table-cell>
        </table:table-row>
        <table:table-row table:style-name="ro1">
          <table:table-cell office:value-type="float" office:value="103250000" calcext:value-type="float">
            <text:p>103250000</text:p>
          </table:table-cell>
          <table:table-cell office:value-type="float" office:value="-3.38741144586643" calcext:value-type="float">
            <text:p>-3.3874114459</text:p>
          </table:table-cell>
        </table:table-row>
        <table:table-row table:style-name="ro1">
          <table:table-cell office:value-type="float" office:value="103500000" calcext:value-type="float">
            <text:p>103500000</text:p>
          </table:table-cell>
          <table:table-cell office:value-type="float" office:value="-3.51542060457595" calcext:value-type="float">
            <text:p>-3.5154206046</text:p>
          </table:table-cell>
        </table:table-row>
        <table:table-row table:style-name="ro1">
          <table:table-cell office:value-type="float" office:value="103750000" calcext:value-type="float">
            <text:p>103750000</text:p>
          </table:table-cell>
          <table:table-cell office:value-type="float" office:value="-3.5098126710012" calcext:value-type="float">
            <text:p>-3.509812671</text:p>
          </table:table-cell>
        </table:table-row>
        <table:table-row table:style-name="ro1">
          <table:table-cell office:value-type="float" office:value="104000000" calcext:value-type="float">
            <text:p>104000000</text:p>
          </table:table-cell>
          <table:table-cell office:value-type="float" office:value="-3.36643520555359" calcext:value-type="float">
            <text:p>-3.3664352056</text:p>
          </table:table-cell>
        </table:table-row>
        <table:table-row table:style-name="ro1">
          <table:table-cell office:value-type="float" office:value="104250000" calcext:value-type="float">
            <text:p>104250000</text:p>
          </table:table-cell>
          <table:table-cell office:value-type="float" office:value="-3.26990617786587" calcext:value-type="float">
            <text:p>-3.2699061779</text:p>
          </table:table-cell>
        </table:table-row>
        <table:table-row table:style-name="ro1">
          <table:table-cell office:value-type="float" office:value="104500000" calcext:value-type="float">
            <text:p>104500000</text:p>
          </table:table-cell>
          <table:table-cell office:value-type="float" office:value="-3.22005911905243" calcext:value-type="float">
            <text:p>-3.2200591191</text:p>
          </table:table-cell>
        </table:table-row>
        <table:table-row table:style-name="ro1">
          <table:table-cell office:value-type="float" office:value="104750000" calcext:value-type="float">
            <text:p>104750000</text:p>
          </table:table-cell>
          <table:table-cell office:value-type="float" office:value="-3.54669818724988" calcext:value-type="float">
            <text:p>-3.5466981872</text:p>
          </table:table-cell>
        </table:table-row>
        <table:table-row table:style-name="ro1">
          <table:table-cell office:value-type="float" office:value="105000000" calcext:value-type="float">
            <text:p>105000000</text:p>
          </table:table-cell>
          <table:table-cell office:value-type="float" office:value="-3.44305302494628" calcext:value-type="float">
            <text:p>-3.4430530249</text:p>
          </table:table-cell>
        </table:table-row>
        <table:table-row table:style-name="ro1">
          <table:table-cell office:value-type="float" office:value="105250000" calcext:value-type="float">
            <text:p>105250000</text:p>
          </table:table-cell>
          <table:table-cell office:value-type="float" office:value="-3.70268467234568" calcext:value-type="float">
            <text:p>-3.7026846723</text:p>
          </table:table-cell>
        </table:table-row>
        <table:table-row table:style-name="ro1">
          <table:table-cell office:value-type="float" office:value="105500000" calcext:value-type="float">
            <text:p>105500000</text:p>
          </table:table-cell>
          <table:table-cell office:value-type="float" office:value="-3.52986423710316" calcext:value-type="float">
            <text:p>-3.5298642371</text:p>
          </table:table-cell>
        </table:table-row>
        <table:table-row table:style-name="ro1">
          <table:table-cell office:value-type="float" office:value="105750000" calcext:value-type="float">
            <text:p>105750000</text:p>
          </table:table-cell>
          <table:table-cell office:value-type="float" office:value="-3.6162466836252" calcext:value-type="float">
            <text:p>-3.6162466836</text:p>
          </table:table-cell>
        </table:table-row>
        <table:table-row table:style-name="ro1">
          <table:table-cell office:value-type="float" office:value="106000000" calcext:value-type="float">
            <text:p>106000000</text:p>
          </table:table-cell>
          <table:table-cell office:value-type="float" office:value="-3.61407403595686" calcext:value-type="float">
            <text:p>-3.614074036</text:p>
          </table:table-cell>
        </table:table-row>
        <table:table-row table:style-name="ro1">
          <table:table-cell office:value-type="float" office:value="106250000" calcext:value-type="float">
            <text:p>106250000</text:p>
          </table:table-cell>
          <table:table-cell office:value-type="float" office:value="-3.62109141435536" calcext:value-type="float">
            <text:p>-3.6210914144</text:p>
          </table:table-cell>
        </table:table-row>
        <table:table-row table:style-name="ro1">
          <table:table-cell office:value-type="float" office:value="106500000" calcext:value-type="float">
            <text:p>106500000</text:p>
          </table:table-cell>
          <table:table-cell office:value-type="float" office:value="-3.65839809672343" calcext:value-type="float">
            <text:p>-3.6583980967</text:p>
          </table:table-cell>
        </table:table-row>
        <table:table-row table:style-name="ro1">
          <table:table-cell office:value-type="float" office:value="106750000" calcext:value-type="float">
            <text:p>106750000</text:p>
          </table:table-cell>
          <table:table-cell office:value-type="float" office:value="-3.60509060970019" calcext:value-type="float">
            <text:p>-3.6050906097</text:p>
          </table:table-cell>
        </table:table-row>
        <table:table-row table:style-name="ro1">
          <table:table-cell office:value-type="float" office:value="107000000" calcext:value-type="float">
            <text:p>107000000</text:p>
          </table:table-cell>
          <table:table-cell office:value-type="float" office:value="-3.32001894197949" calcext:value-type="float">
            <text:p>-3.320018942</text:p>
          </table:table-cell>
        </table:table-row>
        <table:table-row table:style-name="ro1">
          <table:table-cell office:value-type="float" office:value="107250000" calcext:value-type="float">
            <text:p>107250000</text:p>
          </table:table-cell>
          <table:table-cell office:value-type="float" office:value="-3.22859198446158" calcext:value-type="float">
            <text:p>-3.2285919845</text:p>
          </table:table-cell>
        </table:table-row>
        <table:table-row table:style-name="ro1">
          <table:table-cell office:value-type="float" office:value="107500000" calcext:value-type="float">
            <text:p>107500000</text:p>
          </table:table-cell>
          <table:table-cell office:value-type="float" office:value="-3.76372298938274" calcext:value-type="float">
            <text:p>-3.7637229894</text:p>
          </table:table-cell>
        </table:table-row>
        <table:table-row table:style-name="ro1">
          <table:table-cell office:value-type="float" office:value="107750000" calcext:value-type="float">
            <text:p>107750000</text:p>
          </table:table-cell>
          <table:table-cell office:value-type="float" office:value="-3.30014225727319" calcext:value-type="float">
            <text:p>-3.3001422573</text:p>
          </table:table-cell>
        </table:table-row>
        <table:table-row table:style-name="ro1">
          <table:table-cell office:value-type="float" office:value="108000000" calcext:value-type="float">
            <text:p>108000000</text:p>
          </table:table-cell>
          <table:table-cell office:value-type="float" office:value="-3.61547786157842" calcext:value-type="float">
            <text:p>-3.6154778616</text:p>
          </table:table-cell>
        </table:table-row>
        <table:table-row table:style-name="ro1">
          <table:table-cell office:value-type="float" office:value="108250000" calcext:value-type="float">
            <text:p>108250000</text:p>
          </table:table-cell>
          <table:table-cell office:value-type="float" office:value="-3.32355194863399" calcext:value-type="float">
            <text:p>-3.3235519486</text:p>
          </table:table-cell>
        </table:table-row>
        <table:table-row table:style-name="ro1">
          <table:table-cell office:value-type="float" office:value="108500000" calcext:value-type="float">
            <text:p>108500000</text:p>
          </table:table-cell>
          <table:table-cell office:value-type="float" office:value="-3.73916564172189" calcext:value-type="float">
            <text:p>-3.7391656417</text:p>
          </table:table-cell>
        </table:table-row>
        <table:table-row table:style-name="ro1">
          <table:table-cell office:value-type="float" office:value="108750000" calcext:value-type="float">
            <text:p>108750000</text:p>
          </table:table-cell>
          <table:table-cell office:value-type="float" office:value="-3.39334540339094" calcext:value-type="float">
            <text:p>-3.3933454034</text:p>
          </table:table-cell>
        </table:table-row>
        <table:table-row table:style-name="ro1">
          <table:table-cell office:value-type="float" office:value="109000000" calcext:value-type="float">
            <text:p>109000000</text:p>
          </table:table-cell>
          <table:table-cell office:value-type="float" office:value="-3.77873992150679" calcext:value-type="float">
            <text:p>-3.7787399215</text:p>
          </table:table-cell>
        </table:table-row>
        <table:table-row table:style-name="ro1">
          <table:table-cell office:value-type="float" office:value="109250000" calcext:value-type="float">
            <text:p>109250000</text:p>
          </table:table-cell>
          <table:table-cell office:value-type="float" office:value="-3.41000233890557" calcext:value-type="float">
            <text:p>-3.4100023389</text:p>
          </table:table-cell>
        </table:table-row>
        <table:table-row table:style-name="ro1">
          <table:table-cell office:value-type="float" office:value="109500000" calcext:value-type="float">
            <text:p>109500000</text:p>
          </table:table-cell>
          <table:table-cell office:value-type="float" office:value="-3.57684824433074" calcext:value-type="float">
            <text:p>-3.5768482443</text:p>
          </table:table-cell>
        </table:table-row>
        <table:table-row table:style-name="ro1">
          <table:table-cell office:value-type="float" office:value="109750000" calcext:value-type="float">
            <text:p>109750000</text:p>
          </table:table-cell>
          <table:table-cell office:value-type="float" office:value="-3.54896309833088" calcext:value-type="float">
            <text:p>-3.5489630983</text:p>
          </table:table-cell>
        </table:table-row>
        <table:table-row table:style-name="ro1">
          <table:table-cell office:value-type="float" office:value="110000000" calcext:value-type="float">
            <text:p>110000000</text:p>
          </table:table-cell>
          <table:table-cell office:value-type="float" office:value="-3.4524638264521" calcext:value-type="float">
            <text:p>-3.4524638265</text:p>
          </table:table-cell>
        </table:table-row>
        <table:table-row table:style-name="ro1">
          <table:table-cell office:value-type="float" office:value="110250000" calcext:value-type="float">
            <text:p>110250000</text:p>
          </table:table-cell>
          <table:table-cell office:value-type="float" office:value="-3.68356372520793" calcext:value-type="float">
            <text:p>-3.6835637252</text:p>
          </table:table-cell>
        </table:table-row>
        <table:table-row table:style-name="ro1">
          <table:table-cell office:value-type="float" office:value="110500000" calcext:value-type="float">
            <text:p>110500000</text:p>
          </table:table-cell>
          <table:table-cell office:value-type="float" office:value="-3.62361779907219" calcext:value-type="float">
            <text:p>-3.6236177991</text:p>
          </table:table-cell>
        </table:table-row>
        <table:table-row table:style-name="ro1">
          <table:table-cell office:value-type="float" office:value="110750000" calcext:value-type="float">
            <text:p>110750000</text:p>
          </table:table-cell>
          <table:table-cell office:value-type="float" office:value="-3.35636496802973" calcext:value-type="float">
            <text:p>-3.356364968</text:p>
          </table:table-cell>
        </table:table-row>
        <table:table-row table:style-name="ro1">
          <table:table-cell office:value-type="float" office:value="111000000" calcext:value-type="float">
            <text:p>111000000</text:p>
          </table:table-cell>
          <table:table-cell office:value-type="float" office:value="-3.49463135006836" calcext:value-type="float">
            <text:p>-3.4946313501</text:p>
          </table:table-cell>
        </table:table-row>
        <table:table-row table:style-name="ro1">
          <table:table-cell office:value-type="float" office:value="111250000" calcext:value-type="float">
            <text:p>111250000</text:p>
          </table:table-cell>
          <table:table-cell office:value-type="float" office:value="-3.53983445617074" calcext:value-type="float">
            <text:p>-3.5398344562</text:p>
          </table:table-cell>
        </table:table-row>
        <table:table-row table:style-name="ro1">
          <table:table-cell office:value-type="float" office:value="111500000" calcext:value-type="float">
            <text:p>111500000</text:p>
          </table:table-cell>
          <table:table-cell office:value-type="float" office:value="-3.34997870709396" calcext:value-type="float">
            <text:p>-3.3499787071</text:p>
          </table:table-cell>
        </table:table-row>
        <table:table-row table:style-name="ro1">
          <table:table-cell office:value-type="float" office:value="111750000" calcext:value-type="float">
            <text:p>111750000</text:p>
          </table:table-cell>
          <table:table-cell office:value-type="float" office:value="-3.5105783310559" calcext:value-type="float">
            <text:p>-3.5105783311</text:p>
          </table:table-cell>
        </table:table-row>
        <table:table-row table:style-name="ro1">
          <table:table-cell office:value-type="float" office:value="112000000" calcext:value-type="float">
            <text:p>112000000</text:p>
          </table:table-cell>
          <table:table-cell office:value-type="float" office:value="-3.39123655856181" calcext:value-type="float">
            <text:p>-3.3912365586</text:p>
          </table:table-cell>
        </table:table-row>
        <table:table-row table:style-name="ro1">
          <table:table-cell office:value-type="float" office:value="112250000" calcext:value-type="float">
            <text:p>112250000</text:p>
          </table:table-cell>
          <table:table-cell office:value-type="float" office:value="-3.62589012901725" calcext:value-type="float">
            <text:p>-3.625890129</text:p>
          </table:table-cell>
        </table:table-row>
        <table:table-row table:style-name="ro1">
          <table:table-cell office:value-type="float" office:value="112500000" calcext:value-type="float">
            <text:p>112500000</text:p>
          </table:table-cell>
          <table:table-cell office:value-type="float" office:value="-3.45127930825382" calcext:value-type="float">
            <text:p>-3.4512793083</text:p>
          </table:table-cell>
        </table:table-row>
        <table:table-row table:style-name="ro1">
          <table:table-cell office:value-type="float" office:value="112750000" calcext:value-type="float">
            <text:p>112750000</text:p>
          </table:table-cell>
          <table:table-cell office:value-type="float" office:value="-3.35001686181297" calcext:value-type="float">
            <text:p>-3.3500168618</text:p>
          </table:table-cell>
        </table:table-row>
        <table:table-row table:style-name="ro1">
          <table:table-cell office:value-type="float" office:value="113000000" calcext:value-type="float">
            <text:p>113000000</text:p>
          </table:table-cell>
          <table:table-cell office:value-type="float" office:value="-3.10840326633339" calcext:value-type="float">
            <text:p>-3.1084032663</text:p>
          </table:table-cell>
        </table:table-row>
        <table:table-row table:style-name="ro1">
          <table:table-cell office:value-type="float" office:value="113250000" calcext:value-type="float">
            <text:p>113250000</text:p>
          </table:table-cell>
          <table:table-cell office:value-type="float" office:value="-3.60870397553991" calcext:value-type="float">
            <text:p>-3.6087039755</text:p>
          </table:table-cell>
        </table:table-row>
        <table:table-row table:style-name="ro1">
          <table:table-cell office:value-type="float" office:value="113500000" calcext:value-type="float">
            <text:p>113500000</text:p>
          </table:table-cell>
          <table:table-cell office:value-type="float" office:value="-3.29699080296355" calcext:value-type="float">
            <text:p>-3.296990803</text:p>
          </table:table-cell>
        </table:table-row>
        <table:table-row table:style-name="ro1">
          <table:table-cell office:value-type="float" office:value="113750000" calcext:value-type="float">
            <text:p>113750000</text:p>
          </table:table-cell>
          <table:table-cell office:value-type="float" office:value="-3.52027734803591" calcext:value-type="float">
            <text:p>-3.520277348</text:p>
          </table:table-cell>
        </table:table-row>
        <table:table-row table:style-name="ro1">
          <table:table-cell office:value-type="float" office:value="114000000" calcext:value-type="float">
            <text:p>114000000</text:p>
          </table:table-cell>
          <table:table-cell office:value-type="float" office:value="-3.6370269942685" calcext:value-type="float">
            <text:p>-3.6370269943</text:p>
          </table:table-cell>
        </table:table-row>
        <table:table-row table:style-name="ro1">
          <table:table-cell office:value-type="float" office:value="114250000" calcext:value-type="float">
            <text:p>114250000</text:p>
          </table:table-cell>
          <table:table-cell office:value-type="float" office:value="-3.42917090531108" calcext:value-type="float">
            <text:p>-3.4291709053</text:p>
          </table:table-cell>
        </table:table-row>
        <table:table-row table:style-name="ro1">
          <table:table-cell office:value-type="float" office:value="114500000" calcext:value-type="float">
            <text:p>114500000</text:p>
          </table:table-cell>
          <table:table-cell office:value-type="float" office:value="-3.57949721091613" calcext:value-type="float">
            <text:p>-3.5794972109</text:p>
          </table:table-cell>
        </table:table-row>
        <table:table-row table:style-name="ro1">
          <table:table-cell office:value-type="float" office:value="114750000" calcext:value-type="float">
            <text:p>114750000</text:p>
          </table:table-cell>
          <table:table-cell office:value-type="float" office:value="-3.34097531689198" calcext:value-type="float">
            <text:p>-3.3409753169</text:p>
          </table:table-cell>
        </table:table-row>
        <table:table-row table:style-name="ro1">
          <table:table-cell office:value-type="float" office:value="115000000" calcext:value-type="float">
            <text:p>115000000</text:p>
          </table:table-cell>
          <table:table-cell office:value-type="float" office:value="-3.60808524941081" calcext:value-type="float">
            <text:p>-3.6080852494</text:p>
          </table:table-cell>
        </table:table-row>
        <table:table-row table:style-name="ro1">
          <table:table-cell office:value-type="float" office:value="115250000" calcext:value-type="float">
            <text:p>115250000</text:p>
          </table:table-cell>
          <table:table-cell office:value-type="float" office:value="-3.46723965968622" calcext:value-type="float">
            <text:p>-3.4672396597</text:p>
          </table:table-cell>
        </table:table-row>
        <table:table-row table:style-name="ro1">
          <table:table-cell office:value-type="float" office:value="115500000" calcext:value-type="float">
            <text:p>115500000</text:p>
          </table:table-cell>
          <table:table-cell office:value-type="float" office:value="-3.39068758909901" calcext:value-type="float">
            <text:p>-3.3906875891</text:p>
          </table:table-cell>
        </table:table-row>
        <table:table-row table:style-name="ro1">
          <table:table-cell office:value-type="float" office:value="115750000" calcext:value-type="float">
            <text:p>115750000</text:p>
          </table:table-cell>
          <table:table-cell office:value-type="float" office:value="-3.46972780123121" calcext:value-type="float">
            <text:p>-3.4697278012</text:p>
          </table:table-cell>
        </table:table-row>
        <table:table-row table:style-name="ro1">
          <table:table-cell office:value-type="float" office:value="116000000" calcext:value-type="float">
            <text:p>116000000</text:p>
          </table:table-cell>
          <table:table-cell office:value-type="float" office:value="-3.47126798351267" calcext:value-type="float">
            <text:p>-3.4712679835</text:p>
          </table:table-cell>
        </table:table-row>
        <table:table-row table:style-name="ro1">
          <table:table-cell office:value-type="float" office:value="116250000" calcext:value-type="float">
            <text:p>116250000</text:p>
          </table:table-cell>
          <table:table-cell office:value-type="float" office:value="-3.85527699641979" calcext:value-type="float">
            <text:p>-3.8552769964</text:p>
          </table:table-cell>
        </table:table-row>
        <table:table-row table:style-name="ro1">
          <table:table-cell office:value-type="float" office:value="116500000" calcext:value-type="float">
            <text:p>116500000</text:p>
          </table:table-cell>
          <table:table-cell office:value-type="float" office:value="-3.81271637625228" calcext:value-type="float">
            <text:p>-3.8127163763</text:p>
          </table:table-cell>
        </table:table-row>
        <table:table-row table:style-name="ro1">
          <table:table-cell office:value-type="float" office:value="116750000" calcext:value-type="float">
            <text:p>116750000</text:p>
          </table:table-cell>
          <table:table-cell office:value-type="float" office:value="-3.4151039381859" calcext:value-type="float">
            <text:p>-3.4151039382</text:p>
          </table:table-cell>
        </table:table-row>
        <table:table-row table:style-name="ro1">
          <table:table-cell office:value-type="float" office:value="117000000" calcext:value-type="float">
            <text:p>117000000</text:p>
          </table:table-cell>
          <table:table-cell office:value-type="float" office:value="-3.22123848881271" calcext:value-type="float">
            <text:p>-3.2212384888</text:p>
          </table:table-cell>
        </table:table-row>
        <table:table-row table:style-name="ro1">
          <table:table-cell office:value-type="float" office:value="117250000" calcext:value-type="float">
            <text:p>117250000</text:p>
          </table:table-cell>
          <table:table-cell office:value-type="float" office:value="-3.6825485433865" calcext:value-type="float">
            <text:p>-3.6825485434</text:p>
          </table:table-cell>
        </table:table-row>
        <table:table-row table:style-name="ro1">
          <table:table-cell office:value-type="float" office:value="117500000" calcext:value-type="float">
            <text:p>117500000</text:p>
          </table:table-cell>
          <table:table-cell office:value-type="float" office:value="-3.35986965861489" calcext:value-type="float">
            <text:p>-3.3598696586</text:p>
          </table:table-cell>
        </table:table-row>
        <table:table-row table:style-name="ro1">
          <table:table-cell office:value-type="float" office:value="117750000" calcext:value-type="float">
            <text:p>117750000</text:p>
          </table:table-cell>
          <table:table-cell office:value-type="float" office:value="-3.39595426484081" calcext:value-type="float">
            <text:p>-3.3959542648</text:p>
          </table:table-cell>
        </table:table-row>
        <table:table-row table:style-name="ro1">
          <table:table-cell office:value-type="float" office:value="118000000" calcext:value-type="float">
            <text:p>118000000</text:p>
          </table:table-cell>
          <table:table-cell office:value-type="float" office:value="-3.70531644757711" calcext:value-type="float">
            <text:p>-3.7053164476</text:p>
          </table:table-cell>
        </table:table-row>
        <table:table-row table:style-name="ro1">
          <table:table-cell office:value-type="float" office:value="118250000" calcext:value-type="float">
            <text:p>118250000</text:p>
          </table:table-cell>
          <table:table-cell office:value-type="float" office:value="-3.16391109508964" calcext:value-type="float">
            <text:p>-3.1639110951</text:p>
          </table:table-cell>
        </table:table-row>
        <table:table-row table:style-name="ro1">
          <table:table-cell office:value-type="float" office:value="118500000" calcext:value-type="float">
            <text:p>118500000</text:p>
          </table:table-cell>
          <table:table-cell office:value-type="float" office:value="-3.54061576629895" calcext:value-type="float">
            <text:p>-3.5406157663</text:p>
          </table:table-cell>
        </table:table-row>
        <table:table-row table:style-name="ro1">
          <table:table-cell office:value-type="float" office:value="118750000" calcext:value-type="float">
            <text:p>118750000</text:p>
          </table:table-cell>
          <table:table-cell office:value-type="float" office:value="-3.40096190826457" calcext:value-type="float">
            <text:p>-3.4009619083</text:p>
          </table:table-cell>
        </table:table-row>
        <table:table-row table:style-name="ro1">
          <table:table-cell office:value-type="float" office:value="119000000" calcext:value-type="float">
            <text:p>119000000</text:p>
          </table:table-cell>
          <table:table-cell office:value-type="float" office:value="-3.81605097065887" calcext:value-type="float">
            <text:p>-3.8160509707</text:p>
          </table:table-cell>
        </table:table-row>
        <table:table-row table:style-name="ro1">
          <table:table-cell office:value-type="float" office:value="119250000" calcext:value-type="float">
            <text:p>119250000</text:p>
          </table:table-cell>
          <table:table-cell office:value-type="float" office:value="-3.48401903767674" calcext:value-type="float">
            <text:p>-3.4840190377</text:p>
          </table:table-cell>
        </table:table-row>
        <table:table-row table:style-name="ro1">
          <table:table-cell office:value-type="float" office:value="119500000" calcext:value-type="float">
            <text:p>119500000</text:p>
          </table:table-cell>
          <table:table-cell office:value-type="float" office:value="-3.55077968626072" calcext:value-type="float">
            <text:p>-3.5507796863</text:p>
          </table:table-cell>
        </table:table-row>
        <table:table-row table:style-name="ro1">
          <table:table-cell office:value-type="float" office:value="119750000" calcext:value-type="float">
            <text:p>119750000</text:p>
          </table:table-cell>
          <table:table-cell office:value-type="float" office:value="-3.72178121138455" calcext:value-type="float">
            <text:p>-3.7217812114</text:p>
          </table:table-cell>
        </table:table-row>
        <table:table-row table:style-name="ro1">
          <table:table-cell office:value-type="float" office:value="120000000" calcext:value-type="float">
            <text:p>120000000</text:p>
          </table:table-cell>
          <table:table-cell office:value-type="float" office:value="-3.49459325202306" calcext:value-type="float">
            <text:p>-3.494593252</text:p>
          </table:table-cell>
        </table:table-row>
        <table:table-row table:style-name="ro1">
          <table:table-cell office:value-type="float" office:value="120250000" calcext:value-type="float">
            <text:p>120250000</text:p>
          </table:table-cell>
          <table:table-cell office:value-type="float" office:value="-3.75896203245435" calcext:value-type="float">
            <text:p>-3.7589620325</text:p>
          </table:table-cell>
        </table:table-row>
        <table:table-row table:style-name="ro1">
          <table:table-cell office:value-type="float" office:value="120500000" calcext:value-type="float">
            <text:p>120500000</text:p>
          </table:table-cell>
          <table:table-cell office:value-type="float" office:value="-3.77805219805692" calcext:value-type="float">
            <text:p>-3.7780521981</text:p>
          </table:table-cell>
        </table:table-row>
        <table:table-row table:style-name="ro1">
          <table:table-cell office:value-type="float" office:value="120750000" calcext:value-type="float">
            <text:p>120750000</text:p>
          </table:table-cell>
          <table:table-cell office:value-type="float" office:value="-3.27453368174634" calcext:value-type="float">
            <text:p>-3.2745336817</text:p>
          </table:table-cell>
        </table:table-row>
        <table:table-row table:style-name="ro1">
          <table:table-cell office:value-type="float" office:value="121000000" calcext:value-type="float">
            <text:p>121000000</text:p>
          </table:table-cell>
          <table:table-cell office:value-type="float" office:value="-3.93254097961908" calcext:value-type="float">
            <text:p>-3.9325409796</text:p>
          </table:table-cell>
        </table:table-row>
        <table:table-row table:style-name="ro1">
          <table:table-cell office:value-type="float" office:value="121250000" calcext:value-type="float">
            <text:p>121250000</text:p>
          </table:table-cell>
          <table:table-cell office:value-type="float" office:value="-3.39815471851924" calcext:value-type="float">
            <text:p>-3.3981547185</text:p>
          </table:table-cell>
        </table:table-row>
        <table:table-row table:style-name="ro1">
          <table:table-cell office:value-type="float" office:value="121500000" calcext:value-type="float">
            <text:p>121500000</text:p>
          </table:table-cell>
          <table:table-cell office:value-type="float" office:value="-3.18804577577325" calcext:value-type="float">
            <text:p>-3.1880457758</text:p>
          </table:table-cell>
        </table:table-row>
        <table:table-row table:style-name="ro1">
          <table:table-cell office:value-type="float" office:value="121750000" calcext:value-type="float">
            <text:p>121750000</text:p>
          </table:table-cell>
          <table:table-cell office:value-type="float" office:value="-3.60593125947844" calcext:value-type="float">
            <text:p>-3.6059312595</text:p>
          </table:table-cell>
        </table:table-row>
        <table:table-row table:style-name="ro1">
          <table:table-cell office:value-type="float" office:value="122000000" calcext:value-type="float">
            <text:p>122000000</text:p>
          </table:table-cell>
          <table:table-cell office:value-type="float" office:value="-3.53594440434627" calcext:value-type="float">
            <text:p>-3.5359444043</text:p>
          </table:table-cell>
        </table:table-row>
        <table:table-row table:style-name="ro1">
          <table:table-cell office:value-type="float" office:value="122250000" calcext:value-type="float">
            <text:p>122250000</text:p>
          </table:table-cell>
          <table:table-cell office:value-type="float" office:value="-3.46606056509779" calcext:value-type="float">
            <text:p>-3.4660605651</text:p>
          </table:table-cell>
        </table:table-row>
        <table:table-row table:style-name="ro1">
          <table:table-cell office:value-type="float" office:value="122500000" calcext:value-type="float">
            <text:p>122500000</text:p>
          </table:table-cell>
          <table:table-cell office:value-type="float" office:value="-3.45696454130521" calcext:value-type="float">
            <text:p>-3.4569645413</text:p>
          </table:table-cell>
        </table:table-row>
        <table:table-row table:style-name="ro1">
          <table:table-cell office:value-type="float" office:value="122750000" calcext:value-type="float">
            <text:p>122750000</text:p>
          </table:table-cell>
          <table:table-cell office:value-type="float" office:value="-3.56885455495409" calcext:value-type="float">
            <text:p>-3.568854555</text:p>
          </table:table-cell>
        </table:table-row>
        <table:table-row table:style-name="ro1">
          <table:table-cell office:value-type="float" office:value="123000000" calcext:value-type="float">
            <text:p>123000000</text:p>
          </table:table-cell>
          <table:table-cell office:value-type="float" office:value="-3.17997953560465" calcext:value-type="float">
            <text:p>-3.1799795356</text:p>
          </table:table-cell>
        </table:table-row>
        <table:table-row table:style-name="ro1">
          <table:table-cell office:value-type="float" office:value="123250000" calcext:value-type="float">
            <text:p>123250000</text:p>
          </table:table-cell>
          <table:table-cell office:value-type="float" office:value="-3.27519673156771" calcext:value-type="float">
            <text:p>-3.2751967316</text:p>
          </table:table-cell>
        </table:table-row>
        <table:table-row table:style-name="ro1">
          <table:table-cell office:value-type="float" office:value="123500000" calcext:value-type="float">
            <text:p>123500000</text:p>
          </table:table-cell>
          <table:table-cell office:value-type="float" office:value="-3.41660950178706" calcext:value-type="float">
            <text:p>-3.4166095018</text:p>
          </table:table-cell>
        </table:table-row>
        <table:table-row table:style-name="ro1">
          <table:table-cell office:value-type="float" office:value="123750000" calcext:value-type="float">
            <text:p>123750000</text:p>
          </table:table-cell>
          <table:table-cell office:value-type="float" office:value="-3.29148047638659" calcext:value-type="float">
            <text:p>-3.2914804764</text:p>
          </table:table-cell>
        </table:table-row>
        <table:table-row table:style-name="ro1">
          <table:table-cell office:value-type="float" office:value="124000000" calcext:value-type="float">
            <text:p>124000000</text:p>
          </table:table-cell>
          <table:table-cell office:value-type="float" office:value="-3.49243716915428" calcext:value-type="float">
            <text:p>-3.4924371692</text:p>
          </table:table-cell>
        </table:table-row>
        <table:table-row table:style-name="ro1">
          <table:table-cell office:value-type="float" office:value="124250000" calcext:value-type="float">
            <text:p>124250000</text:p>
          </table:table-cell>
          <table:table-cell office:value-type="float" office:value="-3.61989834643127" calcext:value-type="float">
            <text:p>-3.6198983464</text:p>
          </table:table-cell>
        </table:table-row>
        <table:table-row table:style-name="ro1">
          <table:table-cell office:value-type="float" office:value="124500000" calcext:value-type="float">
            <text:p>124500000</text:p>
          </table:table-cell>
          <table:table-cell office:value-type="float" office:value="-3.19927073741541" calcext:value-type="float">
            <text:p>-3.1992707374</text:p>
          </table:table-cell>
        </table:table-row>
        <table:table-row table:style-name="ro1">
          <table:table-cell office:value-type="float" office:value="124750000" calcext:value-type="float">
            <text:p>124750000</text:p>
          </table:table-cell>
          <table:table-cell office:value-type="float" office:value="-3.31150952858261" calcext:value-type="float">
            <text:p>-3.3115095286</text:p>
          </table:table-cell>
        </table:table-row>
        <table:table-row table:style-name="ro1">
          <table:table-cell office:value-type="float" office:value="125000000" calcext:value-type="float">
            <text:p>125000000</text:p>
          </table:table-cell>
          <table:table-cell office:value-type="float" office:value="-3.94686397632204" calcext:value-type="float">
            <text:p>-3.9468639763</text:p>
          </table:table-cell>
        </table:table-row>
        <table:table-row table:style-name="ro1">
          <table:table-cell office:value-type="float" office:value="125250000" calcext:value-type="float">
            <text:p>125250000</text:p>
          </table:table-cell>
          <table:table-cell office:value-type="float" office:value="-3.25483419291642" calcext:value-type="float">
            <text:p>-3.2548341929</text:p>
          </table:table-cell>
        </table:table-row>
        <table:table-row table:style-name="ro1">
          <table:table-cell office:value-type="float" office:value="125500000" calcext:value-type="float">
            <text:p>125500000</text:p>
          </table:table-cell>
          <table:table-cell office:value-type="float" office:value="-3.06052831646772" calcext:value-type="float">
            <text:p>-3.0605283165</text:p>
          </table:table-cell>
        </table:table-row>
        <table:table-row table:style-name="ro1">
          <table:table-cell office:value-type="float" office:value="125750000" calcext:value-type="float">
            <text:p>125750000</text:p>
          </table:table-cell>
          <table:table-cell office:value-type="float" office:value="-3.24323864262258" calcext:value-type="float">
            <text:p>-3.2432386426</text:p>
          </table:table-cell>
        </table:table-row>
        <table:table-row table:style-name="ro1">
          <table:table-cell office:value-type="float" office:value="126000000" calcext:value-type="float">
            <text:p>126000000</text:p>
          </table:table-cell>
          <table:table-cell office:value-type="float" office:value="-3.41201808646128" calcext:value-type="float">
            <text:p>-3.4120180865</text:p>
          </table:table-cell>
        </table:table-row>
        <table:table-row table:style-name="ro1">
          <table:table-cell office:value-type="float" office:value="126250000" calcext:value-type="float">
            <text:p>126250000</text:p>
          </table:table-cell>
          <table:table-cell office:value-type="float" office:value="-3.50802878101992" calcext:value-type="float">
            <text:p>-3.508028781</text:p>
          </table:table-cell>
        </table:table-row>
        <table:table-row table:style-name="ro1">
          <table:table-cell office:value-type="float" office:value="126500000" calcext:value-type="float">
            <text:p>126500000</text:p>
          </table:table-cell>
          <table:table-cell office:value-type="float" office:value="-3.49131466886443" calcext:value-type="float">
            <text:p>-3.4913146689</text:p>
          </table:table-cell>
        </table:table-row>
        <table:table-row table:style-name="ro1">
          <table:table-cell office:value-type="float" office:value="126750000" calcext:value-type="float">
            <text:p>126750000</text:p>
          </table:table-cell>
          <table:table-cell office:value-type="float" office:value="-3.45118228880713" calcext:value-type="float">
            <text:p>-3.4511822888</text:p>
          </table:table-cell>
        </table:table-row>
        <table:table-row table:style-name="ro1">
          <table:table-cell office:value-type="float" office:value="127000000" calcext:value-type="float">
            <text:p>127000000</text:p>
          </table:table-cell>
          <table:table-cell office:value-type="float" office:value="-3.51079497293603" calcext:value-type="float">
            <text:p>-3.5107949729</text:p>
          </table:table-cell>
        </table:table-row>
        <table:table-row table:style-name="ro1">
          <table:table-cell office:value-type="float" office:value="127250000" calcext:value-type="float">
            <text:p>127250000</text:p>
          </table:table-cell>
          <table:table-cell office:value-type="float" office:value="-3.4365584112823" calcext:value-type="float">
            <text:p>-3.4365584113</text:p>
          </table:table-cell>
        </table:table-row>
        <table:table-row table:style-name="ro1">
          <table:table-cell office:value-type="float" office:value="127500000" calcext:value-type="float">
            <text:p>127500000</text:p>
          </table:table-cell>
          <table:table-cell office:value-type="float" office:value="-3.38962604133399" calcext:value-type="float">
            <text:p>-3.3896260413</text:p>
          </table:table-cell>
        </table:table-row>
        <table:table-row table:style-name="ro1">
          <table:table-cell office:value-type="float" office:value="127750000" calcext:value-type="float">
            <text:p>127750000</text:p>
          </table:table-cell>
          <table:table-cell office:value-type="float" office:value="-3.616988370666" calcext:value-type="float">
            <text:p>-3.6169883707</text:p>
          </table:table-cell>
        </table:table-row>
        <table:table-row table:style-name="ro1">
          <table:table-cell office:value-type="float" office:value="128000000" calcext:value-type="float">
            <text:p>128000000</text:p>
          </table:table-cell>
          <table:table-cell office:value-type="float" office:value="-3.53237752949937" calcext:value-type="float">
            <text:p>-3.5323775295</text:p>
          </table:table-cell>
        </table:table-row>
        <table:table-row table:style-name="ro1">
          <table:table-cell office:value-type="float" office:value="128250000" calcext:value-type="float">
            <text:p>128250000</text:p>
          </table:table-cell>
          <table:table-cell office:value-type="float" office:value="-3.51403956358562" calcext:value-type="float">
            <text:p>-3.5140395636</text:p>
          </table:table-cell>
        </table:table-row>
        <table:table-row table:style-name="ro1">
          <table:table-cell office:value-type="float" office:value="128500000" calcext:value-type="float">
            <text:p>128500000</text:p>
          </table:table-cell>
          <table:table-cell office:value-type="float" office:value="-3.31175021982558" calcext:value-type="float">
            <text:p>-3.3117502198</text:p>
          </table:table-cell>
        </table:table-row>
        <table:table-row table:style-name="ro1">
          <table:table-cell office:value-type="float" office:value="128750000" calcext:value-type="float">
            <text:p>128750000</text:p>
          </table:table-cell>
          <table:table-cell office:value-type="float" office:value="-3.33463502576123" calcext:value-type="float">
            <text:p>-3.3346350258</text:p>
          </table:table-cell>
        </table:table-row>
        <table:table-row table:style-name="ro1">
          <table:table-cell office:value-type="float" office:value="129000000" calcext:value-type="float">
            <text:p>129000000</text:p>
          </table:table-cell>
          <table:table-cell office:value-type="float" office:value="-3.52597188083924" calcext:value-type="float">
            <text:p>-3.5259718808</text:p>
          </table:table-cell>
        </table:table-row>
        <table:table-row table:style-name="ro1">
          <table:table-cell office:value-type="float" office:value="129250000" calcext:value-type="float">
            <text:p>129250000</text:p>
          </table:table-cell>
          <table:table-cell office:value-type="float" office:value="-2.91620285199138" calcext:value-type="float">
            <text:p>-2.916202852</text:p>
          </table:table-cell>
        </table:table-row>
        <table:table-row table:style-name="ro1">
          <table:table-cell office:value-type="float" office:value="129500000" calcext:value-type="float">
            <text:p>129500000</text:p>
          </table:table-cell>
          <table:table-cell office:value-type="float" office:value="-3.45393417212898" calcext:value-type="float">
            <text:p>-3.4539341721</text:p>
          </table:table-cell>
        </table:table-row>
        <table:table-row table:style-name="ro1">
          <table:table-cell office:value-type="float" office:value="129750000" calcext:value-type="float">
            <text:p>129750000</text:p>
          </table:table-cell>
          <table:table-cell office:value-type="float" office:value="-3.21659939556466" calcext:value-type="float">
            <text:p>-3.2165993956</text:p>
          </table:table-cell>
        </table:table-row>
        <table:table-row table:style-name="ro1">
          <table:table-cell office:value-type="float" office:value="130000000" calcext:value-type="float">
            <text:p>130000000</text:p>
          </table:table-cell>
          <table:table-cell office:value-type="float" office:value="-3.60956541345238" calcext:value-type="float">
            <text:p>-3.6095654135</text:p>
          </table:table-cell>
        </table:table-row>
        <table:table-row table:style-name="ro1">
          <table:table-cell office:value-type="float" office:value="130250000" calcext:value-type="float">
            <text:p>130250000</text:p>
          </table:table-cell>
          <table:table-cell office:value-type="float" office:value="-3.51830786932881" calcext:value-type="float">
            <text:p>-3.5183078693</text:p>
          </table:table-cell>
        </table:table-row>
        <table:table-row table:style-name="ro1">
          <table:table-cell office:value-type="float" office:value="130500000" calcext:value-type="float">
            <text:p>130500000</text:p>
          </table:table-cell>
          <table:table-cell office:value-type="float" office:value="-3.8885568599681" calcext:value-type="float">
            <text:p>-3.88855686</text:p>
          </table:table-cell>
        </table:table-row>
        <table:table-row table:style-name="ro1">
          <table:table-cell office:value-type="float" office:value="130750000" calcext:value-type="float">
            <text:p>130750000</text:p>
          </table:table-cell>
          <table:table-cell office:value-type="float" office:value="-3.7246610809219" calcext:value-type="float">
            <text:p>-3.7246610809</text:p>
          </table:table-cell>
        </table:table-row>
        <table:table-row table:style-name="ro1">
          <table:table-cell office:value-type="float" office:value="131000000" calcext:value-type="float">
            <text:p>131000000</text:p>
          </table:table-cell>
          <table:table-cell office:value-type="float" office:value="-3.32842336991894" calcext:value-type="float">
            <text:p>-3.3284233699</text:p>
          </table:table-cell>
        </table:table-row>
        <table:table-row table:style-name="ro1">
          <table:table-cell office:value-type="float" office:value="131250000" calcext:value-type="float">
            <text:p>131250000</text:p>
          </table:table-cell>
          <table:table-cell office:value-type="float" office:value="-3.1125067107223" calcext:value-type="float">
            <text:p>-3.1125067107</text:p>
          </table:table-cell>
        </table:table-row>
        <table:table-row table:style-name="ro1">
          <table:table-cell office:value-type="float" office:value="131500000" calcext:value-type="float">
            <text:p>131500000</text:p>
          </table:table-cell>
          <table:table-cell office:value-type="float" office:value="-3.20598806959556" calcext:value-type="float">
            <text:p>-3.2059880696</text:p>
          </table:table-cell>
        </table:table-row>
        <table:table-row table:style-name="ro1">
          <table:table-cell office:value-type="float" office:value="131750000" calcext:value-type="float">
            <text:p>131750000</text:p>
          </table:table-cell>
          <table:table-cell office:value-type="float" office:value="-3.45488328629686" calcext:value-type="float">
            <text:p>-3.4548832863</text:p>
          </table:table-cell>
        </table:table-row>
        <table:table-row table:style-name="ro1">
          <table:table-cell office:value-type="float" office:value="132000000" calcext:value-type="float">
            <text:p>132000000</text:p>
          </table:table-cell>
          <table:table-cell office:value-type="float" office:value="-3.45957526051172" calcext:value-type="float">
            <text:p>-3.4595752605</text:p>
          </table:table-cell>
        </table:table-row>
        <table:table-row table:style-name="ro1">
          <table:table-cell office:value-type="float" office:value="132250000" calcext:value-type="float">
            <text:p>132250000</text:p>
          </table:table-cell>
          <table:table-cell office:value-type="float" office:value="-3.93537545056232" calcext:value-type="float">
            <text:p>-3.9353754506</text:p>
          </table:table-cell>
        </table:table-row>
        <table:table-row table:style-name="ro1">
          <table:table-cell office:value-type="float" office:value="132500000" calcext:value-type="float">
            <text:p>132500000</text:p>
          </table:table-cell>
          <table:table-cell office:value-type="float" office:value="-3.66940608909818" calcext:value-type="float">
            <text:p>-3.6694060891</text:p>
          </table:table-cell>
        </table:table-row>
        <table:table-row table:style-name="ro1">
          <table:table-cell office:value-type="float" office:value="132750000" calcext:value-type="float">
            <text:p>132750000</text:p>
          </table:table-cell>
          <table:table-cell office:value-type="float" office:value="-3.46556066631179" calcext:value-type="float">
            <text:p>-3.4655606663</text:p>
          </table:table-cell>
        </table:table-row>
        <table:table-row table:style-name="ro1">
          <table:table-cell office:value-type="float" office:value="133000000" calcext:value-type="float">
            <text:p>133000000</text:p>
          </table:table-cell>
          <table:table-cell office:value-type="float" office:value="-3.55755151318426" calcext:value-type="float">
            <text:p>-3.5575515132</text:p>
          </table:table-cell>
        </table:table-row>
        <table:table-row table:style-name="ro1">
          <table:table-cell office:value-type="float" office:value="133250000" calcext:value-type="float">
            <text:p>133250000</text:p>
          </table:table-cell>
          <table:table-cell office:value-type="float" office:value="-3.53821343259886" calcext:value-type="float">
            <text:p>-3.5382134326</text:p>
          </table:table-cell>
        </table:table-row>
        <table:table-row table:style-name="ro1">
          <table:table-cell office:value-type="float" office:value="133500000" calcext:value-type="float">
            <text:p>133500000</text:p>
          </table:table-cell>
          <table:table-cell office:value-type="float" office:value="-3.57312834782705" calcext:value-type="float">
            <text:p>-3.5731283478</text:p>
          </table:table-cell>
        </table:table-row>
        <table:table-row table:style-name="ro1">
          <table:table-cell office:value-type="float" office:value="133750000" calcext:value-type="float">
            <text:p>133750000</text:p>
          </table:table-cell>
          <table:table-cell office:value-type="float" office:value="-3.67715203431676" calcext:value-type="float">
            <text:p>-3.6771520343</text:p>
          </table:table-cell>
        </table:table-row>
        <table:table-row table:style-name="ro1">
          <table:table-cell office:value-type="float" office:value="134000000" calcext:value-type="float">
            <text:p>134000000</text:p>
          </table:table-cell>
          <table:table-cell office:value-type="float" office:value="-3.40412231865887" calcext:value-type="float">
            <text:p>-3.4041223187</text:p>
          </table:table-cell>
        </table:table-row>
        <table:table-row table:style-name="ro1">
          <table:table-cell office:value-type="float" office:value="134250000" calcext:value-type="float">
            <text:p>134250000</text:p>
          </table:table-cell>
          <table:table-cell office:value-type="float" office:value="-3.10562092270248" calcext:value-type="float">
            <text:p>-3.1056209227</text:p>
          </table:table-cell>
        </table:table-row>
        <table:table-row table:style-name="ro1">
          <table:table-cell office:value-type="float" office:value="134500000" calcext:value-type="float">
            <text:p>134500000</text:p>
          </table:table-cell>
          <table:table-cell office:value-type="float" office:value="-3.48854633644051" calcext:value-type="float">
            <text:p>-3.4885463364</text:p>
          </table:table-cell>
        </table:table-row>
        <table:table-row table:style-name="ro1">
          <table:table-cell office:value-type="float" office:value="134750000" calcext:value-type="float">
            <text:p>134750000</text:p>
          </table:table-cell>
          <table:table-cell office:value-type="float" office:value="-3.51597326425594" calcext:value-type="float">
            <text:p>-3.5159732643</text:p>
          </table:table-cell>
        </table:table-row>
        <table:table-row table:style-name="ro1">
          <table:table-cell office:value-type="float" office:value="135000000" calcext:value-type="float">
            <text:p>135000000</text:p>
          </table:table-cell>
          <table:table-cell office:value-type="float" office:value="-3.41607324582377" calcext:value-type="float">
            <text:p>-3.4160732458</text:p>
          </table:table-cell>
        </table:table-row>
        <table:table-row table:style-name="ro1">
          <table:table-cell office:value-type="float" office:value="135250000" calcext:value-type="float">
            <text:p>135250000</text:p>
          </table:table-cell>
          <table:table-cell office:value-type="float" office:value="-3.47998384052326" calcext:value-type="float">
            <text:p>-3.4799838405</text:p>
          </table:table-cell>
        </table:table-row>
        <table:table-row table:style-name="ro1">
          <table:table-cell office:value-type="float" office:value="135500000" calcext:value-type="float">
            <text:p>135500000</text:p>
          </table:table-cell>
          <table:table-cell office:value-type="float" office:value="-3.57415760508043" calcext:value-type="float">
            <text:p>-3.5741576051</text:p>
          </table:table-cell>
        </table:table-row>
        <table:table-row table:style-name="ro1">
          <table:table-cell office:value-type="float" office:value="135750000" calcext:value-type="float">
            <text:p>135750000</text:p>
          </table:table-cell>
          <table:table-cell office:value-type="float" office:value="-3.58195182166843" calcext:value-type="float">
            <text:p>-3.5819518217</text:p>
          </table:table-cell>
        </table:table-row>
        <table:table-row table:style-name="ro1">
          <table:table-cell office:value-type="float" office:value="136000000" calcext:value-type="float">
            <text:p>136000000</text:p>
          </table:table-cell>
          <table:table-cell office:value-type="float" office:value="-3.22171304869665" calcext:value-type="float">
            <text:p>-3.2217130487</text:p>
          </table:table-cell>
        </table:table-row>
        <table:table-row table:style-name="ro1">
          <table:table-cell office:value-type="float" office:value="136250000" calcext:value-type="float">
            <text:p>136250000</text:p>
          </table:table-cell>
          <table:table-cell office:value-type="float" office:value="-3.83809201476103" calcext:value-type="float">
            <text:p>-3.8380920148</text:p>
          </table:table-cell>
        </table:table-row>
        <table:table-row table:style-name="ro1">
          <table:table-cell office:value-type="float" office:value="136500000" calcext:value-type="float">
            <text:p>136500000</text:p>
          </table:table-cell>
          <table:table-cell office:value-type="float" office:value="-3.69023493079984" calcext:value-type="float">
            <text:p>-3.6902349308</text:p>
          </table:table-cell>
        </table:table-row>
        <table:table-row table:style-name="ro1">
          <table:table-cell office:value-type="float" office:value="136750000" calcext:value-type="float">
            <text:p>136750000</text:p>
          </table:table-cell>
          <table:table-cell office:value-type="float" office:value="-3.47030654291112" calcext:value-type="float">
            <text:p>-3.4703065429</text:p>
          </table:table-cell>
        </table:table-row>
        <table:table-row table:style-name="ro1">
          <table:table-cell office:value-type="float" office:value="137000000" calcext:value-type="float">
            <text:p>137000000</text:p>
          </table:table-cell>
          <table:table-cell office:value-type="float" office:value="-3.50476475666433" calcext:value-type="float">
            <text:p>-3.5047647567</text:p>
          </table:table-cell>
        </table:table-row>
        <table:table-row table:style-name="ro1">
          <table:table-cell office:value-type="float" office:value="137250000" calcext:value-type="float">
            <text:p>137250000</text:p>
          </table:table-cell>
          <table:table-cell office:value-type="float" office:value="-3.47209969468679" calcext:value-type="float">
            <text:p>-3.4720996947</text:p>
          </table:table-cell>
        </table:table-row>
        <table:table-row table:style-name="ro1">
          <table:table-cell office:value-type="float" office:value="137500000" calcext:value-type="float">
            <text:p>137500000</text:p>
          </table:table-cell>
          <table:table-cell office:value-type="float" office:value="-3.63302254346" calcext:value-type="float">
            <text:p>-3.6330225435</text:p>
          </table:table-cell>
        </table:table-row>
        <table:table-row table:style-name="ro1">
          <table:table-cell office:value-type="float" office:value="137750000" calcext:value-type="float">
            <text:p>137750000</text:p>
          </table:table-cell>
          <table:table-cell office:value-type="float" office:value="-3.28219479811469" calcext:value-type="float">
            <text:p>-3.2821947981</text:p>
          </table:table-cell>
        </table:table-row>
        <table:table-row table:style-name="ro1">
          <table:table-cell office:value-type="float" office:value="138000000" calcext:value-type="float">
            <text:p>138000000</text:p>
          </table:table-cell>
          <table:table-cell office:value-type="float" office:value="-3.33387852766124" calcext:value-type="float">
            <text:p>-3.3338785277</text:p>
          </table:table-cell>
        </table:table-row>
        <table:table-row table:style-name="ro1">
          <table:table-cell office:value-type="float" office:value="138250000" calcext:value-type="float">
            <text:p>138250000</text:p>
          </table:table-cell>
          <table:table-cell office:value-type="float" office:value="-3.54164374922498" calcext:value-type="float">
            <text:p>-3.5416437492</text:p>
          </table:table-cell>
        </table:table-row>
        <table:table-row table:style-name="ro1">
          <table:table-cell office:value-type="float" office:value="138500000" calcext:value-type="float">
            <text:p>138500000</text:p>
          </table:table-cell>
          <table:table-cell office:value-type="float" office:value="-3.14773780677207" calcext:value-type="float">
            <text:p>-3.1477378068</text:p>
          </table:table-cell>
        </table:table-row>
        <table:table-row table:style-name="ro1">
          <table:table-cell office:value-type="float" office:value="138750000" calcext:value-type="float">
            <text:p>138750000</text:p>
          </table:table-cell>
          <table:table-cell office:value-type="float" office:value="-3.667062625225" calcext:value-type="float">
            <text:p>-3.6670626252</text:p>
          </table:table-cell>
        </table:table-row>
        <table:table-row table:style-name="ro1">
          <table:table-cell office:value-type="float" office:value="139000000" calcext:value-type="float">
            <text:p>139000000</text:p>
          </table:table-cell>
          <table:table-cell office:value-type="float" office:value="-3.17165575328094" calcext:value-type="float">
            <text:p>-3.1716557533</text:p>
          </table:table-cell>
        </table:table-row>
        <table:table-row table:style-name="ro1">
          <table:table-cell office:value-type="float" office:value="139250000" calcext:value-type="float">
            <text:p>139250000</text:p>
          </table:table-cell>
          <table:table-cell office:value-type="float" office:value="-3.39774740475412" calcext:value-type="float">
            <text:p>-3.3977474048</text:p>
          </table:table-cell>
        </table:table-row>
        <table:table-row table:style-name="ro1">
          <table:table-cell office:value-type="float" office:value="139500000" calcext:value-type="float">
            <text:p>139500000</text:p>
          </table:table-cell>
          <table:table-cell office:value-type="float" office:value="-3.58009889356486" calcext:value-type="float">
            <text:p>-3.5800988936</text:p>
          </table:table-cell>
        </table:table-row>
        <table:table-row table:style-name="ro1">
          <table:table-cell office:value-type="float" office:value="139750000" calcext:value-type="float">
            <text:p>139750000</text:p>
          </table:table-cell>
          <table:table-cell office:value-type="float" office:value="-3.57691526464078" calcext:value-type="float">
            <text:p>-3.5769152646</text:p>
          </table:table-cell>
        </table:table-row>
        <table:table-row table:style-name="ro1">
          <table:table-cell office:value-type="float" office:value="140000000" calcext:value-type="float">
            <text:p>140000000</text:p>
          </table:table-cell>
          <table:table-cell office:value-type="float" office:value="-3.58033134744876" calcext:value-type="float">
            <text:p>-3.5803313474</text:p>
          </table:table-cell>
        </table:table-row>
        <table:table-row table:style-name="ro1">
          <table:table-cell office:value-type="float" office:value="140250000" calcext:value-type="float">
            <text:p>140250000</text:p>
          </table:table-cell>
          <table:table-cell office:value-type="float" office:value="-3.68094456926251" calcext:value-type="float">
            <text:p>-3.6809445693</text:p>
          </table:table-cell>
        </table:table-row>
        <table:table-row table:style-name="ro1">
          <table:table-cell office:value-type="float" office:value="140500000" calcext:value-type="float">
            <text:p>140500000</text:p>
          </table:table-cell>
          <table:table-cell office:value-type="float" office:value="-3.50035578716886" calcext:value-type="float">
            <text:p>-3.5003557872</text:p>
          </table:table-cell>
        </table:table-row>
        <table:table-row table:style-name="ro1">
          <table:table-cell office:value-type="float" office:value="140750000" calcext:value-type="float">
            <text:p>140750000</text:p>
          </table:table-cell>
          <table:table-cell office:value-type="float" office:value="-3.49138538219255" calcext:value-type="float">
            <text:p>-3.4913853822</text:p>
          </table:table-cell>
        </table:table-row>
        <table:table-row table:style-name="ro1">
          <table:table-cell office:value-type="float" office:value="141000000" calcext:value-type="float">
            <text:p>141000000</text:p>
          </table:table-cell>
          <table:table-cell office:value-type="float" office:value="-3.15415504211926" calcext:value-type="float">
            <text:p>-3.1541550421</text:p>
          </table:table-cell>
        </table:table-row>
        <table:table-row table:style-name="ro1">
          <table:table-cell office:value-type="float" office:value="141250000" calcext:value-type="float">
            <text:p>141250000</text:p>
          </table:table-cell>
          <table:table-cell office:value-type="float" office:value="-3.2850749195868" calcext:value-type="float">
            <text:p>-3.2850749196</text:p>
          </table:table-cell>
        </table:table-row>
        <table:table-row table:style-name="ro1">
          <table:table-cell office:value-type="float" office:value="141500000" calcext:value-type="float">
            <text:p>141500000</text:p>
          </table:table-cell>
          <table:table-cell office:value-type="float" office:value="-3.41942623444152" calcext:value-type="float">
            <text:p>-3.4194262344</text:p>
          </table:table-cell>
        </table:table-row>
        <table:table-row table:style-name="ro1">
          <table:table-cell office:value-type="float" office:value="141750000" calcext:value-type="float">
            <text:p>141750000</text:p>
          </table:table-cell>
          <table:table-cell office:value-type="float" office:value="-3.63916217760784" calcext:value-type="float">
            <text:p>-3.6391621776</text:p>
          </table:table-cell>
        </table:table-row>
        <table:table-row table:style-name="ro1">
          <table:table-cell office:value-type="float" office:value="142000000" calcext:value-type="float">
            <text:p>142000000</text:p>
          </table:table-cell>
          <table:table-cell office:value-type="float" office:value="-3.48888561454841" calcext:value-type="float">
            <text:p>-3.4888856145</text:p>
          </table:table-cell>
        </table:table-row>
        <table:table-row table:style-name="ro1">
          <table:table-cell office:value-type="float" office:value="142250000" calcext:value-type="float">
            <text:p>142250000</text:p>
          </table:table-cell>
          <table:table-cell office:value-type="float" office:value="-3.54857147032784" calcext:value-type="float">
            <text:p>-3.5485714703</text:p>
          </table:table-cell>
        </table:table-row>
        <table:table-row table:style-name="ro1">
          <table:table-cell office:value-type="float" office:value="142500000" calcext:value-type="float">
            <text:p>142500000</text:p>
          </table:table-cell>
          <table:table-cell office:value-type="float" office:value="-3.11277643792255" calcext:value-type="float">
            <text:p>-3.1127764379</text:p>
          </table:table-cell>
        </table:table-row>
        <table:table-row table:style-name="ro1">
          <table:table-cell office:value-type="float" office:value="142750000" calcext:value-type="float">
            <text:p>142750000</text:p>
          </table:table-cell>
          <table:table-cell office:value-type="float" office:value="-3.6538905020145" calcext:value-type="float">
            <text:p>-3.653890502</text:p>
          </table:table-cell>
        </table:table-row>
        <table:table-row table:style-name="ro1">
          <table:table-cell office:value-type="float" office:value="143000000" calcext:value-type="float">
            <text:p>143000000</text:p>
          </table:table-cell>
          <table:table-cell office:value-type="float" office:value="-3.79644793007483" calcext:value-type="float">
            <text:p>-3.7964479301</text:p>
          </table:table-cell>
        </table:table-row>
        <table:table-row table:style-name="ro1">
          <table:table-cell office:value-type="float" office:value="143250000" calcext:value-type="float">
            <text:p>143250000</text:p>
          </table:table-cell>
          <table:table-cell office:value-type="float" office:value="-3.59816988890398" calcext:value-type="float">
            <text:p>-3.5981698889</text:p>
          </table:table-cell>
        </table:table-row>
        <table:table-row table:style-name="ro1">
          <table:table-cell office:value-type="float" office:value="143500000" calcext:value-type="float">
            <text:p>143500000</text:p>
          </table:table-cell>
          <table:table-cell office:value-type="float" office:value="-3.42389513369556" calcext:value-type="float">
            <text:p>-3.4238951337</text:p>
          </table:table-cell>
        </table:table-row>
        <table:table-row table:style-name="ro1">
          <table:table-cell office:value-type="float" office:value="143750000" calcext:value-type="float">
            <text:p>143750000</text:p>
          </table:table-cell>
          <table:table-cell office:value-type="float" office:value="-3.53565616134706" calcext:value-type="float">
            <text:p>-3.5356561613</text:p>
          </table:table-cell>
        </table:table-row>
        <table:table-row table:style-name="ro1">
          <table:table-cell office:value-type="float" office:value="144000000" calcext:value-type="float">
            <text:p>144000000</text:p>
          </table:table-cell>
          <table:table-cell office:value-type="float" office:value="-3.29959680039358" calcext:value-type="float">
            <text:p>-3.2995968004</text:p>
          </table:table-cell>
        </table:table-row>
        <table:table-row table:style-name="ro1">
          <table:table-cell office:value-type="float" office:value="144250000" calcext:value-type="float">
            <text:p>144250000</text:p>
          </table:table-cell>
          <table:table-cell office:value-type="float" office:value="-3.6603651656531" calcext:value-type="float">
            <text:p>-3.6603651657</text:p>
          </table:table-cell>
        </table:table-row>
        <table:table-row table:style-name="ro1">
          <table:table-cell office:value-type="float" office:value="144500000" calcext:value-type="float">
            <text:p>144500000</text:p>
          </table:table-cell>
          <table:table-cell office:value-type="float" office:value="-3.71601928967591" calcext:value-type="float">
            <text:p>-3.7160192897</text:p>
          </table:table-cell>
        </table:table-row>
        <table:table-row table:style-name="ro1">
          <table:table-cell office:value-type="float" office:value="144750000" calcext:value-type="float">
            <text:p>144750000</text:p>
          </table:table-cell>
          <table:table-cell office:value-type="float" office:value="-3.50090165879974" calcext:value-type="float">
            <text:p>-3.5009016588</text:p>
          </table:table-cell>
        </table:table-row>
        <table:table-row table:style-name="ro1">
          <table:table-cell office:value-type="float" office:value="145000000" calcext:value-type="float">
            <text:p>145000000</text:p>
          </table:table-cell>
          <table:table-cell office:value-type="float" office:value="-3.32956536257121" calcext:value-type="float">
            <text:p>-3.3295653626</text:p>
          </table:table-cell>
        </table:table-row>
        <table:table-row table:style-name="ro1">
          <table:table-cell office:value-type="float" office:value="145250000" calcext:value-type="float">
            <text:p>145250000</text:p>
          </table:table-cell>
          <table:table-cell office:value-type="float" office:value="-3.58222232558768" calcext:value-type="float">
            <text:p>-3.5822223256</text:p>
          </table:table-cell>
        </table:table-row>
        <table:table-row table:style-name="ro1">
          <table:table-cell office:value-type="float" office:value="145500000" calcext:value-type="float">
            <text:p>145500000</text:p>
          </table:table-cell>
          <table:table-cell office:value-type="float" office:value="-3.6190631286616" calcext:value-type="float">
            <text:p>-3.6190631287</text:p>
          </table:table-cell>
        </table:table-row>
        <table:table-row table:style-name="ro1">
          <table:table-cell office:value-type="float" office:value="145750000" calcext:value-type="float">
            <text:p>145750000</text:p>
          </table:table-cell>
          <table:table-cell office:value-type="float" office:value="-3.80067518516919" calcext:value-type="float">
            <text:p>-3.8006751852</text:p>
          </table:table-cell>
        </table:table-row>
        <table:table-row table:style-name="ro1">
          <table:table-cell office:value-type="float" office:value="146000000" calcext:value-type="float">
            <text:p>146000000</text:p>
          </table:table-cell>
          <table:table-cell office:value-type="float" office:value="-3.29266009662192" calcext:value-type="float">
            <text:p>-3.2926600966</text:p>
          </table:table-cell>
        </table:table-row>
        <table:table-row table:style-name="ro1">
          <table:table-cell office:value-type="float" office:value="146250000" calcext:value-type="float">
            <text:p>146250000</text:p>
          </table:table-cell>
          <table:table-cell office:value-type="float" office:value="-3.27199343580999" calcext:value-type="float">
            <text:p>-3.2719934358</text:p>
          </table:table-cell>
        </table:table-row>
        <table:table-row table:style-name="ro1">
          <table:table-cell office:value-type="float" office:value="146500000" calcext:value-type="float">
            <text:p>146500000</text:p>
          </table:table-cell>
          <table:table-cell office:value-type="float" office:value="-3.29239207393787" calcext:value-type="float">
            <text:p>-3.2923920739</text:p>
          </table:table-cell>
        </table:table-row>
        <table:table-row table:style-name="ro1">
          <table:table-cell office:value-type="float" office:value="146750000" calcext:value-type="float">
            <text:p>146750000</text:p>
          </table:table-cell>
          <table:table-cell office:value-type="float" office:value="-3.83488907832151" calcext:value-type="float">
            <text:p>-3.8348890783</text:p>
          </table:table-cell>
        </table:table-row>
        <table:table-row table:style-name="ro1">
          <table:table-cell office:value-type="float" office:value="147000000" calcext:value-type="float">
            <text:p>147000000</text:p>
          </table:table-cell>
          <table:table-cell office:value-type="float" office:value="-3.34988641814286" calcext:value-type="float">
            <text:p>-3.3498864181</text:p>
          </table:table-cell>
        </table:table-row>
        <table:table-row table:style-name="ro1">
          <table:table-cell office:value-type="float" office:value="147250000" calcext:value-type="float">
            <text:p>147250000</text:p>
          </table:table-cell>
          <table:table-cell office:value-type="float" office:value="-3.39613825257965" calcext:value-type="float">
            <text:p>-3.3961382526</text:p>
          </table:table-cell>
        </table:table-row>
        <table:table-row table:style-name="ro1">
          <table:table-cell office:value-type="float" office:value="147500000" calcext:value-type="float">
            <text:p>147500000</text:p>
          </table:table-cell>
          <table:table-cell office:value-type="float" office:value="-3.37256221399603" calcext:value-type="float">
            <text:p>-3.372562214</text:p>
          </table:table-cell>
        </table:table-row>
        <table:table-row table:style-name="ro1">
          <table:table-cell office:value-type="float" office:value="147750000" calcext:value-type="float">
            <text:p>147750000</text:p>
          </table:table-cell>
          <table:table-cell office:value-type="float" office:value="-3.26441872615153" calcext:value-type="float">
            <text:p>-3.2644187262</text:p>
          </table:table-cell>
        </table:table-row>
        <table:table-row table:style-name="ro1">
          <table:table-cell office:value-type="float" office:value="148000000" calcext:value-type="float">
            <text:p>148000000</text:p>
          </table:table-cell>
          <table:table-cell office:value-type="float" office:value="-3.2860451208304" calcext:value-type="float">
            <text:p>-3.2860451208</text:p>
          </table:table-cell>
        </table:table-row>
        <table:table-row table:style-name="ro1">
          <table:table-cell office:value-type="float" office:value="148250000" calcext:value-type="float">
            <text:p>148250000</text:p>
          </table:table-cell>
          <table:table-cell office:value-type="float" office:value="-3.54218701021539" calcext:value-type="float">
            <text:p>-3.5421870102</text:p>
          </table:table-cell>
        </table:table-row>
        <table:table-row table:style-name="ro1">
          <table:table-cell office:value-type="float" office:value="148500000" calcext:value-type="float">
            <text:p>148500000</text:p>
          </table:table-cell>
          <table:table-cell office:value-type="float" office:value="-3.43291521811319" calcext:value-type="float">
            <text:p>-3.4329152181</text:p>
          </table:table-cell>
        </table:table-row>
        <table:table-row table:style-name="ro1">
          <table:table-cell office:value-type="float" office:value="148750000" calcext:value-type="float">
            <text:p>148750000</text:p>
          </table:table-cell>
          <table:table-cell office:value-type="float" office:value="-3.29736588082408" calcext:value-type="float">
            <text:p>-3.2973658808</text:p>
          </table:table-cell>
        </table:table-row>
        <table:table-row table:style-name="ro1">
          <table:table-cell office:value-type="float" office:value="149000000" calcext:value-type="float">
            <text:p>149000000</text:p>
          </table:table-cell>
          <table:table-cell office:value-type="float" office:value="-3.72021109569005" calcext:value-type="float">
            <text:p>-3.7202110957</text:p>
          </table:table-cell>
        </table:table-row>
        <table:table-row table:style-name="ro1">
          <table:table-cell office:value-type="float" office:value="149250000" calcext:value-type="float">
            <text:p>149250000</text:p>
          </table:table-cell>
          <table:table-cell office:value-type="float" office:value="-3.44602857736474" calcext:value-type="float">
            <text:p>-3.4460285774</text:p>
          </table:table-cell>
        </table:table-row>
        <table:table-row table:style-name="ro1">
          <table:table-cell office:value-type="float" office:value="149500000" calcext:value-type="float">
            <text:p>149500000</text:p>
          </table:table-cell>
          <table:table-cell office:value-type="float" office:value="-3.44988466346277" calcext:value-type="float">
            <text:p>-3.4498846635</text:p>
          </table:table-cell>
        </table:table-row>
        <table:table-row table:style-name="ro1">
          <table:table-cell office:value-type="float" office:value="149750000" calcext:value-type="float">
            <text:p>149750000</text:p>
          </table:table-cell>
          <table:table-cell office:value-type="float" office:value="-3.85148649980668" calcext:value-type="float">
            <text:p>-3.8514864998</text:p>
          </table:table-cell>
        </table:table-row>
        <table:table-row table:style-name="ro1">
          <table:table-cell office:value-type="float" office:value="150000000" calcext:value-type="float">
            <text:p>150000000</text:p>
          </table:table-cell>
          <table:table-cell office:value-type="float" office:value="-3.43644170762937" calcext:value-type="float">
            <text:p>-3.4364417076</text:p>
          </table:table-cell>
        </table:table-row>
        <table:table-row table:style-name="ro1">
          <table:table-cell office:value-type="float" office:value="150250000" calcext:value-type="float">
            <text:p>150250000</text:p>
          </table:table-cell>
          <table:table-cell office:value-type="float" office:value="-3.52171933889811" calcext:value-type="float">
            <text:p>-3.5217193389</text:p>
          </table:table-cell>
        </table:table-row>
        <table:table-row table:style-name="ro1">
          <table:table-cell office:value-type="float" office:value="150500000" calcext:value-type="float">
            <text:p>150500000</text:p>
          </table:table-cell>
          <table:table-cell office:value-type="float" office:value="-3.61438006126637" calcext:value-type="float">
            <text:p>-3.6143800613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0-07-06T02:50:57.487672170</dc:date>
    <meta:editing-duration>PT9M56S</meta:editing-duration>
    <meta:editing-cycles>1</meta:editing-cycles>
    <meta:document-statistic meta:table-count="5" meta:cell-count="10354" meta:object-count="0"/>
  </office:meta>
</office:document-meta>
</file>